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y1_inpu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SUM([.A1:.A3])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[.A2]&gt;[.A1];&quot;increasing&quot;;&quot;decreasing&quot;)" office:value-type="string" office:string-value="increasing" calcext:value-type="string">
            <text:p>increasing</text:p>
          </table:table-cell>
          <table:table-cell table:formula="of:=SUM([.A2:.A4])" office:value-type="float" office:value="474" calcext:value-type="float">
            <text:p>474</text:p>
          </table:table-cell>
          <table:table-cell table:formula="of:=IF([.C2]&gt;[.C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[.A3]&gt;[.A2];&quot;increasing&quot;;&quot;decreasing&quot;)" office:value-type="string" office:string-value="increasing" calcext:value-type="string">
            <text:p>increasing</text:p>
          </table:table-cell>
          <table:table-cell table:formula="of:=SUM([.A3:.A5])" office:value-type="float" office:value="508" calcext:value-type="float">
            <text:p>508</text:p>
          </table:table-cell>
          <table:table-cell table:formula="of:=IF([.C3]&gt;[.C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[.A4]&gt;[.A3];&quot;increasing&quot;;&quot;decreasing&quot;)" office:value-type="string" office:string-value="increasing" calcext:value-type="string">
            <text:p>increasing</text:p>
          </table:table-cell>
          <table:table-cell table:formula="of:=SUM([.A4:.A6])" office:value-type="float" office:value="515" calcext:value-type="float">
            <text:p>515</text:p>
          </table:table-cell>
          <table:table-cell table:formula="of:=IF([.C4]&gt;[.C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5]&gt;[.A4];&quot;increasing&quot;;&quot;decreasing&quot;)" office:value-type="string" office:string-value="increasing" calcext:value-type="string">
            <text:p>increasing</text:p>
          </table:table-cell>
          <table:table-cell table:formula="of:=SUM([.A5:.A7])" office:value-type="float" office:value="494" calcext:value-type="float">
            <text:p>494</text:p>
          </table:table-cell>
          <table:table-cell table:formula="of:=IF([.C5]&gt;[.C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6]&gt;[.A5];&quot;increasing&quot;;&quot;decreasing&quot;)" office:value-type="string" office:string-value="decreasing" calcext:value-type="string">
            <text:p>decreasing</text:p>
          </table:table-cell>
          <table:table-cell table:formula="of:=SUM([.A6:.A8])" office:value-type="float" office:value="474" calcext:value-type="float">
            <text:p>474</text:p>
          </table:table-cell>
          <table:table-cell table:formula="of:=IF([.C6]&gt;[.C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[.A7]&gt;[.A6];&quot;increasing&quot;;&quot;decreasing&quot;)" office:value-type="string" office:string-value="decreasing" calcext:value-type="string">
            <text:p>decreasing</text:p>
          </table:table-cell>
          <table:table-cell table:formula="of:=SUM([.A7:.A9])" office:value-type="float" office:value="475" calcext:value-type="float">
            <text:p>475</text:p>
          </table:table-cell>
          <table:table-cell table:formula="of:=IF([.C7]&gt;[.C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8]&gt;[.A7];&quot;increasing&quot;;&quot;decreasing&quot;)" office:value-type="string" office:string-value="increasing" calcext:value-type="string">
            <text:p>increasing</text:p>
          </table:table-cell>
          <table:table-cell table:formula="of:=SUM([.A8:.A10])" office:value-type="float" office:value="481" calcext:value-type="float">
            <text:p>481</text:p>
          </table:table-cell>
          <table:table-cell table:formula="of:=IF([.C8]&gt;[.C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[.A9]&gt;[.A8];&quot;increasing&quot;;&quot;decreasing&quot;)" office:value-type="string" office:string-value="increasing" calcext:value-type="string">
            <text:p>increasing</text:p>
          </table:table-cell>
          <table:table-cell table:formula="of:=SUM([.A9:.A11])" office:value-type="float" office:value="482" calcext:value-type="float">
            <text:p>482</text:p>
          </table:table-cell>
          <table:table-cell table:formula="of:=IF([.C9]&gt;[.C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0]&gt;[.A9];&quot;increasing&quot;;&quot;decreasing&quot;)" office:value-type="string" office:string-value="decreasing" calcext:value-type="string">
            <text:p>decreasing</text:p>
          </table:table-cell>
          <table:table-cell table:formula="of:=SUM([.A10:.A12])" office:value-type="float" office:value="490" calcext:value-type="float">
            <text:p>490</text:p>
          </table:table-cell>
          <table:table-cell table:formula="of:=IF([.C10]&gt;[.C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[.A11]&gt;[.A10];&quot;increasing&quot;;&quot;decreasing&quot;)" office:value-type="string" office:string-value="increasing" calcext:value-type="string">
            <text:p>increasing</text:p>
          </table:table-cell>
          <table:table-cell table:formula="of:=SUM([.A11:.A13])" office:value-type="float" office:value="491" calcext:value-type="float">
            <text:p>491</text:p>
          </table:table-cell>
          <table:table-cell table:formula="of:=IF([.C11]&gt;[.C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[.A12]&gt;[.A11];&quot;increasing&quot;;&quot;decreasing&quot;)" office:value-type="string" office:string-value="increasing" calcext:value-type="string">
            <text:p>increasing</text:p>
          </table:table-cell>
          <table:table-cell table:formula="of:=SUM([.A12:.A14])" office:value-type="float" office:value="494" calcext:value-type="float">
            <text:p>494</text:p>
          </table:table-cell>
          <table:table-cell table:formula="of:=IF([.C12]&gt;[.C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[.A13]&gt;[.A12];&quot;increasing&quot;;&quot;decreasing&quot;)" office:value-type="string" office:string-value="decreasing" calcext:value-type="string">
            <text:p>decreasing</text:p>
          </table:table-cell>
          <table:table-cell table:formula="of:=SUM([.A13:.A15])" office:value-type="float" office:value="491" calcext:value-type="float">
            <text:p>491</text:p>
          </table:table-cell>
          <table:table-cell table:formula="of:=IF([.C13]&gt;[.C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[.A14]&gt;[.A13];&quot;increasing&quot;;&quot;decreasing&quot;)" office:value-type="string" office:string-value="increasing" calcext:value-type="string">
            <text:p>increasing</text:p>
          </table:table-cell>
          <table:table-cell table:formula="of:=SUM([.A14:.A16])" office:value-type="float" office:value="526" calcext:value-type="float">
            <text:p>526</text:p>
          </table:table-cell>
          <table:table-cell table:formula="of:=IF([.C14]&gt;[.C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[.A15]&gt;[.A14];&quot;increasing&quot;;&quot;decreasing&quot;)" office:value-type="string" office:string-value="increasing" calcext:value-type="string">
            <text:p>increasing</text:p>
          </table:table-cell>
          <table:table-cell table:formula="of:=SUM([.A15:.A17])" office:value-type="float" office:value="555" calcext:value-type="float">
            <text:p>555</text:p>
          </table:table-cell>
          <table:table-cell table:formula="of:=IF([.C15]&gt;[.C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[.A16]&gt;[.A15];&quot;increasing&quot;;&quot;decreasing&quot;)" office:value-type="string" office:string-value="increasing" calcext:value-type="string">
            <text:p>increasing</text:p>
          </table:table-cell>
          <table:table-cell table:formula="of:=SUM([.A16:.A18])" office:value-type="float" office:value="588" calcext:value-type="float">
            <text:p>588</text:p>
          </table:table-cell>
          <table:table-cell table:formula="of:=IF([.C16]&gt;[.C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[.A17]&gt;[.A16];&quot;increasing&quot;;&quot;decreasing&quot;)" office:value-type="string" office:string-value="decreasing" calcext:value-type="string">
            <text:p>decreasing</text:p>
          </table:table-cell>
          <table:table-cell table:formula="of:=SUM([.A17:.A19])" office:value-type="float" office:value="590" calcext:value-type="float">
            <text:p>590</text:p>
          </table:table-cell>
          <table:table-cell table:formula="of:=IF([.C17]&gt;[.C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[.A18]&gt;[.A17];&quot;increasing&quot;;&quot;decreasing&quot;)" office:value-type="string" office:string-value="increasing" calcext:value-type="string">
            <text:p>increasing</text:p>
          </table:table-cell>
          <table:table-cell table:formula="of:=SUM([.A18:.A20])" office:value-type="float" office:value="605" calcext:value-type="float">
            <text:p>605</text:p>
          </table:table-cell>
          <table:table-cell table:formula="of:=IF([.C18]&gt;[.C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[.A19]&gt;[.A18];&quot;increasing&quot;;&quot;decreasing&quot;)" office:value-type="string" office:string-value="decreasing" calcext:value-type="string">
            <text:p>decreasing</text:p>
          </table:table-cell>
          <table:table-cell table:formula="of:=SUM([.A19:.A21])" office:value-type="float" office:value="615" calcext:value-type="float">
            <text:p>615</text:p>
          </table:table-cell>
          <table:table-cell table:formula="of:=IF([.C19]&gt;[.C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[.A20]&gt;[.A19];&quot;increasing&quot;;&quot;decreasing&quot;)" office:value-type="string" office:string-value="increasing" calcext:value-type="string">
            <text:p>increasing</text:p>
          </table:table-cell>
          <table:table-cell table:formula="of:=SUM([.A20:.A22])" office:value-type="float" office:value="628" calcext:value-type="float">
            <text:p>628</text:p>
          </table:table-cell>
          <table:table-cell table:formula="of:=IF([.C20]&gt;[.C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[.A21]&gt;[.A20];&quot;increasing&quot;;&quot;decreasing&quot;)" office:value-type="string" office:string-value="increasing" calcext:value-type="string">
            <text:p>increasing</text:p>
          </table:table-cell>
          <table:table-cell table:formula="of:=SUM([.A21:.A23])" office:value-type="float" office:value="643" calcext:value-type="float">
            <text:p>643</text:p>
          </table:table-cell>
          <table:table-cell table:formula="of:=IF([.C21]&gt;[.C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[.A22]&gt;[.A21];&quot;increasing&quot;;&quot;decreasing&quot;)" office:value-type="string" office:string-value="increasing" calcext:value-type="string">
            <text:p>increasing</text:p>
          </table:table-cell>
          <table:table-cell table:formula="of:=SUM([.A22:.A24])" office:value-type="float" office:value="660" calcext:value-type="float">
            <text:p>660</text:p>
          </table:table-cell>
          <table:table-cell table:formula="of:=IF([.C22]&gt;[.C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[.A23]&gt;[.A22];&quot;increasing&quot;;&quot;decreasing&quot;)" office:value-type="string" office:string-value="increasing" calcext:value-type="string">
            <text:p>increasing</text:p>
          </table:table-cell>
          <table:table-cell table:formula="of:=SUM([.A23:.A25])" office:value-type="float" office:value="673" calcext:value-type="float">
            <text:p>673</text:p>
          </table:table-cell>
          <table:table-cell table:formula="of:=IF([.C23]&gt;[.C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[.A24]&gt;[.A23];&quot;increasing&quot;;&quot;decreasing&quot;)" office:value-type="string" office:string-value="increasing" calcext:value-type="string">
            <text:p>increasing</text:p>
          </table:table-cell>
          <table:table-cell table:formula="of:=SUM([.A24:.A26])" office:value-type="float" office:value="675" calcext:value-type="float">
            <text:p>675</text:p>
          </table:table-cell>
          <table:table-cell table:formula="of:=IF([.C24]&gt;[.C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[.A25]&gt;[.A24];&quot;increasing&quot;;&quot;decreasing&quot;)" office:value-type="string" office:string-value="decreasing" calcext:value-type="string">
            <text:p>decreasing</text:p>
          </table:table-cell>
          <table:table-cell table:formula="of:=SUM([.A25:.A27])" office:value-type="float" office:value="676" calcext:value-type="float">
            <text:p>676</text:p>
          </table:table-cell>
          <table:table-cell table:formula="of:=IF([.C25]&gt;[.C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[.A26]&gt;[.A25];&quot;increasing&quot;;&quot;decreasing&quot;)" office:value-type="string" office:string-value="increasing" calcext:value-type="string">
            <text:p>increasing</text:p>
          </table:table-cell>
          <table:table-cell table:formula="of:=SUM([.A26:.A28])" office:value-type="float" office:value="682" calcext:value-type="float">
            <text:p>682</text:p>
          </table:table-cell>
          <table:table-cell table:formula="of:=IF([.C26]&gt;[.C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[.A27]&gt;[.A26];&quot;increasing&quot;;&quot;decreasing&quot;)" office:value-type="string" office:string-value="increasing" calcext:value-type="string">
            <text:p>increasing</text:p>
          </table:table-cell>
          <table:table-cell table:formula="of:=SUM([.A27:.A29])" office:value-type="float" office:value="686" calcext:value-type="float">
            <text:p>686</text:p>
          </table:table-cell>
          <table:table-cell table:formula="of:=IF([.C27]&gt;[.C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8]&gt;[.A27];&quot;increasing&quot;;&quot;decreasing&quot;)" office:value-type="string" office:string-value="increasing" calcext:value-type="string">
            <text:p>increasing</text:p>
          </table:table-cell>
          <table:table-cell table:formula="of:=SUM([.A28:.A30])" office:value-type="float" office:value="701" calcext:value-type="float">
            <text:p>701</text:p>
          </table:table-cell>
          <table:table-cell table:formula="of:=IF([.C28]&gt;[.C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[.A29]&gt;[.A28];&quot;increasing&quot;;&quot;decreasing&quot;)" office:value-type="string" office:string-value="decreasing" calcext:value-type="string">
            <text:p>decreasing</text:p>
          </table:table-cell>
          <table:table-cell table:formula="of:=SUM([.A29:.A31])" office:value-type="float" office:value="712" calcext:value-type="float">
            <text:p>712</text:p>
          </table:table-cell>
          <table:table-cell table:formula="of:=IF([.C29]&gt;[.C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[.A30]&gt;[.A29];&quot;increasing&quot;;&quot;decreasing&quot;)" office:value-type="string" office:string-value="increasing" calcext:value-type="string">
            <text:p>increasing</text:p>
          </table:table-cell>
          <table:table-cell table:formula="of:=SUM([.A30:.A32])" office:value-type="float" office:value="729" calcext:value-type="float">
            <text:p>729</text:p>
          </table:table-cell>
          <table:table-cell table:formula="of:=IF([.C30]&gt;[.C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[.A31]&gt;[.A30];&quot;increasing&quot;;&quot;decreasing&quot;)" office:value-type="string" office:string-value="decreasing" calcext:value-type="string">
            <text:p>decreasing</text:p>
          </table:table-cell>
          <table:table-cell table:formula="of:=SUM([.A31:.A33])" office:value-type="float" office:value="730" calcext:value-type="float">
            <text:p>730</text:p>
          </table:table-cell>
          <table:table-cell table:formula="of:=IF([.C31]&gt;[.C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[.A32]&gt;[.A31];&quot;increasing&quot;;&quot;decreasing&quot;)" office:value-type="string" office:string-value="increasing" calcext:value-type="string">
            <text:p>increasing</text:p>
          </table:table-cell>
          <table:table-cell table:formula="of:=SUM([.A32:.A34])" office:value-type="float" office:value="734" calcext:value-type="float">
            <text:p>734</text:p>
          </table:table-cell>
          <table:table-cell table:formula="of:=IF([.C32]&gt;[.C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[.A33]&gt;[.A32];&quot;increasing&quot;;&quot;decreasing&quot;)" office:value-type="string" office:string-value="decreasing" calcext:value-type="string">
            <text:p>decreasing</text:p>
          </table:table-cell>
          <table:table-cell table:formula="of:=SUM([.A33:.A35])" office:value-type="float" office:value="774" calcext:value-type="float">
            <text:p>774</text:p>
          </table:table-cell>
          <table:table-cell table:formula="of:=IF([.C33]&gt;[.C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[.A34]&gt;[.A33];&quot;increasing&quot;;&quot;decreasing&quot;)" office:value-type="string" office:string-value="increasing" calcext:value-type="string">
            <text:p>increasing</text:p>
          </table:table-cell>
          <table:table-cell table:formula="of:=SUM([.A34:.A36])" office:value-type="float" office:value="816" calcext:value-type="float">
            <text:p>816</text:p>
          </table:table-cell>
          <table:table-cell table:formula="of:=IF([.C34]&gt;[.C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A35]&gt;[.A34];&quot;increasing&quot;;&quot;decreasing&quot;)" office:value-type="string" office:string-value="increasing" calcext:value-type="string">
            <text:p>increasing</text:p>
          </table:table-cell>
          <table:table-cell table:formula="of:=SUM([.A35:.A37])" office:value-type="float" office:value="855" calcext:value-type="float">
            <text:p>855</text:p>
          </table:table-cell>
          <table:table-cell table:formula="of:=IF([.C35]&gt;[.C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[.A36]&gt;[.A35];&quot;increasing&quot;;&quot;decreasing&quot;)" office:value-type="string" office:string-value="decreasing" calcext:value-type="string">
            <text:p>decreasing</text:p>
          </table:table-cell>
          <table:table-cell table:formula="of:=SUM([.A36:.A38])" office:value-type="float" office:value="836" calcext:value-type="float">
            <text:p>836</text:p>
          </table:table-cell>
          <table:table-cell table:formula="of:=IF([.C36]&gt;[.C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[.A37]&gt;[.A36];&quot;increasing&quot;;&quot;decreasing&quot;)" office:value-type="string" office:string-value="decreasing" calcext:value-type="string">
            <text:p>decreasing</text:p>
          </table:table-cell>
          <table:table-cell table:formula="of:=SUM([.A37:.A39])" office:value-type="float" office:value="825" calcext:value-type="float">
            <text:p>825</text:p>
          </table:table-cell>
          <table:table-cell table:formula="of:=IF([.C37]&gt;[.C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38]&gt;[.A37];&quot;increasing&quot;;&quot;decreasing&quot;)" office:value-type="string" office:string-value="decreasing" calcext:value-type="string">
            <text:p>decreasing</text:p>
          </table:table-cell>
          <table:table-cell table:formula="of:=SUM([.A38:.A40])" office:value-type="float" office:value="816" calcext:value-type="float">
            <text:p>816</text:p>
          </table:table-cell>
          <table:table-cell table:formula="of:=IF([.C38]&gt;[.C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[.A39]&gt;[.A38];&quot;increasing&quot;;&quot;decreasing&quot;)" office:value-type="string" office:string-value="increasing" calcext:value-type="string">
            <text:p>increasing</text:p>
          </table:table-cell>
          <table:table-cell table:formula="of:=SUM([.A39:.A41])" office:value-type="float" office:value="816" calcext:value-type="float">
            <text:p>816</text:p>
          </table:table-cell>
          <table:table-cell table:formula="of:=IF([.C39]&gt;[.C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[.A40]&gt;[.A39];&quot;increasing&quot;;&quot;decreasing&quot;)" office:value-type="string" office:string-value="increasing" calcext:value-type="string">
            <text:p>increasing</text:p>
          </table:table-cell>
          <table:table-cell table:formula="of:=SUM([.A40:.A42])" office:value-type="float" office:value="837" calcext:value-type="float">
            <text:p>837</text:p>
          </table:table-cell>
          <table:table-cell table:formula="of:=IF([.C40]&gt;[.C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41]&gt;[.A40];&quot;increasing&quot;;&quot;decreasing&quot;)" office:value-type="string" office:string-value="decreasing" calcext:value-type="string">
            <text:p>decreasing</text:p>
          </table:table-cell>
          <table:table-cell table:formula="of:=SUM([.A41:.A43])" office:value-type="float" office:value="858" calcext:value-type="float">
            <text:p>858</text:p>
          </table:table-cell>
          <table:table-cell table:formula="of:=IF([.C41]&gt;[.C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42]&gt;[.A41];&quot;increasing&quot;;&quot;decreasing&quot;)" office:value-type="string" office:string-value="increasing" calcext:value-type="string">
            <text:p>increasing</text:p>
          </table:table-cell>
          <table:table-cell table:formula="of:=SUM([.A42:.A44])" office:value-type="float" office:value="893" calcext:value-type="float">
            <text:p>893</text:p>
          </table:table-cell>
          <table:table-cell table:formula="of:=IF([.C42]&gt;[.C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[.A43]&gt;[.A42];&quot;increasing&quot;;&quot;decreasing&quot;)" office:value-type="string" office:string-value="increasing" calcext:value-type="string">
            <text:p>increasing</text:p>
          </table:table-cell>
          <table:table-cell table:formula="of:=SUM([.A43:.A45])" office:value-type="float" office:value="902" calcext:value-type="float">
            <text:p>902</text:p>
          </table:table-cell>
          <table:table-cell table:formula="of:=IF([.C43]&gt;[.C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[.A44]&gt;[.A43];&quot;increasing&quot;;&quot;decreasing&quot;)" office:value-type="string" office:string-value="increasing" calcext:value-type="string">
            <text:p>increasing</text:p>
          </table:table-cell>
          <table:table-cell table:formula="of:=SUM([.A44:.A46])" office:value-type="float" office:value="911" calcext:value-type="float">
            <text:p>911</text:p>
          </table:table-cell>
          <table:table-cell table:formula="of:=IF([.C44]&gt;[.C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[.A45]&gt;[.A44];&quot;increasing&quot;;&quot;decreasing&quot;)" office:value-type="string" office:string-value="increasing" calcext:value-type="string">
            <text:p>increasing</text:p>
          </table:table-cell>
          <table:table-cell table:formula="of:=SUM([.A45:.A47])" office:value-type="float" office:value="890" calcext:value-type="float">
            <text:p>890</text:p>
          </table:table-cell>
          <table:table-cell table:formula="of:=IF([.C45]&gt;[.C4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[.A46]&gt;[.A45];&quot;increasing&quot;;&quot;decreasing&quot;)" office:value-type="string" office:string-value="increasing" calcext:value-type="string">
            <text:p>increasing</text:p>
          </table:table-cell>
          <table:table-cell table:formula="of:=SUM([.A46:.A48])" office:value-type="float" office:value="873" calcext:value-type="float">
            <text:p>873</text:p>
          </table:table-cell>
          <table:table-cell table:formula="of:=IF([.C46]&gt;[.C4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[.A47]&gt;[.A46];&quot;increasing&quot;;&quot;decreasing&quot;)" office:value-type="string" office:string-value="decreasing" calcext:value-type="string">
            <text:p>decreasing</text:p>
          </table:table-cell>
          <table:table-cell table:formula="of:=SUM([.A47:.A49])" office:value-type="float" office:value="861" calcext:value-type="float">
            <text:p>861</text:p>
          </table:table-cell>
          <table:table-cell table:formula="of:=IF([.C47]&gt;[.C4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48]&gt;[.A47];&quot;increasing&quot;;&quot;decreasing&quot;)" office:value-type="string" office:string-value="increasing" calcext:value-type="string">
            <text:p>increasing</text:p>
          </table:table-cell>
          <table:table-cell table:formula="of:=SUM([.A48:.A50])" office:value-type="float" office:value="875" calcext:value-type="float">
            <text:p>875</text:p>
          </table:table-cell>
          <table:table-cell table:formula="of:=IF([.C48]&gt;[.C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[.A49]&gt;[.A48];&quot;increasing&quot;;&quot;decreasing&quot;)" office:value-type="string" office:string-value="increasing" calcext:value-type="string">
            <text:p>increasing</text:p>
          </table:table-cell>
          <table:table-cell table:formula="of:=SUM([.A49:.A51])" office:value-type="float" office:value="878" calcext:value-type="float">
            <text:p>878</text:p>
          </table:table-cell>
          <table:table-cell table:formula="of:=IF([.C49]&gt;[.C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50]&gt;[.A49];&quot;increasing&quot;;&quot;decreasing&quot;)" office:value-type="string" office:string-value="increasing" calcext:value-type="string">
            <text:p>increasing</text:p>
          </table:table-cell>
          <table:table-cell table:formula="of:=SUM([.A50:.A52])" office:value-type="float" office:value="870" calcext:value-type="float">
            <text:p>870</text:p>
          </table:table-cell>
          <table:table-cell table:formula="of:=IF([.C50]&gt;[.C4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51]&gt;[.A50];&quot;increasing&quot;;&quot;decreasing&quot;)" office:value-type="string" office:string-value="decreasing" calcext:value-type="string">
            <text:p>decreasing</text:p>
          </table:table-cell>
          <table:table-cell table:formula="of:=SUM([.A51:.A53])" office:value-type="float" office:value="861" calcext:value-type="float">
            <text:p>861</text:p>
          </table:table-cell>
          <table:table-cell table:formula="of:=IF([.C51]&gt;[.C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[.A52]&gt;[.A51];&quot;increasing&quot;;&quot;decreasing&quot;)" office:value-type="string" office:string-value="decreasing" calcext:value-type="string">
            <text:p>decreasing</text:p>
          </table:table-cell>
          <table:table-cell table:formula="of:=SUM([.A52:.A54])" office:value-type="float" office:value="856" calcext:value-type="float">
            <text:p>856</text:p>
          </table:table-cell>
          <table:table-cell table:formula="of:=IF([.C52]&gt;[.C5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A53]&gt;[.A52];&quot;increasing&quot;;&quot;decreasing&quot;)" office:value-type="string" office:string-value="increasing" calcext:value-type="string">
            <text:p>increasing</text:p>
          </table:table-cell>
          <table:table-cell table:formula="of:=SUM([.A53:.A55])" office:value-type="float" office:value="858" calcext:value-type="float">
            <text:p>858</text:p>
          </table:table-cell>
          <table:table-cell table:formula="of:=IF([.C53]&gt;[.C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[.A54]&gt;[.A53];&quot;increasing&quot;;&quot;decreasing&quot;)" office:value-type="string" office:string-value="decreasing" calcext:value-type="string">
            <text:p>decreasing</text:p>
          </table:table-cell>
          <table:table-cell table:formula="of:=SUM([.A54:.A56])" office:value-type="float" office:value="861" calcext:value-type="float">
            <text:p>861</text:p>
          </table:table-cell>
          <table:table-cell table:formula="of:=IF([.C54]&gt;[.C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55]&gt;[.A54];&quot;increasing&quot;;&quot;decreasing&quot;)" office:value-type="string" office:string-value="increasing" calcext:value-type="string">
            <text:p>increasing</text:p>
          </table:table-cell>
          <table:table-cell table:formula="of:=SUM([.A55:.A57])" office:value-type="float" office:value="859" calcext:value-type="float">
            <text:p>859</text:p>
          </table:table-cell>
          <table:table-cell table:formula="of:=IF([.C55]&gt;[.C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[.A56]&gt;[.A55];&quot;increasing&quot;;&quot;decreasing&quot;)" office:value-type="string" office:string-value="increasing" calcext:value-type="string">
            <text:p>increasing</text:p>
          </table:table-cell>
          <table:table-cell table:formula="of:=SUM([.A56:.A58])" office:value-type="float" office:value="861" calcext:value-type="float">
            <text:p>861</text:p>
          </table:table-cell>
          <table:table-cell table:formula="of:=IF([.C56]&gt;[.C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[.A57]&gt;[.A56];&quot;increasing&quot;;&quot;decreasing&quot;)" office:value-type="string" office:string-value="decreasing" calcext:value-type="string">
            <text:p>decreasing</text:p>
          </table:table-cell>
          <table:table-cell table:formula="of:=SUM([.A57:.A59])" office:value-type="float" office:value="867" calcext:value-type="float">
            <text:p>867</text:p>
          </table:table-cell>
          <table:table-cell table:formula="of:=IF([.C57]&gt;[.C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[.A58]&gt;[.A57];&quot;increasing&quot;;&quot;decreasing&quot;)" office:value-type="string" office:string-value="increasing" calcext:value-type="string">
            <text:p>increasing</text:p>
          </table:table-cell>
          <table:table-cell table:formula="of:=SUM([.A58:.A60])" office:value-type="float" office:value="889" calcext:value-type="float">
            <text:p>889</text:p>
          </table:table-cell>
          <table:table-cell table:formula="of:=IF([.C58]&gt;[.C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59]&gt;[.A58];&quot;increasing&quot;;&quot;decreasing&quot;)" office:value-type="string" office:string-value="increasing" calcext:value-type="string">
            <text:p>increasing</text:p>
          </table:table-cell>
          <table:table-cell table:formula="of:=SUM([.A59:.A61])" office:value-type="float" office:value="904" calcext:value-type="float">
            <text:p>904</text:p>
          </table:table-cell>
          <table:table-cell table:formula="of:=IF([.C59]&gt;[.C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[.A60]&gt;[.A59];&quot;increasing&quot;;&quot;decreasing&quot;)" office:value-type="string" office:string-value="increasing" calcext:value-type="string">
            <text:p>increasing</text:p>
          </table:table-cell>
          <table:table-cell table:formula="of:=SUM([.A60:.A62])" office:value-type="float" office:value="924" calcext:value-type="float">
            <text:p>924</text:p>
          </table:table-cell>
          <table:table-cell table:formula="of:=IF([.C60]&gt;[.C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[.A61]&gt;[.A60];&quot;increasing&quot;;&quot;decreasing&quot;)" office:value-type="string" office:string-value="decreasing" calcext:value-type="string">
            <text:p>decreasing</text:p>
          </table:table-cell>
          <table:table-cell table:formula="of:=SUM([.A61:.A63])" office:value-type="float" office:value="936" calcext:value-type="float">
            <text:p>936</text:p>
          </table:table-cell>
          <table:table-cell table:formula="of:=IF([.C61]&gt;[.C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A62]&gt;[.A61];&quot;increasing&quot;;&quot;decreasing&quot;)" office:value-type="string" office:string-value="increasing" calcext:value-type="string">
            <text:p>increasing</text:p>
          </table:table-cell>
          <table:table-cell table:formula="of:=SUM([.A62:.A64])" office:value-type="float" office:value="966" calcext:value-type="float">
            <text:p>966</text:p>
          </table:table-cell>
          <table:table-cell table:formula="of:=IF([.C62]&gt;[.C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63]&gt;[.A62];&quot;increasing&quot;;&quot;decreasing&quot;)" office:value-type="string" office:string-value="increasing" calcext:value-type="string">
            <text:p>increasing</text:p>
          </table:table-cell>
          <table:table-cell table:formula="of:=SUM([.A63:.A65])" office:value-type="float" office:value="989" calcext:value-type="float">
            <text:p>989</text:p>
          </table:table-cell>
          <table:table-cell table:formula="of:=IF([.C63]&gt;[.C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[.A64]&gt;[.A63];&quot;increasing&quot;;&quot;decreasing&quot;)" office:value-type="string" office:string-value="increasing" calcext:value-type="string">
            <text:p>increasing</text:p>
          </table:table-cell>
          <table:table-cell table:formula="of:=SUM([.A64:.A66])" office:value-type="float" office:value="1014" calcext:value-type="float">
            <text:p>1014</text:p>
          </table:table-cell>
          <table:table-cell table:formula="of:=IF([.C64]&gt;[.C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65]&gt;[.A64];&quot;increasing&quot;;&quot;decreasing&quot;)" office:value-type="string" office:string-value="increasing" calcext:value-type="string">
            <text:p>increasing</text:p>
          </table:table-cell>
          <table:table-cell table:formula="of:=SUM([.A65:.A67])" office:value-type="float" office:value="1017" calcext:value-type="float">
            <text:p>1017</text:p>
          </table:table-cell>
          <table:table-cell table:formula="of:=IF([.C65]&gt;[.C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66]&gt;[.A65];&quot;increasing&quot;;&quot;decreasing&quot;)" office:value-type="string" office:string-value="increasing" calcext:value-type="string">
            <text:p>increasing</text:p>
          </table:table-cell>
          <table:table-cell table:formula="of:=SUM([.A66:.A68])" office:value-type="float" office:value="1017" calcext:value-type="float">
            <text:p>1017</text:p>
          </table:table-cell>
          <table:table-cell table:formula="of:=IF([.C66]&gt;[.C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[.A67]&gt;[.A66];&quot;increasing&quot;;&quot;decreasing&quot;)" office:value-type="string" office:string-value="decreasing" calcext:value-type="string">
            <text:p>decreasing</text:p>
          </table:table-cell>
          <table:table-cell table:formula="of:=SUM([.A67:.A69])" office:value-type="float" office:value="1016" calcext:value-type="float">
            <text:p>1016</text:p>
          </table:table-cell>
          <table:table-cell table:formula="of:=IF([.C67]&gt;[.C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68]&gt;[.A67];&quot;increasing&quot;;&quot;decreasing&quot;)" office:value-type="string" office:string-value="increasing" calcext:value-type="string">
            <text:p>increasing</text:p>
          </table:table-cell>
          <table:table-cell table:formula="of:=SUM([.A68:.A70])" office:value-type="float" office:value="1019" calcext:value-type="float">
            <text:p>1019</text:p>
          </table:table-cell>
          <table:table-cell table:formula="of:=IF([.C68]&gt;[.C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[.A69]&gt;[.A68];&quot;increasing&quot;;&quot;decreasing&quot;)" office:value-type="string" office:string-value="increasing" calcext:value-type="string">
            <text:p>increasing</text:p>
          </table:table-cell>
          <table:table-cell table:formula="of:=SUM([.A69:.A71])" office:value-type="float" office:value="1033" calcext:value-type="float">
            <text:p>1033</text:p>
          </table:table-cell>
          <table:table-cell table:formula="of:=IF([.C69]&gt;[.C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70]&gt;[.A69];&quot;increasing&quot;;&quot;decreasing&quot;)" office:value-type="string" office:string-value="decreasing" calcext:value-type="string">
            <text:p>decreasing</text:p>
          </table:table-cell>
          <table:table-cell table:formula="of:=SUM([.A70:.A72])" office:value-type="float" office:value="1052" calcext:value-type="float">
            <text:p>1052</text:p>
          </table:table-cell>
          <table:table-cell table:formula="of:=IF([.C70]&gt;[.C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[.A71]&gt;[.A70];&quot;increasing&quot;;&quot;decreasing&quot;)" office:value-type="string" office:string-value="increasing" calcext:value-type="string">
            <text:p>increasing</text:p>
          </table:table-cell>
          <table:table-cell table:formula="of:=SUM([.A71:.A73])" office:value-type="float" office:value="1053" calcext:value-type="float">
            <text:p>1053</text:p>
          </table:table-cell>
          <table:table-cell table:formula="of:=IF([.C71]&gt;[.C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72]&gt;[.A71];&quot;increasing&quot;;&quot;decreasing&quot;)" office:value-type="string" office:string-value="increasing" calcext:value-type="string">
            <text:p>increasing</text:p>
          </table:table-cell>
          <table:table-cell table:formula="of:=SUM([.A72:.A74])" office:value-type="float" office:value="1047" calcext:value-type="float">
            <text:p>1047</text:p>
          </table:table-cell>
          <table:table-cell table:formula="of:=IF([.C72]&gt;[.C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[.A73]&gt;[.A72];&quot;increasing&quot;;&quot;decreasing&quot;)" office:value-type="string" office:string-value="decreasing" calcext:value-type="string">
            <text:p>decreasing</text:p>
          </table:table-cell>
          <table:table-cell table:formula="of:=SUM([.A73:.A75])" office:value-type="float" office:value="1036" calcext:value-type="float">
            <text:p>1036</text:p>
          </table:table-cell>
          <table:table-cell table:formula="of:=IF([.C73]&gt;[.C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74]&gt;[.A73];&quot;increasing&quot;;&quot;decreasing&quot;)" office:value-type="string" office:string-value="increasing" calcext:value-type="string">
            <text:p>increasing</text:p>
          </table:table-cell>
          <table:table-cell table:formula="of:=SUM([.A74:.A76])" office:value-type="float" office:value="1045" calcext:value-type="float">
            <text:p>1045</text:p>
          </table:table-cell>
          <table:table-cell table:formula="of:=IF([.C74]&gt;[.C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[.A75]&gt;[.A74];&quot;increasing&quot;;&quot;decreasing&quot;)" office:value-type="string" office:string-value="increasing" calcext:value-type="string">
            <text:p>increasing</text:p>
          </table:table-cell>
          <table:table-cell table:formula="of:=SUM([.A75:.A77])" office:value-type="float" office:value="1051" calcext:value-type="float">
            <text:p>1051</text:p>
          </table:table-cell>
          <table:table-cell table:formula="of:=IF([.C75]&gt;[.C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76]&gt;[.A75];&quot;increasing&quot;;&quot;decreasing&quot;)" office:value-type="string" office:string-value="increasing" calcext:value-type="string">
            <text:p>increasing</text:p>
          </table:table-cell>
          <table:table-cell table:formula="of:=SUM([.A76:.A78])" office:value-type="float" office:value="1053" calcext:value-type="float">
            <text:p>1053</text:p>
          </table:table-cell>
          <table:table-cell table:formula="of:=IF([.C76]&gt;[.C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[.A77]&gt;[.A76];&quot;increasing&quot;;&quot;decreasing&quot;)" office:value-type="string" office:string-value="increasing" calcext:value-type="string">
            <text:p>increasing</text:p>
          </table:table-cell>
          <table:table-cell table:formula="of:=SUM([.A77:.A79])" office:value-type="float" office:value="1059" calcext:value-type="float">
            <text:p>1059</text:p>
          </table:table-cell>
          <table:table-cell table:formula="of:=IF([.C77]&gt;[.C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[.A78]&gt;[.A77];&quot;increasing&quot;;&quot;decreasing&quot;)" office:value-type="string" office:string-value="decreasing" calcext:value-type="string">
            <text:p>decreasing</text:p>
          </table:table-cell>
          <table:table-cell table:formula="of:=SUM([.A78:.A80])" office:value-type="float" office:value="1064" calcext:value-type="float">
            <text:p>1064</text:p>
          </table:table-cell>
          <table:table-cell table:formula="of:=IF([.C78]&gt;[.C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79]&gt;[.A78];&quot;increasing&quot;;&quot;decreasing&quot;)" office:value-type="string" office:string-value="increasing" calcext:value-type="string">
            <text:p>increasing</text:p>
          </table:table-cell>
          <table:table-cell table:formula="of:=SUM([.A79:.A81])" office:value-type="float" office:value="1098" calcext:value-type="float">
            <text:p>1098</text:p>
          </table:table-cell>
          <table:table-cell table:formula="of:=IF([.C79]&gt;[.C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[.A80]&gt;[.A79];&quot;increasing&quot;;&quot;decreasing&quot;)" office:value-type="string" office:string-value="increasing" calcext:value-type="string">
            <text:p>increasing</text:p>
          </table:table-cell>
          <table:table-cell table:formula="of:=SUM([.A80:.A82])" office:value-type="float" office:value="1121" calcext:value-type="float">
            <text:p>1121</text:p>
          </table:table-cell>
          <table:table-cell table:formula="of:=IF([.C80]&gt;[.C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81]&gt;[.A80];&quot;increasing&quot;;&quot;decreasing&quot;)" office:value-type="string" office:string-value="increasing" calcext:value-type="string">
            <text:p>increasing</text:p>
          </table:table-cell>
          <table:table-cell table:formula="of:=SUM([.A81:.A83])" office:value-type="float" office:value="1126" calcext:value-type="float">
            <text:p>1126</text:p>
          </table:table-cell>
          <table:table-cell table:formula="of:=IF([.C81]&gt;[.C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[.A82]&gt;[.A81];&quot;increasing&quot;;&quot;decreasing&quot;)" office:value-type="string" office:string-value="decreasing" calcext:value-type="string">
            <text:p>decreasing</text:p>
          </table:table-cell>
          <table:table-cell table:formula="of:=SUM([.A82:.A84])" office:value-type="float" office:value="1088" calcext:value-type="float">
            <text:p>1088</text:p>
          </table:table-cell>
          <table:table-cell table:formula="of:=IF([.C82]&gt;[.C8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[.A83]&gt;[.A82];&quot;increasing&quot;;&quot;decreasing&quot;)" office:value-type="string" office:string-value="decreasing" calcext:value-type="string">
            <text:p>decreasing</text:p>
          </table:table-cell>
          <table:table-cell table:formula="of:=SUM([.A83:.A85])" office:value-type="float" office:value="1058" calcext:value-type="float">
            <text:p>1058</text:p>
          </table:table-cell>
          <table:table-cell table:formula="of:=IF([.C83]&gt;[.C8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[.A84]&gt;[.A83];&quot;increasing&quot;;&quot;decreasing&quot;)" office:value-type="string" office:string-value="decreasing" calcext:value-type="string">
            <text:p>decreasing</text:p>
          </table:table-cell>
          <table:table-cell table:formula="of:=SUM([.A84:.A86])" office:value-type="float" office:value="1048" calcext:value-type="float">
            <text:p>1048</text:p>
          </table:table-cell>
          <table:table-cell table:formula="of:=IF([.C84]&gt;[.C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[.A85]&gt;[.A84];&quot;increasing&quot;;&quot;decreasing&quot;)" office:value-type="string" office:string-value="increasing" calcext:value-type="string">
            <text:p>increasing</text:p>
          </table:table-cell>
          <table:table-cell table:formula="of:=SUM([.A85:.A87])" office:value-type="float" office:value="1069" calcext:value-type="float">
            <text:p>1069</text:p>
          </table:table-cell>
          <table:table-cell table:formula="of:=IF([.C85]&gt;[.C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[.A86]&gt;[.A85];&quot;increasing&quot;;&quot;decreasing&quot;)" office:value-type="string" office:string-value="increasing" calcext:value-type="string">
            <text:p>increasing</text:p>
          </table:table-cell>
          <table:table-cell table:formula="of:=SUM([.A86:.A88])" office:value-type="float" office:value="1092" calcext:value-type="float">
            <text:p>1092</text:p>
          </table:table-cell>
          <table:table-cell table:formula="of:=IF([.C86]&gt;[.C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87]&gt;[.A86];&quot;increasing&quot;;&quot;decreasing&quot;)" office:value-type="string" office:string-value="increasing" calcext:value-type="string">
            <text:p>increasing</text:p>
          </table:table-cell>
          <table:table-cell table:formula="of:=SUM([.A87:.A89])" office:value-type="float" office:value="1096" calcext:value-type="float">
            <text:p>1096</text:p>
          </table:table-cell>
          <table:table-cell table:formula="of:=IF([.C87]&gt;[.C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88]&gt;[.A87];&quot;increasing&quot;;&quot;decreasing&quot;)" office:value-type="string" office:string-value="increasing" calcext:value-type="string">
            <text:p>increasing</text:p>
          </table:table-cell>
          <table:table-cell table:formula="of:=SUM([.A88:.A90])" office:value-type="float" office:value="1082" calcext:value-type="float">
            <text:p>1082</text:p>
          </table:table-cell>
          <table:table-cell table:formula="of:=IF([.C88]&gt;[.C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89]&gt;[.A88];&quot;increasing&quot;;&quot;decreasing&quot;)" office:value-type="string" office:string-value="decreasing" calcext:value-type="string">
            <text:p>decreasing</text:p>
          </table:table-cell>
          <table:table-cell table:formula="of:=SUM([.A89:.A91])" office:value-type="float" office:value="1063" calcext:value-type="float">
            <text:p>1063</text:p>
          </table:table-cell>
          <table:table-cell table:formula="of:=IF([.C89]&gt;[.C8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90]&gt;[.A89];&quot;increasing&quot;;&quot;decreasing&quot;)" office:value-type="string" office:string-value="decreasing" calcext:value-type="string">
            <text:p>decreasing</text:p>
          </table:table-cell>
          <table:table-cell table:formula="of:=SUM([.A90:.A92])" office:value-type="float" office:value="1072" calcext:value-type="float">
            <text:p>1072</text:p>
          </table:table-cell>
          <table:table-cell table:formula="of:=IF([.C90]&gt;[.C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91]&gt;[.A90];&quot;increasing&quot;;&quot;decreasing&quot;)" office:value-type="string" office:string-value="decreasing" calcext:value-type="string">
            <text:p>decreasing</text:p>
          </table:table-cell>
          <table:table-cell table:formula="of:=SUM([.A91:.A93])" office:value-type="float" office:value="1080" calcext:value-type="float">
            <text:p>1080</text:p>
          </table:table-cell>
          <table:table-cell table:formula="of:=IF([.C91]&gt;[.C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92]&gt;[.A91];&quot;increasing&quot;;&quot;decreasing&quot;)" office:value-type="string" office:string-value="increasing" calcext:value-type="string">
            <text:p>increasing</text:p>
          </table:table-cell>
          <table:table-cell table:formula="of:=SUM([.A92:.A94])" office:value-type="float" office:value="1099" calcext:value-type="float">
            <text:p>1099</text:p>
          </table:table-cell>
          <table:table-cell table:formula="of:=IF([.C92]&gt;[.C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[.A93]&gt;[.A92];&quot;increasing&quot;;&quot;decreasing&quot;)" office:value-type="string" office:string-value="decreasing" calcext:value-type="string">
            <text:p>decreasing</text:p>
          </table:table-cell>
          <table:table-cell table:formula="of:=SUM([.A93:.A95])" office:value-type="float" office:value="1107" calcext:value-type="float">
            <text:p>1107</text:p>
          </table:table-cell>
          <table:table-cell table:formula="of:=IF([.C93]&gt;[.C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94]&gt;[.A93];&quot;increasing&quot;;&quot;decreasing&quot;)" office:value-type="string" office:string-value="increasing" calcext:value-type="string">
            <text:p>increasing</text:p>
          </table:table-cell>
          <table:table-cell table:formula="of:=SUM([.A94:.A96])" office:value-type="float" office:value="1121" calcext:value-type="float">
            <text:p>1121</text:p>
          </table:table-cell>
          <table:table-cell table:formula="of:=IF([.C94]&gt;[.C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95]&gt;[.A94];&quot;increasing&quot;;&quot;decreasing&quot;)" office:value-type="string" office:string-value="increasing" calcext:value-type="string">
            <text:p>increasing</text:p>
          </table:table-cell>
          <table:table-cell table:formula="of:=SUM([.A95:.A97])" office:value-type="float" office:value="1126" calcext:value-type="float">
            <text:p>1126</text:p>
          </table:table-cell>
          <table:table-cell table:formula="of:=IF([.C95]&gt;[.C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96]&gt;[.A95];&quot;increasing&quot;;&quot;decreasing&quot;)" office:value-type="string" office:string-value="increasing" calcext:value-type="string">
            <text:p>increasing</text:p>
          </table:table-cell>
          <table:table-cell table:formula="of:=SUM([.A96:.A98])" office:value-type="float" office:value="1134" calcext:value-type="float">
            <text:p>1134</text:p>
          </table:table-cell>
          <table:table-cell table:formula="of:=IF([.C96]&gt;[.C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[.A97]&gt;[.A96];&quot;increasing&quot;;&quot;decreasing&quot;)" office:value-type="string" office:string-value="increasing" calcext:value-type="string">
            <text:p>increasing</text:p>
          </table:table-cell>
          <table:table-cell table:formula="of:=SUM([.A97:.A99])" office:value-type="float" office:value="1133" calcext:value-type="float">
            <text:p>1133</text:p>
          </table:table-cell>
          <table:table-cell table:formula="of:=IF([.C97]&gt;[.C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98]&gt;[.A97];&quot;increasing&quot;;&quot;decreasing&quot;)" office:value-type="string" office:string-value="increasing" calcext:value-type="string">
            <text:p>increasing</text:p>
          </table:table-cell>
          <table:table-cell table:formula="of:=SUM([.A98:.A100])" office:value-type="float" office:value="1124" calcext:value-type="float">
            <text:p>1124</text:p>
          </table:table-cell>
          <table:table-cell table:formula="of:=IF([.C98]&gt;[.C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99]&gt;[.A98];&quot;increasing&quot;;&quot;decreasing&quot;)" office:value-type="string" office:string-value="decreasing" calcext:value-type="string">
            <text:p>decreasing</text:p>
          </table:table-cell>
          <table:table-cell table:formula="of:=SUM([.A99:.A101])" office:value-type="float" office:value="1118" calcext:value-type="float">
            <text:p>1118</text:p>
          </table:table-cell>
          <table:table-cell table:formula="of:=IF([.C99]&gt;[.C9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100]&gt;[.A99];&quot;increasing&quot;;&quot;decreasing&quot;)" office:value-type="string" office:string-value="decreasing" calcext:value-type="string">
            <text:p>decreasing</text:p>
          </table:table-cell>
          <table:table-cell table:formula="of:=SUM([.A100:.A102])" office:value-type="float" office:value="1116" calcext:value-type="float">
            <text:p>1116</text:p>
          </table:table-cell>
          <table:table-cell table:formula="of:=IF([.C100]&gt;[.C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101]&gt;[.A100];&quot;increasing&quot;;&quot;decreasing&quot;)" office:value-type="string" office:string-value="increasing" calcext:value-type="string">
            <text:p>increasing</text:p>
          </table:table-cell>
          <table:table-cell table:formula="of:=SUM([.A101:.A103])" office:value-type="float" office:value="1117" calcext:value-type="float">
            <text:p>1117</text:p>
          </table:table-cell>
          <table:table-cell table:formula="of:=IF([.C101]&gt;[.C1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102]&gt;[.A101];&quot;increasing&quot;;&quot;decreasing&quot;)" office:value-type="string" office:string-value="decreasing" calcext:value-type="string">
            <text:p>decreasing</text:p>
          </table:table-cell>
          <table:table-cell table:formula="of:=SUM([.A102:.A104])" office:value-type="float" office:value="1112" calcext:value-type="float">
            <text:p>1112</text:p>
          </table:table-cell>
          <table:table-cell table:formula="of:=IF([.C102]&gt;[.C10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103]&gt;[.A102];&quot;increasing&quot;;&quot;decreasing&quot;)" office:value-type="string" office:string-value="decreasing" calcext:value-type="string">
            <text:p>decreasing</text:p>
          </table:table-cell>
          <table:table-cell table:formula="of:=SUM([.A103:.A105])" office:value-type="float" office:value="1115" calcext:value-type="float">
            <text:p>1115</text:p>
          </table:table-cell>
          <table:table-cell table:formula="of:=IF([.C103]&gt;[.C1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104]&gt;[.A103];&quot;increasing&quot;;&quot;decreasing&quot;)" office:value-type="string" office:string-value="increasing" calcext:value-type="string">
            <text:p>increasing</text:p>
          </table:table-cell>
          <table:table-cell table:formula="of:=SUM([.A104:.A106])" office:value-type="float" office:value="1123" calcext:value-type="float">
            <text:p>1123</text:p>
          </table:table-cell>
          <table:table-cell table:formula="of:=IF([.C104]&gt;[.C1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105]&gt;[.A104];&quot;increasing&quot;;&quot;decreasing&quot;)" office:value-type="string" office:string-value="increasing" calcext:value-type="string">
            <text:p>increasing</text:p>
          </table:table-cell>
          <table:table-cell table:formula="of:=SUM([.A105:.A107])" office:value-type="float" office:value="1129" calcext:value-type="float">
            <text:p>1129</text:p>
          </table:table-cell>
          <table:table-cell table:formula="of:=IF([.C105]&gt;[.C1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[.A106]&gt;[.A105];&quot;increasing&quot;;&quot;decreasing&quot;)" office:value-type="string" office:string-value="increasing" calcext:value-type="string">
            <text:p>increasing</text:p>
          </table:table-cell>
          <table:table-cell table:formula="of:=SUM([.A106:.A108])" office:value-type="float" office:value="1134" calcext:value-type="float">
            <text:p>1134</text:p>
          </table:table-cell>
          <table:table-cell table:formula="of:=IF([.C106]&gt;[.C1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107]&gt;[.A106];&quot;increasing&quot;;&quot;decreasing&quot;)" office:value-type="string" office:string-value="decreasing" calcext:value-type="string">
            <text:p>decreasing</text:p>
          </table:table-cell>
          <table:table-cell table:formula="of:=SUM([.A107:.A109])" office:value-type="float" office:value="1146" calcext:value-type="float">
            <text:p>1146</text:p>
          </table:table-cell>
          <table:table-cell table:formula="of:=IF([.C107]&gt;[.C1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108]&gt;[.A107];&quot;increasing&quot;;&quot;decreasing&quot;)" office:value-type="string" office:string-value="increasing" calcext:value-type="string">
            <text:p>increasing</text:p>
          </table:table-cell>
          <table:table-cell table:formula="of:=SUM([.A108:.A110])" office:value-type="float" office:value="1158" calcext:value-type="float">
            <text:p>1158</text:p>
          </table:table-cell>
          <table:table-cell table:formula="of:=IF([.C108]&gt;[.C1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[.A109]&gt;[.A108];&quot;increasing&quot;;&quot;decreasing&quot;)" office:value-type="string" office:string-value="increasing" calcext:value-type="string">
            <text:p>increasing</text:p>
          </table:table-cell>
          <table:table-cell table:formula="of:=SUM([.A109:.A111])" office:value-type="float" office:value="1171" calcext:value-type="float">
            <text:p>1171</text:p>
          </table:table-cell>
          <table:table-cell table:formula="of:=IF([.C109]&gt;[.C1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[.A110]&gt;[.A109];&quot;increasing&quot;;&quot;decreasing&quot;)" office:value-type="string" office:string-value="decreasing" calcext:value-type="string">
            <text:p>decreasing</text:p>
          </table:table-cell>
          <table:table-cell table:formula="of:=SUM([.A110:.A112])" office:value-type="float" office:value="1169" calcext:value-type="float">
            <text:p>1169</text:p>
          </table:table-cell>
          <table:table-cell table:formula="of:=IF([.C110]&gt;[.C10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111]&gt;[.A110];&quot;increasing&quot;;&quot;decreasing&quot;)" office:value-type="string" office:string-value="increasing" calcext:value-type="string">
            <text:p>increasing</text:p>
          </table:table-cell>
          <table:table-cell table:formula="of:=SUM([.A111:.A113])" office:value-type="float" office:value="1176" calcext:value-type="float">
            <text:p>1176</text:p>
          </table:table-cell>
          <table:table-cell table:formula="of:=IF([.C111]&gt;[.C1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112]&gt;[.A111];&quot;increasing&quot;;&quot;decreasing&quot;)" office:value-type="string" office:string-value="decreasing" calcext:value-type="string">
            <text:p>decreasing</text:p>
          </table:table-cell>
          <table:table-cell table:formula="of:=SUM([.A112:.A114])" office:value-type="float" office:value="1166" calcext:value-type="float">
            <text:p>1166</text:p>
          </table:table-cell>
          <table:table-cell table:formula="of:=IF([.C112]&gt;[.C1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[.A113]&gt;[.A112];&quot;increasing&quot;;&quot;decreasing&quot;)" office:value-type="string" office:string-value="increasing" calcext:value-type="string">
            <text:p>increasing</text:p>
          </table:table-cell>
          <table:table-cell table:formula="of:=SUM([.A113:.A115])" office:value-type="float" office:value="1160" calcext:value-type="float">
            <text:p>1160</text:p>
          </table:table-cell>
          <table:table-cell table:formula="of:=IF([.C113]&gt;[.C1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114]&gt;[.A113];&quot;increasing&quot;;&quot;decreasing&quot;)" office:value-type="string" office:string-value="decreasing" calcext:value-type="string">
            <text:p>decreasing</text:p>
          </table:table-cell>
          <table:table-cell table:formula="of:=SUM([.A114:.A116])" office:value-type="float" office:value="1152" calcext:value-type="float">
            <text:p>1152</text:p>
          </table:table-cell>
          <table:table-cell table:formula="of:=IF([.C114]&gt;[.C1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115]&gt;[.A114];&quot;increasing&quot;;&quot;decreasing&quot;)" office:value-type="string" office:string-value="decreasing" calcext:value-type="string">
            <text:p>decreasing</text:p>
          </table:table-cell>
          <table:table-cell table:formula="of:=SUM([.A115:.A117])" office:value-type="float" office:value="1158" calcext:value-type="float">
            <text:p>1158</text:p>
          </table:table-cell>
          <table:table-cell table:formula="of:=IF([.C115]&gt;[.C1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116]&gt;[.A115];&quot;increasing&quot;;&quot;decreasing&quot;)" office:value-type="string" office:string-value="increasing" calcext:value-type="string">
            <text:p>increasing</text:p>
          </table:table-cell>
          <table:table-cell table:formula="of:=SUM([.A116:.A118])" office:value-type="float" office:value="1161" calcext:value-type="float">
            <text:p>1161</text:p>
          </table:table-cell>
          <table:table-cell table:formula="of:=IF([.C116]&gt;[.C1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117]&gt;[.A116];&quot;increasing&quot;;&quot;decreasing&quot;)" office:value-type="string" office:string-value="increasing" calcext:value-type="string">
            <text:p>increasing</text:p>
          </table:table-cell>
          <table:table-cell table:formula="of:=SUM([.A117:.A119])" office:value-type="float" office:value="1168" calcext:value-type="float">
            <text:p>1168</text:p>
          </table:table-cell>
          <table:table-cell table:formula="of:=IF([.C117]&gt;[.C1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118]&gt;[.A117];&quot;increasing&quot;;&quot;decreasing&quot;)" office:value-type="string" office:string-value="decreasing" calcext:value-type="string">
            <text:p>decreasing</text:p>
          </table:table-cell>
          <table:table-cell table:formula="of:=SUM([.A118:.A120])" office:value-type="float" office:value="1148" calcext:value-type="float">
            <text:p>1148</text:p>
          </table:table-cell>
          <table:table-cell table:formula="of:=IF([.C118]&gt;[.C1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119]&gt;[.A118];&quot;increasing&quot;;&quot;decreasing&quot;)" office:value-type="string" office:string-value="increasing" calcext:value-type="string">
            <text:p>increasing</text:p>
          </table:table-cell>
          <table:table-cell table:formula="of:=SUM([.A119:.A121])" office:value-type="float" office:value="1132" calcext:value-type="float">
            <text:p>1132</text:p>
          </table:table-cell>
          <table:table-cell table:formula="of:=IF([.C119]&gt;[.C1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120]&gt;[.A119];&quot;increasing&quot;;&quot;decreasing&quot;)" office:value-type="string" office:string-value="decreasing" calcext:value-type="string">
            <text:p>decreasing</text:p>
          </table:table-cell>
          <table:table-cell table:formula="of:=SUM([.A120:.A122])" office:value-type="float" office:value="1112" calcext:value-type="float">
            <text:p>1112</text:p>
          </table:table-cell>
          <table:table-cell table:formula="of:=IF([.C120]&gt;[.C1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121]&gt;[.A120];&quot;increasing&quot;;&quot;decreasing&quot;)" office:value-type="string" office:string-value="decreasing" calcext:value-type="string">
            <text:p>decreasing</text:p>
          </table:table-cell>
          <table:table-cell table:formula="of:=SUM([.A121:.A123])" office:value-type="float" office:value="1145" calcext:value-type="float">
            <text:p>1145</text:p>
          </table:table-cell>
          <table:table-cell table:formula="of:=IF([.C121]&gt;[.C1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122]&gt;[.A121];&quot;increasing&quot;;&quot;decreasing&quot;)" office:value-type="string" office:string-value="increasing" calcext:value-type="string">
            <text:p>increasing</text:p>
          </table:table-cell>
          <table:table-cell table:formula="of:=SUM([.A122:.A124])" office:value-type="float" office:value="1179" calcext:value-type="float">
            <text:p>1179</text:p>
          </table:table-cell>
          <table:table-cell table:formula="of:=IF([.C122]&gt;[.C1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123]&gt;[.A122];&quot;increasing&quot;;&quot;decreasing&quot;)" office:value-type="string" office:string-value="increasing" calcext:value-type="string">
            <text:p>increasing</text:p>
          </table:table-cell>
          <table:table-cell table:formula="of:=SUM([.A123:.A125])" office:value-type="float" office:value="1208" calcext:value-type="float">
            <text:p>1208</text:p>
          </table:table-cell>
          <table:table-cell table:formula="of:=IF([.C123]&gt;[.C1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124]&gt;[.A123];&quot;increasing&quot;;&quot;decreasing&quot;)" office:value-type="string" office:string-value="decreasing" calcext:value-type="string">
            <text:p>decreasing</text:p>
          </table:table-cell>
          <table:table-cell table:formula="of:=SUM([.A124:.A126])" office:value-type="float" office:value="1209" calcext:value-type="float">
            <text:p>1209</text:p>
          </table:table-cell>
          <table:table-cell table:formula="of:=IF([.C124]&gt;[.C1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125]&gt;[.A124];&quot;increasing&quot;;&quot;decreasing&quot;)" office:value-type="string" office:string-value="increasing" calcext:value-type="string">
            <text:p>increasing</text:p>
          </table:table-cell>
          <table:table-cell table:formula="of:=SUM([.A125:.A127])" office:value-type="float" office:value="1212" calcext:value-type="float">
            <text:p>1212</text:p>
          </table:table-cell>
          <table:table-cell table:formula="of:=IF([.C125]&gt;[.C1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[.A126]&gt;[.A125];&quot;increasing&quot;;&quot;decreasing&quot;)" office:value-type="string" office:string-value="increasing" calcext:value-type="string">
            <text:p>increasing</text:p>
          </table:table-cell>
          <table:table-cell table:formula="of:=SUM([.A126:.A128])" office:value-type="float" office:value="1226" calcext:value-type="float">
            <text:p>1226</text:p>
          </table:table-cell>
          <table:table-cell table:formula="of:=IF([.C126]&gt;[.C1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127]&gt;[.A126];&quot;increasing&quot;;&quot;decreasing&quot;)" office:value-type="string" office:string-value="increasing" calcext:value-type="string">
            <text:p>increasing</text:p>
          </table:table-cell>
          <table:table-cell table:formula="of:=SUM([.A127:.A129])" office:value-type="float" office:value="1262" calcext:value-type="float">
            <text:p>1262</text:p>
          </table:table-cell>
          <table:table-cell table:formula="of:=IF([.C127]&gt;[.C1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128]&gt;[.A127];&quot;increasing&quot;;&quot;decreasing&quot;)" office:value-type="string" office:string-value="increasing" calcext:value-type="string">
            <text:p>increasing</text:p>
          </table:table-cell>
          <table:table-cell table:formula="of:=SUM([.A128:.A130])" office:value-type="float" office:value="1296" calcext:value-type="float">
            <text:p>1296</text:p>
          </table:table-cell>
          <table:table-cell table:formula="of:=IF([.C128]&gt;[.C1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129]&gt;[.A128];&quot;increasing&quot;;&quot;decreasing&quot;)" office:value-type="string" office:string-value="increasing" calcext:value-type="string">
            <text:p>increasing</text:p>
          </table:table-cell>
          <table:table-cell table:formula="of:=SUM([.A129:.A131])" office:value-type="float" office:value="1320" calcext:value-type="float">
            <text:p>1320</text:p>
          </table:table-cell>
          <table:table-cell table:formula="of:=IF([.C129]&gt;[.C1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130]&gt;[.A129];&quot;increasing&quot;;&quot;decreasing&quot;)" office:value-type="string" office:string-value="decreasing" calcext:value-type="string">
            <text:p>decreasing</text:p>
          </table:table-cell>
          <table:table-cell table:formula="of:=SUM([.A130:.A132])" office:value-type="float" office:value="1346" calcext:value-type="float">
            <text:p>1346</text:p>
          </table:table-cell>
          <table:table-cell table:formula="of:=IF([.C130]&gt;[.C1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[.A131]&gt;[.A130];&quot;increasing&quot;;&quot;decreasing&quot;)" office:value-type="string" office:string-value="increasing" calcext:value-type="string">
            <text:p>increasing</text:p>
          </table:table-cell>
          <table:table-cell table:formula="of:=SUM([.A131:.A133])" office:value-type="float" office:value="1375" calcext:value-type="float">
            <text:p>1375</text:p>
          </table:table-cell>
          <table:table-cell table:formula="of:=IF([.C131]&gt;[.C1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[.A132]&gt;[.A131];&quot;increasing&quot;;&quot;decreasing&quot;)" office:value-type="string" office:string-value="increasing" calcext:value-type="string">
            <text:p>increasing</text:p>
          </table:table-cell>
          <table:table-cell table:formula="of:=SUM([.A132:.A134])" office:value-type="float" office:value="1403" calcext:value-type="float">
            <text:p>1403</text:p>
          </table:table-cell>
          <table:table-cell table:formula="of:=IF([.C132]&gt;[.C1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133]&gt;[.A132];&quot;increasing&quot;;&quot;decreasing&quot;)" office:value-type="string" office:string-value="increasing" calcext:value-type="string">
            <text:p>increasing</text:p>
          </table:table-cell>
          <table:table-cell table:formula="of:=SUM([.A133:.A135])" office:value-type="float" office:value="1403" calcext:value-type="float">
            <text:p>1403</text:p>
          </table:table-cell>
          <table:table-cell table:formula="of:=IF([.C133]&gt;[.C1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[.A134]&gt;[.A133];&quot;increasing&quot;;&quot;decreasing&quot;)" office:value-type="string" office:string-value="increasing" calcext:value-type="string">
            <text:p>increasing</text:p>
          </table:table-cell>
          <table:table-cell table:formula="of:=SUM([.A134:.A136])" office:value-type="float" office:value="1388" calcext:value-type="float">
            <text:p>1388</text:p>
          </table:table-cell>
          <table:table-cell table:formula="of:=IF([.C134]&gt;[.C1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[.A135]&gt;[.A134];&quot;increasing&quot;;&quot;decreasing&quot;)" office:value-type="string" office:string-value="decreasing" calcext:value-type="string">
            <text:p>decreasing</text:p>
          </table:table-cell>
          <table:table-cell table:formula="of:=SUM([.A135:.A137])" office:value-type="float" office:value="1384" calcext:value-type="float">
            <text:p>1384</text:p>
          </table:table-cell>
          <table:table-cell table:formula="of:=IF([.C135]&gt;[.C1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[.A136]&gt;[.A135];&quot;increasing&quot;;&quot;decreasing&quot;)" office:value-type="string" office:string-value="decreasing" calcext:value-type="string">
            <text:p>decreasing</text:p>
          </table:table-cell>
          <table:table-cell table:formula="of:=SUM([.A136:.A138])" office:value-type="float" office:value="1381" calcext:value-type="float">
            <text:p>1381</text:p>
          </table:table-cell>
          <table:table-cell table:formula="of:=IF([.C136]&gt;[.C1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[.A137]&gt;[.A136];&quot;increasing&quot;;&quot;decreasing&quot;)" office:value-type="string" office:string-value="increasing" calcext:value-type="string">
            <text:p>increasing</text:p>
          </table:table-cell>
          <table:table-cell table:formula="of:=SUM([.A137:.A139])" office:value-type="float" office:value="1372" calcext:value-type="float">
            <text:p>1372</text:p>
          </table:table-cell>
          <table:table-cell table:formula="of:=IF([.C137]&gt;[.C1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[.A138]&gt;[.A137];&quot;increasing&quot;;&quot;decreasing&quot;)" office:value-type="string" office:string-value="decreasing" calcext:value-type="string">
            <text:p>decreasing</text:p>
          </table:table-cell>
          <table:table-cell table:formula="of:=SUM([.A138:.A140])" office:value-type="float" office:value="1350" calcext:value-type="float">
            <text:p>1350</text:p>
          </table:table-cell>
          <table:table-cell table:formula="of:=IF([.C138]&gt;[.C1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[.A139]&gt;[.A138];&quot;increasing&quot;;&quot;decreasing&quot;)" office:value-type="string" office:string-value="decreasing" calcext:value-type="string">
            <text:p>decreasing</text:p>
          </table:table-cell>
          <table:table-cell table:formula="of:=SUM([.A139:.A141])" office:value-type="float" office:value="1334" calcext:value-type="float">
            <text:p>1334</text:p>
          </table:table-cell>
          <table:table-cell table:formula="of:=IF([.C139]&gt;[.C1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[.A140]&gt;[.A139];&quot;increasing&quot;;&quot;decreasing&quot;)" office:value-type="string" office:string-value="decreasing" calcext:value-type="string">
            <text:p>decreasing</text:p>
          </table:table-cell>
          <table:table-cell table:formula="of:=SUM([.A140:.A142])" office:value-type="float" office:value="1338" calcext:value-type="float">
            <text:p>1338</text:p>
          </table:table-cell>
          <table:table-cell table:formula="of:=IF([.C140]&gt;[.C1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[.A141]&gt;[.A140];&quot;increasing&quot;;&quot;decreasing&quot;)" office:value-type="string" office:string-value="increasing" calcext:value-type="string">
            <text:p>increasing</text:p>
          </table:table-cell>
          <table:table-cell table:formula="of:=SUM([.A141:.A143])" office:value-type="float" office:value="1363" calcext:value-type="float">
            <text:p>1363</text:p>
          </table:table-cell>
          <table:table-cell table:formula="of:=IF([.C141]&gt;[.C1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[.A142]&gt;[.A141];&quot;increasing&quot;;&quot;decreasing&quot;)" office:value-type="string" office:string-value="increasing" calcext:value-type="string">
            <text:p>increasing</text:p>
          </table:table-cell>
          <table:table-cell table:formula="of:=SUM([.A142:.A144])" office:value-type="float" office:value="1408" calcext:value-type="float">
            <text:p>1408</text:p>
          </table:table-cell>
          <table:table-cell table:formula="of:=IF([.C142]&gt;[.C1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143]&gt;[.A142];&quot;increasing&quot;;&quot;decreasing&quot;)" office:value-type="string" office:string-value="increasing" calcext:value-type="string">
            <text:p>increasing</text:p>
          </table:table-cell>
          <table:table-cell table:formula="of:=SUM([.A143:.A145])" office:value-type="float" office:value="1461" calcext:value-type="float">
            <text:p>1461</text:p>
          </table:table-cell>
          <table:table-cell table:formula="of:=IF([.C143]&gt;[.C1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[.A144]&gt;[.A143];&quot;increasing&quot;;&quot;decreasing&quot;)" office:value-type="string" office:string-value="increasing" calcext:value-type="string">
            <text:p>increasing</text:p>
          </table:table-cell>
          <table:table-cell table:formula="of:=SUM([.A144:.A146])" office:value-type="float" office:value="1496" calcext:value-type="float">
            <text:p>1496</text:p>
          </table:table-cell>
          <table:table-cell table:formula="of:=IF([.C144]&gt;[.C1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145]&gt;[.A144];&quot;increasing&quot;;&quot;decreasing&quot;)" office:value-type="string" office:string-value="increasing" calcext:value-type="string">
            <text:p>increasing</text:p>
          </table:table-cell>
          <table:table-cell table:formula="of:=SUM([.A145:.A147])" office:value-type="float" office:value="1509" calcext:value-type="float">
            <text:p>1509</text:p>
          </table:table-cell>
          <table:table-cell table:formula="of:=IF([.C145]&gt;[.C1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[.A146]&gt;[.A145];&quot;increasing&quot;;&quot;decreasing&quot;)" office:value-type="string" office:string-value="increasing" calcext:value-type="string">
            <text:p>increasing</text:p>
          </table:table-cell>
          <table:table-cell table:formula="of:=SUM([.A146:.A148])" office:value-type="float" office:value="1514" calcext:value-type="float">
            <text:p>1514</text:p>
          </table:table-cell>
          <table:table-cell table:formula="of:=IF([.C146]&gt;[.C1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[.A147]&gt;[.A146];&quot;increasing&quot;;&quot;decreasing&quot;)" office:value-type="string" office:string-value="increasing" calcext:value-type="string">
            <text:p>increasing</text:p>
          </table:table-cell>
          <table:table-cell table:formula="of:=SUM([.A147:.A149])" office:value-type="float" office:value="1519" calcext:value-type="float">
            <text:p>1519</text:p>
          </table:table-cell>
          <table:table-cell table:formula="of:=IF([.C147]&gt;[.C1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[.A148]&gt;[.A147];&quot;increasing&quot;;&quot;decreasing&quot;)" office:value-type="string" office:string-value="increasing" calcext:value-type="string">
            <text:p>increasing</text:p>
          </table:table-cell>
          <table:table-cell table:formula="of:=SUM([.A148:.A150])" office:value-type="float" office:value="1547" calcext:value-type="float">
            <text:p>1547</text:p>
          </table:table-cell>
          <table:table-cell table:formula="of:=IF([.C148]&gt;[.C1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[.A149]&gt;[.A148];&quot;increasing&quot;;&quot;decreasing&quot;)" office:value-type="string" office:string-value="increasing" calcext:value-type="string">
            <text:p>increasing</text:p>
          </table:table-cell>
          <table:table-cell table:formula="of:=SUM([.A149:.A151])" office:value-type="float" office:value="1576" calcext:value-type="float">
            <text:p>1576</text:p>
          </table:table-cell>
          <table:table-cell table:formula="of:=IF([.C149]&gt;[.C1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[.A150]&gt;[.A149];&quot;increasing&quot;;&quot;decreasing&quot;)" office:value-type="string" office:string-value="increasing" calcext:value-type="string">
            <text:p>increasing</text:p>
          </table:table-cell>
          <table:table-cell table:formula="of:=SUM([.A150:.A152])" office:value-type="float" office:value="1583" calcext:value-type="float">
            <text:p>1583</text:p>
          </table:table-cell>
          <table:table-cell table:formula="of:=IF([.C150]&gt;[.C1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151]&gt;[.A150];&quot;increasing&quot;;&quot;decreasing&quot;)" office:value-type="string" office:string-value="increasing" calcext:value-type="string">
            <text:p>increasing</text:p>
          </table:table-cell>
          <table:table-cell table:formula="of:=SUM([.A151:.A153])" office:value-type="float" office:value="1571" calcext:value-type="float">
            <text:p>1571</text:p>
          </table:table-cell>
          <table:table-cell table:formula="of:=IF([.C151]&gt;[.C1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[.A152]&gt;[.A151];&quot;increasing&quot;;&quot;decreasing&quot;)" office:value-type="string" office:string-value="decreasing" calcext:value-type="string">
            <text:p>decreasing</text:p>
          </table:table-cell>
          <table:table-cell table:formula="of:=SUM([.A152:.A154])" office:value-type="float" office:value="1556" calcext:value-type="float">
            <text:p>1556</text:p>
          </table:table-cell>
          <table:table-cell table:formula="of:=IF([.C152]&gt;[.C15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[.A153]&gt;[.A152];&quot;increasing&quot;;&quot;decreasing&quot;)" office:value-type="string" office:string-value="increasing" calcext:value-type="string">
            <text:p>increasing</text:p>
          </table:table-cell>
          <table:table-cell table:formula="of:=SUM([.A153:.A155])" office:value-type="float" office:value="1562" calcext:value-type="float">
            <text:p>1562</text:p>
          </table:table-cell>
          <table:table-cell table:formula="of:=IF([.C153]&gt;[.C1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154]&gt;[.A153];&quot;increasing&quot;;&quot;decreasing&quot;)" office:value-type="string" office:string-value="decreasing" calcext:value-type="string">
            <text:p>decreasing</text:p>
          </table:table-cell>
          <table:table-cell table:formula="of:=SUM([.A154:.A156])" office:value-type="float" office:value="1578" calcext:value-type="float">
            <text:p>1578</text:p>
          </table:table-cell>
          <table:table-cell table:formula="of:=IF([.C154]&gt;[.C1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[.A155]&gt;[.A154];&quot;increasing&quot;;&quot;decreasing&quot;)" office:value-type="string" office:string-value="increasing" calcext:value-type="string">
            <text:p>increasing</text:p>
          </table:table-cell>
          <table:table-cell table:formula="of:=SUM([.A155:.A157])" office:value-type="float" office:value="1596" calcext:value-type="float">
            <text:p>1596</text:p>
          </table:table-cell>
          <table:table-cell table:formula="of:=IF([.C155]&gt;[.C1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[.A156]&gt;[.A155];&quot;increasing&quot;;&quot;decreasing&quot;)" office:value-type="string" office:string-value="increasing" calcext:value-type="string">
            <text:p>increasing</text:p>
          </table:table-cell>
          <table:table-cell table:formula="of:=SUM([.A156:.A158])" office:value-type="float" office:value="1619" calcext:value-type="float">
            <text:p>1619</text:p>
          </table:table-cell>
          <table:table-cell table:formula="of:=IF([.C156]&gt;[.C1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[.A157]&gt;[.A156];&quot;increasing&quot;;&quot;decreasing&quot;)" office:value-type="string" office:string-value="increasing" calcext:value-type="string">
            <text:p>increasing</text:p>
          </table:table-cell>
          <table:table-cell table:formula="of:=SUM([.A157:.A159])" office:value-type="float" office:value="1624" calcext:value-type="float">
            <text:p>1624</text:p>
          </table:table-cell>
          <table:table-cell table:formula="of:=IF([.C157]&gt;[.C1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[.A158]&gt;[.A157];&quot;increasing&quot;;&quot;decreasing&quot;)" office:value-type="string" office:string-value="increasing" calcext:value-type="string">
            <text:p>increasing</text:p>
          </table:table-cell>
          <table:table-cell table:formula="of:=SUM([.A158:.A160])" office:value-type="float" office:value="1627" calcext:value-type="float">
            <text:p>1627</text:p>
          </table:table-cell>
          <table:table-cell table:formula="of:=IF([.C158]&gt;[.C1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159]&gt;[.A158];&quot;increasing&quot;;&quot;decreasing&quot;)" office:value-type="string" office:string-value="decreasing" calcext:value-type="string">
            <text:p>decreasing</text:p>
          </table:table-cell>
          <table:table-cell table:formula="of:=SUM([.A159:.A161])" office:value-type="float" office:value="1641" calcext:value-type="float">
            <text:p>1641</text:p>
          </table:table-cell>
          <table:table-cell table:formula="of:=IF([.C159]&gt;[.C1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[.A160]&gt;[.A159];&quot;increasing&quot;;&quot;decreasing&quot;)" office:value-type="string" office:string-value="decreasing" calcext:value-type="string">
            <text:p>decreasing</text:p>
          </table:table-cell>
          <table:table-cell table:formula="of:=SUM([.A160:.A162])" office:value-type="float" office:value="1651" calcext:value-type="float">
            <text:p>1651</text:p>
          </table:table-cell>
          <table:table-cell table:formula="of:=IF([.C160]&gt;[.C1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161]&gt;[.A160];&quot;increasing&quot;;&quot;decreasing&quot;)" office:value-type="string" office:string-value="increasing" calcext:value-type="string">
            <text:p>increasing</text:p>
          </table:table-cell>
          <table:table-cell table:formula="of:=SUM([.A161:.A163])" office:value-type="float" office:value="1669" calcext:value-type="float">
            <text:p>1669</text:p>
          </table:table-cell>
          <table:table-cell table:formula="of:=IF([.C161]&gt;[.C1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[.A162]&gt;[.A161];&quot;increasing&quot;;&quot;decreasing&quot;)" office:value-type="string" office:string-value="decreasing" calcext:value-type="string">
            <text:p>decreasing</text:p>
          </table:table-cell>
          <table:table-cell table:formula="of:=SUM([.A162:.A164])" office:value-type="float" office:value="1672" calcext:value-type="float">
            <text:p>1672</text:p>
          </table:table-cell>
          <table:table-cell table:formula="of:=IF([.C162]&gt;[.C1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[.A163]&gt;[.A162];&quot;increasing&quot;;&quot;decreasing&quot;)" office:value-type="string" office:string-value="increasing" calcext:value-type="string">
            <text:p>increasing</text:p>
          </table:table-cell>
          <table:table-cell table:formula="of:=SUM([.A163:.A165])" office:value-type="float" office:value="1680" calcext:value-type="float">
            <text:p>1680</text:p>
          </table:table-cell>
          <table:table-cell table:formula="of:=IF([.C163]&gt;[.C1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[.A164]&gt;[.A163];&quot;increasing&quot;;&quot;decreasing&quot;)" office:value-type="string" office:string-value="increasing" calcext:value-type="string">
            <text:p>increasing</text:p>
          </table:table-cell>
          <table:table-cell table:formula="of:=SUM([.A164:.A166])" office:value-type="float" office:value="1695" calcext:value-type="float">
            <text:p>1695</text:p>
          </table:table-cell>
          <table:table-cell table:formula="of:=IF([.C164]&gt;[.C1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165]&gt;[.A164];&quot;increasing&quot;;&quot;decreasing&quot;)" office:value-type="string" office:string-value="decreasing" calcext:value-type="string">
            <text:p>decreasing</text:p>
          </table:table-cell>
          <table:table-cell table:formula="of:=SUM([.A165:.A167])" office:value-type="float" office:value="1705" calcext:value-type="float">
            <text:p>1705</text:p>
          </table:table-cell>
          <table:table-cell table:formula="of:=IF([.C165]&gt;[.C1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[.A166]&gt;[.A165];&quot;increasing&quot;;&quot;decreasing&quot;)" office:value-type="string" office:string-value="increasing" calcext:value-type="string">
            <text:p>increasing</text:p>
          </table:table-cell>
          <table:table-cell table:formula="of:=SUM([.A166:.A168])" office:value-type="float" office:value="1714" calcext:value-type="float">
            <text:p>1714</text:p>
          </table:table-cell>
          <table:table-cell table:formula="of:=IF([.C166]&gt;[.C1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[.A167]&gt;[.A166];&quot;increasing&quot;;&quot;decreasing&quot;)" office:value-type="string" office:string-value="decreasing" calcext:value-type="string">
            <text:p>decreasing</text:p>
          </table:table-cell>
          <table:table-cell table:formula="of:=SUM([.A167:.A169])" office:value-type="float" office:value="1708" calcext:value-type="float">
            <text:p>1708</text:p>
          </table:table-cell>
          <table:table-cell table:formula="of:=IF([.C167]&gt;[.C1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[.A168]&gt;[.A167];&quot;increasing&quot;;&quot;decreasing&quot;)" office:value-type="string" office:string-value="decreasing" calcext:value-type="string">
            <text:p>decreasing</text:p>
          </table:table-cell>
          <table:table-cell table:formula="of:=SUM([.A168:.A170])" office:value-type="float" office:value="1711" calcext:value-type="float">
            <text:p>1711</text:p>
          </table:table-cell>
          <table:table-cell table:formula="of:=IF([.C168]&gt;[.C1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[.A169]&gt;[.A168];&quot;increasing&quot;;&quot;decreasing&quot;)" office:value-type="string" office:string-value="decreasing" calcext:value-type="string">
            <text:p>decreasing</text:p>
          </table:table-cell>
          <table:table-cell table:formula="of:=SUM([.A169:.A171])" office:value-type="float" office:value="1726" calcext:value-type="float">
            <text:p>1726</text:p>
          </table:table-cell>
          <table:table-cell table:formula="of:=IF([.C169]&gt;[.C1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[.A170]&gt;[.A169];&quot;increasing&quot;;&quot;decreasing&quot;)" office:value-type="string" office:string-value="increasing" calcext:value-type="string">
            <text:p>increasing</text:p>
          </table:table-cell>
          <table:table-cell table:formula="of:=SUM([.A170:.A172])" office:value-type="float" office:value="1770" calcext:value-type="float">
            <text:p>1770</text:p>
          </table:table-cell>
          <table:table-cell table:formula="of:=IF([.C170]&gt;[.C1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[.A171]&gt;[.A170];&quot;increasing&quot;;&quot;decreasing&quot;)" office:value-type="string" office:string-value="increasing" calcext:value-type="string">
            <text:p>increasing</text:p>
          </table:table-cell>
          <table:table-cell table:formula="of:=SUM([.A171:.A173])" office:value-type="float" office:value="1793" calcext:value-type="float">
            <text:p>1793</text:p>
          </table:table-cell>
          <table:table-cell table:formula="of:=IF([.C171]&gt;[.C1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A172]&gt;[.A171];&quot;increasing&quot;;&quot;decreasing&quot;)" office:value-type="string" office:string-value="increasing" calcext:value-type="string">
            <text:p>increasing</text:p>
          </table:table-cell>
          <table:table-cell table:formula="of:=SUM([.A172:.A174])" office:value-type="float" office:value="1805" calcext:value-type="float">
            <text:p>1805</text:p>
          </table:table-cell>
          <table:table-cell table:formula="of:=IF([.C172]&gt;[.C1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[.A173]&gt;[.A172];&quot;increasing&quot;;&quot;decreasing&quot;)" office:value-type="string" office:string-value="decreasing" calcext:value-type="string">
            <text:p>decreasing</text:p>
          </table:table-cell>
          <table:table-cell table:formula="of:=SUM([.A173:.A175])" office:value-type="float" office:value="1811" calcext:value-type="float">
            <text:p>1811</text:p>
          </table:table-cell>
          <table:table-cell table:formula="of:=IF([.C173]&gt;[.C1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174]&gt;[.A173];&quot;increasing&quot;;&quot;decreasing&quot;)" office:value-type="string" office:string-value="decreasing" calcext:value-type="string">
            <text:p>decreasing</text:p>
          </table:table-cell>
          <table:table-cell table:formula="of:=SUM([.A174:.A176])" office:value-type="float" office:value="1833" calcext:value-type="float">
            <text:p>1833</text:p>
          </table:table-cell>
          <table:table-cell table:formula="of:=IF([.C174]&gt;[.C1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175]&gt;[.A174];&quot;increasing&quot;;&quot;decreasing&quot;)" office:value-type="string" office:string-value="increasing" calcext:value-type="string">
            <text:p>increasing</text:p>
          </table:table-cell>
          <table:table-cell table:formula="of:=SUM([.A175:.A177])" office:value-type="float" office:value="1848" calcext:value-type="float">
            <text:p>1848</text:p>
          </table:table-cell>
          <table:table-cell table:formula="of:=IF([.C175]&gt;[.C1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[.A176]&gt;[.A175];&quot;increasing&quot;;&quot;decreasing&quot;)" office:value-type="string" office:string-value="increasing" calcext:value-type="string">
            <text:p>increasing</text:p>
          </table:table-cell>
          <table:table-cell table:formula="of:=SUM([.A176:.A178])" office:value-type="float" office:value="1857" calcext:value-type="float">
            <text:p>1857</text:p>
          </table:table-cell>
          <table:table-cell table:formula="of:=IF([.C176]&gt;[.C1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[.A177]&gt;[.A176];&quot;increasing&quot;;&quot;decreasing&quot;)" office:value-type="string" office:string-value="decreasing" calcext:value-type="string">
            <text:p>decreasing</text:p>
          </table:table-cell>
          <table:table-cell table:formula="of:=SUM([.A177:.A179])" office:value-type="float" office:value="1891" calcext:value-type="float">
            <text:p>1891</text:p>
          </table:table-cell>
          <table:table-cell table:formula="of:=IF([.C177]&gt;[.C1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[.A178]&gt;[.A177];&quot;increasing&quot;;&quot;decreasing&quot;)" office:value-type="string" office:string-value="increasing" calcext:value-type="string">
            <text:p>increasing</text:p>
          </table:table-cell>
          <table:table-cell table:formula="of:=SUM([.A178:.A180])" office:value-type="float" office:value="1946" calcext:value-type="float">
            <text:p>1946</text:p>
          </table:table-cell>
          <table:table-cell table:formula="of:=IF([.C178]&gt;[.C1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[.A179]&gt;[.A178];&quot;increasing&quot;;&quot;decreasing&quot;)" office:value-type="string" office:string-value="increasing" calcext:value-type="string">
            <text:p>increasing</text:p>
          </table:table-cell>
          <table:table-cell table:formula="of:=SUM([.A179:.A181])" office:value-type="float" office:value="2014" calcext:value-type="float">
            <text:p>2014</text:p>
          </table:table-cell>
          <table:table-cell table:formula="of:=IF([.C179]&gt;[.C1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180]&gt;[.A179];&quot;increasing&quot;;&quot;decreasing&quot;)" office:value-type="string" office:string-value="increasing" calcext:value-type="string">
            <text:p>increasing</text:p>
          </table:table-cell>
          <table:table-cell table:formula="of:=SUM([.A180:.A182])" office:value-type="float" office:value="2077" calcext:value-type="float">
            <text:p>2077</text:p>
          </table:table-cell>
          <table:table-cell table:formula="of:=IF([.C180]&gt;[.C1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[.A181]&gt;[.A180];&quot;increasing&quot;;&quot;decreasing&quot;)" office:value-type="string" office:string-value="increasing" calcext:value-type="string">
            <text:p>increasing</text:p>
          </table:table-cell>
          <table:table-cell table:formula="of:=SUM([.A181:.A183])" office:value-type="float" office:value="2122" calcext:value-type="float">
            <text:p>2122</text:p>
          </table:table-cell>
          <table:table-cell table:formula="of:=IF([.C181]&gt;[.C1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[.A182]&gt;[.A181];&quot;increasing&quot;;&quot;decreasing&quot;)" office:value-type="string" office:string-value="increasing" calcext:value-type="string">
            <text:p>increasing</text:p>
          </table:table-cell>
          <table:table-cell table:formula="of:=SUM([.A182:.A184])" office:value-type="float" office:value="2133" calcext:value-type="float">
            <text:p>2133</text:p>
          </table:table-cell>
          <table:table-cell table:formula="of:=IF([.C182]&gt;[.C1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[.A183]&gt;[.A182];&quot;increasing&quot;;&quot;decreasing&quot;)" office:value-type="string" office:string-value="decreasing" calcext:value-type="string">
            <text:p>decreasing</text:p>
          </table:table-cell>
          <table:table-cell table:formula="of:=SUM([.A183:.A185])" office:value-type="float" office:value="2129" calcext:value-type="float">
            <text:p>2129</text:p>
          </table:table-cell>
          <table:table-cell table:formula="of:=IF([.C183]&gt;[.C18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[.A184]&gt;[.A183];&quot;increasing&quot;;&quot;decreasing&quot;)" office:value-type="string" office:string-value="decreasing" calcext:value-type="string">
            <text:p>decreasing</text:p>
          </table:table-cell>
          <table:table-cell table:formula="of:=SUM([.A184:.A186])" office:value-type="float" office:value="2136" calcext:value-type="float">
            <text:p>2136</text:p>
          </table:table-cell>
          <table:table-cell table:formula="of:=IF([.C184]&gt;[.C1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185]&gt;[.A184];&quot;increasing&quot;;&quot;decreasing&quot;)" office:value-type="string" office:string-value="increasing" calcext:value-type="string">
            <text:p>increasing</text:p>
          </table:table-cell>
          <table:table-cell table:formula="of:=SUM([.A185:.A187])" office:value-type="float" office:value="2149" calcext:value-type="float">
            <text:p>2149</text:p>
          </table:table-cell>
          <table:table-cell table:formula="of:=IF([.C185]&gt;[.C1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186]&gt;[.A185];&quot;increasing&quot;;&quot;decreasing&quot;)" office:value-type="string" office:string-value="increasing" calcext:value-type="string">
            <text:p>increasing</text:p>
          </table:table-cell>
          <table:table-cell table:formula="of:=SUM([.A186:.A188])" office:value-type="float" office:value="2161" calcext:value-type="float">
            <text:p>2161</text:p>
          </table:table-cell>
          <table:table-cell table:formula="of:=IF([.C186]&gt;[.C1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187]&gt;[.A186];&quot;increasing&quot;;&quot;decreasing&quot;)" office:value-type="string" office:string-value="increasing" calcext:value-type="string">
            <text:p>increasing</text:p>
          </table:table-cell>
          <table:table-cell table:formula="of:=SUM([.A187:.A189])" office:value-type="float" office:value="2166" calcext:value-type="float">
            <text:p>2166</text:p>
          </table:table-cell>
          <table:table-cell table:formula="of:=IF([.C187]&gt;[.C1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188]&gt;[.A187];&quot;increasing&quot;;&quot;decreasing&quot;)" office:value-type="string" office:string-value="increasing" calcext:value-type="string">
            <text:p>increasing</text:p>
          </table:table-cell>
          <table:table-cell table:formula="of:=SUM([.A188:.A190])" office:value-type="float" office:value="2174" calcext:value-type="float">
            <text:p>2174</text:p>
          </table:table-cell>
          <table:table-cell table:formula="of:=IF([.C188]&gt;[.C1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189]&gt;[.A188];&quot;increasing&quot;;&quot;decreasing&quot;)" office:value-type="string" office:string-value="decreasing" calcext:value-type="string">
            <text:p>decreasing</text:p>
          </table:table-cell>
          <table:table-cell table:formula="of:=SUM([.A189:.A191])" office:value-type="float" office:value="2180" calcext:value-type="float">
            <text:p>2180</text:p>
          </table:table-cell>
          <table:table-cell table:formula="of:=IF([.C189]&gt;[.C1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[.A190]&gt;[.A189];&quot;increasing&quot;;&quot;decreasing&quot;)" office:value-type="string" office:string-value="increasing" calcext:value-type="string">
            <text:p>increasing</text:p>
          </table:table-cell>
          <table:table-cell table:formula="of:=SUM([.A190:.A192])" office:value-type="float" office:value="2197" calcext:value-type="float">
            <text:p>2197</text:p>
          </table:table-cell>
          <table:table-cell table:formula="of:=IF([.C190]&gt;[.C1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191]&gt;[.A190];&quot;increasing&quot;;&quot;decreasing&quot;)" office:value-type="string" office:string-value="increasing" calcext:value-type="string">
            <text:p>increasing</text:p>
          </table:table-cell>
          <table:table-cell table:formula="of:=SUM([.A191:.A193])" office:value-type="float" office:value="2208" calcext:value-type="float">
            <text:p>2208</text:p>
          </table:table-cell>
          <table:table-cell table:formula="of:=IF([.C191]&gt;[.C1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192]&gt;[.A191];&quot;increasing&quot;;&quot;decreasing&quot;)" office:value-type="string" office:string-value="increasing" calcext:value-type="string">
            <text:p>increasing</text:p>
          </table:table-cell>
          <table:table-cell table:formula="of:=SUM([.A192:.A194])" office:value-type="float" office:value="2214" calcext:value-type="float">
            <text:p>2214</text:p>
          </table:table-cell>
          <table:table-cell table:formula="of:=IF([.C192]&gt;[.C1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[.A193]&gt;[.A192];&quot;increasing&quot;;&quot;decreasing&quot;)" office:value-type="string" office:string-value="decreasing" calcext:value-type="string">
            <text:p>decreasing</text:p>
          </table:table-cell>
          <table:table-cell table:formula="of:=SUM([.A193:.A195])" office:value-type="float" office:value="2191" calcext:value-type="float">
            <text:p>2191</text:p>
          </table:table-cell>
          <table:table-cell table:formula="of:=IF([.C193]&gt;[.C19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[.A194]&gt;[.A193];&quot;increasing&quot;;&quot;decreasing&quot;)" office:value-type="string" office:string-value="decreasing" calcext:value-type="string">
            <text:p>decreasing</text:p>
          </table:table-cell>
          <table:table-cell table:formula="of:=SUM([.A194:.A196])" office:value-type="float" office:value="2152" calcext:value-type="float">
            <text:p>2152</text:p>
          </table:table-cell>
          <table:table-cell table:formula="of:=IF([.C194]&gt;[.C1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[.A195]&gt;[.A194];&quot;increasing&quot;;&quot;decreasing&quot;)" office:value-type="string" office:string-value="decreasing" calcext:value-type="string">
            <text:p>decreasing</text:p>
          </table:table-cell>
          <table:table-cell table:formula="of:=SUM([.A195:.A197])" office:value-type="float" office:value="2116" calcext:value-type="float">
            <text:p>2116</text:p>
          </table:table-cell>
          <table:table-cell table:formula="of:=IF([.C195]&gt;[.C1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196]&gt;[.A195];&quot;increasing&quot;;&quot;decreasing&quot;)" office:value-type="string" office:string-value="decreasing" calcext:value-type="string">
            <text:p>decreasing</text:p>
          </table:table-cell>
          <table:table-cell table:formula="of:=SUM([.A196:.A198])" office:value-type="float" office:value="2089" calcext:value-type="float">
            <text:p>2089</text:p>
          </table:table-cell>
          <table:table-cell table:formula="of:=IF([.C196]&gt;[.C19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197]&gt;[.A196];&quot;increasing&quot;;&quot;decreasing&quot;)" office:value-type="string" office:string-value="increasing" calcext:value-type="string">
            <text:p>increasing</text:p>
          </table:table-cell>
          <table:table-cell table:formula="of:=SUM([.A197:.A199])" office:value-type="float" office:value="2084" calcext:value-type="float">
            <text:p>2084</text:p>
          </table:table-cell>
          <table:table-cell table:formula="of:=IF([.C197]&gt;[.C1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198]&gt;[.A197];&quot;increasing&quot;;&quot;decreasing&quot;)" office:value-type="string" office:string-value="decreasing" calcext:value-type="string">
            <text:p>decreasing</text:p>
          </table:table-cell>
          <table:table-cell table:formula="of:=SUM([.A198:.A200])" office:value-type="float" office:value="2081" calcext:value-type="float">
            <text:p>2081</text:p>
          </table:table-cell>
          <table:table-cell table:formula="of:=IF([.C198]&gt;[.C1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199]&gt;[.A198];&quot;increasing&quot;;&quot;decreasing&quot;)" office:value-type="string" office:string-value="increasing" calcext:value-type="string">
            <text:p>increasing</text:p>
          </table:table-cell>
          <table:table-cell table:formula="of:=SUM([.A199:.A201])" office:value-type="float" office:value="2078" calcext:value-type="float">
            <text:p>2078</text:p>
          </table:table-cell>
          <table:table-cell table:formula="of:=IF([.C199]&gt;[.C19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[.A200]&gt;[.A199];&quot;increasing&quot;;&quot;decreasing&quot;)" office:value-type="string" office:string-value="increasing" calcext:value-type="string">
            <text:p>increasing</text:p>
          </table:table-cell>
          <table:table-cell table:formula="of:=SUM([.A200:.A202])" office:value-type="float" office:value="2072" calcext:value-type="float">
            <text:p>2072</text:p>
          </table:table-cell>
          <table:table-cell table:formula="of:=IF([.C200]&gt;[.C1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201]&gt;[.A200];&quot;increasing&quot;;&quot;decreasing&quot;)" office:value-type="string" office:string-value="decreasing" calcext:value-type="string">
            <text:p>decreasing</text:p>
          </table:table-cell>
          <table:table-cell table:formula="of:=SUM([.A201:.A203])" office:value-type="float" office:value="2090" calcext:value-type="float">
            <text:p>2090</text:p>
          </table:table-cell>
          <table:table-cell table:formula="of:=IF([.C201]&gt;[.C2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202]&gt;[.A201];&quot;increasing&quot;;&quot;decreasing&quot;)" office:value-type="string" office:string-value="increasing" calcext:value-type="string">
            <text:p>increasing</text:p>
          </table:table-cell>
          <table:table-cell table:formula="of:=SUM([.A202:.A204])" office:value-type="float" office:value="2103" calcext:value-type="float">
            <text:p>2103</text:p>
          </table:table-cell>
          <table:table-cell table:formula="of:=IF([.C202]&gt;[.C2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203]&gt;[.A202];&quot;increasing&quot;;&quot;decreasing&quot;)" office:value-type="string" office:string-value="increasing" calcext:value-type="string">
            <text:p>increasing</text:p>
          </table:table-cell>
          <table:table-cell table:formula="of:=SUM([.A203:.A205])" office:value-type="float" office:value="2120" calcext:value-type="float">
            <text:p>2120</text:p>
          </table:table-cell>
          <table:table-cell table:formula="of:=IF([.C203]&gt;[.C2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204]&gt;[.A203];&quot;increasing&quot;;&quot;decreasing&quot;)" office:value-type="string" office:string-value="decreasing" calcext:value-type="string">
            <text:p>decreasing</text:p>
          </table:table-cell>
          <table:table-cell table:formula="of:=SUM([.A204:.A206])" office:value-type="float" office:value="2113" calcext:value-type="float">
            <text:p>2113</text:p>
          </table:table-cell>
          <table:table-cell table:formula="of:=IF([.C204]&gt;[.C20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205]&gt;[.A204];&quot;increasing&quot;;&quot;decreasing&quot;)" office:value-type="string" office:string-value="increasing" calcext:value-type="string">
            <text:p>increasing</text:p>
          </table:table-cell>
          <table:table-cell table:formula="of:=SUM([.A205:.A207])" office:value-type="float" office:value="2122" calcext:value-type="float">
            <text:p>2122</text:p>
          </table:table-cell>
          <table:table-cell table:formula="of:=IF([.C205]&gt;[.C2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[.A206]&gt;[.A205];&quot;increasing&quot;;&quot;decreasing&quot;)" office:value-type="string" office:string-value="increasing" calcext:value-type="string">
            <text:p>increasing</text:p>
          </table:table-cell>
          <table:table-cell table:formula="of:=SUM([.A206:.A208])" office:value-type="float" office:value="2124" calcext:value-type="float">
            <text:p>2124</text:p>
          </table:table-cell>
          <table:table-cell table:formula="of:=IF([.C206]&gt;[.C2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207]&gt;[.A206];&quot;increasing&quot;;&quot;decreasing&quot;)" office:value-type="string" office:string-value="increasing" calcext:value-type="string">
            <text:p>increasing</text:p>
          </table:table-cell>
          <table:table-cell table:formula="of:=SUM([.A207:.A209])" office:value-type="float" office:value="2124" calcext:value-type="float">
            <text:p>2124</text:p>
          </table:table-cell>
          <table:table-cell table:formula="of:=IF([.C207]&gt;[.C2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[.A208]&gt;[.A207];&quot;increasing&quot;;&quot;decreasing&quot;)" office:value-type="string" office:string-value="decreasing" calcext:value-type="string">
            <text:p>decreasing</text:p>
          </table:table-cell>
          <table:table-cell table:formula="of:=SUM([.A208:.A210])" office:value-type="float" office:value="2124" calcext:value-type="float">
            <text:p>2124</text:p>
          </table:table-cell>
          <table:table-cell table:formula="of:=IF([.C208]&gt;[.C2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[.A209]&gt;[.A208];&quot;increasing&quot;;&quot;decreasing&quot;)" office:value-type="string" office:string-value="increasing" calcext:value-type="string">
            <text:p>increasing</text:p>
          </table:table-cell>
          <table:table-cell table:formula="of:=SUM([.A209:.A211])" office:value-type="float" office:value="2141" calcext:value-type="float">
            <text:p>2141</text:p>
          </table:table-cell>
          <table:table-cell table:formula="of:=IF([.C209]&gt;[.C2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210]&gt;[.A209];&quot;increasing&quot;;&quot;decreasing&quot;)" office:value-type="string" office:string-value="increasing" calcext:value-type="string">
            <text:p>increasing</text:p>
          </table:table-cell>
          <table:table-cell table:formula="of:=SUM([.A210:.A212])" office:value-type="float" office:value="2166" calcext:value-type="float">
            <text:p>2166</text:p>
          </table:table-cell>
          <table:table-cell table:formula="of:=IF([.C210]&gt;[.C2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211]&gt;[.A210];&quot;increasing&quot;;&quot;decreasing&quot;)" office:value-type="string" office:string-value="increasing" calcext:value-type="string">
            <text:p>increasing</text:p>
          </table:table-cell>
          <table:table-cell table:formula="of:=SUM([.A211:.A213])" office:value-type="float" office:value="2151" calcext:value-type="float">
            <text:p>2151</text:p>
          </table:table-cell>
          <table:table-cell table:formula="of:=IF([.C211]&gt;[.C21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212]&gt;[.A211];&quot;increasing&quot;;&quot;decreasing&quot;)" office:value-type="string" office:string-value="increasing" calcext:value-type="string">
            <text:p>increasing</text:p>
          </table:table-cell>
          <table:table-cell table:formula="of:=SUM([.A212:.A214])" office:value-type="float" office:value="2117" calcext:value-type="float">
            <text:p>2117</text:p>
          </table:table-cell>
          <table:table-cell table:formula="of:=IF([.C212]&gt;[.C2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213]&gt;[.A212];&quot;increasing&quot;;&quot;decreasing&quot;)" office:value-type="string" office:string-value="decreasing" calcext:value-type="string">
            <text:p>decreasing</text:p>
          </table:table-cell>
          <table:table-cell table:formula="of:=SUM([.A213:.A215])" office:value-type="float" office:value="2052" calcext:value-type="float">
            <text:p>2052</text:p>
          </table:table-cell>
          <table:table-cell table:formula="of:=IF([.C213]&gt;[.C2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214]&gt;[.A213];&quot;increasing&quot;;&quot;decreasing&quot;)" office:value-type="string" office:string-value="decreasing" calcext:value-type="string">
            <text:p>decreasing</text:p>
          </table:table-cell>
          <table:table-cell table:formula="of:=SUM([.A214:.A216])" office:value-type="float" office:value="2025" calcext:value-type="float">
            <text:p>2025</text:p>
          </table:table-cell>
          <table:table-cell table:formula="of:=IF([.C214]&gt;[.C2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215]&gt;[.A214];&quot;increasing&quot;;&quot;decreasing&quot;)" office:value-type="string" office:string-value="decreasing" calcext:value-type="string">
            <text:p>decreasing</text:p>
          </table:table-cell>
          <table:table-cell table:formula="of:=SUM([.A215:.A217])" office:value-type="float" office:value="2001" calcext:value-type="float">
            <text:p>2001</text:p>
          </table:table-cell>
          <table:table-cell table:formula="of:=IF([.C215]&gt;[.C2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[.A216]&gt;[.A215];&quot;increasing&quot;;&quot;decreasing&quot;)" office:value-type="string" office:string-value="decreasing" calcext:value-type="string">
            <text:p>decreasing</text:p>
          </table:table-cell>
          <table:table-cell table:formula="of:=SUM([.A216:.A218])" office:value-type="float" office:value="2004" calcext:value-type="float">
            <text:p>2004</text:p>
          </table:table-cell>
          <table:table-cell table:formula="of:=IF([.C216]&gt;[.C2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217]&gt;[.A216];&quot;increasing&quot;;&quot;decreasing&quot;)" office:value-type="string" office:string-value="decreasing" calcext:value-type="string">
            <text:p>decreasing</text:p>
          </table:table-cell>
          <table:table-cell table:formula="of:=SUM([.A217:.A219])" office:value-type="float" office:value="2012" calcext:value-type="float">
            <text:p>2012</text:p>
          </table:table-cell>
          <table:table-cell table:formula="of:=IF([.C217]&gt;[.C2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218]&gt;[.A217];&quot;increasing&quot;;&quot;decreasing&quot;)" office:value-type="string" office:string-value="increasing" calcext:value-type="string">
            <text:p>increasing</text:p>
          </table:table-cell>
          <table:table-cell table:formula="of:=SUM([.A218:.A220])" office:value-type="float" office:value="2020" calcext:value-type="float">
            <text:p>2020</text:p>
          </table:table-cell>
          <table:table-cell table:formula="of:=IF([.C218]&gt;[.C2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219]&gt;[.A218];&quot;increasing&quot;;&quot;decreasing&quot;)" office:value-type="string" office:string-value="increasing" calcext:value-type="string">
            <text:p>increasing</text:p>
          </table:table-cell>
          <table:table-cell table:formula="of:=SUM([.A219:.A221])" office:value-type="float" office:value="2019" calcext:value-type="float">
            <text:p>2019</text:p>
          </table:table-cell>
          <table:table-cell table:formula="of:=IF([.C219]&gt;[.C2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220]&gt;[.A219];&quot;increasing&quot;;&quot;decreasing&quot;)" office:value-type="string" office:string-value="decreasing" calcext:value-type="string">
            <text:p>decreasing</text:p>
          </table:table-cell>
          <table:table-cell table:formula="of:=SUM([.A220:.A222])" office:value-type="float" office:value="2015" calcext:value-type="float">
            <text:p>2015</text:p>
          </table:table-cell>
          <table:table-cell table:formula="of:=IF([.C220]&gt;[.C2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221]&gt;[.A220];&quot;increasing&quot;;&quot;decreasing&quot;)" office:value-type="string" office:string-value="decreasing" calcext:value-type="string">
            <text:p>decreasing</text:p>
          </table:table-cell>
          <table:table-cell table:formula="of:=SUM([.A221:.A223])" office:value-type="float" office:value="2015" calcext:value-type="float">
            <text:p>2015</text:p>
          </table:table-cell>
          <table:table-cell table:formula="of:=IF([.C221]&gt;[.C2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222]&gt;[.A221];&quot;increasing&quot;;&quot;decreasing&quot;)" office:value-type="string" office:string-value="increasing" calcext:value-type="string">
            <text:p>increasing</text:p>
          </table:table-cell>
          <table:table-cell table:formula="of:=SUM([.A222:.A224])" office:value-type="float" office:value="2029" calcext:value-type="float">
            <text:p>2029</text:p>
          </table:table-cell>
          <table:table-cell table:formula="of:=IF([.C222]&gt;[.C2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223]&gt;[.A222];&quot;increasing&quot;;&quot;decreasing&quot;)" office:value-type="string" office:string-value="increasing" calcext:value-type="string">
            <text:p>increasing</text:p>
          </table:table-cell>
          <table:table-cell table:formula="of:=SUM([.A223:.A225])" office:value-type="float" office:value="2041" calcext:value-type="float">
            <text:p>2041</text:p>
          </table:table-cell>
          <table:table-cell table:formula="of:=IF([.C223]&gt;[.C2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[.A224]&gt;[.A223];&quot;increasing&quot;;&quot;decreasing&quot;)" office:value-type="string" office:string-value="increasing" calcext:value-type="string">
            <text:p>increasing</text:p>
          </table:table-cell>
          <table:table-cell table:formula="of:=SUM([.A224:.A226])" office:value-type="float" office:value="2051" calcext:value-type="float">
            <text:p>2051</text:p>
          </table:table-cell>
          <table:table-cell table:formula="of:=IF([.C224]&gt;[.C2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225]&gt;[.A224];&quot;increasing&quot;;&quot;decreasing&quot;)" office:value-type="string" office:string-value="decreasing" calcext:value-type="string">
            <text:p>decreasing</text:p>
          </table:table-cell>
          <table:table-cell table:formula="of:=SUM([.A225:.A227])" office:value-type="float" office:value="2056" calcext:value-type="float">
            <text:p>2056</text:p>
          </table:table-cell>
          <table:table-cell table:formula="of:=IF([.C225]&gt;[.C2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[.A226]&gt;[.A225];&quot;increasing&quot;;&quot;decreasing&quot;)" office:value-type="string" office:string-value="increasing" calcext:value-type="string">
            <text:p>increasing</text:p>
          </table:table-cell>
          <table:table-cell table:formula="of:=SUM([.A226:.A228])" office:value-type="float" office:value="2067" calcext:value-type="float">
            <text:p>2067</text:p>
          </table:table-cell>
          <table:table-cell table:formula="of:=IF([.C226]&gt;[.C2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227]&gt;[.A226];&quot;increasing&quot;;&quot;decreasing&quot;)" office:value-type="string" office:string-value="increasing" calcext:value-type="string">
            <text:p>increasing</text:p>
          </table:table-cell>
          <table:table-cell table:formula="of:=SUM([.A227:.A229])" office:value-type="float" office:value="2081" calcext:value-type="float">
            <text:p>2081</text:p>
          </table:table-cell>
          <table:table-cell table:formula="of:=IF([.C227]&gt;[.C2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228]&gt;[.A227];&quot;increasing&quot;;&quot;decreasing&quot;)" office:value-type="string" office:string-value="increasing" calcext:value-type="string">
            <text:p>increasing</text:p>
          </table:table-cell>
          <table:table-cell table:formula="of:=SUM([.A228:.A230])" office:value-type="float" office:value="2092" calcext:value-type="float">
            <text:p>2092</text:p>
          </table:table-cell>
          <table:table-cell table:formula="of:=IF([.C228]&gt;[.C2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229]&gt;[.A228];&quot;increasing&quot;;&quot;decreasing&quot;)" office:value-type="string" office:string-value="increasing" calcext:value-type="string">
            <text:p>increasing</text:p>
          </table:table-cell>
          <table:table-cell table:formula="of:=SUM([.A229:.A231])" office:value-type="float" office:value="2099" calcext:value-type="float">
            <text:p>2099</text:p>
          </table:table-cell>
          <table:table-cell table:formula="of:=IF([.C229]&gt;[.C2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230]&gt;[.A229];&quot;increasing&quot;;&quot;decreasing&quot;)" office:value-type="string" office:string-value="increasing" calcext:value-type="string">
            <text:p>increasing</text:p>
          </table:table-cell>
          <table:table-cell table:formula="of:=SUM([.A230:.A232])" office:value-type="float" office:value="2084" calcext:value-type="float">
            <text:p>2084</text:p>
          </table:table-cell>
          <table:table-cell table:formula="of:=IF([.C230]&gt;[.C22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[.A231]&gt;[.A230];&quot;increasing&quot;;&quot;decreasing&quot;)" office:value-type="string" office:string-value="increasing" calcext:value-type="string">
            <text:p>increasing</text:p>
          </table:table-cell>
          <table:table-cell table:formula="of:=SUM([.A231:.A233])" office:value-type="float" office:value="2052" calcext:value-type="float">
            <text:p>2052</text:p>
          </table:table-cell>
          <table:table-cell table:formula="of:=IF([.C231]&gt;[.C2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232]&gt;[.A231];&quot;increasing&quot;;&quot;decreasing&quot;)" office:value-type="string" office:string-value="decreasing" calcext:value-type="string">
            <text:p>decreasing</text:p>
          </table:table-cell>
          <table:table-cell table:formula="of:=SUM([.A232:.A234])" office:value-type="float" office:value="2005" calcext:value-type="float">
            <text:p>2005</text:p>
          </table:table-cell>
          <table:table-cell table:formula="of:=IF([.C232]&gt;[.C2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233]&gt;[.A232];&quot;increasing&quot;;&quot;decreasing&quot;)" office:value-type="string" office:string-value="decreasing" calcext:value-type="string">
            <text:p>decreasing</text:p>
          </table:table-cell>
          <table:table-cell table:formula="of:=SUM([.A233:.A235])" office:value-type="float" office:value="1980" calcext:value-type="float">
            <text:p>1980</text:p>
          </table:table-cell>
          <table:table-cell table:formula="of:=IF([.C233]&gt;[.C2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[.A234]&gt;[.A233];&quot;increasing&quot;;&quot;decreasing&quot;)" office:value-type="string" office:string-value="decreasing" calcext:value-type="string">
            <text:p>decreasing</text:p>
          </table:table-cell>
          <table:table-cell table:formula="of:=SUM([.A234:.A236])" office:value-type="float" office:value="1976" calcext:value-type="float">
            <text:p>1976</text:p>
          </table:table-cell>
          <table:table-cell table:formula="of:=IF([.C234]&gt;[.C2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[.A235]&gt;[.A234];&quot;increasing&quot;;&quot;decreasing&quot;)" office:value-type="string" office:string-value="increasing" calcext:value-type="string">
            <text:p>increasing</text:p>
          </table:table-cell>
          <table:table-cell table:formula="of:=SUM([.A235:.A237])" office:value-type="float" office:value="1994" calcext:value-type="float">
            <text:p>1994</text:p>
          </table:table-cell>
          <table:table-cell table:formula="of:=IF([.C235]&gt;[.C2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[.A236]&gt;[.A235];&quot;increasing&quot;;&quot;decreasing&quot;)" office:value-type="string" office:string-value="increasing" calcext:value-type="string">
            <text:p>increasing</text:p>
          </table:table-cell>
          <table:table-cell table:formula="of:=SUM([.A236:.A238])" office:value-type="float" office:value="2010" calcext:value-type="float">
            <text:p>2010</text:p>
          </table:table-cell>
          <table:table-cell table:formula="of:=IF([.C236]&gt;[.C2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[.A237]&gt;[.A236];&quot;increasing&quot;;&quot;decreasing&quot;)" office:value-type="string" office:string-value="increasing" calcext:value-type="string">
            <text:p>increasing</text:p>
          </table:table-cell>
          <table:table-cell table:formula="of:=SUM([.A237:.A239])" office:value-type="float" office:value="2025" calcext:value-type="float">
            <text:p>2025</text:p>
          </table:table-cell>
          <table:table-cell table:formula="of:=IF([.C237]&gt;[.C2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238]&gt;[.A237];&quot;increasing&quot;;&quot;decreasing&quot;)" office:value-type="string" office:string-value="increasing" calcext:value-type="string">
            <text:p>increasing</text:p>
          </table:table-cell>
          <table:table-cell table:formula="of:=SUM([.A238:.A240])" office:value-type="float" office:value="2034" calcext:value-type="float">
            <text:p>2034</text:p>
          </table:table-cell>
          <table:table-cell table:formula="of:=IF([.C238]&gt;[.C2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239]&gt;[.A238];&quot;increasing&quot;;&quot;decreasing&quot;)" office:value-type="string" office:string-value="increasing" calcext:value-type="string">
            <text:p>increasing</text:p>
          </table:table-cell>
          <table:table-cell table:formula="of:=SUM([.A239:.A241])" office:value-type="float" office:value="2042" calcext:value-type="float">
            <text:p>2042</text:p>
          </table:table-cell>
          <table:table-cell table:formula="of:=IF([.C239]&gt;[.C2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240]&gt;[.A239];&quot;increasing&quot;;&quot;decreasing&quot;)" office:value-type="string" office:string-value="increasing" calcext:value-type="string">
            <text:p>increasing</text:p>
          </table:table-cell>
          <table:table-cell table:formula="of:=SUM([.A240:.A242])" office:value-type="float" office:value="2052" calcext:value-type="float">
            <text:p>2052</text:p>
          </table:table-cell>
          <table:table-cell table:formula="of:=IF([.C240]&gt;[.C2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241]&gt;[.A240];&quot;increasing&quot;;&quot;decreasing&quot;)" office:value-type="string" office:string-value="increasing" calcext:value-type="string">
            <text:p>increasing</text:p>
          </table:table-cell>
          <table:table-cell table:formula="of:=SUM([.A241:.A243])" office:value-type="float" office:value="2046" calcext:value-type="float">
            <text:p>2046</text:p>
          </table:table-cell>
          <table:table-cell table:formula="of:=IF([.C241]&gt;[.C2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242]&gt;[.A241];&quot;increasing&quot;;&quot;decreasing&quot;)" office:value-type="string" office:string-value="increasing" calcext:value-type="string">
            <text:p>increasing</text:p>
          </table:table-cell>
          <table:table-cell table:formula="of:=SUM([.A242:.A244])" office:value-type="float" office:value="2029" calcext:value-type="float">
            <text:p>2029</text:p>
          </table:table-cell>
          <table:table-cell table:formula="of:=IF([.C242]&gt;[.C2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243]&gt;[.A242];&quot;increasing&quot;;&quot;decreasing&quot;)" office:value-type="string" office:string-value="decreasing" calcext:value-type="string">
            <text:p>decreasing</text:p>
          </table:table-cell>
          <table:table-cell table:formula="of:=SUM([.A243:.A245])" office:value-type="float" office:value="2003" calcext:value-type="float">
            <text:p>2003</text:p>
          </table:table-cell>
          <table:table-cell table:formula="of:=IF([.C243]&gt;[.C2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244]&gt;[.A243];&quot;increasing&quot;;&quot;decreasing&quot;)" office:value-type="string" office:string-value="decreasing" calcext:value-type="string">
            <text:p>decreasing</text:p>
          </table:table-cell>
          <table:table-cell table:formula="of:=SUM([.A244:.A246])" office:value-type="float" office:value="1975" calcext:value-type="float">
            <text:p>1975</text:p>
          </table:table-cell>
          <table:table-cell table:formula="of:=IF([.C244]&gt;[.C24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245]&gt;[.A244];&quot;increasing&quot;;&quot;decreasing&quot;)" office:value-type="string" office:string-value="decreasing" calcext:value-type="string">
            <text:p>decreasing</text:p>
          </table:table-cell>
          <table:table-cell table:formula="of:=SUM([.A245:.A247])" office:value-type="float" office:value="1960" calcext:value-type="float">
            <text:p>1960</text:p>
          </table:table-cell>
          <table:table-cell table:formula="of:=IF([.C245]&gt;[.C24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[.A246]&gt;[.A245];&quot;increasing&quot;;&quot;decreasing&quot;)" office:value-type="string" office:string-value="decreasing" calcext:value-type="string">
            <text:p>decreasing</text:p>
          </table:table-cell>
          <table:table-cell table:formula="of:=SUM([.A246:.A248])" office:value-type="float" office:value="1959" calcext:value-type="float">
            <text:p>1959</text:p>
          </table:table-cell>
          <table:table-cell table:formula="of:=IF([.C246]&gt;[.C24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247]&gt;[.A246];&quot;increasing&quot;;&quot;decreasing&quot;)" office:value-type="string" office:string-value="increasing" calcext:value-type="string">
            <text:p>increasing</text:p>
          </table:table-cell>
          <table:table-cell table:formula="of:=SUM([.A247:.A249])" office:value-type="float" office:value="1986" calcext:value-type="float">
            <text:p>1986</text:p>
          </table:table-cell>
          <table:table-cell table:formula="of:=IF([.C247]&gt;[.C2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248]&gt;[.A247];&quot;increasing&quot;;&quot;decreasing&quot;)" office:value-type="string" office:string-value="increasing" calcext:value-type="string">
            <text:p>increasing</text:p>
          </table:table-cell>
          <table:table-cell table:formula="of:=SUM([.A248:.A250])" office:value-type="float" office:value="2011" calcext:value-type="float">
            <text:p>2011</text:p>
          </table:table-cell>
          <table:table-cell table:formula="of:=IF([.C248]&gt;[.C2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249]&gt;[.A248];&quot;increasing&quot;;&quot;decreasing&quot;)" office:value-type="string" office:string-value="increasing" calcext:value-type="string">
            <text:p>increasing</text:p>
          </table:table-cell>
          <table:table-cell table:formula="of:=SUM([.A249:.A251])" office:value-type="float" office:value="2019" calcext:value-type="float">
            <text:p>2019</text:p>
          </table:table-cell>
          <table:table-cell table:formula="of:=IF([.C249]&gt;[.C2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250]&gt;[.A249];&quot;increasing&quot;;&quot;decreasing&quot;)" office:value-type="string" office:string-value="increasing" calcext:value-type="string">
            <text:p>increasing</text:p>
          </table:table-cell>
          <table:table-cell table:formula="of:=SUM([.A250:.A252])" office:value-type="float" office:value="2016" calcext:value-type="float">
            <text:p>2016</text:p>
          </table:table-cell>
          <table:table-cell table:formula="of:=IF([.C250]&gt;[.C24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251]&gt;[.A250];&quot;increasing&quot;;&quot;decreasing&quot;)" office:value-type="string" office:string-value="decreasing" calcext:value-type="string">
            <text:p>decreasing</text:p>
          </table:table-cell>
          <table:table-cell table:formula="of:=SUM([.A251:.A253])" office:value-type="float" office:value="2044" calcext:value-type="float">
            <text:p>2044</text:p>
          </table:table-cell>
          <table:table-cell table:formula="of:=IF([.C251]&gt;[.C2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252]&gt;[.A251];&quot;increasing&quot;;&quot;decreasing&quot;)" office:value-type="string" office:string-value="increasing" calcext:value-type="string">
            <text:p>increasing</text:p>
          </table:table-cell>
          <table:table-cell table:formula="of:=SUM([.A252:.A254])" office:value-type="float" office:value="2078" calcext:value-type="float">
            <text:p>2078</text:p>
          </table:table-cell>
          <table:table-cell table:formula="of:=IF([.C252]&gt;[.C2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253]&gt;[.A252];&quot;increasing&quot;;&quot;decreasing&quot;)" office:value-type="string" office:string-value="increasing" calcext:value-type="string">
            <text:p>increasing</text:p>
          </table:table-cell>
          <table:table-cell table:formula="of:=SUM([.A253:.A255])" office:value-type="float" office:value="2119" calcext:value-type="float">
            <text:p>2119</text:p>
          </table:table-cell>
          <table:table-cell table:formula="of:=IF([.C253]&gt;[.C2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[.A254]&gt;[.A253];&quot;increasing&quot;;&quot;decreasing&quot;)" office:value-type="string" office:string-value="increasing" calcext:value-type="string">
            <text:p>increasing</text:p>
          </table:table-cell>
          <table:table-cell table:formula="of:=SUM([.A254:.A256])" office:value-type="float" office:value="2129" calcext:value-type="float">
            <text:p>2129</text:p>
          </table:table-cell>
          <table:table-cell table:formula="of:=IF([.C254]&gt;[.C2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255]&gt;[.A254];&quot;increasing&quot;;&quot;decreasing&quot;)" office:value-type="string" office:string-value="increasing" calcext:value-type="string">
            <text:p>increasing</text:p>
          </table:table-cell>
          <table:table-cell table:formula="of:=SUM([.A255:.A257])" office:value-type="float" office:value="2137" calcext:value-type="float">
            <text:p>2137</text:p>
          </table:table-cell>
          <table:table-cell table:formula="of:=IF([.C255]&gt;[.C2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[.A256]&gt;[.A255];&quot;increasing&quot;;&quot;decreasing&quot;)" office:value-type="string" office:string-value="increasing" calcext:value-type="string">
            <text:p>increasing</text:p>
          </table:table-cell>
          <table:table-cell table:formula="of:=SUM([.A256:.A258])" office:value-type="float" office:value="2139" calcext:value-type="float">
            <text:p>2139</text:p>
          </table:table-cell>
          <table:table-cell table:formula="of:=IF([.C256]&gt;[.C2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257]&gt;[.A256];&quot;increasing&quot;;&quot;decreasing&quot;)" office:value-type="string" office:string-value="decreasing" calcext:value-type="string">
            <text:p>decreasing</text:p>
          </table:table-cell>
          <table:table-cell table:formula="of:=SUM([.A257:.A259])" office:value-type="float" office:value="2148" calcext:value-type="float">
            <text:p>2148</text:p>
          </table:table-cell>
          <table:table-cell table:formula="of:=IF([.C257]&gt;[.C2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258]&gt;[.A257];&quot;increasing&quot;;&quot;decreasing&quot;)" office:value-type="string" office:string-value="increasing" calcext:value-type="string">
            <text:p>increasing</text:p>
          </table:table-cell>
          <table:table-cell table:formula="of:=SUM([.A258:.A260])" office:value-type="float" office:value="2149" calcext:value-type="float">
            <text:p>2149</text:p>
          </table:table-cell>
          <table:table-cell table:formula="of:=IF([.C258]&gt;[.C2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259]&gt;[.A258];&quot;increasing&quot;;&quot;decreasing&quot;)" office:value-type="string" office:string-value="increasing" calcext:value-type="string">
            <text:p>increasing</text:p>
          </table:table-cell>
          <table:table-cell table:formula="of:=SUM([.A259:.A261])" office:value-type="float" office:value="2149" calcext:value-type="float">
            <text:p>2149</text:p>
          </table:table-cell>
          <table:table-cell table:formula="of:=IF([.C259]&gt;[.C25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[.A260]&gt;[.A259];&quot;increasing&quot;;&quot;decreasing&quot;)" office:value-type="string" office:string-value="decreasing" calcext:value-type="string">
            <text:p>decreasing</text:p>
          </table:table-cell>
          <table:table-cell table:formula="of:=SUM([.A260:.A262])" office:value-type="float" office:value="2142" calcext:value-type="float">
            <text:p>2142</text:p>
          </table:table-cell>
          <table:table-cell table:formula="of:=IF([.C260]&gt;[.C25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261]&gt;[.A260];&quot;increasing&quot;;&quot;decreasing&quot;)" office:value-type="string" office:string-value="increasing" calcext:value-type="string">
            <text:p>increasing</text:p>
          </table:table-cell>
          <table:table-cell table:formula="of:=SUM([.A261:.A263])" office:value-type="float" office:value="2157" calcext:value-type="float">
            <text:p>2157</text:p>
          </table:table-cell>
          <table:table-cell table:formula="of:=IF([.C261]&gt;[.C2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262]&gt;[.A261];&quot;increasing&quot;;&quot;decreasing&quot;)" office:value-type="string" office:string-value="increasing" calcext:value-type="string">
            <text:p>increasing</text:p>
          </table:table-cell>
          <table:table-cell table:formula="of:=SUM([.A262:.A264])" office:value-type="float" office:value="2166" calcext:value-type="float">
            <text:p>2166</text:p>
          </table:table-cell>
          <table:table-cell table:formula="of:=IF([.C262]&gt;[.C2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[.A263]&gt;[.A262];&quot;increasing&quot;;&quot;decreasing&quot;)" office:value-type="string" office:string-value="increasing" calcext:value-type="string">
            <text:p>increasing</text:p>
          </table:table-cell>
          <table:table-cell table:formula="of:=SUM([.A263:.A265])" office:value-type="float" office:value="2175" calcext:value-type="float">
            <text:p>2175</text:p>
          </table:table-cell>
          <table:table-cell table:formula="of:=IF([.C263]&gt;[.C2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264]&gt;[.A263];&quot;increasing&quot;;&quot;decreasing&quot;)" office:value-type="string" office:string-value="decreasing" calcext:value-type="string">
            <text:p>decreasing</text:p>
          </table:table-cell>
          <table:table-cell table:formula="of:=SUM([.A264:.A266])" office:value-type="float" office:value="2187" calcext:value-type="float">
            <text:p>2187</text:p>
          </table:table-cell>
          <table:table-cell table:formula="of:=IF([.C264]&gt;[.C2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265]&gt;[.A264];&quot;increasing&quot;;&quot;decreasing&quot;)" office:value-type="string" office:string-value="increasing" calcext:value-type="string">
            <text:p>increasing</text:p>
          </table:table-cell>
          <table:table-cell table:formula="of:=SUM([.A265:.A267])" office:value-type="float" office:value="2207" calcext:value-type="float">
            <text:p>2207</text:p>
          </table:table-cell>
          <table:table-cell table:formula="of:=IF([.C265]&gt;[.C2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266]&gt;[.A265];&quot;increasing&quot;;&quot;decreasing&quot;)" office:value-type="string" office:string-value="increasing" calcext:value-type="string">
            <text:p>increasing</text:p>
          </table:table-cell>
          <table:table-cell table:formula="of:=SUM([.A266:.A268])" office:value-type="float" office:value="2230" calcext:value-type="float">
            <text:p>2230</text:p>
          </table:table-cell>
          <table:table-cell table:formula="of:=IF([.C266]&gt;[.C2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[.A267]&gt;[.A266];&quot;increasing&quot;;&quot;decreasing&quot;)" office:value-type="string" office:string-value="increasing" calcext:value-type="string">
            <text:p>increasing</text:p>
          </table:table-cell>
          <table:table-cell table:formula="of:=SUM([.A267:.A269])" office:value-type="float" office:value="2243" calcext:value-type="float">
            <text:p>2243</text:p>
          </table:table-cell>
          <table:table-cell table:formula="of:=IF([.C267]&gt;[.C2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[.A268]&gt;[.A267];&quot;increasing&quot;;&quot;decreasing&quot;)" office:value-type="string" office:string-value="increasing" calcext:value-type="string">
            <text:p>increasing</text:p>
          </table:table-cell>
          <table:table-cell table:formula="of:=SUM([.A268:.A270])" office:value-type="float" office:value="2255" calcext:value-type="float">
            <text:p>2255</text:p>
          </table:table-cell>
          <table:table-cell table:formula="of:=IF([.C268]&gt;[.C2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[.A269]&gt;[.A268];&quot;increasing&quot;;&quot;decreasing&quot;)" office:value-type="string" office:string-value="increasing" calcext:value-type="string">
            <text:p>increasing</text:p>
          </table:table-cell>
          <table:table-cell table:formula="of:=SUM([.A269:.A271])" office:value-type="float" office:value="2271" calcext:value-type="float">
            <text:p>2271</text:p>
          </table:table-cell>
          <table:table-cell table:formula="of:=IF([.C269]&gt;[.C2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[.A270]&gt;[.A269];&quot;increasing&quot;;&quot;decreasing&quot;)" office:value-type="string" office:string-value="increasing" calcext:value-type="string">
            <text:p>increasing</text:p>
          </table:table-cell>
          <table:table-cell table:formula="of:=SUM([.A270:.A272])" office:value-type="float" office:value="2272" calcext:value-type="float">
            <text:p>2272</text:p>
          </table:table-cell>
          <table:table-cell table:formula="of:=IF([.C270]&gt;[.C2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[.A271]&gt;[.A270];&quot;increasing&quot;;&quot;decreasing&quot;)" office:value-type="string" office:string-value="increasing" calcext:value-type="string">
            <text:p>increasing</text:p>
          </table:table-cell>
          <table:table-cell table:formula="of:=SUM([.A271:.A273])" office:value-type="float" office:value="2260" calcext:value-type="float">
            <text:p>2260</text:p>
          </table:table-cell>
          <table:table-cell table:formula="of:=IF([.C271]&gt;[.C2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[.A272]&gt;[.A271];&quot;increasing&quot;;&quot;decreasing&quot;)" office:value-type="string" office:string-value="decreasing" calcext:value-type="string">
            <text:p>decreasing</text:p>
          </table:table-cell>
          <table:table-cell table:formula="of:=SUM([.A272:.A274])" office:value-type="float" office:value="2247" calcext:value-type="float">
            <text:p>2247</text:p>
          </table:table-cell>
          <table:table-cell table:formula="of:=IF([.C272]&gt;[.C2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[.A273]&gt;[.A272];&quot;increasing&quot;;&quot;decreasing&quot;)" office:value-type="string" office:string-value="decreasing" calcext:value-type="string">
            <text:p>decreasing</text:p>
          </table:table-cell>
          <table:table-cell table:formula="of:=SUM([.A273:.A275])" office:value-type="float" office:value="2254" calcext:value-type="float">
            <text:p>2254</text:p>
          </table:table-cell>
          <table:table-cell table:formula="of:=IF([.C273]&gt;[.C2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274]&gt;[.A273];&quot;increasing&quot;;&quot;decreasing&quot;)" office:value-type="string" office:string-value="increasing" calcext:value-type="string">
            <text:p>increasing</text:p>
          </table:table-cell>
          <table:table-cell table:formula="of:=SUM([.A274:.A276])" office:value-type="float" office:value="2274" calcext:value-type="float">
            <text:p>2274</text:p>
          </table:table-cell>
          <table:table-cell table:formula="of:=IF([.C274]&gt;[.C2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[.A275]&gt;[.A274];&quot;increasing&quot;;&quot;decreasing&quot;)" office:value-type="string" office:string-value="increasing" calcext:value-type="string">
            <text:p>increasing</text:p>
          </table:table-cell>
          <table:table-cell table:formula="of:=SUM([.A275:.A277])" office:value-type="float" office:value="2288" calcext:value-type="float">
            <text:p>2288</text:p>
          </table:table-cell>
          <table:table-cell table:formula="of:=IF([.C275]&gt;[.C2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[.A276]&gt;[.A275];&quot;increasing&quot;;&quot;decreasing&quot;)" office:value-type="string" office:string-value="increasing" calcext:value-type="string">
            <text:p>increasing</text:p>
          </table:table-cell>
          <table:table-cell table:formula="of:=SUM([.A276:.A278])" office:value-type="float" office:value="2292" calcext:value-type="float">
            <text:p>2292</text:p>
          </table:table-cell>
          <table:table-cell table:formula="of:=IF([.C276]&gt;[.C2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F([.A277]&gt;[.A276];&quot;increasing&quot;;&quot;decreasing&quot;)" office:value-type="string" office:string-value="increasing" calcext:value-type="string">
            <text:p>increasing</text:p>
          </table:table-cell>
          <table:table-cell table:formula="of:=SUM([.A277:.A279])" office:value-type="float" office:value="2295" calcext:value-type="float">
            <text:p>2295</text:p>
          </table:table-cell>
          <table:table-cell table:formula="of:=IF([.C277]&gt;[.C2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[.A278]&gt;[.A277];&quot;increasing&quot;;&quot;decreasing&quot;)" office:value-type="string" office:string-value="increasing" calcext:value-type="string">
            <text:p>increasing</text:p>
          </table:table-cell>
          <table:table-cell table:formula="of:=SUM([.A278:.A280])" office:value-type="float" office:value="2299" calcext:value-type="float">
            <text:p>2299</text:p>
          </table:table-cell>
          <table:table-cell table:formula="of:=IF([.C278]&gt;[.C2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[.A279]&gt;[.A278];&quot;increasing&quot;;&quot;decreasing&quot;)" office:value-type="string" office:string-value="increasing" calcext:value-type="string">
            <text:p>increasing</text:p>
          </table:table-cell>
          <table:table-cell table:formula="of:=SUM([.A279:.A281])" office:value-type="float" office:value="2326" calcext:value-type="float">
            <text:p>2326</text:p>
          </table:table-cell>
          <table:table-cell table:formula="of:=IF([.C279]&gt;[.C2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[.A280]&gt;[.A279];&quot;increasing&quot;;&quot;decreasing&quot;)" office:value-type="string" office:string-value="increasing" calcext:value-type="string">
            <text:p>increasing</text:p>
          </table:table-cell>
          <table:table-cell table:formula="of:=SUM([.A280:.A282])" office:value-type="float" office:value="2353" calcext:value-type="float">
            <text:p>2353</text:p>
          </table:table-cell>
          <table:table-cell table:formula="of:=IF([.C280]&gt;[.C2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[.A281]&gt;[.A280];&quot;increasing&quot;;&quot;decreasing&quot;)" office:value-type="string" office:string-value="increasing" calcext:value-type="string">
            <text:p>increasing</text:p>
          </table:table-cell>
          <table:table-cell table:formula="of:=SUM([.A281:.A283])" office:value-type="float" office:value="2384" calcext:value-type="float">
            <text:p>2384</text:p>
          </table:table-cell>
          <table:table-cell table:formula="of:=IF([.C281]&gt;[.C2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F([.A282]&gt;[.A281];&quot;increasing&quot;;&quot;decreasing&quot;)" office:value-type="string" office:string-value="increasing" calcext:value-type="string">
            <text:p>increasing</text:p>
          </table:table-cell>
          <table:table-cell table:formula="of:=SUM([.A282:.A284])" office:value-type="float" office:value="2390" calcext:value-type="float">
            <text:p>2390</text:p>
          </table:table-cell>
          <table:table-cell table:formula="of:=IF([.C282]&gt;[.C2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283]&gt;[.A282];&quot;increasing&quot;;&quot;decreasing&quot;)" office:value-type="string" office:string-value="increasing" calcext:value-type="string">
            <text:p>increasing</text:p>
          </table:table-cell>
          <table:table-cell table:formula="of:=SUM([.A283:.A285])" office:value-type="float" office:value="2396" calcext:value-type="float">
            <text:p>2396</text:p>
          </table:table-cell>
          <table:table-cell table:formula="of:=IF([.C283]&gt;[.C2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284]&gt;[.A283];&quot;increasing&quot;;&quot;decreasing&quot;)" office:value-type="string" office:string-value="decreasing" calcext:value-type="string">
            <text:p>decreasing</text:p>
          </table:table-cell>
          <table:table-cell table:formula="of:=SUM([.A284:.A286])" office:value-type="float" office:value="2381" calcext:value-type="float">
            <text:p>2381</text:p>
          </table:table-cell>
          <table:table-cell table:formula="of:=IF([.C284]&gt;[.C2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285]&gt;[.A284];&quot;increasing&quot;;&quot;decreasing&quot;)" office:value-type="string" office:string-value="increasing" calcext:value-type="string">
            <text:p>increasing</text:p>
          </table:table-cell>
          <table:table-cell table:formula="of:=SUM([.A285:.A287])" office:value-type="float" office:value="2374" calcext:value-type="float">
            <text:p>2374</text:p>
          </table:table-cell>
          <table:table-cell table:formula="of:=IF([.C285]&gt;[.C2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[.A286]&gt;[.A285];&quot;increasing&quot;;&quot;decreasing&quot;)" office:value-type="string" office:string-value="decreasing" calcext:value-type="string">
            <text:p>decreasing</text:p>
          </table:table-cell>
          <table:table-cell table:formula="of:=SUM([.A286:.A288])" office:value-type="float" office:value="2362" calcext:value-type="float">
            <text:p>2362</text:p>
          </table:table-cell>
          <table:table-cell table:formula="of:=IF([.C286]&gt;[.C2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[.A287]&gt;[.A286];&quot;increasing&quot;;&quot;decreasing&quot;)" office:value-type="string" office:string-value="increasing" calcext:value-type="string">
            <text:p>increasing</text:p>
          </table:table-cell>
          <table:table-cell table:formula="of:=SUM([.A287:.A289])" office:value-type="float" office:value="2366" calcext:value-type="float">
            <text:p>2366</text:p>
          </table:table-cell>
          <table:table-cell table:formula="of:=IF([.C287]&gt;[.C2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F([.A288]&gt;[.A287];&quot;increasing&quot;;&quot;decreasing&quot;)" office:value-type="string" office:string-value="decreasing" calcext:value-type="string">
            <text:p>decreasing</text:p>
          </table:table-cell>
          <table:table-cell table:formula="of:=SUM([.A288:.A290])" office:value-type="float" office:value="2364" calcext:value-type="float">
            <text:p>2364</text:p>
          </table:table-cell>
          <table:table-cell table:formula="of:=IF([.C288]&gt;[.C2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[.A289]&gt;[.A288];&quot;increasing&quot;;&quot;decreasing&quot;)" office:value-type="string" office:string-value="increasing" calcext:value-type="string">
            <text:p>increasing</text:p>
          </table:table-cell>
          <table:table-cell table:formula="of:=SUM([.A289:.A291])" office:value-type="float" office:value="2385" calcext:value-type="float">
            <text:p>2385</text:p>
          </table:table-cell>
          <table:table-cell table:formula="of:=IF([.C289]&gt;[.C2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[.A290]&gt;[.A289];&quot;increasing&quot;;&quot;decreasing&quot;)" office:value-type="string" office:string-value="increasing" calcext:value-type="string">
            <text:p>increasing</text:p>
          </table:table-cell>
          <table:table-cell table:formula="of:=SUM([.A290:.A292])" office:value-type="float" office:value="2401" calcext:value-type="float">
            <text:p>2401</text:p>
          </table:table-cell>
          <table:table-cell table:formula="of:=IF([.C290]&gt;[.C2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[.A291]&gt;[.A290];&quot;increasing&quot;;&quot;decreasing&quot;)" office:value-type="string" office:string-value="increasing" calcext:value-type="string">
            <text:p>increasing</text:p>
          </table:table-cell>
          <table:table-cell table:formula="of:=SUM([.A291:.A293])" office:value-type="float" office:value="2420" calcext:value-type="float">
            <text:p>2420</text:p>
          </table:table-cell>
          <table:table-cell table:formula="of:=IF([.C291]&gt;[.C2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292]&gt;[.A291];&quot;increasing&quot;;&quot;decreasing&quot;)" office:value-type="string" office:string-value="decreasing" calcext:value-type="string">
            <text:p>decreasing</text:p>
          </table:table-cell>
          <table:table-cell table:formula="of:=SUM([.A292:.A294])" office:value-type="float" office:value="2441" calcext:value-type="float">
            <text:p>2441</text:p>
          </table:table-cell>
          <table:table-cell table:formula="of:=IF([.C292]&gt;[.C2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[.A293]&gt;[.A292];&quot;increasing&quot;;&quot;decreasing&quot;)" office:value-type="string" office:string-value="increasing" calcext:value-type="string">
            <text:p>increasing</text:p>
          </table:table-cell>
          <table:table-cell table:formula="of:=SUM([.A293:.A295])" office:value-type="float" office:value="2465" calcext:value-type="float">
            <text:p>2465</text:p>
          </table:table-cell>
          <table:table-cell table:formula="of:=IF([.C293]&gt;[.C2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F([.A294]&gt;[.A293];&quot;increasing&quot;;&quot;decreasing&quot;)" office:value-type="string" office:string-value="increasing" calcext:value-type="string">
            <text:p>increasing</text:p>
          </table:table-cell>
          <table:table-cell table:formula="of:=SUM([.A294:.A296])" office:value-type="float" office:value="2503" calcext:value-type="float">
            <text:p>2503</text:p>
          </table:table-cell>
          <table:table-cell table:formula="of:=IF([.C294]&gt;[.C2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[.A295]&gt;[.A294];&quot;increasing&quot;;&quot;decreasing&quot;)" office:value-type="string" office:string-value="decreasing" calcext:value-type="string">
            <text:p>decreasing</text:p>
          </table:table-cell>
          <table:table-cell table:formula="of:=SUM([.A295:.A297])" office:value-type="float" office:value="2516" calcext:value-type="float">
            <text:p>2516</text:p>
          </table:table-cell>
          <table:table-cell table:formula="of:=IF([.C295]&gt;[.C2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[.A296]&gt;[.A295];&quot;increasing&quot;;&quot;decreasing&quot;)" office:value-type="string" office:string-value="increasing" calcext:value-type="string">
            <text:p>increasing</text:p>
          </table:table-cell>
          <table:table-cell table:formula="of:=SUM([.A296:.A298])" office:value-type="float" office:value="2538" calcext:value-type="float">
            <text:p>2538</text:p>
          </table:table-cell>
          <table:table-cell table:formula="of:=IF([.C296]&gt;[.C2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[.A297]&gt;[.A296];&quot;increasing&quot;;&quot;decreasing&quot;)" office:value-type="string" office:string-value="decreasing" calcext:value-type="string">
            <text:p>decreasing</text:p>
          </table:table-cell>
          <table:table-cell table:formula="of:=SUM([.A297:.A299])" office:value-type="float" office:value="2543" calcext:value-type="float">
            <text:p>2543</text:p>
          </table:table-cell>
          <table:table-cell table:formula="of:=IF([.C297]&gt;[.C2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298]&gt;[.A297];&quot;increasing&quot;;&quot;decreasing&quot;)" office:value-type="string" office:string-value="increasing" calcext:value-type="string">
            <text:p>increasing</text:p>
          </table:table-cell>
          <table:table-cell table:formula="of:=SUM([.A298:.A300])" office:value-type="float" office:value="2553" calcext:value-type="float">
            <text:p>2553</text:p>
          </table:table-cell>
          <table:table-cell table:formula="of:=IF([.C298]&gt;[.C2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[.A299]&gt;[.A298];&quot;increasing&quot;;&quot;decreasing&quot;)" office:value-type="string" office:string-value="increasing" calcext:value-type="string">
            <text:p>increasing</text:p>
          </table:table-cell>
          <table:table-cell table:formula="of:=SUM([.A299:.A301])" office:value-type="float" office:value="2556" calcext:value-type="float">
            <text:p>2556</text:p>
          </table:table-cell>
          <table:table-cell table:formula="of:=IF([.C299]&gt;[.C2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300]&gt;[.A299];&quot;increasing&quot;;&quot;decreasing&quot;)" office:value-type="string" office:string-value="increasing" calcext:value-type="string">
            <text:p>increasing</text:p>
          </table:table-cell>
          <table:table-cell table:formula="of:=SUM([.A300:.A302])" office:value-type="float" office:value="2552" calcext:value-type="float">
            <text:p>2552</text:p>
          </table:table-cell>
          <table:table-cell table:formula="of:=IF([.C300]&gt;[.C2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[.A301]&gt;[.A300];&quot;increasing&quot;;&quot;decreasing&quot;)" office:value-type="string" office:string-value="increasing" calcext:value-type="string">
            <text:p>increasing</text:p>
          </table:table-cell>
          <table:table-cell table:formula="of:=SUM([.A301:.A303])" office:value-type="float" office:value="2560" calcext:value-type="float">
            <text:p>2560</text:p>
          </table:table-cell>
          <table:table-cell table:formula="of:=IF([.C301]&gt;[.C3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[.A302]&gt;[.A301];&quot;increasing&quot;;&quot;decreasing&quot;)" office:value-type="string" office:string-value="decreasing" calcext:value-type="string">
            <text:p>decreasing</text:p>
          </table:table-cell>
          <table:table-cell table:formula="of:=SUM([.A302:.A304])" office:value-type="float" office:value="2568" calcext:value-type="float">
            <text:p>2568</text:p>
          </table:table-cell>
          <table:table-cell table:formula="of:=IF([.C302]&gt;[.C3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303]&gt;[.A302];&quot;increasing&quot;;&quot;decreasing&quot;)" office:value-type="string" office:string-value="increasing" calcext:value-type="string">
            <text:p>increasing</text:p>
          </table:table-cell>
          <table:table-cell table:formula="of:=SUM([.A303:.A305])" office:value-type="float" office:value="2581" calcext:value-type="float">
            <text:p>2581</text:p>
          </table:table-cell>
          <table:table-cell table:formula="of:=IF([.C303]&gt;[.C3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[.A304]&gt;[.A303];&quot;increasing&quot;;&quot;decreasing&quot;)" office:value-type="string" office:string-value="increasing" calcext:value-type="string">
            <text:p>increasing</text:p>
          </table:table-cell>
          <table:table-cell table:formula="of:=SUM([.A304:.A306])" office:value-type="float" office:value="2589" calcext:value-type="float">
            <text:p>2589</text:p>
          </table:table-cell>
          <table:table-cell table:formula="of:=IF([.C304]&gt;[.C3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305]&gt;[.A304];&quot;increasing&quot;;&quot;decreasing&quot;)" office:value-type="string" office:string-value="decreasing" calcext:value-type="string">
            <text:p>decreasing</text:p>
          </table:table-cell>
          <table:table-cell table:formula="of:=SUM([.A305:.A307])" office:value-type="float" office:value="2594" calcext:value-type="float">
            <text:p>2594</text:p>
          </table:table-cell>
          <table:table-cell table:formula="of:=IF([.C305]&gt;[.C3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[.A306]&gt;[.A305];&quot;increasing&quot;;&quot;decreasing&quot;)" office:value-type="string" office:string-value="increasing" calcext:value-type="string">
            <text:p>increasing</text:p>
          </table:table-cell>
          <table:table-cell table:formula="of:=SUM([.A306:.A308])" office:value-type="float" office:value="2608" calcext:value-type="float">
            <text:p>2608</text:p>
          </table:table-cell>
          <table:table-cell table:formula="of:=IF([.C306]&gt;[.C3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307]&gt;[.A306];&quot;increasing&quot;;&quot;decreasing&quot;)" office:value-type="string" office:string-value="decreasing" calcext:value-type="string">
            <text:p>decreasing</text:p>
          </table:table-cell>
          <table:table-cell table:formula="of:=SUM([.A307:.A309])" office:value-type="float" office:value="2608" calcext:value-type="float">
            <text:p>2608</text:p>
          </table:table-cell>
          <table:table-cell table:formula="of:=IF([.C307]&gt;[.C3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308]&gt;[.A307];&quot;increasing&quot;;&quot;decreasing&quot;)" office:value-type="string" office:string-value="increasing" calcext:value-type="string">
            <text:p>increasing</text:p>
          </table:table-cell>
          <table:table-cell table:formula="of:=SUM([.A308:.A310])" office:value-type="float" office:value="2608" calcext:value-type="float">
            <text:p>2608</text:p>
          </table:table-cell>
          <table:table-cell table:formula="of:=IF([.C308]&gt;[.C3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[.A309]&gt;[.A308];&quot;increasing&quot;;&quot;decreasing&quot;)" office:value-type="string" office:string-value="decreasing" calcext:value-type="string">
            <text:p>decreasing</text:p>
          </table:table-cell>
          <table:table-cell table:formula="of:=SUM([.A309:.A311])" office:value-type="float" office:value="2605" calcext:value-type="float">
            <text:p>2605</text:p>
          </table:table-cell>
          <table:table-cell table:formula="of:=IF([.C309]&gt;[.C30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310]&gt;[.A309];&quot;increasing&quot;;&quot;decreasing&quot;)" office:value-type="string" office:string-value="decreasing" calcext:value-type="string">
            <text:p>decreasing</text:p>
          </table:table-cell>
          <table:table-cell table:formula="of:=SUM([.A310:.A312])" office:value-type="float" office:value="2610" calcext:value-type="float">
            <text:p>2610</text:p>
          </table:table-cell>
          <table:table-cell table:formula="of:=IF([.C310]&gt;[.C3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[.A311]&gt;[.A310];&quot;increasing&quot;;&quot;decreasing&quot;)" office:value-type="string" office:string-value="increasing" calcext:value-type="string">
            <text:p>increasing</text:p>
          </table:table-cell>
          <table:table-cell table:formula="of:=SUM([.A311:.A313])" office:value-type="float" office:value="2622" calcext:value-type="float">
            <text:p>2622</text:p>
          </table:table-cell>
          <table:table-cell table:formula="of:=IF([.C311]&gt;[.C3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[.A312]&gt;[.A311];&quot;increasing&quot;;&quot;decreasing&quot;)" office:value-type="string" office:string-value="increasing" calcext:value-type="string">
            <text:p>increasing</text:p>
          </table:table-cell>
          <table:table-cell table:formula="of:=SUM([.A312:.A314])" office:value-type="float" office:value="2630" calcext:value-type="float">
            <text:p>2630</text:p>
          </table:table-cell>
          <table:table-cell table:formula="of:=IF([.C312]&gt;[.C3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[.A313]&gt;[.A312];&quot;increasing&quot;;&quot;decreasing&quot;)" office:value-type="string" office:string-value="increasing" calcext:value-type="string">
            <text:p>increasing</text:p>
          </table:table-cell>
          <table:table-cell table:formula="of:=SUM([.A313:.A315])" office:value-type="float" office:value="2633" calcext:value-type="float">
            <text:p>2633</text:p>
          </table:table-cell>
          <table:table-cell table:formula="of:=IF([.C313]&gt;[.C3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[.A314]&gt;[.A313];&quot;increasing&quot;;&quot;decreasing&quot;)" office:value-type="string" office:string-value="increasing" calcext:value-type="string">
            <text:p>increasing</text:p>
          </table:table-cell>
          <table:table-cell table:formula="of:=SUM([.A314:.A316])" office:value-type="float" office:value="2629" calcext:value-type="float">
            <text:p>2629</text:p>
          </table:table-cell>
          <table:table-cell table:formula="of:=IF([.C314]&gt;[.C3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[.A315]&gt;[.A314];&quot;increasing&quot;;&quot;decreasing&quot;)" office:value-type="string" office:string-value="decreasing" calcext:value-type="string">
            <text:p>decreasing</text:p>
          </table:table-cell>
          <table:table-cell table:formula="of:=SUM([.A315:.A317])" office:value-type="float" office:value="2607" calcext:value-type="float">
            <text:p>2607</text:p>
          </table:table-cell>
          <table:table-cell table:formula="of:=IF([.C315]&gt;[.C3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316]&gt;[.A315];&quot;increasing&quot;;&quot;decreasing&quot;)" office:value-type="string" office:string-value="decreasing" calcext:value-type="string">
            <text:p>decreasing</text:p>
          </table:table-cell>
          <table:table-cell table:formula="of:=SUM([.A316:.A318])" office:value-type="float" office:value="2590" calcext:value-type="float">
            <text:p>2590</text:p>
          </table:table-cell>
          <table:table-cell table:formula="of:=IF([.C316]&gt;[.C3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[.A317]&gt;[.A316];&quot;increasing&quot;;&quot;decreasing&quot;)" office:value-type="string" office:string-value="decreasing" calcext:value-type="string">
            <text:p>decreasing</text:p>
          </table:table-cell>
          <table:table-cell table:formula="of:=SUM([.A317:.A319])" office:value-type="float" office:value="2574" calcext:value-type="float">
            <text:p>2574</text:p>
          </table:table-cell>
          <table:table-cell table:formula="of:=IF([.C317]&gt;[.C3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[.A318]&gt;[.A317];&quot;increasing&quot;;&quot;decreasing&quot;)" office:value-type="string" office:string-value="increasing" calcext:value-type="string">
            <text:p>increasing</text:p>
          </table:table-cell>
          <table:table-cell table:formula="of:=SUM([.A318:.A320])" office:value-type="float" office:value="2573" calcext:value-type="float">
            <text:p>2573</text:p>
          </table:table-cell>
          <table:table-cell table:formula="of:=IF([.C318]&gt;[.C3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319]&gt;[.A318];&quot;increasing&quot;;&quot;decreasing&quot;)" office:value-type="string" office:string-value="decreasing" calcext:value-type="string">
            <text:p>decreasing</text:p>
          </table:table-cell>
          <table:table-cell table:formula="of:=SUM([.A319:.A321])" office:value-type="float" office:value="2549" calcext:value-type="float">
            <text:p>2549</text:p>
          </table:table-cell>
          <table:table-cell table:formula="of:=IF([.C319]&gt;[.C3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[.A320]&gt;[.A319];&quot;increasing&quot;;&quot;decreasing&quot;)" office:value-type="string" office:string-value="decreasing" calcext:value-type="string">
            <text:p>decreasing</text:p>
          </table:table-cell>
          <table:table-cell table:formula="of:=SUM([.A320:.A322])" office:value-type="float" office:value="2525" calcext:value-type="float">
            <text:p>2525</text:p>
          </table:table-cell>
          <table:table-cell table:formula="of:=IF([.C320]&gt;[.C3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[.A321]&gt;[.A320];&quot;increasing&quot;;&quot;decreasing&quot;)" office:value-type="string" office:string-value="decreasing" calcext:value-type="string">
            <text:p>decreasing</text:p>
          </table:table-cell>
          <table:table-cell table:formula="of:=SUM([.A321:.A323])" office:value-type="float" office:value="2504" calcext:value-type="float">
            <text:p>2504</text:p>
          </table:table-cell>
          <table:table-cell table:formula="of:=IF([.C321]&gt;[.C3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[.A322]&gt;[.A321];&quot;increasing&quot;;&quot;decreasing&quot;)" office:value-type="string" office:string-value="decreasing" calcext:value-type="string">
            <text:p>decreasing</text:p>
          </table:table-cell>
          <table:table-cell table:formula="of:=SUM([.A322:.A324])" office:value-type="float" office:value="2506" calcext:value-type="float">
            <text:p>2506</text:p>
          </table:table-cell>
          <table:table-cell table:formula="of:=IF([.C322]&gt;[.C3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[.A323]&gt;[.A322];&quot;increasing&quot;;&quot;decreasing&quot;)" office:value-type="string" office:string-value="increasing" calcext:value-type="string">
            <text:p>increasing</text:p>
          </table:table-cell>
          <table:table-cell table:formula="of:=SUM([.A323:.A325])" office:value-type="float" office:value="2505" calcext:value-type="float">
            <text:p>2505</text:p>
          </table:table-cell>
          <table:table-cell table:formula="of:=IF([.C323]&gt;[.C3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[.A324]&gt;[.A323];&quot;increasing&quot;;&quot;decreasing&quot;)" office:value-type="string" office:string-value="increasing" calcext:value-type="string">
            <text:p>increasing</text:p>
          </table:table-cell>
          <table:table-cell table:formula="of:=SUM([.A324:.A326])" office:value-type="float" office:value="2472" calcext:value-type="float">
            <text:p>2472</text:p>
          </table:table-cell>
          <table:table-cell table:formula="of:=IF([.C324]&gt;[.C3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[.A325]&gt;[.A324];&quot;increasing&quot;;&quot;decreasing&quot;)" office:value-type="string" office:string-value="decreasing" calcext:value-type="string">
            <text:p>decreasing</text:p>
          </table:table-cell>
          <table:table-cell table:formula="of:=SUM([.A325:.A327])" office:value-type="float" office:value="2430" calcext:value-type="float">
            <text:p>2430</text:p>
          </table:table-cell>
          <table:table-cell table:formula="of:=IF([.C325]&gt;[.C3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[.A326]&gt;[.A325];&quot;increasing&quot;;&quot;decreasing&quot;)" office:value-type="string" office:string-value="decreasing" calcext:value-type="string">
            <text:p>decreasing</text:p>
          </table:table-cell>
          <table:table-cell table:formula="of:=SUM([.A326:.A328])" office:value-type="float" office:value="2393" calcext:value-type="float">
            <text:p>2393</text:p>
          </table:table-cell>
          <table:table-cell table:formula="of:=IF([.C326]&gt;[.C3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[.A327]&gt;[.A326];&quot;increasing&quot;;&quot;decreasing&quot;)" office:value-type="string" office:string-value="decreasing" calcext:value-type="string">
            <text:p>decreasing</text:p>
          </table:table-cell>
          <table:table-cell table:formula="of:=SUM([.A327:.A329])" office:value-type="float" office:value="2377" calcext:value-type="float">
            <text:p>2377</text:p>
          </table:table-cell>
          <table:table-cell table:formula="of:=IF([.C327]&gt;[.C3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[.A328]&gt;[.A327];&quot;increasing&quot;;&quot;decreasing&quot;)" office:value-type="string" office:string-value="increasing" calcext:value-type="string">
            <text:p>increasing</text:p>
          </table:table-cell>
          <table:table-cell table:formula="of:=SUM([.A328:.A330])" office:value-type="float" office:value="2374" calcext:value-type="float">
            <text:p>2374</text:p>
          </table:table-cell>
          <table:table-cell table:formula="of:=IF([.C328]&gt;[.C3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[.A329]&gt;[.A328];&quot;increasing&quot;;&quot;decreasing&quot;)" office:value-type="string" office:string-value="decreasing" calcext:value-type="string">
            <text:p>decreasing</text:p>
          </table:table-cell>
          <table:table-cell table:formula="of:=SUM([.A329:.A331])" office:value-type="float" office:value="2369" calcext:value-type="float">
            <text:p>2369</text:p>
          </table:table-cell>
          <table:table-cell table:formula="of:=IF([.C329]&gt;[.C32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[.A330]&gt;[.A329];&quot;increasing&quot;;&quot;decreasing&quot;)" office:value-type="string" office:string-value="increasing" calcext:value-type="string">
            <text:p>increasing</text:p>
          </table:table-cell>
          <table:table-cell table:formula="of:=SUM([.A330:.A332])" office:value-type="float" office:value="2395" calcext:value-type="float">
            <text:p>2395</text:p>
          </table:table-cell>
          <table:table-cell table:formula="of:=IF([.C330]&gt;[.C3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[.A331]&gt;[.A330];&quot;increasing&quot;;&quot;decreasing&quot;)" office:value-type="string" office:string-value="decreasing" calcext:value-type="string">
            <text:p>decreasing</text:p>
          </table:table-cell>
          <table:table-cell table:formula="of:=SUM([.A331:.A333])" office:value-type="float" office:value="2420" calcext:value-type="float">
            <text:p>2420</text:p>
          </table:table-cell>
          <table:table-cell table:formula="of:=IF([.C331]&gt;[.C3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[.A332]&gt;[.A331];&quot;increasing&quot;;&quot;decreasing&quot;)" office:value-type="string" office:string-value="increasing" calcext:value-type="string">
            <text:p>increasing</text:p>
          </table:table-cell>
          <table:table-cell table:formula="of:=SUM([.A332:.A334])" office:value-type="float" office:value="2449" calcext:value-type="float">
            <text:p>2449</text:p>
          </table:table-cell>
          <table:table-cell table:formula="of:=IF([.C332]&gt;[.C3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[.A333]&gt;[.A332];&quot;increasing&quot;;&quot;decreasing&quot;)" office:value-type="string" office:string-value="increasing" calcext:value-type="string">
            <text:p>increasing</text:p>
          </table:table-cell>
          <table:table-cell table:formula="of:=SUM([.A333:.A335])" office:value-type="float" office:value="2458" calcext:value-type="float">
            <text:p>2458</text:p>
          </table:table-cell>
          <table:table-cell table:formula="of:=IF([.C333]&gt;[.C3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334]&gt;[.A333];&quot;increasing&quot;;&quot;decreasing&quot;)" office:value-type="string" office:string-value="increasing" calcext:value-type="string">
            <text:p>increasing</text:p>
          </table:table-cell>
          <table:table-cell table:formula="of:=SUM([.A334:.A336])" office:value-type="float" office:value="2463" calcext:value-type="float">
            <text:p>2463</text:p>
          </table:table-cell>
          <table:table-cell table:formula="of:=IF([.C334]&gt;[.C3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[.A335]&gt;[.A334];&quot;increasing&quot;;&quot;decreasing&quot;)" office:value-type="string" office:string-value="increasing" calcext:value-type="string">
            <text:p>increasing</text:p>
          </table:table-cell>
          <table:table-cell table:formula="of:=SUM([.A335:.A337])" office:value-type="float" office:value="2480" calcext:value-type="float">
            <text:p>2480</text:p>
          </table:table-cell>
          <table:table-cell table:formula="of:=IF([.C335]&gt;[.C3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[.A336]&gt;[.A335];&quot;increasing&quot;;&quot;decreasing&quot;)" office:value-type="string" office:string-value="increasing" calcext:value-type="string">
            <text:p>increasing</text:p>
          </table:table-cell>
          <table:table-cell table:formula="of:=SUM([.A336:.A338])" office:value-type="float" office:value="2498" calcext:value-type="float">
            <text:p>2498</text:p>
          </table:table-cell>
          <table:table-cell table:formula="of:=IF([.C336]&gt;[.C3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[.A337]&gt;[.A336];&quot;increasing&quot;;&quot;decreasing&quot;)" office:value-type="string" office:string-value="increasing" calcext:value-type="string">
            <text:p>increasing</text:p>
          </table:table-cell>
          <table:table-cell table:formula="of:=SUM([.A337:.A339])" office:value-type="float" office:value="2528" calcext:value-type="float">
            <text:p>2528</text:p>
          </table:table-cell>
          <table:table-cell table:formula="of:=IF([.C337]&gt;[.C3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[.A338]&gt;[.A337];&quot;increasing&quot;;&quot;decreasing&quot;)" office:value-type="string" office:string-value="increasing" calcext:value-type="string">
            <text:p>increasing</text:p>
          </table:table-cell>
          <table:table-cell table:formula="of:=SUM([.A338:.A340])" office:value-type="float" office:value="2549" calcext:value-type="float">
            <text:p>2549</text:p>
          </table:table-cell>
          <table:table-cell table:formula="of:=IF([.C338]&gt;[.C3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339]&gt;[.A338];&quot;increasing&quot;;&quot;decreasing&quot;)" office:value-type="string" office:string-value="increasing" calcext:value-type="string">
            <text:p>increasing</text:p>
          </table:table-cell>
          <table:table-cell table:formula="of:=SUM([.A339:.A341])" office:value-type="float" office:value="2594" calcext:value-type="float">
            <text:p>2594</text:p>
          </table:table-cell>
          <table:table-cell table:formula="of:=IF([.C339]&gt;[.C3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340]&gt;[.A339];&quot;increasing&quot;;&quot;decreasing&quot;)" office:value-type="string" office:string-value="increasing" calcext:value-type="string">
            <text:p>increasing</text:p>
          </table:table-cell>
          <table:table-cell table:formula="of:=SUM([.A340:.A342])" office:value-type="float" office:value="2633" calcext:value-type="float">
            <text:p>2633</text:p>
          </table:table-cell>
          <table:table-cell table:formula="of:=IF([.C340]&gt;[.C3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[.A341]&gt;[.A340];&quot;increasing&quot;;&quot;decreasing&quot;)" office:value-type="string" office:string-value="increasing" calcext:value-type="string">
            <text:p>increasing</text:p>
          </table:table-cell>
          <table:table-cell table:formula="of:=SUM([.A341:.A343])" office:value-type="float" office:value="2685" calcext:value-type="float">
            <text:p>2685</text:p>
          </table:table-cell>
          <table:table-cell table:formula="of:=IF([.C341]&gt;[.C3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[.A342]&gt;[.A341];&quot;increasing&quot;;&quot;decreasing&quot;)" office:value-type="string" office:string-value="increasing" calcext:value-type="string">
            <text:p>increasing</text:p>
          </table:table-cell>
          <table:table-cell table:formula="of:=SUM([.A342:.A344])" office:value-type="float" office:value="2710" calcext:value-type="float">
            <text:p>2710</text:p>
          </table:table-cell>
          <table:table-cell table:formula="of:=IF([.C342]&gt;[.C3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343]&gt;[.A342];&quot;increasing&quot;;&quot;decreasing&quot;)" office:value-type="string" office:string-value="increasing" calcext:value-type="string">
            <text:p>increasing</text:p>
          </table:table-cell>
          <table:table-cell table:formula="of:=SUM([.A343:.A345])" office:value-type="float" office:value="2731" calcext:value-type="float">
            <text:p>2731</text:p>
          </table:table-cell>
          <table:table-cell table:formula="of:=IF([.C343]&gt;[.C3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[.A344]&gt;[.A343];&quot;increasing&quot;;&quot;decreasing&quot;)" office:value-type="string" office:string-value="decreasing" calcext:value-type="string">
            <text:p>decreasing</text:p>
          </table:table-cell>
          <table:table-cell table:formula="of:=SUM([.A344:.A346])" office:value-type="float" office:value="2735" calcext:value-type="float">
            <text:p>2735</text:p>
          </table:table-cell>
          <table:table-cell table:formula="of:=IF([.C344]&gt;[.C3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[.A345]&gt;[.A344];&quot;increasing&quot;;&quot;decreasing&quot;)" office:value-type="string" office:string-value="increasing" calcext:value-type="string">
            <text:p>increasing</text:p>
          </table:table-cell>
          <table:table-cell table:formula="of:=SUM([.A345:.A347])" office:value-type="float" office:value="2741" calcext:value-type="float">
            <text:p>2741</text:p>
          </table:table-cell>
          <table:table-cell table:formula="of:=IF([.C345]&gt;[.C3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[.A346]&gt;[.A345];&quot;increasing&quot;;&quot;decreasing&quot;)" office:value-type="string" office:string-value="increasing" calcext:value-type="string">
            <text:p>increasing</text:p>
          </table:table-cell>
          <table:table-cell table:formula="of:=SUM([.A346:.A348])" office:value-type="float" office:value="2759" calcext:value-type="float">
            <text:p>2759</text:p>
          </table:table-cell>
          <table:table-cell table:formula="of:=IF([.C346]&gt;[.C3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[.A347]&gt;[.A346];&quot;increasing&quot;;&quot;decreasing&quot;)" office:value-type="string" office:string-value="increasing" calcext:value-type="string">
            <text:p>increasing</text:p>
          </table:table-cell>
          <table:table-cell table:formula="of:=SUM([.A347:.A349])" office:value-type="float" office:value="2780" calcext:value-type="float">
            <text:p>2780</text:p>
          </table:table-cell>
          <table:table-cell table:formula="of:=IF([.C347]&gt;[.C3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348]&gt;[.A347];&quot;increasing&quot;;&quot;decreasing&quot;)" office:value-type="string" office:string-value="increasing" calcext:value-type="string">
            <text:p>increasing</text:p>
          </table:table-cell>
          <table:table-cell table:formula="of:=SUM([.A348:.A350])" office:value-type="float" office:value="2802" calcext:value-type="float">
            <text:p>2802</text:p>
          </table:table-cell>
          <table:table-cell table:formula="of:=IF([.C348]&gt;[.C3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349]&gt;[.A348];&quot;increasing&quot;;&quot;decreasing&quot;)" office:value-type="string" office:string-value="increasing" calcext:value-type="string">
            <text:p>increasing</text:p>
          </table:table-cell>
          <table:table-cell table:formula="of:=SUM([.A349:.A351])" office:value-type="float" office:value="2810" calcext:value-type="float">
            <text:p>2810</text:p>
          </table:table-cell>
          <table:table-cell table:formula="of:=IF([.C349]&gt;[.C3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350]&gt;[.A349];&quot;increasing&quot;;&quot;decreasing&quot;)" office:value-type="string" office:string-value="increasing" calcext:value-type="string">
            <text:p>increasing</text:p>
          </table:table-cell>
          <table:table-cell table:formula="of:=SUM([.A350:.A352])" office:value-type="float" office:value="2814" calcext:value-type="float">
            <text:p>2814</text:p>
          </table:table-cell>
          <table:table-cell table:formula="of:=IF([.C350]&gt;[.C3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[.A351]&gt;[.A350];&quot;increasing&quot;;&quot;decreasing&quot;)" office:value-type="string" office:string-value="increasing" calcext:value-type="string">
            <text:p>increasing</text:p>
          </table:table-cell>
          <table:table-cell table:formula="of:=SUM([.A351:.A353])" office:value-type="float" office:value="2817" calcext:value-type="float">
            <text:p>2817</text:p>
          </table:table-cell>
          <table:table-cell table:formula="of:=IF([.C351]&gt;[.C3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[.A352]&gt;[.A351];&quot;increasing&quot;;&quot;decreasing&quot;)" office:value-type="string" office:string-value="increasing" calcext:value-type="string">
            <text:p>increasing</text:p>
          </table:table-cell>
          <table:table-cell table:formula="of:=SUM([.A352:.A354])" office:value-type="float" office:value="2812" calcext:value-type="float">
            <text:p>2812</text:p>
          </table:table-cell>
          <table:table-cell table:formula="of:=IF([.C352]&gt;[.C35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353]&gt;[.A352];&quot;increasing&quot;;&quot;decreasing&quot;)" office:value-type="string" office:string-value="increasing" calcext:value-type="string">
            <text:p>increasing</text:p>
          </table:table-cell>
          <table:table-cell table:formula="of:=SUM([.A353:.A355])" office:value-type="float" office:value="2801" calcext:value-type="float">
            <text:p>2801</text:p>
          </table:table-cell>
          <table:table-cell table:formula="of:=IF([.C353]&gt;[.C35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[.A354]&gt;[.A353];&quot;increasing&quot;;&quot;decreasing&quot;)" office:value-type="string" office:string-value="decreasing" calcext:value-type="string">
            <text:p>decreasing</text:p>
          </table:table-cell>
          <table:table-cell table:formula="of:=SUM([.A354:.A356])" office:value-type="float" office:value="2787" calcext:value-type="float">
            <text:p>2787</text:p>
          </table:table-cell>
          <table:table-cell table:formula="of:=IF([.C354]&gt;[.C35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[.A355]&gt;[.A354];&quot;increasing&quot;;&quot;decreasing&quot;)" office:value-type="string" office:string-value="decreasing" calcext:value-type="string">
            <text:p>decreasing</text:p>
          </table:table-cell>
          <table:table-cell table:formula="of:=SUM([.A355:.A357])" office:value-type="float" office:value="2778" calcext:value-type="float">
            <text:p>2778</text:p>
          </table:table-cell>
          <table:table-cell table:formula="of:=IF([.C355]&gt;[.C3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[.A356]&gt;[.A355];&quot;increasing&quot;;&quot;decreasing&quot;)" office:value-type="string" office:string-value="decreasing" calcext:value-type="string">
            <text:p>decreasing</text:p>
          </table:table-cell>
          <table:table-cell table:formula="of:=SUM([.A356:.A358])" office:value-type="float" office:value="2779" calcext:value-type="float">
            <text:p>2779</text:p>
          </table:table-cell>
          <table:table-cell table:formula="of:=IF([.C356]&gt;[.C3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357]&gt;[.A356];&quot;increasing&quot;;&quot;decreasing&quot;)" office:value-type="string" office:string-value="decreasing" calcext:value-type="string">
            <text:p>decreasing</text:p>
          </table:table-cell>
          <table:table-cell table:formula="of:=SUM([.A357:.A359])" office:value-type="float" office:value="2783" calcext:value-type="float">
            <text:p>2783</text:p>
          </table:table-cell>
          <table:table-cell table:formula="of:=IF([.C357]&gt;[.C3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[.A358]&gt;[.A357];&quot;increasing&quot;;&quot;decreasing&quot;)" office:value-type="string" office:string-value="increasing" calcext:value-type="string">
            <text:p>increasing</text:p>
          </table:table-cell>
          <table:table-cell table:formula="of:=SUM([.A358:.A360])" office:value-type="float" office:value="2796" calcext:value-type="float">
            <text:p>2796</text:p>
          </table:table-cell>
          <table:table-cell table:formula="of:=IF([.C358]&gt;[.C3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359]&gt;[.A358];&quot;increasing&quot;;&quot;decreasing&quot;)" office:value-type="string" office:string-value="increasing" calcext:value-type="string">
            <text:p>increasing</text:p>
          </table:table-cell>
          <table:table-cell table:formula="of:=SUM([.A359:.A361])" office:value-type="float" office:value="2806" calcext:value-type="float">
            <text:p>2806</text:p>
          </table:table-cell>
          <table:table-cell table:formula="of:=IF([.C359]&gt;[.C3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360]&gt;[.A359];&quot;increasing&quot;;&quot;decreasing&quot;)" office:value-type="string" office:string-value="increasing" calcext:value-type="string">
            <text:p>increasing</text:p>
          </table:table-cell>
          <table:table-cell table:formula="of:=SUM([.A360:.A362])" office:value-type="float" office:value="2816" calcext:value-type="float">
            <text:p>2816</text:p>
          </table:table-cell>
          <table:table-cell table:formula="of:=IF([.C360]&gt;[.C3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[.A361]&gt;[.A360];&quot;increasing&quot;;&quot;decreasing&quot;)" office:value-type="string" office:string-value="increasing" calcext:value-type="string">
            <text:p>increasing</text:p>
          </table:table-cell>
          <table:table-cell table:formula="of:=SUM([.A361:.A363])" office:value-type="float" office:value="2816" calcext:value-type="float">
            <text:p>2816</text:p>
          </table:table-cell>
          <table:table-cell table:formula="of:=IF([.C361]&gt;[.C36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362]&gt;[.A361];&quot;increasing&quot;;&quot;decreasing&quot;)" office:value-type="string" office:string-value="increasing" calcext:value-type="string">
            <text:p>increasing</text:p>
          </table:table-cell>
          <table:table-cell table:formula="of:=SUM([.A362:.A364])" office:value-type="float" office:value="2817" calcext:value-type="float">
            <text:p>2817</text:p>
          </table:table-cell>
          <table:table-cell table:formula="of:=IF([.C362]&gt;[.C3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363]&gt;[.A362];&quot;increasing&quot;;&quot;decreasing&quot;)" office:value-type="string" office:string-value="decreasing" calcext:value-type="string">
            <text:p>decreasing</text:p>
          </table:table-cell>
          <table:table-cell table:formula="of:=SUM([.A363:.A365])" office:value-type="float" office:value="2819" calcext:value-type="float">
            <text:p>2819</text:p>
          </table:table-cell>
          <table:table-cell table:formula="of:=IF([.C363]&gt;[.C3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364]&gt;[.A363];&quot;increasing&quot;;&quot;decreasing&quot;)" office:value-type="string" office:string-value="increasing" calcext:value-type="string">
            <text:p>increasing</text:p>
          </table:table-cell>
          <table:table-cell table:formula="of:=SUM([.A364:.A366])" office:value-type="float" office:value="2817" calcext:value-type="float">
            <text:p>2817</text:p>
          </table:table-cell>
          <table:table-cell table:formula="of:=IF([.C364]&gt;[.C3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[.A365]&gt;[.A364];&quot;increasing&quot;;&quot;decreasing&quot;)" office:value-type="string" office:string-value="increasing" calcext:value-type="string">
            <text:p>increasing</text:p>
          </table:table-cell>
          <table:table-cell table:formula="of:=SUM([.A365:.A367])" office:value-type="float" office:value="2804" calcext:value-type="float">
            <text:p>2804</text:p>
          </table:table-cell>
          <table:table-cell table:formula="of:=IF([.C365]&gt;[.C36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366]&gt;[.A365];&quot;increasing&quot;;&quot;decreasing&quot;)" office:value-type="string" office:string-value="decreasing" calcext:value-type="string">
            <text:p>decreasing</text:p>
          </table:table-cell>
          <table:table-cell table:formula="of:=SUM([.A366:.A368])" office:value-type="float" office:value="2769" calcext:value-type="float">
            <text:p>2769</text:p>
          </table:table-cell>
          <table:table-cell table:formula="of:=IF([.C366]&gt;[.C3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[.A367]&gt;[.A366];&quot;increasing&quot;;&quot;decreasing&quot;)" office:value-type="string" office:string-value="decreasing" calcext:value-type="string">
            <text:p>decreasing</text:p>
          </table:table-cell>
          <table:table-cell table:formula="of:=SUM([.A367:.A369])" office:value-type="float" office:value="2708" calcext:value-type="float">
            <text:p>2708</text:p>
          </table:table-cell>
          <table:table-cell table:formula="of:=IF([.C367]&gt;[.C3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[.A368]&gt;[.A367];&quot;increasing&quot;;&quot;decreasing&quot;)" office:value-type="string" office:string-value="decreasing" calcext:value-type="string">
            <text:p>decreasing</text:p>
          </table:table-cell>
          <table:table-cell table:formula="of:=SUM([.A368:.A370])" office:value-type="float" office:value="2627" calcext:value-type="float">
            <text:p>2627</text:p>
          </table:table-cell>
          <table:table-cell table:formula="of:=IF([.C368]&gt;[.C3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369]&gt;[.A368];&quot;increasing&quot;;&quot;decreasing&quot;)" office:value-type="string" office:string-value="decreasing" calcext:value-type="string">
            <text:p>decreasing</text:p>
          </table:table-cell>
          <table:table-cell table:formula="of:=SUM([.A369:.A371])" office:value-type="float" office:value="2573" calcext:value-type="float">
            <text:p>2573</text:p>
          </table:table-cell>
          <table:table-cell table:formula="of:=IF([.C369]&gt;[.C3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[.A370]&gt;[.A369];&quot;increasing&quot;;&quot;decreasing&quot;)" office:value-type="string" office:string-value="decreasing" calcext:value-type="string">
            <text:p>decreasing</text:p>
          </table:table-cell>
          <table:table-cell table:formula="of:=SUM([.A370:.A372])" office:value-type="float" office:value="2556" calcext:value-type="float">
            <text:p>2556</text:p>
          </table:table-cell>
          <table:table-cell table:formula="of:=IF([.C370]&gt;[.C36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[.A371]&gt;[.A370];&quot;increasing&quot;;&quot;decreasing&quot;)" office:value-type="string" office:string-value="increasing" calcext:value-type="string">
            <text:p>increasing</text:p>
          </table:table-cell>
          <table:table-cell table:formula="of:=SUM([.A371:.A373])" office:value-type="float" office:value="2572" calcext:value-type="float">
            <text:p>2572</text:p>
          </table:table-cell>
          <table:table-cell table:formula="of:=IF([.C371]&gt;[.C3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[.A372]&gt;[.A371];&quot;increasing&quot;;&quot;decreasing&quot;)" office:value-type="string" office:string-value="increasing" calcext:value-type="string">
            <text:p>increasing</text:p>
          </table:table-cell>
          <table:table-cell table:formula="of:=SUM([.A372:.A374])" office:value-type="float" office:value="2579" calcext:value-type="float">
            <text:p>2579</text:p>
          </table:table-cell>
          <table:table-cell table:formula="of:=IF([.C372]&gt;[.C3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[.A373]&gt;[.A372];&quot;increasing&quot;;&quot;decreasing&quot;)" office:value-type="string" office:string-value="increasing" calcext:value-type="string">
            <text:p>increasing</text:p>
          </table:table-cell>
          <table:table-cell table:formula="of:=SUM([.A373:.A375])" office:value-type="float" office:value="2584" calcext:value-type="float">
            <text:p>2584</text:p>
          </table:table-cell>
          <table:table-cell table:formula="of:=IF([.C373]&gt;[.C3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374]&gt;[.A373];&quot;increasing&quot;;&quot;decreasing&quot;)" office:value-type="string" office:string-value="decreasing" calcext:value-type="string">
            <text:p>decreasing</text:p>
          </table:table-cell>
          <table:table-cell table:formula="of:=SUM([.A374:.A376])" office:value-type="float" office:value="2587" calcext:value-type="float">
            <text:p>2587</text:p>
          </table:table-cell>
          <table:table-cell table:formula="of:=IF([.C374]&gt;[.C3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[.A375]&gt;[.A374];&quot;increasing&quot;;&quot;decreasing&quot;)" office:value-type="string" office:string-value="increasing" calcext:value-type="string">
            <text:p>increasing</text:p>
          </table:table-cell>
          <table:table-cell table:formula="of:=SUM([.A375:.A377])" office:value-type="float" office:value="2594" calcext:value-type="float">
            <text:p>2594</text:p>
          </table:table-cell>
          <table:table-cell table:formula="of:=IF([.C375]&gt;[.C3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[.A376]&gt;[.A375];&quot;increasing&quot;;&quot;decreasing&quot;)" office:value-type="string" office:string-value="increasing" calcext:value-type="string">
            <text:p>increasing</text:p>
          </table:table-cell>
          <table:table-cell table:formula="of:=SUM([.A376:.A378])" office:value-type="float" office:value="2603" calcext:value-type="float">
            <text:p>2603</text:p>
          </table:table-cell>
          <table:table-cell table:formula="of:=IF([.C376]&gt;[.C3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[.A377]&gt;[.A376];&quot;increasing&quot;;&quot;decreasing&quot;)" office:value-type="string" office:string-value="increasing" calcext:value-type="string">
            <text:p>increasing</text:p>
          </table:table-cell>
          <table:table-cell table:formula="of:=SUM([.A377:.A379])" office:value-type="float" office:value="2607" calcext:value-type="float">
            <text:p>2607</text:p>
          </table:table-cell>
          <table:table-cell table:formula="of:=IF([.C377]&gt;[.C3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[.A378]&gt;[.A377];&quot;increasing&quot;;&quot;decreasing&quot;)" office:value-type="string" office:string-value="increasing" calcext:value-type="string">
            <text:p>increasing</text:p>
          </table:table-cell>
          <table:table-cell table:formula="of:=SUM([.A378:.A380])" office:value-type="float" office:value="2612" calcext:value-type="float">
            <text:p>2612</text:p>
          </table:table-cell>
          <table:table-cell table:formula="of:=IF([.C378]&gt;[.C3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379]&gt;[.A378];&quot;increasing&quot;;&quot;decreasing&quot;)" office:value-type="string" office:string-value="decreasing" calcext:value-type="string">
            <text:p>decreasing</text:p>
          </table:table-cell>
          <table:table-cell table:formula="of:=SUM([.A379:.A381])" office:value-type="float" office:value="2614" calcext:value-type="float">
            <text:p>2614</text:p>
          </table:table-cell>
          <table:table-cell table:formula="of:=IF([.C379]&gt;[.C3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[.A380]&gt;[.A379];&quot;increasing&quot;;&quot;decreasing&quot;)" office:value-type="string" office:string-value="increasing" calcext:value-type="string">
            <text:p>increasing</text:p>
          </table:table-cell>
          <table:table-cell table:formula="of:=SUM([.A380:.A382])" office:value-type="float" office:value="2613" calcext:value-type="float">
            <text:p>2613</text:p>
          </table:table-cell>
          <table:table-cell table:formula="of:=IF([.C380]&gt;[.C3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[.A381]&gt;[.A380];&quot;increasing&quot;;&quot;decreasing&quot;)" office:value-type="string" office:string-value="increasing" calcext:value-type="string">
            <text:p>increasing</text:p>
          </table:table-cell>
          <table:table-cell table:formula="of:=SUM([.A381:.A383])" office:value-type="float" office:value="2615" calcext:value-type="float">
            <text:p>2615</text:p>
          </table:table-cell>
          <table:table-cell table:formula="of:=IF([.C381]&gt;[.C3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[.A382]&gt;[.A381];&quot;increasing&quot;;&quot;decreasing&quot;)" office:value-type="string" office:string-value="decreasing" calcext:value-type="string">
            <text:p>decreasing</text:p>
          </table:table-cell>
          <table:table-cell table:formula="of:=SUM([.A382:.A384])" office:value-type="float" office:value="2608" calcext:value-type="float">
            <text:p>2608</text:p>
          </table:table-cell>
          <table:table-cell table:formula="of:=IF([.C382]&gt;[.C38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383]&gt;[.A382];&quot;increasing&quot;;&quot;decreasing&quot;)" office:value-type="string" office:string-value="increasing" calcext:value-type="string">
            <text:p>increasing</text:p>
          </table:table-cell>
          <table:table-cell table:formula="of:=SUM([.A383:.A385])" office:value-type="float" office:value="2613" calcext:value-type="float">
            <text:p>2613</text:p>
          </table:table-cell>
          <table:table-cell table:formula="of:=IF([.C383]&gt;[.C3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384]&gt;[.A383];&quot;increasing&quot;;&quot;decreasing&quot;)" office:value-type="string" office:string-value="decreasing" calcext:value-type="string">
            <text:p>decreasing</text:p>
          </table:table-cell>
          <table:table-cell table:formula="of:=SUM([.A384:.A386])" office:value-type="float" office:value="2621" calcext:value-type="float">
            <text:p>2621</text:p>
          </table:table-cell>
          <table:table-cell table:formula="of:=IF([.C384]&gt;[.C3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[.A385]&gt;[.A384];&quot;increasing&quot;;&quot;decreasing&quot;)" office:value-type="string" office:string-value="increasing" calcext:value-type="string">
            <text:p>increasing</text:p>
          </table:table-cell>
          <table:table-cell table:formula="of:=SUM([.A385:.A387])" office:value-type="float" office:value="2618" calcext:value-type="float">
            <text:p>2618</text:p>
          </table:table-cell>
          <table:table-cell table:formula="of:=IF([.C385]&gt;[.C3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386]&gt;[.A385];&quot;increasing&quot;;&quot;decreasing&quot;)" office:value-type="string" office:string-value="increasing" calcext:value-type="string">
            <text:p>increasing</text:p>
          </table:table-cell>
          <table:table-cell table:formula="of:=SUM([.A386:.A388])" office:value-type="float" office:value="2609" calcext:value-type="float">
            <text:p>2609</text:p>
          </table:table-cell>
          <table:table-cell table:formula="of:=IF([.C386]&gt;[.C3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387]&gt;[.A386];&quot;increasing&quot;;&quot;decreasing&quot;)" office:value-type="string" office:string-value="decreasing" calcext:value-type="string">
            <text:p>decreasing</text:p>
          </table:table-cell>
          <table:table-cell table:formula="of:=SUM([.A387:.A389])" office:value-type="float" office:value="2592" calcext:value-type="float">
            <text:p>2592</text:p>
          </table:table-cell>
          <table:table-cell table:formula="of:=IF([.C387]&gt;[.C38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[.A388]&gt;[.A387];&quot;increasing&quot;;&quot;decreasing&quot;)" office:value-type="string" office:string-value="increasing" calcext:value-type="string">
            <text:p>increasing</text:p>
          </table:table-cell>
          <table:table-cell table:formula="of:=SUM([.A388:.A390])" office:value-type="float" office:value="2590" calcext:value-type="float">
            <text:p>2590</text:p>
          </table:table-cell>
          <table:table-cell table:formula="of:=IF([.C388]&gt;[.C3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[.A389]&gt;[.A388];&quot;increasing&quot;;&quot;decreasing&quot;)" office:value-type="string" office:string-value="increasing" calcext:value-type="string">
            <text:p>increasing</text:p>
          </table:table-cell>
          <table:table-cell table:formula="of:=SUM([.A389:.A391])" office:value-type="float" office:value="2589" calcext:value-type="float">
            <text:p>2589</text:p>
          </table:table-cell>
          <table:table-cell table:formula="of:=IF([.C389]&gt;[.C38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[.A390]&gt;[.A389];&quot;increasing&quot;;&quot;decreasing&quot;)" office:value-type="string" office:string-value="decreasing" calcext:value-type="string">
            <text:p>decreasing</text:p>
          </table:table-cell>
          <table:table-cell table:formula="of:=SUM([.A390:.A392])" office:value-type="float" office:value="2583" calcext:value-type="float">
            <text:p>2583</text:p>
          </table:table-cell>
          <table:table-cell table:formula="of:=IF([.C390]&gt;[.C38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391]&gt;[.A390];&quot;increasing&quot;;&quot;decreasing&quot;)" office:value-type="string" office:string-value="increasing" calcext:value-type="string">
            <text:p>increasing</text:p>
          </table:table-cell>
          <table:table-cell table:formula="of:=SUM([.A391:.A393])" office:value-type="float" office:value="2580" calcext:value-type="float">
            <text:p>2580</text:p>
          </table:table-cell>
          <table:table-cell table:formula="of:=IF([.C391]&gt;[.C39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[.A392]&gt;[.A391];&quot;increasing&quot;;&quot;decreasing&quot;)" office:value-type="string" office:string-value="decreasing" calcext:value-type="string">
            <text:p>decreasing</text:p>
          </table:table-cell>
          <table:table-cell table:formula="of:=SUM([.A392:.A394])" office:value-type="float" office:value="2587" calcext:value-type="float">
            <text:p>2587</text:p>
          </table:table-cell>
          <table:table-cell table:formula="of:=IF([.C392]&gt;[.C3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393]&gt;[.A392];&quot;increasing&quot;;&quot;decreasing&quot;)" office:value-type="string" office:string-value="decreasing" calcext:value-type="string">
            <text:p>decreasing</text:p>
          </table:table-cell>
          <table:table-cell table:formula="of:=SUM([.A393:.A395])" office:value-type="float" office:value="2602" calcext:value-type="float">
            <text:p>2602</text:p>
          </table:table-cell>
          <table:table-cell table:formula="of:=IF([.C393]&gt;[.C3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394]&gt;[.A393];&quot;increasing&quot;;&quot;decreasing&quot;)" office:value-type="string" office:string-value="increasing" calcext:value-type="string">
            <text:p>increasing</text:p>
          </table:table-cell>
          <table:table-cell table:formula="of:=SUM([.A394:.A396])" office:value-type="float" office:value="2600" calcext:value-type="float">
            <text:p>2600</text:p>
          </table:table-cell>
          <table:table-cell table:formula="of:=IF([.C394]&gt;[.C3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395]&gt;[.A394];&quot;increasing&quot;;&quot;decreasing&quot;)" office:value-type="string" office:string-value="increasing" calcext:value-type="string">
            <text:p>increasing</text:p>
          </table:table-cell>
          <table:table-cell table:formula="of:=SUM([.A395:.A397])" office:value-type="float" office:value="2585" calcext:value-type="float">
            <text:p>2585</text:p>
          </table:table-cell>
          <table:table-cell table:formula="of:=IF([.C395]&gt;[.C3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[.A396]&gt;[.A395];&quot;increasing&quot;;&quot;decreasing&quot;)" office:value-type="string" office:string-value="decreasing" calcext:value-type="string">
            <text:p>decreasing</text:p>
          </table:table-cell>
          <table:table-cell table:formula="of:=SUM([.A396:.A398])" office:value-type="float" office:value="2557" calcext:value-type="float">
            <text:p>2557</text:p>
          </table:table-cell>
          <table:table-cell table:formula="of:=IF([.C396]&gt;[.C39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[.A397]&gt;[.A396];&quot;increasing&quot;;&quot;decreasing&quot;)" office:value-type="string" office:string-value="decreasing" calcext:value-type="string">
            <text:p>decreasing</text:p>
          </table:table-cell>
          <table:table-cell table:formula="of:=SUM([.A397:.A399])" office:value-type="float" office:value="2549" calcext:value-type="float">
            <text:p>2549</text:p>
          </table:table-cell>
          <table:table-cell table:formula="of:=IF([.C397]&gt;[.C3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[.A398]&gt;[.A397];&quot;increasing&quot;;&quot;decreasing&quot;)" office:value-type="string" office:string-value="decreasing" calcext:value-type="string">
            <text:p>decreasing</text:p>
          </table:table-cell>
          <table:table-cell table:formula="of:=SUM([.A398:.A400])" office:value-type="float" office:value="2541" calcext:value-type="float">
            <text:p>2541</text:p>
          </table:table-cell>
          <table:table-cell table:formula="of:=IF([.C398]&gt;[.C3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[.A399]&gt;[.A398];&quot;increasing&quot;;&quot;decreasing&quot;)" office:value-type="string" office:string-value="increasing" calcext:value-type="string">
            <text:p>increasing</text:p>
          </table:table-cell>
          <table:table-cell table:formula="of:=SUM([.A399:.A401])" office:value-type="float" office:value="2543" calcext:value-type="float">
            <text:p>2543</text:p>
          </table:table-cell>
          <table:table-cell table:formula="of:=IF([.C399]&gt;[.C3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[.A400]&gt;[.A399];&quot;increasing&quot;;&quot;decreasing&quot;)" office:value-type="string" office:string-value="decreasing" calcext:value-type="string">
            <text:p>decreasing</text:p>
          </table:table-cell>
          <table:table-cell table:formula="of:=SUM([.A400:.A402])" office:value-type="float" office:value="2556" calcext:value-type="float">
            <text:p>2556</text:p>
          </table:table-cell>
          <table:table-cell table:formula="of:=IF([.C400]&gt;[.C3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[.A401]&gt;[.A400];&quot;increasing&quot;;&quot;decreasing&quot;)" office:value-type="string" office:string-value="increasing" calcext:value-type="string">
            <text:p>increasing</text:p>
          </table:table-cell>
          <table:table-cell table:formula="of:=SUM([.A401:.A403])" office:value-type="float" office:value="2560" calcext:value-type="float">
            <text:p>2560</text:p>
          </table:table-cell>
          <table:table-cell table:formula="of:=IF([.C401]&gt;[.C4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[.A402]&gt;[.A401];&quot;increasing&quot;;&quot;decreasing&quot;)" office:value-type="string" office:string-value="increasing" calcext:value-type="string">
            <text:p>increasing</text:p>
          </table:table-cell>
          <table:table-cell table:formula="of:=SUM([.A402:.A404])" office:value-type="float" office:value="2574" calcext:value-type="float">
            <text:p>2574</text:p>
          </table:table-cell>
          <table:table-cell table:formula="of:=IF([.C402]&gt;[.C4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[.A403]&gt;[.A402];&quot;increasing&quot;;&quot;decreasing&quot;)" office:value-type="string" office:string-value="decreasing" calcext:value-type="string">
            <text:p>decreasing</text:p>
          </table:table-cell>
          <table:table-cell table:formula="of:=SUM([.A403:.A405])" office:value-type="float" office:value="2577" calcext:value-type="float">
            <text:p>2577</text:p>
          </table:table-cell>
          <table:table-cell table:formula="of:=IF([.C403]&gt;[.C4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[.A404]&gt;[.A403];&quot;increasing&quot;;&quot;decreasing&quot;)" office:value-type="string" office:string-value="increasing" calcext:value-type="string">
            <text:p>increasing</text:p>
          </table:table-cell>
          <table:table-cell table:formula="of:=SUM([.A404:.A406])" office:value-type="float" office:value="2595" calcext:value-type="float">
            <text:p>2595</text:p>
          </table:table-cell>
          <table:table-cell table:formula="of:=IF([.C404]&gt;[.C4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[.A405]&gt;[.A404];&quot;increasing&quot;;&quot;decreasing&quot;)" office:value-type="string" office:string-value="increasing" calcext:value-type="string">
            <text:p>increasing</text:p>
          </table:table-cell>
          <table:table-cell table:formula="of:=SUM([.A405:.A407])" office:value-type="float" office:value="2608" calcext:value-type="float">
            <text:p>2608</text:p>
          </table:table-cell>
          <table:table-cell table:formula="of:=IF([.C405]&gt;[.C4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406]&gt;[.A405];&quot;increasing&quot;;&quot;decreasing&quot;)" office:value-type="string" office:string-value="increasing" calcext:value-type="string">
            <text:p>increasing</text:p>
          </table:table-cell>
          <table:table-cell table:formula="of:=SUM([.A406:.A408])" office:value-type="float" office:value="2616" calcext:value-type="float">
            <text:p>2616</text:p>
          </table:table-cell>
          <table:table-cell table:formula="of:=IF([.C406]&gt;[.C4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[.A407]&gt;[.A406];&quot;increasing&quot;;&quot;decreasing&quot;)" office:value-type="string" office:string-value="increasing" calcext:value-type="string">
            <text:p>increasing</text:p>
          </table:table-cell>
          <table:table-cell table:formula="of:=SUM([.A407:.A409])" office:value-type="float" office:value="2618" calcext:value-type="float">
            <text:p>2618</text:p>
          </table:table-cell>
          <table:table-cell table:formula="of:=IF([.C407]&gt;[.C4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[.A408]&gt;[.A407];&quot;increasing&quot;;&quot;decreasing&quot;)" office:value-type="string" office:string-value="decreasing" calcext:value-type="string">
            <text:p>decreasing</text:p>
          </table:table-cell>
          <table:table-cell table:formula="of:=SUM([.A408:.A410])" office:value-type="float" office:value="2622" calcext:value-type="float">
            <text:p>2622</text:p>
          </table:table-cell>
          <table:table-cell table:formula="of:=IF([.C408]&gt;[.C4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[.A409]&gt;[.A408];&quot;increasing&quot;;&quot;decreasing&quot;)" office:value-type="string" office:string-value="decreasing" calcext:value-type="string">
            <text:p>decreasing</text:p>
          </table:table-cell>
          <table:table-cell table:formula="of:=SUM([.A409:.A411])" office:value-type="float" office:value="2638" calcext:value-type="float">
            <text:p>2638</text:p>
          </table:table-cell>
          <table:table-cell table:formula="of:=IF([.C409]&gt;[.C4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[.A410]&gt;[.A409];&quot;increasing&quot;;&quot;decreasing&quot;)" office:value-type="string" office:string-value="increasing" calcext:value-type="string">
            <text:p>increasing</text:p>
          </table:table-cell>
          <table:table-cell table:formula="of:=SUM([.A410:.A412])" office:value-type="float" office:value="2644" calcext:value-type="float">
            <text:p>2644</text:p>
          </table:table-cell>
          <table:table-cell table:formula="of:=IF([.C410]&gt;[.C4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[.A411]&gt;[.A410];&quot;increasing&quot;;&quot;decreasing&quot;)" office:value-type="string" office:string-value="increasing" calcext:value-type="string">
            <text:p>increasing</text:p>
          </table:table-cell>
          <table:table-cell table:formula="of:=SUM([.A411:.A413])" office:value-type="float" office:value="2609" calcext:value-type="float">
            <text:p>2609</text:p>
          </table:table-cell>
          <table:table-cell table:formula="of:=IF([.C411]&gt;[.C41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[.A412]&gt;[.A411];&quot;increasing&quot;;&quot;decreasing&quot;)" office:value-type="string" office:string-value="decreasing" calcext:value-type="string">
            <text:p>decreasing</text:p>
          </table:table-cell>
          <table:table-cell table:formula="of:=SUM([.A412:.A414])" office:value-type="float" office:value="2582" calcext:value-type="float">
            <text:p>2582</text:p>
          </table:table-cell>
          <table:table-cell table:formula="of:=IF([.C412]&gt;[.C4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[.A413]&gt;[.A412];&quot;increasing&quot;;&quot;decreasing&quot;)" office:value-type="string" office:string-value="decreasing" calcext:value-type="string">
            <text:p>decreasing</text:p>
          </table:table-cell>
          <table:table-cell table:formula="of:=SUM([.A413:.A415])" office:value-type="float" office:value="2568" calcext:value-type="float">
            <text:p>2568</text:p>
          </table:table-cell>
          <table:table-cell table:formula="of:=IF([.C413]&gt;[.C4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[.A414]&gt;[.A413];&quot;increasing&quot;;&quot;decreasing&quot;)" office:value-type="string" office:string-value="increasing" calcext:value-type="string">
            <text:p>increasing</text:p>
          </table:table-cell>
          <table:table-cell table:formula="of:=SUM([.A414:.A416])" office:value-type="float" office:value="2607" calcext:value-type="float">
            <text:p>2607</text:p>
          </table:table-cell>
          <table:table-cell table:formula="of:=IF([.C414]&gt;[.C4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415]&gt;[.A414];&quot;increasing&quot;;&quot;decreasing&quot;)" office:value-type="string" office:string-value="increasing" calcext:value-type="string">
            <text:p>increasing</text:p>
          </table:table-cell>
          <table:table-cell table:formula="of:=SUM([.A415:.A417])" office:value-type="float" office:value="2630" calcext:value-type="float">
            <text:p>2630</text:p>
          </table:table-cell>
          <table:table-cell table:formula="of:=IF([.C415]&gt;[.C4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[.A416]&gt;[.A415];&quot;increasing&quot;;&quot;decreasing&quot;)" office:value-type="string" office:string-value="increasing" calcext:value-type="string">
            <text:p>increasing</text:p>
          </table:table-cell>
          <table:table-cell table:formula="of:=SUM([.A416:.A418])" office:value-type="float" office:value="2644" calcext:value-type="float">
            <text:p>2644</text:p>
          </table:table-cell>
          <table:table-cell table:formula="of:=IF([.C416]&gt;[.C4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[.A417]&gt;[.A416];&quot;increasing&quot;;&quot;decreasing&quot;)" office:value-type="string" office:string-value="increasing" calcext:value-type="string">
            <text:p>increasing</text:p>
          </table:table-cell>
          <table:table-cell table:formula="of:=SUM([.A417:.A419])" office:value-type="float" office:value="2636" calcext:value-type="float">
            <text:p>2636</text:p>
          </table:table-cell>
          <table:table-cell table:formula="of:=IF([.C417]&gt;[.C4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[.A418]&gt;[.A417];&quot;increasing&quot;;&quot;decreasing&quot;)" office:value-type="string" office:string-value="decreasing" calcext:value-type="string">
            <text:p>decreasing</text:p>
          </table:table-cell>
          <table:table-cell table:formula="of:=SUM([.A418:.A420])" office:value-type="float" office:value="2629" calcext:value-type="float">
            <text:p>2629</text:p>
          </table:table-cell>
          <table:table-cell table:formula="of:=IF([.C418]&gt;[.C4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[.A419]&gt;[.A418];&quot;increasing&quot;;&quot;decreasing&quot;)" office:value-type="string" office:string-value="decreasing" calcext:value-type="string">
            <text:p>decreasing</text:p>
          </table:table-cell>
          <table:table-cell table:formula="of:=SUM([.A419:.A421])" office:value-type="float" office:value="2630" calcext:value-type="float">
            <text:p>2630</text:p>
          </table:table-cell>
          <table:table-cell table:formula="of:=IF([.C419]&gt;[.C4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[.A420]&gt;[.A419];&quot;increasing&quot;;&quot;decreasing&quot;)" office:value-type="string" office:string-value="increasing" calcext:value-type="string">
            <text:p>increasing</text:p>
          </table:table-cell>
          <table:table-cell table:formula="of:=SUM([.A420:.A422])" office:value-type="float" office:value="2634" calcext:value-type="float">
            <text:p>2634</text:p>
          </table:table-cell>
          <table:table-cell table:formula="of:=IF([.C420]&gt;[.C4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[.A421]&gt;[.A420];&quot;increasing&quot;;&quot;decreasing&quot;)" office:value-type="string" office:string-value="increasing" calcext:value-type="string">
            <text:p>increasing</text:p>
          </table:table-cell>
          <table:table-cell table:formula="of:=SUM([.A421:.A423])" office:value-type="float" office:value="2640" calcext:value-type="float">
            <text:p>2640</text:p>
          </table:table-cell>
          <table:table-cell table:formula="of:=IF([.C421]&gt;[.C4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[.A422]&gt;[.A421];&quot;increasing&quot;;&quot;decreasing&quot;)" office:value-type="string" office:string-value="increasing" calcext:value-type="string">
            <text:p>increasing</text:p>
          </table:table-cell>
          <table:table-cell table:formula="of:=SUM([.A422:.A424])" office:value-type="float" office:value="2644" calcext:value-type="float">
            <text:p>2644</text:p>
          </table:table-cell>
          <table:table-cell table:formula="of:=IF([.C422]&gt;[.C4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[.A423]&gt;[.A422];&quot;increasing&quot;;&quot;decreasing&quot;)" office:value-type="string" office:string-value="increasing" calcext:value-type="string">
            <text:p>increasing</text:p>
          </table:table-cell>
          <table:table-cell table:formula="of:=SUM([.A423:.A425])" office:value-type="float" office:value="2662" calcext:value-type="float">
            <text:p>2662</text:p>
          </table:table-cell>
          <table:table-cell table:formula="of:=IF([.C423]&gt;[.C4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424]&gt;[.A423];&quot;increasing&quot;;&quot;decreasing&quot;)" office:value-type="string" office:string-value="decreasing" calcext:value-type="string">
            <text:p>decreasing</text:p>
          </table:table-cell>
          <table:table-cell table:formula="of:=SUM([.A424:.A426])" office:value-type="float" office:value="2692" calcext:value-type="float">
            <text:p>2692</text:p>
          </table:table-cell>
          <table:table-cell table:formula="of:=IF([.C424]&gt;[.C4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[.A425]&gt;[.A424];&quot;increasing&quot;;&quot;decreasing&quot;)" office:value-type="string" office:string-value="increasing" calcext:value-type="string">
            <text:p>increasing</text:p>
          </table:table-cell>
          <table:table-cell table:formula="of:=SUM([.A425:.A427])" office:value-type="float" office:value="2698" calcext:value-type="float">
            <text:p>2698</text:p>
          </table:table-cell>
          <table:table-cell table:formula="of:=IF([.C425]&gt;[.C4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[.A426]&gt;[.A425];&quot;increasing&quot;;&quot;decreasing&quot;)" office:value-type="string" office:string-value="increasing" calcext:value-type="string">
            <text:p>increasing</text:p>
          </table:table-cell>
          <table:table-cell table:formula="of:=SUM([.A426:.A428])" office:value-type="float" office:value="2687" calcext:value-type="float">
            <text:p>2687</text:p>
          </table:table-cell>
          <table:table-cell table:formula="of:=IF([.C426]&gt;[.C4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[.A427]&gt;[.A426];&quot;increasing&quot;;&quot;decreasing&quot;)" office:value-type="string" office:string-value="decreasing" calcext:value-type="string">
            <text:p>decreasing</text:p>
          </table:table-cell>
          <table:table-cell table:formula="of:=SUM([.A427:.A429])" office:value-type="float" office:value="2662" calcext:value-type="float">
            <text:p>2662</text:p>
          </table:table-cell>
          <table:table-cell table:formula="of:=IF([.C427]&gt;[.C4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[.A428]&gt;[.A427];&quot;increasing&quot;;&quot;decreasing&quot;)" office:value-type="string" office:string-value="decreasing" calcext:value-type="string">
            <text:p>decreasing</text:p>
          </table:table-cell>
          <table:table-cell table:formula="of:=SUM([.A428:.A430])" office:value-type="float" office:value="2673" calcext:value-type="float">
            <text:p>2673</text:p>
          </table:table-cell>
          <table:table-cell table:formula="of:=IF([.C428]&gt;[.C4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[.A429]&gt;[.A428];&quot;increasing&quot;;&quot;decreasing&quot;)" office:value-type="string" office:string-value="increasing" calcext:value-type="string">
            <text:p>increasing</text:p>
          </table:table-cell>
          <table:table-cell table:formula="of:=SUM([.A429:.A431])" office:value-type="float" office:value="2682" calcext:value-type="float">
            <text:p>2682</text:p>
          </table:table-cell>
          <table:table-cell table:formula="of:=IF([.C429]&gt;[.C4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[.A430]&gt;[.A429];&quot;increasing&quot;;&quot;decreasing&quot;)" office:value-type="string" office:string-value="increasing" calcext:value-type="string">
            <text:p>increasing</text:p>
          </table:table-cell>
          <table:table-cell table:formula="of:=SUM([.A430:.A432])" office:value-type="float" office:value="2694" calcext:value-type="float">
            <text:p>2694</text:p>
          </table:table-cell>
          <table:table-cell table:formula="of:=IF([.C430]&gt;[.C4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[.A431]&gt;[.A430];&quot;increasing&quot;;&quot;decreasing&quot;)" office:value-type="string" office:string-value="decreasing" calcext:value-type="string">
            <text:p>decreasing</text:p>
          </table:table-cell>
          <table:table-cell table:formula="of:=SUM([.A431:.A433])" office:value-type="float" office:value="2693" calcext:value-type="float">
            <text:p>2693</text:p>
          </table:table-cell>
          <table:table-cell table:formula="of:=IF([.C431]&gt;[.C4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432]&gt;[.A431];&quot;increasing&quot;;&quot;decreasing&quot;)" office:value-type="string" office:string-value="increasing" calcext:value-type="string">
            <text:p>increasing</text:p>
          </table:table-cell>
          <table:table-cell table:formula="of:=SUM([.A432:.A434])" office:value-type="float" office:value="2719" calcext:value-type="float">
            <text:p>2719</text:p>
          </table:table-cell>
          <table:table-cell table:formula="of:=IF([.C432]&gt;[.C4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A433]&gt;[.A432];&quot;increasing&quot;;&quot;decreasing&quot;)" office:value-type="string" office:string-value="decreasing" calcext:value-type="string">
            <text:p>decreasing</text:p>
          </table:table-cell>
          <table:table-cell table:formula="of:=SUM([.A433:.A435])" office:value-type="float" office:value="2741" calcext:value-type="float">
            <text:p>2741</text:p>
          </table:table-cell>
          <table:table-cell table:formula="of:=IF([.C433]&gt;[.C4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434]&gt;[.A433];&quot;increasing&quot;;&quot;decreasing&quot;)" office:value-type="string" office:string-value="increasing" calcext:value-type="string">
            <text:p>increasing</text:p>
          </table:table-cell>
          <table:table-cell table:formula="of:=SUM([.A434:.A436])" office:value-type="float" office:value="2763" calcext:value-type="float">
            <text:p>2763</text:p>
          </table:table-cell>
          <table:table-cell table:formula="of:=IF([.C434]&gt;[.C4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[.A435]&gt;[.A434];&quot;increasing&quot;;&quot;decreasing&quot;)" office:value-type="string" office:string-value="increasing" calcext:value-type="string">
            <text:p>increasing</text:p>
          </table:table-cell>
          <table:table-cell table:formula="of:=SUM([.A435:.A437])" office:value-type="float" office:value="2763" calcext:value-type="float">
            <text:p>2763</text:p>
          </table:table-cell>
          <table:table-cell table:formula="of:=IF([.C435]&gt;[.C4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436]&gt;[.A435];&quot;increasing&quot;;&quot;decreasing&quot;)" office:value-type="string" office:string-value="decreasing" calcext:value-type="string">
            <text:p>decreasing</text:p>
          </table:table-cell>
          <table:table-cell table:formula="of:=SUM([.A436:.A438])" office:value-type="float" office:value="2766" calcext:value-type="float">
            <text:p>2766</text:p>
          </table:table-cell>
          <table:table-cell table:formula="of:=IF([.C436]&gt;[.C4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437]&gt;[.A436];&quot;increasing&quot;;&quot;decreasing&quot;)" office:value-type="string" office:string-value="increasing" calcext:value-type="string">
            <text:p>increasing</text:p>
          </table:table-cell>
          <table:table-cell table:formula="of:=SUM([.A437:.A439])" office:value-type="float" office:value="2789" calcext:value-type="float">
            <text:p>2789</text:p>
          </table:table-cell>
          <table:table-cell table:formula="of:=IF([.C437]&gt;[.C4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438]&gt;[.A437];&quot;increasing&quot;;&quot;decreasing&quot;)" office:value-type="string" office:string-value="increasing" calcext:value-type="string">
            <text:p>increasing</text:p>
          </table:table-cell>
          <table:table-cell table:formula="of:=SUM([.A438:.A440])" office:value-type="float" office:value="2806" calcext:value-type="float">
            <text:p>2806</text:p>
          </table:table-cell>
          <table:table-cell table:formula="of:=IF([.C438]&gt;[.C4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[.A439]&gt;[.A438];&quot;increasing&quot;;&quot;decreasing&quot;)" office:value-type="string" office:string-value="increasing" calcext:value-type="string">
            <text:p>increasing</text:p>
          </table:table-cell>
          <table:table-cell table:formula="of:=SUM([.A439:.A441])" office:value-type="float" office:value="2818" calcext:value-type="float">
            <text:p>2818</text:p>
          </table:table-cell>
          <table:table-cell table:formula="of:=IF([.C439]&gt;[.C4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[.A440]&gt;[.A439];&quot;increasing&quot;;&quot;decreasing&quot;)" office:value-type="string" office:string-value="decreasing" calcext:value-type="string">
            <text:p>decreasing</text:p>
          </table:table-cell>
          <table:table-cell table:formula="of:=SUM([.A440:.A442])" office:value-type="float" office:value="2809" calcext:value-type="float">
            <text:p>2809</text:p>
          </table:table-cell>
          <table:table-cell table:formula="of:=IF([.C440]&gt;[.C4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441]&gt;[.A440];&quot;increasing&quot;;&quot;decreasing&quot;)" office:value-type="string" office:string-value="decreasing" calcext:value-type="string">
            <text:p>decreasing</text:p>
          </table:table-cell>
          <table:table-cell table:formula="of:=SUM([.A441:.A443])" office:value-type="float" office:value="2794" calcext:value-type="float">
            <text:p>2794</text:p>
          </table:table-cell>
          <table:table-cell table:formula="of:=IF([.C441]&gt;[.C4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[.A442]&gt;[.A441];&quot;increasing&quot;;&quot;decreasing&quot;)" office:value-type="string" office:string-value="decreasing" calcext:value-type="string">
            <text:p>decreasing</text:p>
          </table:table-cell>
          <table:table-cell table:formula="of:=SUM([.A442:.A444])" office:value-type="float" office:value="2781" calcext:value-type="float">
            <text:p>2781</text:p>
          </table:table-cell>
          <table:table-cell table:formula="of:=IF([.C442]&gt;[.C4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[.A443]&gt;[.A442];&quot;increasing&quot;;&quot;decreasing&quot;)" office:value-type="string" office:string-value="decreasing" calcext:value-type="string">
            <text:p>decreasing</text:p>
          </table:table-cell>
          <table:table-cell table:formula="of:=SUM([.A443:.A445])" office:value-type="float" office:value="2778" calcext:value-type="float">
            <text:p>2778</text:p>
          </table:table-cell>
          <table:table-cell table:formula="of:=IF([.C443]&gt;[.C4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444]&gt;[.A443];&quot;increasing&quot;;&quot;decreasing&quot;)" office:value-type="string" office:string-value="increasing" calcext:value-type="string">
            <text:p>increasing</text:p>
          </table:table-cell>
          <table:table-cell table:formula="of:=SUM([.A444:.A446])" office:value-type="float" office:value="2793" calcext:value-type="float">
            <text:p>2793</text:p>
          </table:table-cell>
          <table:table-cell table:formula="of:=IF([.C444]&gt;[.C4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445]&gt;[.A444];&quot;increasing&quot;;&quot;decreasing&quot;)" office:value-type="string" office:string-value="increasing" calcext:value-type="string">
            <text:p>increasing</text:p>
          </table:table-cell>
          <table:table-cell table:formula="of:=SUM([.A445:.A447])" office:value-type="float" office:value="2808" calcext:value-type="float">
            <text:p>2808</text:p>
          </table:table-cell>
          <table:table-cell table:formula="of:=IF([.C445]&gt;[.C4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[.A446]&gt;[.A445];&quot;increasing&quot;;&quot;decreasing&quot;)" office:value-type="string" office:string-value="increasing" calcext:value-type="string">
            <text:p>increasing</text:p>
          </table:table-cell>
          <table:table-cell table:formula="of:=SUM([.A446:.A448])" office:value-type="float" office:value="2807" calcext:value-type="float">
            <text:p>2807</text:p>
          </table:table-cell>
          <table:table-cell table:formula="of:=IF([.C446]&gt;[.C44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[.A447]&gt;[.A446];&quot;increasing&quot;;&quot;decreasing&quot;)" office:value-type="string" office:string-value="increasing" calcext:value-type="string">
            <text:p>increasing</text:p>
          </table:table-cell>
          <table:table-cell table:formula="of:=SUM([.A447:.A449])" office:value-type="float" office:value="2794" calcext:value-type="float">
            <text:p>2794</text:p>
          </table:table-cell>
          <table:table-cell table:formula="of:=IF([.C447]&gt;[.C44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448]&gt;[.A447];&quot;increasing&quot;;&quot;decreasing&quot;)" office:value-type="string" office:string-value="decreasing" calcext:value-type="string">
            <text:p>decreasing</text:p>
          </table:table-cell>
          <table:table-cell table:formula="of:=SUM([.A448:.A450])" office:value-type="float" office:value="2783" calcext:value-type="float">
            <text:p>2783</text:p>
          </table:table-cell>
          <table:table-cell table:formula="of:=IF([.C448]&gt;[.C44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449]&gt;[.A448];&quot;increasing&quot;;&quot;decreasing&quot;)" office:value-type="string" office:string-value="decreasing" calcext:value-type="string">
            <text:p>decreasing</text:p>
          </table:table-cell>
          <table:table-cell table:formula="of:=SUM([.A449:.A451])" office:value-type="float" office:value="2784" calcext:value-type="float">
            <text:p>2784</text:p>
          </table:table-cell>
          <table:table-cell table:formula="of:=IF([.C449]&gt;[.C4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[.A450]&gt;[.A449];&quot;increasing&quot;;&quot;decreasing&quot;)" office:value-type="string" office:string-value="increasing" calcext:value-type="string">
            <text:p>increasing</text:p>
          </table:table-cell>
          <table:table-cell table:formula="of:=SUM([.A450:.A452])" office:value-type="float" office:value="2799" calcext:value-type="float">
            <text:p>2799</text:p>
          </table:table-cell>
          <table:table-cell table:formula="of:=IF([.C450]&gt;[.C4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451]&gt;[.A450];&quot;increasing&quot;;&quot;decreasing&quot;)" office:value-type="string" office:string-value="increasing" calcext:value-type="string">
            <text:p>increasing</text:p>
          </table:table-cell>
          <table:table-cell table:formula="of:=SUM([.A451:.A453])" office:value-type="float" office:value="2832" calcext:value-type="float">
            <text:p>2832</text:p>
          </table:table-cell>
          <table:table-cell table:formula="of:=IF([.C451]&gt;[.C4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452]&gt;[.A451];&quot;increasing&quot;;&quot;decreasing&quot;)" office:value-type="string" office:string-value="increasing" calcext:value-type="string">
            <text:p>increasing</text:p>
          </table:table-cell>
          <table:table-cell table:formula="of:=SUM([.A452:.A454])" office:value-type="float" office:value="2866" calcext:value-type="float">
            <text:p>2866</text:p>
          </table:table-cell>
          <table:table-cell table:formula="of:=IF([.C452]&gt;[.C4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453]&gt;[.A452];&quot;increasing&quot;;&quot;decreasing&quot;)" office:value-type="string" office:string-value="increasing" calcext:value-type="string">
            <text:p>increasing</text:p>
          </table:table-cell>
          <table:table-cell table:formula="of:=SUM([.A453:.A455])" office:value-type="float" office:value="2892" calcext:value-type="float">
            <text:p>2892</text:p>
          </table:table-cell>
          <table:table-cell table:formula="of:=IF([.C453]&gt;[.C4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454]&gt;[.A453];&quot;increasing&quot;;&quot;decreasing&quot;)" office:value-type="string" office:string-value="increasing" calcext:value-type="string">
            <text:p>increasing</text:p>
          </table:table-cell>
          <table:table-cell table:formula="of:=SUM([.A454:.A456])" office:value-type="float" office:value="2899" calcext:value-type="float">
            <text:p>2899</text:p>
          </table:table-cell>
          <table:table-cell table:formula="of:=IF([.C454]&gt;[.C4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455]&gt;[.A454];&quot;increasing&quot;;&quot;decreasing&quot;)" office:value-type="string" office:string-value="increasing" calcext:value-type="string">
            <text:p>increasing</text:p>
          </table:table-cell>
          <table:table-cell table:formula="of:=SUM([.A455:.A457])" office:value-type="float" office:value="2900" calcext:value-type="float">
            <text:p>2900</text:p>
          </table:table-cell>
          <table:table-cell table:formula="of:=IF([.C455]&gt;[.C4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[.A456]&gt;[.A455];&quot;increasing&quot;;&quot;decreasing&quot;)" office:value-type="string" office:string-value="increasing" calcext:value-type="string">
            <text:p>increasing</text:p>
          </table:table-cell>
          <table:table-cell table:formula="of:=SUM([.A456:.A458])" office:value-type="float" office:value="2899" calcext:value-type="float">
            <text:p>2899</text:p>
          </table:table-cell>
          <table:table-cell table:formula="of:=IF([.C456]&gt;[.C45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457]&gt;[.A456];&quot;increasing&quot;;&quot;decreasing&quot;)" office:value-type="string" office:string-value="decreasing" calcext:value-type="string">
            <text:p>decreasing</text:p>
          </table:table-cell>
          <table:table-cell table:formula="of:=SUM([.A457:.A459])" office:value-type="float" office:value="2902" calcext:value-type="float">
            <text:p>2902</text:p>
          </table:table-cell>
          <table:table-cell table:formula="of:=IF([.C457]&gt;[.C4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458]&gt;[.A457];&quot;increasing&quot;;&quot;decreasing&quot;)" office:value-type="string" office:string-value="decreasing" calcext:value-type="string">
            <text:p>decreasing</text:p>
          </table:table-cell>
          <table:table-cell table:formula="of:=SUM([.A458:.A460])" office:value-type="float" office:value="2908" calcext:value-type="float">
            <text:p>2908</text:p>
          </table:table-cell>
          <table:table-cell table:formula="of:=IF([.C458]&gt;[.C4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[.A459]&gt;[.A458];&quot;increasing&quot;;&quot;decreasing&quot;)" office:value-type="string" office:string-value="increasing" calcext:value-type="string">
            <text:p>increasing</text:p>
          </table:table-cell>
          <table:table-cell table:formula="of:=SUM([.A459:.A461])" office:value-type="float" office:value="2917" calcext:value-type="float">
            <text:p>2917</text:p>
          </table:table-cell>
          <table:table-cell table:formula="of:=IF([.C459]&gt;[.C4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[.A460]&gt;[.A459];&quot;increasing&quot;;&quot;decreasing&quot;)" office:value-type="string" office:string-value="increasing" calcext:value-type="string">
            <text:p>increasing</text:p>
          </table:table-cell>
          <table:table-cell table:formula="of:=SUM([.A460:.A462])" office:value-type="float" office:value="2919" calcext:value-type="float">
            <text:p>2919</text:p>
          </table:table-cell>
          <table:table-cell table:formula="of:=IF([.C460]&gt;[.C4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461]&gt;[.A460];&quot;increasing&quot;;&quot;decreasing&quot;)" office:value-type="string" office:string-value="increasing" calcext:value-type="string">
            <text:p>increasing</text:p>
          </table:table-cell>
          <table:table-cell table:formula="of:=SUM([.A461:.A463])" office:value-type="float" office:value="2921" calcext:value-type="float">
            <text:p>2921</text:p>
          </table:table-cell>
          <table:table-cell table:formula="of:=IF([.C461]&gt;[.C4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[.A462]&gt;[.A461];&quot;increasing&quot;;&quot;decreasing&quot;)" office:value-type="string" office:string-value="decreasing" calcext:value-type="string">
            <text:p>decreasing</text:p>
          </table:table-cell>
          <table:table-cell table:formula="of:=SUM([.A462:.A464])" office:value-type="float" office:value="2919" calcext:value-type="float">
            <text:p>2919</text:p>
          </table:table-cell>
          <table:table-cell table:formula="of:=IF([.C462]&gt;[.C46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463]&gt;[.A462];&quot;increasing&quot;;&quot;decreasing&quot;)" office:value-type="string" office:string-value="increasing" calcext:value-type="string">
            <text:p>increasing</text:p>
          </table:table-cell>
          <table:table-cell table:formula="of:=SUM([.A463:.A465])" office:value-type="float" office:value="2937" calcext:value-type="float">
            <text:p>2937</text:p>
          </table:table-cell>
          <table:table-cell table:formula="of:=IF([.C463]&gt;[.C4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[.A464]&gt;[.A463];&quot;increasing&quot;;&quot;decreasing&quot;)" office:value-type="string" office:string-value="decreasing" calcext:value-type="string">
            <text:p>decreasing</text:p>
          </table:table-cell>
          <table:table-cell table:formula="of:=SUM([.A464:.A466])" office:value-type="float" office:value="2956" calcext:value-type="float">
            <text:p>2956</text:p>
          </table:table-cell>
          <table:table-cell table:formula="of:=IF([.C464]&gt;[.C4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[.A465]&gt;[.A464];&quot;increasing&quot;;&quot;decreasing&quot;)" office:value-type="string" office:string-value="increasing" calcext:value-type="string">
            <text:p>increasing</text:p>
          </table:table-cell>
          <table:table-cell table:formula="of:=SUM([.A465:.A467])" office:value-type="float" office:value="2976" calcext:value-type="float">
            <text:p>2976</text:p>
          </table:table-cell>
          <table:table-cell table:formula="of:=IF([.C465]&gt;[.C4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[.A466]&gt;[.A465];&quot;increasing&quot;;&quot;decreasing&quot;)" office:value-type="string" office:string-value="increasing" calcext:value-type="string">
            <text:p>increasing</text:p>
          </table:table-cell>
          <table:table-cell table:formula="of:=SUM([.A466:.A468])" office:value-type="float" office:value="2978" calcext:value-type="float">
            <text:p>2978</text:p>
          </table:table-cell>
          <table:table-cell table:formula="of:=IF([.C466]&gt;[.C4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[.A467]&gt;[.A466];&quot;increasing&quot;;&quot;decreasing&quot;)" office:value-type="string" office:string-value="decreasing" calcext:value-type="string">
            <text:p>decreasing</text:p>
          </table:table-cell>
          <table:table-cell table:formula="of:=SUM([.A467:.A469])" office:value-type="float" office:value="2981" calcext:value-type="float">
            <text:p>2981</text:p>
          </table:table-cell>
          <table:table-cell table:formula="of:=IF([.C467]&gt;[.C4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[.A468]&gt;[.A467];&quot;increasing&quot;;&quot;decreasing&quot;)" office:value-type="string" office:string-value="increasing" calcext:value-type="string">
            <text:p>increasing</text:p>
          </table:table-cell>
          <table:table-cell table:formula="of:=SUM([.A468:.A470])" office:value-type="float" office:value="2979" calcext:value-type="float">
            <text:p>2979</text:p>
          </table:table-cell>
          <table:table-cell table:formula="of:=IF([.C468]&gt;[.C4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469]&gt;[.A468];&quot;increasing&quot;;&quot;decreasing&quot;)" office:value-type="string" office:string-value="increasing" calcext:value-type="string">
            <text:p>increasing</text:p>
          </table:table-cell>
          <table:table-cell table:formula="of:=SUM([.A469:.A471])" office:value-type="float" office:value="2979" calcext:value-type="float">
            <text:p>2979</text:p>
          </table:table-cell>
          <table:table-cell table:formula="of:=IF([.C469]&gt;[.C4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470]&gt;[.A469];&quot;increasing&quot;;&quot;decreasing&quot;)" office:value-type="string" office:string-value="decreasing" calcext:value-type="string">
            <text:p>decreasing</text:p>
          </table:table-cell>
          <table:table-cell table:formula="of:=SUM([.A470:.A472])" office:value-type="float" office:value="2977" calcext:value-type="float">
            <text:p>2977</text:p>
          </table:table-cell>
          <table:table-cell table:formula="of:=IF([.C470]&gt;[.C46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[.A471]&gt;[.A470];&quot;increasing&quot;;&quot;decreasing&quot;)" office:value-type="string" office:string-value="increasing" calcext:value-type="string">
            <text:p>increasing</text:p>
          </table:table-cell>
          <table:table-cell table:formula="of:=SUM([.A471:.A473])" office:value-type="float" office:value="2985" calcext:value-type="float">
            <text:p>2985</text:p>
          </table:table-cell>
          <table:table-cell table:formula="of:=IF([.C471]&gt;[.C4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[.A472]&gt;[.A471];&quot;increasing&quot;;&quot;decreasing&quot;)" office:value-type="string" office:string-value="increasing" calcext:value-type="string">
            <text:p>increasing</text:p>
          </table:table-cell>
          <table:table-cell table:formula="of:=SUM([.A472:.A474])" office:value-type="float" office:value="2991" calcext:value-type="float">
            <text:p>2991</text:p>
          </table:table-cell>
          <table:table-cell table:formula="of:=IF([.C472]&gt;[.C4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[.A473]&gt;[.A472];&quot;increasing&quot;;&quot;decreasing&quot;)" office:value-type="string" office:string-value="increasing" calcext:value-type="string">
            <text:p>increasing</text:p>
          </table:table-cell>
          <table:table-cell table:formula="of:=SUM([.A473:.A475])" office:value-type="float" office:value="2984" calcext:value-type="float">
            <text:p>2984</text:p>
          </table:table-cell>
          <table:table-cell table:formula="of:=IF([.C473]&gt;[.C4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474]&gt;[.A473];&quot;increasing&quot;;&quot;decreasing&quot;)" office:value-type="string" office:string-value="increasing" calcext:value-type="string">
            <text:p>increasing</text:p>
          </table:table-cell>
          <table:table-cell table:formula="of:=SUM([.A474:.A476])" office:value-type="float" office:value="2975" calcext:value-type="float">
            <text:p>2975</text:p>
          </table:table-cell>
          <table:table-cell table:formula="of:=IF([.C474]&gt;[.C47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[.A475]&gt;[.A474];&quot;increasing&quot;;&quot;decreasing&quot;)" office:value-type="string" office:string-value="decreasing" calcext:value-type="string">
            <text:p>decreasing</text:p>
          </table:table-cell>
          <table:table-cell table:formula="of:=SUM([.A475:.A477])" office:value-type="float" office:value="2983" calcext:value-type="float">
            <text:p>2983</text:p>
          </table:table-cell>
          <table:table-cell table:formula="of:=IF([.C475]&gt;[.C4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[.A476]&gt;[.A475];&quot;increasing&quot;;&quot;decreasing&quot;)" office:value-type="string" office:string-value="increasing" calcext:value-type="string">
            <text:p>increasing</text:p>
          </table:table-cell>
          <table:table-cell table:formula="of:=SUM([.A476:.A478])" office:value-type="float" office:value="3023" calcext:value-type="float">
            <text:p>3023</text:p>
          </table:table-cell>
          <table:table-cell table:formula="of:=IF([.C476]&gt;[.C4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IF([.A477]&gt;[.A476];&quot;increasing&quot;;&quot;decreasing&quot;)" office:value-type="string" office:string-value="increasing" calcext:value-type="string">
            <text:p>increasing</text:p>
          </table:table-cell>
          <table:table-cell table:formula="of:=SUM([.A477:.A479])" office:value-type="float" office:value="3067" calcext:value-type="float">
            <text:p>3067</text:p>
          </table:table-cell>
          <table:table-cell table:formula="of:=IF([.C477]&gt;[.C4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IF([.A478]&gt;[.A477];&quot;increasing&quot;;&quot;decreasing&quot;)" office:value-type="string" office:string-value="increasing" calcext:value-type="string">
            <text:p>increasing</text:p>
          </table:table-cell>
          <table:table-cell table:formula="of:=SUM([.A478:.A480])" office:value-type="float" office:value="3088" calcext:value-type="float">
            <text:p>3088</text:p>
          </table:table-cell>
          <table:table-cell table:formula="of:=IF([.C478]&gt;[.C4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IF([.A479]&gt;[.A478];&quot;increasing&quot;;&quot;decreasing&quot;)" office:value-type="string" office:string-value="increasing" calcext:value-type="string">
            <text:p>increasing</text:p>
          </table:table-cell>
          <table:table-cell table:formula="of:=SUM([.A479:.A481])" office:value-type="float" office:value="3090" calcext:value-type="float">
            <text:p>3090</text:p>
          </table:table-cell>
          <table:table-cell table:formula="of:=IF([.C479]&gt;[.C4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IF([.A480]&gt;[.A479];&quot;increasing&quot;;&quot;decreasing&quot;)" office:value-type="string" office:string-value="decreasing" calcext:value-type="string">
            <text:p>decreasing</text:p>
          </table:table-cell>
          <table:table-cell table:formula="of:=SUM([.A480:.A482])" office:value-type="float" office:value="3087" calcext:value-type="float">
            <text:p>3087</text:p>
          </table:table-cell>
          <table:table-cell table:formula="of:=IF([.C480]&gt;[.C4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IF([.A481]&gt;[.A480];&quot;increasing&quot;;&quot;decreasing&quot;)" office:value-type="string" office:string-value="increasing" calcext:value-type="string">
            <text:p>increasing</text:p>
          </table:table-cell>
          <table:table-cell table:formula="of:=SUM([.A481:.A483])" office:value-type="float" office:value="3092" calcext:value-type="float">
            <text:p>3092</text:p>
          </table:table-cell>
          <table:table-cell table:formula="of:=IF([.C481]&gt;[.C4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IF([.A482]&gt;[.A481];&quot;increasing&quot;;&quot;decreasing&quot;)" office:value-type="string" office:string-value="increasing" calcext:value-type="string">
            <text:p>increasing</text:p>
          </table:table-cell>
          <table:table-cell table:formula="of:=SUM([.A482:.A484])" office:value-type="float" office:value="3101" calcext:value-type="float">
            <text:p>3101</text:p>
          </table:table-cell>
          <table:table-cell table:formula="of:=IF([.C482]&gt;[.C4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IF([.A483]&gt;[.A482];&quot;increasing&quot;;&quot;decreasing&quot;)" office:value-type="string" office:string-value="increasing" calcext:value-type="string">
            <text:p>increasing</text:p>
          </table:table-cell>
          <table:table-cell table:formula="of:=SUM([.A483:.A485])" office:value-type="float" office:value="3108" calcext:value-type="float">
            <text:p>3108</text:p>
          </table:table-cell>
          <table:table-cell table:formula="of:=IF([.C483]&gt;[.C4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IF([.A484]&gt;[.A483];&quot;increasing&quot;;&quot;decreasing&quot;)" office:value-type="string" office:string-value="increasing" calcext:value-type="string">
            <text:p>increasing</text:p>
          </table:table-cell>
          <table:table-cell table:formula="of:=SUM([.A484:.A486])" office:value-type="float" office:value="3071" calcext:value-type="float">
            <text:p>3071</text:p>
          </table:table-cell>
          <table:table-cell table:formula="of:=IF([.C484]&gt;[.C4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IF([.A485]&gt;[.A484];&quot;increasing&quot;;&quot;decreasing&quot;)" office:value-type="string" office:string-value="decreasing" calcext:value-type="string">
            <text:p>decreasing</text:p>
          </table:table-cell>
          <table:table-cell table:formula="of:=SUM([.A485:.A487])" office:value-type="float" office:value="3032" calcext:value-type="float">
            <text:p>3032</text:p>
          </table:table-cell>
          <table:table-cell table:formula="of:=IF([.C485]&gt;[.C4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486]&gt;[.A485];&quot;increasing&quot;;&quot;decreasing&quot;)" office:value-type="string" office:string-value="decreasing" calcext:value-type="string">
            <text:p>decreasing</text:p>
          </table:table-cell>
          <table:table-cell table:formula="of:=SUM([.A486:.A488])" office:value-type="float" office:value="2992" calcext:value-type="float">
            <text:p>2992</text:p>
          </table:table-cell>
          <table:table-cell table:formula="of:=IF([.C486]&gt;[.C4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487]&gt;[.A486];&quot;increasing&quot;;&quot;decreasing&quot;)" office:value-type="string" office:string-value="increasing" calcext:value-type="string">
            <text:p>increasing</text:p>
          </table:table-cell>
          <table:table-cell table:formula="of:=SUM([.A487:.A489])" office:value-type="float" office:value="2995" calcext:value-type="float">
            <text:p>2995</text:p>
          </table:table-cell>
          <table:table-cell table:formula="of:=IF([.C487]&gt;[.C4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[.A488]&gt;[.A487];&quot;increasing&quot;;&quot;decreasing&quot;)" office:value-type="string" office:string-value="decreasing" calcext:value-type="string">
            <text:p>decreasing</text:p>
          </table:table-cell>
          <table:table-cell table:formula="of:=SUM([.A488:.A490])" office:value-type="float" office:value="3004" calcext:value-type="float">
            <text:p>3004</text:p>
          </table:table-cell>
          <table:table-cell table:formula="of:=IF([.C488]&gt;[.C4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489]&gt;[.A488];&quot;increasing&quot;;&quot;decreasing&quot;)" office:value-type="string" office:string-value="increasing" calcext:value-type="string">
            <text:p>increasing</text:p>
          </table:table-cell>
          <table:table-cell table:formula="of:=SUM([.A489:.A491])" office:value-type="float" office:value="3046" calcext:value-type="float">
            <text:p>3046</text:p>
          </table:table-cell>
          <table:table-cell table:formula="of:=IF([.C489]&gt;[.C4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IF([.A490]&gt;[.A489];&quot;increasing&quot;;&quot;decreasing&quot;)" office:value-type="string" office:string-value="increasing" calcext:value-type="string">
            <text:p>increasing</text:p>
          </table:table-cell>
          <table:table-cell table:formula="of:=SUM([.A490:.A492])" office:value-type="float" office:value="3084" calcext:value-type="float">
            <text:p>3084</text:p>
          </table:table-cell>
          <table:table-cell table:formula="of:=IF([.C490]&gt;[.C4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[.A491]&gt;[.A490];&quot;increasing&quot;;&quot;decreasing&quot;)" office:value-type="string" office:string-value="increasing" calcext:value-type="string">
            <text:p>increasing</text:p>
          </table:table-cell>
          <table:table-cell table:formula="of:=SUM([.A491:.A493])" office:value-type="float" office:value="3139" calcext:value-type="float">
            <text:p>3139</text:p>
          </table:table-cell>
          <table:table-cell table:formula="of:=IF([.C491]&gt;[.C4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IF([.A492]&gt;[.A491];&quot;increasing&quot;;&quot;decreasing&quot;)" office:value-type="string" office:string-value="decreasing" calcext:value-type="string">
            <text:p>decreasing</text:p>
          </table:table-cell>
          <table:table-cell table:formula="of:=SUM([.A492:.A494])" office:value-type="float" office:value="3180" calcext:value-type="float">
            <text:p>3180</text:p>
          </table:table-cell>
          <table:table-cell table:formula="of:=IF([.C492]&gt;[.C4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IF([.A493]&gt;[.A492];&quot;increasing&quot;;&quot;decreasing&quot;)" office:value-type="string" office:string-value="increasing" calcext:value-type="string">
            <text:p>increasing</text:p>
          </table:table-cell>
          <table:table-cell table:formula="of:=SUM([.A493:.A495])" office:value-type="float" office:value="3228" calcext:value-type="float">
            <text:p>3228</text:p>
          </table:table-cell>
          <table:table-cell table:formula="of:=IF([.C493]&gt;[.C4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IF([.A494]&gt;[.A493];&quot;increasing&quot;;&quot;decreasing&quot;)" office:value-type="string" office:string-value="increasing" calcext:value-type="string">
            <text:p>increasing</text:p>
          </table:table-cell>
          <table:table-cell table:formula="of:=SUM([.A494:.A496])" office:value-type="float" office:value="3222" calcext:value-type="float">
            <text:p>3222</text:p>
          </table:table-cell>
          <table:table-cell table:formula="of:=IF([.C494]&gt;[.C4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([.A495]&gt;[.A494];&quot;increasing&quot;;&quot;decreasing&quot;)" office:value-type="string" office:string-value="increasing" calcext:value-type="string">
            <text:p>increasing</text:p>
          </table:table-cell>
          <table:table-cell table:formula="of:=SUM([.A495:.A497])" office:value-type="float" office:value="3202" calcext:value-type="float">
            <text:p>3202</text:p>
          </table:table-cell>
          <table:table-cell table:formula="of:=IF([.C495]&gt;[.C4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IF([.A496]&gt;[.A495];&quot;increasing&quot;;&quot;decreasing&quot;)" office:value-type="string" office:string-value="decreasing" calcext:value-type="string">
            <text:p>decreasing</text:p>
          </table:table-cell>
          <table:table-cell table:formula="of:=SUM([.A496:.A498])" office:value-type="float" office:value="3183" calcext:value-type="float">
            <text:p>3183</text:p>
          </table:table-cell>
          <table:table-cell table:formula="of:=IF([.C496]&gt;[.C49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A497]&gt;[.A496];&quot;increasing&quot;;&quot;decreasing&quot;)" office:value-type="string" office:string-value="increasing" calcext:value-type="string">
            <text:p>increasing</text:p>
          </table:table-cell>
          <table:table-cell table:formula="of:=SUM([.A497:.A499])" office:value-type="float" office:value="3193" calcext:value-type="float">
            <text:p>3193</text:p>
          </table:table-cell>
          <table:table-cell table:formula="of:=IF([.C497]&gt;[.C4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[.A498]&gt;[.A497];&quot;increasing&quot;;&quot;decreasing&quot;)" office:value-type="string" office:string-value="increasing" calcext:value-type="string">
            <text:p>increasing</text:p>
          </table:table-cell>
          <table:table-cell table:formula="of:=SUM([.A498:.A500])" office:value-type="float" office:value="3199" calcext:value-type="float">
            <text:p>3199</text:p>
          </table:table-cell>
          <table:table-cell table:formula="of:=IF([.C498]&gt;[.C4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IF([.A499]&gt;[.A498];&quot;increasing&quot;;&quot;decreasing&quot;)" office:value-type="string" office:string-value="increasing" calcext:value-type="string">
            <text:p>increasing</text:p>
          </table:table-cell>
          <table:table-cell table:formula="of:=SUM([.A499:.A501])" office:value-type="float" office:value="3200" calcext:value-type="float">
            <text:p>3200</text:p>
          </table:table-cell>
          <table:table-cell table:formula="of:=IF([.C499]&gt;[.C4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[.A500]&gt;[.A499];&quot;increasing&quot;;&quot;decreasing&quot;)" office:value-type="string" office:string-value="decreasing" calcext:value-type="string">
            <text:p>decreasing</text:p>
          </table:table-cell>
          <table:table-cell table:formula="of:=SUM([.A500:.A502])" office:value-type="float" office:value="3195" calcext:value-type="float">
            <text:p>3195</text:p>
          </table:table-cell>
          <table:table-cell table:formula="of:=IF([.C500]&gt;[.C4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IF([.A501]&gt;[.A500];&quot;increasing&quot;;&quot;decreasing&quot;)" office:value-type="string" office:string-value="increasing" calcext:value-type="string">
            <text:p>increasing</text:p>
          </table:table-cell>
          <table:table-cell table:formula="of:=SUM([.A501:.A503])" office:value-type="float" office:value="3193" calcext:value-type="float">
            <text:p>3193</text:p>
          </table:table-cell>
          <table:table-cell table:formula="of:=IF([.C501]&gt;[.C50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IF([.A502]&gt;[.A501];&quot;increasing&quot;;&quot;decreasing&quot;)" office:value-type="string" office:string-value="decreasing" calcext:value-type="string">
            <text:p>decreasing</text:p>
          </table:table-cell>
          <table:table-cell table:formula="of:=SUM([.A502:.A504])" office:value-type="float" office:value="3191" calcext:value-type="float">
            <text:p>3191</text:p>
          </table:table-cell>
          <table:table-cell table:formula="of:=IF([.C502]&gt;[.C50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IF([.A503]&gt;[.A502];&quot;increasing&quot;;&quot;decreasing&quot;)" office:value-type="string" office:string-value="increasing" calcext:value-type="string">
            <text:p>increasing</text:p>
          </table:table-cell>
          <table:table-cell table:formula="of:=SUM([.A503:.A505])" office:value-type="float" office:value="3197" calcext:value-type="float">
            <text:p>3197</text:p>
          </table:table-cell>
          <table:table-cell table:formula="of:=IF([.C503]&gt;[.C5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IF([.A504]&gt;[.A503];&quot;increasing&quot;;&quot;decreasing&quot;)" office:value-type="string" office:string-value="increasing" calcext:value-type="string">
            <text:p>increasing</text:p>
          </table:table-cell>
          <table:table-cell table:formula="of:=SUM([.A504:.A506])" office:value-type="float" office:value="3197" calcext:value-type="float">
            <text:p>3197</text:p>
          </table:table-cell>
          <table:table-cell table:formula="of:=IF([.C504]&gt;[.C50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505]&gt;[.A504];&quot;increasing&quot;;&quot;decreasing&quot;)" office:value-type="string" office:string-value="increasing" calcext:value-type="string">
            <text:p>increasing</text:p>
          </table:table-cell>
          <table:table-cell table:formula="of:=SUM([.A505:.A507])" office:value-type="float" office:value="3204" calcext:value-type="float">
            <text:p>3204</text:p>
          </table:table-cell>
          <table:table-cell table:formula="of:=IF([.C505]&gt;[.C5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IF([.A506]&gt;[.A505];&quot;increasing&quot;;&quot;decreasing&quot;)" office:value-type="string" office:string-value="decreasing" calcext:value-type="string">
            <text:p>decreasing</text:p>
          </table:table-cell>
          <table:table-cell table:formula="of:=SUM([.A506:.A508])" office:value-type="float" office:value="3204" calcext:value-type="float">
            <text:p>3204</text:p>
          </table:table-cell>
          <table:table-cell table:formula="of:=IF([.C506]&gt;[.C5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IF([.A507]&gt;[.A506];&quot;increasing&quot;;&quot;decreasing&quot;)" office:value-type="string" office:string-value="increasing" calcext:value-type="string">
            <text:p>increasing</text:p>
          </table:table-cell>
          <table:table-cell table:formula="of:=SUM([.A507:.A509])" office:value-type="float" office:value="3202" calcext:value-type="float">
            <text:p>3202</text:p>
          </table:table-cell>
          <table:table-cell table:formula="of:=IF([.C507]&gt;[.C5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508]&gt;[.A507];&quot;increasing&quot;;&quot;decreasing&quot;)" office:value-type="string" office:string-value="decreasing" calcext:value-type="string">
            <text:p>decreasing</text:p>
          </table:table-cell>
          <table:table-cell table:formula="of:=SUM([.A508:.A510])" office:value-type="float" office:value="3195" calcext:value-type="float">
            <text:p>3195</text:p>
          </table:table-cell>
          <table:table-cell table:formula="of:=IF([.C508]&gt;[.C5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IF([.A509]&gt;[.A508];&quot;increasing&quot;;&quot;decreasing&quot;)" office:value-type="string" office:string-value="decreasing" calcext:value-type="string">
            <text:p>decreasing</text:p>
          </table:table-cell>
          <table:table-cell table:formula="of:=SUM([.A509:.A511])" office:value-type="float" office:value="3204" calcext:value-type="float">
            <text:p>3204</text:p>
          </table:table-cell>
          <table:table-cell table:formula="of:=IF([.C509]&gt;[.C5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IF([.A510]&gt;[.A509];&quot;increasing&quot;;&quot;decreasing&quot;)" office:value-type="string" office:string-value="increasing" calcext:value-type="string">
            <text:p>increasing</text:p>
          </table:table-cell>
          <table:table-cell table:formula="of:=SUM([.A510:.A512])" office:value-type="float" office:value="3218" calcext:value-type="float">
            <text:p>3218</text:p>
          </table:table-cell>
          <table:table-cell table:formula="of:=IF([.C510]&gt;[.C5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IF([.A511]&gt;[.A510];&quot;increasing&quot;;&quot;decreasing&quot;)" office:value-type="string" office:string-value="increasing" calcext:value-type="string">
            <text:p>increasing</text:p>
          </table:table-cell>
          <table:table-cell table:formula="of:=SUM([.A511:.A513])" office:value-type="float" office:value="3230" calcext:value-type="float">
            <text:p>3230</text:p>
          </table:table-cell>
          <table:table-cell table:formula="of:=IF([.C511]&gt;[.C5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IF([.A512]&gt;[.A511];&quot;increasing&quot;;&quot;decreasing&quot;)" office:value-type="string" office:string-value="decreasing" calcext:value-type="string">
            <text:p>decreasing</text:p>
          </table:table-cell>
          <table:table-cell table:formula="of:=SUM([.A512:.A514])" office:value-type="float" office:value="3241" calcext:value-type="float">
            <text:p>3241</text:p>
          </table:table-cell>
          <table:table-cell table:formula="of:=IF([.C512]&gt;[.C5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IF([.A513]&gt;[.A512];&quot;increasing&quot;;&quot;decreasing&quot;)" office:value-type="string" office:string-value="increasing" calcext:value-type="string">
            <text:p>increasing</text:p>
          </table:table-cell>
          <table:table-cell table:formula="of:=SUM([.A513:.A515])" office:value-type="float" office:value="3262" calcext:value-type="float">
            <text:p>3262</text:p>
          </table:table-cell>
          <table:table-cell table:formula="of:=IF([.C513]&gt;[.C5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IF([.A514]&gt;[.A513];&quot;increasing&quot;;&quot;decreasing&quot;)" office:value-type="string" office:string-value="increasing" calcext:value-type="string">
            <text:p>increasing</text:p>
          </table:table-cell>
          <table:table-cell table:formula="of:=SUM([.A514:.A516])" office:value-type="float" office:value="3283" calcext:value-type="float">
            <text:p>3283</text:p>
          </table:table-cell>
          <table:table-cell table:formula="of:=IF([.C514]&gt;[.C5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IF([.A515]&gt;[.A514];&quot;increasing&quot;;&quot;decreasing&quot;)" office:value-type="string" office:string-value="increasing" calcext:value-type="string">
            <text:p>increasing</text:p>
          </table:table-cell>
          <table:table-cell table:formula="of:=SUM([.A515:.A517])" office:value-type="float" office:value="3297" calcext:value-type="float">
            <text:p>3297</text:p>
          </table:table-cell>
          <table:table-cell table:formula="of:=IF([.C515]&gt;[.C5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516]&gt;[.A515];&quot;increasing&quot;;&quot;decreasing&quot;)" office:value-type="string" office:string-value="increasing" calcext:value-type="string">
            <text:p>increasing</text:p>
          </table:table-cell>
          <table:table-cell table:formula="of:=SUM([.A516:.A518])" office:value-type="float" office:value="3317" calcext:value-type="float">
            <text:p>3317</text:p>
          </table:table-cell>
          <table:table-cell table:formula="of:=IF([.C516]&gt;[.C5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IF([.A517]&gt;[.A516];&quot;increasing&quot;;&quot;decreasing&quot;)" office:value-type="string" office:string-value="increasing" calcext:value-type="string">
            <text:p>increasing</text:p>
          </table:table-cell>
          <table:table-cell table:formula="of:=SUM([.A517:.A519])" office:value-type="float" office:value="3311" calcext:value-type="float">
            <text:p>3311</text:p>
          </table:table-cell>
          <table:table-cell table:formula="of:=IF([.C517]&gt;[.C5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IF([.A518]&gt;[.A517];&quot;increasing&quot;;&quot;decreasing&quot;)" office:value-type="string" office:string-value="increasing" calcext:value-type="string">
            <text:p>increasing</text:p>
          </table:table-cell>
          <table:table-cell table:formula="of:=SUM([.A518:.A520])" office:value-type="float" office:value="3312" calcext:value-type="float">
            <text:p>3312</text:p>
          </table:table-cell>
          <table:table-cell table:formula="of:=IF([.C518]&gt;[.C5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IF([.A519]&gt;[.A518];&quot;increasing&quot;;&quot;decreasing&quot;)" office:value-type="string" office:string-value="decreasing" calcext:value-type="string">
            <text:p>decreasing</text:p>
          </table:table-cell>
          <table:table-cell table:formula="of:=SUM([.A519:.A521])" office:value-type="float" office:value="3295" calcext:value-type="float">
            <text:p>3295</text:p>
          </table:table-cell>
          <table:table-cell table:formula="of:=IF([.C519]&gt;[.C5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IF([.A520]&gt;[.A519];&quot;increasing&quot;;&quot;decreasing&quot;)" office:value-type="string" office:string-value="increasing" calcext:value-type="string">
            <text:p>increasing</text:p>
          </table:table-cell>
          <table:table-cell table:formula="of:=SUM([.A520:.A522])" office:value-type="float" office:value="3304" calcext:value-type="float">
            <text:p>3304</text:p>
          </table:table-cell>
          <table:table-cell table:formula="of:=IF([.C520]&gt;[.C5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IF([.A521]&gt;[.A520];&quot;increasing&quot;;&quot;decreasing&quot;)" office:value-type="string" office:string-value="decreasing" calcext:value-type="string">
            <text:p>decreasing</text:p>
          </table:table-cell>
          <table:table-cell table:formula="of:=SUM([.A521:.A523])" office:value-type="float" office:value="3301" calcext:value-type="float">
            <text:p>3301</text:p>
          </table:table-cell>
          <table:table-cell table:formula="of:=IF([.C521]&gt;[.C5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IF([.A522]&gt;[.A521];&quot;increasing&quot;;&quot;decreasing&quot;)" office:value-type="string" office:string-value="increasing" calcext:value-type="string">
            <text:p>increasing</text:p>
          </table:table-cell>
          <table:table-cell table:formula="of:=SUM([.A522:.A524])" office:value-type="float" office:value="3337" calcext:value-type="float">
            <text:p>3337</text:p>
          </table:table-cell>
          <table:table-cell table:formula="of:=IF([.C522]&gt;[.C5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IF([.A523]&gt;[.A522];&quot;increasing&quot;;&quot;decreasing&quot;)" office:value-type="string" office:string-value="decreasing" calcext:value-type="string">
            <text:p>decreasing</text:p>
          </table:table-cell>
          <table:table-cell table:formula="of:=SUM([.A523:.A525])" office:value-type="float" office:value="3367" calcext:value-type="float">
            <text:p>3367</text:p>
          </table:table-cell>
          <table:table-cell table:formula="of:=IF([.C523]&gt;[.C5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IF([.A524]&gt;[.A523];&quot;increasing&quot;;&quot;decreasing&quot;)" office:value-type="string" office:string-value="increasing" calcext:value-type="string">
            <text:p>increasing</text:p>
          </table:table-cell>
          <table:table-cell table:formula="of:=SUM([.A524:.A526])" office:value-type="float" office:value="3400" calcext:value-type="float">
            <text:p>3400</text:p>
          </table:table-cell>
          <table:table-cell table:formula="of:=IF([.C524]&gt;[.C5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IF([.A525]&gt;[.A524];&quot;increasing&quot;;&quot;decreasing&quot;)" office:value-type="string" office:string-value="decreasing" calcext:value-type="string">
            <text:p>decreasing</text:p>
          </table:table-cell>
          <table:table-cell table:formula="of:=SUM([.A525:.A527])" office:value-type="float" office:value="3396" calcext:value-type="float">
            <text:p>3396</text:p>
          </table:table-cell>
          <table:table-cell table:formula="of:=IF([.C525]&gt;[.C5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IF([.A526]&gt;[.A525];&quot;increasing&quot;;&quot;decreasing&quot;)" office:value-type="string" office:string-value="increasing" calcext:value-type="string">
            <text:p>increasing</text:p>
          </table:table-cell>
          <table:table-cell table:formula="of:=SUM([.A526:.A528])" office:value-type="float" office:value="3395" calcext:value-type="float">
            <text:p>3395</text:p>
          </table:table-cell>
          <table:table-cell table:formula="of:=IF([.C526]&gt;[.C5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IF([.A527]&gt;[.A526];&quot;increasing&quot;;&quot;decreasing&quot;)" office:value-type="string" office:string-value="decreasing" calcext:value-type="string">
            <text:p>decreasing</text:p>
          </table:table-cell>
          <table:table-cell table:formula="of:=SUM([.A527:.A529])" office:value-type="float" office:value="3384" calcext:value-type="float">
            <text:p>3384</text:p>
          </table:table-cell>
          <table:table-cell table:formula="of:=IF([.C527]&gt;[.C5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IF([.A528]&gt;[.A527];&quot;increasing&quot;;&quot;decreasing&quot;)" office:value-type="string" office:string-value="decreasing" calcext:value-type="string">
            <text:p>decreasing</text:p>
          </table:table-cell>
          <table:table-cell table:formula="of:=SUM([.A528:.A530])" office:value-type="float" office:value="3380" calcext:value-type="float">
            <text:p>3380</text:p>
          </table:table-cell>
          <table:table-cell table:formula="of:=IF([.C528]&gt;[.C5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IF([.A529]&gt;[.A528];&quot;increasing&quot;;&quot;decreasing&quot;)" office:value-type="string" office:string-value="decreasing" calcext:value-type="string">
            <text:p>decreasing</text:p>
          </table:table-cell>
          <table:table-cell table:formula="of:=SUM([.A529:.A531])" office:value-type="float" office:value="3386" calcext:value-type="float">
            <text:p>3386</text:p>
          </table:table-cell>
          <table:table-cell table:formula="of:=IF([.C529]&gt;[.C5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IF([.A530]&gt;[.A529];&quot;increasing&quot;;&quot;decreasing&quot;)" office:value-type="string" office:string-value="increasing" calcext:value-type="string">
            <text:p>increasing</text:p>
          </table:table-cell>
          <table:table-cell table:formula="of:=SUM([.A530:.A532])" office:value-type="float" office:value="3407" calcext:value-type="float">
            <text:p>3407</text:p>
          </table:table-cell>
          <table:table-cell table:formula="of:=IF([.C530]&gt;[.C5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IF([.A531]&gt;[.A530];&quot;increasing&quot;;&quot;decreasing&quot;)" office:value-type="string" office:string-value="increasing" calcext:value-type="string">
            <text:p>increasing</text:p>
          </table:table-cell>
          <table:table-cell table:formula="of:=SUM([.A531:.A533])" office:value-type="float" office:value="3428" calcext:value-type="float">
            <text:p>3428</text:p>
          </table:table-cell>
          <table:table-cell table:formula="of:=IF([.C531]&gt;[.C5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IF([.A532]&gt;[.A531];&quot;increasing&quot;;&quot;decreasing&quot;)" office:value-type="string" office:string-value="increasing" calcext:value-type="string">
            <text:p>increasing</text:p>
          </table:table-cell>
          <table:table-cell table:formula="of:=SUM([.A532:.A534])" office:value-type="float" office:value="3440" calcext:value-type="float">
            <text:p>3440</text:p>
          </table:table-cell>
          <table:table-cell table:formula="of:=IF([.C532]&gt;[.C5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IF([.A533]&gt;[.A532];&quot;increasing&quot;;&quot;decreasing&quot;)" office:value-type="string" office:string-value="increasing" calcext:value-type="string">
            <text:p>increasing</text:p>
          </table:table-cell>
          <table:table-cell table:formula="of:=SUM([.A533:.A535])" office:value-type="float" office:value="3446" calcext:value-type="float">
            <text:p>3446</text:p>
          </table:table-cell>
          <table:table-cell table:formula="of:=IF([.C533]&gt;[.C5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534]&gt;[.A533];&quot;increasing&quot;;&quot;decreasing&quot;)" office:value-type="string" office:string-value="decreasing" calcext:value-type="string">
            <text:p>decreasing</text:p>
          </table:table-cell>
          <table:table-cell table:formula="of:=SUM([.A534:.A536])" office:value-type="float" office:value="3445" calcext:value-type="float">
            <text:p>3445</text:p>
          </table:table-cell>
          <table:table-cell table:formula="of:=IF([.C534]&gt;[.C5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IF([.A535]&gt;[.A534];&quot;increasing&quot;;&quot;decreasing&quot;)" office:value-type="string" office:string-value="increasing" calcext:value-type="string">
            <text:p>increasing</text:p>
          </table:table-cell>
          <table:table-cell table:formula="of:=SUM([.A535:.A537])" office:value-type="float" office:value="3443" calcext:value-type="float">
            <text:p>3443</text:p>
          </table:table-cell>
          <table:table-cell table:formula="of:=IF([.C535]&gt;[.C5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536]&gt;[.A535];&quot;increasing&quot;;&quot;decreasing&quot;)" office:value-type="string" office:string-value="decreasing" calcext:value-type="string">
            <text:p>decreasing</text:p>
          </table:table-cell>
          <table:table-cell table:formula="of:=SUM([.A536:.A538])" office:value-type="float" office:value="3451" calcext:value-type="float">
            <text:p>3451</text:p>
          </table:table-cell>
          <table:table-cell table:formula="of:=IF([.C536]&gt;[.C5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[.A537]&gt;[.A536];&quot;increasing&quot;;&quot;decreasing&quot;)" office:value-type="string" office:string-value="decreasing" calcext:value-type="string">
            <text:p>decreasing</text:p>
          </table:table-cell>
          <table:table-cell table:formula="of:=SUM([.A537:.A539])" office:value-type="float" office:value="3462" calcext:value-type="float">
            <text:p>3462</text:p>
          </table:table-cell>
          <table:table-cell table:formula="of:=IF([.C537]&gt;[.C5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IF([.A538]&gt;[.A537];&quot;increasing&quot;;&quot;decreasing&quot;)" office:value-type="string" office:string-value="increasing" calcext:value-type="string">
            <text:p>increasing</text:p>
          </table:table-cell>
          <table:table-cell table:formula="of:=SUM([.A538:.A540])" office:value-type="float" office:value="3477" calcext:value-type="float">
            <text:p>3477</text:p>
          </table:table-cell>
          <table:table-cell table:formula="of:=IF([.C538]&gt;[.C5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539]&gt;[.A538];&quot;increasing&quot;;&quot;decreasing&quot;)" office:value-type="string" office:string-value="increasing" calcext:value-type="string">
            <text:p>increasing</text:p>
          </table:table-cell>
          <table:table-cell table:formula="of:=SUM([.A539:.A541])" office:value-type="float" office:value="3498" calcext:value-type="float">
            <text:p>3498</text:p>
          </table:table-cell>
          <table:table-cell table:formula="of:=IF([.C539]&gt;[.C5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IF([.A540]&gt;[.A539];&quot;increasing&quot;;&quot;decreasing&quot;)" office:value-type="string" office:string-value="increasing" calcext:value-type="string">
            <text:p>increasing</text:p>
          </table:table-cell>
          <table:table-cell table:formula="of:=SUM([.A540:.A542])" office:value-type="float" office:value="3520" calcext:value-type="float">
            <text:p>3520</text:p>
          </table:table-cell>
          <table:table-cell table:formula="of:=IF([.C540]&gt;[.C5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IF([.A541]&gt;[.A540];&quot;increasing&quot;;&quot;decreasing&quot;)" office:value-type="string" office:string-value="increasing" calcext:value-type="string">
            <text:p>increasing</text:p>
          </table:table-cell>
          <table:table-cell table:formula="of:=SUM([.A541:.A543])" office:value-type="float" office:value="3539" calcext:value-type="float">
            <text:p>3539</text:p>
          </table:table-cell>
          <table:table-cell table:formula="of:=IF([.C541]&gt;[.C5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IF([.A542]&gt;[.A541];&quot;increasing&quot;;&quot;decreasing&quot;)" office:value-type="string" office:string-value="increasing" calcext:value-type="string">
            <text:p>increasing</text:p>
          </table:table-cell>
          <table:table-cell table:formula="of:=SUM([.A542:.A544])" office:value-type="float" office:value="3540" calcext:value-type="float">
            <text:p>3540</text:p>
          </table:table-cell>
          <table:table-cell table:formula="of:=IF([.C542]&gt;[.C5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IF([.A543]&gt;[.A542];&quot;increasing&quot;;&quot;decreasing&quot;)" office:value-type="string" office:string-value="decreasing" calcext:value-type="string">
            <text:p>decreasing</text:p>
          </table:table-cell>
          <table:table-cell table:formula="of:=SUM([.A543:.A545])" office:value-type="float" office:value="3556" calcext:value-type="float">
            <text:p>3556</text:p>
          </table:table-cell>
          <table:table-cell table:formula="of:=IF([.C543]&gt;[.C5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IF([.A544]&gt;[.A543];&quot;increasing&quot;;&quot;decreasing&quot;)" office:value-type="string" office:string-value="decreasing" calcext:value-type="string">
            <text:p>decreasing</text:p>
          </table:table-cell>
          <table:table-cell table:formula="of:=SUM([.A544:.A546])" office:value-type="float" office:value="3571" calcext:value-type="float">
            <text:p>3571</text:p>
          </table:table-cell>
          <table:table-cell table:formula="of:=IF([.C544]&gt;[.C5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545]&gt;[.A544];&quot;increasing&quot;;&quot;decreasing&quot;)" office:value-type="string" office:string-value="increasing" calcext:value-type="string">
            <text:p>increasing</text:p>
          </table:table-cell>
          <table:table-cell table:formula="of:=SUM([.A545:.A547])" office:value-type="float" office:value="3590" calcext:value-type="float">
            <text:p>3590</text:p>
          </table:table-cell>
          <table:table-cell table:formula="of:=IF([.C545]&gt;[.C5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IF([.A546]&gt;[.A545];&quot;increasing&quot;;&quot;decreasing&quot;)" office:value-type="string" office:string-value="decreasing" calcext:value-type="string">
            <text:p>decreasing</text:p>
          </table:table-cell>
          <table:table-cell table:formula="of:=SUM([.A546:.A548])" office:value-type="float" office:value="3589" calcext:value-type="float">
            <text:p>3589</text:p>
          </table:table-cell>
          <table:table-cell table:formula="of:=IF([.C546]&gt;[.C54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IF([.A547]&gt;[.A546];&quot;increasing&quot;;&quot;decreasing&quot;)" office:value-type="string" office:string-value="increasing" calcext:value-type="string">
            <text:p>increasing</text:p>
          </table:table-cell>
          <table:table-cell table:formula="of:=SUM([.A547:.A549])" office:value-type="float" office:value="3608" calcext:value-type="float">
            <text:p>3608</text:p>
          </table:table-cell>
          <table:table-cell table:formula="of:=IF([.C547]&gt;[.C5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IF([.A548]&gt;[.A547];&quot;increasing&quot;;&quot;decreasing&quot;)" office:value-type="string" office:string-value="decreasing" calcext:value-type="string">
            <text:p>decreasing</text:p>
          </table:table-cell>
          <table:table-cell table:formula="of:=SUM([.A548:.A550])" office:value-type="float" office:value="3622" calcext:value-type="float">
            <text:p>3622</text:p>
          </table:table-cell>
          <table:table-cell table:formula="of:=IF([.C548]&gt;[.C5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IF([.A549]&gt;[.A548];&quot;increasing&quot;;&quot;decreasing&quot;)" office:value-type="string" office:string-value="increasing" calcext:value-type="string">
            <text:p>increasing</text:p>
          </table:table-cell>
          <table:table-cell table:formula="of:=SUM([.A549:.A551])" office:value-type="float" office:value="3651" calcext:value-type="float">
            <text:p>3651</text:p>
          </table:table-cell>
          <table:table-cell table:formula="of:=IF([.C549]&gt;[.C5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[.A550]&gt;[.A549];&quot;increasing&quot;;&quot;decreasing&quot;)" office:value-type="string" office:string-value="decreasing" calcext:value-type="string">
            <text:p>decreasing</text:p>
          </table:table-cell>
          <table:table-cell table:formula="of:=SUM([.A550:.A552])" office:value-type="float" office:value="3663" calcext:value-type="float">
            <text:p>3663</text:p>
          </table:table-cell>
          <table:table-cell table:formula="of:=IF([.C550]&gt;[.C5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IF([.A551]&gt;[.A550];&quot;increasing&quot;;&quot;decreasing&quot;)" office:value-type="string" office:string-value="increasing" calcext:value-type="string">
            <text:p>increasing</text:p>
          </table:table-cell>
          <table:table-cell table:formula="of:=SUM([.A551:.A553])" office:value-type="float" office:value="3695" calcext:value-type="float">
            <text:p>3695</text:p>
          </table:table-cell>
          <table:table-cell table:formula="of:=IF([.C551]&gt;[.C5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552]&gt;[.A551];&quot;increasing&quot;;&quot;decreasing&quot;)" office:value-type="string" office:string-value="increasing" calcext:value-type="string">
            <text:p>increasing</text:p>
          </table:table-cell>
          <table:table-cell table:formula="of:=SUM([.A552:.A554])" office:value-type="float" office:value="3716" calcext:value-type="float">
            <text:p>3716</text:p>
          </table:table-cell>
          <table:table-cell table:formula="of:=IF([.C552]&gt;[.C5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IF([.A553]&gt;[.A552];&quot;increasing&quot;;&quot;decreasing&quot;)" office:value-type="string" office:string-value="increasing" calcext:value-type="string">
            <text:p>increasing</text:p>
          </table:table-cell>
          <table:table-cell table:formula="of:=SUM([.A553:.A555])" office:value-type="float" office:value="3738" calcext:value-type="float">
            <text:p>3738</text:p>
          </table:table-cell>
          <table:table-cell table:formula="of:=IF([.C553]&gt;[.C5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[.A554]&gt;[.A553];&quot;increasing&quot;;&quot;decreasing&quot;)" office:value-type="string" office:string-value="increasing" calcext:value-type="string">
            <text:p>increasing</text:p>
          </table:table-cell>
          <table:table-cell table:formula="of:=SUM([.A554:.A556])" office:value-type="float" office:value="3739" calcext:value-type="float">
            <text:p>3739</text:p>
          </table:table-cell>
          <table:table-cell table:formula="of:=IF([.C554]&gt;[.C5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IF([.A555]&gt;[.A554];&quot;increasing&quot;;&quot;decreasing&quot;)" office:value-type="string" office:string-value="increasing" calcext:value-type="string">
            <text:p>increasing</text:p>
          </table:table-cell>
          <table:table-cell table:formula="of:=SUM([.A555:.A557])" office:value-type="float" office:value="3739" calcext:value-type="float">
            <text:p>3739</text:p>
          </table:table-cell>
          <table:table-cell table:formula="of:=IF([.C555]&gt;[.C5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IF([.A556]&gt;[.A555];&quot;increasing&quot;;&quot;decreasing&quot;)" office:value-type="string" office:string-value="decreasing" calcext:value-type="string">
            <text:p>decreasing</text:p>
          </table:table-cell>
          <table:table-cell table:formula="of:=SUM([.A556:.A558])" office:value-type="float" office:value="3742" calcext:value-type="float">
            <text:p>3742</text:p>
          </table:table-cell>
          <table:table-cell table:formula="of:=IF([.C556]&gt;[.C5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[.A557]&gt;[.A556];&quot;increasing&quot;;&quot;decreasing&quot;)" office:value-type="string" office:string-value="increasing" calcext:value-type="string">
            <text:p>increasing</text:p>
          </table:table-cell>
          <table:table-cell table:formula="of:=SUM([.A557:.A559])" office:value-type="float" office:value="3750" calcext:value-type="float">
            <text:p>3750</text:p>
          </table:table-cell>
          <table:table-cell table:formula="of:=IF([.C557]&gt;[.C5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IF([.A558]&gt;[.A557];&quot;increasing&quot;;&quot;decreasing&quot;)" office:value-type="string" office:string-value="increasing" calcext:value-type="string">
            <text:p>increasing</text:p>
          </table:table-cell>
          <table:table-cell table:formula="of:=SUM([.A558:.A560])" office:value-type="float" office:value="3760" calcext:value-type="float">
            <text:p>3760</text:p>
          </table:table-cell>
          <table:table-cell table:formula="of:=IF([.C558]&gt;[.C5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IF([.A559]&gt;[.A558];&quot;increasing&quot;;&quot;decreasing&quot;)" office:value-type="string" office:string-value="increasing" calcext:value-type="string">
            <text:p>increasing</text:p>
          </table:table-cell>
          <table:table-cell table:formula="of:=SUM([.A559:.A561])" office:value-type="float" office:value="3770" calcext:value-type="float">
            <text:p>3770</text:p>
          </table:table-cell>
          <table:table-cell table:formula="of:=IF([.C559]&gt;[.C5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IF([.A560]&gt;[.A559];&quot;increasing&quot;;&quot;decreasing&quot;)" office:value-type="string" office:string-value="increasing" calcext:value-type="string">
            <text:p>increasing</text:p>
          </table:table-cell>
          <table:table-cell table:formula="of:=SUM([.A560:.A562])" office:value-type="float" office:value="3781" calcext:value-type="float">
            <text:p>3781</text:p>
          </table:table-cell>
          <table:table-cell table:formula="of:=IF([.C560]&gt;[.C5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561]&gt;[.A560];&quot;increasing&quot;;&quot;decreasing&quot;)" office:value-type="string" office:string-value="increasing" calcext:value-type="string">
            <text:p>increasing</text:p>
          </table:table-cell>
          <table:table-cell table:formula="of:=SUM([.A561:.A563])" office:value-type="float" office:value="3821" calcext:value-type="float">
            <text:p>3821</text:p>
          </table:table-cell>
          <table:table-cell table:formula="of:=IF([.C561]&gt;[.C5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IF([.A562]&gt;[.A561];&quot;increasing&quot;;&quot;decreasing&quot;)" office:value-type="string" office:string-value="increasing" calcext:value-type="string">
            <text:p>increasing</text:p>
          </table:table-cell>
          <table:table-cell table:formula="of:=SUM([.A562:.A564])" office:value-type="float" office:value="3857" calcext:value-type="float">
            <text:p>3857</text:p>
          </table:table-cell>
          <table:table-cell table:formula="of:=IF([.C562]&gt;[.C5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IF([.A563]&gt;[.A562];&quot;increasing&quot;;&quot;decreasing&quot;)" office:value-type="string" office:string-value="increasing" calcext:value-type="string">
            <text:p>increasing</text:p>
          </table:table-cell>
          <table:table-cell table:formula="of:=SUM([.A563:.A565])" office:value-type="float" office:value="3891" calcext:value-type="float">
            <text:p>3891</text:p>
          </table:table-cell>
          <table:table-cell table:formula="of:=IF([.C563]&gt;[.C5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IF([.A564]&gt;[.A563];&quot;increasing&quot;;&quot;decreasing&quot;)" office:value-type="string" office:string-value="increasing" calcext:value-type="string">
            <text:p>increasing</text:p>
          </table:table-cell>
          <table:table-cell table:formula="of:=SUM([.A564:.A566])" office:value-type="float" office:value="3898" calcext:value-type="float">
            <text:p>3898</text:p>
          </table:table-cell>
          <table:table-cell table:formula="of:=IF([.C564]&gt;[.C5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IF([.A565]&gt;[.A564];&quot;increasing&quot;;&quot;decreasing&quot;)" office:value-type="string" office:string-value="increasing" calcext:value-type="string">
            <text:p>increasing</text:p>
          </table:table-cell>
          <table:table-cell table:formula="of:=SUM([.A565:.A567])" office:value-type="float" office:value="3929" calcext:value-type="float">
            <text:p>3929</text:p>
          </table:table-cell>
          <table:table-cell table:formula="of:=IF([.C565]&gt;[.C5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IF([.A566]&gt;[.A565];&quot;increasing&quot;;&quot;decreasing&quot;)" office:value-type="string" office:string-value="increasing" calcext:value-type="string">
            <text:p>increasing</text:p>
          </table:table-cell>
          <table:table-cell table:formula="of:=SUM([.A566:.A568])" office:value-type="float" office:value="3952" calcext:value-type="float">
            <text:p>3952</text:p>
          </table:table-cell>
          <table:table-cell table:formula="of:=IF([.C566]&gt;[.C5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567]&gt;[.A566];&quot;increasing&quot;;&quot;decreasing&quot;)" office:value-type="string" office:string-value="increasing" calcext:value-type="string">
            <text:p>increasing</text:p>
          </table:table-cell>
          <table:table-cell table:formula="of:=SUM([.A567:.A569])" office:value-type="float" office:value="3964" calcext:value-type="float">
            <text:p>3964</text:p>
          </table:table-cell>
          <table:table-cell table:formula="of:=IF([.C567]&gt;[.C5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568]&gt;[.A567];&quot;increasing&quot;;&quot;decreasing&quot;)" office:value-type="string" office:string-value="decreasing" calcext:value-type="string">
            <text:p>decreasing</text:p>
          </table:table-cell>
          <table:table-cell table:formula="of:=SUM([.A568:.A570])" office:value-type="float" office:value="3950" calcext:value-type="float">
            <text:p>3950</text:p>
          </table:table-cell>
          <table:table-cell table:formula="of:=IF([.C568]&gt;[.C5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569]&gt;[.A568];&quot;increasing&quot;;&quot;decreasing&quot;)" office:value-type="string" office:string-value="decreasing" calcext:value-type="string">
            <text:p>decreasing</text:p>
          </table:table-cell>
          <table:table-cell table:formula="of:=SUM([.A569:.A571])" office:value-type="float" office:value="3944" calcext:value-type="float">
            <text:p>3944</text:p>
          </table:table-cell>
          <table:table-cell table:formula="of:=IF([.C569]&gt;[.C5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IF([.A570]&gt;[.A569];&quot;increasing&quot;;&quot;decreasing&quot;)" office:value-type="string" office:string-value="decreasing" calcext:value-type="string">
            <text:p>decreasing</text:p>
          </table:table-cell>
          <table:table-cell table:formula="of:=SUM([.A570:.A572])" office:value-type="float" office:value="3946" calcext:value-type="float">
            <text:p>3946</text:p>
          </table:table-cell>
          <table:table-cell table:formula="of:=IF([.C570]&gt;[.C5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571]&gt;[.A570];&quot;increasing&quot;;&quot;decreasing&quot;)" office:value-type="string" office:string-value="increasing" calcext:value-type="string">
            <text:p>increasing</text:p>
          </table:table-cell>
          <table:table-cell table:formula="of:=SUM([.A571:.A573])" office:value-type="float" office:value="3919" calcext:value-type="float">
            <text:p>3919</text:p>
          </table:table-cell>
          <table:table-cell table:formula="of:=IF([.C571]&gt;[.C5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[.A572]&gt;[.A571];&quot;increasing&quot;;&quot;decreasing&quot;)" office:value-type="string" office:string-value="increasing" calcext:value-type="string">
            <text:p>increasing</text:p>
          </table:table-cell>
          <table:table-cell table:formula="of:=SUM([.A572:.A574])" office:value-type="float" office:value="3888" calcext:value-type="float">
            <text:p>3888</text:p>
          </table:table-cell>
          <table:table-cell table:formula="of:=IF([.C572]&gt;[.C5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IF([.A573]&gt;[.A572];&quot;increasing&quot;;&quot;decreasing&quot;)" office:value-type="string" office:string-value="decreasing" calcext:value-type="string">
            <text:p>decreasing</text:p>
          </table:table-cell>
          <table:table-cell table:formula="of:=SUM([.A573:.A575])" office:value-type="float" office:value="3862" calcext:value-type="float">
            <text:p>3862</text:p>
          </table:table-cell>
          <table:table-cell table:formula="of:=IF([.C573]&gt;[.C5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IF([.A574]&gt;[.A573];&quot;increasing&quot;;&quot;decreasing&quot;)" office:value-type="string" office:string-value="decreasing" calcext:value-type="string">
            <text:p>decreasing</text:p>
          </table:table-cell>
          <table:table-cell table:formula="of:=SUM([.A574:.A576])" office:value-type="float" office:value="3885" calcext:value-type="float">
            <text:p>3885</text:p>
          </table:table-cell>
          <table:table-cell table:formula="of:=IF([.C574]&gt;[.C5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IF([.A575]&gt;[.A574];&quot;increasing&quot;;&quot;decreasing&quot;)" office:value-type="string" office:string-value="increasing" calcext:value-type="string">
            <text:p>increasing</text:p>
          </table:table-cell>
          <table:table-cell table:formula="of:=SUM([.A575:.A577])" office:value-type="float" office:value="3912" calcext:value-type="float">
            <text:p>3912</text:p>
          </table:table-cell>
          <table:table-cell table:formula="of:=IF([.C575]&gt;[.C5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IF([.A576]&gt;[.A575];&quot;increasing&quot;;&quot;decreasing&quot;)" office:value-type="string" office:string-value="increasing" calcext:value-type="string">
            <text:p>increasing</text:p>
          </table:table-cell>
          <table:table-cell table:formula="of:=SUM([.A576:.A578])" office:value-type="float" office:value="3918" calcext:value-type="float">
            <text:p>3918</text:p>
          </table:table-cell>
          <table:table-cell table:formula="of:=IF([.C576]&gt;[.C5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IF([.A577]&gt;[.A576];&quot;increasing&quot;;&quot;decreasing&quot;)" office:value-type="string" office:string-value="increasing" calcext:value-type="string">
            <text:p>increasing</text:p>
          </table:table-cell>
          <table:table-cell table:formula="of:=SUM([.A577:.A579])" office:value-type="float" office:value="3906" calcext:value-type="float">
            <text:p>3906</text:p>
          </table:table-cell>
          <table:table-cell table:formula="of:=IF([.C577]&gt;[.C57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IF([.A578]&gt;[.A577];&quot;increasing&quot;;&quot;decreasing&quot;)" office:value-type="string" office:string-value="decreasing" calcext:value-type="string">
            <text:p>decreasing</text:p>
          </table:table-cell>
          <table:table-cell table:formula="of:=SUM([.A578:.A580])" office:value-type="float" office:value="3901" calcext:value-type="float">
            <text:p>3901</text:p>
          </table:table-cell>
          <table:table-cell table:formula="of:=IF([.C578]&gt;[.C57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IF([.A579]&gt;[.A578];&quot;increasing&quot;;&quot;decreasing&quot;)" office:value-type="string" office:string-value="increasing" calcext:value-type="string">
            <text:p>increasing</text:p>
          </table:table-cell>
          <table:table-cell table:formula="of:=SUM([.A579:.A581])" office:value-type="float" office:value="3912" calcext:value-type="float">
            <text:p>3912</text:p>
          </table:table-cell>
          <table:table-cell table:formula="of:=IF([.C579]&gt;[.C5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580]&gt;[.A579];&quot;increasing&quot;;&quot;decreasing&quot;)" office:value-type="string" office:string-value="increasing" calcext:value-type="string">
            <text:p>increasing</text:p>
          </table:table-cell>
          <table:table-cell table:formula="of:=SUM([.A580:.A582])" office:value-type="float" office:value="3925" calcext:value-type="float">
            <text:p>3925</text:p>
          </table:table-cell>
          <table:table-cell table:formula="of:=IF([.C580]&gt;[.C5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IF([.A581]&gt;[.A580];&quot;increasing&quot;;&quot;decreasing&quot;)" office:value-type="string" office:string-value="increasing" calcext:value-type="string">
            <text:p>increasing</text:p>
          </table:table-cell>
          <table:table-cell table:formula="of:=SUM([.A581:.A583])" office:value-type="float" office:value="3927" calcext:value-type="float">
            <text:p>3927</text:p>
          </table:table-cell>
          <table:table-cell table:formula="of:=IF([.C581]&gt;[.C5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IF([.A582]&gt;[.A581];&quot;increasing&quot;;&quot;decreasing&quot;)" office:value-type="string" office:string-value="increasing" calcext:value-type="string">
            <text:p>increasing</text:p>
          </table:table-cell>
          <table:table-cell table:formula="of:=SUM([.A582:.A584])" office:value-type="float" office:value="3928" calcext:value-type="float">
            <text:p>3928</text:p>
          </table:table-cell>
          <table:table-cell table:formula="of:=IF([.C582]&gt;[.C5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IF([.A583]&gt;[.A582];&quot;increasing&quot;;&quot;decreasing&quot;)" office:value-type="string" office:string-value="decreasing" calcext:value-type="string">
            <text:p>decreasing</text:p>
          </table:table-cell>
          <table:table-cell table:formula="of:=SUM([.A583:.A585])" office:value-type="float" office:value="3935" calcext:value-type="float">
            <text:p>3935</text:p>
          </table:table-cell>
          <table:table-cell table:formula="of:=IF([.C583]&gt;[.C5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584]&gt;[.A583];&quot;increasing&quot;;&quot;decreasing&quot;)" office:value-type="string" office:string-value="increasing" calcext:value-type="string">
            <text:p>increasing</text:p>
          </table:table-cell>
          <table:table-cell table:formula="of:=SUM([.A584:.A586])" office:value-type="float" office:value="3955" calcext:value-type="float">
            <text:p>3955</text:p>
          </table:table-cell>
          <table:table-cell table:formula="of:=IF([.C584]&gt;[.C5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585]&gt;[.A584];&quot;increasing&quot;;&quot;decreasing&quot;)" office:value-type="string" office:string-value="increasing" calcext:value-type="string">
            <text:p>increasing</text:p>
          </table:table-cell>
          <table:table-cell table:formula="of:=SUM([.A585:.A587])" office:value-type="float" office:value="3972" calcext:value-type="float">
            <text:p>3972</text:p>
          </table:table-cell>
          <table:table-cell table:formula="of:=IF([.C585]&gt;[.C5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586]&gt;[.A585];&quot;increasing&quot;;&quot;decreasing&quot;)" office:value-type="string" office:string-value="increasing" calcext:value-type="string">
            <text:p>increasing</text:p>
          </table:table-cell>
          <table:table-cell table:formula="of:=SUM([.A586:.A588])" office:value-type="float" office:value="3973" calcext:value-type="float">
            <text:p>3973</text:p>
          </table:table-cell>
          <table:table-cell table:formula="of:=IF([.C586]&gt;[.C5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IF([.A587]&gt;[.A586];&quot;increasing&quot;;&quot;decreasing&quot;)" office:value-type="string" office:string-value="decreasing" calcext:value-type="string">
            <text:p>decreasing</text:p>
          </table:table-cell>
          <table:table-cell table:formula="of:=SUM([.A587:.A589])" office:value-type="float" office:value="3982" calcext:value-type="float">
            <text:p>3982</text:p>
          </table:table-cell>
          <table:table-cell table:formula="of:=IF([.C587]&gt;[.C5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588]&gt;[.A587];&quot;increasing&quot;;&quot;decreasing&quot;)" office:value-type="string" office:string-value="decreasing" calcext:value-type="string">
            <text:p>decreasing</text:p>
          </table:table-cell>
          <table:table-cell table:formula="of:=SUM([.A588:.A590])" office:value-type="float" office:value="3983" calcext:value-type="float">
            <text:p>3983</text:p>
          </table:table-cell>
          <table:table-cell table:formula="of:=IF([.C588]&gt;[.C5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[.A589]&gt;[.A588];&quot;increasing&quot;;&quot;decreasing&quot;)" office:value-type="string" office:string-value="increasing" calcext:value-type="string">
            <text:p>increasing</text:p>
          </table:table-cell>
          <table:table-cell table:formula="of:=SUM([.A589:.A591])" office:value-type="float" office:value="3996" calcext:value-type="float">
            <text:p>3996</text:p>
          </table:table-cell>
          <table:table-cell table:formula="of:=IF([.C589]&gt;[.C5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IF([.A590]&gt;[.A589];&quot;increasing&quot;;&quot;decreasing&quot;)" office:value-type="string" office:string-value="decreasing" calcext:value-type="string">
            <text:p>decreasing</text:p>
          </table:table-cell>
          <table:table-cell table:formula="of:=SUM([.A590:.A592])" office:value-type="float" office:value="3986" calcext:value-type="float">
            <text:p>3986</text:p>
          </table:table-cell>
          <table:table-cell table:formula="of:=IF([.C590]&gt;[.C58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IF([.A591]&gt;[.A590];&quot;increasing&quot;;&quot;decreasing&quot;)" office:value-type="string" office:string-value="increasing" calcext:value-type="string">
            <text:p>increasing</text:p>
          </table:table-cell>
          <table:table-cell table:formula="of:=SUM([.A591:.A593])" office:value-type="float" office:value="3985" calcext:value-type="float">
            <text:p>3985</text:p>
          </table:table-cell>
          <table:table-cell table:formula="of:=IF([.C591]&gt;[.C59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IF([.A592]&gt;[.A591];&quot;increasing&quot;;&quot;decreasing&quot;)" office:value-type="string" office:string-value="decreasing" calcext:value-type="string">
            <text:p>decreasing</text:p>
          </table:table-cell>
          <table:table-cell table:formula="of:=SUM([.A592:.A594])" office:value-type="float" office:value="3985" calcext:value-type="float">
            <text:p>3985</text:p>
          </table:table-cell>
          <table:table-cell table:formula="of:=IF([.C592]&gt;[.C5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IF([.A593]&gt;[.A592];&quot;increasing&quot;;&quot;decreasing&quot;)" office:value-type="string" office:string-value="decreasing" calcext:value-type="string">
            <text:p>decreasing</text:p>
          </table:table-cell>
          <table:table-cell table:formula="of:=SUM([.A593:.A595])" office:value-type="float" office:value="4006" calcext:value-type="float">
            <text:p>4006</text:p>
          </table:table-cell>
          <table:table-cell table:formula="of:=IF([.C593]&gt;[.C5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IF([.A594]&gt;[.A593];&quot;increasing&quot;;&quot;decreasing&quot;)" office:value-type="string" office:string-value="increasing" calcext:value-type="string">
            <text:p>increasing</text:p>
          </table:table-cell>
          <table:table-cell table:formula="of:=SUM([.A594:.A596])" office:value-type="float" office:value="4029" calcext:value-type="float">
            <text:p>4029</text:p>
          </table:table-cell>
          <table:table-cell table:formula="of:=IF([.C594]&gt;[.C5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595]&gt;[.A594];&quot;increasing&quot;;&quot;decreasing&quot;)" office:value-type="string" office:string-value="increasing" calcext:value-type="string">
            <text:p>increasing</text:p>
          </table:table-cell>
          <table:table-cell table:formula="of:=SUM([.A595:.A597])" office:value-type="float" office:value="4056" calcext:value-type="float">
            <text:p>4056</text:p>
          </table:table-cell>
          <table:table-cell table:formula="of:=IF([.C595]&gt;[.C5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596]&gt;[.A595];&quot;increasing&quot;;&quot;decreasing&quot;)" office:value-type="string" office:string-value="increasing" calcext:value-type="string">
            <text:p>increasing</text:p>
          </table:table-cell>
          <table:table-cell table:formula="of:=SUM([.A596:.A598])" office:value-type="float" office:value="4066" calcext:value-type="float">
            <text:p>4066</text:p>
          </table:table-cell>
          <table:table-cell table:formula="of:=IF([.C596]&gt;[.C5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597]&gt;[.A596];&quot;increasing&quot;;&quot;decreasing&quot;)" office:value-type="string" office:string-value="increasing" calcext:value-type="string">
            <text:p>increasing</text:p>
          </table:table-cell>
          <table:table-cell table:formula="of:=SUM([.A597:.A599])" office:value-type="float" office:value="4071" calcext:value-type="float">
            <text:p>4071</text:p>
          </table:table-cell>
          <table:table-cell table:formula="of:=IF([.C597]&gt;[.C5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598]&gt;[.A597];&quot;increasing&quot;;&quot;decreasing&quot;)" office:value-type="string" office:string-value="decreasing" calcext:value-type="string">
            <text:p>decreasing</text:p>
          </table:table-cell>
          <table:table-cell table:formula="of:=SUM([.A598:.A600])" office:value-type="float" office:value="4058" calcext:value-type="float">
            <text:p>4058</text:p>
          </table:table-cell>
          <table:table-cell table:formula="of:=IF([.C598]&gt;[.C5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599]&gt;[.A598];&quot;increasing&quot;;&quot;decreasing&quot;)" office:value-type="string" office:string-value="decreasing" calcext:value-type="string">
            <text:p>decreasing</text:p>
          </table:table-cell>
          <table:table-cell table:formula="of:=SUM([.A599:.A601])" office:value-type="float" office:value="4066" calcext:value-type="float">
            <text:p>4066</text:p>
          </table:table-cell>
          <table:table-cell table:formula="of:=IF([.C599]&gt;[.C5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600]&gt;[.A599];&quot;increasing&quot;;&quot;decreasing&quot;)" office:value-type="string" office:string-value="decreasing" calcext:value-type="string">
            <text:p>decreasing</text:p>
          </table:table-cell>
          <table:table-cell table:formula="of:=SUM([.A600:.A602])" office:value-type="float" office:value="4056" calcext:value-type="float">
            <text:p>4056</text:p>
          </table:table-cell>
          <table:table-cell table:formula="of:=IF([.C600]&gt;[.C5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IF([.A601]&gt;[.A600];&quot;increasing&quot;;&quot;decreasing&quot;)" office:value-type="string" office:string-value="increasing" calcext:value-type="string">
            <text:p>increasing</text:p>
          </table:table-cell>
          <table:table-cell table:formula="of:=SUM([.A601:.A603])" office:value-type="float" office:value="4066" calcext:value-type="float">
            <text:p>4066</text:p>
          </table:table-cell>
          <table:table-cell table:formula="of:=IF([.C601]&gt;[.C6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602]&gt;[.A601];&quot;increasing&quot;;&quot;decreasing&quot;)" office:value-type="string" office:string-value="decreasing" calcext:value-type="string">
            <text:p>decreasing</text:p>
          </table:table-cell>
          <table:table-cell table:formula="of:=SUM([.A602:.A604])" office:value-type="float" office:value="4069" calcext:value-type="float">
            <text:p>4069</text:p>
          </table:table-cell>
          <table:table-cell table:formula="of:=IF([.C602]&gt;[.C6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603]&gt;[.A602];&quot;increasing&quot;;&quot;decreasing&quot;)" office:value-type="string" office:string-value="increasing" calcext:value-type="string">
            <text:p>increasing</text:p>
          </table:table-cell>
          <table:table-cell table:formula="of:=SUM([.A603:.A605])" office:value-type="float" office:value="4107" calcext:value-type="float">
            <text:p>4107</text:p>
          </table:table-cell>
          <table:table-cell table:formula="of:=IF([.C603]&gt;[.C6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604]&gt;[.A603];&quot;increasing&quot;;&quot;decreasing&quot;)" office:value-type="string" office:string-value="increasing" calcext:value-type="string">
            <text:p>increasing</text:p>
          </table:table-cell>
          <table:table-cell table:formula="of:=SUM([.A604:.A606])" office:value-type="float" office:value="4127" calcext:value-type="float">
            <text:p>4127</text:p>
          </table:table-cell>
          <table:table-cell table:formula="of:=IF([.C604]&gt;[.C6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605]&gt;[.A604];&quot;increasing&quot;;&quot;decreasing&quot;)" office:value-type="string" office:string-value="increasing" calcext:value-type="string">
            <text:p>increasing</text:p>
          </table:table-cell>
          <table:table-cell table:formula="of:=SUM([.A605:.A607])" office:value-type="float" office:value="4107" calcext:value-type="float">
            <text:p>4107</text:p>
          </table:table-cell>
          <table:table-cell table:formula="of:=IF([.C605]&gt;[.C60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606]&gt;[.A605];&quot;increasing&quot;;&quot;decreasing&quot;)" office:value-type="string" office:string-value="decreasing" calcext:value-type="string">
            <text:p>decreasing</text:p>
          </table:table-cell>
          <table:table-cell table:formula="of:=SUM([.A606:.A608])" office:value-type="float" office:value="4076" calcext:value-type="float">
            <text:p>4076</text:p>
          </table:table-cell>
          <table:table-cell table:formula="of:=IF([.C606]&gt;[.C6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607]&gt;[.A606];&quot;increasing&quot;;&quot;decreasing&quot;)" office:value-type="string" office:string-value="decreasing" calcext:value-type="string">
            <text:p>decreasing</text:p>
          </table:table-cell>
          <table:table-cell table:formula="of:=SUM([.A607:.A609])" office:value-type="float" office:value="4061" calcext:value-type="float">
            <text:p>4061</text:p>
          </table:table-cell>
          <table:table-cell table:formula="of:=IF([.C607]&gt;[.C6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608]&gt;[.A607];&quot;increasing&quot;;&quot;decreasing&quot;)" office:value-type="string" office:string-value="increasing" calcext:value-type="string">
            <text:p>increasing</text:p>
          </table:table-cell>
          <table:table-cell table:formula="of:=SUM([.A608:.A610])" office:value-type="float" office:value="4081" calcext:value-type="float">
            <text:p>4081</text:p>
          </table:table-cell>
          <table:table-cell table:formula="of:=IF([.C608]&gt;[.C6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609]&gt;[.A608];&quot;increasing&quot;;&quot;decreasing&quot;)" office:value-type="string" office:string-value="increasing" calcext:value-type="string">
            <text:p>increasing</text:p>
          </table:table-cell>
          <table:table-cell table:formula="of:=SUM([.A609:.A611])" office:value-type="float" office:value="4120" calcext:value-type="float">
            <text:p>4120</text:p>
          </table:table-cell>
          <table:table-cell table:formula="of:=IF([.C609]&gt;[.C6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610]&gt;[.A609];&quot;increasing&quot;;&quot;decreasing&quot;)" office:value-type="string" office:string-value="increasing" calcext:value-type="string">
            <text:p>increasing</text:p>
          </table:table-cell>
          <table:table-cell table:formula="of:=SUM([.A610:.A612])" office:value-type="float" office:value="4150" calcext:value-type="float">
            <text:p>4150</text:p>
          </table:table-cell>
          <table:table-cell table:formula="of:=IF([.C610]&gt;[.C6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IF([.A611]&gt;[.A610];&quot;increasing&quot;;&quot;decreasing&quot;)" office:value-type="string" office:string-value="increasing" calcext:value-type="string">
            <text:p>increasing</text:p>
          </table:table-cell>
          <table:table-cell table:formula="of:=SUM([.A611:.A613])" office:value-type="float" office:value="4181" calcext:value-type="float">
            <text:p>4181</text:p>
          </table:table-cell>
          <table:table-cell table:formula="of:=IF([.C611]&gt;[.C6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IF([.A612]&gt;[.A611];&quot;increasing&quot;;&quot;decreasing&quot;)" office:value-type="string" office:string-value="increasing" calcext:value-type="string">
            <text:p>increasing</text:p>
          </table:table-cell>
          <table:table-cell table:formula="of:=SUM([.A612:.A614])" office:value-type="float" office:value="4190" calcext:value-type="float">
            <text:p>4190</text:p>
          </table:table-cell>
          <table:table-cell table:formula="of:=IF([.C612]&gt;[.C6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IF([.A613]&gt;[.A612];&quot;increasing&quot;;&quot;decreasing&quot;)" office:value-type="string" office:string-value="increasing" calcext:value-type="string">
            <text:p>increasing</text:p>
          </table:table-cell>
          <table:table-cell table:formula="of:=SUM([.A613:.A615])" office:value-type="float" office:value="4199" calcext:value-type="float">
            <text:p>4199</text:p>
          </table:table-cell>
          <table:table-cell table:formula="of:=IF([.C613]&gt;[.C6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IF([.A614]&gt;[.A613];&quot;increasing&quot;;&quot;decreasing&quot;)" office:value-type="string" office:string-value="decreasing" calcext:value-type="string">
            <text:p>decreasing</text:p>
          </table:table-cell>
          <table:table-cell table:formula="of:=SUM([.A614:.A616])" office:value-type="float" office:value="4222" calcext:value-type="float">
            <text:p>4222</text:p>
          </table:table-cell>
          <table:table-cell table:formula="of:=IF([.C614]&gt;[.C6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IF([.A615]&gt;[.A614];&quot;increasing&quot;;&quot;decreasing&quot;)" office:value-type="string" office:string-value="increasing" calcext:value-type="string">
            <text:p>increasing</text:p>
          </table:table-cell>
          <table:table-cell table:formula="of:=SUM([.A615:.A617])" office:value-type="float" office:value="4251" calcext:value-type="float">
            <text:p>4251</text:p>
          </table:table-cell>
          <table:table-cell table:formula="of:=IF([.C615]&gt;[.C6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IF([.A616]&gt;[.A615];&quot;increasing&quot;;&quot;decreasing&quot;)" office:value-type="string" office:string-value="increasing" calcext:value-type="string">
            <text:p>increasing</text:p>
          </table:table-cell>
          <table:table-cell table:formula="of:=SUM([.A616:.A618])" office:value-type="float" office:value="4278" calcext:value-type="float">
            <text:p>4278</text:p>
          </table:table-cell>
          <table:table-cell table:formula="of:=IF([.C616]&gt;[.C6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[.A617]&gt;[.A616];&quot;increasing&quot;;&quot;decreasing&quot;)" office:value-type="string" office:string-value="increasing" calcext:value-type="string">
            <text:p>increasing</text:p>
          </table:table-cell>
          <table:table-cell table:formula="of:=SUM([.A617:.A619])" office:value-type="float" office:value="4310" calcext:value-type="float">
            <text:p>4310</text:p>
          </table:table-cell>
          <table:table-cell table:formula="of:=IF([.C617]&gt;[.C6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IF([.A618]&gt;[.A617];&quot;increasing&quot;;&quot;decreasing&quot;)" office:value-type="string" office:string-value="decreasing" calcext:value-type="string">
            <text:p>decreasing</text:p>
          </table:table-cell>
          <table:table-cell table:formula="of:=SUM([.A618:.A620])" office:value-type="float" office:value="4338" calcext:value-type="float">
            <text:p>4338</text:p>
          </table:table-cell>
          <table:table-cell table:formula="of:=IF([.C618]&gt;[.C6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619]&gt;[.A618];&quot;increasing&quot;;&quot;decreasing&quot;)" office:value-type="string" office:string-value="increasing" calcext:value-type="string">
            <text:p>increasing</text:p>
          </table:table-cell>
          <table:table-cell table:formula="of:=SUM([.A619:.A621])" office:value-type="float" office:value="4335" calcext:value-type="float">
            <text:p>4335</text:p>
          </table:table-cell>
          <table:table-cell table:formula="of:=IF([.C619]&gt;[.C6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620]&gt;[.A619];&quot;increasing&quot;;&quot;decreasing&quot;)" office:value-type="string" office:string-value="increasing" calcext:value-type="string">
            <text:p>increasing</text:p>
          </table:table-cell>
          <table:table-cell table:formula="of:=SUM([.A620:.A622])" office:value-type="float" office:value="4305" calcext:value-type="float">
            <text:p>4305</text:p>
          </table:table-cell>
          <table:table-cell table:formula="of:=IF([.C620]&gt;[.C6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[.A621]&gt;[.A620];&quot;increasing&quot;;&quot;decreasing&quot;)" office:value-type="string" office:string-value="decreasing" calcext:value-type="string">
            <text:p>decreasing</text:p>
          </table:table-cell>
          <table:table-cell table:formula="of:=SUM([.A621:.A623])" office:value-type="float" office:value="4269" calcext:value-type="float">
            <text:p>4269</text:p>
          </table:table-cell>
          <table:table-cell table:formula="of:=IF([.C621]&gt;[.C6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[.A622]&gt;[.A621];&quot;increasing&quot;;&quot;decreasing&quot;)" office:value-type="string" office:string-value="increasing" calcext:value-type="string">
            <text:p>increasing</text:p>
          </table:table-cell>
          <table:table-cell table:formula="of:=SUM([.A622:.A624])" office:value-type="float" office:value="4267" calcext:value-type="float">
            <text:p>4267</text:p>
          </table:table-cell>
          <table:table-cell table:formula="of:=IF([.C622]&gt;[.C6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623]&gt;[.A622];&quot;increasing&quot;;&quot;decreasing&quot;)" office:value-type="string" office:string-value="decreasing" calcext:value-type="string">
            <text:p>decreasing</text:p>
          </table:table-cell>
          <table:table-cell table:formula="of:=SUM([.A623:.A625])" office:value-type="float" office:value="4265" calcext:value-type="float">
            <text:p>4265</text:p>
          </table:table-cell>
          <table:table-cell table:formula="of:=IF([.C623]&gt;[.C6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IF([.A624]&gt;[.A623];&quot;increasing&quot;;&quot;decreasing&quot;)" office:value-type="string" office:string-value="increasing" calcext:value-type="string">
            <text:p>increasing</text:p>
          </table:table-cell>
          <table:table-cell table:formula="of:=SUM([.A624:.A626])" office:value-type="float" office:value="4259" calcext:value-type="float">
            <text:p>4259</text:p>
          </table:table-cell>
          <table:table-cell table:formula="of:=IF([.C624]&gt;[.C6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IF([.A625]&gt;[.A624];&quot;increasing&quot;;&quot;decreasing&quot;)" office:value-type="string" office:string-value="increasing" calcext:value-type="string">
            <text:p>increasing</text:p>
          </table:table-cell>
          <table:table-cell table:formula="of:=SUM([.A625:.A627])" office:value-type="float" office:value="4249" calcext:value-type="float">
            <text:p>4249</text:p>
          </table:table-cell>
          <table:table-cell table:formula="of:=IF([.C625]&gt;[.C6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IF([.A626]&gt;[.A625];&quot;increasing&quot;;&quot;decreasing&quot;)" office:value-type="string" office:string-value="decreasing" calcext:value-type="string">
            <text:p>decreasing</text:p>
          </table:table-cell>
          <table:table-cell table:formula="of:=SUM([.A626:.A628])" office:value-type="float" office:value="4239" calcext:value-type="float">
            <text:p>4239</text:p>
          </table:table-cell>
          <table:table-cell table:formula="of:=IF([.C626]&gt;[.C6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627]&gt;[.A626];&quot;increasing&quot;;&quot;decreasing&quot;)" office:value-type="string" office:string-value="decreasing" calcext:value-type="string">
            <text:p>decreasing</text:p>
          </table:table-cell>
          <table:table-cell table:formula="of:=SUM([.A627:.A629])" office:value-type="float" office:value="4247" calcext:value-type="float">
            <text:p>4247</text:p>
          </table:table-cell>
          <table:table-cell table:formula="of:=IF([.C627]&gt;[.C6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628]&gt;[.A627];&quot;increasing&quot;;&quot;decreasing&quot;)" office:value-type="string" office:string-value="increasing" calcext:value-type="string">
            <text:p>increasing</text:p>
          </table:table-cell>
          <table:table-cell table:formula="of:=SUM([.A628:.A630])" office:value-type="float" office:value="4259" calcext:value-type="float">
            <text:p>4259</text:p>
          </table:table-cell>
          <table:table-cell table:formula="of:=IF([.C628]&gt;[.C6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IF([.A629]&gt;[.A628];&quot;increasing&quot;;&quot;decreasing&quot;)" office:value-type="string" office:string-value="increasing" calcext:value-type="string">
            <text:p>increasing</text:p>
          </table:table-cell>
          <table:table-cell table:formula="of:=SUM([.A629:.A631])" office:value-type="float" office:value="4265" calcext:value-type="float">
            <text:p>4265</text:p>
          </table:table-cell>
          <table:table-cell table:formula="of:=IF([.C629]&gt;[.C6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[.A630]&gt;[.A629];&quot;increasing&quot;;&quot;decreasing&quot;)" office:value-type="string" office:string-value="increasing" calcext:value-type="string">
            <text:p>increasing</text:p>
          </table:table-cell>
          <table:table-cell table:formula="of:=SUM([.A630:.A632])" office:value-type="float" office:value="4240" calcext:value-type="float">
            <text:p>4240</text:p>
          </table:table-cell>
          <table:table-cell table:formula="of:=IF([.C630]&gt;[.C62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IF([.A631]&gt;[.A630];&quot;increasing&quot;;&quot;decreasing&quot;)" office:value-type="string" office:string-value="decreasing" calcext:value-type="string">
            <text:p>decreasing</text:p>
          </table:table-cell>
          <table:table-cell table:formula="of:=SUM([.A631:.A633])" office:value-type="float" office:value="4217" calcext:value-type="float">
            <text:p>4217</text:p>
          </table:table-cell>
          <table:table-cell table:formula="of:=IF([.C631]&gt;[.C6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IF([.A632]&gt;[.A631];&quot;increasing&quot;;&quot;decreasing&quot;)" office:value-type="string" office:string-value="decreasing" calcext:value-type="string">
            <text:p>decreasing</text:p>
          </table:table-cell>
          <table:table-cell table:formula="of:=SUM([.A632:.A634])" office:value-type="float" office:value="4202" calcext:value-type="float">
            <text:p>4202</text:p>
          </table:table-cell>
          <table:table-cell table:formula="of:=IF([.C632]&gt;[.C6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633]&gt;[.A632];&quot;increasing&quot;;&quot;decreasing&quot;)" office:value-type="string" office:string-value="increasing" calcext:value-type="string">
            <text:p>increasing</text:p>
          </table:table-cell>
          <table:table-cell table:formula="of:=SUM([.A633:.A635])" office:value-type="float" office:value="4212" calcext:value-type="float">
            <text:p>4212</text:p>
          </table:table-cell>
          <table:table-cell table:formula="of:=IF([.C633]&gt;[.C6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IF([.A634]&gt;[.A633];&quot;increasing&quot;;&quot;decreasing&quot;)" office:value-type="string" office:string-value="increasing" calcext:value-type="string">
            <text:p>increasing</text:p>
          </table:table-cell>
          <table:table-cell table:formula="of:=SUM([.A634:.A636])" office:value-type="float" office:value="4216" calcext:value-type="float">
            <text:p>4216</text:p>
          </table:table-cell>
          <table:table-cell table:formula="of:=IF([.C634]&gt;[.C6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IF([.A635]&gt;[.A634];&quot;increasing&quot;;&quot;decreasing&quot;)" office:value-type="string" office:string-value="increasing" calcext:value-type="string">
            <text:p>increasing</text:p>
          </table:table-cell>
          <table:table-cell table:formula="of:=SUM([.A635:.A637])" office:value-type="float" office:value="4215" calcext:value-type="float">
            <text:p>4215</text:p>
          </table:table-cell>
          <table:table-cell table:formula="of:=IF([.C635]&gt;[.C6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IF([.A636]&gt;[.A635];&quot;increasing&quot;;&quot;decreasing&quot;)" office:value-type="string" office:string-value="decreasing" calcext:value-type="string">
            <text:p>decreasing</text:p>
          </table:table-cell>
          <table:table-cell table:formula="of:=SUM([.A636:.A638])" office:value-type="float" office:value="4215" calcext:value-type="float">
            <text:p>4215</text:p>
          </table:table-cell>
          <table:table-cell table:formula="of:=IF([.C636]&gt;[.C6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637]&gt;[.A636];&quot;increasing&quot;;&quot;decreasing&quot;)" office:value-type="string" office:string-value="decreasing" calcext:value-type="string">
            <text:p>decreasing</text:p>
          </table:table-cell>
          <table:table-cell table:formula="of:=SUM([.A637:.A639])" office:value-type="float" office:value="4211" calcext:value-type="float">
            <text:p>4211</text:p>
          </table:table-cell>
          <table:table-cell table:formula="of:=IF([.C637]&gt;[.C6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IF([.A638]&gt;[.A637];&quot;increasing&quot;;&quot;decreasing&quot;)" office:value-type="string" office:string-value="increasing" calcext:value-type="string">
            <text:p>increasing</text:p>
          </table:table-cell>
          <table:table-cell table:formula="of:=SUM([.A638:.A640])" office:value-type="float" office:value="4212" calcext:value-type="float">
            <text:p>4212</text:p>
          </table:table-cell>
          <table:table-cell table:formula="of:=IF([.C638]&gt;[.C6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639]&gt;[.A638];&quot;increasing&quot;;&quot;decreasing&quot;)" office:value-type="string" office:string-value="decreasing" calcext:value-type="string">
            <text:p>decreasing</text:p>
          </table:table-cell>
          <table:table-cell table:formula="of:=SUM([.A639:.A641])" office:value-type="float" office:value="4206" calcext:value-type="float">
            <text:p>4206</text:p>
          </table:table-cell>
          <table:table-cell table:formula="of:=IF([.C639]&gt;[.C6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IF([.A640]&gt;[.A639];&quot;increasing&quot;;&quot;decreasing&quot;)" office:value-type="string" office:string-value="increasing" calcext:value-type="string">
            <text:p>increasing</text:p>
          </table:table-cell>
          <table:table-cell table:formula="of:=SUM([.A640:.A642])" office:value-type="float" office:value="4217" calcext:value-type="float">
            <text:p>4217</text:p>
          </table:table-cell>
          <table:table-cell table:formula="of:=IF([.C640]&gt;[.C6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641]&gt;[.A640];&quot;increasing&quot;;&quot;decreasing&quot;)" office:value-type="string" office:string-value="decreasing" calcext:value-type="string">
            <text:p>decreasing</text:p>
          </table:table-cell>
          <table:table-cell table:formula="of:=SUM([.A641:.A643])" office:value-type="float" office:value="4223" calcext:value-type="float">
            <text:p>4223</text:p>
          </table:table-cell>
          <table:table-cell table:formula="of:=IF([.C641]&gt;[.C6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642]&gt;[.A641];&quot;increasing&quot;;&quot;decreasing&quot;)" office:value-type="string" office:string-value="increasing" calcext:value-type="string">
            <text:p>increasing</text:p>
          </table:table-cell>
          <table:table-cell table:formula="of:=SUM([.A642:.A644])" office:value-type="float" office:value="4231" calcext:value-type="float">
            <text:p>4231</text:p>
          </table:table-cell>
          <table:table-cell table:formula="of:=IF([.C642]&gt;[.C6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IF([.A643]&gt;[.A642];&quot;increasing&quot;;&quot;decreasing&quot;)" office:value-type="string" office:string-value="decreasing" calcext:value-type="string">
            <text:p>decreasing</text:p>
          </table:table-cell>
          <table:table-cell table:formula="of:=SUM([.A643:.A645])" office:value-type="float" office:value="4227" calcext:value-type="float">
            <text:p>4227</text:p>
          </table:table-cell>
          <table:table-cell table:formula="of:=IF([.C643]&gt;[.C6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IF([.A644]&gt;[.A643];&quot;increasing&quot;;&quot;decreasing&quot;)" office:value-type="string" office:string-value="decreasing" calcext:value-type="string">
            <text:p>decreasing</text:p>
          </table:table-cell>
          <table:table-cell table:formula="of:=SUM([.A644:.A646])" office:value-type="float" office:value="4205" calcext:value-type="float">
            <text:p>4205</text:p>
          </table:table-cell>
          <table:table-cell table:formula="of:=IF([.C644]&gt;[.C64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IF([.A645]&gt;[.A644];&quot;increasing&quot;;&quot;decreasing&quot;)" office:value-type="string" office:string-value="decreasing" calcext:value-type="string">
            <text:p>decreasing</text:p>
          </table:table-cell>
          <table:table-cell table:formula="of:=SUM([.A645:.A647])" office:value-type="float" office:value="4175" calcext:value-type="float">
            <text:p>4175</text:p>
          </table:table-cell>
          <table:table-cell table:formula="of:=IF([.C645]&gt;[.C64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IF([.A646]&gt;[.A645];&quot;increasing&quot;;&quot;decreasing&quot;)" office:value-type="string" office:string-value="decreasing" calcext:value-type="string">
            <text:p>decreasing</text:p>
          </table:table-cell>
          <table:table-cell table:formula="of:=SUM([.A646:.A648])" office:value-type="float" office:value="4156" calcext:value-type="float">
            <text:p>4156</text:p>
          </table:table-cell>
          <table:table-cell table:formula="of:=IF([.C646]&gt;[.C64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IF([.A647]&gt;[.A646];&quot;increasing&quot;;&quot;decreasing&quot;)" office:value-type="string" office:string-value="decreasing" calcext:value-type="string">
            <text:p>decreasing</text:p>
          </table:table-cell>
          <table:table-cell table:formula="of:=SUM([.A647:.A649])" office:value-type="float" office:value="4156" calcext:value-type="float">
            <text:p>4156</text:p>
          </table:table-cell>
          <table:table-cell table:formula="of:=IF([.C647]&gt;[.C64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IF([.A648]&gt;[.A647];&quot;increasing&quot;;&quot;decreasing&quot;)" office:value-type="string" office:string-value="increasing" calcext:value-type="string">
            <text:p>increasing</text:p>
          </table:table-cell>
          <table:table-cell table:formula="of:=SUM([.A648:.A650])" office:value-type="float" office:value="4160" calcext:value-type="float">
            <text:p>4160</text:p>
          </table:table-cell>
          <table:table-cell table:formula="of:=IF([.C648]&gt;[.C6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IF([.A649]&gt;[.A648];&quot;increasing&quot;;&quot;decreasing&quot;)" office:value-type="string" office:string-value="decreasing" calcext:value-type="string">
            <text:p>decreasing</text:p>
          </table:table-cell>
          <table:table-cell table:formula="of:=SUM([.A649:.A651])" office:value-type="float" office:value="4155" calcext:value-type="float">
            <text:p>4155</text:p>
          </table:table-cell>
          <table:table-cell table:formula="of:=IF([.C649]&gt;[.C6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IF([.A650]&gt;[.A649];&quot;increasing&quot;;&quot;decreasing&quot;)" office:value-type="string" office:string-value="decreasing" calcext:value-type="string">
            <text:p>decreasing</text:p>
          </table:table-cell>
          <table:table-cell table:formula="of:=SUM([.A650:.A652])" office:value-type="float" office:value="4147" calcext:value-type="float">
            <text:p>4147</text:p>
          </table:table-cell>
          <table:table-cell table:formula="of:=IF([.C650]&gt;[.C64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IF([.A651]&gt;[.A650];&quot;increasing&quot;;&quot;decreasing&quot;)" office:value-type="string" office:string-value="increasing" calcext:value-type="string">
            <text:p>increasing</text:p>
          </table:table-cell>
          <table:table-cell table:formula="of:=SUM([.A651:.A653])" office:value-type="float" office:value="4145" calcext:value-type="float">
            <text:p>4145</text:p>
          </table:table-cell>
          <table:table-cell table:formula="of:=IF([.C651]&gt;[.C6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652]&gt;[.A651];&quot;increasing&quot;;&quot;decreasing&quot;)" office:value-type="string" office:string-value="decreasing" calcext:value-type="string">
            <text:p>decreasing</text:p>
          </table:table-cell>
          <table:table-cell table:formula="of:=SUM([.A652:.A654])" office:value-type="float" office:value="4143" calcext:value-type="float">
            <text:p>4143</text:p>
          </table:table-cell>
          <table:table-cell table:formula="of:=IF([.C652]&gt;[.C65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IF([.A653]&gt;[.A652];&quot;increasing&quot;;&quot;decreasing&quot;)" office:value-type="string" office:string-value="increasing" calcext:value-type="string">
            <text:p>increasing</text:p>
          </table:table-cell>
          <table:table-cell table:formula="of:=SUM([.A653:.A655])" office:value-type="float" office:value="4143" calcext:value-type="float">
            <text:p>4143</text:p>
          </table:table-cell>
          <table:table-cell table:formula="of:=IF([.C653]&gt;[.C65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654]&gt;[.A653];&quot;increasing&quot;;&quot;decreasing&quot;)" office:value-type="string" office:string-value="increasing" calcext:value-type="string">
            <text:p>increasing</text:p>
          </table:table-cell>
          <table:table-cell table:formula="of:=SUM([.A654:.A656])" office:value-type="float" office:value="4145" calcext:value-type="float">
            <text:p>4145</text:p>
          </table:table-cell>
          <table:table-cell table:formula="of:=IF([.C654]&gt;[.C6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655]&gt;[.A654];&quot;increasing&quot;;&quot;decreasing&quot;)" office:value-type="string" office:string-value="decreasing" calcext:value-type="string">
            <text:p>decreasing</text:p>
          </table:table-cell>
          <table:table-cell table:formula="of:=SUM([.A655:.A657])" office:value-type="float" office:value="4131" calcext:value-type="float">
            <text:p>4131</text:p>
          </table:table-cell>
          <table:table-cell table:formula="of:=IF([.C655]&gt;[.C6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IF([.A656]&gt;[.A655];&quot;increasing&quot;;&quot;decreasing&quot;)" office:value-type="string" office:string-value="increasing" calcext:value-type="string">
            <text:p>increasing</text:p>
          </table:table-cell>
          <table:table-cell table:formula="of:=SUM([.A656:.A658])" office:value-type="float" office:value="4121" calcext:value-type="float">
            <text:p>4121</text:p>
          </table:table-cell>
          <table:table-cell table:formula="of:=IF([.C656]&gt;[.C65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IF([.A657]&gt;[.A656];&quot;increasing&quot;;&quot;decreasing&quot;)" office:value-type="string" office:string-value="decreasing" calcext:value-type="string">
            <text:p>decreasing</text:p>
          </table:table-cell>
          <table:table-cell table:formula="of:=SUM([.A657:.A659])" office:value-type="float" office:value="4095" calcext:value-type="float">
            <text:p>4095</text:p>
          </table:table-cell>
          <table:table-cell table:formula="of:=IF([.C657]&gt;[.C65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658]&gt;[.A657];&quot;increasing&quot;;&quot;decreasing&quot;)" office:value-type="string" office:string-value="increasing" calcext:value-type="string">
            <text:p>increasing</text:p>
          </table:table-cell>
          <table:table-cell table:formula="of:=SUM([.A658:.A660])" office:value-type="float" office:value="4071" calcext:value-type="float">
            <text:p>4071</text:p>
          </table:table-cell>
          <table:table-cell table:formula="of:=IF([.C658]&gt;[.C65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659]&gt;[.A658];&quot;increasing&quot;;&quot;decreasing&quot;)" office:value-type="string" office:string-value="decreasing" calcext:value-type="string">
            <text:p>decreasing</text:p>
          </table:table-cell>
          <table:table-cell table:formula="of:=SUM([.A659:.A661])" office:value-type="float" office:value="4047" calcext:value-type="float">
            <text:p>4047</text:p>
          </table:table-cell>
          <table:table-cell table:formula="of:=IF([.C659]&gt;[.C65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660]&gt;[.A659];&quot;increasing&quot;;&quot;decreasing&quot;)" office:value-type="string" office:string-value="decreasing" calcext:value-type="string">
            <text:p>decreasing</text:p>
          </table:table-cell>
          <table:table-cell table:formula="of:=SUM([.A660:.A662])" office:value-type="float" office:value="4033" calcext:value-type="float">
            <text:p>4033</text:p>
          </table:table-cell>
          <table:table-cell table:formula="of:=IF([.C660]&gt;[.C65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661]&gt;[.A660];&quot;increasing&quot;;&quot;decreasing&quot;)" office:value-type="string" office:string-value="increasing" calcext:value-type="string">
            <text:p>increasing</text:p>
          </table:table-cell>
          <table:table-cell table:formula="of:=SUM([.A661:.A663])" office:value-type="float" office:value="4022" calcext:value-type="float">
            <text:p>4022</text:p>
          </table:table-cell>
          <table:table-cell table:formula="of:=IF([.C661]&gt;[.C66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662]&gt;[.A661];&quot;increasing&quot;;&quot;decreasing&quot;)" office:value-type="string" office:string-value="decreasing" calcext:value-type="string">
            <text:p>decreasing</text:p>
          </table:table-cell>
          <table:table-cell table:formula="of:=SUM([.A662:.A664])" office:value-type="float" office:value="4021" calcext:value-type="float">
            <text:p>4021</text:p>
          </table:table-cell>
          <table:table-cell table:formula="of:=IF([.C662]&gt;[.C66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663]&gt;[.A662];&quot;increasing&quot;;&quot;decreasing&quot;)" office:value-type="string" office:string-value="decreasing" calcext:value-type="string">
            <text:p>decreasing</text:p>
          </table:table-cell>
          <table:table-cell table:formula="of:=SUM([.A663:.A665])" office:value-type="float" office:value="4024" calcext:value-type="float">
            <text:p>4024</text:p>
          </table:table-cell>
          <table:table-cell table:formula="of:=IF([.C663]&gt;[.C6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IF([.A664]&gt;[.A663];&quot;increasing&quot;;&quot;decreasing&quot;)" office:value-type="string" office:string-value="increasing" calcext:value-type="string">
            <text:p>increasing</text:p>
          </table:table-cell>
          <table:table-cell table:formula="of:=SUM([.A664:.A666])" office:value-type="float" office:value="4063" calcext:value-type="float">
            <text:p>4063</text:p>
          </table:table-cell>
          <table:table-cell table:formula="of:=IF([.C664]&gt;[.C6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665]&gt;[.A664];&quot;increasing&quot;;&quot;decreasing&quot;)" office:value-type="string" office:string-value="increasing" calcext:value-type="string">
            <text:p>increasing</text:p>
          </table:table-cell>
          <table:table-cell table:formula="of:=SUM([.A665:.A667])" office:value-type="float" office:value="4084" calcext:value-type="float">
            <text:p>4084</text:p>
          </table:table-cell>
          <table:table-cell table:formula="of:=IF([.C665]&gt;[.C6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IF([.A666]&gt;[.A665];&quot;increasing&quot;;&quot;decreasing&quot;)" office:value-type="string" office:string-value="increasing" calcext:value-type="string">
            <text:p>increasing</text:p>
          </table:table-cell>
          <table:table-cell table:formula="of:=SUM([.A666:.A668])" office:value-type="float" office:value="4107" calcext:value-type="float">
            <text:p>4107</text:p>
          </table:table-cell>
          <table:table-cell table:formula="of:=IF([.C666]&gt;[.C6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IF([.A667]&gt;[.A666];&quot;increasing&quot;;&quot;decreasing&quot;)" office:value-type="string" office:string-value="decreasing" calcext:value-type="string">
            <text:p>decreasing</text:p>
          </table:table-cell>
          <table:table-cell table:formula="of:=SUM([.A667:.A669])" office:value-type="float" office:value="4103" calcext:value-type="float">
            <text:p>4103</text:p>
          </table:table-cell>
          <table:table-cell table:formula="of:=IF([.C667]&gt;[.C6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668]&gt;[.A667];&quot;increasing&quot;;&quot;decreasing&quot;)" office:value-type="string" office:string-value="increasing" calcext:value-type="string">
            <text:p>increasing</text:p>
          </table:table-cell>
          <table:table-cell table:formula="of:=SUM([.A668:.A670])" office:value-type="float" office:value="4106" calcext:value-type="float">
            <text:p>4106</text:p>
          </table:table-cell>
          <table:table-cell table:formula="of:=IF([.C668]&gt;[.C6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IF([.A669]&gt;[.A668];&quot;increasing&quot;;&quot;decreasing&quot;)" office:value-type="string" office:string-value="decreasing" calcext:value-type="string">
            <text:p>decreasing</text:p>
          </table:table-cell>
          <table:table-cell table:formula="of:=SUM([.A669:.A671])" office:value-type="float" office:value="4119" calcext:value-type="float">
            <text:p>4119</text:p>
          </table:table-cell>
          <table:table-cell table:formula="of:=IF([.C669]&gt;[.C6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670]&gt;[.A669];&quot;increasing&quot;;&quot;decreasing&quot;)" office:value-type="string" office:string-value="increasing" calcext:value-type="string">
            <text:p>increasing</text:p>
          </table:table-cell>
          <table:table-cell table:formula="of:=SUM([.A670:.A672])" office:value-type="float" office:value="4136" calcext:value-type="float">
            <text:p>4136</text:p>
          </table:table-cell>
          <table:table-cell table:formula="of:=IF([.C670]&gt;[.C6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671]&gt;[.A670];&quot;increasing&quot;;&quot;decreasing&quot;)" office:value-type="string" office:string-value="increasing" calcext:value-type="string">
            <text:p>increasing</text:p>
          </table:table-cell>
          <table:table-cell table:formula="of:=SUM([.A671:.A673])" office:value-type="float" office:value="4153" calcext:value-type="float">
            <text:p>4153</text:p>
          </table:table-cell>
          <table:table-cell table:formula="of:=IF([.C671]&gt;[.C6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IF([.A672]&gt;[.A671];&quot;increasing&quot;;&quot;decreasing&quot;)" office:value-type="string" office:string-value="increasing" calcext:value-type="string">
            <text:p>increasing</text:p>
          </table:table-cell>
          <table:table-cell table:formula="of:=SUM([.A672:.A674])" office:value-type="float" office:value="4136" calcext:value-type="float">
            <text:p>4136</text:p>
          </table:table-cell>
          <table:table-cell table:formula="of:=IF([.C672]&gt;[.C6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IF([.A673]&gt;[.A672];&quot;increasing&quot;;&quot;decreasing&quot;)" office:value-type="string" office:string-value="increasing" calcext:value-type="string">
            <text:p>increasing</text:p>
          </table:table-cell>
          <table:table-cell table:formula="of:=SUM([.A673:.A675])" office:value-type="float" office:value="4117" calcext:value-type="float">
            <text:p>4117</text:p>
          </table:table-cell>
          <table:table-cell table:formula="of:=IF([.C673]&gt;[.C6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IF([.A674]&gt;[.A673];&quot;increasing&quot;;&quot;decreasing&quot;)" office:value-type="string" office:string-value="decreasing" calcext:value-type="string">
            <text:p>decreasing</text:p>
          </table:table-cell>
          <table:table-cell table:formula="of:=SUM([.A674:.A676])" office:value-type="float" office:value="4099" calcext:value-type="float">
            <text:p>4099</text:p>
          </table:table-cell>
          <table:table-cell table:formula="of:=IF([.C674]&gt;[.C67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IF([.A675]&gt;[.A674];&quot;increasing&quot;;&quot;decreasing&quot;)" office:value-type="string" office:string-value="increasing" calcext:value-type="string">
            <text:p>increasing</text:p>
          </table:table-cell>
          <table:table-cell table:formula="of:=SUM([.A675:.A677])" office:value-type="float" office:value="4104" calcext:value-type="float">
            <text:p>4104</text:p>
          </table:table-cell>
          <table:table-cell table:formula="of:=IF([.C675]&gt;[.C6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IF([.A676]&gt;[.A675];&quot;increasing&quot;;&quot;decreasing&quot;)" office:value-type="string" office:string-value="increasing" calcext:value-type="string">
            <text:p>increasing</text:p>
          </table:table-cell>
          <table:table-cell table:formula="of:=SUM([.A676:.A678])" office:value-type="float" office:value="4111" calcext:value-type="float">
            <text:p>4111</text:p>
          </table:table-cell>
          <table:table-cell table:formula="of:=IF([.C676]&gt;[.C6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677]&gt;[.A676];&quot;increasing&quot;;&quot;decreasing&quot;)" office:value-type="string" office:string-value="increasing" calcext:value-type="string">
            <text:p>increasing</text:p>
          </table:table-cell>
          <table:table-cell table:formula="of:=SUM([.A677:.A679])" office:value-type="float" office:value="4107" calcext:value-type="float">
            <text:p>4107</text:p>
          </table:table-cell>
          <table:table-cell table:formula="of:=IF([.C677]&gt;[.C67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IF([.A678]&gt;[.A677];&quot;increasing&quot;;&quot;decreasing&quot;)" office:value-type="string" office:string-value="increasing" calcext:value-type="string">
            <text:p>increasing</text:p>
          </table:table-cell>
          <table:table-cell table:formula="of:=SUM([.A678:.A680])" office:value-type="float" office:value="4098" calcext:value-type="float">
            <text:p>4098</text:p>
          </table:table-cell>
          <table:table-cell table:formula="of:=IF([.C678]&gt;[.C67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IF([.A679]&gt;[.A678];&quot;increasing&quot;;&quot;decreasing&quot;)" office:value-type="string" office:string-value="decreasing" calcext:value-type="string">
            <text:p>decreasing</text:p>
          </table:table-cell>
          <table:table-cell table:formula="of:=SUM([.A679:.A681])" office:value-type="float" office:value="4095" calcext:value-type="float">
            <text:p>4095</text:p>
          </table:table-cell>
          <table:table-cell table:formula="of:=IF([.C679]&gt;[.C6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680]&gt;[.A679];&quot;increasing&quot;;&quot;decreasing&quot;)" office:value-type="string" office:string-value="decreasing" calcext:value-type="string">
            <text:p>decreasing</text:p>
          </table:table-cell>
          <table:table-cell table:formula="of:=SUM([.A680:.A682])" office:value-type="float" office:value="4107" calcext:value-type="float">
            <text:p>4107</text:p>
          </table:table-cell>
          <table:table-cell table:formula="of:=IF([.C680]&gt;[.C6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681]&gt;[.A680];&quot;increasing&quot;;&quot;decreasing&quot;)" office:value-type="string" office:string-value="increasing" calcext:value-type="string">
            <text:p>increasing</text:p>
          </table:table-cell>
          <table:table-cell table:formula="of:=SUM([.A681:.A683])" office:value-type="float" office:value="4117" calcext:value-type="float">
            <text:p>4117</text:p>
          </table:table-cell>
          <table:table-cell table:formula="of:=IF([.C681]&gt;[.C6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682]&gt;[.A681];&quot;increasing&quot;;&quot;decreasing&quot;)" office:value-type="string" office:string-value="increasing" calcext:value-type="string">
            <text:p>increasing</text:p>
          </table:table-cell>
          <table:table-cell table:formula="of:=SUM([.A682:.A684])" office:value-type="float" office:value="4123" calcext:value-type="float">
            <text:p>4123</text:p>
          </table:table-cell>
          <table:table-cell table:formula="of:=IF([.C682]&gt;[.C6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IF([.A683]&gt;[.A682];&quot;increasing&quot;;&quot;decreasing&quot;)" office:value-type="string" office:string-value="decreasing" calcext:value-type="string">
            <text:p>decreasing</text:p>
          </table:table-cell>
          <table:table-cell table:formula="of:=SUM([.A683:.A685])" office:value-type="float" office:value="4128" calcext:value-type="float">
            <text:p>4128</text:p>
          </table:table-cell>
          <table:table-cell table:formula="of:=IF([.C683]&gt;[.C6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684]&gt;[.A683];&quot;increasing&quot;;&quot;decreasing&quot;)" office:value-type="string" office:string-value="increasing" calcext:value-type="string">
            <text:p>increasing</text:p>
          </table:table-cell>
          <table:table-cell table:formula="of:=SUM([.A684:.A686])" office:value-type="float" office:value="4141" calcext:value-type="float">
            <text:p>4141</text:p>
          </table:table-cell>
          <table:table-cell table:formula="of:=IF([.C684]&gt;[.C6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IF([.A685]&gt;[.A684];&quot;increasing&quot;;&quot;decreasing&quot;)" office:value-type="string" office:string-value="increasing" calcext:value-type="string">
            <text:p>increasing</text:p>
          </table:table-cell>
          <table:table-cell table:formula="of:=SUM([.A685:.A687])" office:value-type="float" office:value="4150" calcext:value-type="float">
            <text:p>4150</text:p>
          </table:table-cell>
          <table:table-cell table:formula="of:=IF([.C685]&gt;[.C6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IF([.A686]&gt;[.A685];&quot;increasing&quot;;&quot;decreasing&quot;)" office:value-type="string" office:string-value="increasing" calcext:value-type="string">
            <text:p>increasing</text:p>
          </table:table-cell>
          <table:table-cell table:formula="of:=SUM([.A686:.A688])" office:value-type="float" office:value="4155" calcext:value-type="float">
            <text:p>4155</text:p>
          </table:table-cell>
          <table:table-cell table:formula="of:=IF([.C686]&gt;[.C6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IF([.A687]&gt;[.A686];&quot;increasing&quot;;&quot;decreasing&quot;)" office:value-type="string" office:string-value="increasing" calcext:value-type="string">
            <text:p>increasing</text:p>
          </table:table-cell>
          <table:table-cell table:formula="of:=SUM([.A687:.A689])" office:value-type="float" office:value="4182" calcext:value-type="float">
            <text:p>4182</text:p>
          </table:table-cell>
          <table:table-cell table:formula="of:=IF([.C687]&gt;[.C6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IF([.A688]&gt;[.A687];&quot;increasing&quot;;&quot;decreasing&quot;)" office:value-type="string" office:string-value="increasing" calcext:value-type="string">
            <text:p>increasing</text:p>
          </table:table-cell>
          <table:table-cell table:formula="of:=SUM([.A688:.A690])" office:value-type="float" office:value="4207" calcext:value-type="float">
            <text:p>4207</text:p>
          </table:table-cell>
          <table:table-cell table:formula="of:=IF([.C688]&gt;[.C6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IF([.A689]&gt;[.A688];&quot;increasing&quot;;&quot;decreasing&quot;)" office:value-type="string" office:string-value="increasing" calcext:value-type="string">
            <text:p>increasing</text:p>
          </table:table-cell>
          <table:table-cell table:formula="of:=SUM([.A689:.A691])" office:value-type="float" office:value="4238" calcext:value-type="float">
            <text:p>4238</text:p>
          </table:table-cell>
          <table:table-cell table:formula="of:=IF([.C689]&gt;[.C6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IF([.A690]&gt;[.A689];&quot;increasing&quot;;&quot;decreasing&quot;)" office:value-type="string" office:string-value="decreasing" calcext:value-type="string">
            <text:p>decreasing</text:p>
          </table:table-cell>
          <table:table-cell table:formula="of:=SUM([.A690:.A692])" office:value-type="float" office:value="4248" calcext:value-type="float">
            <text:p>4248</text:p>
          </table:table-cell>
          <table:table-cell table:formula="of:=IF([.C690]&gt;[.C6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691]&gt;[.A690];&quot;increasing&quot;;&quot;decreasing&quot;)" office:value-type="string" office:string-value="increasing" calcext:value-type="string">
            <text:p>increasing</text:p>
          </table:table-cell>
          <table:table-cell table:formula="of:=SUM([.A691:.A693])" office:value-type="float" office:value="4256" calcext:value-type="float">
            <text:p>4256</text:p>
          </table:table-cell>
          <table:table-cell table:formula="of:=IF([.C691]&gt;[.C6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IF([.A692]&gt;[.A691];&quot;increasing&quot;;&quot;decreasing&quot;)" office:value-type="string" office:string-value="increasing" calcext:value-type="string">
            <text:p>increasing</text:p>
          </table:table-cell>
          <table:table-cell table:formula="of:=SUM([.A692:.A694])" office:value-type="float" office:value="4264" calcext:value-type="float">
            <text:p>4264</text:p>
          </table:table-cell>
          <table:table-cell table:formula="of:=IF([.C692]&gt;[.C6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IF([.A693]&gt;[.A692];&quot;increasing&quot;;&quot;decreasing&quot;)" office:value-type="string" office:string-value="decreasing" calcext:value-type="string">
            <text:p>decreasing</text:p>
          </table:table-cell>
          <table:table-cell table:formula="of:=SUM([.A693:.A695])" office:value-type="float" office:value="4272" calcext:value-type="float">
            <text:p>4272</text:p>
          </table:table-cell>
          <table:table-cell table:formula="of:=IF([.C693]&gt;[.C6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[.A694]&gt;[.A693];&quot;increasing&quot;;&quot;decreasing&quot;)" office:value-type="string" office:string-value="increasing" calcext:value-type="string">
            <text:p>increasing</text:p>
          </table:table-cell>
          <table:table-cell table:formula="of:=SUM([.A694:.A696])" office:value-type="float" office:value="4276" calcext:value-type="float">
            <text:p>4276</text:p>
          </table:table-cell>
          <table:table-cell table:formula="of:=IF([.C694]&gt;[.C6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IF([.A695]&gt;[.A694];&quot;increasing&quot;;&quot;decreasing&quot;)" office:value-type="string" office:string-value="increasing" calcext:value-type="string">
            <text:p>increasing</text:p>
          </table:table-cell>
          <table:table-cell table:formula="of:=SUM([.A695:.A697])" office:value-type="float" office:value="4279" calcext:value-type="float">
            <text:p>4279</text:p>
          </table:table-cell>
          <table:table-cell table:formula="of:=IF([.C695]&gt;[.C6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IF([.A696]&gt;[.A695];&quot;increasing&quot;;&quot;decreasing&quot;)" office:value-type="string" office:string-value="decreasing" calcext:value-type="string">
            <text:p>decreasing</text:p>
          </table:table-cell>
          <table:table-cell table:formula="of:=SUM([.A696:.A698])" office:value-type="float" office:value="4299" calcext:value-type="float">
            <text:p>4299</text:p>
          </table:table-cell>
          <table:table-cell table:formula="of:=IF([.C696]&gt;[.C6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[.A697]&gt;[.A696];&quot;increasing&quot;;&quot;decreasing&quot;)" office:value-type="string" office:string-value="increasing" calcext:value-type="string">
            <text:p>increasing</text:p>
          </table:table-cell>
          <table:table-cell table:formula="of:=SUM([.A697:.A699])" office:value-type="float" office:value="4340" calcext:value-type="float">
            <text:p>4340</text:p>
          </table:table-cell>
          <table:table-cell table:formula="of:=IF([.C697]&gt;[.C6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[.A698]&gt;[.A697];&quot;increasing&quot;;&quot;decreasing&quot;)" office:value-type="string" office:string-value="increasing" calcext:value-type="string">
            <text:p>increasing</text:p>
          </table:table-cell>
          <table:table-cell table:formula="of:=SUM([.A698:.A700])" office:value-type="float" office:value="4372" calcext:value-type="float">
            <text:p>4372</text:p>
          </table:table-cell>
          <table:table-cell table:formula="of:=IF([.C698]&gt;[.C6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IF([.A699]&gt;[.A698];&quot;increasing&quot;;&quot;decreasing&quot;)" office:value-type="string" office:string-value="increasing" calcext:value-type="string">
            <text:p>increasing</text:p>
          </table:table-cell>
          <table:table-cell table:formula="of:=SUM([.A699:.A701])" office:value-type="float" office:value="4379" calcext:value-type="float">
            <text:p>4379</text:p>
          </table:table-cell>
          <table:table-cell table:formula="of:=IF([.C699]&gt;[.C6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700]&gt;[.A699];&quot;increasing&quot;;&quot;decreasing&quot;)" office:value-type="string" office:string-value="decreasing" calcext:value-type="string">
            <text:p>decreasing</text:p>
          </table:table-cell>
          <table:table-cell table:formula="of:=SUM([.A700:.A702])" office:value-type="float" office:value="4373" calcext:value-type="float">
            <text:p>4373</text:p>
          </table:table-cell>
          <table:table-cell table:formula="of:=IF([.C700]&gt;[.C6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701]&gt;[.A700];&quot;increasing&quot;;&quot;decreasing&quot;)" office:value-type="string" office:string-value="decreasing" calcext:value-type="string">
            <text:p>decreasing</text:p>
          </table:table-cell>
          <table:table-cell table:formula="of:=SUM([.A701:.A703])" office:value-type="float" office:value="4406" calcext:value-type="float">
            <text:p>4406</text:p>
          </table:table-cell>
          <table:table-cell table:formula="of:=IF([.C701]&gt;[.C7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IF([.A702]&gt;[.A701];&quot;increasing&quot;;&quot;decreasing&quot;)" office:value-type="string" office:string-value="increasing" calcext:value-type="string">
            <text:p>increasing</text:p>
          </table:table-cell>
          <table:table-cell table:formula="of:=SUM([.A702:.A704])" office:value-type="float" office:value="4442" calcext:value-type="float">
            <text:p>4442</text:p>
          </table:table-cell>
          <table:table-cell table:formula="of:=IF([.C702]&gt;[.C7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IF([.A703]&gt;[.A702];&quot;increasing&quot;;&quot;decreasing&quot;)" office:value-type="string" office:string-value="increasing" calcext:value-type="string">
            <text:p>increasing</text:p>
          </table:table-cell>
          <table:table-cell table:formula="of:=SUM([.A703:.A705])" office:value-type="float" office:value="4478" calcext:value-type="float">
            <text:p>4478</text:p>
          </table:table-cell>
          <table:table-cell table:formula="of:=IF([.C703]&gt;[.C7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IF([.A704]&gt;[.A703];&quot;increasing&quot;;&quot;decreasing&quot;)" office:value-type="string" office:string-value="decreasing" calcext:value-type="string">
            <text:p>decreasing</text:p>
          </table:table-cell>
          <table:table-cell table:formula="of:=SUM([.A704:.A706])" office:value-type="float" office:value="4479" calcext:value-type="float">
            <text:p>4479</text:p>
          </table:table-cell>
          <table:table-cell table:formula="of:=IF([.C704]&gt;[.C7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IF([.A705]&gt;[.A704];&quot;increasing&quot;;&quot;decreasing&quot;)" office:value-type="string" office:string-value="increasing" calcext:value-type="string">
            <text:p>increasing</text:p>
          </table:table-cell>
          <table:table-cell table:formula="of:=SUM([.A705:.A707])" office:value-type="float" office:value="4483" calcext:value-type="float">
            <text:p>4483</text:p>
          </table:table-cell>
          <table:table-cell table:formula="of:=IF([.C705]&gt;[.C7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IF([.A706]&gt;[.A705];&quot;increasing&quot;;&quot;decreasing&quot;)" office:value-type="string" office:string-value="increasing" calcext:value-type="string">
            <text:p>increasing</text:p>
          </table:table-cell>
          <table:table-cell table:formula="of:=SUM([.A706:.A708])" office:value-type="float" office:value="4509" calcext:value-type="float">
            <text:p>4509</text:p>
          </table:table-cell>
          <table:table-cell table:formula="of:=IF([.C706]&gt;[.C7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IF([.A707]&gt;[.A706];&quot;increasing&quot;;&quot;decreasing&quot;)" office:value-type="string" office:string-value="increasing" calcext:value-type="string">
            <text:p>increasing</text:p>
          </table:table-cell>
          <table:table-cell table:formula="of:=SUM([.A707:.A709])" office:value-type="float" office:value="4535" calcext:value-type="float">
            <text:p>4535</text:p>
          </table:table-cell>
          <table:table-cell table:formula="of:=IF([.C707]&gt;[.C7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IF([.A708]&gt;[.A707];&quot;increasing&quot;;&quot;decreasing&quot;)" office:value-type="string" office:string-value="increasing" calcext:value-type="string">
            <text:p>increasing</text:p>
          </table:table-cell>
          <table:table-cell table:formula="of:=SUM([.A708:.A710])" office:value-type="float" office:value="4554" calcext:value-type="float">
            <text:p>4554</text:p>
          </table:table-cell>
          <table:table-cell table:formula="of:=IF([.C708]&gt;[.C7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IF([.A709]&gt;[.A708];&quot;increasing&quot;;&quot;decreasing&quot;)" office:value-type="string" office:string-value="increasing" calcext:value-type="string">
            <text:p>increasing</text:p>
          </table:table-cell>
          <table:table-cell table:formula="of:=SUM([.A709:.A711])" office:value-type="float" office:value="4542" calcext:value-type="float">
            <text:p>4542</text:p>
          </table:table-cell>
          <table:table-cell table:formula="of:=IF([.C709]&gt;[.C70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IF([.A710]&gt;[.A709];&quot;increasing&quot;;&quot;decreasing&quot;)" office:value-type="string" office:string-value="decreasing" calcext:value-type="string">
            <text:p>decreasing</text:p>
          </table:table-cell>
          <table:table-cell table:formula="of:=SUM([.A710:.A712])" office:value-type="float" office:value="4532" calcext:value-type="float">
            <text:p>4532</text:p>
          </table:table-cell>
          <table:table-cell table:formula="of:=IF([.C710]&gt;[.C70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IF([.A711]&gt;[.A710];&quot;increasing&quot;;&quot;decreasing&quot;)" office:value-type="string" office:string-value="decreasing" calcext:value-type="string">
            <text:p>decreasing</text:p>
          </table:table-cell>
          <table:table-cell table:formula="of:=SUM([.A711:.A713])" office:value-type="float" office:value="4523" calcext:value-type="float">
            <text:p>4523</text:p>
          </table:table-cell>
          <table:table-cell table:formula="of:=IF([.C711]&gt;[.C71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IF([.A712]&gt;[.A711];&quot;increasing&quot;;&quot;decreasing&quot;)" office:value-type="string" office:string-value="increasing" calcext:value-type="string">
            <text:p>increasing</text:p>
          </table:table-cell>
          <table:table-cell table:formula="of:=SUM([.A712:.A714])" office:value-type="float" office:value="4521" calcext:value-type="float">
            <text:p>4521</text:p>
          </table:table-cell>
          <table:table-cell table:formula="of:=IF([.C712]&gt;[.C7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713]&gt;[.A712];&quot;increasing&quot;;&quot;decreasing&quot;)" office:value-type="string" office:string-value="decreasing" calcext:value-type="string">
            <text:p>decreasing</text:p>
          </table:table-cell>
          <table:table-cell table:formula="of:=SUM([.A713:.A715])" office:value-type="float" office:value="4515" calcext:value-type="float">
            <text:p>4515</text:p>
          </table:table-cell>
          <table:table-cell table:formula="of:=IF([.C713]&gt;[.C7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IF([.A714]&gt;[.A713];&quot;increasing&quot;;&quot;decreasing&quot;)" office:value-type="string" office:string-value="decreasing" calcext:value-type="string">
            <text:p>decreasing</text:p>
          </table:table-cell>
          <table:table-cell table:formula="of:=SUM([.A714:.A716])" office:value-type="float" office:value="4515" calcext:value-type="float">
            <text:p>4515</text:p>
          </table:table-cell>
          <table:table-cell table:formula="of:=IF([.C714]&gt;[.C7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IF([.A715]&gt;[.A714];&quot;increasing&quot;;&quot;decreasing&quot;)" office:value-type="string" office:string-value="decreasing" calcext:value-type="string">
            <text:p>decreasing</text:p>
          </table:table-cell>
          <table:table-cell table:formula="of:=SUM([.A715:.A717])" office:value-type="float" office:value="4526" calcext:value-type="float">
            <text:p>4526</text:p>
          </table:table-cell>
          <table:table-cell table:formula="of:=IF([.C715]&gt;[.C7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716]&gt;[.A715];&quot;increasing&quot;;&quot;decreasing&quot;)" office:value-type="string" office:string-value="increasing" calcext:value-type="string">
            <text:p>increasing</text:p>
          </table:table-cell>
          <table:table-cell table:formula="of:=SUM([.A716:.A718])" office:value-type="float" office:value="4539" calcext:value-type="float">
            <text:p>4539</text:p>
          </table:table-cell>
          <table:table-cell table:formula="of:=IF([.C716]&gt;[.C7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717]&gt;[.A716];&quot;increasing&quot;;&quot;decreasing&quot;)" office:value-type="string" office:string-value="increasing" calcext:value-type="string">
            <text:p>increasing</text:p>
          </table:table-cell>
          <table:table-cell table:formula="of:=SUM([.A717:.A719])" office:value-type="float" office:value="4553" calcext:value-type="float">
            <text:p>4553</text:p>
          </table:table-cell>
          <table:table-cell table:formula="of:=IF([.C717]&gt;[.C7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IF([.A718]&gt;[.A717];&quot;increasing&quot;;&quot;decreasing&quot;)" office:value-type="string" office:string-value="increasing" calcext:value-type="string">
            <text:p>increasing</text:p>
          </table:table-cell>
          <table:table-cell table:formula="of:=SUM([.A718:.A720])" office:value-type="float" office:value="4551" calcext:value-type="float">
            <text:p>4551</text:p>
          </table:table-cell>
          <table:table-cell table:formula="of:=IF([.C718]&gt;[.C7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IF([.A719]&gt;[.A718];&quot;increasing&quot;;&quot;decreasing&quot;)" office:value-type="string" office:string-value="increasing" calcext:value-type="string">
            <text:p>increasing</text:p>
          </table:table-cell>
          <table:table-cell table:formula="of:=SUM([.A719:.A721])" office:value-type="float" office:value="4506" calcext:value-type="float">
            <text:p>4506</text:p>
          </table:table-cell>
          <table:table-cell table:formula="of:=IF([.C719]&gt;[.C7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IF([.A720]&gt;[.A719];&quot;increasing&quot;;&quot;decreasing&quot;)" office:value-type="string" office:string-value="decreasing" calcext:value-type="string">
            <text:p>decreasing</text:p>
          </table:table-cell>
          <table:table-cell table:formula="of:=SUM([.A720:.A722])" office:value-type="float" office:value="4459" calcext:value-type="float">
            <text:p>4459</text:p>
          </table:table-cell>
          <table:table-cell table:formula="of:=IF([.C720]&gt;[.C7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[.A721]&gt;[.A720];&quot;increasing&quot;;&quot;decreasing&quot;)" office:value-type="string" office:string-value="decreasing" calcext:value-type="string">
            <text:p>decreasing</text:p>
          </table:table-cell>
          <table:table-cell table:formula="of:=SUM([.A721:.A723])" office:value-type="float" office:value="4425" calcext:value-type="float">
            <text:p>4425</text:p>
          </table:table-cell>
          <table:table-cell table:formula="of:=IF([.C721]&gt;[.C7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722]&gt;[.A721];&quot;increasing&quot;;&quot;decreasing&quot;)" office:value-type="string" office:string-value="increasing" calcext:value-type="string">
            <text:p>increasing</text:p>
          </table:table-cell>
          <table:table-cell table:formula="of:=SUM([.A722:.A724])" office:value-type="float" office:value="4455" calcext:value-type="float">
            <text:p>4455</text:p>
          </table:table-cell>
          <table:table-cell table:formula="of:=IF([.C722]&gt;[.C7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IF([.A723]&gt;[.A722];&quot;increasing&quot;;&quot;decreasing&quot;)" office:value-type="string" office:string-value="increasing" calcext:value-type="string">
            <text:p>increasing</text:p>
          </table:table-cell>
          <table:table-cell table:formula="of:=SUM([.A723:.A725])" office:value-type="float" office:value="4485" calcext:value-type="float">
            <text:p>4485</text:p>
          </table:table-cell>
          <table:table-cell table:formula="of:=IF([.C723]&gt;[.C7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724]&gt;[.A723];&quot;increasing&quot;;&quot;decreasing&quot;)" office:value-type="string" office:string-value="increasing" calcext:value-type="string">
            <text:p>increasing</text:p>
          </table:table-cell>
          <table:table-cell table:formula="of:=SUM([.A724:.A726])" office:value-type="float" office:value="4475" calcext:value-type="float">
            <text:p>4475</text:p>
          </table:table-cell>
          <table:table-cell table:formula="of:=IF([.C724]&gt;[.C7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IF([.A725]&gt;[.A724];&quot;increasing&quot;;&quot;decreasing&quot;)" office:value-type="string" office:string-value="increasing" calcext:value-type="string">
            <text:p>increasing</text:p>
          </table:table-cell>
          <table:table-cell table:formula="of:=SUM([.A725:.A727])" office:value-type="float" office:value="4445" calcext:value-type="float">
            <text:p>4445</text:p>
          </table:table-cell>
          <table:table-cell table:formula="of:=IF([.C725]&gt;[.C7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IF([.A726]&gt;[.A725];&quot;increasing&quot;;&quot;decreasing&quot;)" office:value-type="string" office:string-value="decreasing" calcext:value-type="string">
            <text:p>decreasing</text:p>
          </table:table-cell>
          <table:table-cell table:formula="of:=SUM([.A726:.A728])" office:value-type="float" office:value="4415" calcext:value-type="float">
            <text:p>4415</text:p>
          </table:table-cell>
          <table:table-cell table:formula="of:=IF([.C726]&gt;[.C7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[.A727]&gt;[.A726];&quot;increasing&quot;;&quot;decreasing&quot;)" office:value-type="string" office:string-value="increasing" calcext:value-type="string">
            <text:p>increasing</text:p>
          </table:table-cell>
          <table:table-cell table:formula="of:=SUM([.A727:.A729])" office:value-type="float" office:value="4413" calcext:value-type="float">
            <text:p>4413</text:p>
          </table:table-cell>
          <table:table-cell table:formula="of:=IF([.C727]&gt;[.C7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728]&gt;[.A727];&quot;increasing&quot;;&quot;decreasing&quot;)" office:value-type="string" office:string-value="increasing" calcext:value-type="string">
            <text:p>increasing</text:p>
          </table:table-cell>
          <table:table-cell table:formula="of:=SUM([.A728:.A730])" office:value-type="float" office:value="4418" calcext:value-type="float">
            <text:p>4418</text:p>
          </table:table-cell>
          <table:table-cell table:formula="of:=IF([.C728]&gt;[.C7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729]&gt;[.A728];&quot;increasing&quot;;&quot;decreasing&quot;)" office:value-type="string" office:string-value="decreasing" calcext:value-type="string">
            <text:p>decreasing</text:p>
          </table:table-cell>
          <table:table-cell table:formula="of:=SUM([.A729:.A731])" office:value-type="float" office:value="4409" calcext:value-type="float">
            <text:p>4409</text:p>
          </table:table-cell>
          <table:table-cell table:formula="of:=IF([.C729]&gt;[.C72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IF([.A730]&gt;[.A729];&quot;increasing&quot;;&quot;decreasing&quot;)" office:value-type="string" office:string-value="increasing" calcext:value-type="string">
            <text:p>increasing</text:p>
          </table:table-cell>
          <table:table-cell table:formula="of:=SUM([.A730:.A732])" office:value-type="float" office:value="4404" calcext:value-type="float">
            <text:p>4404</text:p>
          </table:table-cell>
          <table:table-cell table:formula="of:=IF([.C730]&gt;[.C72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IF([.A731]&gt;[.A730];&quot;increasing&quot;;&quot;decreasing&quot;)" office:value-type="string" office:string-value="decreasing" calcext:value-type="string">
            <text:p>decreasing</text:p>
          </table:table-cell>
          <table:table-cell table:formula="of:=SUM([.A731:.A733])" office:value-type="float" office:value="4379" calcext:value-type="float">
            <text:p>4379</text:p>
          </table:table-cell>
          <table:table-cell table:formula="of:=IF([.C731]&gt;[.C7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IF([.A732]&gt;[.A731];&quot;increasing&quot;;&quot;decreasing&quot;)" office:value-type="string" office:string-value="decreasing" calcext:value-type="string">
            <text:p>decreasing</text:p>
          </table:table-cell>
          <table:table-cell table:formula="of:=SUM([.A732:.A734])" office:value-type="float" office:value="4371" calcext:value-type="float">
            <text:p>4371</text:p>
          </table:table-cell>
          <table:table-cell table:formula="of:=IF([.C732]&gt;[.C7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733]&gt;[.A732];&quot;increasing&quot;;&quot;decreasing&quot;)" office:value-type="string" office:string-value="decreasing" calcext:value-type="string">
            <text:p>decreasing</text:p>
          </table:table-cell>
          <table:table-cell table:formula="of:=SUM([.A733:.A735])" office:value-type="float" office:value="4361" calcext:value-type="float">
            <text:p>4361</text:p>
          </table:table-cell>
          <table:table-cell table:formula="of:=IF([.C733]&gt;[.C7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734]&gt;[.A733];&quot;increasing&quot;;&quot;decreasing&quot;)" office:value-type="string" office:string-value="increasing" calcext:value-type="string">
            <text:p>increasing</text:p>
          </table:table-cell>
          <table:table-cell table:formula="of:=SUM([.A734:.A736])" office:value-type="float" office:value="4363" calcext:value-type="float">
            <text:p>4363</text:p>
          </table:table-cell>
          <table:table-cell table:formula="of:=IF([.C734]&gt;[.C7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735]&gt;[.A734];&quot;increasing&quot;;&quot;decreasing&quot;)" office:value-type="string" office:string-value="decreasing" calcext:value-type="string">
            <text:p>decreasing</text:p>
          </table:table-cell>
          <table:table-cell table:formula="of:=SUM([.A735:.A737])" office:value-type="float" office:value="4351" calcext:value-type="float">
            <text:p>4351</text:p>
          </table:table-cell>
          <table:table-cell table:formula="of:=IF([.C735]&gt;[.C7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736]&gt;[.A735];&quot;increasing&quot;;&quot;decreasing&quot;)" office:value-type="string" office:string-value="increasing" calcext:value-type="string">
            <text:p>increasing</text:p>
          </table:table-cell>
          <table:table-cell table:formula="of:=SUM([.A736:.A738])" office:value-type="float" office:value="4350" calcext:value-type="float">
            <text:p>4350</text:p>
          </table:table-cell>
          <table:table-cell table:formula="of:=IF([.C736]&gt;[.C7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[.A737]&gt;[.A736];&quot;increasing&quot;;&quot;decreasing&quot;)" office:value-type="string" office:string-value="decreasing" calcext:value-type="string">
            <text:p>decreasing</text:p>
          </table:table-cell>
          <table:table-cell table:formula="of:=SUM([.A737:.A739])" office:value-type="float" office:value="4347" calcext:value-type="float">
            <text:p>4347</text:p>
          </table:table-cell>
          <table:table-cell table:formula="of:=IF([.C737]&gt;[.C7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738]&gt;[.A737];&quot;increasing&quot;;&quot;decreasing&quot;)" office:value-type="string" office:string-value="increasing" calcext:value-type="string">
            <text:p>increasing</text:p>
          </table:table-cell>
          <table:table-cell table:formula="of:=SUM([.A738:.A740])" office:value-type="float" office:value="4359" calcext:value-type="float">
            <text:p>4359</text:p>
          </table:table-cell>
          <table:table-cell table:formula="of:=IF([.C738]&gt;[.C7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[.A739]&gt;[.A738];&quot;increasing&quot;;&quot;decreasing&quot;)" office:value-type="string" office:string-value="decreasing" calcext:value-type="string">
            <text:p>decreasing</text:p>
          </table:table-cell>
          <table:table-cell table:formula="of:=SUM([.A739:.A741])" office:value-type="float" office:value="4383" calcext:value-type="float">
            <text:p>4383</text:p>
          </table:table-cell>
          <table:table-cell table:formula="of:=IF([.C739]&gt;[.C7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740]&gt;[.A739];&quot;increasing&quot;;&quot;decreasing&quot;)" office:value-type="string" office:string-value="increasing" calcext:value-type="string">
            <text:p>increasing</text:p>
          </table:table-cell>
          <table:table-cell table:formula="of:=SUM([.A740:.A742])" office:value-type="float" office:value="4409" calcext:value-type="float">
            <text:p>4409</text:p>
          </table:table-cell>
          <table:table-cell table:formula="of:=IF([.C740]&gt;[.C7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IF([.A741]&gt;[.A740];&quot;increasing&quot;;&quot;decreasing&quot;)" office:value-type="string" office:string-value="increasing" calcext:value-type="string">
            <text:p>increasing</text:p>
          </table:table-cell>
          <table:table-cell table:formula="of:=SUM([.A741:.A743])" office:value-type="float" office:value="4424" calcext:value-type="float">
            <text:p>4424</text:p>
          </table:table-cell>
          <table:table-cell table:formula="of:=IF([.C741]&gt;[.C7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IF([.A742]&gt;[.A741];&quot;increasing&quot;;&quot;decreasing&quot;)" office:value-type="string" office:string-value="increasing" calcext:value-type="string">
            <text:p>increasing</text:p>
          </table:table-cell>
          <table:table-cell table:formula="of:=SUM([.A742:.A744])" office:value-type="float" office:value="4421" calcext:value-type="float">
            <text:p>4421</text:p>
          </table:table-cell>
          <table:table-cell table:formula="of:=IF([.C742]&gt;[.C7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IF([.A743]&gt;[.A742];&quot;increasing&quot;;&quot;decreasing&quot;)" office:value-type="string" office:string-value="decreasing" calcext:value-type="string">
            <text:p>decreasing</text:p>
          </table:table-cell>
          <table:table-cell table:formula="of:=SUM([.A743:.A745])" office:value-type="float" office:value="4446" calcext:value-type="float">
            <text:p>4446</text:p>
          </table:table-cell>
          <table:table-cell table:formula="of:=IF([.C743]&gt;[.C7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744]&gt;[.A743];&quot;increasing&quot;;&quot;decreasing&quot;)" office:value-type="string" office:string-value="increasing" calcext:value-type="string">
            <text:p>increasing</text:p>
          </table:table-cell>
          <table:table-cell table:formula="of:=SUM([.A744:.A746])" office:value-type="float" office:value="4482" calcext:value-type="float">
            <text:p>4482</text:p>
          </table:table-cell>
          <table:table-cell table:formula="of:=IF([.C744]&gt;[.C7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745]&gt;[.A744];&quot;increasing&quot;;&quot;decreasing&quot;)" office:value-type="string" office:string-value="increasing" calcext:value-type="string">
            <text:p>increasing</text:p>
          </table:table-cell>
          <table:table-cell table:formula="of:=SUM([.A745:.A747])" office:value-type="float" office:value="4526" calcext:value-type="float">
            <text:p>4526</text:p>
          </table:table-cell>
          <table:table-cell table:formula="of:=IF([.C745]&gt;[.C7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IF([.A746]&gt;[.A745];&quot;increasing&quot;;&quot;decreasing&quot;)" office:value-type="string" office:string-value="increasing" calcext:value-type="string">
            <text:p>increasing</text:p>
          </table:table-cell>
          <table:table-cell table:formula="of:=SUM([.A746:.A748])" office:value-type="float" office:value="4543" calcext:value-type="float">
            <text:p>4543</text:p>
          </table:table-cell>
          <table:table-cell table:formula="of:=IF([.C746]&gt;[.C7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IF([.A747]&gt;[.A746];&quot;increasing&quot;;&quot;decreasing&quot;)" office:value-type="string" office:string-value="increasing" calcext:value-type="string">
            <text:p>increasing</text:p>
          </table:table-cell>
          <table:table-cell table:formula="of:=SUM([.A747:.A749])" office:value-type="float" office:value="4558" calcext:value-type="float">
            <text:p>4558</text:p>
          </table:table-cell>
          <table:table-cell table:formula="of:=IF([.C747]&gt;[.C7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IF([.A748]&gt;[.A747];&quot;increasing&quot;;&quot;decreasing&quot;)" office:value-type="string" office:string-value="increasing" calcext:value-type="string">
            <text:p>increasing</text:p>
          </table:table-cell>
          <table:table-cell table:formula="of:=SUM([.A748:.A750])" office:value-type="float" office:value="4583" calcext:value-type="float">
            <text:p>4583</text:p>
          </table:table-cell>
          <table:table-cell table:formula="of:=IF([.C748]&gt;[.C7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IF([.A749]&gt;[.A748];&quot;increasing&quot;;&quot;decreasing&quot;)" office:value-type="string" office:string-value="increasing" calcext:value-type="string">
            <text:p>increasing</text:p>
          </table:table-cell>
          <table:table-cell table:formula="of:=SUM([.A749:.A751])" office:value-type="float" office:value="4611" calcext:value-type="float">
            <text:p>4611</text:p>
          </table:table-cell>
          <table:table-cell table:formula="of:=IF([.C749]&gt;[.C7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IF([.A750]&gt;[.A749];&quot;increasing&quot;;&quot;decreasing&quot;)" office:value-type="string" office:string-value="increasing" calcext:value-type="string">
            <text:p>increasing</text:p>
          </table:table-cell>
          <table:table-cell table:formula="of:=SUM([.A750:.A752])" office:value-type="float" office:value="4633" calcext:value-type="float">
            <text:p>4633</text:p>
          </table:table-cell>
          <table:table-cell table:formula="of:=IF([.C750]&gt;[.C7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IF([.A751]&gt;[.A750];&quot;increasing&quot;;&quot;decreasing&quot;)" office:value-type="string" office:string-value="increasing" calcext:value-type="string">
            <text:p>increasing</text:p>
          </table:table-cell>
          <table:table-cell table:formula="of:=SUM([.A751:.A753])" office:value-type="float" office:value="4643" calcext:value-type="float">
            <text:p>4643</text:p>
          </table:table-cell>
          <table:table-cell table:formula="of:=IF([.C751]&gt;[.C7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IF([.A752]&gt;[.A751];&quot;increasing&quot;;&quot;decreasing&quot;)" office:value-type="string" office:string-value="decreasing" calcext:value-type="string">
            <text:p>decreasing</text:p>
          </table:table-cell>
          <table:table-cell table:formula="of:=SUM([.A752:.A754])" office:value-type="float" office:value="4647" calcext:value-type="float">
            <text:p>4647</text:p>
          </table:table-cell>
          <table:table-cell table:formula="of:=IF([.C752]&gt;[.C7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753]&gt;[.A752];&quot;increasing&quot;;&quot;decreasing&quot;)" office:value-type="string" office:string-value="increasing" calcext:value-type="string">
            <text:p>increasing</text:p>
          </table:table-cell>
          <table:table-cell table:formula="of:=SUM([.A753:.A755])" office:value-type="float" office:value="4655" calcext:value-type="float">
            <text:p>4655</text:p>
          </table:table-cell>
          <table:table-cell table:formula="of:=IF([.C753]&gt;[.C7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[.A754]&gt;[.A753];&quot;increasing&quot;;&quot;decreasing&quot;)" office:value-type="string" office:string-value="decreasing" calcext:value-type="string">
            <text:p>decreasing</text:p>
          </table:table-cell>
          <table:table-cell table:formula="of:=SUM([.A754:.A756])" office:value-type="float" office:value="4667" calcext:value-type="float">
            <text:p>4667</text:p>
          </table:table-cell>
          <table:table-cell table:formula="of:=IF([.C754]&gt;[.C7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755]&gt;[.A754];&quot;increasing&quot;;&quot;decreasing&quot;)" office:value-type="string" office:string-value="increasing" calcext:value-type="string">
            <text:p>increasing</text:p>
          </table:table-cell>
          <table:table-cell table:formula="of:=SUM([.A755:.A757])" office:value-type="float" office:value="4652" calcext:value-type="float">
            <text:p>4652</text:p>
          </table:table-cell>
          <table:table-cell table:formula="of:=IF([.C755]&gt;[.C7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IF([.A756]&gt;[.A755];&quot;increasing&quot;;&quot;decreasing&quot;)" office:value-type="string" office:string-value="increasing" calcext:value-type="string">
            <text:p>increasing</text:p>
          </table:table-cell>
          <table:table-cell table:formula="of:=SUM([.A756:.A758])" office:value-type="float" office:value="4640" calcext:value-type="float">
            <text:p>4640</text:p>
          </table:table-cell>
          <table:table-cell table:formula="of:=IF([.C756]&gt;[.C75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757]&gt;[.A756];&quot;increasing&quot;;&quot;decreasing&quot;)" office:value-type="string" office:string-value="decreasing" calcext:value-type="string">
            <text:p>decreasing</text:p>
          </table:table-cell>
          <table:table-cell table:formula="of:=SUM([.A757:.A759])" office:value-type="float" office:value="4614" calcext:value-type="float">
            <text:p>4614</text:p>
          </table:table-cell>
          <table:table-cell table:formula="of:=IF([.C757]&gt;[.C75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IF([.A758]&gt;[.A757];&quot;increasing&quot;;&quot;decreasing&quot;)" office:value-type="string" office:string-value="increasing" calcext:value-type="string">
            <text:p>increasing</text:p>
          </table:table-cell>
          <table:table-cell table:formula="of:=SUM([.A758:.A760])" office:value-type="float" office:value="4618" calcext:value-type="float">
            <text:p>4618</text:p>
          </table:table-cell>
          <table:table-cell table:formula="of:=IF([.C758]&gt;[.C7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IF([.A759]&gt;[.A758];&quot;increasing&quot;;&quot;decreasing&quot;)" office:value-type="string" office:string-value="decreasing" calcext:value-type="string">
            <text:p>decreasing</text:p>
          </table:table-cell>
          <table:table-cell table:formula="of:=SUM([.A759:.A761])" office:value-type="float" office:value="4601" calcext:value-type="float">
            <text:p>4601</text:p>
          </table:table-cell>
          <table:table-cell table:formula="of:=IF([.C759]&gt;[.C75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IF([.A760]&gt;[.A759];&quot;increasing&quot;;&quot;decreasing&quot;)" office:value-type="string" office:string-value="increasing" calcext:value-type="string">
            <text:p>increasing</text:p>
          </table:table-cell>
          <table:table-cell table:formula="of:=SUM([.A760:.A762])" office:value-type="float" office:value="4587" calcext:value-type="float">
            <text:p>4587</text:p>
          </table:table-cell>
          <table:table-cell table:formula="of:=IF([.C760]&gt;[.C75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IF([.A761]&gt;[.A760];&quot;increasing&quot;;&quot;decreasing&quot;)" office:value-type="string" office:string-value="decreasing" calcext:value-type="string">
            <text:p>decreasing</text:p>
          </table:table-cell>
          <table:table-cell table:formula="of:=SUM([.A761:.A763])" office:value-type="float" office:value="4572" calcext:value-type="float">
            <text:p>4572</text:p>
          </table:table-cell>
          <table:table-cell table:formula="of:=IF([.C761]&gt;[.C76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IF([.A762]&gt;[.A761];&quot;increasing&quot;;&quot;decreasing&quot;)" office:value-type="string" office:string-value="increasing" calcext:value-type="string">
            <text:p>increasing</text:p>
          </table:table-cell>
          <table:table-cell table:formula="of:=SUM([.A762:.A764])" office:value-type="float" office:value="4568" calcext:value-type="float">
            <text:p>4568</text:p>
          </table:table-cell>
          <table:table-cell table:formula="of:=IF([.C762]&gt;[.C76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IF([.A763]&gt;[.A762];&quot;increasing&quot;;&quot;decreasing&quot;)" office:value-type="string" office:string-value="increasing" calcext:value-type="string">
            <text:p>increasing</text:p>
          </table:table-cell>
          <table:table-cell table:formula="of:=SUM([.A763:.A765])" office:value-type="float" office:value="4561" calcext:value-type="float">
            <text:p>4561</text:p>
          </table:table-cell>
          <table:table-cell table:formula="of:=IF([.C763]&gt;[.C76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IF([.A764]&gt;[.A763];&quot;increasing&quot;;&quot;decreasing&quot;)" office:value-type="string" office:string-value="decreasing" calcext:value-type="string">
            <text:p>decreasing</text:p>
          </table:table-cell>
          <table:table-cell table:formula="of:=SUM([.A764:.A766])" office:value-type="float" office:value="4549" calcext:value-type="float">
            <text:p>4549</text:p>
          </table:table-cell>
          <table:table-cell table:formula="of:=IF([.C764]&gt;[.C7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IF([.A765]&gt;[.A764];&quot;increasing&quot;;&quot;decreasing&quot;)" office:value-type="string" office:string-value="decreasing" calcext:value-type="string">
            <text:p>decreasing</text:p>
          </table:table-cell>
          <table:table-cell table:formula="of:=SUM([.A765:.A767])" office:value-type="float" office:value="4564" calcext:value-type="float">
            <text:p>4564</text:p>
          </table:table-cell>
          <table:table-cell table:formula="of:=IF([.C765]&gt;[.C7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IF([.A766]&gt;[.A765];&quot;increasing&quot;;&quot;decreasing&quot;)" office:value-type="string" office:string-value="decreasing" calcext:value-type="string">
            <text:p>decreasing</text:p>
          </table:table-cell>
          <table:table-cell table:formula="of:=SUM([.A766:.A768])" office:value-type="float" office:value="4577" calcext:value-type="float">
            <text:p>4577</text:p>
          </table:table-cell>
          <table:table-cell table:formula="of:=IF([.C766]&gt;[.C7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IF([.A767]&gt;[.A766];&quot;increasing&quot;;&quot;decreasing&quot;)" office:value-type="string" office:string-value="increasing" calcext:value-type="string">
            <text:p>increasing</text:p>
          </table:table-cell>
          <table:table-cell table:formula="of:=SUM([.A767:.A769])" office:value-type="float" office:value="4600" calcext:value-type="float">
            <text:p>4600</text:p>
          </table:table-cell>
          <table:table-cell table:formula="of:=IF([.C767]&gt;[.C7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IF([.A768]&gt;[.A767];&quot;increasing&quot;;&quot;decreasing&quot;)" office:value-type="string" office:string-value="decreasing" calcext:value-type="string">
            <text:p>decreasing</text:p>
          </table:table-cell>
          <table:table-cell table:formula="of:=SUM([.A768:.A770])" office:value-type="float" office:value="4617" calcext:value-type="float">
            <text:p>4617</text:p>
          </table:table-cell>
          <table:table-cell table:formula="of:=IF([.C768]&gt;[.C7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769]&gt;[.A768];&quot;increasing&quot;;&quot;decreasing&quot;)" office:value-type="string" office:string-value="increasing" calcext:value-type="string">
            <text:p>increasing</text:p>
          </table:table-cell>
          <table:table-cell table:formula="of:=SUM([.A769:.A771])" office:value-type="float" office:value="4650" calcext:value-type="float">
            <text:p>4650</text:p>
          </table:table-cell>
          <table:table-cell table:formula="of:=IF([.C769]&gt;[.C7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[.A770]&gt;[.A769];&quot;increasing&quot;;&quot;decreasing&quot;)" office:value-type="string" office:string-value="increasing" calcext:value-type="string">
            <text:p>increasing</text:p>
          </table:table-cell>
          <table:table-cell table:formula="of:=SUM([.A770:.A772])" office:value-type="float" office:value="4696" calcext:value-type="float">
            <text:p>4696</text:p>
          </table:table-cell>
          <table:table-cell table:formula="of:=IF([.C770]&gt;[.C7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IF([.A771]&gt;[.A770];&quot;increasing&quot;;&quot;decreasing&quot;)" office:value-type="string" office:string-value="increasing" calcext:value-type="string">
            <text:p>increasing</text:p>
          </table:table-cell>
          <table:table-cell table:formula="of:=SUM([.A771:.A773])" office:value-type="float" office:value="4729" calcext:value-type="float">
            <text:p>4729</text:p>
          </table:table-cell>
          <table:table-cell table:formula="of:=IF([.C771]&gt;[.C7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772]&gt;[.A771];&quot;increasing&quot;;&quot;decreasing&quot;)" office:value-type="string" office:string-value="increasing" calcext:value-type="string">
            <text:p>increasing</text:p>
          </table:table-cell>
          <table:table-cell table:formula="of:=SUM([.A772:.A774])" office:value-type="float" office:value="4778" calcext:value-type="float">
            <text:p>4778</text:p>
          </table:table-cell>
          <table:table-cell table:formula="of:=IF([.C772]&gt;[.C7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IF([.A773]&gt;[.A772];&quot;increasing&quot;;&quot;decreasing&quot;)" office:value-type="string" office:string-value="increasing" calcext:value-type="string">
            <text:p>increasing</text:p>
          </table:table-cell>
          <table:table-cell table:formula="of:=SUM([.A773:.A775])" office:value-type="float" office:value="4815" calcext:value-type="float">
            <text:p>4815</text:p>
          </table:table-cell>
          <table:table-cell table:formula="of:=IF([.C773]&gt;[.C7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774]&gt;[.A773];&quot;increasing&quot;;&quot;decreasing&quot;)" office:value-type="string" office:string-value="increasing" calcext:value-type="string">
            <text:p>increasing</text:p>
          </table:table-cell>
          <table:table-cell table:formula="of:=SUM([.A774:.A776])" office:value-type="float" office:value="4849" calcext:value-type="float">
            <text:p>4849</text:p>
          </table:table-cell>
          <table:table-cell table:formula="of:=IF([.C774]&gt;[.C7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IF([.A775]&gt;[.A774];&quot;increasing&quot;;&quot;decreasing&quot;)" office:value-type="string" office:string-value="increasing" calcext:value-type="string">
            <text:p>increasing</text:p>
          </table:table-cell>
          <table:table-cell table:formula="of:=SUM([.A775:.A777])" office:value-type="float" office:value="4885" calcext:value-type="float">
            <text:p>4885</text:p>
          </table:table-cell>
          <table:table-cell table:formula="of:=IF([.C775]&gt;[.C7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IF([.A776]&gt;[.A775];&quot;increasing&quot;;&quot;decreasing&quot;)" office:value-type="string" office:string-value="decreasing" calcext:value-type="string">
            <text:p>decreasing</text:p>
          </table:table-cell>
          <table:table-cell table:formula="of:=SUM([.A776:.A778])" office:value-type="float" office:value="4913" calcext:value-type="float">
            <text:p>4913</text:p>
          </table:table-cell>
          <table:table-cell table:formula="of:=IF([.C776]&gt;[.C7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IF([.A777]&gt;[.A776];&quot;increasing&quot;;&quot;decreasing&quot;)" office:value-type="string" office:string-value="increasing" calcext:value-type="string">
            <text:p>increasing</text:p>
          </table:table-cell>
          <table:table-cell table:formula="of:=SUM([.A777:.A779])" office:value-type="float" office:value="4929" calcext:value-type="float">
            <text:p>4929</text:p>
          </table:table-cell>
          <table:table-cell table:formula="of:=IF([.C777]&gt;[.C7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IF([.A778]&gt;[.A777];&quot;increasing&quot;;&quot;decreasing&quot;)" office:value-type="string" office:string-value="decreasing" calcext:value-type="string">
            <text:p>decreasing</text:p>
          </table:table-cell>
          <table:table-cell table:formula="of:=SUM([.A778:.A780])" office:value-type="float" office:value="4917" calcext:value-type="float">
            <text:p>4917</text:p>
          </table:table-cell>
          <table:table-cell table:formula="of:=IF([.C778]&gt;[.C77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IF([.A779]&gt;[.A778];&quot;increasing&quot;;&quot;decreasing&quot;)" office:value-type="string" office:string-value="decreasing" calcext:value-type="string">
            <text:p>decreasing</text:p>
          </table:table-cell>
          <table:table-cell table:formula="of:=SUM([.A779:.A781])" office:value-type="float" office:value="4926" calcext:value-type="float">
            <text:p>4926</text:p>
          </table:table-cell>
          <table:table-cell table:formula="of:=IF([.C779]&gt;[.C7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[.A780]&gt;[.A779];&quot;increasing&quot;;&quot;decreasing&quot;)" office:value-type="string" office:string-value="increasing" calcext:value-type="string">
            <text:p>increasing</text:p>
          </table:table-cell>
          <table:table-cell table:formula="of:=SUM([.A780:.A782])" office:value-type="float" office:value="4949" calcext:value-type="float">
            <text:p>4949</text:p>
          </table:table-cell>
          <table:table-cell table:formula="of:=IF([.C780]&gt;[.C7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IF([.A781]&gt;[.A780];&quot;increasing&quot;;&quot;decreasing&quot;)" office:value-type="string" office:string-value="increasing" calcext:value-type="string">
            <text:p>increasing</text:p>
          </table:table-cell>
          <table:table-cell table:formula="of:=SUM([.A781:.A783])" office:value-type="float" office:value="4972" calcext:value-type="float">
            <text:p>4972</text:p>
          </table:table-cell>
          <table:table-cell table:formula="of:=IF([.C781]&gt;[.C7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IF([.A782]&gt;[.A781];&quot;increasing&quot;;&quot;decreasing&quot;)" office:value-type="string" office:string-value="increasing" calcext:value-type="string">
            <text:p>increasing</text:p>
          </table:table-cell>
          <table:table-cell table:formula="of:=SUM([.A782:.A784])" office:value-type="float" office:value="4999" calcext:value-type="float">
            <text:p>4999</text:p>
          </table:table-cell>
          <table:table-cell table:formula="of:=IF([.C782]&gt;[.C7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IF([.A783]&gt;[.A782];&quot;increasing&quot;;&quot;decreasing&quot;)" office:value-type="string" office:string-value="increasing" calcext:value-type="string">
            <text:p>increasing</text:p>
          </table:table-cell>
          <table:table-cell table:formula="of:=SUM([.A783:.A785])" office:value-type="float" office:value="5026" calcext:value-type="float">
            <text:p>5026</text:p>
          </table:table-cell>
          <table:table-cell table:formula="of:=IF([.C783]&gt;[.C7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IF([.A784]&gt;[.A783];&quot;increasing&quot;;&quot;decreasing&quot;)" office:value-type="string" office:string-value="increasing" calcext:value-type="string">
            <text:p>increasing</text:p>
          </table:table-cell>
          <table:table-cell table:formula="of:=SUM([.A784:.A786])" office:value-type="float" office:value="5059" calcext:value-type="float">
            <text:p>5059</text:p>
          </table:table-cell>
          <table:table-cell table:formula="of:=IF([.C784]&gt;[.C7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IF([.A785]&gt;[.A784];&quot;increasing&quot;;&quot;decreasing&quot;)" office:value-type="string" office:string-value="increasing" calcext:value-type="string">
            <text:p>increasing</text:p>
          </table:table-cell>
          <table:table-cell table:formula="of:=SUM([.A785:.A787])" office:value-type="float" office:value="5067" calcext:value-type="float">
            <text:p>5067</text:p>
          </table:table-cell>
          <table:table-cell table:formula="of:=IF([.C785]&gt;[.C7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786]&gt;[.A785];&quot;increasing&quot;;&quot;decreasing&quot;)" office:value-type="string" office:string-value="increasing" calcext:value-type="string">
            <text:p>increasing</text:p>
          </table:table-cell>
          <table:table-cell table:formula="of:=SUM([.A786:.A788])" office:value-type="float" office:value="5076" calcext:value-type="float">
            <text:p>5076</text:p>
          </table:table-cell>
          <table:table-cell table:formula="of:=IF([.C786]&gt;[.C7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IF([.A787]&gt;[.A786];&quot;increasing&quot;;&quot;decreasing&quot;)" office:value-type="string" office:string-value="decreasing" calcext:value-type="string">
            <text:p>decreasing</text:p>
          </table:table-cell>
          <table:table-cell table:formula="of:=SUM([.A787:.A789])" office:value-type="float" office:value="5079" calcext:value-type="float">
            <text:p>5079</text:p>
          </table:table-cell>
          <table:table-cell table:formula="of:=IF([.C787]&gt;[.C7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IF([.A788]&gt;[.A787];&quot;increasing&quot;;&quot;decreasing&quot;)" office:value-type="string" office:string-value="increasing" calcext:value-type="string">
            <text:p>increasing</text:p>
          </table:table-cell>
          <table:table-cell table:formula="of:=SUM([.A788:.A790])" office:value-type="float" office:value="5074" calcext:value-type="float">
            <text:p>5074</text:p>
          </table:table-cell>
          <table:table-cell table:formula="of:=IF([.C788]&gt;[.C7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IF([.A789]&gt;[.A788];&quot;increasing&quot;;&quot;decreasing&quot;)" office:value-type="string" office:string-value="increasing" calcext:value-type="string">
            <text:p>increasing</text:p>
          </table:table-cell>
          <table:table-cell table:formula="of:=SUM([.A789:.A791])" office:value-type="float" office:value="5071" calcext:value-type="float">
            <text:p>5071</text:p>
          </table:table-cell>
          <table:table-cell table:formula="of:=IF([.C789]&gt;[.C78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IF([.A790]&gt;[.A789];&quot;increasing&quot;;&quot;decreasing&quot;)" office:value-type="string" office:string-value="decreasing" calcext:value-type="string">
            <text:p>decreasing</text:p>
          </table:table-cell>
          <table:table-cell table:formula="of:=SUM([.A790:.A792])" office:value-type="float" office:value="5072" calcext:value-type="float">
            <text:p>5072</text:p>
          </table:table-cell>
          <table:table-cell table:formula="of:=IF([.C790]&gt;[.C7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IF([.A791]&gt;[.A790];&quot;increasing&quot;;&quot;decreasing&quot;)" office:value-type="string" office:string-value="increasing" calcext:value-type="string">
            <text:p>increasing</text:p>
          </table:table-cell>
          <table:table-cell table:formula="of:=SUM([.A791:.A793])" office:value-type="float" office:value="5105" calcext:value-type="float">
            <text:p>5105</text:p>
          </table:table-cell>
          <table:table-cell table:formula="of:=IF([.C791]&gt;[.C7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IF([.A792]&gt;[.A791];&quot;increasing&quot;;&quot;decreasing&quot;)" office:value-type="string" office:string-value="increasing" calcext:value-type="string">
            <text:p>increasing</text:p>
          </table:table-cell>
          <table:table-cell table:formula="of:=SUM([.A792:.A794])" office:value-type="float" office:value="5136" calcext:value-type="float">
            <text:p>5136</text:p>
          </table:table-cell>
          <table:table-cell table:formula="of:=IF([.C792]&gt;[.C7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IF([.A793]&gt;[.A792];&quot;increasing&quot;;&quot;decreasing&quot;)" office:value-type="string" office:string-value="increasing" calcext:value-type="string">
            <text:p>increasing</text:p>
          </table:table-cell>
          <table:table-cell table:formula="of:=SUM([.A793:.A795])" office:value-type="float" office:value="5164" calcext:value-type="float">
            <text:p>5164</text:p>
          </table:table-cell>
          <table:table-cell table:formula="of:=IF([.C793]&gt;[.C7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IF([.A794]&gt;[.A793];&quot;increasing&quot;;&quot;decreasing&quot;)" office:value-type="string" office:string-value="increasing" calcext:value-type="string">
            <text:p>increasing</text:p>
          </table:table-cell>
          <table:table-cell table:formula="of:=SUM([.A794:.A796])" office:value-type="float" office:value="5181" calcext:value-type="float">
            <text:p>5181</text:p>
          </table:table-cell>
          <table:table-cell table:formula="of:=IF([.C794]&gt;[.C7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IF([.A795]&gt;[.A794];&quot;increasing&quot;;&quot;decreasing&quot;)" office:value-type="string" office:string-value="increasing" calcext:value-type="string">
            <text:p>increasing</text:p>
          </table:table-cell>
          <table:table-cell table:formula="of:=SUM([.A795:.A797])" office:value-type="float" office:value="5183" calcext:value-type="float">
            <text:p>5183</text:p>
          </table:table-cell>
          <table:table-cell table:formula="of:=IF([.C795]&gt;[.C7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IF([.A796]&gt;[.A795];&quot;increasing&quot;;&quot;decreasing&quot;)" office:value-type="string" office:string-value="increasing" calcext:value-type="string">
            <text:p>increasing</text:p>
          </table:table-cell>
          <table:table-cell table:formula="of:=SUM([.A796:.A798])" office:value-type="float" office:value="5184" calcext:value-type="float">
            <text:p>5184</text:p>
          </table:table-cell>
          <table:table-cell table:formula="of:=IF([.C796]&gt;[.C7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.A797]&gt;[.A796];&quot;increasing&quot;;&quot;decreasing&quot;)" office:value-type="string" office:string-value="decreasing" calcext:value-type="string">
            <text:p>decreasing</text:p>
          </table:table-cell>
          <table:table-cell table:formula="of:=SUM([.A797:.A799])" office:value-type="float" office:value="5203" calcext:value-type="float">
            <text:p>5203</text:p>
          </table:table-cell>
          <table:table-cell table:formula="of:=IF([.C797]&gt;[.C7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IF([.A798]&gt;[.A797];&quot;increasing&quot;;&quot;decreasing&quot;)" office:value-type="string" office:string-value="increasing" calcext:value-type="string">
            <text:p>increasing</text:p>
          </table:table-cell>
          <table:table-cell table:formula="of:=SUM([.A798:.A800])" office:value-type="float" office:value="5245" calcext:value-type="float">
            <text:p>5245</text:p>
          </table:table-cell>
          <table:table-cell table:formula="of:=IF([.C798]&gt;[.C7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IF([.A799]&gt;[.A798];&quot;increasing&quot;;&quot;decreasing&quot;)" office:value-type="string" office:string-value="increasing" calcext:value-type="string">
            <text:p>increasing</text:p>
          </table:table-cell>
          <table:table-cell table:formula="of:=SUM([.A799:.A801])" office:value-type="float" office:value="5304" calcext:value-type="float">
            <text:p>5304</text:p>
          </table:table-cell>
          <table:table-cell table:formula="of:=IF([.C799]&gt;[.C7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IF([.A800]&gt;[.A799];&quot;increasing&quot;;&quot;decreasing&quot;)" office:value-type="string" office:string-value="increasing" calcext:value-type="string">
            <text:p>increasing</text:p>
          </table:table-cell>
          <table:table-cell table:formula="of:=SUM([.A800:.A802])" office:value-type="float" office:value="5320" calcext:value-type="float">
            <text:p>5320</text:p>
          </table:table-cell>
          <table:table-cell table:formula="of:=IF([.C800]&gt;[.C7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IF([.A801]&gt;[.A800];&quot;increasing&quot;;&quot;decreasing&quot;)" office:value-type="string" office:string-value="increasing" calcext:value-type="string">
            <text:p>increasing</text:p>
          </table:table-cell>
          <table:table-cell table:formula="of:=SUM([.A801:.A803])" office:value-type="float" office:value="5325" calcext:value-type="float">
            <text:p>5325</text:p>
          </table:table-cell>
          <table:table-cell table:formula="of:=IF([.C801]&gt;[.C8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802]&gt;[.A801];&quot;increasing&quot;;&quot;decreasing&quot;)" office:value-type="string" office:string-value="decreasing" calcext:value-type="string">
            <text:p>decreasing</text:p>
          </table:table-cell>
          <table:table-cell table:formula="of:=SUM([.A802:.A804])" office:value-type="float" office:value="5314" calcext:value-type="float">
            <text:p>5314</text:p>
          </table:table-cell>
          <table:table-cell table:formula="of:=IF([.C802]&gt;[.C80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IF([.A803]&gt;[.A802];&quot;increasing&quot;;&quot;decreasing&quot;)" office:value-type="string" office:string-value="decreasing" calcext:value-type="string">
            <text:p>decreasing</text:p>
          </table:table-cell>
          <table:table-cell table:formula="of:=SUM([.A803:.A805])" office:value-type="float" office:value="5314" calcext:value-type="float">
            <text:p>5314</text:p>
          </table:table-cell>
          <table:table-cell table:formula="of:=IF([.C803]&gt;[.C80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804]&gt;[.A803];&quot;increasing&quot;;&quot;decreasing&quot;)" office:value-type="string" office:string-value="increasing" calcext:value-type="string">
            <text:p>increasing</text:p>
          </table:table-cell>
          <table:table-cell table:formula="of:=SUM([.A804:.A806])" office:value-type="float" office:value="5333" calcext:value-type="float">
            <text:p>5333</text:p>
          </table:table-cell>
          <table:table-cell table:formula="of:=IF([.C804]&gt;[.C8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805]&gt;[.A804];&quot;increasing&quot;;&quot;decreasing&quot;)" office:value-type="string" office:string-value="decreasing" calcext:value-type="string">
            <text:p>decreasing</text:p>
          </table:table-cell>
          <table:table-cell table:formula="of:=SUM([.A805:.A807])" office:value-type="float" office:value="5346" calcext:value-type="float">
            <text:p>5346</text:p>
          </table:table-cell>
          <table:table-cell table:formula="of:=IF([.C805]&gt;[.C8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IF([.A806]&gt;[.A805];&quot;increasing&quot;;&quot;decreasing&quot;)" office:value-type="string" office:string-value="increasing" calcext:value-type="string">
            <text:p>increasing</text:p>
          </table:table-cell>
          <table:table-cell table:formula="of:=SUM([.A806:.A808])" office:value-type="float" office:value="5373" calcext:value-type="float">
            <text:p>5373</text:p>
          </table:table-cell>
          <table:table-cell table:formula="of:=IF([.C806]&gt;[.C8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807]&gt;[.A806];&quot;increasing&quot;;&quot;decreasing&quot;)" office:value-type="string" office:string-value="decreasing" calcext:value-type="string">
            <text:p>decreasing</text:p>
          </table:table-cell>
          <table:table-cell table:formula="of:=SUM([.A807:.A809])" office:value-type="float" office:value="5384" calcext:value-type="float">
            <text:p>5384</text:p>
          </table:table-cell>
          <table:table-cell table:formula="of:=IF([.C807]&gt;[.C8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IF([.A808]&gt;[.A807];&quot;increasing&quot;;&quot;decreasing&quot;)" office:value-type="string" office:string-value="increasing" calcext:value-type="string">
            <text:p>increasing</text:p>
          </table:table-cell>
          <table:table-cell table:formula="of:=SUM([.A808:.A810])" office:value-type="float" office:value="5399" calcext:value-type="float">
            <text:p>5399</text:p>
          </table:table-cell>
          <table:table-cell table:formula="of:=IF([.C808]&gt;[.C8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IF([.A809]&gt;[.A808];&quot;increasing&quot;;&quot;decreasing&quot;)" office:value-type="string" office:string-value="increasing" calcext:value-type="string">
            <text:p>increasing</text:p>
          </table:table-cell>
          <table:table-cell table:formula="of:=SUM([.A809:.A811])" office:value-type="float" office:value="5407" calcext:value-type="float">
            <text:p>5407</text:p>
          </table:table-cell>
          <table:table-cell table:formula="of:=IF([.C809]&gt;[.C8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IF([.A810]&gt;[.A809];&quot;increasing&quot;;&quot;decreasing&quot;)" office:value-type="string" office:string-value="increasing" calcext:value-type="string">
            <text:p>increasing</text:p>
          </table:table-cell>
          <table:table-cell table:formula="of:=SUM([.A810:.A812])" office:value-type="float" office:value="5414" calcext:value-type="float">
            <text:p>5414</text:p>
          </table:table-cell>
          <table:table-cell table:formula="of:=IF([.C810]&gt;[.C8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.A811]&gt;[.A810];&quot;increasing&quot;;&quot;decreasing&quot;)" office:value-type="string" office:string-value="increasing" calcext:value-type="string">
            <text:p>increasing</text:p>
          </table:table-cell>
          <table:table-cell table:formula="of:=SUM([.A811:.A813])" office:value-type="float" office:value="5421" calcext:value-type="float">
            <text:p>5421</text:p>
          </table:table-cell>
          <table:table-cell table:formula="of:=IF([.C811]&gt;[.C8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IF([.A812]&gt;[.A811];&quot;increasing&quot;;&quot;decreasing&quot;)" office:value-type="string" office:string-value="increasing" calcext:value-type="string">
            <text:p>increasing</text:p>
          </table:table-cell>
          <table:table-cell table:formula="of:=SUM([.A812:.A814])" office:value-type="float" office:value="5429" calcext:value-type="float">
            <text:p>5429</text:p>
          </table:table-cell>
          <table:table-cell table:formula="of:=IF([.C812]&gt;[.C8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813]&gt;[.A812];&quot;increasing&quot;;&quot;decreasing&quot;)" office:value-type="string" office:string-value="increasing" calcext:value-type="string">
            <text:p>increasing</text:p>
          </table:table-cell>
          <table:table-cell table:formula="of:=SUM([.A813:.A815])" office:value-type="float" office:value="5437" calcext:value-type="float">
            <text:p>5437</text:p>
          </table:table-cell>
          <table:table-cell table:formula="of:=IF([.C813]&gt;[.C8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IF([.A814]&gt;[.A813];&quot;increasing&quot;;&quot;decreasing&quot;)" office:value-type="string" office:string-value="increasing" calcext:value-type="string">
            <text:p>increasing</text:p>
          </table:table-cell>
          <table:table-cell table:formula="of:=SUM([.A814:.A816])" office:value-type="float" office:value="5443" calcext:value-type="float">
            <text:p>5443</text:p>
          </table:table-cell>
          <table:table-cell table:formula="of:=IF([.C814]&gt;[.C8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IF([.A815]&gt;[.A814];&quot;increasing&quot;;&quot;decreasing&quot;)" office:value-type="string" office:string-value="increasing" calcext:value-type="string">
            <text:p>increasing</text:p>
          </table:table-cell>
          <table:table-cell table:formula="of:=SUM([.A815:.A817])" office:value-type="float" office:value="5444" calcext:value-type="float">
            <text:p>5444</text:p>
          </table:table-cell>
          <table:table-cell table:formula="of:=IF([.C815]&gt;[.C8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IF([.A816]&gt;[.A815];&quot;increasing&quot;;&quot;decreasing&quot;)" office:value-type="string" office:string-value="decreasing" calcext:value-type="string">
            <text:p>decreasing</text:p>
          </table:table-cell>
          <table:table-cell table:formula="of:=SUM([.A816:.A818])" office:value-type="float" office:value="5436" calcext:value-type="float">
            <text:p>5436</text:p>
          </table:table-cell>
          <table:table-cell table:formula="of:=IF([.C816]&gt;[.C8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IF([.A817]&gt;[.A816];&quot;increasing&quot;;&quot;decreasing&quot;)" office:value-type="string" office:string-value="increasing" calcext:value-type="string">
            <text:p>increasing</text:p>
          </table:table-cell>
          <table:table-cell table:formula="of:=SUM([.A817:.A819])" office:value-type="float" office:value="5438" calcext:value-type="float">
            <text:p>5438</text:p>
          </table:table-cell>
          <table:table-cell table:formula="of:=IF([.C817]&gt;[.C8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IF([.A818]&gt;[.A817];&quot;increasing&quot;;&quot;decreasing&quot;)" office:value-type="string" office:string-value="decreasing" calcext:value-type="string">
            <text:p>decreasing</text:p>
          </table:table-cell>
          <table:table-cell table:formula="of:=SUM([.A818:.A820])" office:value-type="float" office:value="5443" calcext:value-type="float">
            <text:p>5443</text:p>
          </table:table-cell>
          <table:table-cell table:formula="of:=IF([.C818]&gt;[.C8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IF([.A819]&gt;[.A818];&quot;increasing&quot;;&quot;decreasing&quot;)" office:value-type="string" office:string-value="increasing" calcext:value-type="string">
            <text:p>increasing</text:p>
          </table:table-cell>
          <table:table-cell table:formula="of:=SUM([.A819:.A821])" office:value-type="float" office:value="5471" calcext:value-type="float">
            <text:p>5471</text:p>
          </table:table-cell>
          <table:table-cell table:formula="of:=IF([.C819]&gt;[.C8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IF([.A820]&gt;[.A819];&quot;increasing&quot;;&quot;decreasing&quot;)" office:value-type="string" office:string-value="increasing" calcext:value-type="string">
            <text:p>increasing</text:p>
          </table:table-cell>
          <table:table-cell table:formula="of:=SUM([.A820:.A822])" office:value-type="float" office:value="5497" calcext:value-type="float">
            <text:p>5497</text:p>
          </table:table-cell>
          <table:table-cell table:formula="of:=IF([.C820]&gt;[.C8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IF([.A821]&gt;[.A820];&quot;increasing&quot;;&quot;decreasing&quot;)" office:value-type="string" office:string-value="increasing" calcext:value-type="string">
            <text:p>increasing</text:p>
          </table:table-cell>
          <table:table-cell table:formula="of:=SUM([.A821:.A823])" office:value-type="float" office:value="5523" calcext:value-type="float">
            <text:p>5523</text:p>
          </table:table-cell>
          <table:table-cell table:formula="of:=IF([.C821]&gt;[.C8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IF([.A822]&gt;[.A821];&quot;increasing&quot;;&quot;decreasing&quot;)" office:value-type="string" office:string-value="increasing" calcext:value-type="string">
            <text:p>increasing</text:p>
          </table:table-cell>
          <table:table-cell table:formula="of:=SUM([.A822:.A824])" office:value-type="float" office:value="5509" calcext:value-type="float">
            <text:p>5509</text:p>
          </table:table-cell>
          <table:table-cell table:formula="of:=IF([.C822]&gt;[.C8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823]&gt;[.A822];&quot;increasing&quot;;&quot;decreasing&quot;)" office:value-type="string" office:string-value="increasing" calcext:value-type="string">
            <text:p>increasing</text:p>
          </table:table-cell>
          <table:table-cell table:formula="of:=SUM([.A823:.A825])" office:value-type="float" office:value="5489" calcext:value-type="float">
            <text:p>5489</text:p>
          </table:table-cell>
          <table:table-cell table:formula="of:=IF([.C823]&gt;[.C8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IF([.A824]&gt;[.A823];&quot;increasing&quot;;&quot;decreasing&quot;)" office:value-type="string" office:string-value="decreasing" calcext:value-type="string">
            <text:p>decreasing</text:p>
          </table:table-cell>
          <table:table-cell table:formula="of:=SUM([.A824:.A826])" office:value-type="float" office:value="5467" calcext:value-type="float">
            <text:p>5467</text:p>
          </table:table-cell>
          <table:table-cell table:formula="of:=IF([.C824]&gt;[.C8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IF([.A825]&gt;[.A824];&quot;increasing&quot;;&quot;decreasing&quot;)" office:value-type="string" office:string-value="increasing" calcext:value-type="string">
            <text:p>increasing</text:p>
          </table:table-cell>
          <table:table-cell table:formula="of:=SUM([.A825:.A827])" office:value-type="float" office:value="5471" calcext:value-type="float">
            <text:p>5471</text:p>
          </table:table-cell>
          <table:table-cell table:formula="of:=IF([.C825]&gt;[.C8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IF([.A826]&gt;[.A825];&quot;increasing&quot;;&quot;decreasing&quot;)" office:value-type="string" office:string-value="increasing" calcext:value-type="string">
            <text:p>increasing</text:p>
          </table:table-cell>
          <table:table-cell table:formula="of:=SUM([.A826:.A828])" office:value-type="float" office:value="5475" calcext:value-type="float">
            <text:p>5475</text:p>
          </table:table-cell>
          <table:table-cell table:formula="of:=IF([.C826]&gt;[.C8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.A827]&gt;[.A826];&quot;increasing&quot;;&quot;decreasing&quot;)" office:value-type="string" office:string-value="increasing" calcext:value-type="string">
            <text:p>increasing</text:p>
          </table:table-cell>
          <table:table-cell table:formula="of:=SUM([.A827:.A829])" office:value-type="float" office:value="5476" calcext:value-type="float">
            <text:p>5476</text:p>
          </table:table-cell>
          <table:table-cell table:formula="of:=IF([.C827]&gt;[.C8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IF([.A828]&gt;[.A827];&quot;increasing&quot;;&quot;decreasing&quot;)" office:value-type="string" office:string-value="increasing" calcext:value-type="string">
            <text:p>increasing</text:p>
          </table:table-cell>
          <table:table-cell table:formula="of:=SUM([.A828:.A830])" office:value-type="float" office:value="5477" calcext:value-type="float">
            <text:p>5477</text:p>
          </table:table-cell>
          <table:table-cell table:formula="of:=IF([.C828]&gt;[.C8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.A829]&gt;[.A828];&quot;increasing&quot;;&quot;decreasing&quot;)" office:value-type="string" office:string-value="decreasing" calcext:value-type="string">
            <text:p>decreasing</text:p>
          </table:table-cell>
          <table:table-cell table:formula="of:=SUM([.A829:.A831])" office:value-type="float" office:value="5485" calcext:value-type="float">
            <text:p>5485</text:p>
          </table:table-cell>
          <table:table-cell table:formula="of:=IF([.C829]&gt;[.C8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IF([.A830]&gt;[.A829];&quot;increasing&quot;;&quot;decreasing&quot;)" office:value-type="string" office:string-value="increasing" calcext:value-type="string">
            <text:p>increasing</text:p>
          </table:table-cell>
          <table:table-cell table:formula="of:=SUM([.A830:.A832])" office:value-type="float" office:value="5502" calcext:value-type="float">
            <text:p>5502</text:p>
          </table:table-cell>
          <table:table-cell table:formula="of:=IF([.C830]&gt;[.C8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IF([.A831]&gt;[.A830];&quot;increasing&quot;;&quot;decreasing&quot;)" office:value-type="string" office:string-value="increasing" calcext:value-type="string">
            <text:p>increasing</text:p>
          </table:table-cell>
          <table:table-cell table:formula="of:=SUM([.A831:.A833])" office:value-type="float" office:value="5519" calcext:value-type="float">
            <text:p>5519</text:p>
          </table:table-cell>
          <table:table-cell table:formula="of:=IF([.C831]&gt;[.C8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IF([.A832]&gt;[.A831];&quot;increasing&quot;;&quot;decreasing&quot;)" office:value-type="string" office:string-value="increasing" calcext:value-type="string">
            <text:p>increasing</text:p>
          </table:table-cell>
          <table:table-cell table:formula="of:=SUM([.A832:.A834])" office:value-type="float" office:value="5520" calcext:value-type="float">
            <text:p>5520</text:p>
          </table:table-cell>
          <table:table-cell table:formula="of:=IF([.C832]&gt;[.C8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IF([.A833]&gt;[.A832];&quot;increasing&quot;;&quot;decreasing&quot;)" office:value-type="string" office:string-value="increasing" calcext:value-type="string">
            <text:p>increasing</text:p>
          </table:table-cell>
          <table:table-cell table:formula="of:=SUM([.A833:.A835])" office:value-type="float" office:value="5525" calcext:value-type="float">
            <text:p>5525</text:p>
          </table:table-cell>
          <table:table-cell table:formula="of:=IF([.C833]&gt;[.C8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IF([.A834]&gt;[.A833];&quot;increasing&quot;;&quot;decreasing&quot;)" office:value-type="string" office:string-value="decreasing" calcext:value-type="string">
            <text:p>decreasing</text:p>
          </table:table-cell>
          <table:table-cell table:formula="of:=SUM([.A834:.A836])" office:value-type="float" office:value="5527" calcext:value-type="float">
            <text:p>5527</text:p>
          </table:table-cell>
          <table:table-cell table:formula="of:=IF([.C834]&gt;[.C8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.A835]&gt;[.A834];&quot;increasing&quot;;&quot;decreasing&quot;)" office:value-type="string" office:string-value="increasing" calcext:value-type="string">
            <text:p>increasing</text:p>
          </table:table-cell>
          <table:table-cell table:formula="of:=SUM([.A835:.A837])" office:value-type="float" office:value="5520" calcext:value-type="float">
            <text:p>5520</text:p>
          </table:table-cell>
          <table:table-cell table:formula="of:=IF([.C835]&gt;[.C8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IF([.A836]&gt;[.A835];&quot;increasing&quot;;&quot;decreasing&quot;)" office:value-type="string" office:string-value="decreasing" calcext:value-type="string">
            <text:p>decreasing</text:p>
          </table:table-cell>
          <table:table-cell table:formula="of:=SUM([.A836:.A838])" office:value-type="float" office:value="5530" calcext:value-type="float">
            <text:p>5530</text:p>
          </table:table-cell>
          <table:table-cell table:formula="of:=IF([.C836]&gt;[.C8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IF([.A837]&gt;[.A836];&quot;increasing&quot;;&quot;decreasing&quot;)" office:value-type="string" office:string-value="decreasing" calcext:value-type="string">
            <text:p>decreasing</text:p>
          </table:table-cell>
          <table:table-cell table:formula="of:=SUM([.A837:.A839])" office:value-type="float" office:value="5544" calcext:value-type="float">
            <text:p>5544</text:p>
          </table:table-cell>
          <table:table-cell table:formula="of:=IF([.C837]&gt;[.C8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IF([.A838]&gt;[.A837];&quot;increasing&quot;;&quot;decreasing&quot;)" office:value-type="string" office:string-value="increasing" calcext:value-type="string">
            <text:p>increasing</text:p>
          </table:table-cell>
          <table:table-cell table:formula="of:=SUM([.A838:.A840])" office:value-type="float" office:value="5547" calcext:value-type="float">
            <text:p>5547</text:p>
          </table:table-cell>
          <table:table-cell table:formula="of:=IF([.C838]&gt;[.C8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IF([.A839]&gt;[.A838];&quot;increasing&quot;;&quot;decreasing&quot;)" office:value-type="string" office:string-value="increasing" calcext:value-type="string">
            <text:p>increasing</text:p>
          </table:table-cell>
          <table:table-cell table:formula="of:=SUM([.A839:.A841])" office:value-type="float" office:value="5523" calcext:value-type="float">
            <text:p>5523</text:p>
          </table:table-cell>
          <table:table-cell table:formula="of:=IF([.C839]&gt;[.C8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IF([.A840]&gt;[.A839];&quot;increasing&quot;;&quot;decreasing&quot;)" office:value-type="string" office:string-value="decreasing" calcext:value-type="string">
            <text:p>decreasing</text:p>
          </table:table-cell>
          <table:table-cell table:formula="of:=SUM([.A840:.A842])" office:value-type="float" office:value="5496" calcext:value-type="float">
            <text:p>5496</text:p>
          </table:table-cell>
          <table:table-cell table:formula="of:=IF([.C840]&gt;[.C8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IF([.A841]&gt;[.A840];&quot;increasing&quot;;&quot;decreasing&quot;)" office:value-type="string" office:string-value="increasing" calcext:value-type="string">
            <text:p>increasing</text:p>
          </table:table-cell>
          <table:table-cell table:formula="of:=SUM([.A841:.A843])" office:value-type="float" office:value="5502" calcext:value-type="float">
            <text:p>5502</text:p>
          </table:table-cell>
          <table:table-cell table:formula="of:=IF([.C841]&gt;[.C8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IF([.A842]&gt;[.A841];&quot;increasing&quot;;&quot;decreasing&quot;)" office:value-type="string" office:string-value="decreasing" calcext:value-type="string">
            <text:p>decreasing</text:p>
          </table:table-cell>
          <table:table-cell table:formula="of:=SUM([.A842:.A844])" office:value-type="float" office:value="5505" calcext:value-type="float">
            <text:p>5505</text:p>
          </table:table-cell>
          <table:table-cell table:formula="of:=IF([.C842]&gt;[.C8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IF([.A843]&gt;[.A842];&quot;increasing&quot;;&quot;decreasing&quot;)" office:value-type="string" office:string-value="increasing" calcext:value-type="string">
            <text:p>increasing</text:p>
          </table:table-cell>
          <table:table-cell table:formula="of:=SUM([.A843:.A845])" office:value-type="float" office:value="5522" calcext:value-type="float">
            <text:p>5522</text:p>
          </table:table-cell>
          <table:table-cell table:formula="of:=IF([.C843]&gt;[.C8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IF([.A844]&gt;[.A843];&quot;increasing&quot;;&quot;decreasing&quot;)" office:value-type="string" office:string-value="decreasing" calcext:value-type="string">
            <text:p>decreasing</text:p>
          </table:table-cell>
          <table:table-cell table:formula="of:=SUM([.A844:.A846])" office:value-type="float" office:value="5543" calcext:value-type="float">
            <text:p>5543</text:p>
          </table:table-cell>
          <table:table-cell table:formula="of:=IF([.C844]&gt;[.C8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IF([.A845]&gt;[.A844];&quot;increasing&quot;;&quot;decreasing&quot;)" office:value-type="string" office:string-value="increasing" calcext:value-type="string">
            <text:p>increasing</text:p>
          </table:table-cell>
          <table:table-cell table:formula="of:=SUM([.A845:.A847])" office:value-type="float" office:value="5556" calcext:value-type="float">
            <text:p>5556</text:p>
          </table:table-cell>
          <table:table-cell table:formula="of:=IF([.C845]&gt;[.C8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IF([.A846]&gt;[.A845];&quot;increasing&quot;;&quot;decreasing&quot;)" office:value-type="string" office:string-value="increasing" calcext:value-type="string">
            <text:p>increasing</text:p>
          </table:table-cell>
          <table:table-cell table:formula="of:=SUM([.A846:.A848])" office:value-type="float" office:value="5558" calcext:value-type="float">
            <text:p>5558</text:p>
          </table:table-cell>
          <table:table-cell table:formula="of:=IF([.C846]&gt;[.C8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IF([.A847]&gt;[.A846];&quot;increasing&quot;;&quot;decreasing&quot;)" office:value-type="string" office:string-value="decreasing" calcext:value-type="string">
            <text:p>decreasing</text:p>
          </table:table-cell>
          <table:table-cell table:formula="of:=SUM([.A847:.A849])" office:value-type="float" office:value="5547" calcext:value-type="float">
            <text:p>5547</text:p>
          </table:table-cell>
          <table:table-cell table:formula="of:=IF([.C847]&gt;[.C84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IF([.A848]&gt;[.A847];&quot;increasing&quot;;&quot;decreasing&quot;)" office:value-type="string" office:string-value="increasing" calcext:value-type="string">
            <text:p>increasing</text:p>
          </table:table-cell>
          <table:table-cell table:formula="of:=SUM([.A848:.A850])" office:value-type="float" office:value="5549" calcext:value-type="float">
            <text:p>5549</text:p>
          </table:table-cell>
          <table:table-cell table:formula="of:=IF([.C848]&gt;[.C8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.A849]&gt;[.A848];&quot;increasing&quot;;&quot;decreasing&quot;)" office:value-type="string" office:string-value="decreasing" calcext:value-type="string">
            <text:p>decreasing</text:p>
          </table:table-cell>
          <table:table-cell table:formula="of:=SUM([.A849:.A851])" office:value-type="float" office:value="5542" calcext:value-type="float">
            <text:p>5542</text:p>
          </table:table-cell>
          <table:table-cell table:formula="of:=IF([.C849]&gt;[.C8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IF([.A850]&gt;[.A849];&quot;increasing&quot;;&quot;decreasing&quot;)" office:value-type="string" office:string-value="increasing" calcext:value-type="string">
            <text:p>increasing</text:p>
          </table:table-cell>
          <table:table-cell table:formula="of:=SUM([.A850:.A852])" office:value-type="float" office:value="5576" calcext:value-type="float">
            <text:p>5576</text:p>
          </table:table-cell>
          <table:table-cell table:formula="of:=IF([.C850]&gt;[.C8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IF([.A851]&gt;[.A850];&quot;increasing&quot;;&quot;decreasing&quot;)" office:value-type="string" office:string-value="decreasing" calcext:value-type="string">
            <text:p>decreasing</text:p>
          </table:table-cell>
          <table:table-cell table:formula="of:=SUM([.A851:.A853])" office:value-type="float" office:value="5593" calcext:value-type="float">
            <text:p>5593</text:p>
          </table:table-cell>
          <table:table-cell table:formula="of:=IF([.C851]&gt;[.C8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IF([.A852]&gt;[.A851];&quot;increasing&quot;;&quot;decreasing&quot;)" office:value-type="string" office:string-value="increasing" calcext:value-type="string">
            <text:p>increasing</text:p>
          </table:table-cell>
          <table:table-cell table:formula="of:=SUM([.A852:.A854])" office:value-type="float" office:value="5618" calcext:value-type="float">
            <text:p>5618</text:p>
          </table:table-cell>
          <table:table-cell table:formula="of:=IF([.C852]&gt;[.C8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IF([.A853]&gt;[.A852];&quot;increasing&quot;;&quot;decreasing&quot;)" office:value-type="string" office:string-value="decreasing" calcext:value-type="string">
            <text:p>decreasing</text:p>
          </table:table-cell>
          <table:table-cell table:formula="of:=SUM([.A853:.A855])" office:value-type="float" office:value="5619" calcext:value-type="float">
            <text:p>5619</text:p>
          </table:table-cell>
          <table:table-cell table:formula="of:=IF([.C853]&gt;[.C8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IF([.A854]&gt;[.A853];&quot;increasing&quot;;&quot;decreasing&quot;)" office:value-type="string" office:string-value="increasing" calcext:value-type="string">
            <text:p>increasing</text:p>
          </table:table-cell>
          <table:table-cell table:formula="of:=SUM([.A854:.A856])" office:value-type="float" office:value="5627" calcext:value-type="float">
            <text:p>5627</text:p>
          </table:table-cell>
          <table:table-cell table:formula="of:=IF([.C854]&gt;[.C8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IF([.A855]&gt;[.A854];&quot;increasing&quot;;&quot;decreasing&quot;)" office:value-type="string" office:string-value="increasing" calcext:value-type="string">
            <text:p>increasing</text:p>
          </table:table-cell>
          <table:table-cell table:formula="of:=SUM([.A855:.A857])" office:value-type="float" office:value="5636" calcext:value-type="float">
            <text:p>5636</text:p>
          </table:table-cell>
          <table:table-cell table:formula="of:=IF([.C855]&gt;[.C8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IF([.A856]&gt;[.A855];&quot;increasing&quot;;&quot;decreasing&quot;)" office:value-type="string" office:string-value="decreasing" calcext:value-type="string">
            <text:p>decreasing</text:p>
          </table:table-cell>
          <table:table-cell table:formula="of:=SUM([.A856:.A858])" office:value-type="float" office:value="5633" calcext:value-type="float">
            <text:p>5633</text:p>
          </table:table-cell>
          <table:table-cell table:formula="of:=IF([.C856]&gt;[.C85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IF([.A857]&gt;[.A856];&quot;increasing&quot;;&quot;decreasing&quot;)" office:value-type="string" office:string-value="increasing" calcext:value-type="string">
            <text:p>increasing</text:p>
          </table:table-cell>
          <table:table-cell table:formula="of:=SUM([.A857:.A859])" office:value-type="float" office:value="5637" calcext:value-type="float">
            <text:p>5637</text:p>
          </table:table-cell>
          <table:table-cell table:formula="of:=IF([.C857]&gt;[.C8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IF([.A858]&gt;[.A857];&quot;increasing&quot;;&quot;decreasing&quot;)" office:value-type="string" office:string-value="increasing" calcext:value-type="string">
            <text:p>increasing</text:p>
          </table:table-cell>
          <table:table-cell table:formula="of:=SUM([.A858:.A860])" office:value-type="float" office:value="5644" calcext:value-type="float">
            <text:p>5644</text:p>
          </table:table-cell>
          <table:table-cell table:formula="of:=IF([.C858]&gt;[.C8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IF([.A859]&gt;[.A858];&quot;increasing&quot;;&quot;decreasing&quot;)" office:value-type="string" office:string-value="increasing" calcext:value-type="string">
            <text:p>increasing</text:p>
          </table:table-cell>
          <table:table-cell table:formula="of:=SUM([.A859:.A861])" office:value-type="float" office:value="5651" calcext:value-type="float">
            <text:p>5651</text:p>
          </table:table-cell>
          <table:table-cell table:formula="of:=IF([.C859]&gt;[.C8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860]&gt;[.A859];&quot;increasing&quot;;&quot;decreasing&quot;)" office:value-type="string" office:string-value="increasing" calcext:value-type="string">
            <text:p>increasing</text:p>
          </table:table-cell>
          <table:table-cell table:formula="of:=SUM([.A860:.A862])" office:value-type="float" office:value="5662" calcext:value-type="float">
            <text:p>5662</text:p>
          </table:table-cell>
          <table:table-cell table:formula="of:=IF([.C860]&gt;[.C8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IF([.A861]&gt;[.A860];&quot;increasing&quot;;&quot;decreasing&quot;)" office:value-type="string" office:string-value="increasing" calcext:value-type="string">
            <text:p>increasing</text:p>
          </table:table-cell>
          <table:table-cell table:formula="of:=SUM([.A861:.A863])" office:value-type="float" office:value="5667" calcext:value-type="float">
            <text:p>5667</text:p>
          </table:table-cell>
          <table:table-cell table:formula="of:=IF([.C861]&gt;[.C8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IF([.A862]&gt;[.A861];&quot;increasing&quot;;&quot;decreasing&quot;)" office:value-type="string" office:string-value="increasing" calcext:value-type="string">
            <text:p>increasing</text:p>
          </table:table-cell>
          <table:table-cell table:formula="of:=SUM([.A862:.A864])" office:value-type="float" office:value="5689" calcext:value-type="float">
            <text:p>5689</text:p>
          </table:table-cell>
          <table:table-cell table:formula="of:=IF([.C862]&gt;[.C8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IF([.A863]&gt;[.A862];&quot;increasing&quot;;&quot;decreasing&quot;)" office:value-type="string" office:string-value="decreasing" calcext:value-type="string">
            <text:p>decreasing</text:p>
          </table:table-cell>
          <table:table-cell table:formula="of:=SUM([.A863:.A865])" office:value-type="float" office:value="5707" calcext:value-type="float">
            <text:p>5707</text:p>
          </table:table-cell>
          <table:table-cell table:formula="of:=IF([.C863]&gt;[.C8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IF([.A864]&gt;[.A863];&quot;increasing&quot;;&quot;decreasing&quot;)" office:value-type="string" office:string-value="increasing" calcext:value-type="string">
            <text:p>increasing</text:p>
          </table:table-cell>
          <table:table-cell table:formula="of:=SUM([.A864:.A866])" office:value-type="float" office:value="5725" calcext:value-type="float">
            <text:p>5725</text:p>
          </table:table-cell>
          <table:table-cell table:formula="of:=IF([.C864]&gt;[.C8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IF([.A865]&gt;[.A864];&quot;increasing&quot;;&quot;decreasing&quot;)" office:value-type="string" office:string-value="increasing" calcext:value-type="string">
            <text:p>increasing</text:p>
          </table:table-cell>
          <table:table-cell table:formula="of:=SUM([.A865:.A867])" office:value-type="float" office:value="5712" calcext:value-type="float">
            <text:p>5712</text:p>
          </table:table-cell>
          <table:table-cell table:formula="of:=IF([.C865]&gt;[.C86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IF([.A866]&gt;[.A865];&quot;increasing&quot;;&quot;decreasing&quot;)" office:value-type="string" office:string-value="decreasing" calcext:value-type="string">
            <text:p>decreasing</text:p>
          </table:table-cell>
          <table:table-cell table:formula="of:=SUM([.A866:.A868])" office:value-type="float" office:value="5699" calcext:value-type="float">
            <text:p>5699</text:p>
          </table:table-cell>
          <table:table-cell table:formula="of:=IF([.C866]&gt;[.C8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IF([.A867]&gt;[.A866];&quot;increasing&quot;;&quot;decreasing&quot;)" office:value-type="string" office:string-value="decreasing" calcext:value-type="string">
            <text:p>decreasing</text:p>
          </table:table-cell>
          <table:table-cell table:formula="of:=SUM([.A867:.A869])" office:value-type="float" office:value="5682" calcext:value-type="float">
            <text:p>5682</text:p>
          </table:table-cell>
          <table:table-cell table:formula="of:=IF([.C867]&gt;[.C8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IF([.A868]&gt;[.A867];&quot;increasing&quot;;&quot;decreasing&quot;)" office:value-type="string" office:string-value="increasing" calcext:value-type="string">
            <text:p>increasing</text:p>
          </table:table-cell>
          <table:table-cell table:formula="of:=SUM([.A868:.A870])" office:value-type="float" office:value="5680" calcext:value-type="float">
            <text:p>5680</text:p>
          </table:table-cell>
          <table:table-cell table:formula="of:=IF([.C868]&gt;[.C8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IF([.A869]&gt;[.A868];&quot;increasing&quot;;&quot;decreasing&quot;)" office:value-type="string" office:string-value="decreasing" calcext:value-type="string">
            <text:p>decreasing</text:p>
          </table:table-cell>
          <table:table-cell table:formula="of:=SUM([.A869:.A871])" office:value-type="float" office:value="5672" calcext:value-type="float">
            <text:p>5672</text:p>
          </table:table-cell>
          <table:table-cell table:formula="of:=IF([.C869]&gt;[.C8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IF([.A870]&gt;[.A869];&quot;increasing&quot;;&quot;decreasing&quot;)" office:value-type="string" office:string-value="increasing" calcext:value-type="string">
            <text:p>increasing</text:p>
          </table:table-cell>
          <table:table-cell table:formula="of:=SUM([.A870:.A872])" office:value-type="float" office:value="5682" calcext:value-type="float">
            <text:p>5682</text:p>
          </table:table-cell>
          <table:table-cell table:formula="of:=IF([.C870]&gt;[.C8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A871]&gt;[.A870];&quot;increasing&quot;;&quot;decreasing&quot;)" office:value-type="string" office:string-value="decreasing" calcext:value-type="string">
            <text:p>decreasing</text:p>
          </table:table-cell>
          <table:table-cell table:formula="of:=SUM([.A871:.A873])" office:value-type="float" office:value="5715" calcext:value-type="float">
            <text:p>5715</text:p>
          </table:table-cell>
          <table:table-cell table:formula="of:=IF([.C871]&gt;[.C8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IF([.A872]&gt;[.A871];&quot;increasing&quot;;&quot;decreasing&quot;)" office:value-type="string" office:string-value="increasing" calcext:value-type="string">
            <text:p>increasing</text:p>
          </table:table-cell>
          <table:table-cell table:formula="of:=SUM([.A872:.A874])" office:value-type="float" office:value="5744" calcext:value-type="float">
            <text:p>5744</text:p>
          </table:table-cell>
          <table:table-cell table:formula="of:=IF([.C872]&gt;[.C8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[.A873]&gt;[.A872];&quot;increasing&quot;;&quot;decreasing&quot;)" office:value-type="string" office:string-value="increasing" calcext:value-type="string">
            <text:p>increasing</text:p>
          </table:table-cell>
          <table:table-cell table:formula="of:=SUM([.A873:.A875])" office:value-type="float" office:value="5788" calcext:value-type="float">
            <text:p>5788</text:p>
          </table:table-cell>
          <table:table-cell table:formula="of:=IF([.C873]&gt;[.C8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[.A874]&gt;[.A873];&quot;increasing&quot;;&quot;decreasing&quot;)" office:value-type="string" office:string-value="decreasing" calcext:value-type="string">
            <text:p>decreasing</text:p>
          </table:table-cell>
          <table:table-cell table:formula="of:=SUM([.A874:.A876])" office:value-type="float" office:value="5806" calcext:value-type="float">
            <text:p>5806</text:p>
          </table:table-cell>
          <table:table-cell table:formula="of:=IF([.C874]&gt;[.C8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875]&gt;[.A874];&quot;increasing&quot;;&quot;decreasing&quot;)" office:value-type="string" office:string-value="increasing" calcext:value-type="string">
            <text:p>increasing</text:p>
          </table:table-cell>
          <table:table-cell table:formula="of:=SUM([.A875:.A877])" office:value-type="float" office:value="5832" calcext:value-type="float">
            <text:p>5832</text:p>
          </table:table-cell>
          <table:table-cell table:formula="of:=IF([.C875]&gt;[.C8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876]&gt;[.A875];&quot;increasing&quot;;&quot;decreasing&quot;)" office:value-type="string" office:string-value="decreasing" calcext:value-type="string">
            <text:p>decreasing</text:p>
          </table:table-cell>
          <table:table-cell table:formula="of:=SUM([.A876:.A878])" office:value-type="float" office:value="5845" calcext:value-type="float">
            <text:p>5845</text:p>
          </table:table-cell>
          <table:table-cell table:formula="of:=IF([.C876]&gt;[.C8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IF([.A877]&gt;[.A876];&quot;increasing&quot;;&quot;decreasing&quot;)" office:value-type="string" office:string-value="decreasing" calcext:value-type="string">
            <text:p>decreasing</text:p>
          </table:table-cell>
          <table:table-cell table:formula="of:=SUM([.A877:.A879])" office:value-type="float" office:value="5845" calcext:value-type="float">
            <text:p>5845</text:p>
          </table:table-cell>
          <table:table-cell table:formula="of:=IF([.C877]&gt;[.C87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[.A878]&gt;[.A877];&quot;increasing&quot;;&quot;decreasing&quot;)" office:value-type="string" office:string-value="increasing" calcext:value-type="string">
            <text:p>increasing</text:p>
          </table:table-cell>
          <table:table-cell table:formula="of:=SUM([.A878:.A880])" office:value-type="float" office:value="5848" calcext:value-type="float">
            <text:p>5848</text:p>
          </table:table-cell>
          <table:table-cell table:formula="of:=IF([.C878]&gt;[.C8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879]&gt;[.A878];&quot;increasing&quot;;&quot;decreasing&quot;)" office:value-type="string" office:string-value="decreasing" calcext:value-type="string">
            <text:p>decreasing</text:p>
          </table:table-cell>
          <table:table-cell table:formula="of:=SUM([.A879:.A881])" office:value-type="float" office:value="5841" calcext:value-type="float">
            <text:p>5841</text:p>
          </table:table-cell>
          <table:table-cell table:formula="of:=IF([.C879]&gt;[.C8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[.A880]&gt;[.A879];&quot;increasing&quot;;&quot;decreasing&quot;)" office:value-type="string" office:string-value="increasing" calcext:value-type="string">
            <text:p>increasing</text:p>
          </table:table-cell>
          <table:table-cell table:formula="of:=SUM([.A880:.A882])" office:value-type="float" office:value="5839" calcext:value-type="float">
            <text:p>5839</text:p>
          </table:table-cell>
          <table:table-cell table:formula="of:=IF([.C880]&gt;[.C8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881]&gt;[.A880];&quot;increasing&quot;;&quot;decreasing&quot;)" office:value-type="string" office:string-value="increasing" calcext:value-type="string">
            <text:p>increasing</text:p>
          </table:table-cell>
          <table:table-cell table:formula="of:=SUM([.A881:.A883])" office:value-type="float" office:value="5833" calcext:value-type="float">
            <text:p>5833</text:p>
          </table:table-cell>
          <table:table-cell table:formula="of:=IF([.C881]&gt;[.C88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882]&gt;[.A881];&quot;increasing&quot;;&quot;decreasing&quot;)" office:value-type="string" office:string-value="decreasing" calcext:value-type="string">
            <text:p>decreasing</text:p>
          </table:table-cell>
          <table:table-cell table:formula="of:=SUM([.A882:.A884])" office:value-type="float" office:value="5820" calcext:value-type="float">
            <text:p>5820</text:p>
          </table:table-cell>
          <table:table-cell table:formula="of:=IF([.C882]&gt;[.C88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[.A883]&gt;[.A882];&quot;increasing&quot;;&quot;decreasing&quot;)" office:value-type="string" office:string-value="decreasing" calcext:value-type="string">
            <text:p>decreasing</text:p>
          </table:table-cell>
          <table:table-cell table:formula="of:=SUM([.A883:.A885])" office:value-type="float" office:value="5814" calcext:value-type="float">
            <text:p>5814</text:p>
          </table:table-cell>
          <table:table-cell table:formula="of:=IF([.C883]&gt;[.C88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IF([.A884]&gt;[.A883];&quot;increasing&quot;;&quot;decreasing&quot;)" office:value-type="string" office:string-value="decreasing" calcext:value-type="string">
            <text:p>decreasing</text:p>
          </table:table-cell>
          <table:table-cell table:formula="of:=SUM([.A884:.A886])" office:value-type="float" office:value="5809" calcext:value-type="float">
            <text:p>5809</text:p>
          </table:table-cell>
          <table:table-cell table:formula="of:=IF([.C884]&gt;[.C8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IF([.A885]&gt;[.A884];&quot;increasing&quot;;&quot;decreasing&quot;)" office:value-type="string" office:string-value="decreasing" calcext:value-type="string">
            <text:p>decreasing</text:p>
          </table:table-cell>
          <table:table-cell table:formula="of:=SUM([.A885:.A887])" office:value-type="float" office:value="5796" calcext:value-type="float">
            <text:p>5796</text:p>
          </table:table-cell>
          <table:table-cell table:formula="of:=IF([.C885]&gt;[.C8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886]&gt;[.A885];&quot;increasing&quot;;&quot;decreasing&quot;)" office:value-type="string" office:string-value="decreasing" calcext:value-type="string">
            <text:p>decreasing</text:p>
          </table:table-cell>
          <table:table-cell table:formula="of:=SUM([.A886:.A888])" office:value-type="float" office:value="5808" calcext:value-type="float">
            <text:p>5808</text:p>
          </table:table-cell>
          <table:table-cell table:formula="of:=IF([.C886]&gt;[.C8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IF([.A887]&gt;[.A886];&quot;increasing&quot;;&quot;decreasing&quot;)" office:value-type="string" office:string-value="decreasing" calcext:value-type="string">
            <text:p>decreasing</text:p>
          </table:table-cell>
          <table:table-cell table:formula="of:=SUM([.A887:.A889])" office:value-type="float" office:value="5830" calcext:value-type="float">
            <text:p>5830</text:p>
          </table:table-cell>
          <table:table-cell table:formula="of:=IF([.C887]&gt;[.C8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IF([.A888]&gt;[.A887];&quot;increasing&quot;;&quot;decreasing&quot;)" office:value-type="string" office:string-value="increasing" calcext:value-type="string">
            <text:p>increasing</text:p>
          </table:table-cell>
          <table:table-cell table:formula="of:=SUM([.A888:.A890])" office:value-type="float" office:value="5866" calcext:value-type="float">
            <text:p>5866</text:p>
          </table:table-cell>
          <table:table-cell table:formula="of:=IF([.C888]&gt;[.C8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889]&gt;[.A888];&quot;increasing&quot;;&quot;decreasing&quot;)" office:value-type="string" office:string-value="increasing" calcext:value-type="string">
            <text:p>increasing</text:p>
          </table:table-cell>
          <table:table-cell table:formula="of:=SUM([.A889:.A891])" office:value-type="float" office:value="5874" calcext:value-type="float">
            <text:p>5874</text:p>
          </table:table-cell>
          <table:table-cell table:formula="of:=IF([.C889]&gt;[.C8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IF([.A890]&gt;[.A889];&quot;increasing&quot;;&quot;decreasing&quot;)" office:value-type="string" office:string-value="increasing" calcext:value-type="string">
            <text:p>increasing</text:p>
          </table:table-cell>
          <table:table-cell table:formula="of:=SUM([.A890:.A892])" office:value-type="float" office:value="5885" calcext:value-type="float">
            <text:p>5885</text:p>
          </table:table-cell>
          <table:table-cell table:formula="of:=IF([.C890]&gt;[.C8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891]&gt;[.A890];&quot;increasing&quot;;&quot;decreasing&quot;)" office:value-type="string" office:string-value="decreasing" calcext:value-type="string">
            <text:p>decreasing</text:p>
          </table:table-cell>
          <table:table-cell table:formula="of:=SUM([.A891:.A893])" office:value-type="float" office:value="5904" calcext:value-type="float">
            <text:p>5904</text:p>
          </table:table-cell>
          <table:table-cell table:formula="of:=IF([.C891]&gt;[.C8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IF([.A892]&gt;[.A891];&quot;increasing&quot;;&quot;decreasing&quot;)" office:value-type="string" office:string-value="increasing" calcext:value-type="string">
            <text:p>increasing</text:p>
          </table:table-cell>
          <table:table-cell table:formula="of:=SUM([.A892:.A894])" office:value-type="float" office:value="5952" calcext:value-type="float">
            <text:p>5952</text:p>
          </table:table-cell>
          <table:table-cell table:formula="of:=IF([.C892]&gt;[.C8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IF([.A893]&gt;[.A892];&quot;increasing&quot;;&quot;decreasing&quot;)" office:value-type="string" office:string-value="increasing" calcext:value-type="string">
            <text:p>increasing</text:p>
          </table:table-cell>
          <table:table-cell table:formula="of:=SUM([.A893:.A895])" office:value-type="float" office:value="6001" calcext:value-type="float">
            <text:p>6001</text:p>
          </table:table-cell>
          <table:table-cell table:formula="of:=IF([.C893]&gt;[.C8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894]&gt;[.A893];&quot;increasing&quot;;&quot;decreasing&quot;)" office:value-type="string" office:string-value="increasing" calcext:value-type="string">
            <text:p>increasing</text:p>
          </table:table-cell>
          <table:table-cell table:formula="of:=SUM([.A894:.A896])" office:value-type="float" office:value="6039" calcext:value-type="float">
            <text:p>6039</text:p>
          </table:table-cell>
          <table:table-cell table:formula="of:=IF([.C894]&gt;[.C8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IF([.A895]&gt;[.A894];&quot;increasing&quot;;&quot;decreasing&quot;)" office:value-type="string" office:string-value="increasing" calcext:value-type="string">
            <text:p>increasing</text:p>
          </table:table-cell>
          <table:table-cell table:formula="of:=SUM([.A895:.A897])" office:value-type="float" office:value="6057" calcext:value-type="float">
            <text:p>6057</text:p>
          </table:table-cell>
          <table:table-cell table:formula="of:=IF([.C895]&gt;[.C8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IF([.A896]&gt;[.A895];&quot;increasing&quot;;&quot;decreasing&quot;)" office:value-type="string" office:string-value="increasing" calcext:value-type="string">
            <text:p>increasing</text:p>
          </table:table-cell>
          <table:table-cell table:formula="of:=SUM([.A896:.A898])" office:value-type="float" office:value="6066" calcext:value-type="float">
            <text:p>6066</text:p>
          </table:table-cell>
          <table:table-cell table:formula="of:=IF([.C896]&gt;[.C8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IF([.A897]&gt;[.A896];&quot;increasing&quot;;&quot;decreasing&quot;)" office:value-type="string" office:string-value="increasing" calcext:value-type="string">
            <text:p>increasing</text:p>
          </table:table-cell>
          <table:table-cell table:formula="of:=SUM([.A897:.A899])" office:value-type="float" office:value="6052" calcext:value-type="float">
            <text:p>6052</text:p>
          </table:table-cell>
          <table:table-cell table:formula="of:=IF([.C897]&gt;[.C8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898]&gt;[.A897];&quot;increasing&quot;;&quot;decreasing&quot;)" office:value-type="string" office:string-value="increasing" calcext:value-type="string">
            <text:p>increasing</text:p>
          </table:table-cell>
          <table:table-cell table:formula="of:=SUM([.A898:.A900])" office:value-type="float" office:value="6037" calcext:value-type="float">
            <text:p>6037</text:p>
          </table:table-cell>
          <table:table-cell table:formula="of:=IF([.C898]&gt;[.C8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899]&gt;[.A898];&quot;increasing&quot;;&quot;decreasing&quot;)" office:value-type="string" office:string-value="decreasing" calcext:value-type="string">
            <text:p>decreasing</text:p>
          </table:table-cell>
          <table:table-cell table:formula="of:=SUM([.A899:.A901])" office:value-type="float" office:value="6014" calcext:value-type="float">
            <text:p>6014</text:p>
          </table:table-cell>
          <table:table-cell table:formula="of:=IF([.C899]&gt;[.C89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900]&gt;[.A899];&quot;increasing&quot;;&quot;decreasing&quot;)" office:value-type="string" office:string-value="increasing" calcext:value-type="string">
            <text:p>increasing</text:p>
          </table:table-cell>
          <table:table-cell table:formula="of:=SUM([.A900:.A902])" office:value-type="float" office:value="6016" calcext:value-type="float">
            <text:p>6016</text:p>
          </table:table-cell>
          <table:table-cell table:formula="of:=IF([.C900]&gt;[.C8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901]&gt;[.A900];&quot;increasing&quot;;&quot;decreasing&quot;)" office:value-type="string" office:string-value="decreasing" calcext:value-type="string">
            <text:p>decreasing</text:p>
          </table:table-cell>
          <table:table-cell table:formula="of:=SUM([.A901:.A903])" office:value-type="float" office:value="6012" calcext:value-type="float">
            <text:p>6012</text:p>
          </table:table-cell>
          <table:table-cell table:formula="of:=IF([.C901]&gt;[.C90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902]&gt;[.A901];&quot;increasing&quot;;&quot;decreasing&quot;)" office:value-type="string" office:string-value="increasing" calcext:value-type="string">
            <text:p>increasing</text:p>
          </table:table-cell>
          <table:table-cell table:formula="of:=SUM([.A902:.A904])" office:value-type="float" office:value="6013" calcext:value-type="float">
            <text:p>6013</text:p>
          </table:table-cell>
          <table:table-cell table:formula="of:=IF([.C902]&gt;[.C9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903]&gt;[.A902];&quot;increasing&quot;;&quot;decreasing&quot;)" office:value-type="string" office:string-value="decreasing" calcext:value-type="string">
            <text:p>decreasing</text:p>
          </table:table-cell>
          <table:table-cell table:formula="of:=SUM([.A903:.A905])" office:value-type="float" office:value="6010" calcext:value-type="float">
            <text:p>6010</text:p>
          </table:table-cell>
          <table:table-cell table:formula="of:=IF([.C903]&gt;[.C90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904]&gt;[.A903];&quot;increasing&quot;;&quot;decreasing&quot;)" office:value-type="string" office:string-value="increasing" calcext:value-type="string">
            <text:p>increasing</text:p>
          </table:table-cell>
          <table:table-cell table:formula="of:=SUM([.A904:.A906])" office:value-type="float" office:value="6020" calcext:value-type="float">
            <text:p>6020</text:p>
          </table:table-cell>
          <table:table-cell table:formula="of:=IF([.C904]&gt;[.C9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905]&gt;[.A904];&quot;increasing&quot;;&quot;decreasing&quot;)" office:value-type="string" office:string-value="decreasing" calcext:value-type="string">
            <text:p>decreasing</text:p>
          </table:table-cell>
          <table:table-cell table:formula="of:=SUM([.A905:.A907])" office:value-type="float" office:value="6022" calcext:value-type="float">
            <text:p>6022</text:p>
          </table:table-cell>
          <table:table-cell table:formula="of:=IF([.C905]&gt;[.C9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906]&gt;[.A905];&quot;increasing&quot;;&quot;decreasing&quot;)" office:value-type="string" office:string-value="increasing" calcext:value-type="string">
            <text:p>increasing</text:p>
          </table:table-cell>
          <table:table-cell table:formula="of:=SUM([.A906:.A908])" office:value-type="float" office:value="6027" calcext:value-type="float">
            <text:p>6027</text:p>
          </table:table-cell>
          <table:table-cell table:formula="of:=IF([.C906]&gt;[.C9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907]&gt;[.A906];&quot;increasing&quot;;&quot;decreasing&quot;)" office:value-type="string" office:string-value="decreasing" calcext:value-type="string">
            <text:p>decreasing</text:p>
          </table:table-cell>
          <table:table-cell table:formula="of:=SUM([.A907:.A909])" office:value-type="float" office:value="6021" calcext:value-type="float">
            <text:p>6021</text:p>
          </table:table-cell>
          <table:table-cell table:formula="of:=IF([.C907]&gt;[.C9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IF([.A908]&gt;[.A907];&quot;increasing&quot;;&quot;decreasing&quot;)" office:value-type="string" office:string-value="increasing" calcext:value-type="string">
            <text:p>increasing</text:p>
          </table:table-cell>
          <table:table-cell table:formula="of:=SUM([.A908:.A910])" office:value-type="float" office:value="6025" calcext:value-type="float">
            <text:p>6025</text:p>
          </table:table-cell>
          <table:table-cell table:formula="of:=IF([.C908]&gt;[.C9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909]&gt;[.A908];&quot;increasing&quot;;&quot;decreasing&quot;)" office:value-type="string" office:string-value="decreasing" calcext:value-type="string">
            <text:p>decreasing</text:p>
          </table:table-cell>
          <table:table-cell table:formula="of:=SUM([.A909:.A911])" office:value-type="float" office:value="6040" calcext:value-type="float">
            <text:p>6040</text:p>
          </table:table-cell>
          <table:table-cell table:formula="of:=IF([.C909]&gt;[.C9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IF([.A910]&gt;[.A909];&quot;increasing&quot;;&quot;decreasing&quot;)" office:value-type="string" office:string-value="increasing" calcext:value-type="string">
            <text:p>increasing</text:p>
          </table:table-cell>
          <table:table-cell table:formula="of:=SUM([.A910:.A912])" office:value-type="float" office:value="6057" calcext:value-type="float">
            <text:p>6057</text:p>
          </table:table-cell>
          <table:table-cell table:formula="of:=IF([.C910]&gt;[.C9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IF([.A911]&gt;[.A910];&quot;increasing&quot;;&quot;decreasing&quot;)" office:value-type="string" office:string-value="increasing" calcext:value-type="string">
            <text:p>increasing</text:p>
          </table:table-cell>
          <table:table-cell table:formula="of:=SUM([.A911:.A913])" office:value-type="float" office:value="6067" calcext:value-type="float">
            <text:p>6067</text:p>
          </table:table-cell>
          <table:table-cell table:formula="of:=IF([.C911]&gt;[.C9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[.A912]&gt;[.A911];&quot;increasing&quot;;&quot;decreasing&quot;)" office:value-type="string" office:string-value="increasing" calcext:value-type="string">
            <text:p>increasing</text:p>
          </table:table-cell>
          <table:table-cell table:formula="of:=SUM([.A912:.A914])" office:value-type="float" office:value="6065" calcext:value-type="float">
            <text:p>6065</text:p>
          </table:table-cell>
          <table:table-cell table:formula="of:=IF([.C912]&gt;[.C9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913]&gt;[.A912];&quot;increasing&quot;;&quot;decreasing&quot;)" office:value-type="string" office:string-value="decreasing" calcext:value-type="string">
            <text:p>decreasing</text:p>
          </table:table-cell>
          <table:table-cell table:formula="of:=SUM([.A913:.A915])" office:value-type="float" office:value="6065" calcext:value-type="float">
            <text:p>6065</text:p>
          </table:table-cell>
          <table:table-cell table:formula="of:=IF([.C913]&gt;[.C9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IF([.A914]&gt;[.A913];&quot;increasing&quot;;&quot;decreasing&quot;)" office:value-type="string" office:string-value="increasing" calcext:value-type="string">
            <text:p>increasing</text:p>
          </table:table-cell>
          <table:table-cell table:formula="of:=SUM([.A914:.A916])" office:value-type="float" office:value="6088" calcext:value-type="float">
            <text:p>6088</text:p>
          </table:table-cell>
          <table:table-cell table:formula="of:=IF([.C914]&gt;[.C9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[.A915]&gt;[.A914];&quot;increasing&quot;;&quot;decreasing&quot;)" office:value-type="string" office:string-value="increasing" calcext:value-type="string">
            <text:p>increasing</text:p>
          </table:table-cell>
          <table:table-cell table:formula="of:=SUM([.A915:.A917])" office:value-type="float" office:value="6106" calcext:value-type="float">
            <text:p>6106</text:p>
          </table:table-cell>
          <table:table-cell table:formula="of:=IF([.C915]&gt;[.C9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IF([.A916]&gt;[.A915];&quot;increasing&quot;;&quot;decreasing&quot;)" office:value-type="string" office:string-value="increasing" calcext:value-type="string">
            <text:p>increasing</text:p>
          </table:table-cell>
          <table:table-cell table:formula="of:=SUM([.A916:.A918])" office:value-type="float" office:value="6109" calcext:value-type="float">
            <text:p>6109</text:p>
          </table:table-cell>
          <table:table-cell table:formula="of:=IF([.C916]&gt;[.C9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IF([.A917]&gt;[.A916];&quot;increasing&quot;;&quot;decreasing&quot;)" office:value-type="string" office:string-value="decreasing" calcext:value-type="string">
            <text:p>decreasing</text:p>
          </table:table-cell>
          <table:table-cell table:formula="of:=SUM([.A917:.A919])" office:value-type="float" office:value="6092" calcext:value-type="float">
            <text:p>6092</text:p>
          </table:table-cell>
          <table:table-cell table:formula="of:=IF([.C917]&gt;[.C9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IF([.A918]&gt;[.A917];&quot;increasing&quot;;&quot;decreasing&quot;)" office:value-type="string" office:string-value="decreasing" calcext:value-type="string">
            <text:p>decreasing</text:p>
          </table:table-cell>
          <table:table-cell table:formula="of:=SUM([.A918:.A920])" office:value-type="float" office:value="6071" calcext:value-type="float">
            <text:p>6071</text:p>
          </table:table-cell>
          <table:table-cell table:formula="of:=IF([.C918]&gt;[.C9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919]&gt;[.A918];&quot;increasing&quot;;&quot;decreasing&quot;)" office:value-type="string" office:string-value="decreasing" calcext:value-type="string">
            <text:p>decreasing</text:p>
          </table:table-cell>
          <table:table-cell table:formula="of:=SUM([.A919:.A921])" office:value-type="float" office:value="6064" calcext:value-type="float">
            <text:p>6064</text:p>
          </table:table-cell>
          <table:table-cell table:formula="of:=IF([.C919]&gt;[.C9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IF([.A920]&gt;[.A919];&quot;increasing&quot;;&quot;decreasing&quot;)" office:value-type="string" office:string-value="decreasing" calcext:value-type="string">
            <text:p>decreasing</text:p>
          </table:table-cell>
          <table:table-cell table:formula="of:=SUM([.A920:.A922])" office:value-type="float" office:value="6049" calcext:value-type="float">
            <text:p>6049</text:p>
          </table:table-cell>
          <table:table-cell table:formula="of:=IF([.C920]&gt;[.C9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921]&gt;[.A920];&quot;increasing&quot;;&quot;decreasing&quot;)" office:value-type="string" office:string-value="increasing" calcext:value-type="string">
            <text:p>increasing</text:p>
          </table:table-cell>
          <table:table-cell table:formula="of:=SUM([.A921:.A923])" office:value-type="float" office:value="6043" calcext:value-type="float">
            <text:p>6043</text:p>
          </table:table-cell>
          <table:table-cell table:formula="of:=IF([.C921]&gt;[.C9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922]&gt;[.A921];&quot;increasing&quot;;&quot;decreasing&quot;)" office:value-type="string" office:string-value="decreasing" calcext:value-type="string">
            <text:p>decreasing</text:p>
          </table:table-cell>
          <table:table-cell table:formula="of:=SUM([.A922:.A924])" office:value-type="float" office:value="6034" calcext:value-type="float">
            <text:p>6034</text:p>
          </table:table-cell>
          <table:table-cell table:formula="of:=IF([.C922]&gt;[.C9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[.A923]&gt;[.A922];&quot;increasing&quot;;&quot;decreasing&quot;)" office:value-type="string" office:string-value="increasing" calcext:value-type="string">
            <text:p>increasing</text:p>
          </table:table-cell>
          <table:table-cell table:formula="of:=SUM([.A923:.A925])" office:value-type="float" office:value="6030" calcext:value-type="float">
            <text:p>6030</text:p>
          </table:table-cell>
          <table:table-cell table:formula="of:=IF([.C923]&gt;[.C9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924]&gt;[.A923];&quot;increasing&quot;;&quot;decreasing&quot;)" office:value-type="string" office:string-value="decreasing" calcext:value-type="string">
            <text:p>decreasing</text:p>
          </table:table-cell>
          <table:table-cell table:formula="of:=SUM([.A924:.A926])" office:value-type="float" office:value="6043" calcext:value-type="float">
            <text:p>6043</text:p>
          </table:table-cell>
          <table:table-cell table:formula="of:=IF([.C924]&gt;[.C9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925]&gt;[.A924];&quot;increasing&quot;;&quot;decreasing&quot;)" office:value-type="string" office:string-value="decreasing" calcext:value-type="string">
            <text:p>decreasing</text:p>
          </table:table-cell>
          <table:table-cell table:formula="of:=SUM([.A925:.A927])" office:value-type="float" office:value="6072" calcext:value-type="float">
            <text:p>6072</text:p>
          </table:table-cell>
          <table:table-cell table:formula="of:=IF([.C925]&gt;[.C9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926]&gt;[.A925];&quot;increasing&quot;;&quot;decreasing&quot;)" office:value-type="string" office:string-value="increasing" calcext:value-type="string">
            <text:p>increasing</text:p>
          </table:table-cell>
          <table:table-cell table:formula="of:=SUM([.A926:.A928])" office:value-type="float" office:value="6102" calcext:value-type="float">
            <text:p>6102</text:p>
          </table:table-cell>
          <table:table-cell table:formula="of:=IF([.C926]&gt;[.C9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927]&gt;[.A926];&quot;increasing&quot;;&quot;decreasing&quot;)" office:value-type="string" office:string-value="increasing" calcext:value-type="string">
            <text:p>increasing</text:p>
          </table:table-cell>
          <table:table-cell table:formula="of:=SUM([.A927:.A929])" office:value-type="float" office:value="6111" calcext:value-type="float">
            <text:p>6111</text:p>
          </table:table-cell>
          <table:table-cell table:formula="of:=IF([.C927]&gt;[.C9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IF([.A928]&gt;[.A927];&quot;increasing&quot;;&quot;decreasing&quot;)" office:value-type="string" office:string-value="decreasing" calcext:value-type="string">
            <text:p>decreasing</text:p>
          </table:table-cell>
          <table:table-cell table:formula="of:=SUM([.A928:.A930])" office:value-type="float" office:value="6108" calcext:value-type="float">
            <text:p>6108</text:p>
          </table:table-cell>
          <table:table-cell table:formula="of:=IF([.C928]&gt;[.C9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IF([.A929]&gt;[.A928];&quot;increasing&quot;;&quot;decreasing&quot;)" office:value-type="string" office:string-value="decreasing" calcext:value-type="string">
            <text:p>decreasing</text:p>
          </table:table-cell>
          <table:table-cell table:formula="of:=SUM([.A929:.A931])" office:value-type="float" office:value="6116" calcext:value-type="float">
            <text:p>6116</text:p>
          </table:table-cell>
          <table:table-cell table:formula="of:=IF([.C929]&gt;[.C9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IF([.A930]&gt;[.A929];&quot;increasing&quot;;&quot;decreasing&quot;)" office:value-type="string" office:string-value="increasing" calcext:value-type="string">
            <text:p>increasing</text:p>
          </table:table-cell>
          <table:table-cell table:formula="of:=SUM([.A930:.A932])" office:value-type="float" office:value="6138" calcext:value-type="float">
            <text:p>6138</text:p>
          </table:table-cell>
          <table:table-cell table:formula="of:=IF([.C930]&gt;[.C9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IF([.A931]&gt;[.A930];&quot;increasing&quot;;&quot;decreasing&quot;)" office:value-type="string" office:string-value="increasing" calcext:value-type="string">
            <text:p>increasing</text:p>
          </table:table-cell>
          <table:table-cell table:formula="of:=SUM([.A931:.A933])" office:value-type="float" office:value="6183" calcext:value-type="float">
            <text:p>6183</text:p>
          </table:table-cell>
          <table:table-cell table:formula="of:=IF([.C931]&gt;[.C9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IF([.A932]&gt;[.A931];&quot;increasing&quot;;&quot;decreasing&quot;)" office:value-type="string" office:string-value="increasing" calcext:value-type="string">
            <text:p>increasing</text:p>
          </table:table-cell>
          <table:table-cell table:formula="of:=SUM([.A932:.A934])" office:value-type="float" office:value="6222" calcext:value-type="float">
            <text:p>6222</text:p>
          </table:table-cell>
          <table:table-cell table:formula="of:=IF([.C932]&gt;[.C9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IF([.A933]&gt;[.A932];&quot;increasing&quot;;&quot;decreasing&quot;)" office:value-type="string" office:string-value="increasing" calcext:value-type="string">
            <text:p>increasing</text:p>
          </table:table-cell>
          <table:table-cell table:formula="of:=SUM([.A933:.A935])" office:value-type="float" office:value="6269" calcext:value-type="float">
            <text:p>6269</text:p>
          </table:table-cell>
          <table:table-cell table:formula="of:=IF([.C933]&gt;[.C9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934]&gt;[.A933];&quot;increasing&quot;;&quot;decreasing&quot;)" office:value-type="string" office:string-value="increasing" calcext:value-type="string">
            <text:p>increasing</text:p>
          </table:table-cell>
          <table:table-cell table:formula="of:=SUM([.A934:.A936])" office:value-type="float" office:value="6314" calcext:value-type="float">
            <text:p>6314</text:p>
          </table:table-cell>
          <table:table-cell table:formula="of:=IF([.C934]&gt;[.C9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935]&gt;[.A934];&quot;increasing&quot;;&quot;decreasing&quot;)" office:value-type="string" office:string-value="increasing" calcext:value-type="string">
            <text:p>increasing</text:p>
          </table:table-cell>
          <table:table-cell table:formula="of:=SUM([.A935:.A937])" office:value-type="float" office:value="6354" calcext:value-type="float">
            <text:p>6354</text:p>
          </table:table-cell>
          <table:table-cell table:formula="of:=IF([.C935]&gt;[.C9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IF([.A936]&gt;[.A935];&quot;increasing&quot;;&quot;decreasing&quot;)" office:value-type="string" office:string-value="increasing" calcext:value-type="string">
            <text:p>increasing</text:p>
          </table:table-cell>
          <table:table-cell table:formula="of:=SUM([.A936:.A938])" office:value-type="float" office:value="6376" calcext:value-type="float">
            <text:p>6376</text:p>
          </table:table-cell>
          <table:table-cell table:formula="of:=IF([.C936]&gt;[.C9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IF([.A937]&gt;[.A936];&quot;increasing&quot;;&quot;decreasing&quot;)" office:value-type="string" office:string-value="decreasing" calcext:value-type="string">
            <text:p>decreasing</text:p>
          </table:table-cell>
          <table:table-cell table:formula="of:=SUM([.A937:.A939])" office:value-type="float" office:value="6373" calcext:value-type="float">
            <text:p>6373</text:p>
          </table:table-cell>
          <table:table-cell table:formula="of:=IF([.C937]&gt;[.C9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IF([.A938]&gt;[.A937];&quot;increasing&quot;;&quot;decreasing&quot;)" office:value-type="string" office:string-value="increasing" calcext:value-type="string">
            <text:p>increasing</text:p>
          </table:table-cell>
          <table:table-cell table:formula="of:=SUM([.A938:.A940])" office:value-type="float" office:value="6386" calcext:value-type="float">
            <text:p>6386</text:p>
          </table:table-cell>
          <table:table-cell table:formula="of:=IF([.C938]&gt;[.C9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IF([.A939]&gt;[.A938];&quot;increasing&quot;;&quot;decreasing&quot;)" office:value-type="string" office:string-value="decreasing" calcext:value-type="string">
            <text:p>decreasing</text:p>
          </table:table-cell>
          <table:table-cell table:formula="of:=SUM([.A939:.A941])" office:value-type="float" office:value="6405" calcext:value-type="float">
            <text:p>6405</text:p>
          </table:table-cell>
          <table:table-cell table:formula="of:=IF([.C939]&gt;[.C9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940]&gt;[.A939];&quot;increasing&quot;;&quot;decreasing&quot;)" office:value-type="string" office:string-value="increasing" calcext:value-type="string">
            <text:p>increasing</text:p>
          </table:table-cell>
          <table:table-cell table:formula="of:=SUM([.A940:.A942])" office:value-type="float" office:value="6418" calcext:value-type="float">
            <text:p>6418</text:p>
          </table:table-cell>
          <table:table-cell table:formula="of:=IF([.C940]&gt;[.C9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IF([.A941]&gt;[.A940];&quot;increasing&quot;;&quot;decreasing&quot;)" office:value-type="string" office:string-value="increasing" calcext:value-type="string">
            <text:p>increasing</text:p>
          </table:table-cell>
          <table:table-cell table:formula="of:=SUM([.A941:.A943])" office:value-type="float" office:value="6401" calcext:value-type="float">
            <text:p>6401</text:p>
          </table:table-cell>
          <table:table-cell table:formula="of:=IF([.C941]&gt;[.C9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942]&gt;[.A941];&quot;increasing&quot;;&quot;decreasing&quot;)" office:value-type="string" office:string-value="decreasing" calcext:value-type="string">
            <text:p>decreasing</text:p>
          </table:table-cell>
          <table:table-cell table:formula="of:=SUM([.A942:.A944])" office:value-type="float" office:value="6376" calcext:value-type="float">
            <text:p>6376</text:p>
          </table:table-cell>
          <table:table-cell table:formula="of:=IF([.C942]&gt;[.C9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943]&gt;[.A942];&quot;increasing&quot;;&quot;decreasing&quot;)" office:value-type="string" office:string-value="decreasing" calcext:value-type="string">
            <text:p>decreasing</text:p>
          </table:table-cell>
          <table:table-cell table:formula="of:=SUM([.A943:.A945])" office:value-type="float" office:value="6364" calcext:value-type="float">
            <text:p>6364</text:p>
          </table:table-cell>
          <table:table-cell table:formula="of:=IF([.C943]&gt;[.C9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IF([.A944]&gt;[.A943];&quot;increasing&quot;;&quot;decreasing&quot;)" office:value-type="string" office:string-value="decreasing" calcext:value-type="string">
            <text:p>decreasing</text:p>
          </table:table-cell>
          <table:table-cell table:formula="of:=SUM([.A944:.A946])" office:value-type="float" office:value="6352" calcext:value-type="float">
            <text:p>6352</text:p>
          </table:table-cell>
          <table:table-cell table:formula="of:=IF([.C944]&gt;[.C94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IF([.A945]&gt;[.A944];&quot;increasing&quot;;&quot;decreasing&quot;)" office:value-type="string" office:string-value="increasing" calcext:value-type="string">
            <text:p>increasing</text:p>
          </table:table-cell>
          <table:table-cell table:formula="of:=SUM([.A945:.A947])" office:value-type="float" office:value="6335" calcext:value-type="float">
            <text:p>6335</text:p>
          </table:table-cell>
          <table:table-cell table:formula="of:=IF([.C945]&gt;[.C94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IF([.A946]&gt;[.A945];&quot;increasing&quot;;&quot;decreasing&quot;)" office:value-type="string" office:string-value="decreasing" calcext:value-type="string">
            <text:p>decreasing</text:p>
          </table:table-cell>
          <table:table-cell table:formula="of:=SUM([.A946:.A948])" office:value-type="float" office:value="6308" calcext:value-type="float">
            <text:p>6308</text:p>
          </table:table-cell>
          <table:table-cell table:formula="of:=IF([.C946]&gt;[.C94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IF([.A947]&gt;[.A946];&quot;increasing&quot;;&quot;decreasing&quot;)" office:value-type="string" office:string-value="decreasing" calcext:value-type="string">
            <text:p>decreasing</text:p>
          </table:table-cell>
          <table:table-cell table:formula="of:=SUM([.A947:.A949])" office:value-type="float" office:value="6265" calcext:value-type="float">
            <text:p>6265</text:p>
          </table:table-cell>
          <table:table-cell table:formula="of:=IF([.C947]&gt;[.C94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IF([.A948]&gt;[.A947];&quot;increasing&quot;;&quot;decreasing&quot;)" office:value-type="string" office:string-value="decreasing" calcext:value-type="string">
            <text:p>decreasing</text:p>
          </table:table-cell>
          <table:table-cell table:formula="of:=SUM([.A948:.A950])" office:value-type="float" office:value="6247" calcext:value-type="float">
            <text:p>6247</text:p>
          </table:table-cell>
          <table:table-cell table:formula="of:=IF([.C948]&gt;[.C94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949]&gt;[.A948];&quot;increasing&quot;;&quot;decreasing&quot;)" office:value-type="string" office:string-value="decreasing" calcext:value-type="string">
            <text:p>decreasing</text:p>
          </table:table-cell>
          <table:table-cell table:formula="of:=SUM([.A949:.A951])" office:value-type="float" office:value="6234" calcext:value-type="float">
            <text:p>6234</text:p>
          </table:table-cell>
          <table:table-cell table:formula="of:=IF([.C949]&gt;[.C9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950]&gt;[.A949];&quot;increasing&quot;;&quot;decreasing&quot;)" office:value-type="string" office:string-value="increasing" calcext:value-type="string">
            <text:p>increasing</text:p>
          </table:table-cell>
          <table:table-cell table:formula="of:=SUM([.A950:.A952])" office:value-type="float" office:value="6260" calcext:value-type="float">
            <text:p>6260</text:p>
          </table:table-cell>
          <table:table-cell table:formula="of:=IF([.C950]&gt;[.C9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IF([.A951]&gt;[.A950];&quot;increasing&quot;;&quot;decreasing&quot;)" office:value-type="string" office:string-value="increasing" calcext:value-type="string">
            <text:p>increasing</text:p>
          </table:table-cell>
          <table:table-cell table:formula="of:=SUM([.A951:.A953])" office:value-type="float" office:value="6262" calcext:value-type="float">
            <text:p>6262</text:p>
          </table:table-cell>
          <table:table-cell table:formula="of:=IF([.C951]&gt;[.C9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IF([.A952]&gt;[.A951];&quot;increasing&quot;;&quot;decreasing&quot;)" office:value-type="string" office:string-value="increasing" calcext:value-type="string">
            <text:p>increasing</text:p>
          </table:table-cell>
          <table:table-cell table:formula="of:=SUM([.A952:.A954])" office:value-type="float" office:value="6268" calcext:value-type="float">
            <text:p>6268</text:p>
          </table:table-cell>
          <table:table-cell table:formula="of:=IF([.C952]&gt;[.C9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A953]&gt;[.A952];&quot;increasing&quot;;&quot;decreasing&quot;)" office:value-type="string" office:string-value="decreasing" calcext:value-type="string">
            <text:p>decreasing</text:p>
          </table:table-cell>
          <table:table-cell table:formula="of:=SUM([.A953:.A955])" office:value-type="float" office:value="6281" calcext:value-type="float">
            <text:p>6281</text:p>
          </table:table-cell>
          <table:table-cell table:formula="of:=IF([.C953]&gt;[.C9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IF([.A954]&gt;[.A953];&quot;increasing&quot;;&quot;decreasing&quot;)" office:value-type="string" office:string-value="increasing" calcext:value-type="string">
            <text:p>increasing</text:p>
          </table:table-cell>
          <table:table-cell table:formula="of:=SUM([.A954:.A956])" office:value-type="float" office:value="6313" calcext:value-type="float">
            <text:p>6313</text:p>
          </table:table-cell>
          <table:table-cell table:formula="of:=IF([.C954]&gt;[.C9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955]&gt;[.A954];&quot;increasing&quot;;&quot;decreasing&quot;)" office:value-type="string" office:string-value="increasing" calcext:value-type="string">
            <text:p>increasing</text:p>
          </table:table-cell>
          <table:table-cell table:formula="of:=SUM([.A955:.A957])" office:value-type="float" office:value="6326" calcext:value-type="float">
            <text:p>6326</text:p>
          </table:table-cell>
          <table:table-cell table:formula="of:=IF([.C955]&gt;[.C9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956]&gt;[.A955];&quot;increasing&quot;;&quot;decreasing&quot;)" office:value-type="string" office:string-value="increasing" calcext:value-type="string">
            <text:p>increasing</text:p>
          </table:table-cell>
          <table:table-cell table:formula="of:=SUM([.A956:.A958])" office:value-type="float" office:value="6351" calcext:value-type="float">
            <text:p>6351</text:p>
          </table:table-cell>
          <table:table-cell table:formula="of:=IF([.C956]&gt;[.C9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957]&gt;[.A956];&quot;increasing&quot;;&quot;decreasing&quot;)" office:value-type="string" office:string-value="decreasing" calcext:value-type="string">
            <text:p>decreasing</text:p>
          </table:table-cell>
          <table:table-cell table:formula="of:=SUM([.A957:.A959])" office:value-type="float" office:value="6366" calcext:value-type="float">
            <text:p>6366</text:p>
          </table:table-cell>
          <table:table-cell table:formula="of:=IF([.C957]&gt;[.C9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IF([.A958]&gt;[.A957];&quot;increasing&quot;;&quot;decreasing&quot;)" office:value-type="string" office:string-value="increasing" calcext:value-type="string">
            <text:p>increasing</text:p>
          </table:table-cell>
          <table:table-cell table:formula="of:=SUM([.A958:.A960])" office:value-type="float" office:value="6396" calcext:value-type="float">
            <text:p>6396</text:p>
          </table:table-cell>
          <table:table-cell table:formula="of:=IF([.C958]&gt;[.C9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IF([.A959]&gt;[.A958];&quot;increasing&quot;;&quot;decreasing&quot;)" office:value-type="string" office:string-value="increasing" calcext:value-type="string">
            <text:p>increasing</text:p>
          </table:table-cell>
          <table:table-cell table:formula="of:=SUM([.A959:.A961])" office:value-type="float" office:value="6403" calcext:value-type="float">
            <text:p>6403</text:p>
          </table:table-cell>
          <table:table-cell table:formula="of:=IF([.C959]&gt;[.C9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IF([.A960]&gt;[.A959];&quot;increasing&quot;;&quot;decreasing&quot;)" office:value-type="string" office:string-value="increasing" calcext:value-type="string">
            <text:p>increasing</text:p>
          </table:table-cell>
          <table:table-cell table:formula="of:=SUM([.A960:.A962])" office:value-type="float" office:value="6411" calcext:value-type="float">
            <text:p>6411</text:p>
          </table:table-cell>
          <table:table-cell table:formula="of:=IF([.C960]&gt;[.C9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961]&gt;[.A960];&quot;increasing&quot;;&quot;decreasing&quot;)" office:value-type="string" office:string-value="increasing" calcext:value-type="string">
            <text:p>increasing</text:p>
          </table:table-cell>
          <table:table-cell table:formula="of:=SUM([.A961:.A963])" office:value-type="float" office:value="6431" calcext:value-type="float">
            <text:p>6431</text:p>
          </table:table-cell>
          <table:table-cell table:formula="of:=IF([.C961]&gt;[.C9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IF([.A962]&gt;[.A961];&quot;increasing&quot;;&quot;decreasing&quot;)" office:value-type="string" office:string-value="increasing" calcext:value-type="string">
            <text:p>increasing</text:p>
          </table:table-cell>
          <table:table-cell table:formula="of:=SUM([.A962:.A964])" office:value-type="float" office:value="6465" calcext:value-type="float">
            <text:p>6465</text:p>
          </table:table-cell>
          <table:table-cell table:formula="of:=IF([.C962]&gt;[.C9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IF([.A963]&gt;[.A962];&quot;increasing&quot;;&quot;decreasing&quot;)" office:value-type="string" office:string-value="increasing" calcext:value-type="string">
            <text:p>increasing</text:p>
          </table:table-cell>
          <table:table-cell table:formula="of:=SUM([.A963:.A965])" office:value-type="float" office:value="6497" calcext:value-type="float">
            <text:p>6497</text:p>
          </table:table-cell>
          <table:table-cell table:formula="of:=IF([.C963]&gt;[.C9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964]&gt;[.A963];&quot;increasing&quot;;&quot;decreasing&quot;)" office:value-type="string" office:string-value="increasing" calcext:value-type="string">
            <text:p>increasing</text:p>
          </table:table-cell>
          <table:table-cell table:formula="of:=SUM([.A964:.A966])" office:value-type="float" office:value="6529" calcext:value-type="float">
            <text:p>6529</text:p>
          </table:table-cell>
          <table:table-cell table:formula="of:=IF([.C964]&gt;[.C9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IF([.A965]&gt;[.A964];&quot;increasing&quot;;&quot;decreasing&quot;)" office:value-type="string" office:string-value="increasing" calcext:value-type="string">
            <text:p>increasing</text:p>
          </table:table-cell>
          <table:table-cell table:formula="of:=SUM([.A965:.A967])" office:value-type="float" office:value="6542" calcext:value-type="float">
            <text:p>6542</text:p>
          </table:table-cell>
          <table:table-cell table:formula="of:=IF([.C965]&gt;[.C9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IF([.A966]&gt;[.A965];&quot;increasing&quot;;&quot;decreasing&quot;)" office:value-type="string" office:string-value="increasing" calcext:value-type="string">
            <text:p>increasing</text:p>
          </table:table-cell>
          <table:table-cell table:formula="of:=SUM([.A966:.A968])" office:value-type="float" office:value="6551" calcext:value-type="float">
            <text:p>6551</text:p>
          </table:table-cell>
          <table:table-cell table:formula="of:=IF([.C966]&gt;[.C9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967]&gt;[.A966];&quot;increasing&quot;;&quot;decreasing&quot;)" office:value-type="string" office:string-value="decreasing" calcext:value-type="string">
            <text:p>decreasing</text:p>
          </table:table-cell>
          <table:table-cell table:formula="of:=SUM([.A967:.A969])" office:value-type="float" office:value="6553" calcext:value-type="float">
            <text:p>6553</text:p>
          </table:table-cell>
          <table:table-cell table:formula="of:=IF([.C967]&gt;[.C9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IF([.A968]&gt;[.A967];&quot;increasing&quot;;&quot;decreasing&quot;)" office:value-type="string" office:string-value="decreasing" calcext:value-type="string">
            <text:p>decreasing</text:p>
          </table:table-cell>
          <table:table-cell table:formula="of:=SUM([.A968:.A970])" office:value-type="float" office:value="6584" calcext:value-type="float">
            <text:p>6584</text:p>
          </table:table-cell>
          <table:table-cell table:formula="of:=IF([.C968]&gt;[.C9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IF([.A969]&gt;[.A968];&quot;increasing&quot;;&quot;decreasing&quot;)" office:value-type="string" office:string-value="increasing" calcext:value-type="string">
            <text:p>increasing</text:p>
          </table:table-cell>
          <table:table-cell table:formula="of:=SUM([.A969:.A971])" office:value-type="float" office:value="6619" calcext:value-type="float">
            <text:p>6619</text:p>
          </table:table-cell>
          <table:table-cell table:formula="of:=IF([.C969]&gt;[.C9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IF([.A970]&gt;[.A969];&quot;increasing&quot;;&quot;decreasing&quot;)" office:value-type="string" office:string-value="increasing" calcext:value-type="string">
            <text:p>increasing</text:p>
          </table:table-cell>
          <table:table-cell table:formula="of:=SUM([.A970:.A972])" office:value-type="float" office:value="6646" calcext:value-type="float">
            <text:p>6646</text:p>
          </table:table-cell>
          <table:table-cell table:formula="of:=IF([.C970]&gt;[.C9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IF([.A971]&gt;[.A970];&quot;increasing&quot;;&quot;decreasing&quot;)" office:value-type="string" office:string-value="increasing" calcext:value-type="string">
            <text:p>increasing</text:p>
          </table:table-cell>
          <table:table-cell table:formula="of:=SUM([.A971:.A973])" office:value-type="float" office:value="6646" calcext:value-type="float">
            <text:p>6646</text:p>
          </table:table-cell>
          <table:table-cell table:formula="of:=IF([.C971]&gt;[.C9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IF([.A972]&gt;[.A971];&quot;increasing&quot;;&quot;decreasing&quot;)" office:value-type="string" office:string-value="decreasing" calcext:value-type="string">
            <text:p>decreasing</text:p>
          </table:table-cell>
          <table:table-cell table:formula="of:=SUM([.A972:.A974])" office:value-type="float" office:value="6655" calcext:value-type="float">
            <text:p>6655</text:p>
          </table:table-cell>
          <table:table-cell table:formula="of:=IF([.C972]&gt;[.C9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IF([.A973]&gt;[.A972];&quot;increasing&quot;;&quot;decreasing&quot;)" office:value-type="string" office:string-value="decreasing" calcext:value-type="string">
            <text:p>decreasing</text:p>
          </table:table-cell>
          <table:table-cell table:formula="of:=SUM([.A973:.A975])" office:value-type="float" office:value="6671" calcext:value-type="float">
            <text:p>6671</text:p>
          </table:table-cell>
          <table:table-cell table:formula="of:=IF([.C973]&gt;[.C9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IF([.A974]&gt;[.A973];&quot;increasing&quot;;&quot;decreasing&quot;)" office:value-type="string" office:string-value="increasing" calcext:value-type="string">
            <text:p>increasing</text:p>
          </table:table-cell>
          <table:table-cell table:formula="of:=SUM([.A974:.A976])" office:value-type="float" office:value="6689" calcext:value-type="float">
            <text:p>6689</text:p>
          </table:table-cell>
          <table:table-cell table:formula="of:=IF([.C974]&gt;[.C9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IF([.A975]&gt;[.A974];&quot;increasing&quot;;&quot;decreasing&quot;)" office:value-type="string" office:string-value="increasing" calcext:value-type="string">
            <text:p>increasing</text:p>
          </table:table-cell>
          <table:table-cell table:formula="of:=SUM([.A975:.A977])" office:value-type="float" office:value="6689" calcext:value-type="float">
            <text:p>6689</text:p>
          </table:table-cell>
          <table:table-cell table:formula="of:=IF([.C975]&gt;[.C97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IF([.A976]&gt;[.A975];&quot;increasing&quot;;&quot;decreasing&quot;)" office:value-type="string" office:string-value="increasing" calcext:value-type="string">
            <text:p>increasing</text:p>
          </table:table-cell>
          <table:table-cell table:formula="of:=SUM([.A976:.A978])" office:value-type="float" office:value="6685" calcext:value-type="float">
            <text:p>6685</text:p>
          </table:table-cell>
          <table:table-cell table:formula="of:=IF([.C976]&gt;[.C97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IF([.A977]&gt;[.A976];&quot;increasing&quot;;&quot;decreasing&quot;)" office:value-type="string" office:string-value="decreasing" calcext:value-type="string">
            <text:p>decreasing</text:p>
          </table:table-cell>
          <table:table-cell table:formula="of:=SUM([.A977:.A979])" office:value-type="float" office:value="6686" calcext:value-type="float">
            <text:p>6686</text:p>
          </table:table-cell>
          <table:table-cell table:formula="of:=IF([.C977]&gt;[.C9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IF([.A978]&gt;[.A977];&quot;increasing&quot;;&quot;decreasing&quot;)" office:value-type="string" office:string-value="increasing" calcext:value-type="string">
            <text:p>increasing</text:p>
          </table:table-cell>
          <table:table-cell table:formula="of:=SUM([.A978:.A980])" office:value-type="float" office:value="6689" calcext:value-type="float">
            <text:p>6689</text:p>
          </table:table-cell>
          <table:table-cell table:formula="of:=IF([.C978]&gt;[.C9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979]&gt;[.A978];&quot;increasing&quot;;&quot;decreasing&quot;)" office:value-type="string" office:string-value="increasing" calcext:value-type="string">
            <text:p>increasing</text:p>
          </table:table-cell>
          <table:table-cell table:formula="of:=SUM([.A979:.A981])" office:value-type="float" office:value="6682" calcext:value-type="float">
            <text:p>6682</text:p>
          </table:table-cell>
          <table:table-cell table:formula="of:=IF([.C979]&gt;[.C9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980]&gt;[.A979];&quot;increasing&quot;;&quot;decreasing&quot;)" office:value-type="string" office:string-value="decreasing" calcext:value-type="string">
            <text:p>decreasing</text:p>
          </table:table-cell>
          <table:table-cell table:formula="of:=SUM([.A980:.A982])" office:value-type="float" office:value="6666" calcext:value-type="float">
            <text:p>6666</text:p>
          </table:table-cell>
          <table:table-cell table:formula="of:=IF([.C980]&gt;[.C9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IF([.A981]&gt;[.A980];&quot;increasing&quot;;&quot;decreasing&quot;)" office:value-type="string" office:string-value="decreasing" calcext:value-type="string">
            <text:p>decreasing</text:p>
          </table:table-cell>
          <table:table-cell table:formula="of:=SUM([.A981:.A983])" office:value-type="float" office:value="6667" calcext:value-type="float">
            <text:p>6667</text:p>
          </table:table-cell>
          <table:table-cell table:formula="of:=IF([.C981]&gt;[.C9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IF([.A982]&gt;[.A981];&quot;increasing&quot;;&quot;decreasing&quot;)" office:value-type="string" office:string-value="decreasing" calcext:value-type="string">
            <text:p>decreasing</text:p>
          </table:table-cell>
          <table:table-cell table:formula="of:=SUM([.A982:.A984])" office:value-type="float" office:value="6683" calcext:value-type="float">
            <text:p>6683</text:p>
          </table:table-cell>
          <table:table-cell table:formula="of:=IF([.C982]&gt;[.C9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IF([.A983]&gt;[.A982];&quot;increasing&quot;;&quot;decreasing&quot;)" office:value-type="string" office:string-value="increasing" calcext:value-type="string">
            <text:p>increasing</text:p>
          </table:table-cell>
          <table:table-cell table:formula="of:=SUM([.A983:.A985])" office:value-type="float" office:value="6705" calcext:value-type="float">
            <text:p>6705</text:p>
          </table:table-cell>
          <table:table-cell table:formula="of:=IF([.C983]&gt;[.C9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IF([.A984]&gt;[.A983];&quot;increasing&quot;;&quot;decreasing&quot;)" office:value-type="string" office:string-value="increasing" calcext:value-type="string">
            <text:p>increasing</text:p>
          </table:table-cell>
          <table:table-cell table:formula="of:=SUM([.A984:.A986])" office:value-type="float" office:value="6715" calcext:value-type="float">
            <text:p>6715</text:p>
          </table:table-cell>
          <table:table-cell table:formula="of:=IF([.C984]&gt;[.C9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IF([.A985]&gt;[.A984];&quot;increasing&quot;;&quot;decreasing&quot;)" office:value-type="string" office:string-value="increasing" calcext:value-type="string">
            <text:p>increasing</text:p>
          </table:table-cell>
          <table:table-cell table:formula="of:=SUM([.A985:.A987])" office:value-type="float" office:value="6724" calcext:value-type="float">
            <text:p>6724</text:p>
          </table:table-cell>
          <table:table-cell table:formula="of:=IF([.C985]&gt;[.C9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IF([.A986]&gt;[.A985];&quot;increasing&quot;;&quot;decreasing&quot;)" office:value-type="string" office:string-value="increasing" calcext:value-type="string">
            <text:p>increasing</text:p>
          </table:table-cell>
          <table:table-cell table:formula="of:=SUM([.A986:.A988])" office:value-type="float" office:value="6763" calcext:value-type="float">
            <text:p>6763</text:p>
          </table:table-cell>
          <table:table-cell table:formula="of:=IF([.C986]&gt;[.C9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IF([.A987]&gt;[.A986];&quot;increasing&quot;;&quot;decreasing&quot;)" office:value-type="string" office:string-value="increasing" calcext:value-type="string">
            <text:p>increasing</text:p>
          </table:table-cell>
          <table:table-cell table:formula="of:=SUM([.A987:.A989])" office:value-type="float" office:value="6828" calcext:value-type="float">
            <text:p>6828</text:p>
          </table:table-cell>
          <table:table-cell table:formula="of:=IF([.C987]&gt;[.C9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988]&gt;[.A987];&quot;increasing&quot;;&quot;decreasing&quot;)" office:value-type="string" office:string-value="increasing" calcext:value-type="string">
            <text:p>increasing</text:p>
          </table:table-cell>
          <table:table-cell table:formula="of:=SUM([.A988:.A990])" office:value-type="float" office:value="6889" calcext:value-type="float">
            <text:p>6889</text:p>
          </table:table-cell>
          <table:table-cell table:formula="of:=IF([.C988]&gt;[.C9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989]&gt;[.A988];&quot;increasing&quot;;&quot;decreasing&quot;)" office:value-type="string" office:string-value="increasing" calcext:value-type="string">
            <text:p>increasing</text:p>
          </table:table-cell>
          <table:table-cell table:formula="of:=SUM([.A989:.A991])" office:value-type="float" office:value="6923" calcext:value-type="float">
            <text:p>6923</text:p>
          </table:table-cell>
          <table:table-cell table:formula="of:=IF([.C989]&gt;[.C9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IF([.A990]&gt;[.A989];&quot;increasing&quot;;&quot;decreasing&quot;)" office:value-type="string" office:string-value="increasing" calcext:value-type="string">
            <text:p>increasing</text:p>
          </table:table-cell>
          <table:table-cell table:formula="of:=SUM([.A990:.A992])" office:value-type="float" office:value="6918" calcext:value-type="float">
            <text:p>6918</text:p>
          </table:table-cell>
          <table:table-cell table:formula="of:=IF([.C990]&gt;[.C98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991]&gt;[.A990];&quot;increasing&quot;;&quot;decreasing&quot;)" office:value-type="string" office:string-value="increasing" calcext:value-type="string">
            <text:p>increasing</text:p>
          </table:table-cell>
          <table:table-cell table:formula="of:=SUM([.A991:.A993])" office:value-type="float" office:value="6910" calcext:value-type="float">
            <text:p>6910</text:p>
          </table:table-cell>
          <table:table-cell table:formula="of:=IF([.C991]&gt;[.C99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IF([.A992]&gt;[.A991];&quot;increasing&quot;;&quot;decreasing&quot;)" office:value-type="string" office:string-value="decreasing" calcext:value-type="string">
            <text:p>decreasing</text:p>
          </table:table-cell>
          <table:table-cell table:formula="of:=SUM([.A992:.A994])" office:value-type="float" office:value="6901" calcext:value-type="float">
            <text:p>6901</text:p>
          </table:table-cell>
          <table:table-cell table:formula="of:=IF([.C992]&gt;[.C9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IF([.A993]&gt;[.A992];&quot;increasing&quot;;&quot;decreasing&quot;)" office:value-type="string" office:string-value="decreasing" calcext:value-type="string">
            <text:p>decreasing</text:p>
          </table:table-cell>
          <table:table-cell table:formula="of:=SUM([.A993:.A995])" office:value-type="float" office:value="6903" calcext:value-type="float">
            <text:p>6903</text:p>
          </table:table-cell>
          <table:table-cell table:formula="of:=IF([.C993]&gt;[.C9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IF([.A994]&gt;[.A993];&quot;increasing&quot;;&quot;decreasing&quot;)" office:value-type="string" office:string-value="increasing" calcext:value-type="string">
            <text:p>increasing</text:p>
          </table:table-cell>
          <table:table-cell table:formula="of:=SUM([.A994:.A996])" office:value-type="float" office:value="6911" calcext:value-type="float">
            <text:p>6911</text:p>
          </table:table-cell>
          <table:table-cell table:formula="of:=IF([.C994]&gt;[.C9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995]&gt;[.A994];&quot;increasing&quot;;&quot;decreasing&quot;)" office:value-type="string" office:string-value="decreasing" calcext:value-type="string">
            <text:p>decreasing</text:p>
          </table:table-cell>
          <table:table-cell table:formula="of:=SUM([.A995:.A997])" office:value-type="float" office:value="6913" calcext:value-type="float">
            <text:p>6913</text:p>
          </table:table-cell>
          <table:table-cell table:formula="of:=IF([.C995]&gt;[.C9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IF([.A996]&gt;[.A995];&quot;increasing&quot;;&quot;decreasing&quot;)" office:value-type="string" office:string-value="increasing" calcext:value-type="string">
            <text:p>increasing</text:p>
          </table:table-cell>
          <table:table-cell table:formula="of:=SUM([.A996:.A998])" office:value-type="float" office:value="6915" calcext:value-type="float">
            <text:p>6915</text:p>
          </table:table-cell>
          <table:table-cell table:formula="of:=IF([.C996]&gt;[.C9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997]&gt;[.A996];&quot;increasing&quot;;&quot;decreasing&quot;)" office:value-type="string" office:string-value="decreasing" calcext:value-type="string">
            <text:p>decreasing</text:p>
          </table:table-cell>
          <table:table-cell table:formula="of:=SUM([.A997:.A999])" office:value-type="float" office:value="6920" calcext:value-type="float">
            <text:p>6920</text:p>
          </table:table-cell>
          <table:table-cell table:formula="of:=IF([.C997]&gt;[.C9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IF([.A998]&gt;[.A997];&quot;increasing&quot;;&quot;decreasing&quot;)" office:value-type="string" office:string-value="decreasing" calcext:value-type="string">
            <text:p>decreasing</text:p>
          </table:table-cell>
          <table:table-cell table:formula="of:=SUM([.A998:.A1000])" office:value-type="float" office:value="6919" calcext:value-type="float">
            <text:p>6919</text:p>
          </table:table-cell>
          <table:table-cell table:formula="of:=IF([.C998]&gt;[.C9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IF([.A999]&gt;[.A998];&quot;increasing&quot;;&quot;decreasing&quot;)" office:value-type="string" office:string-value="increasing" calcext:value-type="string">
            <text:p>increasing</text:p>
          </table:table-cell>
          <table:table-cell table:formula="of:=SUM([.A999:.A1001])" office:value-type="float" office:value="6916" calcext:value-type="float">
            <text:p>6916</text:p>
          </table:table-cell>
          <table:table-cell table:formula="of:=IF([.C999]&gt;[.C99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IF([.A1000]&gt;[.A999];&quot;increasing&quot;;&quot;decreasing&quot;)" office:value-type="string" office:string-value="decreasing" calcext:value-type="string">
            <text:p>decreasing</text:p>
          </table:table-cell>
          <table:table-cell table:formula="of:=SUM([.A1000:.A1002])" office:value-type="float" office:value="6907" calcext:value-type="float">
            <text:p>6907</text:p>
          </table:table-cell>
          <table:table-cell table:formula="of:=IF([.C1000]&gt;[.C9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IF([.A1001]&gt;[.A1000];&quot;increasing&quot;;&quot;decreasing&quot;)" office:value-type="string" office:string-value="decreasing" calcext:value-type="string">
            <text:p>decreasing</text:p>
          </table:table-cell>
          <table:table-cell table:formula="of:=SUM([.A1001:.A1003])" office:value-type="float" office:value="6877" calcext:value-type="float">
            <text:p>6877</text:p>
          </table:table-cell>
          <table:table-cell table:formula="of:=IF([.C1001]&gt;[.C100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1002]&gt;[.A1001];&quot;increasing&quot;;&quot;decreasing&quot;)" office:value-type="string" office:string-value="increasing" calcext:value-type="string">
            <text:p>increasing</text:p>
          </table:table-cell>
          <table:table-cell table:formula="of:=SUM([.A1002:.A1004])" office:value-type="float" office:value="6845" calcext:value-type="float">
            <text:p>6845</text:p>
          </table:table-cell>
          <table:table-cell table:formula="of:=IF([.C1002]&gt;[.C100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IF([.A1003]&gt;[.A1002];&quot;increasing&quot;;&quot;decreasing&quot;)" office:value-type="string" office:string-value="decreasing" calcext:value-type="string">
            <text:p>decreasing</text:p>
          </table:table-cell>
          <table:table-cell table:formula="of:=SUM([.A1003:.A1005])" office:value-type="float" office:value="6823" calcext:value-type="float">
            <text:p>6823</text:p>
          </table:table-cell>
          <table:table-cell table:formula="of:=IF([.C1003]&gt;[.C100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IF([.A1004]&gt;[.A1003];&quot;increasing&quot;;&quot;decreasing&quot;)" office:value-type="string" office:string-value="decreasing" calcext:value-type="string">
            <text:p>decreasing</text:p>
          </table:table-cell>
          <table:table-cell table:formula="of:=SUM([.A1004:.A1006])" office:value-type="float" office:value="6821" calcext:value-type="float">
            <text:p>6821</text:p>
          </table:table-cell>
          <table:table-cell table:formula="of:=IF([.C1004]&gt;[.C100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1005]&gt;[.A1004];&quot;increasing&quot;;&quot;decreasing&quot;)" office:value-type="string" office:string-value="increasing" calcext:value-type="string">
            <text:p>increasing</text:p>
          </table:table-cell>
          <table:table-cell table:formula="of:=SUM([.A1005:.A1007])" office:value-type="float" office:value="6823" calcext:value-type="float">
            <text:p>6823</text:p>
          </table:table-cell>
          <table:table-cell table:formula="of:=IF([.C1005]&gt;[.C10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1006]&gt;[.A1005];&quot;increasing&quot;;&quot;decreasing&quot;)" office:value-type="string" office:string-value="decreasing" calcext:value-type="string">
            <text:p>decreasing</text:p>
          </table:table-cell>
          <table:table-cell table:formula="of:=SUM([.A1006:.A1008])" office:value-type="float" office:value="6819" calcext:value-type="float">
            <text:p>6819</text:p>
          </table:table-cell>
          <table:table-cell table:formula="of:=IF([.C1006]&gt;[.C10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IF([.A1007]&gt;[.A1006];&quot;increasing&quot;;&quot;decreasing&quot;)" office:value-type="string" office:string-value="decreasing" calcext:value-type="string">
            <text:p>decreasing</text:p>
          </table:table-cell>
          <table:table-cell table:formula="of:=SUM([.A1007:.A1009])" office:value-type="float" office:value="6830" calcext:value-type="float">
            <text:p>6830</text:p>
          </table:table-cell>
          <table:table-cell table:formula="of:=IF([.C1007]&gt;[.C10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IF([.A1008]&gt;[.A1007];&quot;increasing&quot;;&quot;decreasing&quot;)" office:value-type="string" office:string-value="increasing" calcext:value-type="string">
            <text:p>increasing</text:p>
          </table:table-cell>
          <table:table-cell table:formula="of:=SUM([.A1008:.A1010])" office:value-type="float" office:value="6844" calcext:value-type="float">
            <text:p>6844</text:p>
          </table:table-cell>
          <table:table-cell table:formula="of:=IF([.C1008]&gt;[.C10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IF([.A1009]&gt;[.A1008];&quot;increasing&quot;;&quot;decreasing&quot;)" office:value-type="string" office:string-value="increasing" calcext:value-type="string">
            <text:p>increasing</text:p>
          </table:table-cell>
          <table:table-cell table:formula="of:=SUM([.A1009:.A1011])" office:value-type="float" office:value="6854" calcext:value-type="float">
            <text:p>6854</text:p>
          </table:table-cell>
          <table:table-cell table:formula="of:=IF([.C1009]&gt;[.C10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IF([.A1010]&gt;[.A1009];&quot;increasing&quot;;&quot;decreasing&quot;)" office:value-type="string" office:string-value="increasing" calcext:value-type="string">
            <text:p>increasing</text:p>
          </table:table-cell>
          <table:table-cell table:formula="of:=SUM([.A1010:.A1012])" office:value-type="float" office:value="6855" calcext:value-type="float">
            <text:p>6855</text:p>
          </table:table-cell>
          <table:table-cell table:formula="of:=IF([.C1010]&gt;[.C10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1011]&gt;[.A1010];&quot;increasing&quot;;&quot;decreasing&quot;)" office:value-type="string" office:string-value="increasing" calcext:value-type="string">
            <text:p>increasing</text:p>
          </table:table-cell>
          <table:table-cell table:formula="of:=SUM([.A1011:.A1013])" office:value-type="float" office:value="6853" calcext:value-type="float">
            <text:p>6853</text:p>
          </table:table-cell>
          <table:table-cell table:formula="of:=IF([.C1011]&gt;[.C101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IF([.A1012]&gt;[.A1011];&quot;increasing&quot;;&quot;decreasing&quot;)" office:value-type="string" office:string-value="decreasing" calcext:value-type="string">
            <text:p>decreasing</text:p>
          </table:table-cell>
          <table:table-cell table:formula="of:=SUM([.A1012:.A1014])" office:value-type="float" office:value="6843" calcext:value-type="float">
            <text:p>6843</text:p>
          </table:table-cell>
          <table:table-cell table:formula="of:=IF([.C1012]&gt;[.C10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IF([.A1013]&gt;[.A1012];&quot;increasing&quot;;&quot;decreasing&quot;)" office:value-type="string" office:string-value="decreasing" calcext:value-type="string">
            <text:p>decreasing</text:p>
          </table:table-cell>
          <table:table-cell table:formula="of:=SUM([.A1013:.A1015])" office:value-type="float" office:value="6828" calcext:value-type="float">
            <text:p>6828</text:p>
          </table:table-cell>
          <table:table-cell table:formula="of:=IF([.C1013]&gt;[.C10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IF([.A1014]&gt;[.A1013];&quot;increasing&quot;;&quot;decreasing&quot;)" office:value-type="string" office:string-value="decreasing" calcext:value-type="string">
            <text:p>decreasing</text:p>
          </table:table-cell>
          <table:table-cell table:formula="of:=SUM([.A1014:.A1016])" office:value-type="float" office:value="6812" calcext:value-type="float">
            <text:p>6812</text:p>
          </table:table-cell>
          <table:table-cell table:formula="of:=IF([.C1014]&gt;[.C10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IF([.A1015]&gt;[.A1014];&quot;increasing&quot;;&quot;decreasing&quot;)" office:value-type="string" office:string-value="decreasing" calcext:value-type="string">
            <text:p>decreasing</text:p>
          </table:table-cell>
          <table:table-cell table:formula="of:=SUM([.A1015:.A1017])" office:value-type="float" office:value="6806" calcext:value-type="float">
            <text:p>6806</text:p>
          </table:table-cell>
          <table:table-cell table:formula="of:=IF([.C1015]&gt;[.C10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IF([.A1016]&gt;[.A1015];&quot;increasing&quot;;&quot;decreasing&quot;)" office:value-type="string" office:string-value="decreasing" calcext:value-type="string">
            <text:p>decreasing</text:p>
          </table:table-cell>
          <table:table-cell table:formula="of:=SUM([.A1016:.A1018])" office:value-type="float" office:value="6809" calcext:value-type="float">
            <text:p>6809</text:p>
          </table:table-cell>
          <table:table-cell table:formula="of:=IF([.C1016]&gt;[.C10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IF([.A1017]&gt;[.A1016];&quot;increasing&quot;;&quot;decreasing&quot;)" office:value-type="string" office:string-value="increasing" calcext:value-type="string">
            <text:p>increasing</text:p>
          </table:table-cell>
          <table:table-cell table:formula="of:=SUM([.A1017:.A1019])" office:value-type="float" office:value="6804" calcext:value-type="float">
            <text:p>6804</text:p>
          </table:table-cell>
          <table:table-cell table:formula="of:=IF([.C1017]&gt;[.C10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1018]&gt;[.A1017];&quot;increasing&quot;;&quot;decreasing&quot;)" office:value-type="string" office:string-value="increasing" calcext:value-type="string">
            <text:p>increasing</text:p>
          </table:table-cell>
          <table:table-cell table:formula="of:=SUM([.A1018:.A1020])" office:value-type="float" office:value="6802" calcext:value-type="float">
            <text:p>6802</text:p>
          </table:table-cell>
          <table:table-cell table:formula="of:=IF([.C1018]&gt;[.C10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IF([.A1019]&gt;[.A1018];&quot;increasing&quot;;&quot;decreasing&quot;)" office:value-type="string" office:string-value="decreasing" calcext:value-type="string">
            <text:p>decreasing</text:p>
          </table:table-cell>
          <table:table-cell table:formula="of:=SUM([.A1019:.A1021])" office:value-type="float" office:value="6811" calcext:value-type="float">
            <text:p>6811</text:p>
          </table:table-cell>
          <table:table-cell table:formula="of:=IF([.C1019]&gt;[.C10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IF([.A1020]&gt;[.A1019];&quot;increasing&quot;;&quot;decreasing&quot;)" office:value-type="string" office:string-value="increasing" calcext:value-type="string">
            <text:p>increasing</text:p>
          </table:table-cell>
          <table:table-cell table:formula="of:=SUM([.A1020:.A1022])" office:value-type="float" office:value="6825" calcext:value-type="float">
            <text:p>6825</text:p>
          </table:table-cell>
          <table:table-cell table:formula="of:=IF([.C1020]&gt;[.C10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IF([.A1021]&gt;[.A1020];&quot;increasing&quot;;&quot;decreasing&quot;)" office:value-type="string" office:string-value="increasing" calcext:value-type="string">
            <text:p>increasing</text:p>
          </table:table-cell>
          <table:table-cell table:formula="of:=SUM([.A1021:.A1023])" office:value-type="float" office:value="6837" calcext:value-type="float">
            <text:p>6837</text:p>
          </table:table-cell>
          <table:table-cell table:formula="of:=IF([.C1021]&gt;[.C10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IF([.A1022]&gt;[.A1021];&quot;increasing&quot;;&quot;decreasing&quot;)" office:value-type="string" office:string-value="decreasing" calcext:value-type="string">
            <text:p>decreasing</text:p>
          </table:table-cell>
          <table:table-cell table:formula="of:=SUM([.A1022:.A1024])" office:value-type="float" office:value="6837" calcext:value-type="float">
            <text:p>6837</text:p>
          </table:table-cell>
          <table:table-cell table:formula="of:=IF([.C1022]&gt;[.C10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1023]&gt;[.A1022];&quot;increasing&quot;;&quot;decreasing&quot;)" office:value-type="string" office:string-value="increasing" calcext:value-type="string">
            <text:p>increasing</text:p>
          </table:table-cell>
          <table:table-cell table:formula="of:=SUM([.A1023:.A1025])" office:value-type="float" office:value="6852" calcext:value-type="float">
            <text:p>6852</text:p>
          </table:table-cell>
          <table:table-cell table:formula="of:=IF([.C1023]&gt;[.C10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IF([.A1024]&gt;[.A1023];&quot;increasing&quot;;&quot;decreasing&quot;)" office:value-type="string" office:string-value="increasing" calcext:value-type="string">
            <text:p>increasing</text:p>
          </table:table-cell>
          <table:table-cell table:formula="of:=SUM([.A1024:.A1026])" office:value-type="float" office:value="6884" calcext:value-type="float">
            <text:p>6884</text:p>
          </table:table-cell>
          <table:table-cell table:formula="of:=IF([.C1024]&gt;[.C10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[.A1025]&gt;[.A1024];&quot;increasing&quot;;&quot;decreasing&quot;)" office:value-type="string" office:string-value="increasing" calcext:value-type="string">
            <text:p>increasing</text:p>
          </table:table-cell>
          <table:table-cell table:formula="of:=SUM([.A1025:.A1027])" office:value-type="float" office:value="6941" calcext:value-type="float">
            <text:p>6941</text:p>
          </table:table-cell>
          <table:table-cell table:formula="of:=IF([.C1025]&gt;[.C10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1026]&gt;[.A1025];&quot;increasing&quot;;&quot;decreasing&quot;)" office:value-type="string" office:string-value="increasing" calcext:value-type="string">
            <text:p>increasing</text:p>
          </table:table-cell>
          <table:table-cell table:formula="of:=SUM([.A1026:.A1028])" office:value-type="float" office:value="6991" calcext:value-type="float">
            <text:p>6991</text:p>
          </table:table-cell>
          <table:table-cell table:formula="of:=IF([.C1026]&gt;[.C10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IF([.A1027]&gt;[.A1026];&quot;increasing&quot;;&quot;decreasing&quot;)" office:value-type="string" office:string-value="increasing" calcext:value-type="string">
            <text:p>increasing</text:p>
          </table:table-cell>
          <table:table-cell table:formula="of:=SUM([.A1027:.A1029])" office:value-type="float" office:value="7021" calcext:value-type="float">
            <text:p>7021</text:p>
          </table:table-cell>
          <table:table-cell table:formula="of:=IF([.C1027]&gt;[.C10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028]&gt;[.A1027];&quot;increasing&quot;;&quot;decreasing&quot;)" office:value-type="string" office:string-value="increasing" calcext:value-type="string">
            <text:p>increasing</text:p>
          </table:table-cell>
          <table:table-cell table:formula="of:=SUM([.A1028:.A1030])" office:value-type="float" office:value="7037" calcext:value-type="float">
            <text:p>7037</text:p>
          </table:table-cell>
          <table:table-cell table:formula="of:=IF([.C1028]&gt;[.C10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1029]&gt;[.A1028];&quot;increasing&quot;;&quot;decreasing&quot;)" office:value-type="string" office:string-value="increasing" calcext:value-type="string">
            <text:p>increasing</text:p>
          </table:table-cell>
          <table:table-cell table:formula="of:=SUM([.A1029:.A1031])" office:value-type="float" office:value="7051" calcext:value-type="float">
            <text:p>7051</text:p>
          </table:table-cell>
          <table:table-cell table:formula="of:=IF([.C1029]&gt;[.C10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030]&gt;[.A1029];&quot;increasing&quot;;&quot;decreasing&quot;)" office:value-type="string" office:string-value="increasing" calcext:value-type="string">
            <text:p>increasing</text:p>
          </table:table-cell>
          <table:table-cell table:formula="of:=SUM([.A1030:.A1032])" office:value-type="float" office:value="7063" calcext:value-type="float">
            <text:p>7063</text:p>
          </table:table-cell>
          <table:table-cell table:formula="of:=IF([.C1030]&gt;[.C10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1031]&gt;[.A1030];&quot;increasing&quot;;&quot;decreasing&quot;)" office:value-type="string" office:string-value="increasing" calcext:value-type="string">
            <text:p>increasing</text:p>
          </table:table-cell>
          <table:table-cell table:formula="of:=SUM([.A1031:.A1033])" office:value-type="float" office:value="7046" calcext:value-type="float">
            <text:p>7046</text:p>
          </table:table-cell>
          <table:table-cell table:formula="of:=IF([.C1031]&gt;[.C10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032]&gt;[.A1031];&quot;increasing&quot;;&quot;decreasing&quot;)" office:value-type="string" office:string-value="decreasing" calcext:value-type="string">
            <text:p>decreasing</text:p>
          </table:table-cell>
          <table:table-cell table:formula="of:=SUM([.A1032:.A1034])" office:value-type="float" office:value="7008" calcext:value-type="float">
            <text:p>7008</text:p>
          </table:table-cell>
          <table:table-cell table:formula="of:=IF([.C1032]&gt;[.C10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1033]&gt;[.A1032];&quot;increasing&quot;;&quot;decreasing&quot;)" office:value-type="string" office:string-value="decreasing" calcext:value-type="string">
            <text:p>decreasing</text:p>
          </table:table-cell>
          <table:table-cell table:formula="of:=SUM([.A1033:.A1035])" office:value-type="float" office:value="6975" calcext:value-type="float">
            <text:p>6975</text:p>
          </table:table-cell>
          <table:table-cell table:formula="of:=IF([.C1033]&gt;[.C10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1034]&gt;[.A1033];&quot;increasing&quot;;&quot;decreasing&quot;)" office:value-type="string" office:string-value="decreasing" calcext:value-type="string">
            <text:p>decreasing</text:p>
          </table:table-cell>
          <table:table-cell table:formula="of:=SUM([.A1034:.A1036])" office:value-type="float" office:value="6960" calcext:value-type="float">
            <text:p>6960</text:p>
          </table:table-cell>
          <table:table-cell table:formula="of:=IF([.C1034]&gt;[.C10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035]&gt;[.A1034];&quot;increasing&quot;;&quot;decreasing&quot;)" office:value-type="string" office:string-value="increasing" calcext:value-type="string">
            <text:p>increasing</text:p>
          </table:table-cell>
          <table:table-cell table:formula="of:=SUM([.A1035:.A1037])" office:value-type="float" office:value="6964" calcext:value-type="float">
            <text:p>6964</text:p>
          </table:table-cell>
          <table:table-cell table:formula="of:=IF([.C1035]&gt;[.C10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IF([.A1036]&gt;[.A1035];&quot;increasing&quot;;&quot;decreasing&quot;)" office:value-type="string" office:string-value="increasing" calcext:value-type="string">
            <text:p>increasing</text:p>
          </table:table-cell>
          <table:table-cell table:formula="of:=SUM([.A1036:.A1038])" office:value-type="float" office:value="6959" calcext:value-type="float">
            <text:p>6959</text:p>
          </table:table-cell>
          <table:table-cell table:formula="of:=IF([.C1036]&gt;[.C10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037]&gt;[.A1036];&quot;increasing&quot;;&quot;decreasing&quot;)" office:value-type="string" office:string-value="decreasing" calcext:value-type="string">
            <text:p>decreasing</text:p>
          </table:table-cell>
          <table:table-cell table:formula="of:=SUM([.A1037:.A1039])" office:value-type="float" office:value="6955" calcext:value-type="float">
            <text:p>6955</text:p>
          </table:table-cell>
          <table:table-cell table:formula="of:=IF([.C1037]&gt;[.C10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IF([.A1038]&gt;[.A1037];&quot;increasing&quot;;&quot;decreasing&quot;)" office:value-type="string" office:string-value="decreasing" calcext:value-type="string">
            <text:p>decreasing</text:p>
          </table:table-cell>
          <table:table-cell table:formula="of:=SUM([.A1038:.A1040])" office:value-type="float" office:value="6953" calcext:value-type="float">
            <text:p>6953</text:p>
          </table:table-cell>
          <table:table-cell table:formula="of:=IF([.C1038]&gt;[.C10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A1039]&gt;[.A1038];&quot;increasing&quot;;&quot;decreasing&quot;)" office:value-type="string" office:string-value="increasing" calcext:value-type="string">
            <text:p>increasing</text:p>
          </table:table-cell>
          <table:table-cell table:formula="of:=SUM([.A1039:.A1041])" office:value-type="float" office:value="6950" calcext:value-type="float">
            <text:p>6950</text:p>
          </table:table-cell>
          <table:table-cell table:formula="of:=IF([.C1039]&gt;[.C10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1040]&gt;[.A1039];&quot;increasing&quot;;&quot;decreasing&quot;)" office:value-type="string" office:string-value="increasing" calcext:value-type="string">
            <text:p>increasing</text:p>
          </table:table-cell>
          <table:table-cell table:formula="of:=SUM([.A1040:.A1042])" office:value-type="float" office:value="6956" calcext:value-type="float">
            <text:p>6956</text:p>
          </table:table-cell>
          <table:table-cell table:formula="of:=IF([.C1040]&gt;[.C10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IF([.A1041]&gt;[.A1040];&quot;increasing&quot;;&quot;decreasing&quot;)" office:value-type="string" office:string-value="decreasing" calcext:value-type="string">
            <text:p>decreasing</text:p>
          </table:table-cell>
          <table:table-cell table:formula="of:=SUM([.A1041:.A1043])" office:value-type="float" office:value="6959" calcext:value-type="float">
            <text:p>6959</text:p>
          </table:table-cell>
          <table:table-cell table:formula="of:=IF([.C1041]&gt;[.C10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IF([.A1042]&gt;[.A1041];&quot;increasing&quot;;&quot;decreasing&quot;)" office:value-type="string" office:string-value="increasing" calcext:value-type="string">
            <text:p>increasing</text:p>
          </table:table-cell>
          <table:table-cell table:formula="of:=SUM([.A1042:.A1044])" office:value-type="float" office:value="6973" calcext:value-type="float">
            <text:p>6973</text:p>
          </table:table-cell>
          <table:table-cell table:formula="of:=IF([.C1042]&gt;[.C10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IF([.A1043]&gt;[.A1042];&quot;increasing&quot;;&quot;decreasing&quot;)" office:value-type="string" office:string-value="decreasing" calcext:value-type="string">
            <text:p>decreasing</text:p>
          </table:table-cell>
          <table:table-cell table:formula="of:=SUM([.A1043:.A1045])" office:value-type="float" office:value="6975" calcext:value-type="float">
            <text:p>6975</text:p>
          </table:table-cell>
          <table:table-cell table:formula="of:=IF([.C1043]&gt;[.C10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IF([.A1044]&gt;[.A1043];&quot;increasing&quot;;&quot;decreasing&quot;)" office:value-type="string" office:string-value="increasing" calcext:value-type="string">
            <text:p>increasing</text:p>
          </table:table-cell>
          <table:table-cell table:formula="of:=SUM([.A1044:.A1046])" office:value-type="float" office:value="6984" calcext:value-type="float">
            <text:p>6984</text:p>
          </table:table-cell>
          <table:table-cell table:formula="of:=IF([.C1044]&gt;[.C10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[.A1045]&gt;[.A1044];&quot;increasing&quot;;&quot;decreasing&quot;)" office:value-type="string" office:string-value="decreasing" calcext:value-type="string">
            <text:p>decreasing</text:p>
          </table:table-cell>
          <table:table-cell table:formula="of:=SUM([.A1045:.A1047])" office:value-type="float" office:value="6989" calcext:value-type="float">
            <text:p>6989</text:p>
          </table:table-cell>
          <table:table-cell table:formula="of:=IF([.C1045]&gt;[.C10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IF([.A1046]&gt;[.A1045];&quot;increasing&quot;;&quot;decreasing&quot;)" office:value-type="string" office:string-value="increasing" calcext:value-type="string">
            <text:p>increasing</text:p>
          </table:table-cell>
          <table:table-cell table:formula="of:=SUM([.A1046:.A1048])" office:value-type="float" office:value="6999" calcext:value-type="float">
            <text:p>6999</text:p>
          </table:table-cell>
          <table:table-cell table:formula="of:=IF([.C1046]&gt;[.C10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IF([.A1047]&gt;[.A1046];&quot;increasing&quot;;&quot;decreasing&quot;)" office:value-type="string" office:string-value="increasing" calcext:value-type="string">
            <text:p>increasing</text:p>
          </table:table-cell>
          <table:table-cell table:formula="of:=SUM([.A1047:.A1049])" office:value-type="float" office:value="6986" calcext:value-type="float">
            <text:p>6986</text:p>
          </table:table-cell>
          <table:table-cell table:formula="of:=IF([.C1047]&gt;[.C104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IF([.A1048]&gt;[.A1047];&quot;increasing&quot;;&quot;decreasing&quot;)" office:value-type="string" office:string-value="increasing" calcext:value-type="string">
            <text:p>increasing</text:p>
          </table:table-cell>
          <table:table-cell table:formula="of:=SUM([.A1048:.A1050])" office:value-type="float" office:value="6975" calcext:value-type="float">
            <text:p>6975</text:p>
          </table:table-cell>
          <table:table-cell table:formula="of:=IF([.C1048]&gt;[.C104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A1049]&gt;[.A1048];&quot;increasing&quot;;&quot;decreasing&quot;)" office:value-type="string" office:string-value="decreasing" calcext:value-type="string">
            <text:p>decreasing</text:p>
          </table:table-cell>
          <table:table-cell table:formula="of:=SUM([.A1049:.A1051])" office:value-type="float" office:value="6962" calcext:value-type="float">
            <text:p>6962</text:p>
          </table:table-cell>
          <table:table-cell table:formula="of:=IF([.C1049]&gt;[.C10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050]&gt;[.A1049];&quot;increasing&quot;;&quot;decreasing&quot;)" office:value-type="string" office:string-value="increasing" calcext:value-type="string">
            <text:p>increasing</text:p>
          </table:table-cell>
          <table:table-cell table:formula="of:=SUM([.A1050:.A1052])" office:value-type="float" office:value="6970" calcext:value-type="float">
            <text:p>6970</text:p>
          </table:table-cell>
          <table:table-cell table:formula="of:=IF([.C1050]&gt;[.C10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1051]&gt;[.A1050];&quot;increasing&quot;;&quot;decreasing&quot;)" office:value-type="string" office:string-value="increasing" calcext:value-type="string">
            <text:p>increasing</text:p>
          </table:table-cell>
          <table:table-cell table:formula="of:=SUM([.A1051:.A1053])" office:value-type="float" office:value="6974" calcext:value-type="float">
            <text:p>6974</text:p>
          </table:table-cell>
          <table:table-cell table:formula="of:=IF([.C1051]&gt;[.C10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[.A1052]&gt;[.A1051];&quot;increasing&quot;;&quot;decreasing&quot;)" office:value-type="string" office:string-value="increasing" calcext:value-type="string">
            <text:p>increasing</text:p>
          </table:table-cell>
          <table:table-cell table:formula="of:=SUM([.A1052:.A1054])" office:value-type="float" office:value="6985" calcext:value-type="float">
            <text:p>6985</text:p>
          </table:table-cell>
          <table:table-cell table:formula="of:=IF([.C1052]&gt;[.C10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IF([.A1053]&gt;[.A1052];&quot;increasing&quot;;&quot;decreasing&quot;)" office:value-type="string" office:string-value="decreasing" calcext:value-type="string">
            <text:p>decreasing</text:p>
          </table:table-cell>
          <table:table-cell table:formula="of:=SUM([.A1053:.A1055])" office:value-type="float" office:value="7000" calcext:value-type="float">
            <text:p>7000</text:p>
          </table:table-cell>
          <table:table-cell table:formula="of:=IF([.C1053]&gt;[.C10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[.A1054]&gt;[.A1053];&quot;increasing&quot;;&quot;decreasing&quot;)" office:value-type="string" office:string-value="increasing" calcext:value-type="string">
            <text:p>increasing</text:p>
          </table:table-cell>
          <table:table-cell table:formula="of:=SUM([.A1054:.A1056])" office:value-type="float" office:value="7018" calcext:value-type="float">
            <text:p>7018</text:p>
          </table:table-cell>
          <table:table-cell table:formula="of:=IF([.C1054]&gt;[.C10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055]&gt;[.A1054];&quot;increasing&quot;;&quot;decreasing&quot;)" office:value-type="string" office:string-value="increasing" calcext:value-type="string">
            <text:p>increasing</text:p>
          </table:table-cell>
          <table:table-cell table:formula="of:=SUM([.A1055:.A1057])" office:value-type="float" office:value="7030" calcext:value-type="float">
            <text:p>7030</text:p>
          </table:table-cell>
          <table:table-cell table:formula="of:=IF([.C1055]&gt;[.C10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IF([.A1056]&gt;[.A1055];&quot;increasing&quot;;&quot;decreasing&quot;)" office:value-type="string" office:string-value="increasing" calcext:value-type="string">
            <text:p>increasing</text:p>
          </table:table-cell>
          <table:table-cell table:formula="of:=SUM([.A1056:.A1058])" office:value-type="float" office:value="7031" calcext:value-type="float">
            <text:p>7031</text:p>
          </table:table-cell>
          <table:table-cell table:formula="of:=IF([.C1056]&gt;[.C10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057]&gt;[.A1056];&quot;increasing&quot;;&quot;decreasing&quot;)" office:value-type="string" office:string-value="increasing" calcext:value-type="string">
            <text:p>increasing</text:p>
          </table:table-cell>
          <table:table-cell table:formula="of:=SUM([.A1057:.A1059])" office:value-type="float" office:value="7035" calcext:value-type="float">
            <text:p>7035</text:p>
          </table:table-cell>
          <table:table-cell table:formula="of:=IF([.C1057]&gt;[.C10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1058]&gt;[.A1057];&quot;increasing&quot;;&quot;decreasing&quot;)" office:value-type="string" office:string-value="decreasing" calcext:value-type="string">
            <text:p>decreasing</text:p>
          </table:table-cell>
          <table:table-cell table:formula="of:=SUM([.A1058:.A1060])" office:value-type="float" office:value="7035" calcext:value-type="float">
            <text:p>7035</text:p>
          </table:table-cell>
          <table:table-cell table:formula="of:=IF([.C1058]&gt;[.C105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IF([.A1059]&gt;[.A1058];&quot;increasing&quot;;&quot;decreasing&quot;)" office:value-type="string" office:string-value="increasing" calcext:value-type="string">
            <text:p>increasing</text:p>
          </table:table-cell>
          <table:table-cell table:formula="of:=SUM([.A1059:.A1061])" office:value-type="float" office:value="7044" calcext:value-type="float">
            <text:p>7044</text:p>
          </table:table-cell>
          <table:table-cell table:formula="of:=IF([.C1059]&gt;[.C10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060]&gt;[.A1059];&quot;increasing&quot;;&quot;decreasing&quot;)" office:value-type="string" office:string-value="decreasing" calcext:value-type="string">
            <text:p>decreasing</text:p>
          </table:table-cell>
          <table:table-cell table:formula="of:=SUM([.A1060:.A1062])" office:value-type="float" office:value="7056" calcext:value-type="float">
            <text:p>7056</text:p>
          </table:table-cell>
          <table:table-cell table:formula="of:=IF([.C1060]&gt;[.C10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IF([.A1061]&gt;[.A1060];&quot;increasing&quot;;&quot;decreasing&quot;)" office:value-type="string" office:string-value="increasing" calcext:value-type="string">
            <text:p>increasing</text:p>
          </table:table-cell>
          <table:table-cell table:formula="of:=SUM([.A1061:.A1063])" office:value-type="float" office:value="7073" calcext:value-type="float">
            <text:p>7073</text:p>
          </table:table-cell>
          <table:table-cell table:formula="of:=IF([.C1061]&gt;[.C10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IF([.A1062]&gt;[.A1061];&quot;increasing&quot;;&quot;decreasing&quot;)" office:value-type="string" office:string-value="increasing" calcext:value-type="string">
            <text:p>increasing</text:p>
          </table:table-cell>
          <table:table-cell table:formula="of:=SUM([.A1062:.A1064])" office:value-type="float" office:value="7086" calcext:value-type="float">
            <text:p>7086</text:p>
          </table:table-cell>
          <table:table-cell table:formula="of:=IF([.C1062]&gt;[.C10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IF([.A1063]&gt;[.A1062];&quot;increasing&quot;;&quot;decreasing&quot;)" office:value-type="string" office:string-value="increasing" calcext:value-type="string">
            <text:p>increasing</text:p>
          </table:table-cell>
          <table:table-cell table:formula="of:=SUM([.A1063:.A1065])" office:value-type="float" office:value="7078" calcext:value-type="float">
            <text:p>7078</text:p>
          </table:table-cell>
          <table:table-cell table:formula="of:=IF([.C1063]&gt;[.C106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IF([.A1064]&gt;[.A1063];&quot;increasing&quot;;&quot;decreasing&quot;)" office:value-type="string" office:string-value="increasing" calcext:value-type="string">
            <text:p>increasing</text:p>
          </table:table-cell>
          <table:table-cell table:formula="of:=SUM([.A1064:.A1066])" office:value-type="float" office:value="7059" calcext:value-type="float">
            <text:p>7059</text:p>
          </table:table-cell>
          <table:table-cell table:formula="of:=IF([.C1064]&gt;[.C10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IF([.A1065]&gt;[.A1064];&quot;increasing&quot;;&quot;decreasing&quot;)" office:value-type="string" office:string-value="decreasing" calcext:value-type="string">
            <text:p>decreasing</text:p>
          </table:table-cell>
          <table:table-cell table:formula="of:=SUM([.A1065:.A1067])" office:value-type="float" office:value="7041" calcext:value-type="float">
            <text:p>7041</text:p>
          </table:table-cell>
          <table:table-cell table:formula="of:=IF([.C1065]&gt;[.C106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066]&gt;[.A1065];&quot;increasing&quot;;&quot;decreasing&quot;)" office:value-type="string" office:string-value="decreasing" calcext:value-type="string">
            <text:p>decreasing</text:p>
          </table:table-cell>
          <table:table-cell table:formula="of:=SUM([.A1066:.A1068])" office:value-type="float" office:value="7030" calcext:value-type="float">
            <text:p>7030</text:p>
          </table:table-cell>
          <table:table-cell table:formula="of:=IF([.C1066]&gt;[.C10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067]&gt;[.A1066];&quot;increasing&quot;;&quot;decreasing&quot;)" office:value-type="string" office:string-value="increasing" calcext:value-type="string">
            <text:p>increasing</text:p>
          </table:table-cell>
          <table:table-cell table:formula="of:=SUM([.A1067:.A1069])" office:value-type="float" office:value="7027" calcext:value-type="float">
            <text:p>7027</text:p>
          </table:table-cell>
          <table:table-cell table:formula="of:=IF([.C1067]&gt;[.C10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1068]&gt;[.A1067];&quot;increasing&quot;;&quot;decreasing&quot;)" office:value-type="string" office:string-value="decreasing" calcext:value-type="string">
            <text:p>decreasing</text:p>
          </table:table-cell>
          <table:table-cell table:formula="of:=SUM([.A1068:.A1070])" office:value-type="float" office:value="7026" calcext:value-type="float">
            <text:p>7026</text:p>
          </table:table-cell>
          <table:table-cell table:formula="of:=IF([.C1068]&gt;[.C10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069]&gt;[.A1068];&quot;increasing&quot;;&quot;decreasing&quot;)" office:value-type="string" office:string-value="increasing" calcext:value-type="string">
            <text:p>increasing</text:p>
          </table:table-cell>
          <table:table-cell table:formula="of:=SUM([.A1069:.A1071])" office:value-type="float" office:value="7038" calcext:value-type="float">
            <text:p>7038</text:p>
          </table:table-cell>
          <table:table-cell table:formula="of:=IF([.C1069]&gt;[.C10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1070]&gt;[.A1069];&quot;increasing&quot;;&quot;decreasing&quot;)" office:value-type="string" office:string-value="increasing" calcext:value-type="string">
            <text:p>increasing</text:p>
          </table:table-cell>
          <table:table-cell table:formula="of:=SUM([.A1070:.A1072])" office:value-type="float" office:value="7040" calcext:value-type="float">
            <text:p>7040</text:p>
          </table:table-cell>
          <table:table-cell table:formula="of:=IF([.C1070]&gt;[.C10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IF([.A1071]&gt;[.A1070];&quot;increasing&quot;;&quot;decreasing&quot;)" office:value-type="string" office:string-value="increasing" calcext:value-type="string">
            <text:p>increasing</text:p>
          </table:table-cell>
          <table:table-cell table:formula="of:=SUM([.A1071:.A1073])" office:value-type="float" office:value="7039" calcext:value-type="float">
            <text:p>7039</text:p>
          </table:table-cell>
          <table:table-cell table:formula="of:=IF([.C1071]&gt;[.C10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IF([.A1072]&gt;[.A1071];&quot;increasing&quot;;&quot;decreasing&quot;)" office:value-type="string" office:string-value="decreasing" calcext:value-type="string">
            <text:p>decreasing</text:p>
          </table:table-cell>
          <table:table-cell table:formula="of:=SUM([.A1072:.A1074])" office:value-type="float" office:value="7032" calcext:value-type="float">
            <text:p>7032</text:p>
          </table:table-cell>
          <table:table-cell table:formula="of:=IF([.C1072]&gt;[.C10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073]&gt;[.A1072];&quot;increasing&quot;;&quot;decreasing&quot;)" office:value-type="string" office:string-value="increasing" calcext:value-type="string">
            <text:p>increasing</text:p>
          </table:table-cell>
          <table:table-cell table:formula="of:=SUM([.A1073:.A1075])" office:value-type="float" office:value="7031" calcext:value-type="float">
            <text:p>7031</text:p>
          </table:table-cell>
          <table:table-cell table:formula="of:=IF([.C1073]&gt;[.C10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1074]&gt;[.A1073];&quot;increasing&quot;;&quot;decreasing&quot;)" office:value-type="string" office:string-value="increasing" calcext:value-type="string">
            <text:p>increasing</text:p>
          </table:table-cell>
          <table:table-cell table:formula="of:=SUM([.A1074:.A1076])" office:value-type="float" office:value="7021" calcext:value-type="float">
            <text:p>7021</text:p>
          </table:table-cell>
          <table:table-cell table:formula="of:=IF([.C1074]&gt;[.C107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1075]&gt;[.A1074];&quot;increasing&quot;;&quot;decreasing&quot;)" office:value-type="string" office:string-value="decreasing" calcext:value-type="string">
            <text:p>decreasing</text:p>
          </table:table-cell>
          <table:table-cell table:formula="of:=SUM([.A1075:.A1077])" office:value-type="float" office:value="7015" calcext:value-type="float">
            <text:p>7015</text:p>
          </table:table-cell>
          <table:table-cell table:formula="of:=IF([.C1075]&gt;[.C107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[.A1076]&gt;[.A1075];&quot;increasing&quot;;&quot;decreasing&quot;)" office:value-type="string" office:string-value="decreasing" calcext:value-type="string">
            <text:p>decreasing</text:p>
          </table:table-cell>
          <table:table-cell table:formula="of:=SUM([.A1076:.A1078])" office:value-type="float" office:value="7017" calcext:value-type="float">
            <text:p>7017</text:p>
          </table:table-cell>
          <table:table-cell table:formula="of:=IF([.C1076]&gt;[.C10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IF([.A1077]&gt;[.A1076];&quot;increasing&quot;;&quot;decreasing&quot;)" office:value-type="string" office:string-value="increasing" calcext:value-type="string">
            <text:p>increasing</text:p>
          </table:table-cell>
          <table:table-cell table:formula="of:=SUM([.A1077:.A1079])" office:value-type="float" office:value="7037" calcext:value-type="float">
            <text:p>7037</text:p>
          </table:table-cell>
          <table:table-cell table:formula="of:=IF([.C1077]&gt;[.C10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078]&gt;[.A1077];&quot;increasing&quot;;&quot;decreasing&quot;)" office:value-type="string" office:string-value="increasing" calcext:value-type="string">
            <text:p>increasing</text:p>
          </table:table-cell>
          <table:table-cell table:formula="of:=SUM([.A1078:.A1080])" office:value-type="float" office:value="7044" calcext:value-type="float">
            <text:p>7044</text:p>
          </table:table-cell>
          <table:table-cell table:formula="of:=IF([.C1078]&gt;[.C10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079]&gt;[.A1078];&quot;increasing&quot;;&quot;decreasing&quot;)" office:value-type="string" office:string-value="increasing" calcext:value-type="string">
            <text:p>increasing</text:p>
          </table:table-cell>
          <table:table-cell table:formula="of:=SUM([.A1079:.A1081])" office:value-type="float" office:value="7057" calcext:value-type="float">
            <text:p>7057</text:p>
          </table:table-cell>
          <table:table-cell table:formula="of:=IF([.C1079]&gt;[.C10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080]&gt;[.A1079];&quot;increasing&quot;;&quot;decreasing&quot;)" office:value-type="string" office:string-value="decreasing" calcext:value-type="string">
            <text:p>decreasing</text:p>
          </table:table-cell>
          <table:table-cell table:formula="of:=SUM([.A1080:.A1082])" office:value-type="float" office:value="7061" calcext:value-type="float">
            <text:p>7061</text:p>
          </table:table-cell>
          <table:table-cell table:formula="of:=IF([.C1080]&gt;[.C10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.A1081]&gt;[.A1080];&quot;increasing&quot;;&quot;decreasing&quot;)" office:value-type="string" office:string-value="increasing" calcext:value-type="string">
            <text:p>increasing</text:p>
          </table:table-cell>
          <table:table-cell table:formula="of:=SUM([.A1081:.A1083])" office:value-type="float" office:value="7079" calcext:value-type="float">
            <text:p>7079</text:p>
          </table:table-cell>
          <table:table-cell table:formula="of:=IF([.C1081]&gt;[.C10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1082]&gt;[.A1081];&quot;increasing&quot;;&quot;decreasing&quot;)" office:value-type="string" office:string-value="increasing" calcext:value-type="string">
            <text:p>increasing</text:p>
          </table:table-cell>
          <table:table-cell table:formula="of:=SUM([.A1082:.A1084])" office:value-type="float" office:value="7092" calcext:value-type="float">
            <text:p>7092</text:p>
          </table:table-cell>
          <table:table-cell table:formula="of:=IF([.C1082]&gt;[.C10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IF([.A1083]&gt;[.A1082];&quot;increasing&quot;;&quot;decreasing&quot;)" office:value-type="string" office:string-value="increasing" calcext:value-type="string">
            <text:p>increasing</text:p>
          </table:table-cell>
          <table:table-cell table:formula="of:=SUM([.A1083:.A1085])" office:value-type="float" office:value="7105" calcext:value-type="float">
            <text:p>7105</text:p>
          </table:table-cell>
          <table:table-cell table:formula="of:=IF([.C1083]&gt;[.C10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1084]&gt;[.A1083];&quot;increasing&quot;;&quot;decreasing&quot;)" office:value-type="string" office:string-value="increasing" calcext:value-type="string">
            <text:p>increasing</text:p>
          </table:table-cell>
          <table:table-cell table:formula="of:=SUM([.A1084:.A1086])" office:value-type="float" office:value="7110" calcext:value-type="float">
            <text:p>7110</text:p>
          </table:table-cell>
          <table:table-cell table:formula="of:=IF([.C1084]&gt;[.C10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IF([.A1085]&gt;[.A1084];&quot;increasing&quot;;&quot;decreasing&quot;)" office:value-type="string" office:string-value="increasing" calcext:value-type="string">
            <text:p>increasing</text:p>
          </table:table-cell>
          <table:table-cell table:formula="of:=SUM([.A1085:.A1087])" office:value-type="float" office:value="7126" calcext:value-type="float">
            <text:p>7126</text:p>
          </table:table-cell>
          <table:table-cell table:formula="of:=IF([.C1085]&gt;[.C10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IF([.A1086]&gt;[.A1085];&quot;increasing&quot;;&quot;decreasing&quot;)" office:value-type="string" office:string-value="decreasing" calcext:value-type="string">
            <text:p>decreasing</text:p>
          </table:table-cell>
          <table:table-cell table:formula="of:=SUM([.A1086:.A1088])" office:value-type="float" office:value="7142" calcext:value-type="float">
            <text:p>7142</text:p>
          </table:table-cell>
          <table:table-cell table:formula="of:=IF([.C1086]&gt;[.C10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IF([.A1087]&gt;[.A1086];&quot;increasing&quot;;&quot;decreasing&quot;)" office:value-type="string" office:string-value="increasing" calcext:value-type="string">
            <text:p>increasing</text:p>
          </table:table-cell>
          <table:table-cell table:formula="of:=SUM([.A1087:.A1089])" office:value-type="float" office:value="7154" calcext:value-type="float">
            <text:p>7154</text:p>
          </table:table-cell>
          <table:table-cell table:formula="of:=IF([.C1087]&gt;[.C10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IF([.A1088]&gt;[.A1087];&quot;increasing&quot;;&quot;decreasing&quot;)" office:value-type="string" office:string-value="increasing" calcext:value-type="string">
            <text:p>increasing</text:p>
          </table:table-cell>
          <table:table-cell table:formula="of:=SUM([.A1088:.A1090])" office:value-type="float" office:value="7150" calcext:value-type="float">
            <text:p>7150</text:p>
          </table:table-cell>
          <table:table-cell table:formula="of:=IF([.C1088]&gt;[.C10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IF([.A1089]&gt;[.A1088];&quot;increasing&quot;;&quot;decreasing&quot;)" office:value-type="string" office:string-value="decreasing" calcext:value-type="string">
            <text:p>decreasing</text:p>
          </table:table-cell>
          <table:table-cell table:formula="of:=SUM([.A1089:.A1091])" office:value-type="float" office:value="7139" calcext:value-type="float">
            <text:p>7139</text:p>
          </table:table-cell>
          <table:table-cell table:formula="of:=IF([.C1089]&gt;[.C108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IF([.A1090]&gt;[.A1089];&quot;increasing&quot;;&quot;decreasing&quot;)" office:value-type="string" office:string-value="increasing" calcext:value-type="string">
            <text:p>increasing</text:p>
          </table:table-cell>
          <table:table-cell table:formula="of:=SUM([.A1090:.A1092])" office:value-type="float" office:value="7150" calcext:value-type="float">
            <text:p>7150</text:p>
          </table:table-cell>
          <table:table-cell table:formula="of:=IF([.C1090]&gt;[.C10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IF([.A1091]&gt;[.A1090];&quot;increasing&quot;;&quot;decreasing&quot;)" office:value-type="string" office:string-value="decreasing" calcext:value-type="string">
            <text:p>decreasing</text:p>
          </table:table-cell>
          <table:table-cell table:formula="of:=SUM([.A1091:.A1093])" office:value-type="float" office:value="7156" calcext:value-type="float">
            <text:p>7156</text:p>
          </table:table-cell>
          <table:table-cell table:formula="of:=IF([.C1091]&gt;[.C10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IF([.A1092]&gt;[.A1091];&quot;increasing&quot;;&quot;decreasing&quot;)" office:value-type="string" office:string-value="increasing" calcext:value-type="string">
            <text:p>increasing</text:p>
          </table:table-cell>
          <table:table-cell table:formula="of:=SUM([.A1092:.A1094])" office:value-type="float" office:value="7178" calcext:value-type="float">
            <text:p>7178</text:p>
          </table:table-cell>
          <table:table-cell table:formula="of:=IF([.C1092]&gt;[.C10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IF([.A1093]&gt;[.A1092];&quot;increasing&quot;;&quot;decreasing&quot;)" office:value-type="string" office:string-value="decreasing" calcext:value-type="string">
            <text:p>decreasing</text:p>
          </table:table-cell>
          <table:table-cell table:formula="of:=SUM([.A1093:.A1095])" office:value-type="float" office:value="7185" calcext:value-type="float">
            <text:p>7185</text:p>
          </table:table-cell>
          <table:table-cell table:formula="of:=IF([.C1093]&gt;[.C10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[.A1094]&gt;[.A1093];&quot;increasing&quot;;&quot;decreasing&quot;)" office:value-type="string" office:string-value="increasing" calcext:value-type="string">
            <text:p>increasing</text:p>
          </table:table-cell>
          <table:table-cell table:formula="of:=SUM([.A1094:.A1096])" office:value-type="float" office:value="7195" calcext:value-type="float">
            <text:p>7195</text:p>
          </table:table-cell>
          <table:table-cell table:formula="of:=IF([.C1094]&gt;[.C10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[.A1095]&gt;[.A1094];&quot;increasing&quot;;&quot;decreasing&quot;)" office:value-type="string" office:string-value="increasing" calcext:value-type="string">
            <text:p>increasing</text:p>
          </table:table-cell>
          <table:table-cell table:formula="of:=SUM([.A1095:.A1097])" office:value-type="float" office:value="7217" calcext:value-type="float">
            <text:p>7217</text:p>
          </table:table-cell>
          <table:table-cell table:formula="of:=IF([.C1095]&gt;[.C10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[.A1096]&gt;[.A1095];&quot;increasing&quot;;&quot;decreasing&quot;)" office:value-type="string" office:string-value="decreasing" calcext:value-type="string">
            <text:p>decreasing</text:p>
          </table:table-cell>
          <table:table-cell table:formula="of:=SUM([.A1096:.A1098])" office:value-type="float" office:value="7261" calcext:value-type="float">
            <text:p>7261</text:p>
          </table:table-cell>
          <table:table-cell table:formula="of:=IF([.C1096]&gt;[.C10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1097]&gt;[.A1096];&quot;increasing&quot;;&quot;decreasing&quot;)" office:value-type="string" office:string-value="increasing" calcext:value-type="string">
            <text:p>increasing</text:p>
          </table:table-cell>
          <table:table-cell table:formula="of:=SUM([.A1097:.A1099])" office:value-type="float" office:value="7300" calcext:value-type="float">
            <text:p>7300</text:p>
          </table:table-cell>
          <table:table-cell table:formula="of:=IF([.C1097]&gt;[.C10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IF([.A1098]&gt;[.A1097];&quot;increasing&quot;;&quot;decreasing&quot;)" office:value-type="string" office:string-value="increasing" calcext:value-type="string">
            <text:p>increasing</text:p>
          </table:table-cell>
          <table:table-cell table:formula="of:=SUM([.A1098:.A1100])" office:value-type="float" office:value="7318" calcext:value-type="float">
            <text:p>7318</text:p>
          </table:table-cell>
          <table:table-cell table:formula="of:=IF([.C1098]&gt;[.C10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IF([.A1099]&gt;[.A1098];&quot;increasing&quot;;&quot;decreasing&quot;)" office:value-type="string" office:string-value="decreasing" calcext:value-type="string">
            <text:p>decreasing</text:p>
          </table:table-cell>
          <table:table-cell table:formula="of:=SUM([.A1099:.A1101])" office:value-type="float" office:value="7341" calcext:value-type="float">
            <text:p>7341</text:p>
          </table:table-cell>
          <table:table-cell table:formula="of:=IF([.C1099]&gt;[.C10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IF([.A1100]&gt;[.A1099];&quot;increasing&quot;;&quot;decreasing&quot;)" office:value-type="string" office:string-value="increasing" calcext:value-type="string">
            <text:p>increasing</text:p>
          </table:table-cell>
          <table:table-cell table:formula="of:=SUM([.A1100:.A1102])" office:value-type="float" office:value="7386" calcext:value-type="float">
            <text:p>7386</text:p>
          </table:table-cell>
          <table:table-cell table:formula="of:=IF([.C1100]&gt;[.C10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IF([.A1101]&gt;[.A1100];&quot;increasing&quot;;&quot;decreasing&quot;)" office:value-type="string" office:string-value="increasing" calcext:value-type="string">
            <text:p>increasing</text:p>
          </table:table-cell>
          <table:table-cell table:formula="of:=SUM([.A1101:.A1103])" office:value-type="float" office:value="7434" calcext:value-type="float">
            <text:p>7434</text:p>
          </table:table-cell>
          <table:table-cell table:formula="of:=IF([.C1101]&gt;[.C11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102]&gt;[.A1101];&quot;increasing&quot;;&quot;decreasing&quot;)" office:value-type="string" office:string-value="increasing" calcext:value-type="string">
            <text:p>increasing</text:p>
          </table:table-cell>
          <table:table-cell table:formula="of:=SUM([.A1102:.A1104])" office:value-type="float" office:value="7456" calcext:value-type="float">
            <text:p>7456</text:p>
          </table:table-cell>
          <table:table-cell table:formula="of:=IF([.C1102]&gt;[.C11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1103]&gt;[.A1102];&quot;increasing&quot;;&quot;decreasing&quot;)" office:value-type="string" office:string-value="increasing" calcext:value-type="string">
            <text:p>increasing</text:p>
          </table:table-cell>
          <table:table-cell table:formula="of:=SUM([.A1103:.A1105])" office:value-type="float" office:value="7460" calcext:value-type="float">
            <text:p>7460</text:p>
          </table:table-cell>
          <table:table-cell table:formula="of:=IF([.C1103]&gt;[.C11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1104]&gt;[.A1103];&quot;increasing&quot;;&quot;decreasing&quot;)" office:value-type="string" office:string-value="increasing" calcext:value-type="string">
            <text:p>increasing</text:p>
          </table:table-cell>
          <table:table-cell table:formula="of:=SUM([.A1104:.A1106])" office:value-type="float" office:value="7459" calcext:value-type="float">
            <text:p>7459</text:p>
          </table:table-cell>
          <table:table-cell table:formula="of:=IF([.C1104]&gt;[.C110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1105]&gt;[.A1104];&quot;increasing&quot;;&quot;decreasing&quot;)" office:value-type="string" office:string-value="decreasing" calcext:value-type="string">
            <text:p>decreasing</text:p>
          </table:table-cell>
          <table:table-cell table:formula="of:=SUM([.A1105:.A1107])" office:value-type="float" office:value="7457" calcext:value-type="float">
            <text:p>7457</text:p>
          </table:table-cell>
          <table:table-cell table:formula="of:=IF([.C1105]&gt;[.C110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IF([.A1106]&gt;[.A1105];&quot;increasing&quot;;&quot;decreasing&quot;)" office:value-type="string" office:string-value="decreasing" calcext:value-type="string">
            <text:p>decreasing</text:p>
          </table:table-cell>
          <table:table-cell table:formula="of:=SUM([.A1106:.A1108])" office:value-type="float" office:value="7473" calcext:value-type="float">
            <text:p>7473</text:p>
          </table:table-cell>
          <table:table-cell table:formula="of:=IF([.C1106]&gt;[.C11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1107]&gt;[.A1106];&quot;increasing&quot;;&quot;decreasing&quot;)" office:value-type="string" office:string-value="increasing" calcext:value-type="string">
            <text:p>increasing</text:p>
          </table:table-cell>
          <table:table-cell table:formula="of:=SUM([.A1107:.A1109])" office:value-type="float" office:value="7491" calcext:value-type="float">
            <text:p>7491</text:p>
          </table:table-cell>
          <table:table-cell table:formula="of:=IF([.C1107]&gt;[.C11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IF([.A1108]&gt;[.A1107];&quot;increasing&quot;;&quot;decreasing&quot;)" office:value-type="string" office:string-value="increasing" calcext:value-type="string">
            <text:p>increasing</text:p>
          </table:table-cell>
          <table:table-cell table:formula="of:=SUM([.A1108:.A1110])" office:value-type="float" office:value="7501" calcext:value-type="float">
            <text:p>7501</text:p>
          </table:table-cell>
          <table:table-cell table:formula="of:=IF([.C1108]&gt;[.C11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IF([.A1109]&gt;[.A1108];&quot;increasing&quot;;&quot;decreasing&quot;)" office:value-type="string" office:string-value="increasing" calcext:value-type="string">
            <text:p>increasing</text:p>
          </table:table-cell>
          <table:table-cell table:formula="of:=SUM([.A1109:.A1111])" office:value-type="float" office:value="7496" calcext:value-type="float">
            <text:p>7496</text:p>
          </table:table-cell>
          <table:table-cell table:formula="of:=IF([.C1109]&gt;[.C110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IF([.A1110]&gt;[.A1109];&quot;increasing&quot;;&quot;decreasing&quot;)" office:value-type="string" office:string-value="decreasing" calcext:value-type="string">
            <text:p>decreasing</text:p>
          </table:table-cell>
          <table:table-cell table:formula="of:=SUM([.A1110:.A1112])" office:value-type="float" office:value="7492" calcext:value-type="float">
            <text:p>7492</text:p>
          </table:table-cell>
          <table:table-cell table:formula="of:=IF([.C1110]&gt;[.C110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IF([.A1111]&gt;[.A1110];&quot;increasing&quot;;&quot;decreasing&quot;)" office:value-type="string" office:string-value="increasing" calcext:value-type="string">
            <text:p>increasing</text:p>
          </table:table-cell>
          <table:table-cell table:formula="of:=SUM([.A1111:.A1113])" office:value-type="float" office:value="7496" calcext:value-type="float">
            <text:p>7496</text:p>
          </table:table-cell>
          <table:table-cell table:formula="of:=IF([.C1111]&gt;[.C11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IF([.A1112]&gt;[.A1111];&quot;increasing&quot;;&quot;decreasing&quot;)" office:value-type="string" office:string-value="increasing" calcext:value-type="string">
            <text:p>increasing</text:p>
          </table:table-cell>
          <table:table-cell table:formula="of:=SUM([.A1112:.A1114])" office:value-type="float" office:value="7484" calcext:value-type="float">
            <text:p>7484</text:p>
          </table:table-cell>
          <table:table-cell table:formula="of:=IF([.C1112]&gt;[.C11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IF([.A1113]&gt;[.A1112];&quot;increasing&quot;;&quot;decreasing&quot;)" office:value-type="string" office:string-value="increasing" calcext:value-type="string">
            <text:p>increasing</text:p>
          </table:table-cell>
          <table:table-cell table:formula="of:=SUM([.A1113:.A1115])" office:value-type="float" office:value="7476" calcext:value-type="float">
            <text:p>7476</text:p>
          </table:table-cell>
          <table:table-cell table:formula="of:=IF([.C1113]&gt;[.C11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IF([.A1114]&gt;[.A1113];&quot;increasing&quot;;&quot;decreasing&quot;)" office:value-type="string" office:string-value="decreasing" calcext:value-type="string">
            <text:p>decreasing</text:p>
          </table:table-cell>
          <table:table-cell table:formula="of:=SUM([.A1114:.A1116])" office:value-type="float" office:value="7463" calcext:value-type="float">
            <text:p>7463</text:p>
          </table:table-cell>
          <table:table-cell table:formula="of:=IF([.C1114]&gt;[.C11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IF([.A1115]&gt;[.A1114];&quot;increasing&quot;;&quot;decreasing&quot;)" office:value-type="string" office:string-value="increasing" calcext:value-type="string">
            <text:p>increasing</text:p>
          </table:table-cell>
          <table:table-cell table:formula="of:=SUM([.A1115:.A1117])" office:value-type="float" office:value="7460" calcext:value-type="float">
            <text:p>7460</text:p>
          </table:table-cell>
          <table:table-cell table:formula="of:=IF([.C1115]&gt;[.C11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IF([.A1116]&gt;[.A1115];&quot;increasing&quot;;&quot;decreasing&quot;)" office:value-type="string" office:string-value="decreasing" calcext:value-type="string">
            <text:p>decreasing</text:p>
          </table:table-cell>
          <table:table-cell table:formula="of:=SUM([.A1116:.A1118])" office:value-type="float" office:value="7459" calcext:value-type="float">
            <text:p>7459</text:p>
          </table:table-cell>
          <table:table-cell table:formula="of:=IF([.C1116]&gt;[.C11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117]&gt;[.A1116];&quot;increasing&quot;;&quot;decreasing&quot;)" office:value-type="string" office:string-value="decreasing" calcext:value-type="string">
            <text:p>decreasing</text:p>
          </table:table-cell>
          <table:table-cell table:formula="of:=SUM([.A1117:.A1119])" office:value-type="float" office:value="7461" calcext:value-type="float">
            <text:p>7461</text:p>
          </table:table-cell>
          <table:table-cell table:formula="of:=IF([.C1117]&gt;[.C11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A1118]&gt;[.A1117];&quot;increasing&quot;;&quot;decreasing&quot;)" office:value-type="string" office:string-value="increasing" calcext:value-type="string">
            <text:p>increasing</text:p>
          </table:table-cell>
          <table:table-cell table:formula="of:=SUM([.A1118:.A1120])" office:value-type="float" office:value="7469" calcext:value-type="float">
            <text:p>7469</text:p>
          </table:table-cell>
          <table:table-cell table:formula="of:=IF([.C1118]&gt;[.C11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IF([.A1119]&gt;[.A1118];&quot;increasing&quot;;&quot;decreasing&quot;)" office:value-type="string" office:string-value="decreasing" calcext:value-type="string">
            <text:p>decreasing</text:p>
          </table:table-cell>
          <table:table-cell table:formula="of:=SUM([.A1119:.A1121])" office:value-type="float" office:value="7473" calcext:value-type="float">
            <text:p>7473</text:p>
          </table:table-cell>
          <table:table-cell table:formula="of:=IF([.C1119]&gt;[.C11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A1120]&gt;[.A1119];&quot;increasing&quot;;&quot;decreasing&quot;)" office:value-type="string" office:string-value="increasing" calcext:value-type="string">
            <text:p>increasing</text:p>
          </table:table-cell>
          <table:table-cell table:formula="of:=SUM([.A1120:.A1122])" office:value-type="float" office:value="7479" calcext:value-type="float">
            <text:p>7479</text:p>
          </table:table-cell>
          <table:table-cell table:formula="of:=IF([.C1120]&gt;[.C11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121]&gt;[.A1120];&quot;increasing&quot;;&quot;decreasing&quot;)" office:value-type="string" office:string-value="increasing" calcext:value-type="string">
            <text:p>increasing</text:p>
          </table:table-cell>
          <table:table-cell table:formula="of:=SUM([.A1121:.A1123])" office:value-type="float" office:value="7485" calcext:value-type="float">
            <text:p>7485</text:p>
          </table:table-cell>
          <table:table-cell table:formula="of:=IF([.C1121]&gt;[.C11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IF([.A1122]&gt;[.A1121];&quot;increasing&quot;;&quot;decreasing&quot;)" office:value-type="string" office:string-value="increasing" calcext:value-type="string">
            <text:p>increasing</text:p>
          </table:table-cell>
          <table:table-cell table:formula="of:=SUM([.A1122:.A1124])" office:value-type="float" office:value="7486" calcext:value-type="float">
            <text:p>7486</text:p>
          </table:table-cell>
          <table:table-cell table:formula="of:=IF([.C1122]&gt;[.C11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IF([.A1123]&gt;[.A1122];&quot;increasing&quot;;&quot;decreasing&quot;)" office:value-type="string" office:string-value="increasing" calcext:value-type="string">
            <text:p>increasing</text:p>
          </table:table-cell>
          <table:table-cell table:formula="of:=SUM([.A1123:.A1125])" office:value-type="float" office:value="7473" calcext:value-type="float">
            <text:p>7473</text:p>
          </table:table-cell>
          <table:table-cell table:formula="of:=IF([.C1123]&gt;[.C11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IF([.A1124]&gt;[.A1123];&quot;increasing&quot;;&quot;decreasing&quot;)" office:value-type="string" office:string-value="decreasing" calcext:value-type="string">
            <text:p>decreasing</text:p>
          </table:table-cell>
          <table:table-cell table:formula="of:=SUM([.A1124:.A1126])" office:value-type="float" office:value="7453" calcext:value-type="float">
            <text:p>7453</text:p>
          </table:table-cell>
          <table:table-cell table:formula="of:=IF([.C1124]&gt;[.C11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125]&gt;[.A1124];&quot;increasing&quot;;&quot;decreasing&quot;)" office:value-type="string" office:string-value="decreasing" calcext:value-type="string">
            <text:p>decreasing</text:p>
          </table:table-cell>
          <table:table-cell table:formula="of:=SUM([.A1125:.A1127])" office:value-type="float" office:value="7417" calcext:value-type="float">
            <text:p>7417</text:p>
          </table:table-cell>
          <table:table-cell table:formula="of:=IF([.C1125]&gt;[.C11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IF([.A1126]&gt;[.A1125];&quot;increasing&quot;;&quot;decreasing&quot;)" office:value-type="string" office:string-value="decreasing" calcext:value-type="string">
            <text:p>decreasing</text:p>
          </table:table-cell>
          <table:table-cell table:formula="of:=SUM([.A1126:.A1128])" office:value-type="float" office:value="7395" calcext:value-type="float">
            <text:p>7395</text:p>
          </table:table-cell>
          <table:table-cell table:formula="of:=IF([.C1126]&gt;[.C11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IF([.A1127]&gt;[.A1126];&quot;increasing&quot;;&quot;decreasing&quot;)" office:value-type="string" office:string-value="decreasing" calcext:value-type="string">
            <text:p>decreasing</text:p>
          </table:table-cell>
          <table:table-cell table:formula="of:=SUM([.A1127:.A1129])" office:value-type="float" office:value="7402" calcext:value-type="float">
            <text:p>7402</text:p>
          </table:table-cell>
          <table:table-cell table:formula="of:=IF([.C1127]&gt;[.C11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IF([.A1128]&gt;[.A1127];&quot;increasing&quot;;&quot;decreasing&quot;)" office:value-type="string" office:string-value="increasing" calcext:value-type="string">
            <text:p>increasing</text:p>
          </table:table-cell>
          <table:table-cell table:formula="of:=SUM([.A1128:.A1130])" office:value-type="float" office:value="7427" calcext:value-type="float">
            <text:p>7427</text:p>
          </table:table-cell>
          <table:table-cell table:formula="of:=IF([.C1128]&gt;[.C11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IF([.A1129]&gt;[.A1128];&quot;increasing&quot;;&quot;decreasing&quot;)" office:value-type="string" office:string-value="increasing" calcext:value-type="string">
            <text:p>increasing</text:p>
          </table:table-cell>
          <table:table-cell table:formula="of:=SUM([.A1129:.A1131])" office:value-type="float" office:value="7450" calcext:value-type="float">
            <text:p>7450</text:p>
          </table:table-cell>
          <table:table-cell table:formula="of:=IF([.C1129]&gt;[.C11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IF([.A1130]&gt;[.A1129];&quot;increasing&quot;;&quot;decreasing&quot;)" office:value-type="string" office:string-value="increasing" calcext:value-type="string">
            <text:p>increasing</text:p>
          </table:table-cell>
          <table:table-cell table:formula="of:=SUM([.A1130:.A1132])" office:value-type="float" office:value="7453" calcext:value-type="float">
            <text:p>7453</text:p>
          </table:table-cell>
          <table:table-cell table:formula="of:=IF([.C1130]&gt;[.C11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IF([.A1131]&gt;[.A1130];&quot;increasing&quot;;&quot;decreasing&quot;)" office:value-type="string" office:string-value="decreasing" calcext:value-type="string">
            <text:p>decreasing</text:p>
          </table:table-cell>
          <table:table-cell table:formula="of:=SUM([.A1131:.A1133])" office:value-type="float" office:value="7459" calcext:value-type="float">
            <text:p>7459</text:p>
          </table:table-cell>
          <table:table-cell table:formula="of:=IF([.C1131]&gt;[.C11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1132]&gt;[.A1131];&quot;increasing&quot;;&quot;decreasing&quot;)" office:value-type="string" office:string-value="increasing" calcext:value-type="string">
            <text:p>increasing</text:p>
          </table:table-cell>
          <table:table-cell table:formula="of:=SUM([.A1132:.A1134])" office:value-type="float" office:value="7467" calcext:value-type="float">
            <text:p>7467</text:p>
          </table:table-cell>
          <table:table-cell table:formula="of:=IF([.C1132]&gt;[.C11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A1133]&gt;[.A1132];&quot;increasing&quot;;&quot;decreasing&quot;)" office:value-type="string" office:string-value="increasing" calcext:value-type="string">
            <text:p>increasing</text:p>
          </table:table-cell>
          <table:table-cell table:formula="of:=SUM([.A1133:.A1135])" office:value-type="float" office:value="7469" calcext:value-type="float">
            <text:p>7469</text:p>
          </table:table-cell>
          <table:table-cell table:formula="of:=IF([.C1133]&gt;[.C11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IF([.A1134]&gt;[.A1133];&quot;increasing&quot;;&quot;decreasing&quot;)" office:value-type="string" office:string-value="increasing" calcext:value-type="string">
            <text:p>increasing</text:p>
          </table:table-cell>
          <table:table-cell table:formula="of:=SUM([.A1134:.A1136])" office:value-type="float" office:value="7468" calcext:value-type="float">
            <text:p>7468</text:p>
          </table:table-cell>
          <table:table-cell table:formula="of:=IF([.C1134]&gt;[.C11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1135]&gt;[.A1134];&quot;increasing&quot;;&quot;decreasing&quot;)" office:value-type="string" office:string-value="decreasing" calcext:value-type="string">
            <text:p>decreasing</text:p>
          </table:table-cell>
          <table:table-cell table:formula="of:=SUM([.A1135:.A1137])" office:value-type="float" office:value="7465" calcext:value-type="float">
            <text:p>7465</text:p>
          </table:table-cell>
          <table:table-cell table:formula="of:=IF([.C1135]&gt;[.C11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IF([.A1136]&gt;[.A1135];&quot;increasing&quot;;&quot;decreasing&quot;)" office:value-type="string" office:string-value="increasing" calcext:value-type="string">
            <text:p>increasing</text:p>
          </table:table-cell>
          <table:table-cell table:formula="of:=SUM([.A1136:.A1138])" office:value-type="float" office:value="7459" calcext:value-type="float">
            <text:p>7459</text:p>
          </table:table-cell>
          <table:table-cell table:formula="of:=IF([.C1136]&gt;[.C11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1137]&gt;[.A1136];&quot;increasing&quot;;&quot;decreasing&quot;)" office:value-type="string" office:string-value="decreasing" calcext:value-type="string">
            <text:p>decreasing</text:p>
          </table:table-cell>
          <table:table-cell table:formula="of:=SUM([.A1137:.A1139])" office:value-type="float" office:value="7454" calcext:value-type="float">
            <text:p>7454</text:p>
          </table:table-cell>
          <table:table-cell table:formula="of:=IF([.C1137]&gt;[.C11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138]&gt;[.A1137];&quot;increasing&quot;;&quot;decreasing&quot;)" office:value-type="string" office:string-value="decreasing" calcext:value-type="string">
            <text:p>decreasing</text:p>
          </table:table-cell>
          <table:table-cell table:formula="of:=SUM([.A1138:.A1140])" office:value-type="float" office:value="7426" calcext:value-type="float">
            <text:p>7426</text:p>
          </table:table-cell>
          <table:table-cell table:formula="of:=IF([.C1138]&gt;[.C11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IF([.A1139]&gt;[.A1138];&quot;increasing&quot;;&quot;decreasing&quot;)" office:value-type="string" office:string-value="increasing" calcext:value-type="string">
            <text:p>increasing</text:p>
          </table:table-cell>
          <table:table-cell table:formula="of:=SUM([.A1139:.A1141])" office:value-type="float" office:value="7420" calcext:value-type="float">
            <text:p>7420</text:p>
          </table:table-cell>
          <table:table-cell table:formula="of:=IF([.C1139]&gt;[.C11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IF([.A1140]&gt;[.A1139];&quot;increasing&quot;;&quot;decreasing&quot;)" office:value-type="string" office:string-value="decreasing" calcext:value-type="string">
            <text:p>decreasing</text:p>
          </table:table-cell>
          <table:table-cell table:formula="of:=SUM([.A1140:.A1142])" office:value-type="float" office:value="7417" calcext:value-type="float">
            <text:p>7417</text:p>
          </table:table-cell>
          <table:table-cell table:formula="of:=IF([.C1140]&gt;[.C11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IF([.A1141]&gt;[.A1140];&quot;increasing&quot;;&quot;decreasing&quot;)" office:value-type="string" office:string-value="increasing" calcext:value-type="string">
            <text:p>increasing</text:p>
          </table:table-cell>
          <table:table-cell table:formula="of:=SUM([.A1141:.A1143])" office:value-type="float" office:value="7439" calcext:value-type="float">
            <text:p>7439</text:p>
          </table:table-cell>
          <table:table-cell table:formula="of:=IF([.C1141]&gt;[.C11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IF([.A1142]&gt;[.A1141];&quot;increasing&quot;;&quot;decreasing&quot;)" office:value-type="string" office:string-value="increasing" calcext:value-type="string">
            <text:p>increasing</text:p>
          </table:table-cell>
          <table:table-cell table:formula="of:=SUM([.A1142:.A1144])" office:value-type="float" office:value="7467" calcext:value-type="float">
            <text:p>7467</text:p>
          </table:table-cell>
          <table:table-cell table:formula="of:=IF([.C1142]&gt;[.C11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143]&gt;[.A1142];&quot;increasing&quot;;&quot;decreasing&quot;)" office:value-type="string" office:string-value="increasing" calcext:value-type="string">
            <text:p>increasing</text:p>
          </table:table-cell>
          <table:table-cell table:formula="of:=SUM([.A1143:.A1145])" office:value-type="float" office:value="7494" calcext:value-type="float">
            <text:p>7494</text:p>
          </table:table-cell>
          <table:table-cell table:formula="of:=IF([.C1143]&gt;[.C11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IF([.A1144]&gt;[.A1143];&quot;increasing&quot;;&quot;decreasing&quot;)" office:value-type="string" office:string-value="increasing" calcext:value-type="string">
            <text:p>increasing</text:p>
          </table:table-cell>
          <table:table-cell table:formula="of:=SUM([.A1144:.A1146])" office:value-type="float" office:value="7529" calcext:value-type="float">
            <text:p>7529</text:p>
          </table:table-cell>
          <table:table-cell table:formula="of:=IF([.C1144]&gt;[.C11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IF([.A1145]&gt;[.A1144];&quot;increasing&quot;;&quot;decreasing&quot;)" office:value-type="string" office:string-value="increasing" calcext:value-type="string">
            <text:p>increasing</text:p>
          </table:table-cell>
          <table:table-cell table:formula="of:=SUM([.A1145:.A1147])" office:value-type="float" office:value="7547" calcext:value-type="float">
            <text:p>7547</text:p>
          </table:table-cell>
          <table:table-cell table:formula="of:=IF([.C1145]&gt;[.C11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IF([.A1146]&gt;[.A1145];&quot;increasing&quot;;&quot;decreasing&quot;)" office:value-type="string" office:string-value="increasing" calcext:value-type="string">
            <text:p>increasing</text:p>
          </table:table-cell>
          <table:table-cell table:formula="of:=SUM([.A1146:.A1148])" office:value-type="float" office:value="7563" calcext:value-type="float">
            <text:p>7563</text:p>
          </table:table-cell>
          <table:table-cell table:formula="of:=IF([.C1146]&gt;[.C11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IF([.A1147]&gt;[.A1146];&quot;increasing&quot;;&quot;decreasing&quot;)" office:value-type="string" office:string-value="increasing" calcext:value-type="string">
            <text:p>increasing</text:p>
          </table:table-cell>
          <table:table-cell table:formula="of:=SUM([.A1147:.A1149])" office:value-type="float" office:value="7577" calcext:value-type="float">
            <text:p>7577</text:p>
          </table:table-cell>
          <table:table-cell table:formula="of:=IF([.C1147]&gt;[.C11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IF([.A1148]&gt;[.A1147];&quot;increasing&quot;;&quot;decreasing&quot;)" office:value-type="string" office:string-value="increasing" calcext:value-type="string">
            <text:p>increasing</text:p>
          </table:table-cell>
          <table:table-cell table:formula="of:=SUM([.A1148:.A1150])" office:value-type="float" office:value="7589" calcext:value-type="float">
            <text:p>7589</text:p>
          </table:table-cell>
          <table:table-cell table:formula="of:=IF([.C1148]&gt;[.C11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IF([.A1149]&gt;[.A1148];&quot;increasing&quot;;&quot;decreasing&quot;)" office:value-type="string" office:string-value="increasing" calcext:value-type="string">
            <text:p>increasing</text:p>
          </table:table-cell>
          <table:table-cell table:formula="of:=SUM([.A1149:.A1151])" office:value-type="float" office:value="7602" calcext:value-type="float">
            <text:p>7602</text:p>
          </table:table-cell>
          <table:table-cell table:formula="of:=IF([.C1149]&gt;[.C11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IF([.A1150]&gt;[.A1149];&quot;increasing&quot;;&quot;decreasing&quot;)" office:value-type="string" office:string-value="increasing" calcext:value-type="string">
            <text:p>increasing</text:p>
          </table:table-cell>
          <table:table-cell table:formula="of:=SUM([.A1150:.A1152])" office:value-type="float" office:value="7622" calcext:value-type="float">
            <text:p>7622</text:p>
          </table:table-cell>
          <table:table-cell table:formula="of:=IF([.C1150]&gt;[.C11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IF([.A1151]&gt;[.A1150];&quot;increasing&quot;;&quot;decreasing&quot;)" office:value-type="string" office:string-value="increasing" calcext:value-type="string">
            <text:p>increasing</text:p>
          </table:table-cell>
          <table:table-cell table:formula="of:=SUM([.A1151:.A1153])" office:value-type="float" office:value="7645" calcext:value-type="float">
            <text:p>7645</text:p>
          </table:table-cell>
          <table:table-cell table:formula="of:=IF([.C1151]&gt;[.C11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IF([.A1152]&gt;[.A1151];&quot;increasing&quot;;&quot;decreasing&quot;)" office:value-type="string" office:string-value="increasing" calcext:value-type="string">
            <text:p>increasing</text:p>
          </table:table-cell>
          <table:table-cell table:formula="of:=SUM([.A1152:.A1154])" office:value-type="float" office:value="7659" calcext:value-type="float">
            <text:p>7659</text:p>
          </table:table-cell>
          <table:table-cell table:formula="of:=IF([.C1152]&gt;[.C11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1153]&gt;[.A1152];&quot;increasing&quot;;&quot;decreasing&quot;)" office:value-type="string" office:string-value="increasing" calcext:value-type="string">
            <text:p>increasing</text:p>
          </table:table-cell>
          <table:table-cell table:formula="of:=SUM([.A1153:.A1155])" office:value-type="float" office:value="7652" calcext:value-type="float">
            <text:p>7652</text:p>
          </table:table-cell>
          <table:table-cell table:formula="of:=IF([.C1153]&gt;[.C115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IF([.A1154]&gt;[.A1153];&quot;increasing&quot;;&quot;decreasing&quot;)" office:value-type="string" office:string-value="decreasing" calcext:value-type="string">
            <text:p>decreasing</text:p>
          </table:table-cell>
          <table:table-cell table:formula="of:=SUM([.A1154:.A1156])" office:value-type="float" office:value="7655" calcext:value-type="float">
            <text:p>7655</text:p>
          </table:table-cell>
          <table:table-cell table:formula="of:=IF([.C1154]&gt;[.C11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IF([.A1155]&gt;[.A1154];&quot;increasing&quot;;&quot;decreasing&quot;)" office:value-type="string" office:string-value="decreasing" calcext:value-type="string">
            <text:p>decreasing</text:p>
          </table:table-cell>
          <table:table-cell table:formula="of:=SUM([.A1155:.A1157])" office:value-type="float" office:value="7663" calcext:value-type="float">
            <text:p>7663</text:p>
          </table:table-cell>
          <table:table-cell table:formula="of:=IF([.C1155]&gt;[.C11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.A1156]&gt;[.A1155];&quot;increasing&quot;;&quot;decreasing&quot;)" office:value-type="string" office:string-value="increasing" calcext:value-type="string">
            <text:p>increasing</text:p>
          </table:table-cell>
          <table:table-cell table:formula="of:=SUM([.A1156:.A1158])" office:value-type="float" office:value="7710" calcext:value-type="float">
            <text:p>7710</text:p>
          </table:table-cell>
          <table:table-cell table:formula="of:=IF([.C1156]&gt;[.C11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IF([.A1157]&gt;[.A1156];&quot;increasing&quot;;&quot;decreasing&quot;)" office:value-type="string" office:string-value="decreasing" calcext:value-type="string">
            <text:p>decreasing</text:p>
          </table:table-cell>
          <table:table-cell table:formula="of:=SUM([.A1157:.A1159])" office:value-type="float" office:value="7742" calcext:value-type="float">
            <text:p>7742</text:p>
          </table:table-cell>
          <table:table-cell table:formula="of:=IF([.C1157]&gt;[.C11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IF([.A1158]&gt;[.A1157];&quot;increasing&quot;;&quot;decreasing&quot;)" office:value-type="string" office:string-value="increasing" calcext:value-type="string">
            <text:p>increasing</text:p>
          </table:table-cell>
          <table:table-cell table:formula="of:=SUM([.A1158:.A1160])" office:value-type="float" office:value="7777" calcext:value-type="float">
            <text:p>7777</text:p>
          </table:table-cell>
          <table:table-cell table:formula="of:=IF([.C1158]&gt;[.C11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1159]&gt;[.A1158];&quot;increasing&quot;;&quot;decreasing&quot;)" office:value-type="string" office:string-value="increasing" calcext:value-type="string">
            <text:p>increasing</text:p>
          </table:table-cell>
          <table:table-cell table:formula="of:=SUM([.A1159:.A1161])" office:value-type="float" office:value="7781" calcext:value-type="float">
            <text:p>7781</text:p>
          </table:table-cell>
          <table:table-cell table:formula="of:=IF([.C1159]&gt;[.C11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IF([.A1160]&gt;[.A1159];&quot;increasing&quot;;&quot;decreasing&quot;)" office:value-type="string" office:string-value="increasing" calcext:value-type="string">
            <text:p>increasing</text:p>
          </table:table-cell>
          <table:table-cell table:formula="of:=SUM([.A1160:.A1162])" office:value-type="float" office:value="7787" calcext:value-type="float">
            <text:p>7787</text:p>
          </table:table-cell>
          <table:table-cell table:formula="of:=IF([.C1160]&gt;[.C11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table:formula="of:=IF([.A1161]&gt;[.A1160];&quot;increasing&quot;;&quot;decreasing&quot;)" office:value-type="string" office:string-value="increasing" calcext:value-type="string">
            <text:p>increasing</text:p>
          </table:table-cell>
          <table:table-cell table:formula="of:=SUM([.A1161:.A1163])" office:value-type="float" office:value="7794" calcext:value-type="float">
            <text:p>7794</text:p>
          </table:table-cell>
          <table:table-cell table:formula="of:=IF([.C1161]&gt;[.C11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IF([.A1162]&gt;[.A1161];&quot;increasing&quot;;&quot;decreasing&quot;)" office:value-type="string" office:string-value="increasing" calcext:value-type="string">
            <text:p>increasing</text:p>
          </table:table-cell>
          <table:table-cell table:formula="of:=SUM([.A1162:.A1164])" office:value-type="float" office:value="7780" calcext:value-type="float">
            <text:p>7780</text:p>
          </table:table-cell>
          <table:table-cell table:formula="of:=IF([.C1162]&gt;[.C116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IF([.A1163]&gt;[.A1162];&quot;increasing&quot;;&quot;decreasing&quot;)" office:value-type="string" office:string-value="increasing" calcext:value-type="string">
            <text:p>increasing</text:p>
          </table:table-cell>
          <table:table-cell table:formula="of:=SUM([.A1163:.A1165])" office:value-type="float" office:value="7768" calcext:value-type="float">
            <text:p>7768</text:p>
          </table:table-cell>
          <table:table-cell table:formula="of:=IF([.C1163]&gt;[.C116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IF([.A1164]&gt;[.A1163];&quot;increasing&quot;;&quot;decreasing&quot;)" office:value-type="string" office:string-value="decreasing" calcext:value-type="string">
            <text:p>decreasing</text:p>
          </table:table-cell>
          <table:table-cell table:formula="of:=SUM([.A1164:.A1166])" office:value-type="float" office:value="7758" calcext:value-type="float">
            <text:p>7758</text:p>
          </table:table-cell>
          <table:table-cell table:formula="of:=IF([.C1164]&gt;[.C11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IF([.A1165]&gt;[.A1164];&quot;increasing&quot;;&quot;decreasing&quot;)" office:value-type="string" office:string-value="increasing" calcext:value-type="string">
            <text:p>increasing</text:p>
          </table:table-cell>
          <table:table-cell table:formula="of:=SUM([.A1165:.A1167])" office:value-type="float" office:value="7770" calcext:value-type="float">
            <text:p>7770</text:p>
          </table:table-cell>
          <table:table-cell table:formula="of:=IF([.C1165]&gt;[.C11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IF([.A1166]&gt;[.A1165];&quot;increasing&quot;;&quot;decreasing&quot;)" office:value-type="string" office:string-value="increasing" calcext:value-type="string">
            <text:p>increasing</text:p>
          </table:table-cell>
          <table:table-cell table:formula="of:=SUM([.A1166:.A1168])" office:value-type="float" office:value="7766" calcext:value-type="float">
            <text:p>7766</text:p>
          </table:table-cell>
          <table:table-cell table:formula="of:=IF([.C1166]&gt;[.C11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1167]&gt;[.A1166];&quot;increasing&quot;;&quot;decreasing&quot;)" office:value-type="string" office:string-value="increasing" calcext:value-type="string">
            <text:p>increasing</text:p>
          </table:table-cell>
          <table:table-cell table:formula="of:=SUM([.A1167:.A1169])" office:value-type="float" office:value="7766" calcext:value-type="float">
            <text:p>7766</text:p>
          </table:table-cell>
          <table:table-cell table:formula="of:=IF([.C1167]&gt;[.C11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IF([.A1168]&gt;[.A1167];&quot;increasing&quot;;&quot;decreasing&quot;)" office:value-type="string" office:string-value="decreasing" calcext:value-type="string">
            <text:p>decreasing</text:p>
          </table:table-cell>
          <table:table-cell table:formula="of:=SUM([.A1168:.A1170])" office:value-type="float" office:value="7763" calcext:value-type="float">
            <text:p>7763</text:p>
          </table:table-cell>
          <table:table-cell table:formula="of:=IF([.C1168]&gt;[.C11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IF([.A1169]&gt;[.A1168];&quot;increasing&quot;;&quot;decreasing&quot;)" office:value-type="string" office:string-value="increasing" calcext:value-type="string">
            <text:p>increasing</text:p>
          </table:table-cell>
          <table:table-cell table:formula="of:=SUM([.A1169:.A1171])" office:value-type="float" office:value="7752" calcext:value-type="float">
            <text:p>7752</text:p>
          </table:table-cell>
          <table:table-cell table:formula="of:=IF([.C1169]&gt;[.C11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IF([.A1170]&gt;[.A1169];&quot;increasing&quot;;&quot;decreasing&quot;)" office:value-type="string" office:string-value="decreasing" calcext:value-type="string">
            <text:p>decreasing</text:p>
          </table:table-cell>
          <table:table-cell table:formula="of:=SUM([.A1170:.A1172])" office:value-type="float" office:value="7733" calcext:value-type="float">
            <text:p>7733</text:p>
          </table:table-cell>
          <table:table-cell table:formula="of:=IF([.C1170]&gt;[.C116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IF([.A1171]&gt;[.A1170];&quot;increasing&quot;;&quot;decreasing&quot;)" office:value-type="string" office:string-value="decreasing" calcext:value-type="string">
            <text:p>decreasing</text:p>
          </table:table-cell>
          <table:table-cell table:formula="of:=SUM([.A1171:.A1173])" office:value-type="float" office:value="7712" calcext:value-type="float">
            <text:p>7712</text:p>
          </table:table-cell>
          <table:table-cell table:formula="of:=IF([.C1171]&gt;[.C11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1172]&gt;[.A1171];&quot;increasing&quot;;&quot;decreasing&quot;)" office:value-type="string" office:string-value="increasing" calcext:value-type="string">
            <text:p>increasing</text:p>
          </table:table-cell>
          <table:table-cell table:formula="of:=SUM([.A1172:.A1174])" office:value-type="float" office:value="7711" calcext:value-type="float">
            <text:p>7711</text:p>
          </table:table-cell>
          <table:table-cell table:formula="of:=IF([.C1172]&gt;[.C11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[.A1173]&gt;[.A1172];&quot;increasing&quot;;&quot;decreasing&quot;)" office:value-type="string" office:string-value="decreasing" calcext:value-type="string">
            <text:p>decreasing</text:p>
          </table:table-cell>
          <table:table-cell table:formula="of:=SUM([.A1173:.A1175])" office:value-type="float" office:value="7687" calcext:value-type="float">
            <text:p>7687</text:p>
          </table:table-cell>
          <table:table-cell table:formula="of:=IF([.C1173]&gt;[.C11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IF([.A1174]&gt;[.A1173];&quot;increasing&quot;;&quot;decreasing&quot;)" office:value-type="string" office:string-value="increasing" calcext:value-type="string">
            <text:p>increasing</text:p>
          </table:table-cell>
          <table:table-cell table:formula="of:=SUM([.A1174:.A1176])" office:value-type="float" office:value="7684" calcext:value-type="float">
            <text:p>7684</text:p>
          </table:table-cell>
          <table:table-cell table:formula="of:=IF([.C1174]&gt;[.C117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IF([.A1175]&gt;[.A1174];&quot;increasing&quot;;&quot;decreasing&quot;)" office:value-type="string" office:string-value="decreasing" calcext:value-type="string">
            <text:p>decreasing</text:p>
          </table:table-cell>
          <table:table-cell table:formula="of:=SUM([.A1175:.A1177])" office:value-type="float" office:value="7681" calcext:value-type="float">
            <text:p>7681</text:p>
          </table:table-cell>
          <table:table-cell table:formula="of:=IF([.C1175]&gt;[.C117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1176]&gt;[.A1175];&quot;increasing&quot;;&quot;decreasing&quot;)" office:value-type="string" office:string-value="increasing" calcext:value-type="string">
            <text:p>increasing</text:p>
          </table:table-cell>
          <table:table-cell table:formula="of:=SUM([.A1176:.A1178])" office:value-type="float" office:value="7702" calcext:value-type="float">
            <text:p>7702</text:p>
          </table:table-cell>
          <table:table-cell table:formula="of:=IF([.C1176]&gt;[.C11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IF([.A1177]&gt;[.A1176];&quot;increasing&quot;;&quot;decreasing&quot;)" office:value-type="string" office:string-value="increasing" calcext:value-type="string">
            <text:p>increasing</text:p>
          </table:table-cell>
          <table:table-cell table:formula="of:=SUM([.A1177:.A1179])" office:value-type="float" office:value="7707" calcext:value-type="float">
            <text:p>7707</text:p>
          </table:table-cell>
          <table:table-cell table:formula="of:=IF([.C1177]&gt;[.C11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[.A1178]&gt;[.A1177];&quot;increasing&quot;;&quot;decreasing&quot;)" office:value-type="string" office:string-value="increasing" calcext:value-type="string">
            <text:p>increasing</text:p>
          </table:table-cell>
          <table:table-cell table:formula="of:=SUM([.A1178:.A1180])" office:value-type="float" office:value="7707" calcext:value-type="float">
            <text:p>7707</text:p>
          </table:table-cell>
          <table:table-cell table:formula="of:=IF([.C1178]&gt;[.C117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IF([.A1179]&gt;[.A1178];&quot;increasing&quot;;&quot;decreasing&quot;)" office:value-type="string" office:string-value="increasing" calcext:value-type="string">
            <text:p>increasing</text:p>
          </table:table-cell>
          <table:table-cell table:formula="of:=SUM([.A1179:.A1181])" office:value-type="float" office:value="7704" calcext:value-type="float">
            <text:p>7704</text:p>
          </table:table-cell>
          <table:table-cell table:formula="of:=IF([.C1179]&gt;[.C11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IF([.A1180]&gt;[.A1179];&quot;increasing&quot;;&quot;decreasing&quot;)" office:value-type="string" office:string-value="decreasing" calcext:value-type="string">
            <text:p>decreasing</text:p>
          </table:table-cell>
          <table:table-cell table:formula="of:=SUM([.A1180:.A1182])" office:value-type="float" office:value="7705" calcext:value-type="float">
            <text:p>7705</text:p>
          </table:table-cell>
          <table:table-cell table:formula="of:=IF([.C1180]&gt;[.C11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1181]&gt;[.A1180];&quot;increasing&quot;;&quot;decreasing&quot;)" office:value-type="string" office:string-value="decreasing" calcext:value-type="string">
            <text:p>decreasing</text:p>
          </table:table-cell>
          <table:table-cell table:formula="of:=SUM([.A1181:.A1183])" office:value-type="float" office:value="7713" calcext:value-type="float">
            <text:p>7713</text:p>
          </table:table-cell>
          <table:table-cell table:formula="of:=IF([.C1181]&gt;[.C11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1182]&gt;[.A1181];&quot;increasing&quot;;&quot;decreasing&quot;)" office:value-type="string" office:string-value="increasing" calcext:value-type="string">
            <text:p>increasing</text:p>
          </table:table-cell>
          <table:table-cell table:formula="of:=SUM([.A1182:.A1184])" office:value-type="float" office:value="7719" calcext:value-type="float">
            <text:p>7719</text:p>
          </table:table-cell>
          <table:table-cell table:formula="of:=IF([.C1182]&gt;[.C11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IF([.A1183]&gt;[.A1182];&quot;increasing&quot;;&quot;decreasing&quot;)" office:value-type="string" office:string-value="increasing" calcext:value-type="string">
            <text:p>increasing</text:p>
          </table:table-cell>
          <table:table-cell table:formula="of:=SUM([.A1183:.A1185])" office:value-type="float" office:value="7724" calcext:value-type="float">
            <text:p>7724</text:p>
          </table:table-cell>
          <table:table-cell table:formula="of:=IF([.C1183]&gt;[.C11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1184]&gt;[.A1183];&quot;increasing&quot;;&quot;decreasing&quot;)" office:value-type="string" office:string-value="decreasing" calcext:value-type="string">
            <text:p>decreasing</text:p>
          </table:table-cell>
          <table:table-cell table:formula="of:=SUM([.A1184:.A1186])" office:value-type="float" office:value="7708" calcext:value-type="float">
            <text:p>7708</text:p>
          </table:table-cell>
          <table:table-cell table:formula="of:=IF([.C1184]&gt;[.C11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IF([.A1185]&gt;[.A1184];&quot;increasing&quot;;&quot;decreasing&quot;)" office:value-type="string" office:string-value="increasing" calcext:value-type="string">
            <text:p>increasing</text:p>
          </table:table-cell>
          <table:table-cell table:formula="of:=SUM([.A1185:.A1187])" office:value-type="float" office:value="7686" calcext:value-type="float">
            <text:p>7686</text:p>
          </table:table-cell>
          <table:table-cell table:formula="of:=IF([.C1185]&gt;[.C11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IF([.A1186]&gt;[.A1185];&quot;increasing&quot;;&quot;decreasing&quot;)" office:value-type="string" office:string-value="decreasing" calcext:value-type="string">
            <text:p>decreasing</text:p>
          </table:table-cell>
          <table:table-cell table:formula="of:=SUM([.A1186:.A1188])" office:value-type="float" office:value="7655" calcext:value-type="float">
            <text:p>7655</text:p>
          </table:table-cell>
          <table:table-cell table:formula="of:=IF([.C1186]&gt;[.C11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IF([.A1187]&gt;[.A1186];&quot;increasing&quot;;&quot;decreasing&quot;)" office:value-type="string" office:string-value="decreasing" calcext:value-type="string">
            <text:p>decreasing</text:p>
          </table:table-cell>
          <table:table-cell table:formula="of:=SUM([.A1187:.A1189])" office:value-type="float" office:value="7637" calcext:value-type="float">
            <text:p>7637</text:p>
          </table:table-cell>
          <table:table-cell table:formula="of:=IF([.C1187]&gt;[.C118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IF([.A1188]&gt;[.A1187];&quot;increasing&quot;;&quot;decreasing&quot;)" office:value-type="string" office:string-value="decreasing" calcext:value-type="string">
            <text:p>decreasing</text:p>
          </table:table-cell>
          <table:table-cell table:formula="of:=SUM([.A1188:.A1190])" office:value-type="float" office:value="7624" calcext:value-type="float">
            <text:p>7624</text:p>
          </table:table-cell>
          <table:table-cell table:formula="of:=IF([.C1188]&gt;[.C11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1189]&gt;[.A1188];&quot;increasing&quot;;&quot;decreasing&quot;)" office:value-type="string" office:string-value="decreasing" calcext:value-type="string">
            <text:p>decreasing</text:p>
          </table:table-cell>
          <table:table-cell table:formula="of:=SUM([.A1189:.A1191])" office:value-type="float" office:value="7614" calcext:value-type="float">
            <text:p>7614</text:p>
          </table:table-cell>
          <table:table-cell table:formula="of:=IF([.C1189]&gt;[.C118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IF([.A1190]&gt;[.A1189];&quot;increasing&quot;;&quot;decreasing&quot;)" office:value-type="string" office:string-value="decreasing" calcext:value-type="string">
            <text:p>decreasing</text:p>
          </table:table-cell>
          <table:table-cell table:formula="of:=SUM([.A1190:.A1192])" office:value-type="float" office:value="7608" calcext:value-type="float">
            <text:p>7608</text:p>
          </table:table-cell>
          <table:table-cell table:formula="of:=IF([.C1190]&gt;[.C118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IF([.A1191]&gt;[.A1190];&quot;increasing&quot;;&quot;decreasing&quot;)" office:value-type="string" office:string-value="decreasing" calcext:value-type="string">
            <text:p>decreasing</text:p>
          </table:table-cell>
          <table:table-cell table:formula="of:=SUM([.A1191:.A1193])" office:value-type="float" office:value="7610" calcext:value-type="float">
            <text:p>7610</text:p>
          </table:table-cell>
          <table:table-cell table:formula="of:=IF([.C1191]&gt;[.C11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IF([.A1192]&gt;[.A1191];&quot;increasing&quot;;&quot;decreasing&quot;)" office:value-type="string" office:string-value="decreasing" calcext:value-type="string">
            <text:p>decreasing</text:p>
          </table:table-cell>
          <table:table-cell table:formula="of:=SUM([.A1192:.A1194])" office:value-type="float" office:value="7601" calcext:value-type="float">
            <text:p>7601</text:p>
          </table:table-cell>
          <table:table-cell table:formula="of:=IF([.C1192]&gt;[.C11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IF([.A1193]&gt;[.A1192];&quot;increasing&quot;;&quot;decreasing&quot;)" office:value-type="string" office:string-value="increasing" calcext:value-type="string">
            <text:p>increasing</text:p>
          </table:table-cell>
          <table:table-cell table:formula="of:=SUM([.A1193:.A1195])" office:value-type="float" office:value="7580" calcext:value-type="float">
            <text:p>7580</text:p>
          </table:table-cell>
          <table:table-cell table:formula="of:=IF([.C1193]&gt;[.C119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IF([.A1194]&gt;[.A1193];&quot;increasing&quot;;&quot;decreasing&quot;)" office:value-type="string" office:string-value="decreasing" calcext:value-type="string">
            <text:p>decreasing</text:p>
          </table:table-cell>
          <table:table-cell table:formula="of:=SUM([.A1194:.A1196])" office:value-type="float" office:value="7557" calcext:value-type="float">
            <text:p>7557</text:p>
          </table:table-cell>
          <table:table-cell table:formula="of:=IF([.C1194]&gt;[.C11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A1195]&gt;[.A1194];&quot;increasing&quot;;&quot;decreasing&quot;)" office:value-type="string" office:string-value="decreasing" calcext:value-type="string">
            <text:p>decreasing</text:p>
          </table:table-cell>
          <table:table-cell table:formula="of:=SUM([.A1195:.A1197])" office:value-type="float" office:value="7547" calcext:value-type="float">
            <text:p>7547</text:p>
          </table:table-cell>
          <table:table-cell table:formula="of:=IF([.C1195]&gt;[.C11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IF([.A1196]&gt;[.A1195];&quot;increasing&quot;;&quot;decreasing&quot;)" office:value-type="string" office:string-value="increasing" calcext:value-type="string">
            <text:p>increasing</text:p>
          </table:table-cell>
          <table:table-cell table:formula="of:=SUM([.A1196:.A1198])" office:value-type="float" office:value="7549" calcext:value-type="float">
            <text:p>7549</text:p>
          </table:table-cell>
          <table:table-cell table:formula="of:=IF([.C1196]&gt;[.C11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IF([.A1197]&gt;[.A1196];&quot;increasing&quot;;&quot;decreasing&quot;)" office:value-type="string" office:string-value="increasing" calcext:value-type="string">
            <text:p>increasing</text:p>
          </table:table-cell>
          <table:table-cell table:formula="of:=SUM([.A1197:.A1199])" office:value-type="float" office:value="7550" calcext:value-type="float">
            <text:p>7550</text:p>
          </table:table-cell>
          <table:table-cell table:formula="of:=IF([.C1197]&gt;[.C11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IF([.A1198]&gt;[.A1197];&quot;increasing&quot;;&quot;decreasing&quot;)" office:value-type="string" office:string-value="decreasing" calcext:value-type="string">
            <text:p>decreasing</text:p>
          </table:table-cell>
          <table:table-cell table:formula="of:=SUM([.A1198:.A1200])" office:value-type="float" office:value="7549" calcext:value-type="float">
            <text:p>7549</text:p>
          </table:table-cell>
          <table:table-cell table:formula="of:=IF([.C1198]&gt;[.C11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IF([.A1199]&gt;[.A1198];&quot;increasing&quot;;&quot;decreasing&quot;)" office:value-type="string" office:string-value="increasing" calcext:value-type="string">
            <text:p>increasing</text:p>
          </table:table-cell>
          <table:table-cell table:formula="of:=SUM([.A1199:.A1201])" office:value-type="float" office:value="7559" calcext:value-type="float">
            <text:p>7559</text:p>
          </table:table-cell>
          <table:table-cell table:formula="of:=IF([.C1199]&gt;[.C11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IF([.A1200]&gt;[.A1199];&quot;increasing&quot;;&quot;decreasing&quot;)" office:value-type="string" office:string-value="decreasing" calcext:value-type="string">
            <text:p>decreasing</text:p>
          </table:table-cell>
          <table:table-cell table:formula="of:=SUM([.A1200:.A1202])" office:value-type="float" office:value="7563" calcext:value-type="float">
            <text:p>7563</text:p>
          </table:table-cell>
          <table:table-cell table:formula="of:=IF([.C1200]&gt;[.C11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IF([.A1201]&gt;[.A1200];&quot;increasing&quot;;&quot;decreasing&quot;)" office:value-type="string" office:string-value="increasing" calcext:value-type="string">
            <text:p>increasing</text:p>
          </table:table-cell>
          <table:table-cell table:formula="of:=SUM([.A1201:.A1203])" office:value-type="float" office:value="7570" calcext:value-type="float">
            <text:p>7570</text:p>
          </table:table-cell>
          <table:table-cell table:formula="of:=IF([.C1201]&gt;[.C12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IF([.A1202]&gt;[.A1201];&quot;increasing&quot;;&quot;decreasing&quot;)" office:value-type="string" office:string-value="decreasing" calcext:value-type="string">
            <text:p>decreasing</text:p>
          </table:table-cell>
          <table:table-cell table:formula="of:=SUM([.A1202:.A1204])" office:value-type="float" office:value="7572" calcext:value-type="float">
            <text:p>7572</text:p>
          </table:table-cell>
          <table:table-cell table:formula="of:=IF([.C1202]&gt;[.C12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IF([.A1203]&gt;[.A1202];&quot;increasing&quot;;&quot;decreasing&quot;)" office:value-type="string" office:string-value="increasing" calcext:value-type="string">
            <text:p>increasing</text:p>
          </table:table-cell>
          <table:table-cell table:formula="of:=SUM([.A1203:.A1205])" office:value-type="float" office:value="7580" calcext:value-type="float">
            <text:p>7580</text:p>
          </table:table-cell>
          <table:table-cell table:formula="of:=IF([.C1203]&gt;[.C12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1204]&gt;[.A1203];&quot;increasing&quot;;&quot;decreasing&quot;)" office:value-type="string" office:string-value="increasing" calcext:value-type="string">
            <text:p>increasing</text:p>
          </table:table-cell>
          <table:table-cell table:formula="of:=SUM([.A1204:.A1206])" office:value-type="float" office:value="7579" calcext:value-type="float">
            <text:p>7579</text:p>
          </table:table-cell>
          <table:table-cell table:formula="of:=IF([.C1204]&gt;[.C120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IF([.A1205]&gt;[.A1204];&quot;increasing&quot;;&quot;decreasing&quot;)" office:value-type="string" office:string-value="increasing" calcext:value-type="string">
            <text:p>increasing</text:p>
          </table:table-cell>
          <table:table-cell table:formula="of:=SUM([.A1205:.A1207])" office:value-type="float" office:value="7562" calcext:value-type="float">
            <text:p>7562</text:p>
          </table:table-cell>
          <table:table-cell table:formula="of:=IF([.C1205]&gt;[.C120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IF([.A1206]&gt;[.A1205];&quot;increasing&quot;;&quot;decreasing&quot;)" office:value-type="string" office:string-value="decreasing" calcext:value-type="string">
            <text:p>decreasing</text:p>
          </table:table-cell>
          <table:table-cell table:formula="of:=SUM([.A1206:.A1208])" office:value-type="float" office:value="7543" calcext:value-type="float">
            <text:p>7543</text:p>
          </table:table-cell>
          <table:table-cell table:formula="of:=IF([.C1206]&gt;[.C12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IF([.A1207]&gt;[.A1206];&quot;increasing&quot;;&quot;decreasing&quot;)" office:value-type="string" office:string-value="decreasing" calcext:value-type="string">
            <text:p>decreasing</text:p>
          </table:table-cell>
          <table:table-cell table:formula="of:=SUM([.A1207:.A1209])" office:value-type="float" office:value="7562" calcext:value-type="float">
            <text:p>7562</text:p>
          </table:table-cell>
          <table:table-cell table:formula="of:=IF([.C1207]&gt;[.C12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IF([.A1208]&gt;[.A1207];&quot;increasing&quot;;&quot;decreasing&quot;)" office:value-type="string" office:string-value="decreasing" calcext:value-type="string">
            <text:p>decreasing</text:p>
          </table:table-cell>
          <table:table-cell table:formula="of:=SUM([.A1208:.A1210])" office:value-type="float" office:value="7617" calcext:value-type="float">
            <text:p>7617</text:p>
          </table:table-cell>
          <table:table-cell table:formula="of:=IF([.C1208]&gt;[.C12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1209]&gt;[.A1208];&quot;increasing&quot;;&quot;decreasing&quot;)" office:value-type="string" office:string-value="increasing" calcext:value-type="string">
            <text:p>increasing</text:p>
          </table:table-cell>
          <table:table-cell table:formula="of:=SUM([.A1209:.A1211])" office:value-type="float" office:value="7679" calcext:value-type="float">
            <text:p>7679</text:p>
          </table:table-cell>
          <table:table-cell table:formula="of:=IF([.C1209]&gt;[.C12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1210]&gt;[.A1209];&quot;increasing&quot;;&quot;decreasing&quot;)" office:value-type="string" office:string-value="increasing" calcext:value-type="string">
            <text:p>increasing</text:p>
          </table:table-cell>
          <table:table-cell table:formula="of:=SUM([.A1210:.A1212])" office:value-type="float" office:value="7714" calcext:value-type="float">
            <text:p>7714</text:p>
          </table:table-cell>
          <table:table-cell table:formula="of:=IF([.C1210]&gt;[.C12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1211]&gt;[.A1210];&quot;increasing&quot;;&quot;decreasing&quot;)" office:value-type="string" office:string-value="increasing" calcext:value-type="string">
            <text:p>increasing</text:p>
          </table:table-cell>
          <table:table-cell table:formula="of:=SUM([.A1211:.A1213])" office:value-type="float" office:value="7726" calcext:value-type="float">
            <text:p>7726</text:p>
          </table:table-cell>
          <table:table-cell table:formula="of:=IF([.C1211]&gt;[.C12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IF([.A1212]&gt;[.A1211];&quot;increasing&quot;;&quot;decreasing&quot;)" office:value-type="string" office:string-value="increasing" calcext:value-type="string">
            <text:p>increasing</text:p>
          </table:table-cell>
          <table:table-cell table:formula="of:=SUM([.A1212:.A1214])" office:value-type="float" office:value="7731" calcext:value-type="float">
            <text:p>7731</text:p>
          </table:table-cell>
          <table:table-cell table:formula="of:=IF([.C1212]&gt;[.C12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IF([.A1213]&gt;[.A1212];&quot;increasing&quot;;&quot;decreasing&quot;)" office:value-type="string" office:string-value="increasing" calcext:value-type="string">
            <text:p>increasing</text:p>
          </table:table-cell>
          <table:table-cell table:formula="of:=SUM([.A1213:.A1215])" office:value-type="float" office:value="7727" calcext:value-type="float">
            <text:p>7727</text:p>
          </table:table-cell>
          <table:table-cell table:formula="of:=IF([.C1213]&gt;[.C12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IF([.A1214]&gt;[.A1213];&quot;increasing&quot;;&quot;decreasing&quot;)" office:value-type="string" office:string-value="decreasing" calcext:value-type="string">
            <text:p>decreasing</text:p>
          </table:table-cell>
          <table:table-cell table:formula="of:=SUM([.A1214:.A1216])" office:value-type="float" office:value="7715" calcext:value-type="float">
            <text:p>7715</text:p>
          </table:table-cell>
          <table:table-cell table:formula="of:=IF([.C1214]&gt;[.C12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1215]&gt;[.A1214];&quot;increasing&quot;;&quot;decreasing&quot;)" office:value-type="string" office:string-value="decreasing" calcext:value-type="string">
            <text:p>decreasing</text:p>
          </table:table-cell>
          <table:table-cell table:formula="of:=SUM([.A1215:.A1217])" office:value-type="float" office:value="7701" calcext:value-type="float">
            <text:p>7701</text:p>
          </table:table-cell>
          <table:table-cell table:formula="of:=IF([.C1215]&gt;[.C12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1216]&gt;[.A1215];&quot;increasing&quot;;&quot;decreasing&quot;)" office:value-type="string" office:string-value="decreasing" calcext:value-type="string">
            <text:p>decreasing</text:p>
          </table:table-cell>
          <table:table-cell table:formula="of:=SUM([.A1216:.A1218])" office:value-type="float" office:value="7696" calcext:value-type="float">
            <text:p>7696</text:p>
          </table:table-cell>
          <table:table-cell table:formula="of:=IF([.C1216]&gt;[.C12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IF([.A1217]&gt;[.A1216];&quot;increasing&quot;;&quot;decreasing&quot;)" office:value-type="string" office:string-value="decreasing" calcext:value-type="string">
            <text:p>decreasing</text:p>
          </table:table-cell>
          <table:table-cell table:formula="of:=SUM([.A1217:.A1219])" office:value-type="float" office:value="7710" calcext:value-type="float">
            <text:p>7710</text:p>
          </table:table-cell>
          <table:table-cell table:formula="of:=IF([.C1217]&gt;[.C12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IF([.A1218]&gt;[.A1217];&quot;increasing&quot;;&quot;decreasing&quot;)" office:value-type="string" office:string-value="increasing" calcext:value-type="string">
            <text:p>increasing</text:p>
          </table:table-cell>
          <table:table-cell table:formula="of:=SUM([.A1218:.A1220])" office:value-type="float" office:value="7729" calcext:value-type="float">
            <text:p>7729</text:p>
          </table:table-cell>
          <table:table-cell table:formula="of:=IF([.C1218]&gt;[.C12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IF([.A1219]&gt;[.A1218];&quot;increasing&quot;;&quot;decreasing&quot;)" office:value-type="string" office:string-value="increasing" calcext:value-type="string">
            <text:p>increasing</text:p>
          </table:table-cell>
          <table:table-cell table:formula="of:=SUM([.A1219:.A1221])" office:value-type="float" office:value="7745" calcext:value-type="float">
            <text:p>7745</text:p>
          </table:table-cell>
          <table:table-cell table:formula="of:=IF([.C1219]&gt;[.C12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IF([.A1220]&gt;[.A1219];&quot;increasing&quot;;&quot;decreasing&quot;)" office:value-type="string" office:string-value="increasing" calcext:value-type="string">
            <text:p>increasing</text:p>
          </table:table-cell>
          <table:table-cell table:formula="of:=SUM([.A1220:.A1222])" office:value-type="float" office:value="7770" calcext:value-type="float">
            <text:p>7770</text:p>
          </table:table-cell>
          <table:table-cell table:formula="of:=IF([.C1220]&gt;[.C12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IF([.A1221]&gt;[.A1220];&quot;increasing&quot;;&quot;decreasing&quot;)" office:value-type="string" office:string-value="increasing" calcext:value-type="string">
            <text:p>increasing</text:p>
          </table:table-cell>
          <table:table-cell table:formula="of:=SUM([.A1221:.A1223])" office:value-type="float" office:value="7788" calcext:value-type="float">
            <text:p>7788</text:p>
          </table:table-cell>
          <table:table-cell table:formula="of:=IF([.C1221]&gt;[.C12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1222]&gt;[.A1221];&quot;increasing&quot;;&quot;decreasing&quot;)" office:value-type="string" office:string-value="increasing" calcext:value-type="string">
            <text:p>increasing</text:p>
          </table:table-cell>
          <table:table-cell table:formula="of:=SUM([.A1222:.A1224])" office:value-type="float" office:value="7807" calcext:value-type="float">
            <text:p>7807</text:p>
          </table:table-cell>
          <table:table-cell table:formula="of:=IF([.C1222]&gt;[.C12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IF([.A1223]&gt;[.A1222];&quot;increasing&quot;;&quot;decreasing&quot;)" office:value-type="string" office:string-value="decreasing" calcext:value-type="string">
            <text:p>decreasing</text:p>
          </table:table-cell>
          <table:table-cell table:formula="of:=SUM([.A1223:.A1225])" office:value-type="float" office:value="7808" calcext:value-type="float">
            <text:p>7808</text:p>
          </table:table-cell>
          <table:table-cell table:formula="of:=IF([.C1223]&gt;[.C12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IF([.A1224]&gt;[.A1223];&quot;increasing&quot;;&quot;decreasing&quot;)" office:value-type="string" office:string-value="increasing" calcext:value-type="string">
            <text:p>increasing</text:p>
          </table:table-cell>
          <table:table-cell table:formula="of:=SUM([.A1224:.A1226])" office:value-type="float" office:value="7813" calcext:value-type="float">
            <text:p>7813</text:p>
          </table:table-cell>
          <table:table-cell table:formula="of:=IF([.C1224]&gt;[.C12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IF([.A1225]&gt;[.A1224];&quot;increasing&quot;;&quot;decreasing&quot;)" office:value-type="string" office:string-value="increasing" calcext:value-type="string">
            <text:p>increasing</text:p>
          </table:table-cell>
          <table:table-cell table:formula="of:=SUM([.A1225:.A1227])" office:value-type="float" office:value="7815" calcext:value-type="float">
            <text:p>7815</text:p>
          </table:table-cell>
          <table:table-cell table:formula="of:=IF([.C1225]&gt;[.C12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1226]&gt;[.A1225];&quot;increasing&quot;;&quot;decreasing&quot;)" office:value-type="string" office:string-value="decreasing" calcext:value-type="string">
            <text:p>decreasing</text:p>
          </table:table-cell>
          <table:table-cell table:formula="of:=SUM([.A1226:.A1228])" office:value-type="float" office:value="7814" calcext:value-type="float">
            <text:p>7814</text:p>
          </table:table-cell>
          <table:table-cell table:formula="of:=IF([.C1226]&gt;[.C12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1227]&gt;[.A1226];&quot;increasing&quot;;&quot;decreasing&quot;)" office:value-type="string" office:string-value="decreasing" calcext:value-type="string">
            <text:p>decreasing</text:p>
          </table:table-cell>
          <table:table-cell table:formula="of:=SUM([.A1227:.A1229])" office:value-type="float" office:value="7813" calcext:value-type="float">
            <text:p>7813</text:p>
          </table:table-cell>
          <table:table-cell table:formula="of:=IF([.C1227]&gt;[.C12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1228]&gt;[.A1227];&quot;increasing&quot;;&quot;decreasing&quot;)" office:value-type="string" office:string-value="increasing" calcext:value-type="string">
            <text:p>increasing</text:p>
          </table:table-cell>
          <table:table-cell table:formula="of:=SUM([.A1228:.A1230])" office:value-type="float" office:value="7845" calcext:value-type="float">
            <text:p>7845</text:p>
          </table:table-cell>
          <table:table-cell table:formula="of:=IF([.C1228]&gt;[.C12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1229]&gt;[.A1228];&quot;increasing&quot;;&quot;decreasing&quot;)" office:value-type="string" office:string-value="decreasing" calcext:value-type="string">
            <text:p>decreasing</text:p>
          </table:table-cell>
          <table:table-cell table:formula="of:=SUM([.A1229:.A1231])" office:value-type="float" office:value="7886" calcext:value-type="float">
            <text:p>7886</text:p>
          </table:table-cell>
          <table:table-cell table:formula="of:=IF([.C1229]&gt;[.C12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1230]&gt;[.A1229];&quot;increasing&quot;;&quot;decreasing&quot;)" office:value-type="string" office:string-value="increasing" calcext:value-type="string">
            <text:p>increasing</text:p>
          </table:table-cell>
          <table:table-cell table:formula="of:=SUM([.A1230:.A1232])" office:value-type="float" office:value="7943" calcext:value-type="float">
            <text:p>7943</text:p>
          </table:table-cell>
          <table:table-cell table:formula="of:=IF([.C1230]&gt;[.C12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IF([.A1231]&gt;[.A1230];&quot;increasing&quot;;&quot;decreasing&quot;)" office:value-type="string" office:string-value="increasing" calcext:value-type="string">
            <text:p>increasing</text:p>
          </table:table-cell>
          <table:table-cell table:formula="of:=SUM([.A1231:.A1233])" office:value-type="float" office:value="7966" calcext:value-type="float">
            <text:p>7966</text:p>
          </table:table-cell>
          <table:table-cell table:formula="of:=IF([.C1231]&gt;[.C12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IF([.A1232]&gt;[.A1231];&quot;increasing&quot;;&quot;decreasing&quot;)" office:value-type="string" office:string-value="increasing" calcext:value-type="string">
            <text:p>increasing</text:p>
          </table:table-cell>
          <table:table-cell table:formula="of:=SUM([.A1232:.A1234])" office:value-type="float" office:value="7983" calcext:value-type="float">
            <text:p>7983</text:p>
          </table:table-cell>
          <table:table-cell table:formula="of:=IF([.C1232]&gt;[.C12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IF([.A1233]&gt;[.A1232];&quot;increasing&quot;;&quot;decreasing&quot;)" office:value-type="string" office:string-value="decreasing" calcext:value-type="string">
            <text:p>decreasing</text:p>
          </table:table-cell>
          <table:table-cell table:formula="of:=SUM([.A1233:.A1235])" office:value-type="float" office:value="7986" calcext:value-type="float">
            <text:p>7986</text:p>
          </table:table-cell>
          <table:table-cell table:formula="of:=IF([.C1233]&gt;[.C12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1234]&gt;[.A1233];&quot;increasing&quot;;&quot;decreasing&quot;)" office:value-type="string" office:string-value="increasing" calcext:value-type="string">
            <text:p>increasing</text:p>
          </table:table-cell>
          <table:table-cell table:formula="of:=SUM([.A1234:.A1236])" office:value-type="float" office:value="7990" calcext:value-type="float">
            <text:p>7990</text:p>
          </table:table-cell>
          <table:table-cell table:formula="of:=IF([.C1234]&gt;[.C12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1235]&gt;[.A1234];&quot;increasing&quot;;&quot;decreasing&quot;)" office:value-type="string" office:string-value="increasing" calcext:value-type="string">
            <text:p>increasing</text:p>
          </table:table-cell>
          <table:table-cell table:formula="of:=SUM([.A1235:.A1237])" office:value-type="float" office:value="7996" calcext:value-type="float">
            <text:p>7996</text:p>
          </table:table-cell>
          <table:table-cell table:formula="of:=IF([.C1235]&gt;[.C12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1236]&gt;[.A1235];&quot;increasing&quot;;&quot;decreasing&quot;)" office:value-type="string" office:string-value="decreasing" calcext:value-type="string">
            <text:p>decreasing</text:p>
          </table:table-cell>
          <table:table-cell table:formula="of:=SUM([.A1236:.A1238])" office:value-type="float" office:value="8004" calcext:value-type="float">
            <text:p>8004</text:p>
          </table:table-cell>
          <table:table-cell table:formula="of:=IF([.C1236]&gt;[.C12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IF([.A1237]&gt;[.A1236];&quot;increasing&quot;;&quot;decreasing&quot;)" office:value-type="string" office:string-value="increasing" calcext:value-type="string">
            <text:p>increasing</text:p>
          </table:table-cell>
          <table:table-cell table:formula="of:=SUM([.A1237:.A1239])" office:value-type="float" office:value="7990" calcext:value-type="float">
            <text:p>7990</text:p>
          </table:table-cell>
          <table:table-cell table:formula="of:=IF([.C1237]&gt;[.C12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IF([.A1238]&gt;[.A1237];&quot;increasing&quot;;&quot;decreasing&quot;)" office:value-type="string" office:string-value="increasing" calcext:value-type="string">
            <text:p>increasing</text:p>
          </table:table-cell>
          <table:table-cell table:formula="of:=SUM([.A1238:.A1240])" office:value-type="float" office:value="7972" calcext:value-type="float">
            <text:p>7972</text:p>
          </table:table-cell>
          <table:table-cell table:formula="of:=IF([.C1238]&gt;[.C12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IF([.A1239]&gt;[.A1238];&quot;increasing&quot;;&quot;decreasing&quot;)" office:value-type="string" office:string-value="decreasing" calcext:value-type="string">
            <text:p>decreasing</text:p>
          </table:table-cell>
          <table:table-cell table:formula="of:=SUM([.A1239:.A1241])" office:value-type="float" office:value="7942" calcext:value-type="float">
            <text:p>7942</text:p>
          </table:table-cell>
          <table:table-cell table:formula="of:=IF([.C1239]&gt;[.C12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IF([.A1240]&gt;[.A1239];&quot;increasing&quot;;&quot;decreasing&quot;)" office:value-type="string" office:string-value="increasing" calcext:value-type="string">
            <text:p>increasing</text:p>
          </table:table-cell>
          <table:table-cell table:formula="of:=SUM([.A1240:.A1242])" office:value-type="float" office:value="7942" calcext:value-type="float">
            <text:p>7942</text:p>
          </table:table-cell>
          <table:table-cell table:formula="of:=IF([.C1240]&gt;[.C12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IF([.A1241]&gt;[.A1240];&quot;increasing&quot;;&quot;decreasing&quot;)" office:value-type="string" office:string-value="decreasing" calcext:value-type="string">
            <text:p>decreasing</text:p>
          </table:table-cell>
          <table:table-cell table:formula="of:=SUM([.A1241:.A1243])" office:value-type="float" office:value="7913" calcext:value-type="float">
            <text:p>7913</text:p>
          </table:table-cell>
          <table:table-cell table:formula="of:=IF([.C1241]&gt;[.C12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IF([.A1242]&gt;[.A1241];&quot;increasing&quot;;&quot;decreasing&quot;)" office:value-type="string" office:string-value="increasing" calcext:value-type="string">
            <text:p>increasing</text:p>
          </table:table-cell>
          <table:table-cell table:formula="of:=SUM([.A1242:.A1244])" office:value-type="float" office:value="7897" calcext:value-type="float">
            <text:p>7897</text:p>
          </table:table-cell>
          <table:table-cell table:formula="of:=IF([.C1242]&gt;[.C12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A1243]&gt;[.A1242];&quot;increasing&quot;;&quot;decreasing&quot;)" office:value-type="string" office:string-value="decreasing" calcext:value-type="string">
            <text:p>decreasing</text:p>
          </table:table-cell>
          <table:table-cell table:formula="of:=SUM([.A1243:.A1245])" office:value-type="float" office:value="7881" calcext:value-type="float">
            <text:p>7881</text:p>
          </table:table-cell>
          <table:table-cell table:formula="of:=IF([.C1243]&gt;[.C12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IF([.A1244]&gt;[.A1243];&quot;increasing&quot;;&quot;decreasing&quot;)" office:value-type="string" office:string-value="increasing" calcext:value-type="string">
            <text:p>increasing</text:p>
          </table:table-cell>
          <table:table-cell table:formula="of:=SUM([.A1244:.A1246])" office:value-type="float" office:value="7912" calcext:value-type="float">
            <text:p>7912</text:p>
          </table:table-cell>
          <table:table-cell table:formula="of:=IF([.C1244]&gt;[.C12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IF([.A1245]&gt;[.A1244];&quot;increasing&quot;;&quot;decreasing&quot;)" office:value-type="string" office:string-value="increasing" calcext:value-type="string">
            <text:p>increasing</text:p>
          </table:table-cell>
          <table:table-cell table:formula="of:=SUM([.A1245:.A1247])" office:value-type="float" office:value="7941" calcext:value-type="float">
            <text:p>7941</text:p>
          </table:table-cell>
          <table:table-cell table:formula="of:=IF([.C1245]&gt;[.C12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IF([.A1246]&gt;[.A1245];&quot;increasing&quot;;&quot;decreasing&quot;)" office:value-type="string" office:string-value="increasing" calcext:value-type="string">
            <text:p>increasing</text:p>
          </table:table-cell>
          <table:table-cell table:formula="of:=SUM([.A1246:.A1248])" office:value-type="float" office:value="7965" calcext:value-type="float">
            <text:p>7965</text:p>
          </table:table-cell>
          <table:table-cell table:formula="of:=IF([.C1246]&gt;[.C12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IF([.A1247]&gt;[.A1246];&quot;increasing&quot;;&quot;decreasing&quot;)" office:value-type="string" office:string-value="increasing" calcext:value-type="string">
            <text:p>increasing</text:p>
          </table:table-cell>
          <table:table-cell table:formula="of:=SUM([.A1247:.A1249])" office:value-type="float" office:value="7968" calcext:value-type="float">
            <text:p>7968</text:p>
          </table:table-cell>
          <table:table-cell table:formula="of:=IF([.C1247]&gt;[.C12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IF([.A1248]&gt;[.A1247];&quot;increasing&quot;;&quot;decreasing&quot;)" office:value-type="string" office:string-value="increasing" calcext:value-type="string">
            <text:p>increasing</text:p>
          </table:table-cell>
          <table:table-cell table:formula="of:=SUM([.A1248:.A1250])" office:value-type="float" office:value="7979" calcext:value-type="float">
            <text:p>7979</text:p>
          </table:table-cell>
          <table:table-cell table:formula="of:=IF([.C1248]&gt;[.C12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IF([.A1249]&gt;[.A1248];&quot;increasing&quot;;&quot;decreasing&quot;)" office:value-type="string" office:string-value="decreasing" calcext:value-type="string">
            <text:p>decreasing</text:p>
          </table:table-cell>
          <table:table-cell table:formula="of:=SUM([.A1249:.A1251])" office:value-type="float" office:value="7992" calcext:value-type="float">
            <text:p>7992</text:p>
          </table:table-cell>
          <table:table-cell table:formula="of:=IF([.C1249]&gt;[.C12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IF([.A1250]&gt;[.A1249];&quot;increasing&quot;;&quot;decreasing&quot;)" office:value-type="string" office:string-value="increasing" calcext:value-type="string">
            <text:p>increasing</text:p>
          </table:table-cell>
          <table:table-cell table:formula="of:=SUM([.A1250:.A1252])" office:value-type="float" office:value="7993" calcext:value-type="float">
            <text:p>7993</text:p>
          </table:table-cell>
          <table:table-cell table:formula="of:=IF([.C1250]&gt;[.C12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IF([.A1251]&gt;[.A1250];&quot;increasing&quot;;&quot;decreasing&quot;)" office:value-type="string" office:string-value="increasing" calcext:value-type="string">
            <text:p>increasing</text:p>
          </table:table-cell>
          <table:table-cell table:formula="of:=SUM([.A1251:.A1253])" office:value-type="float" office:value="7986" calcext:value-type="float">
            <text:p>7986</text:p>
          </table:table-cell>
          <table:table-cell table:formula="of:=IF([.C1251]&gt;[.C12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IF([.A1252]&gt;[.A1251];&quot;increasing&quot;;&quot;decreasing&quot;)" office:value-type="string" office:string-value="decreasing" calcext:value-type="string">
            <text:p>decreasing</text:p>
          </table:table-cell>
          <table:table-cell table:formula="of:=SUM([.A1252:.A1254])" office:value-type="float" office:value="7973" calcext:value-type="float">
            <text:p>7973</text:p>
          </table:table-cell>
          <table:table-cell table:formula="of:=IF([.C1252]&gt;[.C125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IF([.A1253]&gt;[.A1252];&quot;increasing&quot;;&quot;decreasing&quot;)" office:value-type="string" office:string-value="increasing" calcext:value-type="string">
            <text:p>increasing</text:p>
          </table:table-cell>
          <table:table-cell table:formula="of:=SUM([.A1253:.A1255])" office:value-type="float" office:value="7970" calcext:value-type="float">
            <text:p>7970</text:p>
          </table:table-cell>
          <table:table-cell table:formula="of:=IF([.C1253]&gt;[.C125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IF([.A1254]&gt;[.A1253];&quot;increasing&quot;;&quot;decreasing&quot;)" office:value-type="string" office:string-value="decreasing" calcext:value-type="string">
            <text:p>decreasing</text:p>
          </table:table-cell>
          <table:table-cell table:formula="of:=SUM([.A1254:.A1256])" office:value-type="float" office:value="7966" calcext:value-type="float">
            <text:p>7966</text:p>
          </table:table-cell>
          <table:table-cell table:formula="of:=IF([.C1254]&gt;[.C125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IF([.A1255]&gt;[.A1254];&quot;increasing&quot;;&quot;decreasing&quot;)" office:value-type="string" office:string-value="decreasing" calcext:value-type="string">
            <text:p>decreasing</text:p>
          </table:table-cell>
          <table:table-cell table:formula="of:=SUM([.A1255:.A1257])" office:value-type="float" office:value="7974" calcext:value-type="float">
            <text:p>7974</text:p>
          </table:table-cell>
          <table:table-cell table:formula="of:=IF([.C1255]&gt;[.C12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IF([.A1256]&gt;[.A1255];&quot;increasing&quot;;&quot;decreasing&quot;)" office:value-type="string" office:string-value="increasing" calcext:value-type="string">
            <text:p>increasing</text:p>
          </table:table-cell>
          <table:table-cell table:formula="of:=SUM([.A1256:.A1258])" office:value-type="float" office:value="7984" calcext:value-type="float">
            <text:p>7984</text:p>
          </table:table-cell>
          <table:table-cell table:formula="of:=IF([.C1256]&gt;[.C12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IF([.A1257]&gt;[.A1256];&quot;increasing&quot;;&quot;decreasing&quot;)" office:value-type="string" office:string-value="increasing" calcext:value-type="string">
            <text:p>increasing</text:p>
          </table:table-cell>
          <table:table-cell table:formula="of:=SUM([.A1257:.A1259])" office:value-type="float" office:value="7997" calcext:value-type="float">
            <text:p>7997</text:p>
          </table:table-cell>
          <table:table-cell table:formula="of:=IF([.C1257]&gt;[.C12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1258]&gt;[.A1257];&quot;increasing&quot;;&quot;decreasing&quot;)" office:value-type="string" office:string-value="decreasing" calcext:value-type="string">
            <text:p>decreasing</text:p>
          </table:table-cell>
          <table:table-cell table:formula="of:=SUM([.A1258:.A1260])" office:value-type="float" office:value="8003" calcext:value-type="float">
            <text:p>8003</text:p>
          </table:table-cell>
          <table:table-cell table:formula="of:=IF([.C1258]&gt;[.C12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IF([.A1259]&gt;[.A1258];&quot;increasing&quot;;&quot;decreasing&quot;)" office:value-type="string" office:string-value="increasing" calcext:value-type="string">
            <text:p>increasing</text:p>
          </table:table-cell>
          <table:table-cell table:formula="of:=SUM([.A1259:.A1261])" office:value-type="float" office:value="8011" calcext:value-type="float">
            <text:p>8011</text:p>
          </table:table-cell>
          <table:table-cell table:formula="of:=IF([.C1259]&gt;[.C12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IF([.A1260]&gt;[.A1259];&quot;increasing&quot;;&quot;decreasing&quot;)" office:value-type="string" office:string-value="increasing" calcext:value-type="string">
            <text:p>increasing</text:p>
          </table:table-cell>
          <table:table-cell table:formula="of:=SUM([.A1260:.A1262])" office:value-type="float" office:value="8018" calcext:value-type="float">
            <text:p>8018</text:p>
          </table:table-cell>
          <table:table-cell table:formula="of:=IF([.C1260]&gt;[.C12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IF([.A1261]&gt;[.A1260];&quot;increasing&quot;;&quot;decreasing&quot;)" office:value-type="string" office:string-value="increasing" calcext:value-type="string">
            <text:p>increasing</text:p>
          </table:table-cell>
          <table:table-cell table:formula="of:=SUM([.A1261:.A1263])" office:value-type="float" office:value="8031" calcext:value-type="float">
            <text:p>8031</text:p>
          </table:table-cell>
          <table:table-cell table:formula="of:=IF([.C1261]&gt;[.C12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IF([.A1262]&gt;[.A1261];&quot;increasing&quot;;&quot;decreasing&quot;)" office:value-type="string" office:string-value="increasing" calcext:value-type="string">
            <text:p>increasing</text:p>
          </table:table-cell>
          <table:table-cell table:formula="of:=SUM([.A1262:.A1264])" office:value-type="float" office:value="8038" calcext:value-type="float">
            <text:p>8038</text:p>
          </table:table-cell>
          <table:table-cell table:formula="of:=IF([.C1262]&gt;[.C12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IF([.A1263]&gt;[.A1262];&quot;increasing&quot;;&quot;decreasing&quot;)" office:value-type="string" office:string-value="increasing" calcext:value-type="string">
            <text:p>increasing</text:p>
          </table:table-cell>
          <table:table-cell table:formula="of:=SUM([.A1263:.A1265])" office:value-type="float" office:value="8043" calcext:value-type="float">
            <text:p>8043</text:p>
          </table:table-cell>
          <table:table-cell table:formula="of:=IF([.C1263]&gt;[.C12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IF([.A1264]&gt;[.A1263];&quot;increasing&quot;;&quot;decreasing&quot;)" office:value-type="string" office:string-value="decreasing" calcext:value-type="string">
            <text:p>decreasing</text:p>
          </table:table-cell>
          <table:table-cell table:formula="of:=SUM([.A1264:.A1266])" office:value-type="float" office:value="8038" calcext:value-type="float">
            <text:p>8038</text:p>
          </table:table-cell>
          <table:table-cell table:formula="of:=IF([.C1264]&gt;[.C12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IF([.A1265]&gt;[.A1264];&quot;increasing&quot;;&quot;decreasing&quot;)" office:value-type="string" office:string-value="increasing" calcext:value-type="string">
            <text:p>increasing</text:p>
          </table:table-cell>
          <table:table-cell table:formula="of:=SUM([.A1265:.A1267])" office:value-type="float" office:value="8029" calcext:value-type="float">
            <text:p>8029</text:p>
          </table:table-cell>
          <table:table-cell table:formula="of:=IF([.C1265]&gt;[.C126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IF([.A1266]&gt;[.A1265];&quot;increasing&quot;;&quot;decreasing&quot;)" office:value-type="string" office:string-value="decreasing" calcext:value-type="string">
            <text:p>decreasing</text:p>
          </table:table-cell>
          <table:table-cell table:formula="of:=SUM([.A1266:.A1268])" office:value-type="float" office:value="8020" calcext:value-type="float">
            <text:p>8020</text:p>
          </table:table-cell>
          <table:table-cell table:formula="of:=IF([.C1266]&gt;[.C12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IF([.A1267]&gt;[.A1266];&quot;increasing&quot;;&quot;decreasing&quot;)" office:value-type="string" office:string-value="decreasing" calcext:value-type="string">
            <text:p>decreasing</text:p>
          </table:table-cell>
          <table:table-cell table:formula="of:=SUM([.A1267:.A1269])" office:value-type="float" office:value="8018" calcext:value-type="float">
            <text:p>8018</text:p>
          </table:table-cell>
          <table:table-cell table:formula="of:=IF([.C1267]&gt;[.C12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IF([.A1268]&gt;[.A1267];&quot;increasing&quot;;&quot;decreasing&quot;)" office:value-type="string" office:string-value="increasing" calcext:value-type="string">
            <text:p>increasing</text:p>
          </table:table-cell>
          <table:table-cell table:formula="of:=SUM([.A1268:.A1270])" office:value-type="float" office:value="8026" calcext:value-type="float">
            <text:p>8026</text:p>
          </table:table-cell>
          <table:table-cell table:formula="of:=IF([.C1268]&gt;[.C12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IF([.A1269]&gt;[.A1268];&quot;increasing&quot;;&quot;decreasing&quot;)" office:value-type="string" office:string-value="increasing" calcext:value-type="string">
            <text:p>increasing</text:p>
          </table:table-cell>
          <table:table-cell table:formula="of:=SUM([.A1269:.A1271])" office:value-type="float" office:value="8034" calcext:value-type="float">
            <text:p>8034</text:p>
          </table:table-cell>
          <table:table-cell table:formula="of:=IF([.C1269]&gt;[.C12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1270]&gt;[.A1269];&quot;increasing&quot;;&quot;decreasing&quot;)" office:value-type="string" office:string-value="increasing" calcext:value-type="string">
            <text:p>increasing</text:p>
          </table:table-cell>
          <table:table-cell table:formula="of:=SUM([.A1270:.A1272])" office:value-type="float" office:value="8038" calcext:value-type="float">
            <text:p>8038</text:p>
          </table:table-cell>
          <table:table-cell table:formula="of:=IF([.C1270]&gt;[.C12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IF([.A1271]&gt;[.A1270];&quot;increasing&quot;;&quot;decreasing&quot;)" office:value-type="string" office:string-value="increasing" calcext:value-type="string">
            <text:p>increasing</text:p>
          </table:table-cell>
          <table:table-cell table:formula="of:=SUM([.A1271:.A1273])" office:value-type="float" office:value="8060" calcext:value-type="float">
            <text:p>8060</text:p>
          </table:table-cell>
          <table:table-cell table:formula="of:=IF([.C1271]&gt;[.C12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IF([.A1272]&gt;[.A1271];&quot;increasing&quot;;&quot;decreasing&quot;)" office:value-type="string" office:string-value="increasing" calcext:value-type="string">
            <text:p>increasing</text:p>
          </table:table-cell>
          <table:table-cell table:formula="of:=SUM([.A1272:.A1274])" office:value-type="float" office:value="8085" calcext:value-type="float">
            <text:p>8085</text:p>
          </table:table-cell>
          <table:table-cell table:formula="of:=IF([.C1272]&gt;[.C12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IF([.A1273]&gt;[.A1272];&quot;increasing&quot;;&quot;decreasing&quot;)" office:value-type="string" office:string-value="increasing" calcext:value-type="string">
            <text:p>increasing</text:p>
          </table:table-cell>
          <table:table-cell table:formula="of:=SUM([.A1273:.A1275])" office:value-type="float" office:value="8103" calcext:value-type="float">
            <text:p>8103</text:p>
          </table:table-cell>
          <table:table-cell table:formula="of:=IF([.C1273]&gt;[.C12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IF([.A1274]&gt;[.A1273];&quot;increasing&quot;;&quot;decreasing&quot;)" office:value-type="string" office:string-value="increasing" calcext:value-type="string">
            <text:p>increasing</text:p>
          </table:table-cell>
          <table:table-cell table:formula="of:=SUM([.A1274:.A1276])" office:value-type="float" office:value="8103" calcext:value-type="float">
            <text:p>8103</text:p>
          </table:table-cell>
          <table:table-cell table:formula="of:=IF([.C1274]&gt;[.C127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IF([.A1275]&gt;[.A1274];&quot;increasing&quot;;&quot;decreasing&quot;)" office:value-type="string" office:string-value="decreasing" calcext:value-type="string">
            <text:p>decreasing</text:p>
          </table:table-cell>
          <table:table-cell table:formula="of:=SUM([.A1275:.A1277])" office:value-type="float" office:value="8100" calcext:value-type="float">
            <text:p>8100</text:p>
          </table:table-cell>
          <table:table-cell table:formula="of:=IF([.C1275]&gt;[.C127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IF([.A1276]&gt;[.A1275];&quot;increasing&quot;;&quot;decreasing&quot;)" office:value-type="string" office:string-value="increasing" calcext:value-type="string">
            <text:p>increasing</text:p>
          </table:table-cell>
          <table:table-cell table:formula="of:=SUM([.A1276:.A1278])" office:value-type="float" office:value="8116" calcext:value-type="float">
            <text:p>8116</text:p>
          </table:table-cell>
          <table:table-cell table:formula="of:=IF([.C1276]&gt;[.C12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IF([.A1277]&gt;[.A1276];&quot;increasing&quot;;&quot;decreasing&quot;)" office:value-type="string" office:string-value="increasing" calcext:value-type="string">
            <text:p>increasing</text:p>
          </table:table-cell>
          <table:table-cell table:formula="of:=SUM([.A1277:.A1279])" office:value-type="float" office:value="8129" calcext:value-type="float">
            <text:p>8129</text:p>
          </table:table-cell>
          <table:table-cell table:formula="of:=IF([.C1277]&gt;[.C12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IF([.A1278]&gt;[.A1277];&quot;increasing&quot;;&quot;decreasing&quot;)" office:value-type="string" office:string-value="increasing" calcext:value-type="string">
            <text:p>increasing</text:p>
          </table:table-cell>
          <table:table-cell table:formula="of:=SUM([.A1278:.A1280])" office:value-type="float" office:value="8147" calcext:value-type="float">
            <text:p>8147</text:p>
          </table:table-cell>
          <table:table-cell table:formula="of:=IF([.C1278]&gt;[.C12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IF([.A1279]&gt;[.A1278];&quot;increasing&quot;;&quot;decreasing&quot;)" office:value-type="string" office:string-value="decreasing" calcext:value-type="string">
            <text:p>decreasing</text:p>
          </table:table-cell>
          <table:table-cell table:formula="of:=SUM([.A1279:.A1281])" office:value-type="float" office:value="8142" calcext:value-type="float">
            <text:p>8142</text:p>
          </table:table-cell>
          <table:table-cell table:formula="of:=IF([.C1279]&gt;[.C12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IF([.A1280]&gt;[.A1279];&quot;increasing&quot;;&quot;decreasing&quot;)" office:value-type="string" office:string-value="increasing" calcext:value-type="string">
            <text:p>increasing</text:p>
          </table:table-cell>
          <table:table-cell table:formula="of:=SUM([.A1280:.A1282])" office:value-type="float" office:value="8138" calcext:value-type="float">
            <text:p>8138</text:p>
          </table:table-cell>
          <table:table-cell table:formula="of:=IF([.C1280]&gt;[.C12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IF([.A1281]&gt;[.A1280];&quot;increasing&quot;;&quot;decreasing&quot;)" office:value-type="string" office:string-value="decreasing" calcext:value-type="string">
            <text:p>decreasing</text:p>
          </table:table-cell>
          <table:table-cell table:formula="of:=SUM([.A1281:.A1283])" office:value-type="float" office:value="8140" calcext:value-type="float">
            <text:p>8140</text:p>
          </table:table-cell>
          <table:table-cell table:formula="of:=IF([.C1281]&gt;[.C12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IF([.A1282]&gt;[.A1281];&quot;increasing&quot;;&quot;decreasing&quot;)" office:value-type="string" office:string-value="decreasing" calcext:value-type="string">
            <text:p>decreasing</text:p>
          </table:table-cell>
          <table:table-cell table:formula="of:=SUM([.A1282:.A1284])" office:value-type="float" office:value="8155" calcext:value-type="float">
            <text:p>8155</text:p>
          </table:table-cell>
          <table:table-cell table:formula="of:=IF([.C1282]&gt;[.C12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IF([.A1283]&gt;[.A1282];&quot;increasing&quot;;&quot;decreasing&quot;)" office:value-type="string" office:string-value="increasing" calcext:value-type="string">
            <text:p>increasing</text:p>
          </table:table-cell>
          <table:table-cell table:formula="of:=SUM([.A1283:.A1285])" office:value-type="float" office:value="8178" calcext:value-type="float">
            <text:p>8178</text:p>
          </table:table-cell>
          <table:table-cell table:formula="of:=IF([.C1283]&gt;[.C12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IF([.A1284]&gt;[.A1283];&quot;increasing&quot;;&quot;decreasing&quot;)" office:value-type="string" office:string-value="increasing" calcext:value-type="string">
            <text:p>increasing</text:p>
          </table:table-cell>
          <table:table-cell table:formula="of:=SUM([.A1284:.A1286])" office:value-type="float" office:value="8186" calcext:value-type="float">
            <text:p>8186</text:p>
          </table:table-cell>
          <table:table-cell table:formula="of:=IF([.C1284]&gt;[.C12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IF([.A1285]&gt;[.A1284];&quot;increasing&quot;;&quot;decreasing&quot;)" office:value-type="string" office:string-value="increasing" calcext:value-type="string">
            <text:p>increasing</text:p>
          </table:table-cell>
          <table:table-cell table:formula="of:=SUM([.A1285:.A1287])" office:value-type="float" office:value="8200" calcext:value-type="float">
            <text:p>8200</text:p>
          </table:table-cell>
          <table:table-cell table:formula="of:=IF([.C1285]&gt;[.C12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IF([.A1286]&gt;[.A1285];&quot;increasing&quot;;&quot;decreasing&quot;)" office:value-type="string" office:string-value="decreasing" calcext:value-type="string">
            <text:p>decreasing</text:p>
          </table:table-cell>
          <table:table-cell table:formula="of:=SUM([.A1286:.A1288])" office:value-type="float" office:value="8203" calcext:value-type="float">
            <text:p>8203</text:p>
          </table:table-cell>
          <table:table-cell table:formula="of:=IF([.C1286]&gt;[.C12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1287]&gt;[.A1286];&quot;increasing&quot;;&quot;decreasing&quot;)" office:value-type="string" office:string-value="increasing" calcext:value-type="string">
            <text:p>increasing</text:p>
          </table:table-cell>
          <table:table-cell table:formula="of:=SUM([.A1287:.A1289])" office:value-type="float" office:value="8210" calcext:value-type="float">
            <text:p>8210</text:p>
          </table:table-cell>
          <table:table-cell table:formula="of:=IF([.C1287]&gt;[.C12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IF([.A1288]&gt;[.A1287];&quot;increasing&quot;;&quot;decreasing&quot;)" office:value-type="string" office:string-value="decreasing" calcext:value-type="string">
            <text:p>decreasing</text:p>
          </table:table-cell>
          <table:table-cell table:formula="of:=SUM([.A1288:.A1290])" office:value-type="float" office:value="8209" calcext:value-type="float">
            <text:p>8209</text:p>
          </table:table-cell>
          <table:table-cell table:formula="of:=IF([.C1288]&gt;[.C12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IF([.A1289]&gt;[.A1288];&quot;increasing&quot;;&quot;decreasing&quot;)" office:value-type="string" office:string-value="increasing" calcext:value-type="string">
            <text:p>increasing</text:p>
          </table:table-cell>
          <table:table-cell table:formula="of:=SUM([.A1289:.A1291])" office:value-type="float" office:value="8218" calcext:value-type="float">
            <text:p>8218</text:p>
          </table:table-cell>
          <table:table-cell table:formula="of:=IF([.C1289]&gt;[.C12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A1290]&gt;[.A1289];&quot;increasing&quot;;&quot;decreasing&quot;)" office:value-type="string" office:string-value="increasing" calcext:value-type="string">
            <text:p>increasing</text:p>
          </table:table-cell>
          <table:table-cell table:formula="of:=SUM([.A1290:.A1292])" office:value-type="float" office:value="8209" calcext:value-type="float">
            <text:p>8209</text:p>
          </table:table-cell>
          <table:table-cell table:formula="of:=IF([.C1290]&gt;[.C128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IF([.A1291]&gt;[.A1290];&quot;increasing&quot;;&quot;decreasing&quot;)" office:value-type="string" office:string-value="increasing" calcext:value-type="string">
            <text:p>increasing</text:p>
          </table:table-cell>
          <table:table-cell table:formula="of:=SUM([.A1291:.A1293])" office:value-type="float" office:value="8210" calcext:value-type="float">
            <text:p>8210</text:p>
          </table:table-cell>
          <table:table-cell table:formula="of:=IF([.C1291]&gt;[.C12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IF([.A1292]&gt;[.A1291];&quot;increasing&quot;;&quot;decreasing&quot;)" office:value-type="string" office:string-value="decreasing" calcext:value-type="string">
            <text:p>decreasing</text:p>
          </table:table-cell>
          <table:table-cell table:formula="of:=SUM([.A1292:.A1294])" office:value-type="float" office:value="8206" calcext:value-type="float">
            <text:p>8206</text:p>
          </table:table-cell>
          <table:table-cell table:formula="of:=IF([.C1292]&gt;[.C12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1293]&gt;[.A1292];&quot;increasing&quot;;&quot;decreasing&quot;)" office:value-type="string" office:string-value="increasing" calcext:value-type="string">
            <text:p>increasing</text:p>
          </table:table-cell>
          <table:table-cell table:formula="of:=SUM([.A1293:.A1295])" office:value-type="float" office:value="8221" calcext:value-type="float">
            <text:p>8221</text:p>
          </table:table-cell>
          <table:table-cell table:formula="of:=IF([.C1293]&gt;[.C12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IF([.A1294]&gt;[.A1293];&quot;increasing&quot;;&quot;decreasing&quot;)" office:value-type="string" office:string-value="increasing" calcext:value-type="string">
            <text:p>increasing</text:p>
          </table:table-cell>
          <table:table-cell table:formula="of:=SUM([.A1294:.A1296])" office:value-type="float" office:value="8219" calcext:value-type="float">
            <text:p>8219</text:p>
          </table:table-cell>
          <table:table-cell table:formula="of:=IF([.C1294]&gt;[.C12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IF([.A1295]&gt;[.A1294];&quot;increasing&quot;;&quot;decreasing&quot;)" office:value-type="string" office:string-value="increasing" calcext:value-type="string">
            <text:p>increasing</text:p>
          </table:table-cell>
          <table:table-cell table:formula="of:=SUM([.A1295:.A1297])" office:value-type="float" office:value="8213" calcext:value-type="float">
            <text:p>8213</text:p>
          </table:table-cell>
          <table:table-cell table:formula="of:=IF([.C1295]&gt;[.C12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IF([.A1296]&gt;[.A1295];&quot;increasing&quot;;&quot;decreasing&quot;)" office:value-type="string" office:string-value="decreasing" calcext:value-type="string">
            <text:p>decreasing</text:p>
          </table:table-cell>
          <table:table-cell table:formula="of:=SUM([.A1296:.A1298])" office:value-type="float" office:value="8209" calcext:value-type="float">
            <text:p>8209</text:p>
          </table:table-cell>
          <table:table-cell table:formula="of:=IF([.C1296]&gt;[.C129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IF([.A1297]&gt;[.A1296];&quot;increasing&quot;;&quot;decreasing&quot;)" office:value-type="string" office:string-value="decreasing" calcext:value-type="string">
            <text:p>decreasing</text:p>
          </table:table-cell>
          <table:table-cell table:formula="of:=SUM([.A1297:.A1299])" office:value-type="float" office:value="8209" calcext:value-type="float">
            <text:p>8209</text:p>
          </table:table-cell>
          <table:table-cell table:formula="of:=IF([.C1297]&gt;[.C12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A1298]&gt;[.A1297];&quot;increasing&quot;;&quot;decreasing&quot;)" office:value-type="string" office:string-value="increasing" calcext:value-type="string">
            <text:p>increasing</text:p>
          </table:table-cell>
          <table:table-cell table:formula="of:=SUM([.A1298:.A1300])" office:value-type="float" office:value="8211" calcext:value-type="float">
            <text:p>8211</text:p>
          </table:table-cell>
          <table:table-cell table:formula="of:=IF([.C1298]&gt;[.C12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IF([.A1299]&gt;[.A1298];&quot;increasing&quot;;&quot;decreasing&quot;)" office:value-type="string" office:string-value="decreasing" calcext:value-type="string">
            <text:p>decreasing</text:p>
          </table:table-cell>
          <table:table-cell table:formula="of:=SUM([.A1299:.A1301])" office:value-type="float" office:value="8228" calcext:value-type="float">
            <text:p>8228</text:p>
          </table:table-cell>
          <table:table-cell table:formula="of:=IF([.C1299]&gt;[.C12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IF([.A1300]&gt;[.A1299];&quot;increasing&quot;;&quot;decreasing&quot;)" office:value-type="string" office:string-value="decreasing" calcext:value-type="string">
            <text:p>decreasing</text:p>
          </table:table-cell>
          <table:table-cell table:formula="of:=SUM([.A1300:.A1302])" office:value-type="float" office:value="8231" calcext:value-type="float">
            <text:p>8231</text:p>
          </table:table-cell>
          <table:table-cell table:formula="of:=IF([.C1300]&gt;[.C12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IF([.A1301]&gt;[.A1300];&quot;increasing&quot;;&quot;decreasing&quot;)" office:value-type="string" office:string-value="increasing" calcext:value-type="string">
            <text:p>increasing</text:p>
          </table:table-cell>
          <table:table-cell table:formula="of:=SUM([.A1301:.A1303])" office:value-type="float" office:value="8236" calcext:value-type="float">
            <text:p>8236</text:p>
          </table:table-cell>
          <table:table-cell table:formula="of:=IF([.C1301]&gt;[.C13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IF([.A1302]&gt;[.A1301];&quot;increasing&quot;;&quot;decreasing&quot;)" office:value-type="string" office:string-value="decreasing" calcext:value-type="string">
            <text:p>decreasing</text:p>
          </table:table-cell>
          <table:table-cell table:formula="of:=SUM([.A1302:.A1304])" office:value-type="float" office:value="8237" calcext:value-type="float">
            <text:p>8237</text:p>
          </table:table-cell>
          <table:table-cell table:formula="of:=IF([.C1302]&gt;[.C13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IF([.A1303]&gt;[.A1302];&quot;increasing&quot;;&quot;decreasing&quot;)" office:value-type="string" office:string-value="increasing" calcext:value-type="string">
            <text:p>increasing</text:p>
          </table:table-cell>
          <table:table-cell table:formula="of:=SUM([.A1303:.A1305])" office:value-type="float" office:value="8248" calcext:value-type="float">
            <text:p>8248</text:p>
          </table:table-cell>
          <table:table-cell table:formula="of:=IF([.C1303]&gt;[.C13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IF([.A1304]&gt;[.A1303];&quot;increasing&quot;;&quot;decreasing&quot;)" office:value-type="string" office:string-value="increasing" calcext:value-type="string">
            <text:p>increasing</text:p>
          </table:table-cell>
          <table:table-cell table:formula="of:=SUM([.A1304:.A1306])" office:value-type="float" office:value="8269" calcext:value-type="float">
            <text:p>8269</text:p>
          </table:table-cell>
          <table:table-cell table:formula="of:=IF([.C1304]&gt;[.C13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IF([.A1305]&gt;[.A1304];&quot;increasing&quot;;&quot;decreasing&quot;)" office:value-type="string" office:string-value="decreasing" calcext:value-type="string">
            <text:p>decreasing</text:p>
          </table:table-cell>
          <table:table-cell table:formula="of:=SUM([.A1305:.A1307])" office:value-type="float" office:value="8278" calcext:value-type="float">
            <text:p>8278</text:p>
          </table:table-cell>
          <table:table-cell table:formula="of:=IF([.C1305]&gt;[.C13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1306]&gt;[.A1305];&quot;increasing&quot;;&quot;decreasing&quot;)" office:value-type="string" office:string-value="increasing" calcext:value-type="string">
            <text:p>increasing</text:p>
          </table:table-cell>
          <table:table-cell table:formula="of:=SUM([.A1306:.A1308])" office:value-type="float" office:value="8301" calcext:value-type="float">
            <text:p>8301</text:p>
          </table:table-cell>
          <table:table-cell table:formula="of:=IF([.C1306]&gt;[.C13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[.A1307]&gt;[.A1306];&quot;increasing&quot;;&quot;decreasing&quot;)" office:value-type="string" office:string-value="increasing" calcext:value-type="string">
            <text:p>increasing</text:p>
          </table:table-cell>
          <table:table-cell table:formula="of:=SUM([.A1307:.A1309])" office:value-type="float" office:value="8291" calcext:value-type="float">
            <text:p>8291</text:p>
          </table:table-cell>
          <table:table-cell table:formula="of:=IF([.C1307]&gt;[.C13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IF([.A1308]&gt;[.A1307];&quot;increasing&quot;;&quot;decreasing&quot;)" office:value-type="string" office:string-value="increasing" calcext:value-type="string">
            <text:p>increasing</text:p>
          </table:table-cell>
          <table:table-cell table:formula="of:=SUM([.A1308:.A1310])" office:value-type="float" office:value="8279" calcext:value-type="float">
            <text:p>8279</text:p>
          </table:table-cell>
          <table:table-cell table:formula="of:=IF([.C1308]&gt;[.C13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IF([.A1309]&gt;[.A1308];&quot;increasing&quot;;&quot;decreasing&quot;)" office:value-type="string" office:string-value="decreasing" calcext:value-type="string">
            <text:p>decreasing</text:p>
          </table:table-cell>
          <table:table-cell table:formula="of:=SUM([.A1309:.A1311])" office:value-type="float" office:value="8277" calcext:value-type="float">
            <text:p>8277</text:p>
          </table:table-cell>
          <table:table-cell table:formula="of:=IF([.C1309]&gt;[.C130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IF([.A1310]&gt;[.A1309];&quot;increasing&quot;;&quot;decreasing&quot;)" office:value-type="string" office:string-value="increasing" calcext:value-type="string">
            <text:p>increasing</text:p>
          </table:table-cell>
          <table:table-cell table:formula="of:=SUM([.A1310:.A1312])" office:value-type="float" office:value="8291" calcext:value-type="float">
            <text:p>8291</text:p>
          </table:table-cell>
          <table:table-cell table:formula="of:=IF([.C1310]&gt;[.C13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IF([.A1311]&gt;[.A1310];&quot;increasing&quot;;&quot;decreasing&quot;)" office:value-type="string" office:string-value="increasing" calcext:value-type="string">
            <text:p>increasing</text:p>
          </table:table-cell>
          <table:table-cell table:formula="of:=SUM([.A1311:.A1313])" office:value-type="float" office:value="8300" calcext:value-type="float">
            <text:p>8300</text:p>
          </table:table-cell>
          <table:table-cell table:formula="of:=IF([.C1311]&gt;[.C13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IF([.A1312]&gt;[.A1311];&quot;increasing&quot;;&quot;decreasing&quot;)" office:value-type="string" office:string-value="decreasing" calcext:value-type="string">
            <text:p>decreasing</text:p>
          </table:table-cell>
          <table:table-cell table:formula="of:=SUM([.A1312:.A1314])" office:value-type="float" office:value="8291" calcext:value-type="float">
            <text:p>8291</text:p>
          </table:table-cell>
          <table:table-cell table:formula="of:=IF([.C1312]&gt;[.C131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1313]&gt;[.A1312];&quot;increasing&quot;;&quot;decreasing&quot;)" office:value-type="string" office:string-value="decreasing" calcext:value-type="string">
            <text:p>decreasing</text:p>
          </table:table-cell>
          <table:table-cell table:formula="of:=SUM([.A1313:.A1315])" office:value-type="float" office:value="8292" calcext:value-type="float">
            <text:p>8292</text:p>
          </table:table-cell>
          <table:table-cell table:formula="of:=IF([.C1313]&gt;[.C13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IF([.A1314]&gt;[.A1313];&quot;increasing&quot;;&quot;decreasing&quot;)" office:value-type="string" office:string-value="increasing" calcext:value-type="string">
            <text:p>increasing</text:p>
          </table:table-cell>
          <table:table-cell table:formula="of:=SUM([.A1314:.A1316])" office:value-type="float" office:value="8299" calcext:value-type="float">
            <text:p>8299</text:p>
          </table:table-cell>
          <table:table-cell table:formula="of:=IF([.C1314]&gt;[.C13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IF([.A1315]&gt;[.A1314];&quot;increasing&quot;;&quot;decreasing&quot;)" office:value-type="string" office:string-value="increasing" calcext:value-type="string">
            <text:p>increasing</text:p>
          </table:table-cell>
          <table:table-cell table:formula="of:=SUM([.A1315:.A1317])" office:value-type="float" office:value="8306" calcext:value-type="float">
            <text:p>8306</text:p>
          </table:table-cell>
          <table:table-cell table:formula="of:=IF([.C1315]&gt;[.C13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IF([.A1316]&gt;[.A1315];&quot;increasing&quot;;&quot;decreasing&quot;)" office:value-type="string" office:string-value="increasing" calcext:value-type="string">
            <text:p>increasing</text:p>
          </table:table-cell>
          <table:table-cell table:formula="of:=SUM([.A1316:.A1318])" office:value-type="float" office:value="8311" calcext:value-type="float">
            <text:p>8311</text:p>
          </table:table-cell>
          <table:table-cell table:formula="of:=IF([.C1316]&gt;[.C13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IF([.A1317]&gt;[.A1316];&quot;increasing&quot;;&quot;decreasing&quot;)" office:value-type="string" office:string-value="increasing" calcext:value-type="string">
            <text:p>increasing</text:p>
          </table:table-cell>
          <table:table-cell table:formula="of:=SUM([.A1317:.A1319])" office:value-type="float" office:value="8324" calcext:value-type="float">
            <text:p>8324</text:p>
          </table:table-cell>
          <table:table-cell table:formula="of:=IF([.C1317]&gt;[.C13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IF([.A1318]&gt;[.A1317];&quot;increasing&quot;;&quot;decreasing&quot;)" office:value-type="string" office:string-value="increasing" calcext:value-type="string">
            <text:p>increasing</text:p>
          </table:table-cell>
          <table:table-cell table:formula="of:=SUM([.A1318:.A1320])" office:value-type="float" office:value="8334" calcext:value-type="float">
            <text:p>8334</text:p>
          </table:table-cell>
          <table:table-cell table:formula="of:=IF([.C1318]&gt;[.C13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IF([.A1319]&gt;[.A1318];&quot;increasing&quot;;&quot;decreasing&quot;)" office:value-type="string" office:string-value="increasing" calcext:value-type="string">
            <text:p>increasing</text:p>
          </table:table-cell>
          <table:table-cell table:formula="of:=SUM([.A1319:.A1321])" office:value-type="float" office:value="8345" calcext:value-type="float">
            <text:p>8345</text:p>
          </table:table-cell>
          <table:table-cell table:formula="of:=IF([.C1319]&gt;[.C13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IF([.A1320]&gt;[.A1319];&quot;increasing&quot;;&quot;decreasing&quot;)" office:value-type="string" office:string-value="decreasing" calcext:value-type="string">
            <text:p>decreasing</text:p>
          </table:table-cell>
          <table:table-cell table:formula="of:=SUM([.A1320:.A1322])" office:value-type="float" office:value="8353" calcext:value-type="float">
            <text:p>8353</text:p>
          </table:table-cell>
          <table:table-cell table:formula="of:=IF([.C1320]&gt;[.C13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IF([.A1321]&gt;[.A1320];&quot;increasing&quot;;&quot;decreasing&quot;)" office:value-type="string" office:string-value="increasing" calcext:value-type="string">
            <text:p>increasing</text:p>
          </table:table-cell>
          <table:table-cell table:formula="of:=SUM([.A1321:.A1323])" office:value-type="float" office:value="8364" calcext:value-type="float">
            <text:p>8364</text:p>
          </table:table-cell>
          <table:table-cell table:formula="of:=IF([.C1321]&gt;[.C13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IF([.A1322]&gt;[.A1321];&quot;increasing&quot;;&quot;decreasing&quot;)" office:value-type="string" office:string-value="increasing" calcext:value-type="string">
            <text:p>increasing</text:p>
          </table:table-cell>
          <table:table-cell table:formula="of:=SUM([.A1322:.A1324])" office:value-type="float" office:value="8373" calcext:value-type="float">
            <text:p>8373</text:p>
          </table:table-cell>
          <table:table-cell table:formula="of:=IF([.C1322]&gt;[.C13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IF([.A1323]&gt;[.A1322];&quot;increasing&quot;;&quot;decreasing&quot;)" office:value-type="string" office:string-value="increasing" calcext:value-type="string">
            <text:p>increasing</text:p>
          </table:table-cell>
          <table:table-cell table:formula="of:=SUM([.A1323:.A1325])" office:value-type="float" office:value="8368" calcext:value-type="float">
            <text:p>8368</text:p>
          </table:table-cell>
          <table:table-cell table:formula="of:=IF([.C1323]&gt;[.C13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IF([.A1324]&gt;[.A1323];&quot;increasing&quot;;&quot;decreasing&quot;)" office:value-type="string" office:string-value="increasing" calcext:value-type="string">
            <text:p>increasing</text:p>
          </table:table-cell>
          <table:table-cell table:formula="of:=SUM([.A1324:.A1326])" office:value-type="float" office:value="8355" calcext:value-type="float">
            <text:p>8355</text:p>
          </table:table-cell>
          <table:table-cell table:formula="of:=IF([.C1324]&gt;[.C13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IF([.A1325]&gt;[.A1324];&quot;increasing&quot;;&quot;decreasing&quot;)" office:value-type="string" office:string-value="decreasing" calcext:value-type="string">
            <text:p>decreasing</text:p>
          </table:table-cell>
          <table:table-cell table:formula="of:=SUM([.A1325:.A1327])" office:value-type="float" office:value="8336" calcext:value-type="float">
            <text:p>8336</text:p>
          </table:table-cell>
          <table:table-cell table:formula="of:=IF([.C1325]&gt;[.C13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IF([.A1326]&gt;[.A1325];&quot;increasing&quot;;&quot;decreasing&quot;)" office:value-type="string" office:string-value="decreasing" calcext:value-type="string">
            <text:p>decreasing</text:p>
          </table:table-cell>
          <table:table-cell table:formula="of:=SUM([.A1326:.A1328])" office:value-type="float" office:value="8331" calcext:value-type="float">
            <text:p>8331</text:p>
          </table:table-cell>
          <table:table-cell table:formula="of:=IF([.C1326]&gt;[.C13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IF([.A1327]&gt;[.A1326];&quot;increasing&quot;;&quot;decreasing&quot;)" office:value-type="string" office:string-value="decreasing" calcext:value-type="string">
            <text:p>decreasing</text:p>
          </table:table-cell>
          <table:table-cell table:formula="of:=SUM([.A1327:.A1329])" office:value-type="float" office:value="8340" calcext:value-type="float">
            <text:p>8340</text:p>
          </table:table-cell>
          <table:table-cell table:formula="of:=IF([.C1327]&gt;[.C13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IF([.A1328]&gt;[.A1327];&quot;increasing&quot;;&quot;decreasing&quot;)" office:value-type="string" office:string-value="increasing" calcext:value-type="string">
            <text:p>increasing</text:p>
          </table:table-cell>
          <table:table-cell table:formula="of:=SUM([.A1328:.A1330])" office:value-type="float" office:value="8356" calcext:value-type="float">
            <text:p>8356</text:p>
          </table:table-cell>
          <table:table-cell table:formula="of:=IF([.C1328]&gt;[.C13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IF([.A1329]&gt;[.A1328];&quot;increasing&quot;;&quot;decreasing&quot;)" office:value-type="string" office:string-value="increasing" calcext:value-type="string">
            <text:p>increasing</text:p>
          </table:table-cell>
          <table:table-cell table:formula="of:=SUM([.A1329:.A1331])" office:value-type="float" office:value="8374" calcext:value-type="float">
            <text:p>8374</text:p>
          </table:table-cell>
          <table:table-cell table:formula="of:=IF([.C1329]&gt;[.C13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1330]&gt;[.A1329];&quot;increasing&quot;;&quot;decreasing&quot;)" office:value-type="string" office:string-value="increasing" calcext:value-type="string">
            <text:p>increasing</text:p>
          </table:table-cell>
          <table:table-cell table:formula="of:=SUM([.A1330:.A1332])" office:value-type="float" office:value="8387" calcext:value-type="float">
            <text:p>8387</text:p>
          </table:table-cell>
          <table:table-cell table:formula="of:=IF([.C1330]&gt;[.C13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IF([.A1331]&gt;[.A1330];&quot;increasing&quot;;&quot;decreasing&quot;)" office:value-type="string" office:string-value="increasing" calcext:value-type="string">
            <text:p>increasing</text:p>
          </table:table-cell>
          <table:table-cell table:formula="of:=SUM([.A1331:.A1333])" office:value-type="float" office:value="8394" calcext:value-type="float">
            <text:p>8394</text:p>
          </table:table-cell>
          <table:table-cell table:formula="of:=IF([.C1331]&gt;[.C13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IF([.A1332]&gt;[.A1331];&quot;increasing&quot;;&quot;decreasing&quot;)" office:value-type="string" office:string-value="increasing" calcext:value-type="string">
            <text:p>increasing</text:p>
          </table:table-cell>
          <table:table-cell table:formula="of:=SUM([.A1332:.A1334])" office:value-type="float" office:value="8393" calcext:value-type="float">
            <text:p>8393</text:p>
          </table:table-cell>
          <table:table-cell table:formula="of:=IF([.C1332]&gt;[.C13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IF([.A1333]&gt;[.A1332];&quot;increasing&quot;;&quot;decreasing&quot;)" office:value-type="string" office:string-value="decreasing" calcext:value-type="string">
            <text:p>decreasing</text:p>
          </table:table-cell>
          <table:table-cell table:formula="of:=SUM([.A1333:.A1335])" office:value-type="float" office:value="8407" calcext:value-type="float">
            <text:p>8407</text:p>
          </table:table-cell>
          <table:table-cell table:formula="of:=IF([.C1333]&gt;[.C13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IF([.A1334]&gt;[.A1333];&quot;increasing&quot;;&quot;decreasing&quot;)" office:value-type="string" office:string-value="increasing" calcext:value-type="string">
            <text:p>increasing</text:p>
          </table:table-cell>
          <table:table-cell table:formula="of:=SUM([.A1334:.A1336])" office:value-type="float" office:value="8428" calcext:value-type="float">
            <text:p>8428</text:p>
          </table:table-cell>
          <table:table-cell table:formula="of:=IF([.C1334]&gt;[.C13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IF([.A1335]&gt;[.A1334];&quot;increasing&quot;;&quot;decreasing&quot;)" office:value-type="string" office:string-value="increasing" calcext:value-type="string">
            <text:p>increasing</text:p>
          </table:table-cell>
          <table:table-cell table:formula="of:=SUM([.A1335:.A1337])" office:value-type="float" office:value="8449" calcext:value-type="float">
            <text:p>8449</text:p>
          </table:table-cell>
          <table:table-cell table:formula="of:=IF([.C1335]&gt;[.C13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IF([.A1336]&gt;[.A1335];&quot;increasing&quot;;&quot;decreasing&quot;)" office:value-type="string" office:string-value="increasing" calcext:value-type="string">
            <text:p>increasing</text:p>
          </table:table-cell>
          <table:table-cell table:formula="of:=SUM([.A1336:.A1338])" office:value-type="float" office:value="8442" calcext:value-type="float">
            <text:p>8442</text:p>
          </table:table-cell>
          <table:table-cell table:formula="of:=IF([.C1336]&gt;[.C13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[.A1337]&gt;[.A1336];&quot;increasing&quot;;&quot;decreasing&quot;)" office:value-type="string" office:string-value="increasing" calcext:value-type="string">
            <text:p>increasing</text:p>
          </table:table-cell>
          <table:table-cell table:formula="of:=SUM([.A1337:.A1339])" office:value-type="float" office:value="8420" calcext:value-type="float">
            <text:p>8420</text:p>
          </table:table-cell>
          <table:table-cell table:formula="of:=IF([.C1337]&gt;[.C13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IF([.A1338]&gt;[.A1337];&quot;increasing&quot;;&quot;decreasing&quot;)" office:value-type="string" office:string-value="decreasing" calcext:value-type="string">
            <text:p>decreasing</text:p>
          </table:table-cell>
          <table:table-cell table:formula="of:=SUM([.A1338:.A1340])" office:value-type="float" office:value="8395" calcext:value-type="float">
            <text:p>8395</text:p>
          </table:table-cell>
          <table:table-cell table:formula="of:=IF([.C1338]&gt;[.C13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1339]&gt;[.A1338];&quot;increasing&quot;;&quot;decreasing&quot;)" office:value-type="string" office:string-value="decreasing" calcext:value-type="string">
            <text:p>decreasing</text:p>
          </table:table-cell>
          <table:table-cell table:formula="of:=SUM([.A1339:.A1341])" office:value-type="float" office:value="8382" calcext:value-type="float">
            <text:p>8382</text:p>
          </table:table-cell>
          <table:table-cell table:formula="of:=IF([.C1339]&gt;[.C13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IF([.A1340]&gt;[.A1339];&quot;increasing&quot;;&quot;decreasing&quot;)" office:value-type="string" office:string-value="decreasing" calcext:value-type="string">
            <text:p>decreasing</text:p>
          </table:table-cell>
          <table:table-cell table:formula="of:=SUM([.A1340:.A1342])" office:value-type="float" office:value="8405" calcext:value-type="float">
            <text:p>8405</text:p>
          </table:table-cell>
          <table:table-cell table:formula="of:=IF([.C1340]&gt;[.C13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IF([.A1341]&gt;[.A1340];&quot;increasing&quot;;&quot;decreasing&quot;)" office:value-type="string" office:string-value="increasing" calcext:value-type="string">
            <text:p>increasing</text:p>
          </table:table-cell>
          <table:table-cell table:formula="of:=SUM([.A1341:.A1343])" office:value-type="float" office:value="8431" calcext:value-type="float">
            <text:p>8431</text:p>
          </table:table-cell>
          <table:table-cell table:formula="of:=IF([.C1341]&gt;[.C13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[.A1342]&gt;[.A1341];&quot;increasing&quot;;&quot;decreasing&quot;)" office:value-type="string" office:string-value="increasing" calcext:value-type="string">
            <text:p>increasing</text:p>
          </table:table-cell>
          <table:table-cell table:formula="of:=SUM([.A1342:.A1344])" office:value-type="float" office:value="8455" calcext:value-type="float">
            <text:p>8455</text:p>
          </table:table-cell>
          <table:table-cell table:formula="of:=IF([.C1342]&gt;[.C13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IF([.A1343]&gt;[.A1342];&quot;increasing&quot;;&quot;decreasing&quot;)" office:value-type="string" office:string-value="increasing" calcext:value-type="string">
            <text:p>increasing</text:p>
          </table:table-cell>
          <table:table-cell table:formula="of:=SUM([.A1343:.A1345])" office:value-type="float" office:value="8456" calcext:value-type="float">
            <text:p>8456</text:p>
          </table:table-cell>
          <table:table-cell table:formula="of:=IF([.C1343]&gt;[.C13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[.A1344]&gt;[.A1343];&quot;increasing&quot;;&quot;decreasing&quot;)" office:value-type="string" office:string-value="decreasing" calcext:value-type="string">
            <text:p>decreasing</text:p>
          </table:table-cell>
          <table:table-cell table:formula="of:=SUM([.A1344:.A1346])" office:value-type="float" office:value="8458" calcext:value-type="float">
            <text:p>8458</text:p>
          </table:table-cell>
          <table:table-cell table:formula="of:=IF([.C1344]&gt;[.C13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IF([.A1345]&gt;[.A1344];&quot;increasing&quot;;&quot;decreasing&quot;)" office:value-type="string" office:string-value="increasing" calcext:value-type="string">
            <text:p>increasing</text:p>
          </table:table-cell>
          <table:table-cell table:formula="of:=SUM([.A1345:.A1347])" office:value-type="float" office:value="8460" calcext:value-type="float">
            <text:p>8460</text:p>
          </table:table-cell>
          <table:table-cell table:formula="of:=IF([.C1345]&gt;[.C13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1346]&gt;[.A1345];&quot;increasing&quot;;&quot;decreasing&quot;)" office:value-type="string" office:string-value="increasing" calcext:value-type="string">
            <text:p>increasing</text:p>
          </table:table-cell>
          <table:table-cell table:formula="of:=SUM([.A1346:.A1348])" office:value-type="float" office:value="8469" calcext:value-type="float">
            <text:p>8469</text:p>
          </table:table-cell>
          <table:table-cell table:formula="of:=IF([.C1346]&gt;[.C13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IF([.A1347]&gt;[.A1346];&quot;increasing&quot;;&quot;decreasing&quot;)" office:value-type="string" office:string-value="decreasing" calcext:value-type="string">
            <text:p>decreasing</text:p>
          </table:table-cell>
          <table:table-cell table:formula="of:=SUM([.A1347:.A1349])" office:value-type="float" office:value="8470" calcext:value-type="float">
            <text:p>8470</text:p>
          </table:table-cell>
          <table:table-cell table:formula="of:=IF([.C1347]&gt;[.C13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IF([.A1348]&gt;[.A1347];&quot;increasing&quot;;&quot;decreasing&quot;)" office:value-type="string" office:string-value="increasing" calcext:value-type="string">
            <text:p>increasing</text:p>
          </table:table-cell>
          <table:table-cell table:formula="of:=SUM([.A1348:.A1350])" office:value-type="float" office:value="8469" calcext:value-type="float">
            <text:p>8469</text:p>
          </table:table-cell>
          <table:table-cell table:formula="of:=IF([.C1348]&gt;[.C134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IF([.A1349]&gt;[.A1348];&quot;increasing&quot;;&quot;decreasing&quot;)" office:value-type="string" office:string-value="decreasing" calcext:value-type="string">
            <text:p>decreasing</text:p>
          </table:table-cell>
          <table:table-cell table:formula="of:=SUM([.A1349:.A1351])" office:value-type="float" office:value="8473" calcext:value-type="float">
            <text:p>8473</text:p>
          </table:table-cell>
          <table:table-cell table:formula="of:=IF([.C1349]&gt;[.C13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IF([.A1350]&gt;[.A1349];&quot;increasing&quot;;&quot;decreasing&quot;)" office:value-type="string" office:string-value="decreasing" calcext:value-type="string">
            <text:p>decreasing</text:p>
          </table:table-cell>
          <table:table-cell table:formula="of:=SUM([.A1350:.A1352])" office:value-type="float" office:value="8519" calcext:value-type="float">
            <text:p>8519</text:p>
          </table:table-cell>
          <table:table-cell table:formula="of:=IF([.C1350]&gt;[.C13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IF([.A1351]&gt;[.A1350];&quot;increasing&quot;;&quot;decreasing&quot;)" office:value-type="string" office:string-value="increasing" calcext:value-type="string">
            <text:p>increasing</text:p>
          </table:table-cell>
          <table:table-cell table:formula="of:=SUM([.A1351:.A1353])" office:value-type="float" office:value="8548" calcext:value-type="float">
            <text:p>8548</text:p>
          </table:table-cell>
          <table:table-cell table:formula="of:=IF([.C1351]&gt;[.C13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1352]&gt;[.A1351];&quot;increasing&quot;;&quot;decreasing&quot;)" office:value-type="string" office:string-value="increasing" calcext:value-type="string">
            <text:p>increasing</text:p>
          </table:table-cell>
          <table:table-cell table:formula="of:=SUM([.A1352:.A1354])" office:value-type="float" office:value="8566" calcext:value-type="float">
            <text:p>8566</text:p>
          </table:table-cell>
          <table:table-cell table:formula="of:=IF([.C1352]&gt;[.C13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1353]&gt;[.A1352];&quot;increasing&quot;;&quot;decreasing&quot;)" office:value-type="string" office:string-value="decreasing" calcext:value-type="string">
            <text:p>decreasing</text:p>
          </table:table-cell>
          <table:table-cell table:formula="of:=SUM([.A1353:.A1355])" office:value-type="float" office:value="8542" calcext:value-type="float">
            <text:p>8542</text:p>
          </table:table-cell>
          <table:table-cell table:formula="of:=IF([.C1353]&gt;[.C135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IF([.A1354]&gt;[.A1353];&quot;increasing&quot;;&quot;decreasing&quot;)" office:value-type="string" office:string-value="increasing" calcext:value-type="string">
            <text:p>increasing</text:p>
          </table:table-cell>
          <table:table-cell table:formula="of:=SUM([.A1354:.A1356])" office:value-type="float" office:value="8548" calcext:value-type="float">
            <text:p>8548</text:p>
          </table:table-cell>
          <table:table-cell table:formula="of:=IF([.C1354]&gt;[.C13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1355]&gt;[.A1354];&quot;increasing&quot;;&quot;decreasing&quot;)" office:value-type="string" office:string-value="decreasing" calcext:value-type="string">
            <text:p>decreasing</text:p>
          </table:table-cell>
          <table:table-cell table:formula="of:=SUM([.A1355:.A1357])" office:value-type="float" office:value="8553" calcext:value-type="float">
            <text:p>8553</text:p>
          </table:table-cell>
          <table:table-cell table:formula="of:=IF([.C1355]&gt;[.C13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IF([.A1356]&gt;[.A1355];&quot;increasing&quot;;&quot;decreasing&quot;)" office:value-type="string" office:string-value="increasing" calcext:value-type="string">
            <text:p>increasing</text:p>
          </table:table-cell>
          <table:table-cell table:formula="of:=SUM([.A1356:.A1358])" office:value-type="float" office:value="8561" calcext:value-type="float">
            <text:p>8561</text:p>
          </table:table-cell>
          <table:table-cell table:formula="of:=IF([.C1356]&gt;[.C13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IF([.A1357]&gt;[.A1356];&quot;increasing&quot;;&quot;decreasing&quot;)" office:value-type="string" office:string-value="increasing" calcext:value-type="string">
            <text:p>increasing</text:p>
          </table:table-cell>
          <table:table-cell table:formula="of:=SUM([.A1357:.A1359])" office:value-type="float" office:value="8542" calcext:value-type="float">
            <text:p>8542</text:p>
          </table:table-cell>
          <table:table-cell table:formula="of:=IF([.C1357]&gt;[.C135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IF([.A1358]&gt;[.A1357];&quot;increasing&quot;;&quot;decreasing&quot;)" office:value-type="string" office:string-value="decreasing" calcext:value-type="string">
            <text:p>decreasing</text:p>
          </table:table-cell>
          <table:table-cell table:formula="of:=SUM([.A1358:.A1360])" office:value-type="float" office:value="8523" calcext:value-type="float">
            <text:p>8523</text:p>
          </table:table-cell>
          <table:table-cell table:formula="of:=IF([.C1358]&gt;[.C135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IF([.A1359]&gt;[.A1358];&quot;increasing&quot;;&quot;decreasing&quot;)" office:value-type="string" office:string-value="decreasing" calcext:value-type="string">
            <text:p>decreasing</text:p>
          </table:table-cell>
          <table:table-cell table:formula="of:=SUM([.A1359:.A1361])" office:value-type="float" office:value="8508" calcext:value-type="float">
            <text:p>8508</text:p>
          </table:table-cell>
          <table:table-cell table:formula="of:=IF([.C1359]&gt;[.C135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IF([.A1360]&gt;[.A1359];&quot;increasing&quot;;&quot;decreasing&quot;)" office:value-type="string" office:string-value="increasing" calcext:value-type="string">
            <text:p>increasing</text:p>
          </table:table-cell>
          <table:table-cell table:formula="of:=SUM([.A1360:.A1362])" office:value-type="float" office:value="8513" calcext:value-type="float">
            <text:p>8513</text:p>
          </table:table-cell>
          <table:table-cell table:formula="of:=IF([.C1360]&gt;[.C13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[.A1361]&gt;[.A1360];&quot;increasing&quot;;&quot;decreasing&quot;)" office:value-type="string" office:string-value="increasing" calcext:value-type="string">
            <text:p>increasing</text:p>
          </table:table-cell>
          <table:table-cell table:formula="of:=SUM([.A1361:.A1363])" office:value-type="float" office:value="8544" calcext:value-type="float">
            <text:p>8544</text:p>
          </table:table-cell>
          <table:table-cell table:formula="of:=IF([.C1361]&gt;[.C13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IF([.A1362]&gt;[.A1361];&quot;increasing&quot;;&quot;decreasing&quot;)" office:value-type="string" office:string-value="increasing" calcext:value-type="string">
            <text:p>increasing</text:p>
          </table:table-cell>
          <table:table-cell table:formula="of:=SUM([.A1362:.A1364])" office:value-type="float" office:value="8576" calcext:value-type="float">
            <text:p>8576</text:p>
          </table:table-cell>
          <table:table-cell table:formula="of:=IF([.C1362]&gt;[.C13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IF([.A1363]&gt;[.A1362];&quot;increasing&quot;;&quot;decreasing&quot;)" office:value-type="string" office:string-value="increasing" calcext:value-type="string">
            <text:p>increasing</text:p>
          </table:table-cell>
          <table:table-cell table:formula="of:=SUM([.A1363:.A1365])" office:value-type="float" office:value="8614" calcext:value-type="float">
            <text:p>8614</text:p>
          </table:table-cell>
          <table:table-cell table:formula="of:=IF([.C1363]&gt;[.C13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IF([.A1364]&gt;[.A1363];&quot;increasing&quot;;&quot;decreasing&quot;)" office:value-type="string" office:string-value="increasing" calcext:value-type="string">
            <text:p>increasing</text:p>
          </table:table-cell>
          <table:table-cell table:formula="of:=SUM([.A1364:.A1366])" office:value-type="float" office:value="8626" calcext:value-type="float">
            <text:p>8626</text:p>
          </table:table-cell>
          <table:table-cell table:formula="of:=IF([.C1364]&gt;[.C13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IF([.A1365]&gt;[.A1364];&quot;increasing&quot;;&quot;decreasing&quot;)" office:value-type="string" office:string-value="increasing" calcext:value-type="string">
            <text:p>increasing</text:p>
          </table:table-cell>
          <table:table-cell table:formula="of:=SUM([.A1365:.A1367])" office:value-type="float" office:value="8641" calcext:value-type="float">
            <text:p>8641</text:p>
          </table:table-cell>
          <table:table-cell table:formula="of:=IF([.C1365]&gt;[.C13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IF([.A1366]&gt;[.A1365];&quot;increasing&quot;;&quot;decreasing&quot;)" office:value-type="string" office:string-value="increasing" calcext:value-type="string">
            <text:p>increasing</text:p>
          </table:table-cell>
          <table:table-cell table:formula="of:=SUM([.A1366:.A1368])" office:value-type="float" office:value="8689" calcext:value-type="float">
            <text:p>8689</text:p>
          </table:table-cell>
          <table:table-cell table:formula="of:=IF([.C1366]&gt;[.C13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IF([.A1367]&gt;[.A1366];&quot;increasing&quot;;&quot;decreasing&quot;)" office:value-type="string" office:string-value="increasing" calcext:value-type="string">
            <text:p>increasing</text:p>
          </table:table-cell>
          <table:table-cell table:formula="of:=SUM([.A1367:.A1369])" office:value-type="float" office:value="8737" calcext:value-type="float">
            <text:p>8737</text:p>
          </table:table-cell>
          <table:table-cell table:formula="of:=IF([.C1367]&gt;[.C13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IF([.A1368]&gt;[.A1367];&quot;increasing&quot;;&quot;decreasing&quot;)" office:value-type="string" office:string-value="increasing" calcext:value-type="string">
            <text:p>increasing</text:p>
          </table:table-cell>
          <table:table-cell table:formula="of:=SUM([.A1368:.A1370])" office:value-type="float" office:value="8781" calcext:value-type="float">
            <text:p>8781</text:p>
          </table:table-cell>
          <table:table-cell table:formula="of:=IF([.C1368]&gt;[.C13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IF([.A1369]&gt;[.A1368];&quot;increasing&quot;;&quot;decreasing&quot;)" office:value-type="string" office:string-value="increasing" calcext:value-type="string">
            <text:p>increasing</text:p>
          </table:table-cell>
          <table:table-cell table:formula="of:=SUM([.A1369:.A1371])" office:value-type="float" office:value="8786" calcext:value-type="float">
            <text:p>8786</text:p>
          </table:table-cell>
          <table:table-cell table:formula="of:=IF([.C1369]&gt;[.C13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IF([.A1370]&gt;[.A1369];&quot;increasing&quot;;&quot;decreasing&quot;)" office:value-type="string" office:string-value="increasing" calcext:value-type="string">
            <text:p>increasing</text:p>
          </table:table-cell>
          <table:table-cell table:formula="of:=SUM([.A1370:.A1372])" office:value-type="float" office:value="8792" calcext:value-type="float">
            <text:p>8792</text:p>
          </table:table-cell>
          <table:table-cell table:formula="of:=IF([.C1370]&gt;[.C13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IF([.A1371]&gt;[.A1370];&quot;increasing&quot;;&quot;decreasing&quot;)" office:value-type="string" office:string-value="increasing" calcext:value-type="string">
            <text:p>increasing</text:p>
          </table:table-cell>
          <table:table-cell table:formula="of:=SUM([.A1371:.A1373])" office:value-type="float" office:value="8803" calcext:value-type="float">
            <text:p>8803</text:p>
          </table:table-cell>
          <table:table-cell table:formula="of:=IF([.C1371]&gt;[.C13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IF([.A1372]&gt;[.A1371];&quot;increasing&quot;;&quot;decreasing&quot;)" office:value-type="string" office:string-value="increasing" calcext:value-type="string">
            <text:p>increasing</text:p>
          </table:table-cell>
          <table:table-cell table:formula="of:=SUM([.A1372:.A1374])" office:value-type="float" office:value="8843" calcext:value-type="float">
            <text:p>8843</text:p>
          </table:table-cell>
          <table:table-cell table:formula="of:=IF([.C1372]&gt;[.C13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IF([.A1373]&gt;[.A1372];&quot;increasing&quot;;&quot;decreasing&quot;)" office:value-type="string" office:string-value="increasing" calcext:value-type="string">
            <text:p>increasing</text:p>
          </table:table-cell>
          <table:table-cell table:formula="of:=SUM([.A1373:.A1375])" office:value-type="float" office:value="8883" calcext:value-type="float">
            <text:p>8883</text:p>
          </table:table-cell>
          <table:table-cell table:formula="of:=IF([.C1373]&gt;[.C13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IF([.A1374]&gt;[.A1373];&quot;increasing&quot;;&quot;decreasing&quot;)" office:value-type="string" office:string-value="increasing" calcext:value-type="string">
            <text:p>increasing</text:p>
          </table:table-cell>
          <table:table-cell table:formula="of:=SUM([.A1374:.A1376])" office:value-type="float" office:value="8923" calcext:value-type="float">
            <text:p>8923</text:p>
          </table:table-cell>
          <table:table-cell table:formula="of:=IF([.C1374]&gt;[.C13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375]&gt;[.A1374];&quot;increasing&quot;;&quot;decreasing&quot;)" office:value-type="string" office:string-value="increasing" calcext:value-type="string">
            <text:p>increasing</text:p>
          </table:table-cell>
          <table:table-cell table:formula="of:=SUM([.A1375:.A1377])" office:value-type="float" office:value="8926" calcext:value-type="float">
            <text:p>8926</text:p>
          </table:table-cell>
          <table:table-cell table:formula="of:=IF([.C1375]&gt;[.C13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IF([.A1376]&gt;[.A1375];&quot;increasing&quot;;&quot;decreasing&quot;)" office:value-type="string" office:string-value="increasing" calcext:value-type="string">
            <text:p>increasing</text:p>
          </table:table-cell>
          <table:table-cell table:formula="of:=SUM([.A1376:.A1378])" office:value-type="float" office:value="8924" calcext:value-type="float">
            <text:p>8924</text:p>
          </table:table-cell>
          <table:table-cell table:formula="of:=IF([.C1376]&gt;[.C137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1377]&gt;[.A1376];&quot;increasing&quot;;&quot;decreasing&quot;)" office:value-type="string" office:string-value="decreasing" calcext:value-type="string">
            <text:p>decreasing</text:p>
          </table:table-cell>
          <table:table-cell table:formula="of:=SUM([.A1377:.A1379])" office:value-type="float" office:value="8923" calcext:value-type="float">
            <text:p>8923</text:p>
          </table:table-cell>
          <table:table-cell table:formula="of:=IF([.C1377]&gt;[.C137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IF([.A1378]&gt;[.A1377];&quot;increasing&quot;;&quot;decreasing&quot;)" office:value-type="string" office:string-value="decreasing" calcext:value-type="string">
            <text:p>decreasing</text:p>
          </table:table-cell>
          <table:table-cell table:formula="of:=SUM([.A1378:.A1380])" office:value-type="float" office:value="8921" calcext:value-type="float">
            <text:p>8921</text:p>
          </table:table-cell>
          <table:table-cell table:formula="of:=IF([.C1378]&gt;[.C137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1379]&gt;[.A1378];&quot;increasing&quot;;&quot;decreasing&quot;)" office:value-type="string" office:string-value="increasing" calcext:value-type="string">
            <text:p>increasing</text:p>
          </table:table-cell>
          <table:table-cell table:formula="of:=SUM([.A1379:.A1381])" office:value-type="float" office:value="8923" calcext:value-type="float">
            <text:p>8923</text:p>
          </table:table-cell>
          <table:table-cell table:formula="of:=IF([.C1379]&gt;[.C13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IF([.A1380]&gt;[.A1379];&quot;increasing&quot;;&quot;decreasing&quot;)" office:value-type="string" office:string-value="decreasing" calcext:value-type="string">
            <text:p>decreasing</text:p>
          </table:table-cell>
          <table:table-cell table:formula="of:=SUM([.A1380:.A1382])" office:value-type="float" office:value="8905" calcext:value-type="float">
            <text:p>8905</text:p>
          </table:table-cell>
          <table:table-cell table:formula="of:=IF([.C1380]&gt;[.C13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381]&gt;[.A1380];&quot;increasing&quot;;&quot;decreasing&quot;)" office:value-type="string" office:string-value="increasing" calcext:value-type="string">
            <text:p>increasing</text:p>
          </table:table-cell>
          <table:table-cell table:formula="of:=SUM([.A1381:.A1383])" office:value-type="float" office:value="8907" calcext:value-type="float">
            <text:p>8907</text:p>
          </table:table-cell>
          <table:table-cell table:formula="of:=IF([.C1381]&gt;[.C13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IF([.A1382]&gt;[.A1381];&quot;increasing&quot;;&quot;decreasing&quot;)" office:value-type="string" office:string-value="decreasing" calcext:value-type="string">
            <text:p>decreasing</text:p>
          </table:table-cell>
          <table:table-cell table:formula="of:=SUM([.A1382:.A1384])" office:value-type="float" office:value="8925" calcext:value-type="float">
            <text:p>8925</text:p>
          </table:table-cell>
          <table:table-cell table:formula="of:=IF([.C1382]&gt;[.C13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1383]&gt;[.A1382];&quot;increasing&quot;;&quot;decreasing&quot;)" office:value-type="string" office:string-value="increasing" calcext:value-type="string">
            <text:p>increasing</text:p>
          </table:table-cell>
          <table:table-cell table:formula="of:=SUM([.A1383:.A1385])" office:value-type="float" office:value="8945" calcext:value-type="float">
            <text:p>8945</text:p>
          </table:table-cell>
          <table:table-cell table:formula="of:=IF([.C1383]&gt;[.C13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IF([.A1384]&gt;[.A1383];&quot;increasing&quot;;&quot;decreasing&quot;)" office:value-type="string" office:string-value="increasing" calcext:value-type="string">
            <text:p>increasing</text:p>
          </table:table-cell>
          <table:table-cell table:formula="of:=SUM([.A1384:.A1386])" office:value-type="float" office:value="8950" calcext:value-type="float">
            <text:p>8950</text:p>
          </table:table-cell>
          <table:table-cell table:formula="of:=IF([.C1384]&gt;[.C13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IF([.A1385]&gt;[.A1384];&quot;increasing&quot;;&quot;decreasing&quot;)" office:value-type="string" office:string-value="decreasing" calcext:value-type="string">
            <text:p>decreasing</text:p>
          </table:table-cell>
          <table:table-cell table:formula="of:=SUM([.A1385:.A1387])" office:value-type="float" office:value="8937" calcext:value-type="float">
            <text:p>8937</text:p>
          </table:table-cell>
          <table:table-cell table:formula="of:=IF([.C1385]&gt;[.C13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IF([.A1386]&gt;[.A1385];&quot;increasing&quot;;&quot;decreasing&quot;)" office:value-type="string" office:string-value="decreasing" calcext:value-type="string">
            <text:p>decreasing</text:p>
          </table:table-cell>
          <table:table-cell table:formula="of:=SUM([.A1386:.A1388])" office:value-type="float" office:value="8944" calcext:value-type="float">
            <text:p>8944</text:p>
          </table:table-cell>
          <table:table-cell table:formula="of:=IF([.C1386]&gt;[.C13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1387]&gt;[.A1386];&quot;increasing&quot;;&quot;decreasing&quot;)" office:value-type="string" office:string-value="decreasing" calcext:value-type="string">
            <text:p>decreasing</text:p>
          </table:table-cell>
          <table:table-cell table:formula="of:=SUM([.A1387:.A1389])" office:value-type="float" office:value="8957" calcext:value-type="float">
            <text:p>8957</text:p>
          </table:table-cell>
          <table:table-cell table:formula="of:=IF([.C1387]&gt;[.C13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IF([.A1388]&gt;[.A1387];&quot;increasing&quot;;&quot;decreasing&quot;)" office:value-type="string" office:string-value="increasing" calcext:value-type="string">
            <text:p>increasing</text:p>
          </table:table-cell>
          <table:table-cell table:formula="of:=SUM([.A1388:.A1390])" office:value-type="float" office:value="8987" calcext:value-type="float">
            <text:p>8987</text:p>
          </table:table-cell>
          <table:table-cell table:formula="of:=IF([.C1388]&gt;[.C13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IF([.A1389]&gt;[.A1388];&quot;increasing&quot;;&quot;decreasing&quot;)" office:value-type="string" office:string-value="increasing" calcext:value-type="string">
            <text:p>increasing</text:p>
          </table:table-cell>
          <table:table-cell table:formula="of:=SUM([.A1389:.A1391])" office:value-type="float" office:value="9007" calcext:value-type="float">
            <text:p>9007</text:p>
          </table:table-cell>
          <table:table-cell table:formula="of:=IF([.C1389]&gt;[.C13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IF([.A1390]&gt;[.A1389];&quot;increasing&quot;;&quot;decreasing&quot;)" office:value-type="string" office:string-value="increasing" calcext:value-type="string">
            <text:p>increasing</text:p>
          </table:table-cell>
          <table:table-cell table:formula="of:=SUM([.A1390:.A1392])" office:value-type="float" office:value="8997" calcext:value-type="float">
            <text:p>8997</text:p>
          </table:table-cell>
          <table:table-cell table:formula="of:=IF([.C1390]&gt;[.C138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IF([.A1391]&gt;[.A1390];&quot;increasing&quot;;&quot;decreasing&quot;)" office:value-type="string" office:string-value="decreasing" calcext:value-type="string">
            <text:p>decreasing</text:p>
          </table:table-cell>
          <table:table-cell table:formula="of:=SUM([.A1391:.A1393])" office:value-type="float" office:value="8960" calcext:value-type="float">
            <text:p>8960</text:p>
          </table:table-cell>
          <table:table-cell table:formula="of:=IF([.C1391]&gt;[.C139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IF([.A1392]&gt;[.A1391];&quot;increasing&quot;;&quot;decreasing&quot;)" office:value-type="string" office:string-value="decreasing" calcext:value-type="string">
            <text:p>decreasing</text:p>
          </table:table-cell>
          <table:table-cell table:formula="of:=SUM([.A1392:.A1394])" office:value-type="float" office:value="8932" calcext:value-type="float">
            <text:p>8932</text:p>
          </table:table-cell>
          <table:table-cell table:formula="of:=IF([.C1392]&gt;[.C13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IF([.A1393]&gt;[.A1392];&quot;increasing&quot;;&quot;decreasing&quot;)" office:value-type="string" office:string-value="decreasing" calcext:value-type="string">
            <text:p>decreasing</text:p>
          </table:table-cell>
          <table:table-cell table:formula="of:=SUM([.A1393:.A1395])" office:value-type="float" office:value="8922" calcext:value-type="float">
            <text:p>8922</text:p>
          </table:table-cell>
          <table:table-cell table:formula="of:=IF([.C1393]&gt;[.C139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IF([.A1394]&gt;[.A1393];&quot;increasing&quot;;&quot;decreasing&quot;)" office:value-type="string" office:string-value="increasing" calcext:value-type="string">
            <text:p>increasing</text:p>
          </table:table-cell>
          <table:table-cell table:formula="of:=SUM([.A1394:.A1396])" office:value-type="float" office:value="8928" calcext:value-type="float">
            <text:p>8928</text:p>
          </table:table-cell>
          <table:table-cell table:formula="of:=IF([.C1394]&gt;[.C13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IF([.A1395]&gt;[.A1394];&quot;increasing&quot;;&quot;decreasing&quot;)" office:value-type="string" office:string-value="decreasing" calcext:value-type="string">
            <text:p>decreasing</text:p>
          </table:table-cell>
          <table:table-cell table:formula="of:=SUM([.A1395:.A1397])" office:value-type="float" office:value="8911" calcext:value-type="float">
            <text:p>8911</text:p>
          </table:table-cell>
          <table:table-cell table:formula="of:=IF([.C1395]&gt;[.C13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IF([.A1396]&gt;[.A1395];&quot;increasing&quot;;&quot;decreasing&quot;)" office:value-type="string" office:string-value="increasing" calcext:value-type="string">
            <text:p>increasing</text:p>
          </table:table-cell>
          <table:table-cell table:formula="of:=SUM([.A1396:.A1398])" office:value-type="float" office:value="8915" calcext:value-type="float">
            <text:p>8915</text:p>
          </table:table-cell>
          <table:table-cell table:formula="of:=IF([.C1396]&gt;[.C13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IF([.A1397]&gt;[.A1396];&quot;increasing&quot;;&quot;decreasing&quot;)" office:value-type="string" office:string-value="decreasing" calcext:value-type="string">
            <text:p>decreasing</text:p>
          </table:table-cell>
          <table:table-cell table:formula="of:=SUM([.A1397:.A1399])" office:value-type="float" office:value="8910" calcext:value-type="float">
            <text:p>8910</text:p>
          </table:table-cell>
          <table:table-cell table:formula="of:=IF([.C1397]&gt;[.C13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IF([.A1398]&gt;[.A1397];&quot;increasing&quot;;&quot;decreasing&quot;)" office:value-type="string" office:string-value="increasing" calcext:value-type="string">
            <text:p>increasing</text:p>
          </table:table-cell>
          <table:table-cell table:formula="of:=SUM([.A1398:.A1400])" office:value-type="float" office:value="8921" calcext:value-type="float">
            <text:p>8921</text:p>
          </table:table-cell>
          <table:table-cell table:formula="of:=IF([.C1398]&gt;[.C13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IF([.A1399]&gt;[.A1398];&quot;increasing&quot;;&quot;decreasing&quot;)" office:value-type="string" office:string-value="decreasing" calcext:value-type="string">
            <text:p>decreasing</text:p>
          </table:table-cell>
          <table:table-cell table:formula="of:=SUM([.A1399:.A1401])" office:value-type="float" office:value="8919" calcext:value-type="float">
            <text:p>8919</text:p>
          </table:table-cell>
          <table:table-cell table:formula="of:=IF([.C1399]&gt;[.C139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400]&gt;[.A1399];&quot;increasing&quot;;&quot;decreasing&quot;)" office:value-type="string" office:string-value="increasing" calcext:value-type="string">
            <text:p>increasing</text:p>
          </table:table-cell>
          <table:table-cell table:formula="of:=SUM([.A1400:.A1402])" office:value-type="float" office:value="8933" calcext:value-type="float">
            <text:p>8933</text:p>
          </table:table-cell>
          <table:table-cell table:formula="of:=IF([.C1400]&gt;[.C13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1401]&gt;[.A1400];&quot;increasing&quot;;&quot;decreasing&quot;)" office:value-type="string" office:string-value="increasing" calcext:value-type="string">
            <text:p>increasing</text:p>
          </table:table-cell>
          <table:table-cell table:formula="of:=SUM([.A1401:.A1403])" office:value-type="float" office:value="8956" calcext:value-type="float">
            <text:p>8956</text:p>
          </table:table-cell>
          <table:table-cell table:formula="of:=IF([.C1401]&gt;[.C14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IF([.A1402]&gt;[.A1401];&quot;increasing&quot;;&quot;decreasing&quot;)" office:value-type="string" office:string-value="increasing" calcext:value-type="string">
            <text:p>increasing</text:p>
          </table:table-cell>
          <table:table-cell table:formula="of:=SUM([.A1402:.A1404])" office:value-type="float" office:value="8976" calcext:value-type="float">
            <text:p>8976</text:p>
          </table:table-cell>
          <table:table-cell table:formula="of:=IF([.C1402]&gt;[.C14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IF([.A1403]&gt;[.A1402];&quot;increasing&quot;;&quot;decreasing&quot;)" office:value-type="string" office:string-value="increasing" calcext:value-type="string">
            <text:p>increasing</text:p>
          </table:table-cell>
          <table:table-cell table:formula="of:=SUM([.A1403:.A1405])" office:value-type="float" office:value="9008" calcext:value-type="float">
            <text:p>9008</text:p>
          </table:table-cell>
          <table:table-cell table:formula="of:=IF([.C1403]&gt;[.C14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IF([.A1404]&gt;[.A1403];&quot;increasing&quot;;&quot;decreasing&quot;)" office:value-type="string" office:string-value="decreasing" calcext:value-type="string">
            <text:p>decreasing</text:p>
          </table:table-cell>
          <table:table-cell table:formula="of:=SUM([.A1404:.A1406])" office:value-type="float" office:value="9029" calcext:value-type="float">
            <text:p>9029</text:p>
          </table:table-cell>
          <table:table-cell table:formula="of:=IF([.C1404]&gt;[.C14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IF([.A1405]&gt;[.A1404];&quot;increasing&quot;;&quot;decreasing&quot;)" office:value-type="string" office:string-value="increasing" calcext:value-type="string">
            <text:p>increasing</text:p>
          </table:table-cell>
          <table:table-cell table:formula="of:=SUM([.A1405:.A1407])" office:value-type="float" office:value="9057" calcext:value-type="float">
            <text:p>9057</text:p>
          </table:table-cell>
          <table:table-cell table:formula="of:=IF([.C1405]&gt;[.C14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IF([.A1406]&gt;[.A1405];&quot;increasing&quot;;&quot;decreasing&quot;)" office:value-type="string" office:string-value="decreasing" calcext:value-type="string">
            <text:p>decreasing</text:p>
          </table:table-cell>
          <table:table-cell table:formula="of:=SUM([.A1406:.A1408])" office:value-type="float" office:value="9062" calcext:value-type="float">
            <text:p>9062</text:p>
          </table:table-cell>
          <table:table-cell table:formula="of:=IF([.C1406]&gt;[.C14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IF([.A1407]&gt;[.A1406];&quot;increasing&quot;;&quot;decreasing&quot;)" office:value-type="string" office:string-value="increasing" calcext:value-type="string">
            <text:p>increasing</text:p>
          </table:table-cell>
          <table:table-cell table:formula="of:=SUM([.A1407:.A1409])" office:value-type="float" office:value="9064" calcext:value-type="float">
            <text:p>9064</text:p>
          </table:table-cell>
          <table:table-cell table:formula="of:=IF([.C1407]&gt;[.C14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IF([.A1408]&gt;[.A1407];&quot;increasing&quot;;&quot;decreasing&quot;)" office:value-type="string" office:string-value="increasing" calcext:value-type="string">
            <text:p>increasing</text:p>
          </table:table-cell>
          <table:table-cell table:formula="of:=SUM([.A1408:.A1410])" office:value-type="float" office:value="9062" calcext:value-type="float">
            <text:p>9062</text:p>
          </table:table-cell>
          <table:table-cell table:formula="of:=IF([.C1408]&gt;[.C14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IF([.A1409]&gt;[.A1408];&quot;increasing&quot;;&quot;decreasing&quot;)" office:value-type="string" office:string-value="decreasing" calcext:value-type="string">
            <text:p>decreasing</text:p>
          </table:table-cell>
          <table:table-cell table:formula="of:=SUM([.A1409:.A1411])" office:value-type="float" office:value="9062" calcext:value-type="float">
            <text:p>9062</text:p>
          </table:table-cell>
          <table:table-cell table:formula="of:=IF([.C1409]&gt;[.C140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IF([.A1410]&gt;[.A1409];&quot;increasing&quot;;&quot;decreasing&quot;)" office:value-type="string" office:string-value="increasing" calcext:value-type="string">
            <text:p>increasing</text:p>
          </table:table-cell>
          <table:table-cell table:formula="of:=SUM([.A1410:.A1412])" office:value-type="float" office:value="9072" calcext:value-type="float">
            <text:p>9072</text:p>
          </table:table-cell>
          <table:table-cell table:formula="of:=IF([.C1410]&gt;[.C14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IF([.A1411]&gt;[.A1410];&quot;increasing&quot;;&quot;decreasing&quot;)" office:value-type="string" office:string-value="increasing" calcext:value-type="string">
            <text:p>increasing</text:p>
          </table:table-cell>
          <table:table-cell table:formula="of:=SUM([.A1411:.A1413])" office:value-type="float" office:value="9092" calcext:value-type="float">
            <text:p>9092</text:p>
          </table:table-cell>
          <table:table-cell table:formula="of:=IF([.C1411]&gt;[.C14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IF([.A1412]&gt;[.A1411];&quot;increasing&quot;;&quot;decreasing&quot;)" office:value-type="string" office:string-value="increasing" calcext:value-type="string">
            <text:p>increasing</text:p>
          </table:table-cell>
          <table:table-cell table:formula="of:=SUM([.A1412:.A1414])" office:value-type="float" office:value="9149" calcext:value-type="float">
            <text:p>9149</text:p>
          </table:table-cell>
          <table:table-cell table:formula="of:=IF([.C1412]&gt;[.C14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IF([.A1413]&gt;[.A1412];&quot;increasing&quot;;&quot;decreasing&quot;)" office:value-type="string" office:string-value="increasing" calcext:value-type="string">
            <text:p>increasing</text:p>
          </table:table-cell>
          <table:table-cell table:formula="of:=SUM([.A1413:.A1415])" office:value-type="float" office:value="9196" calcext:value-type="float">
            <text:p>9196</text:p>
          </table:table-cell>
          <table:table-cell table:formula="of:=IF([.C1413]&gt;[.C14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IF([.A1414]&gt;[.A1413];&quot;increasing&quot;;&quot;decreasing&quot;)" office:value-type="string" office:string-value="increasing" calcext:value-type="string">
            <text:p>increasing</text:p>
          </table:table-cell>
          <table:table-cell table:formula="of:=SUM([.A1414:.A1416])" office:value-type="float" office:value="9225" calcext:value-type="float">
            <text:p>9225</text:p>
          </table:table-cell>
          <table:table-cell table:formula="of:=IF([.C1414]&gt;[.C14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IF([.A1415]&gt;[.A1414];&quot;increasing&quot;;&quot;decreasing&quot;)" office:value-type="string" office:string-value="decreasing" calcext:value-type="string">
            <text:p>decreasing</text:p>
          </table:table-cell>
          <table:table-cell table:formula="of:=SUM([.A1415:.A1417])" office:value-type="float" office:value="9216" calcext:value-type="float">
            <text:p>9216</text:p>
          </table:table-cell>
          <table:table-cell table:formula="of:=IF([.C1415]&gt;[.C14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IF([.A1416]&gt;[.A1415];&quot;increasing&quot;;&quot;decreasing&quot;)" office:value-type="string" office:string-value="decreasing" calcext:value-type="string">
            <text:p>decreasing</text:p>
          </table:table-cell>
          <table:table-cell table:formula="of:=SUM([.A1416:.A1418])" office:value-type="float" office:value="9209" calcext:value-type="float">
            <text:p>9209</text:p>
          </table:table-cell>
          <table:table-cell table:formula="of:=IF([.C1416]&gt;[.C14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IF([.A1417]&gt;[.A1416];&quot;increasing&quot;;&quot;decreasing&quot;)" office:value-type="string" office:string-value="increasing" calcext:value-type="string">
            <text:p>increasing</text:p>
          </table:table-cell>
          <table:table-cell table:formula="of:=SUM([.A1417:.A1419])" office:value-type="float" office:value="9177" calcext:value-type="float">
            <text:p>9177</text:p>
          </table:table-cell>
          <table:table-cell table:formula="of:=IF([.C1417]&gt;[.C14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IF([.A1418]&gt;[.A1417];&quot;increasing&quot;;&quot;decreasing&quot;)" office:value-type="string" office:string-value="decreasing" calcext:value-type="string">
            <text:p>decreasing</text:p>
          </table:table-cell>
          <table:table-cell table:formula="of:=SUM([.A1418:.A1420])" office:value-type="float" office:value="9147" calcext:value-type="float">
            <text:p>9147</text:p>
          </table:table-cell>
          <table:table-cell table:formula="of:=IF([.C1418]&gt;[.C14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1419]&gt;[.A1418];&quot;increasing&quot;;&quot;decreasing&quot;)" office:value-type="string" office:string-value="decreasing" calcext:value-type="string">
            <text:p>decreasing</text:p>
          </table:table-cell>
          <table:table-cell table:formula="of:=SUM([.A1419:.A1421])" office:value-type="float" office:value="9125" calcext:value-type="float">
            <text:p>9125</text:p>
          </table:table-cell>
          <table:table-cell table:formula="of:=IF([.C1419]&gt;[.C14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1420]&gt;[.A1419];&quot;increasing&quot;;&quot;decreasing&quot;)" office:value-type="string" office:string-value="increasing" calcext:value-type="string">
            <text:p>increasing</text:p>
          </table:table-cell>
          <table:table-cell table:formula="of:=SUM([.A1420:.A1422])" office:value-type="float" office:value="9158" calcext:value-type="float">
            <text:p>9158</text:p>
          </table:table-cell>
          <table:table-cell table:formula="of:=IF([.C1420]&gt;[.C14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IF([.A1421]&gt;[.A1420];&quot;increasing&quot;;&quot;decreasing&quot;)" office:value-type="string" office:string-value="increasing" calcext:value-type="string">
            <text:p>increasing</text:p>
          </table:table-cell>
          <table:table-cell table:formula="of:=SUM([.A1421:.A1423])" office:value-type="float" office:value="9188" calcext:value-type="float">
            <text:p>9188</text:p>
          </table:table-cell>
          <table:table-cell table:formula="of:=IF([.C1421]&gt;[.C14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IF([.A1422]&gt;[.A1421];&quot;increasing&quot;;&quot;decreasing&quot;)" office:value-type="string" office:string-value="increasing" calcext:value-type="string">
            <text:p>increasing</text:p>
          </table:table-cell>
          <table:table-cell table:formula="of:=SUM([.A1422:.A1424])" office:value-type="float" office:value="9220" calcext:value-type="float">
            <text:p>9220</text:p>
          </table:table-cell>
          <table:table-cell table:formula="of:=IF([.C1422]&gt;[.C14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IF([.A1423]&gt;[.A1422];&quot;increasing&quot;;&quot;decreasing&quot;)" office:value-type="string" office:string-value="increasing" calcext:value-type="string">
            <text:p>increasing</text:p>
          </table:table-cell>
          <table:table-cell table:formula="of:=SUM([.A1423:.A1425])" office:value-type="float" office:value="9237" calcext:value-type="float">
            <text:p>9237</text:p>
          </table:table-cell>
          <table:table-cell table:formula="of:=IF([.C1423]&gt;[.C14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formula="of:=IF([.A1424]&gt;[.A1423];&quot;increasing&quot;;&quot;decreasing&quot;)" office:value-type="string" office:string-value="increasing" calcext:value-type="string">
            <text:p>increasing</text:p>
          </table:table-cell>
          <table:table-cell table:formula="of:=SUM([.A1424:.A1426])" office:value-type="float" office:value="9254" calcext:value-type="float">
            <text:p>9254</text:p>
          </table:table-cell>
          <table:table-cell table:formula="of:=IF([.C1424]&gt;[.C14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[.A1425]&gt;[.A1424];&quot;increasing&quot;;&quot;decreasing&quot;)" office:value-type="string" office:string-value="increasing" calcext:value-type="string">
            <text:p>increasing</text:p>
          </table:table-cell>
          <table:table-cell table:formula="of:=SUM([.A1425:.A1427])" office:value-type="float" office:value="9262" calcext:value-type="float">
            <text:p>9262</text:p>
          </table:table-cell>
          <table:table-cell table:formula="of:=IF([.C1425]&gt;[.C14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IF([.A1426]&gt;[.A1425];&quot;increasing&quot;;&quot;decreasing&quot;)" office:value-type="string" office:string-value="increasing" calcext:value-type="string">
            <text:p>increasing</text:p>
          </table:table-cell>
          <table:table-cell table:formula="of:=SUM([.A1426:.A1428])" office:value-type="float" office:value="9257" calcext:value-type="float">
            <text:p>9257</text:p>
          </table:table-cell>
          <table:table-cell table:formula="of:=IF([.C1426]&gt;[.C14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[.A1427]&gt;[.A1426];&quot;increasing&quot;;&quot;decreasing&quot;)" office:value-type="string" office:string-value="decreasing" calcext:value-type="string">
            <text:p>decreasing</text:p>
          </table:table-cell>
          <table:table-cell table:formula="of:=SUM([.A1427:.A1429])" office:value-type="float" office:value="9254" calcext:value-type="float">
            <text:p>9254</text:p>
          </table:table-cell>
          <table:table-cell table:formula="of:=IF([.C1427]&gt;[.C14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IF([.A1428]&gt;[.A1427];&quot;increasing&quot;;&quot;decreasing&quot;)" office:value-type="string" office:string-value="decreasing" calcext:value-type="string">
            <text:p>decreasing</text:p>
          </table:table-cell>
          <table:table-cell table:formula="of:=SUM([.A1428:.A1430])" office:value-type="float" office:value="9253" calcext:value-type="float">
            <text:p>9253</text:p>
          </table:table-cell>
          <table:table-cell table:formula="of:=IF([.C1428]&gt;[.C14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IF([.A1429]&gt;[.A1428];&quot;increasing&quot;;&quot;decreasing&quot;)" office:value-type="string" office:string-value="increasing" calcext:value-type="string">
            <text:p>increasing</text:p>
          </table:table-cell>
          <table:table-cell table:formula="of:=SUM([.A1429:.A1431])" office:value-type="float" office:value="9260" calcext:value-type="float">
            <text:p>9260</text:p>
          </table:table-cell>
          <table:table-cell table:formula="of:=IF([.C1429]&gt;[.C14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IF([.A1430]&gt;[.A1429];&quot;increasing&quot;;&quot;decreasing&quot;)" office:value-type="string" office:string-value="increasing" calcext:value-type="string">
            <text:p>increasing</text:p>
          </table:table-cell>
          <table:table-cell table:formula="of:=SUM([.A1430:.A1432])" office:value-type="float" office:value="9280" calcext:value-type="float">
            <text:p>9280</text:p>
          </table:table-cell>
          <table:table-cell table:formula="of:=IF([.C1430]&gt;[.C14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IF([.A1431]&gt;[.A1430];&quot;increasing&quot;;&quot;decreasing&quot;)" office:value-type="string" office:string-value="increasing" calcext:value-type="string">
            <text:p>increasing</text:p>
          </table:table-cell>
          <table:table-cell table:formula="of:=SUM([.A1431:.A1433])" office:value-type="float" office:value="9267" calcext:value-type="float">
            <text:p>9267</text:p>
          </table:table-cell>
          <table:table-cell table:formula="of:=IF([.C1431]&gt;[.C14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IF([.A1432]&gt;[.A1431];&quot;increasing&quot;;&quot;decreasing&quot;)" office:value-type="string" office:string-value="increasing" calcext:value-type="string">
            <text:p>increasing</text:p>
          </table:table-cell>
          <table:table-cell table:formula="of:=SUM([.A1432:.A1434])" office:value-type="float" office:value="9250" calcext:value-type="float">
            <text:p>9250</text:p>
          </table:table-cell>
          <table:table-cell table:formula="of:=IF([.C1432]&gt;[.C14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IF([.A1433]&gt;[.A1432];&quot;increasing&quot;;&quot;decreasing&quot;)" office:value-type="string" office:string-value="decreasing" calcext:value-type="string">
            <text:p>decreasing</text:p>
          </table:table-cell>
          <table:table-cell table:formula="of:=SUM([.A1433:.A1435])" office:value-type="float" office:value="9216" calcext:value-type="float">
            <text:p>9216</text:p>
          </table:table-cell>
          <table:table-cell table:formula="of:=IF([.C1433]&gt;[.C14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IF([.A1434]&gt;[.A1433];&quot;increasing&quot;;&quot;decreasing&quot;)" office:value-type="string" office:string-value="decreasing" calcext:value-type="string">
            <text:p>decreasing</text:p>
          </table:table-cell>
          <table:table-cell table:formula="of:=SUM([.A1434:.A1436])" office:value-type="float" office:value="9220" calcext:value-type="float">
            <text:p>9220</text:p>
          </table:table-cell>
          <table:table-cell table:formula="of:=IF([.C1434]&gt;[.C14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IF([.A1435]&gt;[.A1434];&quot;increasing&quot;;&quot;decreasing&quot;)" office:value-type="string" office:string-value="decreasing" calcext:value-type="string">
            <text:p>decreasing</text:p>
          </table:table-cell>
          <table:table-cell table:formula="of:=SUM([.A1435:.A1437])" office:value-type="float" office:value="9251" calcext:value-type="float">
            <text:p>9251</text:p>
          </table:table-cell>
          <table:table-cell table:formula="of:=IF([.C1435]&gt;[.C14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IF([.A1436]&gt;[.A1435];&quot;increasing&quot;;&quot;decreasing&quot;)" office:value-type="string" office:string-value="increasing" calcext:value-type="string">
            <text:p>increasing</text:p>
          </table:table-cell>
          <table:table-cell table:formula="of:=SUM([.A1436:.A1438])" office:value-type="float" office:value="9287" calcext:value-type="float">
            <text:p>9287</text:p>
          </table:table-cell>
          <table:table-cell table:formula="of:=IF([.C1436]&gt;[.C14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IF([.A1437]&gt;[.A1436];&quot;increasing&quot;;&quot;decreasing&quot;)" office:value-type="string" office:string-value="increasing" calcext:value-type="string">
            <text:p>increasing</text:p>
          </table:table-cell>
          <table:table-cell table:formula="of:=SUM([.A1437:.A1439])" office:value-type="float" office:value="9324" calcext:value-type="float">
            <text:p>9324</text:p>
          </table:table-cell>
          <table:table-cell table:formula="of:=IF([.C1437]&gt;[.C14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IF([.A1438]&gt;[.A1437];&quot;increasing&quot;;&quot;decreasing&quot;)" office:value-type="string" office:string-value="increasing" calcext:value-type="string">
            <text:p>increasing</text:p>
          </table:table-cell>
          <table:table-cell table:formula="of:=SUM([.A1438:.A1440])" office:value-type="float" office:value="9322" calcext:value-type="float">
            <text:p>9322</text:p>
          </table:table-cell>
          <table:table-cell table:formula="of:=IF([.C1438]&gt;[.C14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IF([.A1439]&gt;[.A1438];&quot;increasing&quot;;&quot;decreasing&quot;)" office:value-type="string" office:string-value="increasing" calcext:value-type="string">
            <text:p>increasing</text:p>
          </table:table-cell>
          <table:table-cell table:formula="of:=SUM([.A1439:.A1441])" office:value-type="float" office:value="9315" calcext:value-type="float">
            <text:p>9315</text:p>
          </table:table-cell>
          <table:table-cell table:formula="of:=IF([.C1439]&gt;[.C14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IF([.A1440]&gt;[.A1439];&quot;increasing&quot;;&quot;decreasing&quot;)" office:value-type="string" office:string-value="decreasing" calcext:value-type="string">
            <text:p>decreasing</text:p>
          </table:table-cell>
          <table:table-cell table:formula="of:=SUM([.A1440:.A1442])" office:value-type="float" office:value="9288" calcext:value-type="float">
            <text:p>9288</text:p>
          </table:table-cell>
          <table:table-cell table:formula="of:=IF([.C1440]&gt;[.C14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A1441]&gt;[.A1440];&quot;increasing&quot;;&quot;decreasing&quot;)" office:value-type="string" office:string-value="decreasing" calcext:value-type="string">
            <text:p>decreasing</text:p>
          </table:table-cell>
          <table:table-cell table:formula="of:=SUM([.A1441:.A1443])" office:value-type="float" office:value="9283" calcext:value-type="float">
            <text:p>9283</text:p>
          </table:table-cell>
          <table:table-cell table:formula="of:=IF([.C1441]&gt;[.C14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[.A1442]&gt;[.A1441];&quot;increasing&quot;;&quot;decreasing&quot;)" office:value-type="string" office:string-value="decreasing" calcext:value-type="string">
            <text:p>decreasing</text:p>
          </table:table-cell>
          <table:table-cell table:formula="of:=SUM([.A1442:.A1444])" office:value-type="float" office:value="9282" calcext:value-type="float">
            <text:p>9282</text:p>
          </table:table-cell>
          <table:table-cell table:formula="of:=IF([.C1442]&gt;[.C14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IF([.A1443]&gt;[.A1442];&quot;increasing&quot;;&quot;decreasing&quot;)" office:value-type="string" office:string-value="increasing" calcext:value-type="string">
            <text:p>increasing</text:p>
          </table:table-cell>
          <table:table-cell table:formula="of:=SUM([.A1443:.A1445])" office:value-type="float" office:value="9306" calcext:value-type="float">
            <text:p>9306</text:p>
          </table:table-cell>
          <table:table-cell table:formula="of:=IF([.C1443]&gt;[.C14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IF([.A1444]&gt;[.A1443];&quot;increasing&quot;;&quot;decreasing&quot;)" office:value-type="string" office:string-value="increasing" calcext:value-type="string">
            <text:p>increasing</text:p>
          </table:table-cell>
          <table:table-cell table:formula="of:=SUM([.A1444:.A1446])" office:value-type="float" office:value="9322" calcext:value-type="float">
            <text:p>9322</text:p>
          </table:table-cell>
          <table:table-cell table:formula="of:=IF([.C1444]&gt;[.C14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IF([.A1445]&gt;[.A1444];&quot;increasing&quot;;&quot;decreasing&quot;)" office:value-type="string" office:string-value="increasing" calcext:value-type="string">
            <text:p>increasing</text:p>
          </table:table-cell>
          <table:table-cell table:formula="of:=SUM([.A1445:.A1447])" office:value-type="float" office:value="9339" calcext:value-type="float">
            <text:p>9339</text:p>
          </table:table-cell>
          <table:table-cell table:formula="of:=IF([.C1445]&gt;[.C14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IF([.A1446]&gt;[.A1445];&quot;increasing&quot;;&quot;decreasing&quot;)" office:value-type="string" office:string-value="increasing" calcext:value-type="string">
            <text:p>increasing</text:p>
          </table:table-cell>
          <table:table-cell table:formula="of:=SUM([.A1446:.A1448])" office:value-type="float" office:value="9362" calcext:value-type="float">
            <text:p>9362</text:p>
          </table:table-cell>
          <table:table-cell table:formula="of:=IF([.C1446]&gt;[.C14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IF([.A1447]&gt;[.A1446];&quot;increasing&quot;;&quot;decreasing&quot;)" office:value-type="string" office:string-value="increasing" calcext:value-type="string">
            <text:p>increasing</text:p>
          </table:table-cell>
          <table:table-cell table:formula="of:=SUM([.A1447:.A1449])" office:value-type="float" office:value="9403" calcext:value-type="float">
            <text:p>9403</text:p>
          </table:table-cell>
          <table:table-cell table:formula="of:=IF([.C1447]&gt;[.C14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IF([.A1448]&gt;[.A1447];&quot;increasing&quot;;&quot;decreasing&quot;)" office:value-type="string" office:string-value="increasing" calcext:value-type="string">
            <text:p>increasing</text:p>
          </table:table-cell>
          <table:table-cell table:formula="of:=SUM([.A1448:.A1450])" office:value-type="float" office:value="9469" calcext:value-type="float">
            <text:p>9469</text:p>
          </table:table-cell>
          <table:table-cell table:formula="of:=IF([.C1448]&gt;[.C14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IF([.A1449]&gt;[.A1448];&quot;increasing&quot;;&quot;decreasing&quot;)" office:value-type="string" office:string-value="increasing" calcext:value-type="string">
            <text:p>increasing</text:p>
          </table:table-cell>
          <table:table-cell table:formula="of:=SUM([.A1449:.A1451])" office:value-type="float" office:value="9533" calcext:value-type="float">
            <text:p>9533</text:p>
          </table:table-cell>
          <table:table-cell table:formula="of:=IF([.C1449]&gt;[.C14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450]&gt;[.A1449];&quot;increasing&quot;;&quot;decreasing&quot;)" office:value-type="string" office:string-value="increasing" calcext:value-type="string">
            <text:p>increasing</text:p>
          </table:table-cell>
          <table:table-cell table:formula="of:=SUM([.A1450:.A1452])" office:value-type="float" office:value="9582" calcext:value-type="float">
            <text:p>9582</text:p>
          </table:table-cell>
          <table:table-cell table:formula="of:=IF([.C1450]&gt;[.C14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IF([.A1451]&gt;[.A1450];&quot;increasing&quot;;&quot;decreasing&quot;)" office:value-type="string" office:string-value="increasing" calcext:value-type="string">
            <text:p>increasing</text:p>
          </table:table-cell>
          <table:table-cell table:formula="of:=SUM([.A1451:.A1453])" office:value-type="float" office:value="9631" calcext:value-type="float">
            <text:p>9631</text:p>
          </table:table-cell>
          <table:table-cell table:formula="of:=IF([.C1451]&gt;[.C14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IF([.A1452]&gt;[.A1451];&quot;increasing&quot;;&quot;decreasing&quot;)" office:value-type="string" office:string-value="increasing" calcext:value-type="string">
            <text:p>increasing</text:p>
          </table:table-cell>
          <table:table-cell table:formula="of:=SUM([.A1452:.A1454])" office:value-type="float" office:value="9698" calcext:value-type="float">
            <text:p>9698</text:p>
          </table:table-cell>
          <table:table-cell table:formula="of:=IF([.C1452]&gt;[.C14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IF([.A1453]&gt;[.A1452];&quot;increasing&quot;;&quot;decreasing&quot;)" office:value-type="string" office:string-value="increasing" calcext:value-type="string">
            <text:p>increasing</text:p>
          </table:table-cell>
          <table:table-cell table:formula="of:=SUM([.A1453:.A1455])" office:value-type="float" office:value="9758" calcext:value-type="float">
            <text:p>9758</text:p>
          </table:table-cell>
          <table:table-cell table:formula="of:=IF([.C1453]&gt;[.C14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IF([.A1454]&gt;[.A1453];&quot;increasing&quot;;&quot;decreasing&quot;)" office:value-type="string" office:string-value="increasing" calcext:value-type="string">
            <text:p>increasing</text:p>
          </table:table-cell>
          <table:table-cell table:formula="of:=SUM([.A1454:.A1456])" office:value-type="float" office:value="9786" calcext:value-type="float">
            <text:p>9786</text:p>
          </table:table-cell>
          <table:table-cell table:formula="of:=IF([.C1454]&gt;[.C14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IF([.A1455]&gt;[.A1454];&quot;increasing&quot;;&quot;decreasing&quot;)" office:value-type="string" office:string-value="decreasing" calcext:value-type="string">
            <text:p>decreasing</text:p>
          </table:table-cell>
          <table:table-cell table:formula="of:=SUM([.A1455:.A1457])" office:value-type="float" office:value="9784" calcext:value-type="float">
            <text:p>9784</text:p>
          </table:table-cell>
          <table:table-cell table:formula="of:=IF([.C1455]&gt;[.C14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IF([.A1456]&gt;[.A1455];&quot;increasing&quot;;&quot;decreasing&quot;)" office:value-type="string" office:string-value="decreasing" calcext:value-type="string">
            <text:p>decreasing</text:p>
          </table:table-cell>
          <table:table-cell table:formula="of:=SUM([.A1456:.A1458])" office:value-type="float" office:value="9760" calcext:value-type="float">
            <text:p>9760</text:p>
          </table:table-cell>
          <table:table-cell table:formula="of:=IF([.C1456]&gt;[.C145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IF([.A1457]&gt;[.A1456];&quot;increasing&quot;;&quot;decreasing&quot;)" office:value-type="string" office:string-value="increasing" calcext:value-type="string">
            <text:p>increasing</text:p>
          </table:table-cell>
          <table:table-cell table:formula="of:=SUM([.A1457:.A1459])" office:value-type="float" office:value="9743" calcext:value-type="float">
            <text:p>9743</text:p>
          </table:table-cell>
          <table:table-cell table:formula="of:=IF([.C1457]&gt;[.C145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IF([.A1458]&gt;[.A1457];&quot;increasing&quot;;&quot;decreasing&quot;)" office:value-type="string" office:string-value="decreasing" calcext:value-type="string">
            <text:p>decreasing</text:p>
          </table:table-cell>
          <table:table-cell table:formula="of:=SUM([.A1458:.A1460])" office:value-type="float" office:value="9724" calcext:value-type="float">
            <text:p>9724</text:p>
          </table:table-cell>
          <table:table-cell table:formula="of:=IF([.C1458]&gt;[.C145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IF([.A1459]&gt;[.A1458];&quot;increasing&quot;;&quot;decreasing&quot;)" office:value-type="string" office:string-value="increasing" calcext:value-type="string">
            <text:p>increasing</text:p>
          </table:table-cell>
          <table:table-cell table:formula="of:=SUM([.A1459:.A1461])" office:value-type="float" office:value="9729" calcext:value-type="float">
            <text:p>9729</text:p>
          </table:table-cell>
          <table:table-cell table:formula="of:=IF([.C1459]&gt;[.C14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IF([.A1460]&gt;[.A1459];&quot;increasing&quot;;&quot;decreasing&quot;)" office:value-type="string" office:string-value="increasing" calcext:value-type="string">
            <text:p>increasing</text:p>
          </table:table-cell>
          <table:table-cell table:formula="of:=SUM([.A1460:.A1462])" office:value-type="float" office:value="9734" calcext:value-type="float">
            <text:p>9734</text:p>
          </table:table-cell>
          <table:table-cell table:formula="of:=IF([.C1460]&gt;[.C14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IF([.A1461]&gt;[.A1460];&quot;increasing&quot;;&quot;decreasing&quot;)" office:value-type="string" office:string-value="decreasing" calcext:value-type="string">
            <text:p>decreasing</text:p>
          </table:table-cell>
          <table:table-cell table:formula="of:=SUM([.A1461:.A1463])" office:value-type="float" office:value="9738" calcext:value-type="float">
            <text:p>9738</text:p>
          </table:table-cell>
          <table:table-cell table:formula="of:=IF([.C1461]&gt;[.C14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IF([.A1462]&gt;[.A1461];&quot;increasing&quot;;&quot;decreasing&quot;)" office:value-type="string" office:string-value="increasing" calcext:value-type="string">
            <text:p>increasing</text:p>
          </table:table-cell>
          <table:table-cell table:formula="of:=SUM([.A1462:.A1464])" office:value-type="float" office:value="9731" calcext:value-type="float">
            <text:p>9731</text:p>
          </table:table-cell>
          <table:table-cell table:formula="of:=IF([.C1462]&gt;[.C146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IF([.A1463]&gt;[.A1462];&quot;increasing&quot;;&quot;decreasing&quot;)" office:value-type="string" office:string-value="increasing" calcext:value-type="string">
            <text:p>increasing</text:p>
          </table:table-cell>
          <table:table-cell table:formula="of:=SUM([.A1463:.A1465])" office:value-type="float" office:value="9719" calcext:value-type="float">
            <text:p>9719</text:p>
          </table:table-cell>
          <table:table-cell table:formula="of:=IF([.C1463]&gt;[.C146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IF([.A1464]&gt;[.A1463];&quot;increasing&quot;;&quot;decreasing&quot;)" office:value-type="string" office:string-value="decreasing" calcext:value-type="string">
            <text:p>decreasing</text:p>
          </table:table-cell>
          <table:table-cell table:formula="of:=SUM([.A1464:.A1466])" office:value-type="float" office:value="9712" calcext:value-type="float">
            <text:p>9712</text:p>
          </table:table-cell>
          <table:table-cell table:formula="of:=IF([.C1464]&gt;[.C14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IF([.A1465]&gt;[.A1464];&quot;increasing&quot;;&quot;decreasing&quot;)" office:value-type="string" office:string-value="decreasing" calcext:value-type="string">
            <text:p>decreasing</text:p>
          </table:table-cell>
          <table:table-cell table:formula="of:=SUM([.A1465:.A1467])" office:value-type="float" office:value="9689" calcext:value-type="float">
            <text:p>9689</text:p>
          </table:table-cell>
          <table:table-cell table:formula="of:=IF([.C1465]&gt;[.C146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IF([.A1466]&gt;[.A1465];&quot;increasing&quot;;&quot;decreasing&quot;)" office:value-type="string" office:string-value="increasing" calcext:value-type="string">
            <text:p>increasing</text:p>
          </table:table-cell>
          <table:table-cell table:formula="of:=SUM([.A1466:.A1468])" office:value-type="float" office:value="9657" calcext:value-type="float">
            <text:p>9657</text:p>
          </table:table-cell>
          <table:table-cell table:formula="of:=IF([.C1466]&gt;[.C14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IF([.A1467]&gt;[.A1466];&quot;increasing&quot;;&quot;decreasing&quot;)" office:value-type="string" office:string-value="decreasing" calcext:value-type="string">
            <text:p>decreasing</text:p>
          </table:table-cell>
          <table:table-cell table:formula="of:=SUM([.A1467:.A1469])" office:value-type="float" office:value="9625" calcext:value-type="float">
            <text:p>9625</text:p>
          </table:table-cell>
          <table:table-cell table:formula="of:=IF([.C1467]&gt;[.C14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IF([.A1468]&gt;[.A1467];&quot;increasing&quot;;&quot;decreasing&quot;)" office:value-type="string" office:string-value="decreasing" calcext:value-type="string">
            <text:p>decreasing</text:p>
          </table:table-cell>
          <table:table-cell table:formula="of:=SUM([.A1468:.A1470])" office:value-type="float" office:value="9643" calcext:value-type="float">
            <text:p>9643</text:p>
          </table:table-cell>
          <table:table-cell table:formula="of:=IF([.C1468]&gt;[.C14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IF([.A1469]&gt;[.A1468];&quot;increasing&quot;;&quot;decreasing&quot;)" office:value-type="string" office:string-value="increasing" calcext:value-type="string">
            <text:p>increasing</text:p>
          </table:table-cell>
          <table:table-cell table:formula="of:=SUM([.A1469:.A1471])" office:value-type="float" office:value="9668" calcext:value-type="float">
            <text:p>9668</text:p>
          </table:table-cell>
          <table:table-cell table:formula="of:=IF([.C1469]&gt;[.C14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IF([.A1470]&gt;[.A1469];&quot;increasing&quot;;&quot;decreasing&quot;)" office:value-type="string" office:string-value="increasing" calcext:value-type="string">
            <text:p>increasing</text:p>
          </table:table-cell>
          <table:table-cell table:formula="of:=SUM([.A1470:.A1472])" office:value-type="float" office:value="9690" calcext:value-type="float">
            <text:p>9690</text:p>
          </table:table-cell>
          <table:table-cell table:formula="of:=IF([.C1470]&gt;[.C14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IF([.A1471]&gt;[.A1470];&quot;increasing&quot;;&quot;decreasing&quot;)" office:value-type="string" office:string-value="decreasing" calcext:value-type="string">
            <text:p>decreasing</text:p>
          </table:table-cell>
          <table:table-cell table:formula="of:=SUM([.A1471:.A1473])" office:value-type="float" office:value="9691" calcext:value-type="float">
            <text:p>9691</text:p>
          </table:table-cell>
          <table:table-cell table:formula="of:=IF([.C1471]&gt;[.C14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IF([.A1472]&gt;[.A1471];&quot;increasing&quot;;&quot;decreasing&quot;)" office:value-type="string" office:string-value="increasing" calcext:value-type="string">
            <text:p>increasing</text:p>
          </table:table-cell>
          <table:table-cell table:formula="of:=SUM([.A1472:.A1474])" office:value-type="float" office:value="9698" calcext:value-type="float">
            <text:p>9698</text:p>
          </table:table-cell>
          <table:table-cell table:formula="of:=IF([.C1472]&gt;[.C14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IF([.A1473]&gt;[.A1472];&quot;increasing&quot;;&quot;decreasing&quot;)" office:value-type="string" office:string-value="increasing" calcext:value-type="string">
            <text:p>increasing</text:p>
          </table:table-cell>
          <table:table-cell table:formula="of:=SUM([.A1473:.A1475])" office:value-type="float" office:value="9705" calcext:value-type="float">
            <text:p>9705</text:p>
          </table:table-cell>
          <table:table-cell table:formula="of:=IF([.C1473]&gt;[.C14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IF([.A1474]&gt;[.A1473];&quot;increasing&quot;;&quot;decreasing&quot;)" office:value-type="string" office:string-value="increasing" calcext:value-type="string">
            <text:p>increasing</text:p>
          </table:table-cell>
          <table:table-cell table:formula="of:=SUM([.A1474:.A1476])" office:value-type="float" office:value="9725" calcext:value-type="float">
            <text:p>9725</text:p>
          </table:table-cell>
          <table:table-cell table:formula="of:=IF([.C1474]&gt;[.C14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IF([.A1475]&gt;[.A1474];&quot;increasing&quot;;&quot;decreasing&quot;)" office:value-type="string" office:string-value="increasing" calcext:value-type="string">
            <text:p>increasing</text:p>
          </table:table-cell>
          <table:table-cell table:formula="of:=SUM([.A1475:.A1477])" office:value-type="float" office:value="9746" calcext:value-type="float">
            <text:p>9746</text:p>
          </table:table-cell>
          <table:table-cell table:formula="of:=IF([.C1475]&gt;[.C14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1476]&gt;[.A1475];&quot;increasing&quot;;&quot;decreasing&quot;)" office:value-type="string" office:string-value="increasing" calcext:value-type="string">
            <text:p>increasing</text:p>
          </table:table-cell>
          <table:table-cell table:formula="of:=SUM([.A1476:.A1478])" office:value-type="float" office:value="9768" calcext:value-type="float">
            <text:p>9768</text:p>
          </table:table-cell>
          <table:table-cell table:formula="of:=IF([.C1476]&gt;[.C14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IF([.A1477]&gt;[.A1476];&quot;increasing&quot;;&quot;decreasing&quot;)" office:value-type="string" office:string-value="increasing" calcext:value-type="string">
            <text:p>increasing</text:p>
          </table:table-cell>
          <table:table-cell table:formula="of:=SUM([.A1477:.A1479])" office:value-type="float" office:value="9775" calcext:value-type="float">
            <text:p>9775</text:p>
          </table:table-cell>
          <table:table-cell table:formula="of:=IF([.C1477]&gt;[.C14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1478]&gt;[.A1477];&quot;increasing&quot;;&quot;decreasing&quot;)" office:value-type="string" office:string-value="increasing" calcext:value-type="string">
            <text:p>increasing</text:p>
          </table:table-cell>
          <table:table-cell table:formula="of:=SUM([.A1478:.A1480])" office:value-type="float" office:value="9779" calcext:value-type="float">
            <text:p>9779</text:p>
          </table:table-cell>
          <table:table-cell table:formula="of:=IF([.C1478]&gt;[.C14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IF([.A1479]&gt;[.A1478];&quot;increasing&quot;;&quot;decreasing&quot;)" office:value-type="string" office:string-value="decreasing" calcext:value-type="string">
            <text:p>decreasing</text:p>
          </table:table-cell>
          <table:table-cell table:formula="of:=SUM([.A1479:.A1481])" office:value-type="float" office:value="9774" calcext:value-type="float">
            <text:p>9774</text:p>
          </table:table-cell>
          <table:table-cell table:formula="of:=IF([.C1479]&gt;[.C14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1480]&gt;[.A1479];&quot;increasing&quot;;&quot;decreasing&quot;)" office:value-type="string" office:string-value="increasing" calcext:value-type="string">
            <text:p>increasing</text:p>
          </table:table-cell>
          <table:table-cell table:formula="of:=SUM([.A1480:.A1482])" office:value-type="float" office:value="9765" calcext:value-type="float">
            <text:p>9765</text:p>
          </table:table-cell>
          <table:table-cell table:formula="of:=IF([.C1480]&gt;[.C14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IF([.A1481]&gt;[.A1480];&quot;increasing&quot;;&quot;decreasing&quot;)" office:value-type="string" office:string-value="decreasing" calcext:value-type="string">
            <text:p>decreasing</text:p>
          </table:table-cell>
          <table:table-cell table:formula="of:=SUM([.A1481:.A1483])" office:value-type="float" office:value="9750" calcext:value-type="float">
            <text:p>9750</text:p>
          </table:table-cell>
          <table:table-cell table:formula="of:=IF([.C1481]&gt;[.C148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IF([.A1482]&gt;[.A1481];&quot;increasing&quot;;&quot;decreasing&quot;)" office:value-type="string" office:string-value="decreasing" calcext:value-type="string">
            <text:p>decreasing</text:p>
          </table:table-cell>
          <table:table-cell table:formula="of:=SUM([.A1482:.A1484])" office:value-type="float" office:value="9729" calcext:value-type="float">
            <text:p>9729</text:p>
          </table:table-cell>
          <table:table-cell table:formula="of:=IF([.C1482]&gt;[.C148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IF([.A1483]&gt;[.A1482];&quot;increasing&quot;;&quot;decreasing&quot;)" office:value-type="string" office:string-value="decreasing" calcext:value-type="string">
            <text:p>decreasing</text:p>
          </table:table-cell>
          <table:table-cell table:formula="of:=SUM([.A1483:.A1485])" office:value-type="float" office:value="9743" calcext:value-type="float">
            <text:p>9743</text:p>
          </table:table-cell>
          <table:table-cell table:formula="of:=IF([.C1483]&gt;[.C14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IF([.A1484]&gt;[.A1483];&quot;increasing&quot;;&quot;decreasing&quot;)" office:value-type="string" office:string-value="decreasing" calcext:value-type="string">
            <text:p>decreasing</text:p>
          </table:table-cell>
          <table:table-cell table:formula="of:=SUM([.A1484:.A1486])" office:value-type="float" office:value="9768" calcext:value-type="float">
            <text:p>9768</text:p>
          </table:table-cell>
          <table:table-cell table:formula="of:=IF([.C1484]&gt;[.C14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IF([.A1485]&gt;[.A1484];&quot;increasing&quot;;&quot;decreasing&quot;)" office:value-type="string" office:string-value="increasing" calcext:value-type="string">
            <text:p>increasing</text:p>
          </table:table-cell>
          <table:table-cell table:formula="of:=SUM([.A1485:.A1487])" office:value-type="float" office:value="9811" calcext:value-type="float">
            <text:p>9811</text:p>
          </table:table-cell>
          <table:table-cell table:formula="of:=IF([.C1485]&gt;[.C14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1486]&gt;[.A1485];&quot;increasing&quot;;&quot;decreasing&quot;)" office:value-type="string" office:string-value="increasing" calcext:value-type="string">
            <text:p>increasing</text:p>
          </table:table-cell>
          <table:table-cell table:formula="of:=SUM([.A1486:.A1488])" office:value-type="float" office:value="9820" calcext:value-type="float">
            <text:p>9820</text:p>
          </table:table-cell>
          <table:table-cell table:formula="of:=IF([.C1486]&gt;[.C14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IF([.A1487]&gt;[.A1486];&quot;increasing&quot;;&quot;decreasing&quot;)" office:value-type="string" office:string-value="increasing" calcext:value-type="string">
            <text:p>increasing</text:p>
          </table:table-cell>
          <table:table-cell table:formula="of:=SUM([.A1487:.A1489])" office:value-type="float" office:value="9829" calcext:value-type="float">
            <text:p>9829</text:p>
          </table:table-cell>
          <table:table-cell table:formula="of:=IF([.C1487]&gt;[.C14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IF([.A1488]&gt;[.A1487];&quot;increasing&quot;;&quot;decreasing&quot;)" office:value-type="string" office:string-value="decreasing" calcext:value-type="string">
            <text:p>decreasing</text:p>
          </table:table-cell>
          <table:table-cell table:formula="of:=SUM([.A1488:.A1490])" office:value-type="float" office:value="9832" calcext:value-type="float">
            <text:p>9832</text:p>
          </table:table-cell>
          <table:table-cell table:formula="of:=IF([.C1488]&gt;[.C14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IF([.A1489]&gt;[.A1488];&quot;increasing&quot;;&quot;decreasing&quot;)" office:value-type="string" office:string-value="increasing" calcext:value-type="string">
            <text:p>increasing</text:p>
          </table:table-cell>
          <table:table-cell table:formula="of:=SUM([.A1489:.A1491])" office:value-type="float" office:value="9841" calcext:value-type="float">
            <text:p>9841</text:p>
          </table:table-cell>
          <table:table-cell table:formula="of:=IF([.C1489]&gt;[.C14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IF([.A1490]&gt;[.A1489];&quot;increasing&quot;;&quot;decreasing&quot;)" office:value-type="string" office:string-value="increasing" calcext:value-type="string">
            <text:p>increasing</text:p>
          </table:table-cell>
          <table:table-cell table:formula="of:=SUM([.A1490:.A1492])" office:value-type="float" office:value="9848" calcext:value-type="float">
            <text:p>9848</text:p>
          </table:table-cell>
          <table:table-cell table:formula="of:=IF([.C1490]&gt;[.C14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formula="of:=IF([.A1491]&gt;[.A1490];&quot;increasing&quot;;&quot;decreasing&quot;)" office:value-type="string" office:string-value="increasing" calcext:value-type="string">
            <text:p>increasing</text:p>
          </table:table-cell>
          <table:table-cell table:formula="of:=SUM([.A1491:.A1493])" office:value-type="float" office:value="9860" calcext:value-type="float">
            <text:p>9860</text:p>
          </table:table-cell>
          <table:table-cell table:formula="of:=IF([.C1491]&gt;[.C14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IF([.A1492]&gt;[.A1491];&quot;increasing&quot;;&quot;decreasing&quot;)" office:value-type="string" office:string-value="increasing" calcext:value-type="string">
            <text:p>increasing</text:p>
          </table:table-cell>
          <table:table-cell table:formula="of:=SUM([.A1492:.A1494])" office:value-type="float" office:value="9906" calcext:value-type="float">
            <text:p>9906</text:p>
          </table:table-cell>
          <table:table-cell table:formula="of:=IF([.C1492]&gt;[.C14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IF([.A1493]&gt;[.A1492];&quot;increasing&quot;;&quot;decreasing&quot;)" office:value-type="string" office:string-value="increasing" calcext:value-type="string">
            <text:p>increasing</text:p>
          </table:table-cell>
          <table:table-cell table:formula="of:=SUM([.A1493:.A1495])" office:value-type="float" office:value="9949" calcext:value-type="float">
            <text:p>9949</text:p>
          </table:table-cell>
          <table:table-cell table:formula="of:=IF([.C1493]&gt;[.C14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IF([.A1494]&gt;[.A1493];&quot;increasing&quot;;&quot;decreasing&quot;)" office:value-type="string" office:string-value="increasing" calcext:value-type="string">
            <text:p>increasing</text:p>
          </table:table-cell>
          <table:table-cell table:formula="of:=SUM([.A1494:.A1496])" office:value-type="float" office:value="9989" calcext:value-type="float">
            <text:p>9989</text:p>
          </table:table-cell>
          <table:table-cell table:formula="of:=IF([.C1494]&gt;[.C14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table:formula="of:=IF([.A1495]&gt;[.A1494];&quot;increasing&quot;;&quot;decreasing&quot;)" office:value-type="string" office:string-value="increasing" calcext:value-type="string">
            <text:p>increasing</text:p>
          </table:table-cell>
          <table:table-cell table:formula="of:=SUM([.A1495:.A1497])" office:value-type="float" office:value="9985" calcext:value-type="float">
            <text:p>9985</text:p>
          </table:table-cell>
          <table:table-cell table:formula="of:=IF([.C1495]&gt;[.C14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IF([.A1496]&gt;[.A1495];&quot;increasing&quot;;&quot;decreasing&quot;)" office:value-type="string" office:string-value="increasing" calcext:value-type="string">
            <text:p>increasing</text:p>
          </table:table-cell>
          <table:table-cell table:formula="of:=SUM([.A1496:.A1498])" office:value-type="float" office:value="9988" calcext:value-type="float">
            <text:p>9988</text:p>
          </table:table-cell>
          <table:table-cell table:formula="of:=IF([.C1496]&gt;[.C14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IF([.A1497]&gt;[.A1496];&quot;increasing&quot;;&quot;decreasing&quot;)" office:value-type="string" office:string-value="decreasing" calcext:value-type="string">
            <text:p>decreasing</text:p>
          </table:table-cell>
          <table:table-cell table:formula="of:=SUM([.A1497:.A1499])" office:value-type="float" office:value="9990" calcext:value-type="float">
            <text:p>9990</text:p>
          </table:table-cell>
          <table:table-cell table:formula="of:=IF([.C1497]&gt;[.C14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IF([.A1498]&gt;[.A1497];&quot;increasing&quot;;&quot;decreasing&quot;)" office:value-type="string" office:string-value="increasing" calcext:value-type="string">
            <text:p>increasing</text:p>
          </table:table-cell>
          <table:table-cell table:formula="of:=SUM([.A1498:.A1500])" office:value-type="float" office:value="10008" calcext:value-type="float">
            <text:p>10008</text:p>
          </table:table-cell>
          <table:table-cell table:formula="of:=IF([.C1498]&gt;[.C14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IF([.A1499]&gt;[.A1498];&quot;increasing&quot;;&quot;decreasing&quot;)" office:value-type="string" office:string-value="increasing" calcext:value-type="string">
            <text:p>increasing</text:p>
          </table:table-cell>
          <table:table-cell table:formula="of:=SUM([.A1499:.A1501])" office:value-type="float" office:value="10027" calcext:value-type="float">
            <text:p>10027</text:p>
          </table:table-cell>
          <table:table-cell table:formula="of:=IF([.C1499]&gt;[.C14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IF([.A1500]&gt;[.A1499];&quot;increasing&quot;;&quot;decreasing&quot;)" office:value-type="string" office:string-value="increasing" calcext:value-type="string">
            <text:p>increasing</text:p>
          </table:table-cell>
          <table:table-cell table:formula="of:=SUM([.A1500:.A1502])" office:value-type="float" office:value="10053" calcext:value-type="float">
            <text:p>10053</text:p>
          </table:table-cell>
          <table:table-cell table:formula="of:=IF([.C1500]&gt;[.C14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IF([.A1501]&gt;[.A1500];&quot;increasing&quot;;&quot;decreasing&quot;)" office:value-type="string" office:string-value="increasing" calcext:value-type="string">
            <text:p>increasing</text:p>
          </table:table-cell>
          <table:table-cell table:formula="of:=SUM([.A1501:.A1503])" office:value-type="float" office:value="10076" calcext:value-type="float">
            <text:p>10076</text:p>
          </table:table-cell>
          <table:table-cell table:formula="of:=IF([.C1501]&gt;[.C15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IF([.A1502]&gt;[.A1501];&quot;increasing&quot;;&quot;decreasing&quot;)" office:value-type="string" office:string-value="increasing" calcext:value-type="string">
            <text:p>increasing</text:p>
          </table:table-cell>
          <table:table-cell table:formula="of:=SUM([.A1502:.A1504])" office:value-type="float" office:value="10106" calcext:value-type="float">
            <text:p>10106</text:p>
          </table:table-cell>
          <table:table-cell table:formula="of:=IF([.C1502]&gt;[.C15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IF([.A1503]&gt;[.A1502];&quot;increasing&quot;;&quot;decreasing&quot;)" office:value-type="string" office:string-value="increasing" calcext:value-type="string">
            <text:p>increasing</text:p>
          </table:table-cell>
          <table:table-cell table:formula="of:=SUM([.A1503:.A1505])" office:value-type="float" office:value="10121" calcext:value-type="float">
            <text:p>10121</text:p>
          </table:table-cell>
          <table:table-cell table:formula="of:=IF([.C1503]&gt;[.C15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IF([.A1504]&gt;[.A1503];&quot;increasing&quot;;&quot;decreasing&quot;)" office:value-type="string" office:string-value="increasing" calcext:value-type="string">
            <text:p>increasing</text:p>
          </table:table-cell>
          <table:table-cell table:formula="of:=SUM([.A1504:.A1506])" office:value-type="float" office:value="10134" calcext:value-type="float">
            <text:p>10134</text:p>
          </table:table-cell>
          <table:table-cell table:formula="of:=IF([.C1504]&gt;[.C15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IF([.A1505]&gt;[.A1504];&quot;increasing&quot;;&quot;decreasing&quot;)" office:value-type="string" office:string-value="decreasing" calcext:value-type="string">
            <text:p>decreasing</text:p>
          </table:table-cell>
          <table:table-cell table:formula="of:=SUM([.A1505:.A1507])" office:value-type="float" office:value="10132" calcext:value-type="float">
            <text:p>10132</text:p>
          </table:table-cell>
          <table:table-cell table:formula="of:=IF([.C1505]&gt;[.C150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IF([.A1506]&gt;[.A1505];&quot;increasing&quot;;&quot;decreasing&quot;)" office:value-type="string" office:string-value="increasing" calcext:value-type="string">
            <text:p>increasing</text:p>
          </table:table-cell>
          <table:table-cell table:formula="of:=SUM([.A1506:.A1508])" office:value-type="float" office:value="10132" calcext:value-type="float">
            <text:p>10132</text:p>
          </table:table-cell>
          <table:table-cell table:formula="of:=IF([.C1506]&gt;[.C15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IF([.A1507]&gt;[.A1506];&quot;increasing&quot;;&quot;decreasing&quot;)" office:value-type="string" office:string-value="increasing" calcext:value-type="string">
            <text:p>increasing</text:p>
          </table:table-cell>
          <table:table-cell table:formula="of:=SUM([.A1507:.A1509])" office:value-type="float" office:value="10127" calcext:value-type="float">
            <text:p>10127</text:p>
          </table:table-cell>
          <table:table-cell table:formula="of:=IF([.C1507]&gt;[.C15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IF([.A1508]&gt;[.A1507];&quot;increasing&quot;;&quot;decreasing&quot;)" office:value-type="string" office:string-value="decreasing" calcext:value-type="string">
            <text:p>decreasing</text:p>
          </table:table-cell>
          <table:table-cell table:formula="of:=SUM([.A1508:.A1510])" office:value-type="float" office:value="10125" calcext:value-type="float">
            <text:p>10125</text:p>
          </table:table-cell>
          <table:table-cell table:formula="of:=IF([.C1508]&gt;[.C15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IF([.A1509]&gt;[.A1508];&quot;increasing&quot;;&quot;decreasing&quot;)" office:value-type="string" office:string-value="decreasing" calcext:value-type="string">
            <text:p>decreasing</text:p>
          </table:table-cell>
          <table:table-cell table:formula="of:=SUM([.A1509:.A1511])" office:value-type="float" office:value="10139" calcext:value-type="float">
            <text:p>10139</text:p>
          </table:table-cell>
          <table:table-cell table:formula="of:=IF([.C1509]&gt;[.C15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IF([.A1510]&gt;[.A1509];&quot;increasing&quot;;&quot;decreasing&quot;)" office:value-type="string" office:string-value="increasing" calcext:value-type="string">
            <text:p>increasing</text:p>
          </table:table-cell>
          <table:table-cell table:formula="of:=SUM([.A1510:.A1512])" office:value-type="float" office:value="10158" calcext:value-type="float">
            <text:p>10158</text:p>
          </table:table-cell>
          <table:table-cell table:formula="of:=IF([.C1510]&gt;[.C15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IF([.A1511]&gt;[.A1510];&quot;increasing&quot;;&quot;decreasing&quot;)" office:value-type="string" office:string-value="increasing" calcext:value-type="string">
            <text:p>increasing</text:p>
          </table:table-cell>
          <table:table-cell table:formula="of:=SUM([.A1511:.A1513])" office:value-type="float" office:value="10175" calcext:value-type="float">
            <text:p>10175</text:p>
          </table:table-cell>
          <table:table-cell table:formula="of:=IF([.C1511]&gt;[.C15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IF([.A1512]&gt;[.A1511];&quot;increasing&quot;;&quot;decreasing&quot;)" office:value-type="string" office:string-value="increasing" calcext:value-type="string">
            <text:p>increasing</text:p>
          </table:table-cell>
          <table:table-cell table:formula="of:=SUM([.A1512:.A1514])" office:value-type="float" office:value="10181" calcext:value-type="float">
            <text:p>10181</text:p>
          </table:table-cell>
          <table:table-cell table:formula="of:=IF([.C1512]&gt;[.C15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IF([.A1513]&gt;[.A1512];&quot;increasing&quot;;&quot;decreasing&quot;)" office:value-type="string" office:string-value="increasing" calcext:value-type="string">
            <text:p>increasing</text:p>
          </table:table-cell>
          <table:table-cell table:formula="of:=SUM([.A1513:.A1515])" office:value-type="float" office:value="10188" calcext:value-type="float">
            <text:p>10188</text:p>
          </table:table-cell>
          <table:table-cell table:formula="of:=IF([.C1513]&gt;[.C15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514]&gt;[.A1513];&quot;increasing&quot;;&quot;decreasing&quot;)" office:value-type="string" office:string-value="increasing" calcext:value-type="string">
            <text:p>increasing</text:p>
          </table:table-cell>
          <table:table-cell table:formula="of:=SUM([.A1514:.A1516])" office:value-type="float" office:value="10196" calcext:value-type="float">
            <text:p>10196</text:p>
          </table:table-cell>
          <table:table-cell table:formula="of:=IF([.C1514]&gt;[.C15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IF([.A1515]&gt;[.A1514];&quot;increasing&quot;;&quot;decreasing&quot;)" office:value-type="string" office:string-value="increasing" calcext:value-type="string">
            <text:p>increasing</text:p>
          </table:table-cell>
          <table:table-cell table:formula="of:=SUM([.A1515:.A1517])" office:value-type="float" office:value="10216" calcext:value-type="float">
            <text:p>10216</text:p>
          </table:table-cell>
          <table:table-cell table:formula="of:=IF([.C1515]&gt;[.C15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IF([.A1516]&gt;[.A1515];&quot;increasing&quot;;&quot;decreasing&quot;)" office:value-type="string" office:string-value="increasing" calcext:value-type="string">
            <text:p>increasing</text:p>
          </table:table-cell>
          <table:table-cell table:formula="of:=SUM([.A1516:.A1518])" office:value-type="float" office:value="10235" calcext:value-type="float">
            <text:p>10235</text:p>
          </table:table-cell>
          <table:table-cell table:formula="of:=IF([.C1516]&gt;[.C15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IF([.A1517]&gt;[.A1516];&quot;increasing&quot;;&quot;decreasing&quot;)" office:value-type="string" office:string-value="increasing" calcext:value-type="string">
            <text:p>increasing</text:p>
          </table:table-cell>
          <table:table-cell table:formula="of:=SUM([.A1517:.A1519])" office:value-type="float" office:value="10252" calcext:value-type="float">
            <text:p>10252</text:p>
          </table:table-cell>
          <table:table-cell table:formula="of:=IF([.C1517]&gt;[.C15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IF([.A1518]&gt;[.A1517];&quot;increasing&quot;;&quot;decreasing&quot;)" office:value-type="string" office:string-value="increasing" calcext:value-type="string">
            <text:p>increasing</text:p>
          </table:table-cell>
          <table:table-cell table:formula="of:=SUM([.A1518:.A1520])" office:value-type="float" office:value="10275" calcext:value-type="float">
            <text:p>10275</text:p>
          </table:table-cell>
          <table:table-cell table:formula="of:=IF([.C1518]&gt;[.C15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IF([.A1519]&gt;[.A1518];&quot;increasing&quot;;&quot;decreasing&quot;)" office:value-type="string" office:string-value="increasing" calcext:value-type="string">
            <text:p>increasing</text:p>
          </table:table-cell>
          <table:table-cell table:formula="of:=SUM([.A1519:.A1521])" office:value-type="float" office:value="10314" calcext:value-type="float">
            <text:p>10314</text:p>
          </table:table-cell>
          <table:table-cell table:formula="of:=IF([.C1519]&gt;[.C15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IF([.A1520]&gt;[.A1519];&quot;increasing&quot;;&quot;decreasing&quot;)" office:value-type="string" office:string-value="increasing" calcext:value-type="string">
            <text:p>increasing</text:p>
          </table:table-cell>
          <table:table-cell table:formula="of:=SUM([.A1520:.A1522])" office:value-type="float" office:value="10353" calcext:value-type="float">
            <text:p>10353</text:p>
          </table:table-cell>
          <table:table-cell table:formula="of:=IF([.C1520]&gt;[.C15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IF([.A1521]&gt;[.A1520];&quot;increasing&quot;;&quot;decreasing&quot;)" office:value-type="string" office:string-value="increasing" calcext:value-type="string">
            <text:p>increasing</text:p>
          </table:table-cell>
          <table:table-cell table:formula="of:=SUM([.A1521:.A1523])" office:value-type="float" office:value="10374" calcext:value-type="float">
            <text:p>10374</text:p>
          </table:table-cell>
          <table:table-cell table:formula="of:=IF([.C1521]&gt;[.C15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IF([.A1522]&gt;[.A1521];&quot;increasing&quot;;&quot;decreasing&quot;)" office:value-type="string" office:string-value="increasing" calcext:value-type="string">
            <text:p>increasing</text:p>
          </table:table-cell>
          <table:table-cell table:formula="of:=SUM([.A1522:.A1524])" office:value-type="float" office:value="10389" calcext:value-type="float">
            <text:p>10389</text:p>
          </table:table-cell>
          <table:table-cell table:formula="of:=IF([.C1522]&gt;[.C15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IF([.A1523]&gt;[.A1522];&quot;increasing&quot;;&quot;decreasing&quot;)" office:value-type="string" office:string-value="increasing" calcext:value-type="string">
            <text:p>increasing</text:p>
          </table:table-cell>
          <table:table-cell table:formula="of:=SUM([.A1523:.A1525])" office:value-type="float" office:value="10402" calcext:value-type="float">
            <text:p>10402</text:p>
          </table:table-cell>
          <table:table-cell table:formula="of:=IF([.C1523]&gt;[.C152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IF([.A1524]&gt;[.A1523];&quot;increasing&quot;;&quot;decreasing&quot;)" office:value-type="string" office:string-value="increasing" calcext:value-type="string">
            <text:p>increasing</text:p>
          </table:table-cell>
          <table:table-cell table:formula="of:=SUM([.A1524:.A1526])" office:value-type="float" office:value="10410" calcext:value-type="float">
            <text:p>10410</text:p>
          </table:table-cell>
          <table:table-cell table:formula="of:=IF([.C1524]&gt;[.C152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IF([.A1525]&gt;[.A1524];&quot;increasing&quot;;&quot;decreasing&quot;)" office:value-type="string" office:string-value="decreasing" calcext:value-type="string">
            <text:p>decreasing</text:p>
          </table:table-cell>
          <table:table-cell table:formula="of:=SUM([.A1525:.A1527])" office:value-type="float" office:value="10410" calcext:value-type="float">
            <text:p>10410</text:p>
          </table:table-cell>
          <table:table-cell table:formula="of:=IF([.C1525]&gt;[.C15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IF([.A1526]&gt;[.A1525];&quot;increasing&quot;;&quot;decreasing&quot;)" office:value-type="string" office:string-value="decreasing" calcext:value-type="string">
            <text:p>decreasing</text:p>
          </table:table-cell>
          <table:table-cell table:formula="of:=SUM([.A1526:.A1528])" office:value-type="float" office:value="10420" calcext:value-type="float">
            <text:p>10420</text:p>
          </table:table-cell>
          <table:table-cell table:formula="of:=IF([.C1526]&gt;[.C15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IF([.A1527]&gt;[.A1526];&quot;increasing&quot;;&quot;decreasing&quot;)" office:value-type="string" office:string-value="increasing" calcext:value-type="string">
            <text:p>increasing</text:p>
          </table:table-cell>
          <table:table-cell table:formula="of:=SUM([.A1527:.A1529])" office:value-type="float" office:value="10437" calcext:value-type="float">
            <text:p>10437</text:p>
          </table:table-cell>
          <table:table-cell table:formula="of:=IF([.C1527]&gt;[.C15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IF([.A1528]&gt;[.A1527];&quot;increasing&quot;;&quot;decreasing&quot;)" office:value-type="string" office:string-value="increasing" calcext:value-type="string">
            <text:p>increasing</text:p>
          </table:table-cell>
          <table:table-cell table:formula="of:=SUM([.A1528:.A1530])" office:value-type="float" office:value="10455" calcext:value-type="float">
            <text:p>10455</text:p>
          </table:table-cell>
          <table:table-cell table:formula="of:=IF([.C1528]&gt;[.C15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IF([.A1529]&gt;[.A1528];&quot;increasing&quot;;&quot;decreasing&quot;)" office:value-type="string" office:string-value="increasing" calcext:value-type="string">
            <text:p>increasing</text:p>
          </table:table-cell>
          <table:table-cell table:formula="of:=SUM([.A1529:.A1531])" office:value-type="float" office:value="10492" calcext:value-type="float">
            <text:p>10492</text:p>
          </table:table-cell>
          <table:table-cell table:formula="of:=IF([.C1529]&gt;[.C15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IF([.A1530]&gt;[.A1529];&quot;increasing&quot;;&quot;decreasing&quot;)" office:value-type="string" office:string-value="increasing" calcext:value-type="string">
            <text:p>increasing</text:p>
          </table:table-cell>
          <table:table-cell table:formula="of:=SUM([.A1530:.A1532])" office:value-type="float" office:value="10519" calcext:value-type="float">
            <text:p>10519</text:p>
          </table:table-cell>
          <table:table-cell table:formula="of:=IF([.C1530]&gt;[.C15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IF([.A1531]&gt;[.A1530];&quot;increasing&quot;;&quot;decreasing&quot;)" office:value-type="string" office:string-value="increasing" calcext:value-type="string">
            <text:p>increasing</text:p>
          </table:table-cell>
          <table:table-cell table:formula="of:=SUM([.A1531:.A1533])" office:value-type="float" office:value="10541" calcext:value-type="float">
            <text:p>10541</text:p>
          </table:table-cell>
          <table:table-cell table:formula="of:=IF([.C1531]&gt;[.C15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IF([.A1532]&gt;[.A1531];&quot;increasing&quot;;&quot;decreasing&quot;)" office:value-type="string" office:string-value="decreasing" calcext:value-type="string">
            <text:p>decreasing</text:p>
          </table:table-cell>
          <table:table-cell table:formula="of:=SUM([.A1532:.A1534])" office:value-type="float" office:value="10537" calcext:value-type="float">
            <text:p>10537</text:p>
          </table:table-cell>
          <table:table-cell table:formula="of:=IF([.C1532]&gt;[.C15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IF([.A1533]&gt;[.A1532];&quot;increasing&quot;;&quot;decreasing&quot;)" office:value-type="string" office:string-value="increasing" calcext:value-type="string">
            <text:p>increasing</text:p>
          </table:table-cell>
          <table:table-cell table:formula="of:=SUM([.A1533:.A1535])" office:value-type="float" office:value="10538" calcext:value-type="float">
            <text:p>10538</text:p>
          </table:table-cell>
          <table:table-cell table:formula="of:=IF([.C1533]&gt;[.C15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IF([.A1534]&gt;[.A1533];&quot;increasing&quot;;&quot;decreasing&quot;)" office:value-type="string" office:string-value="increasing" calcext:value-type="string">
            <text:p>increasing</text:p>
          </table:table-cell>
          <table:table-cell table:formula="of:=SUM([.A1534:.A1536])" office:value-type="float" office:value="10540" calcext:value-type="float">
            <text:p>10540</text:p>
          </table:table-cell>
          <table:table-cell table:formula="of:=IF([.C1534]&gt;[.C15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IF([.A1535]&gt;[.A1534];&quot;increasing&quot;;&quot;decreasing&quot;)" office:value-type="string" office:string-value="decreasing" calcext:value-type="string">
            <text:p>decreasing</text:p>
          </table:table-cell>
          <table:table-cell table:formula="of:=SUM([.A1535:.A1537])" office:value-type="float" office:value="10538" calcext:value-type="float">
            <text:p>10538</text:p>
          </table:table-cell>
          <table:table-cell table:formula="of:=IF([.C1535]&gt;[.C15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IF([.A1536]&gt;[.A1535];&quot;increasing&quot;;&quot;decreasing&quot;)" office:value-type="string" office:string-value="increasing" calcext:value-type="string">
            <text:p>increasing</text:p>
          </table:table-cell>
          <table:table-cell table:formula="of:=SUM([.A1536:.A1538])" office:value-type="float" office:value="10539" calcext:value-type="float">
            <text:p>10539</text:p>
          </table:table-cell>
          <table:table-cell table:formula="of:=IF([.C1536]&gt;[.C15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IF([.A1537]&gt;[.A1536];&quot;increasing&quot;;&quot;decreasing&quot;)" office:value-type="string" office:string-value="decreasing" calcext:value-type="string">
            <text:p>decreasing</text:p>
          </table:table-cell>
          <table:table-cell table:formula="of:=SUM([.A1537:.A1539])" office:value-type="float" office:value="10536" calcext:value-type="float">
            <text:p>10536</text:p>
          </table:table-cell>
          <table:table-cell table:formula="of:=IF([.C1537]&gt;[.C15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IF([.A1538]&gt;[.A1537];&quot;increasing&quot;;&quot;decreasing&quot;)" office:value-type="string" office:string-value="increasing" calcext:value-type="string">
            <text:p>increasing</text:p>
          </table:table-cell>
          <table:table-cell table:formula="of:=SUM([.A1538:.A1540])" office:value-type="float" office:value="10524" calcext:value-type="float">
            <text:p>10524</text:p>
          </table:table-cell>
          <table:table-cell table:formula="of:=IF([.C1538]&gt;[.C15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IF([.A1539]&gt;[.A1538];&quot;increasing&quot;;&quot;decreasing&quot;)" office:value-type="string" office:string-value="decreasing" calcext:value-type="string">
            <text:p>decreasing</text:p>
          </table:table-cell>
          <table:table-cell table:formula="of:=SUM([.A1539:.A1541])" office:value-type="float" office:value="10510" calcext:value-type="float">
            <text:p>10510</text:p>
          </table:table-cell>
          <table:table-cell table:formula="of:=IF([.C1539]&gt;[.C15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IF([.A1540]&gt;[.A1539];&quot;increasing&quot;;&quot;decreasing&quot;)" office:value-type="string" office:string-value="decreasing" calcext:value-type="string">
            <text:p>decreasing</text:p>
          </table:table-cell>
          <table:table-cell table:formula="of:=SUM([.A1540:.A1542])" office:value-type="float" office:value="10506" calcext:value-type="float">
            <text:p>10506</text:p>
          </table:table-cell>
          <table:table-cell table:formula="of:=IF([.C1540]&gt;[.C15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IF([.A1541]&gt;[.A1540];&quot;increasing&quot;;&quot;decreasing&quot;)" office:value-type="string" office:string-value="decreasing" calcext:value-type="string">
            <text:p>decreasing</text:p>
          </table:table-cell>
          <table:table-cell table:formula="of:=SUM([.A1541:.A1543])" office:value-type="float" office:value="10517" calcext:value-type="float">
            <text:p>10517</text:p>
          </table:table-cell>
          <table:table-cell table:formula="of:=IF([.C1541]&gt;[.C15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IF([.A1542]&gt;[.A1541];&quot;increasing&quot;;&quot;decreasing&quot;)" office:value-type="string" office:string-value="increasing" calcext:value-type="string">
            <text:p>increasing</text:p>
          </table:table-cell>
          <table:table-cell table:formula="of:=SUM([.A1542:.A1544])" office:value-type="float" office:value="10533" calcext:value-type="float">
            <text:p>10533</text:p>
          </table:table-cell>
          <table:table-cell table:formula="of:=IF([.C1542]&gt;[.C15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IF([.A1543]&gt;[.A1542];&quot;increasing&quot;;&quot;decreasing&quot;)" office:value-type="string" office:string-value="increasing" calcext:value-type="string">
            <text:p>increasing</text:p>
          </table:table-cell>
          <table:table-cell table:formula="of:=SUM([.A1543:.A1545])" office:value-type="float" office:value="10559" calcext:value-type="float">
            <text:p>10559</text:p>
          </table:table-cell>
          <table:table-cell table:formula="of:=IF([.C1543]&gt;[.C15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IF([.A1544]&gt;[.A1543];&quot;increasing&quot;;&quot;decreasing&quot;)" office:value-type="string" office:string-value="increasing" calcext:value-type="string">
            <text:p>increasing</text:p>
          </table:table-cell>
          <table:table-cell table:formula="of:=SUM([.A1544:.A1546])" office:value-type="float" office:value="10582" calcext:value-type="float">
            <text:p>10582</text:p>
          </table:table-cell>
          <table:table-cell table:formula="of:=IF([.C1544]&gt;[.C15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[.A1545]&gt;[.A1544];&quot;increasing&quot;;&quot;decreasing&quot;)" office:value-type="string" office:string-value="increasing" calcext:value-type="string">
            <text:p>increasing</text:p>
          </table:table-cell>
          <table:table-cell table:formula="of:=SUM([.A1545:.A1547])" office:value-type="float" office:value="10602" calcext:value-type="float">
            <text:p>10602</text:p>
          </table:table-cell>
          <table:table-cell table:formula="of:=IF([.C1545]&gt;[.C15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IF([.A1546]&gt;[.A1545];&quot;increasing&quot;;&quot;decreasing&quot;)" office:value-type="string" office:string-value="increasing" calcext:value-type="string">
            <text:p>increasing</text:p>
          </table:table-cell>
          <table:table-cell table:formula="of:=SUM([.A1546:.A1548])" office:value-type="float" office:value="10608" calcext:value-type="float">
            <text:p>10608</text:p>
          </table:table-cell>
          <table:table-cell table:formula="of:=IF([.C1546]&gt;[.C15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IF([.A1547]&gt;[.A1546];&quot;increasing&quot;;&quot;decreasing&quot;)" office:value-type="string" office:string-value="increasing" calcext:value-type="string">
            <text:p>increasing</text:p>
          </table:table-cell>
          <table:table-cell table:formula="of:=SUM([.A1547:.A1549])" office:value-type="float" office:value="10615" calcext:value-type="float">
            <text:p>10615</text:p>
          </table:table-cell>
          <table:table-cell table:formula="of:=IF([.C1547]&gt;[.C15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548]&gt;[.A1547];&quot;increasing&quot;;&quot;decreasing&quot;)" office:value-type="string" office:string-value="increasing" calcext:value-type="string">
            <text:p>increasing</text:p>
          </table:table-cell>
          <table:table-cell table:formula="of:=SUM([.A1548:.A1550])" office:value-type="float" office:value="10619" calcext:value-type="float">
            <text:p>10619</text:p>
          </table:table-cell>
          <table:table-cell table:formula="of:=IF([.C1548]&gt;[.C15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IF([.A1549]&gt;[.A1548];&quot;increasing&quot;;&quot;decreasing&quot;)" office:value-type="string" office:string-value="increasing" calcext:value-type="string">
            <text:p>increasing</text:p>
          </table:table-cell>
          <table:table-cell table:formula="of:=SUM([.A1549:.A1551])" office:value-type="float" office:value="10612" calcext:value-type="float">
            <text:p>10612</text:p>
          </table:table-cell>
          <table:table-cell table:formula="of:=IF([.C1549]&gt;[.C15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550]&gt;[.A1549];&quot;increasing&quot;;&quot;decreasing&quot;)" office:value-type="string" office:string-value="decreasing" calcext:value-type="string">
            <text:p>decreasing</text:p>
          </table:table-cell>
          <table:table-cell table:formula="of:=SUM([.A1550:.A1552])" office:value-type="float" office:value="10604" calcext:value-type="float">
            <text:p>10604</text:p>
          </table:table-cell>
          <table:table-cell table:formula="of:=IF([.C1550]&gt;[.C154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551]&gt;[.A1550];&quot;increasing&quot;;&quot;decreasing&quot;)" office:value-type="string" office:string-value="decreasing" calcext:value-type="string">
            <text:p>decreasing</text:p>
          </table:table-cell>
          <table:table-cell table:formula="of:=SUM([.A1551:.A1553])" office:value-type="float" office:value="10596" calcext:value-type="float">
            <text:p>10596</text:p>
          </table:table-cell>
          <table:table-cell table:formula="of:=IF([.C1551]&gt;[.C15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[.A1552]&gt;[.A1551];&quot;increasing&quot;;&quot;decreasing&quot;)" office:value-type="string" office:string-value="increasing" calcext:value-type="string">
            <text:p>increasing</text:p>
          </table:table-cell>
          <table:table-cell table:formula="of:=SUM([.A1552:.A1554])" office:value-type="float" office:value="10609" calcext:value-type="float">
            <text:p>10609</text:p>
          </table:table-cell>
          <table:table-cell table:formula="of:=IF([.C1552]&gt;[.C15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1553]&gt;[.A1552];&quot;increasing&quot;;&quot;decreasing&quot;)" office:value-type="string" office:string-value="decreasing" calcext:value-type="string">
            <text:p>decreasing</text:p>
          </table:table-cell>
          <table:table-cell table:formula="of:=SUM([.A1553:.A1555])" office:value-type="float" office:value="10624" calcext:value-type="float">
            <text:p>10624</text:p>
          </table:table-cell>
          <table:table-cell table:formula="of:=IF([.C1553]&gt;[.C15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IF([.A1554]&gt;[.A1553];&quot;increasing&quot;;&quot;decreasing&quot;)" office:value-type="string" office:string-value="increasing" calcext:value-type="string">
            <text:p>increasing</text:p>
          </table:table-cell>
          <table:table-cell table:formula="of:=SUM([.A1554:.A1556])" office:value-type="float" office:value="10640" calcext:value-type="float">
            <text:p>10640</text:p>
          </table:table-cell>
          <table:table-cell table:formula="of:=IF([.C1554]&gt;[.C15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IF([.A1555]&gt;[.A1554];&quot;increasing&quot;;&quot;decreasing&quot;)" office:value-type="string" office:string-value="increasing" calcext:value-type="string">
            <text:p>increasing</text:p>
          </table:table-cell>
          <table:table-cell table:formula="of:=SUM([.A1555:.A1557])" office:value-type="float" office:value="10648" calcext:value-type="float">
            <text:p>10648</text:p>
          </table:table-cell>
          <table:table-cell table:formula="of:=IF([.C1555]&gt;[.C15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1556]&gt;[.A1555];&quot;increasing&quot;;&quot;decreasing&quot;)" office:value-type="string" office:string-value="decreasing" calcext:value-type="string">
            <text:p>decreasing</text:p>
          </table:table-cell>
          <table:table-cell table:formula="of:=SUM([.A1556:.A1558])" office:value-type="float" office:value="10643" calcext:value-type="float">
            <text:p>10643</text:p>
          </table:table-cell>
          <table:table-cell table:formula="of:=IF([.C1556]&gt;[.C155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IF([.A1557]&gt;[.A1556];&quot;increasing&quot;;&quot;decreasing&quot;)" office:value-type="string" office:string-value="increasing" calcext:value-type="string">
            <text:p>increasing</text:p>
          </table:table-cell>
          <table:table-cell table:formula="of:=SUM([.A1557:.A1559])" office:value-type="float" office:value="10610" calcext:value-type="float">
            <text:p>10610</text:p>
          </table:table-cell>
          <table:table-cell table:formula="of:=IF([.C1557]&gt;[.C155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IF([.A1558]&gt;[.A1557];&quot;increasing&quot;;&quot;decreasing&quot;)" office:value-type="string" office:string-value="decreasing" calcext:value-type="string">
            <text:p>decreasing</text:p>
          </table:table-cell>
          <table:table-cell table:formula="of:=SUM([.A1558:.A1560])" office:value-type="float" office:value="10550" calcext:value-type="float">
            <text:p>10550</text:p>
          </table:table-cell>
          <table:table-cell table:formula="of:=IF([.C1558]&gt;[.C155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IF([.A1559]&gt;[.A1558];&quot;increasing&quot;;&quot;decreasing&quot;)" office:value-type="string" office:string-value="decreasing" calcext:value-type="string">
            <text:p>decreasing</text:p>
          </table:table-cell>
          <table:table-cell table:formula="of:=SUM([.A1559:.A1561])" office:value-type="float" office:value="10497" calcext:value-type="float">
            <text:p>10497</text:p>
          </table:table-cell>
          <table:table-cell table:formula="of:=IF([.C1559]&gt;[.C155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IF([.A1560]&gt;[.A1559];&quot;increasing&quot;;&quot;decreasing&quot;)" office:value-type="string" office:string-value="decreasing" calcext:value-type="string">
            <text:p>decreasing</text:p>
          </table:table-cell>
          <table:table-cell table:formula="of:=SUM([.A1560:.A1562])" office:value-type="float" office:value="10470" calcext:value-type="float">
            <text:p>10470</text:p>
          </table:table-cell>
          <table:table-cell table:formula="of:=IF([.C1560]&gt;[.C155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IF([.A1561]&gt;[.A1560];&quot;increasing&quot;;&quot;decreasing&quot;)" office:value-type="string" office:string-value="decreasing" calcext:value-type="string">
            <text:p>decreasing</text:p>
          </table:table-cell>
          <table:table-cell table:formula="of:=SUM([.A1561:.A1563])" office:value-type="float" office:value="10465" calcext:value-type="float">
            <text:p>10465</text:p>
          </table:table-cell>
          <table:table-cell table:formula="of:=IF([.C1561]&gt;[.C156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IF([.A1562]&gt;[.A1561];&quot;increasing&quot;;&quot;decreasing&quot;)" office:value-type="string" office:string-value="decreasing" calcext:value-type="string">
            <text:p>decreasing</text:p>
          </table:table-cell>
          <table:table-cell table:formula="of:=SUM([.A1562:.A1564])" office:value-type="float" office:value="10466" calcext:value-type="float">
            <text:p>10466</text:p>
          </table:table-cell>
          <table:table-cell table:formula="of:=IF([.C1562]&gt;[.C15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IF([.A1563]&gt;[.A1562];&quot;increasing&quot;;&quot;decreasing&quot;)" office:value-type="string" office:string-value="increasing" calcext:value-type="string">
            <text:p>increasing</text:p>
          </table:table-cell>
          <table:table-cell table:formula="of:=SUM([.A1563:.A1565])" office:value-type="float" office:value="10471" calcext:value-type="float">
            <text:p>10471</text:p>
          </table:table-cell>
          <table:table-cell table:formula="of:=IF([.C1563]&gt;[.C15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IF([.A1564]&gt;[.A1563];&quot;increasing&quot;;&quot;decreasing&quot;)" office:value-type="string" office:string-value="increasing" calcext:value-type="string">
            <text:p>increasing</text:p>
          </table:table-cell>
          <table:table-cell table:formula="of:=SUM([.A1564:.A1566])" office:value-type="float" office:value="10477" calcext:value-type="float">
            <text:p>10477</text:p>
          </table:table-cell>
          <table:table-cell table:formula="of:=IF([.C1564]&gt;[.C15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A1565]&gt;[.A1564];&quot;increasing&quot;;&quot;decreasing&quot;)" office:value-type="string" office:string-value="increasing" calcext:value-type="string">
            <text:p>increasing</text:p>
          </table:table-cell>
          <table:table-cell table:formula="of:=SUM([.A1565:.A1567])" office:value-type="float" office:value="10481" calcext:value-type="float">
            <text:p>10481</text:p>
          </table:table-cell>
          <table:table-cell table:formula="of:=IF([.C1565]&gt;[.C15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1566]&gt;[.A1565];&quot;increasing&quot;;&quot;decreasing&quot;)" office:value-type="string" office:string-value="increasing" calcext:value-type="string">
            <text:p>increasing</text:p>
          </table:table-cell>
          <table:table-cell table:formula="of:=SUM([.A1566:.A1568])" office:value-type="float" office:value="10465" calcext:value-type="float">
            <text:p>10465</text:p>
          </table:table-cell>
          <table:table-cell table:formula="of:=IF([.C1566]&gt;[.C15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IF([.A1567]&gt;[.A1566];&quot;increasing&quot;;&quot;decreasing&quot;)" office:value-type="string" office:string-value="increasing" calcext:value-type="string">
            <text:p>increasing</text:p>
          </table:table-cell>
          <table:table-cell table:formula="of:=SUM([.A1567:.A1569])" office:value-type="float" office:value="10480" calcext:value-type="float">
            <text:p>10480</text:p>
          </table:table-cell>
          <table:table-cell table:formula="of:=IF([.C1567]&gt;[.C15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IF([.A1568]&gt;[.A1567];&quot;increasing&quot;;&quot;decreasing&quot;)" office:value-type="string" office:string-value="decreasing" calcext:value-type="string">
            <text:p>decreasing</text:p>
          </table:table-cell>
          <table:table-cell table:formula="of:=SUM([.A1568:.A1570])" office:value-type="float" office:value="10495" calcext:value-type="float">
            <text:p>10495</text:p>
          </table:table-cell>
          <table:table-cell table:formula="of:=IF([.C1568]&gt;[.C15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IF([.A1569]&gt;[.A1568];&quot;increasing&quot;;&quot;decreasing&quot;)" office:value-type="string" office:string-value="increasing" calcext:value-type="string">
            <text:p>increasing</text:p>
          </table:table-cell>
          <table:table-cell table:formula="of:=SUM([.A1569:.A1571])" office:value-type="float" office:value="10530" calcext:value-type="float">
            <text:p>10530</text:p>
          </table:table-cell>
          <table:table-cell table:formula="of:=IF([.C1569]&gt;[.C15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IF([.A1570]&gt;[.A1569];&quot;increasing&quot;;&quot;decreasing&quot;)" office:value-type="string" office:string-value="increasing" calcext:value-type="string">
            <text:p>increasing</text:p>
          </table:table-cell>
          <table:table-cell table:formula="of:=SUM([.A1570:.A1572])" office:value-type="float" office:value="10534" calcext:value-type="float">
            <text:p>10534</text:p>
          </table:table-cell>
          <table:table-cell table:formula="of:=IF([.C1570]&gt;[.C15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IF([.A1571]&gt;[.A1570];&quot;increasing&quot;;&quot;decreasing&quot;)" office:value-type="string" office:string-value="increasing" calcext:value-type="string">
            <text:p>increasing</text:p>
          </table:table-cell>
          <table:table-cell table:formula="of:=SUM([.A1571:.A1573])" office:value-type="float" office:value="10538" calcext:value-type="float">
            <text:p>10538</text:p>
          </table:table-cell>
          <table:table-cell table:formula="of:=IF([.C1571]&gt;[.C15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IF([.A1572]&gt;[.A1571];&quot;increasing&quot;;&quot;decreasing&quot;)" office:value-type="string" office:string-value="increasing" calcext:value-type="string">
            <text:p>increasing</text:p>
          </table:table-cell>
          <table:table-cell table:formula="of:=SUM([.A1572:.A1574])" office:value-type="float" office:value="10540" calcext:value-type="float">
            <text:p>10540</text:p>
          </table:table-cell>
          <table:table-cell table:formula="of:=IF([.C1572]&gt;[.C15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IF([.A1573]&gt;[.A1572];&quot;increasing&quot;;&quot;decreasing&quot;)" office:value-type="string" office:string-value="increasing" calcext:value-type="string">
            <text:p>increasing</text:p>
          </table:table-cell>
          <table:table-cell table:formula="of:=SUM([.A1573:.A1575])" office:value-type="float" office:value="10537" calcext:value-type="float">
            <text:p>10537</text:p>
          </table:table-cell>
          <table:table-cell table:formula="of:=IF([.C1573]&gt;[.C15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IF([.A1574]&gt;[.A1573];&quot;increasing&quot;;&quot;decreasing&quot;)" office:value-type="string" office:string-value="decreasing" calcext:value-type="string">
            <text:p>decreasing</text:p>
          </table:table-cell>
          <table:table-cell table:formula="of:=SUM([.A1574:.A1576])" office:value-type="float" office:value="10538" calcext:value-type="float">
            <text:p>10538</text:p>
          </table:table-cell>
          <table:table-cell table:formula="of:=IF([.C1574]&gt;[.C15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IF([.A1575]&gt;[.A1574];&quot;increasing&quot;;&quot;decreasing&quot;)" office:value-type="string" office:string-value="decreasing" calcext:value-type="string">
            <text:p>decreasing</text:p>
          </table:table-cell>
          <table:table-cell table:formula="of:=SUM([.A1575:.A1577])" office:value-type="float" office:value="10557" calcext:value-type="float">
            <text:p>10557</text:p>
          </table:table-cell>
          <table:table-cell table:formula="of:=IF([.C1575]&gt;[.C15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IF([.A1576]&gt;[.A1575];&quot;increasing&quot;;&quot;decreasing&quot;)" office:value-type="string" office:string-value="increasing" calcext:value-type="string">
            <text:p>increasing</text:p>
          </table:table-cell>
          <table:table-cell table:formula="of:=SUM([.A1576:.A1578])" office:value-type="float" office:value="10587" calcext:value-type="float">
            <text:p>10587</text:p>
          </table:table-cell>
          <table:table-cell table:formula="of:=IF([.C1576]&gt;[.C15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577]&gt;[.A1576];&quot;increasing&quot;;&quot;decreasing&quot;)" office:value-type="string" office:string-value="increasing" calcext:value-type="string">
            <text:p>increasing</text:p>
          </table:table-cell>
          <table:table-cell table:formula="of:=SUM([.A1577:.A1579])" office:value-type="float" office:value="10613" calcext:value-type="float">
            <text:p>10613</text:p>
          </table:table-cell>
          <table:table-cell table:formula="of:=IF([.C1577]&gt;[.C15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IF([.A1578]&gt;[.A1577];&quot;increasing&quot;;&quot;decreasing&quot;)" office:value-type="string" office:string-value="increasing" calcext:value-type="string">
            <text:p>increasing</text:p>
          </table:table-cell>
          <table:table-cell table:formula="of:=SUM([.A1578:.A1580])" office:value-type="float" office:value="10614" calcext:value-type="float">
            <text:p>10614</text:p>
          </table:table-cell>
          <table:table-cell table:formula="of:=IF([.C1578]&gt;[.C15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IF([.A1579]&gt;[.A1578];&quot;increasing&quot;;&quot;decreasing&quot;)" office:value-type="string" office:string-value="increasing" calcext:value-type="string">
            <text:p>increasing</text:p>
          </table:table-cell>
          <table:table-cell table:formula="of:=SUM([.A1579:.A1581])" office:value-type="float" office:value="10613" calcext:value-type="float">
            <text:p>10613</text:p>
          </table:table-cell>
          <table:table-cell table:formula="of:=IF([.C1579]&gt;[.C15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[.A1580]&gt;[.A1579];&quot;increasing&quot;;&quot;decreasing&quot;)" office:value-type="string" office:string-value="decreasing" calcext:value-type="string">
            <text:p>decreasing</text:p>
          </table:table-cell>
          <table:table-cell table:formula="of:=SUM([.A1580:.A1582])" office:value-type="float" office:value="10612" calcext:value-type="float">
            <text:p>10612</text:p>
          </table:table-cell>
          <table:table-cell table:formula="of:=IF([.C1580]&gt;[.C15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581]&gt;[.A1580];&quot;increasing&quot;;&quot;decreasing&quot;)" office:value-type="string" office:string-value="increasing" calcext:value-type="string">
            <text:p>increasing</text:p>
          </table:table-cell>
          <table:table-cell table:formula="of:=SUM([.A1581:.A1583])" office:value-type="float" office:value="10617" calcext:value-type="float">
            <text:p>10617</text:p>
          </table:table-cell>
          <table:table-cell table:formula="of:=IF([.C1581]&gt;[.C15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IF([.A1582]&gt;[.A1581];&quot;increasing&quot;;&quot;decreasing&quot;)" office:value-type="string" office:string-value="increasing" calcext:value-type="string">
            <text:p>increasing</text:p>
          </table:table-cell>
          <table:table-cell table:formula="of:=SUM([.A1582:.A1584])" office:value-type="float" office:value="10617" calcext:value-type="float">
            <text:p>10617</text:p>
          </table:table-cell>
          <table:table-cell table:formula="of:=IF([.C1582]&gt;[.C158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IF([.A1583]&gt;[.A1582];&quot;increasing&quot;;&quot;decreasing&quot;)" office:value-type="string" office:string-value="decreasing" calcext:value-type="string">
            <text:p>decreasing</text:p>
          </table:table-cell>
          <table:table-cell table:formula="of:=SUM([.A1583:.A1585])" office:value-type="float" office:value="10612" calcext:value-type="float">
            <text:p>10612</text:p>
          </table:table-cell>
          <table:table-cell table:formula="of:=IF([.C1583]&gt;[.C158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584]&gt;[.A1583];&quot;increasing&quot;;&quot;decreasing&quot;)" office:value-type="string" office:string-value="increasing" calcext:value-type="string">
            <text:p>increasing</text:p>
          </table:table-cell>
          <table:table-cell table:formula="of:=SUM([.A1584:.A1586])" office:value-type="float" office:value="10596" calcext:value-type="float">
            <text:p>10596</text:p>
          </table:table-cell>
          <table:table-cell table:formula="of:=IF([.C1584]&gt;[.C15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IF([.A1585]&gt;[.A1584];&quot;increasing&quot;;&quot;decreasing&quot;)" office:value-type="string" office:string-value="decreasing" calcext:value-type="string">
            <text:p>decreasing</text:p>
          </table:table-cell>
          <table:table-cell table:formula="of:=SUM([.A1585:.A1587])" office:value-type="float" office:value="10580" calcext:value-type="float">
            <text:p>10580</text:p>
          </table:table-cell>
          <table:table-cell table:formula="of:=IF([.C1585]&gt;[.C15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IF([.A1586]&gt;[.A1585];&quot;increasing&quot;;&quot;decreasing&quot;)" office:value-type="string" office:string-value="decreasing" calcext:value-type="string">
            <text:p>decreasing</text:p>
          </table:table-cell>
          <table:table-cell table:formula="of:=SUM([.A1586:.A1588])" office:value-type="float" office:value="10572" calcext:value-type="float">
            <text:p>10572</text:p>
          </table:table-cell>
          <table:table-cell table:formula="of:=IF([.C1586]&gt;[.C15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IF([.A1587]&gt;[.A1586];&quot;increasing&quot;;&quot;decreasing&quot;)" office:value-type="string" office:string-value="increasing" calcext:value-type="string">
            <text:p>increasing</text:p>
          </table:table-cell>
          <table:table-cell table:formula="of:=SUM([.A1587:.A1589])" office:value-type="float" office:value="10570" calcext:value-type="float">
            <text:p>10570</text:p>
          </table:table-cell>
          <table:table-cell table:formula="of:=IF([.C1587]&gt;[.C158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IF([.A1588]&gt;[.A1587];&quot;increasing&quot;;&quot;decreasing&quot;)" office:value-type="string" office:string-value="increasing" calcext:value-type="string">
            <text:p>increasing</text:p>
          </table:table-cell>
          <table:table-cell table:formula="of:=SUM([.A1588:.A1590])" office:value-type="float" office:value="10573" calcext:value-type="float">
            <text:p>10573</text:p>
          </table:table-cell>
          <table:table-cell table:formula="of:=IF([.C1588]&gt;[.C15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IF([.A1589]&gt;[.A1588];&quot;increasing&quot;;&quot;decreasing&quot;)" office:value-type="string" office:string-value="decreasing" calcext:value-type="string">
            <text:p>decreasing</text:p>
          </table:table-cell>
          <table:table-cell table:formula="of:=SUM([.A1589:.A1591])" office:value-type="float" office:value="10573" calcext:value-type="float">
            <text:p>10573</text:p>
          </table:table-cell>
          <table:table-cell table:formula="of:=IF([.C1589]&gt;[.C158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IF([.A1590]&gt;[.A1589];&quot;increasing&quot;;&quot;decreasing&quot;)" office:value-type="string" office:string-value="increasing" calcext:value-type="string">
            <text:p>increasing</text:p>
          </table:table-cell>
          <table:table-cell table:formula="of:=SUM([.A1590:.A1592])" office:value-type="float" office:value="10582" calcext:value-type="float">
            <text:p>10582</text:p>
          </table:table-cell>
          <table:table-cell table:formula="of:=IF([.C1590]&gt;[.C15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IF([.A1591]&gt;[.A1590];&quot;increasing&quot;;&quot;decreasing&quot;)" office:value-type="string" office:string-value="increasing" calcext:value-type="string">
            <text:p>increasing</text:p>
          </table:table-cell>
          <table:table-cell table:formula="of:=SUM([.A1591:.A1593])" office:value-type="float" office:value="10592" calcext:value-type="float">
            <text:p>10592</text:p>
          </table:table-cell>
          <table:table-cell table:formula="of:=IF([.C1591]&gt;[.C15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IF([.A1592]&gt;[.A1591];&quot;increasing&quot;;&quot;decreasing&quot;)" office:value-type="string" office:string-value="increasing" calcext:value-type="string">
            <text:p>increasing</text:p>
          </table:table-cell>
          <table:table-cell table:formula="of:=SUM([.A1592:.A1594])" office:value-type="float" office:value="10611" calcext:value-type="float">
            <text:p>10611</text:p>
          </table:table-cell>
          <table:table-cell table:formula="of:=IF([.C1592]&gt;[.C15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IF([.A1593]&gt;[.A1592];&quot;increasing&quot;;&quot;decreasing&quot;)" office:value-type="string" office:string-value="increasing" calcext:value-type="string">
            <text:p>increasing</text:p>
          </table:table-cell>
          <table:table-cell table:formula="of:=SUM([.A1593:.A1595])" office:value-type="float" office:value="10629" calcext:value-type="float">
            <text:p>10629</text:p>
          </table:table-cell>
          <table:table-cell table:formula="of:=IF([.C1593]&gt;[.C15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IF([.A1594]&gt;[.A1593];&quot;increasing&quot;;&quot;decreasing&quot;)" office:value-type="string" office:string-value="increasing" calcext:value-type="string">
            <text:p>increasing</text:p>
          </table:table-cell>
          <table:table-cell table:formula="of:=SUM([.A1594:.A1596])" office:value-type="float" office:value="10644" calcext:value-type="float">
            <text:p>10644</text:p>
          </table:table-cell>
          <table:table-cell table:formula="of:=IF([.C1594]&gt;[.C15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1595]&gt;[.A1594];&quot;increasing&quot;;&quot;decreasing&quot;)" office:value-type="string" office:string-value="increasing" calcext:value-type="string">
            <text:p>increasing</text:p>
          </table:table-cell>
          <table:table-cell table:formula="of:=SUM([.A1595:.A1597])" office:value-type="float" office:value="10650" calcext:value-type="float">
            <text:p>10650</text:p>
          </table:table-cell>
          <table:table-cell table:formula="of:=IF([.C1595]&gt;[.C15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IF([.A1596]&gt;[.A1595];&quot;increasing&quot;;&quot;decreasing&quot;)" office:value-type="string" office:string-value="increasing" calcext:value-type="string">
            <text:p>increasing</text:p>
          </table:table-cell>
          <table:table-cell table:formula="of:=SUM([.A1596:.A1598])" office:value-type="float" office:value="10657" calcext:value-type="float">
            <text:p>10657</text:p>
          </table:table-cell>
          <table:table-cell table:formula="of:=IF([.C1596]&gt;[.C15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IF([.A1597]&gt;[.A1596];&quot;increasing&quot;;&quot;decreasing&quot;)" office:value-type="string" office:string-value="increasing" calcext:value-type="string">
            <text:p>increasing</text:p>
          </table:table-cell>
          <table:table-cell table:formula="of:=SUM([.A1597:.A1599])" office:value-type="float" office:value="10670" calcext:value-type="float">
            <text:p>10670</text:p>
          </table:table-cell>
          <table:table-cell table:formula="of:=IF([.C1597]&gt;[.C15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IF([.A1598]&gt;[.A1597];&quot;increasing&quot;;&quot;decreasing&quot;)" office:value-type="string" office:string-value="increasing" calcext:value-type="string">
            <text:p>increasing</text:p>
          </table:table-cell>
          <table:table-cell table:formula="of:=SUM([.A1598:.A1600])" office:value-type="float" office:value="10665" calcext:value-type="float">
            <text:p>10665</text:p>
          </table:table-cell>
          <table:table-cell table:formula="of:=IF([.C1598]&gt;[.C15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IF([.A1599]&gt;[.A1598];&quot;increasing&quot;;&quot;decreasing&quot;)" office:value-type="string" office:string-value="increasing" calcext:value-type="string">
            <text:p>increasing</text:p>
          </table:table-cell>
          <table:table-cell table:formula="of:=SUM([.A1599:.A1601])" office:value-type="float" office:value="10659" calcext:value-type="float">
            <text:p>10659</text:p>
          </table:table-cell>
          <table:table-cell table:formula="of:=IF([.C1599]&gt;[.C159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1600]&gt;[.A1599];&quot;increasing&quot;;&quot;decreasing&quot;)" office:value-type="string" office:string-value="decreasing" calcext:value-type="string">
            <text:p>decreasing</text:p>
          </table:table-cell>
          <table:table-cell table:formula="of:=SUM([.A1600:.A1602])" office:value-type="float" office:value="10648" calcext:value-type="float">
            <text:p>10648</text:p>
          </table:table-cell>
          <table:table-cell table:formula="of:=IF([.C1600]&gt;[.C15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IF([.A1601]&gt;[.A1600];&quot;increasing&quot;;&quot;decreasing&quot;)" office:value-type="string" office:string-value="increasing" calcext:value-type="string">
            <text:p>increasing</text:p>
          </table:table-cell>
          <table:table-cell table:formula="of:=SUM([.A1601:.A1603])" office:value-type="float" office:value="10649" calcext:value-type="float">
            <text:p>10649</text:p>
          </table:table-cell>
          <table:table-cell table:formula="of:=IF([.C1601]&gt;[.C16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IF([.A1602]&gt;[.A1601];&quot;increasing&quot;;&quot;decreasing&quot;)" office:value-type="string" office:string-value="increasing" calcext:value-type="string">
            <text:p>increasing</text:p>
          </table:table-cell>
          <table:table-cell table:formula="of:=SUM([.A1602:.A1604])" office:value-type="float" office:value="10644" calcext:value-type="float">
            <text:p>10644</text:p>
          </table:table-cell>
          <table:table-cell table:formula="of:=IF([.C1602]&gt;[.C160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IF([.A1603]&gt;[.A1602];&quot;increasing&quot;;&quot;decreasing&quot;)" office:value-type="string" office:string-value="decreasing" calcext:value-type="string">
            <text:p>decreasing</text:p>
          </table:table-cell>
          <table:table-cell table:formula="of:=SUM([.A1603:.A1605])" office:value-type="float" office:value="10633" calcext:value-type="float">
            <text:p>10633</text:p>
          </table:table-cell>
          <table:table-cell table:formula="of:=IF([.C1603]&gt;[.C160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IF([.A1604]&gt;[.A1603];&quot;increasing&quot;;&quot;decreasing&quot;)" office:value-type="string" office:string-value="decreasing" calcext:value-type="string">
            <text:p>decreasing</text:p>
          </table:table-cell>
          <table:table-cell table:formula="of:=SUM([.A1604:.A1606])" office:value-type="float" office:value="10617" calcext:value-type="float">
            <text:p>10617</text:p>
          </table:table-cell>
          <table:table-cell table:formula="of:=IF([.C1604]&gt;[.C160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IF([.A1605]&gt;[.A1604];&quot;increasing&quot;;&quot;decreasing&quot;)" office:value-type="string" office:string-value="decreasing" calcext:value-type="string">
            <text:p>decreasing</text:p>
          </table:table-cell>
          <table:table-cell table:formula="of:=SUM([.A1605:.A1607])" office:value-type="float" office:value="10609" calcext:value-type="float">
            <text:p>10609</text:p>
          </table:table-cell>
          <table:table-cell table:formula="of:=IF([.C1605]&gt;[.C160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606]&gt;[.A1605];&quot;increasing&quot;;&quot;decreasing&quot;)" office:value-type="string" office:string-value="decreasing" calcext:value-type="string">
            <text:p>decreasing</text:p>
          </table:table-cell>
          <table:table-cell table:formula="of:=SUM([.A1606:.A1608])" office:value-type="float" office:value="10606" calcext:value-type="float">
            <text:p>10606</text:p>
          </table:table-cell>
          <table:table-cell table:formula="of:=IF([.C1606]&gt;[.C16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IF([.A1607]&gt;[.A1606];&quot;increasing&quot;;&quot;decreasing&quot;)" office:value-type="string" office:string-value="increasing" calcext:value-type="string">
            <text:p>increasing</text:p>
          </table:table-cell>
          <table:table-cell table:formula="of:=SUM([.A1607:.A1609])" office:value-type="float" office:value="10612" calcext:value-type="float">
            <text:p>10612</text:p>
          </table:table-cell>
          <table:table-cell table:formula="of:=IF([.C1607]&gt;[.C16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608]&gt;[.A1607];&quot;increasing&quot;;&quot;decreasing&quot;)" office:value-type="string" office:string-value="increasing" calcext:value-type="string">
            <text:p>increasing</text:p>
          </table:table-cell>
          <table:table-cell table:formula="of:=SUM([.A1608:.A1610])" office:value-type="float" office:value="10630" calcext:value-type="float">
            <text:p>10630</text:p>
          </table:table-cell>
          <table:table-cell table:formula="of:=IF([.C1608]&gt;[.C16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IF([.A1609]&gt;[.A1608];&quot;increasing&quot;;&quot;decreasing&quot;)" office:value-type="string" office:string-value="decreasing" calcext:value-type="string">
            <text:p>decreasing</text:p>
          </table:table-cell>
          <table:table-cell table:formula="of:=SUM([.A1609:.A1611])" office:value-type="float" office:value="10643" calcext:value-type="float">
            <text:p>10643</text:p>
          </table:table-cell>
          <table:table-cell table:formula="of:=IF([.C1609]&gt;[.C16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IF([.A1610]&gt;[.A1609];&quot;increasing&quot;;&quot;decreasing&quot;)" office:value-type="string" office:string-value="increasing" calcext:value-type="string">
            <text:p>increasing</text:p>
          </table:table-cell>
          <table:table-cell table:formula="of:=SUM([.A1610:.A1612])" office:value-type="float" office:value="10660" calcext:value-type="float">
            <text:p>10660</text:p>
          </table:table-cell>
          <table:table-cell table:formula="of:=IF([.C1610]&gt;[.C16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IF([.A1611]&gt;[.A1610];&quot;increasing&quot;;&quot;decreasing&quot;)" office:value-type="string" office:string-value="decreasing" calcext:value-type="string">
            <text:p>decreasing</text:p>
          </table:table-cell>
          <table:table-cell table:formula="of:=SUM([.A1611:.A1613])" office:value-type="float" office:value="10672" calcext:value-type="float">
            <text:p>10672</text:p>
          </table:table-cell>
          <table:table-cell table:formula="of:=IF([.C1611]&gt;[.C16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IF([.A1612]&gt;[.A1611];&quot;increasing&quot;;&quot;decreasing&quot;)" office:value-type="string" office:string-value="increasing" calcext:value-type="string">
            <text:p>increasing</text:p>
          </table:table-cell>
          <table:table-cell table:formula="of:=SUM([.A1612:.A1614])" office:value-type="float" office:value="10688" calcext:value-type="float">
            <text:p>10688</text:p>
          </table:table-cell>
          <table:table-cell table:formula="of:=IF([.C1612]&gt;[.C16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IF([.A1613]&gt;[.A1612];&quot;increasing&quot;;&quot;decreasing&quot;)" office:value-type="string" office:string-value="increasing" calcext:value-type="string">
            <text:p>increasing</text:p>
          </table:table-cell>
          <table:table-cell table:formula="of:=SUM([.A1613:.A1615])" office:value-type="float" office:value="10711" calcext:value-type="float">
            <text:p>10711</text:p>
          </table:table-cell>
          <table:table-cell table:formula="of:=IF([.C1613]&gt;[.C16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formula="of:=IF([.A1614]&gt;[.A1613];&quot;increasing&quot;;&quot;decreasing&quot;)" office:value-type="string" office:string-value="increasing" calcext:value-type="string">
            <text:p>increasing</text:p>
          </table:table-cell>
          <table:table-cell table:formula="of:=SUM([.A1614:.A1616])" office:value-type="float" office:value="10717" calcext:value-type="float">
            <text:p>10717</text:p>
          </table:table-cell>
          <table:table-cell table:formula="of:=IF([.C1614]&gt;[.C16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IF([.A1615]&gt;[.A1614];&quot;increasing&quot;;&quot;decreasing&quot;)" office:value-type="string" office:string-value="increasing" calcext:value-type="string">
            <text:p>increasing</text:p>
          </table:table-cell>
          <table:table-cell table:formula="of:=SUM([.A1615:.A1617])" office:value-type="float" office:value="10726" calcext:value-type="float">
            <text:p>10726</text:p>
          </table:table-cell>
          <table:table-cell table:formula="of:=IF([.C1615]&gt;[.C16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IF([.A1616]&gt;[.A1615];&quot;increasing&quot;;&quot;decreasing&quot;)" office:value-type="string" office:string-value="decreasing" calcext:value-type="string">
            <text:p>decreasing</text:p>
          </table:table-cell>
          <table:table-cell table:formula="of:=SUM([.A1616:.A1618])" office:value-type="float" office:value="10735" calcext:value-type="float">
            <text:p>10735</text:p>
          </table:table-cell>
          <table:table-cell table:formula="of:=IF([.C1616]&gt;[.C16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IF([.A1617]&gt;[.A1616];&quot;increasing&quot;;&quot;decreasing&quot;)" office:value-type="string" office:string-value="increasing" calcext:value-type="string">
            <text:p>increasing</text:p>
          </table:table-cell>
          <table:table-cell table:formula="of:=SUM([.A1617:.A1619])" office:value-type="float" office:value="10753" calcext:value-type="float">
            <text:p>10753</text:p>
          </table:table-cell>
          <table:table-cell table:formula="of:=IF([.C1617]&gt;[.C16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1618]&gt;[.A1617];&quot;increasing&quot;;&quot;decreasing&quot;)" office:value-type="string" office:string-value="increasing" calcext:value-type="string">
            <text:p>increasing</text:p>
          </table:table-cell>
          <table:table-cell table:formula="of:=SUM([.A1618:.A1620])" office:value-type="float" office:value="10775" calcext:value-type="float">
            <text:p>10775</text:p>
          </table:table-cell>
          <table:table-cell table:formula="of:=IF([.C1618]&gt;[.C16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IF([.A1619]&gt;[.A1618];&quot;increasing&quot;;&quot;decreasing&quot;)" office:value-type="string" office:string-value="increasing" calcext:value-type="string">
            <text:p>increasing</text:p>
          </table:table-cell>
          <table:table-cell table:formula="of:=SUM([.A1619:.A1621])" office:value-type="float" office:value="10813" calcext:value-type="float">
            <text:p>10813</text:p>
          </table:table-cell>
          <table:table-cell table:formula="of:=IF([.C1619]&gt;[.C16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IF([.A1620]&gt;[.A1619];&quot;increasing&quot;;&quot;decreasing&quot;)" office:value-type="string" office:string-value="increasing" calcext:value-type="string">
            <text:p>increasing</text:p>
          </table:table-cell>
          <table:table-cell table:formula="of:=SUM([.A1620:.A1622])" office:value-type="float" office:value="10850" calcext:value-type="float">
            <text:p>10850</text:p>
          </table:table-cell>
          <table:table-cell table:formula="of:=IF([.C1620]&gt;[.C16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1621]&gt;[.A1620];&quot;increasing&quot;;&quot;decreasing&quot;)" office:value-type="string" office:string-value="increasing" calcext:value-type="string">
            <text:p>increasing</text:p>
          </table:table-cell>
          <table:table-cell table:formula="of:=SUM([.A1621:.A1623])" office:value-type="float" office:value="10871" calcext:value-type="float">
            <text:p>10871</text:p>
          </table:table-cell>
          <table:table-cell table:formula="of:=IF([.C1621]&gt;[.C16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IF([.A1622]&gt;[.A1621];&quot;increasing&quot;;&quot;decreasing&quot;)" office:value-type="string" office:string-value="increasing" calcext:value-type="string">
            <text:p>increasing</text:p>
          </table:table-cell>
          <table:table-cell table:formula="of:=SUM([.A1622:.A1624])" office:value-type="float" office:value="10856" calcext:value-type="float">
            <text:p>10856</text:p>
          </table:table-cell>
          <table:table-cell table:formula="of:=IF([.C1622]&gt;[.C16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IF([.A1623]&gt;[.A1622];&quot;increasing&quot;;&quot;decreasing&quot;)" office:value-type="string" office:string-value="decreasing" calcext:value-type="string">
            <text:p>decreasing</text:p>
          </table:table-cell>
          <table:table-cell table:formula="of:=SUM([.A1623:.A1625])" office:value-type="float" office:value="10827" calcext:value-type="float">
            <text:p>10827</text:p>
          </table:table-cell>
          <table:table-cell table:formula="of:=IF([.C1623]&gt;[.C16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IF([.A1624]&gt;[.A1623];&quot;increasing&quot;;&quot;decreasing&quot;)" office:value-type="string" office:string-value="decreasing" calcext:value-type="string">
            <text:p>decreasing</text:p>
          </table:table-cell>
          <table:table-cell table:formula="of:=SUM([.A1624:.A1626])" office:value-type="float" office:value="10805" calcext:value-type="float">
            <text:p>10805</text:p>
          </table:table-cell>
          <table:table-cell table:formula="of:=IF([.C1624]&gt;[.C16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IF([.A1625]&gt;[.A1624];&quot;increasing&quot;;&quot;decreasing&quot;)" office:value-type="string" office:string-value="decreasing" calcext:value-type="string">
            <text:p>decreasing</text:p>
          </table:table-cell>
          <table:table-cell table:formula="of:=SUM([.A1625:.A1627])" office:value-type="float" office:value="10784" calcext:value-type="float">
            <text:p>10784</text:p>
          </table:table-cell>
          <table:table-cell table:formula="of:=IF([.C1625]&gt;[.C16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IF([.A1626]&gt;[.A1625];&quot;increasing&quot;;&quot;decreasing&quot;)" office:value-type="string" office:string-value="increasing" calcext:value-type="string">
            <text:p>increasing</text:p>
          </table:table-cell>
          <table:table-cell table:formula="of:=SUM([.A1626:.A1628])" office:value-type="float" office:value="10775" calcext:value-type="float">
            <text:p>10775</text:p>
          </table:table-cell>
          <table:table-cell table:formula="of:=IF([.C1626]&gt;[.C16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IF([.A1627]&gt;[.A1626];&quot;increasing&quot;;&quot;decreasing&quot;)" office:value-type="string" office:string-value="decreasing" calcext:value-type="string">
            <text:p>decreasing</text:p>
          </table:table-cell>
          <table:table-cell table:formula="of:=SUM([.A1627:.A1629])" office:value-type="float" office:value="10764" calcext:value-type="float">
            <text:p>10764</text:p>
          </table:table-cell>
          <table:table-cell table:formula="of:=IF([.C1627]&gt;[.C16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IF([.A1628]&gt;[.A1627];&quot;increasing&quot;;&quot;decreasing&quot;)" office:value-type="string" office:string-value="decreasing" calcext:value-type="string">
            <text:p>decreasing</text:p>
          </table:table-cell>
          <table:table-cell table:formula="of:=SUM([.A1628:.A1630])" office:value-type="float" office:value="10764" calcext:value-type="float">
            <text:p>10764</text:p>
          </table:table-cell>
          <table:table-cell table:formula="of:=IF([.C1628]&gt;[.C16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1629]&gt;[.A1628];&quot;increasing&quot;;&quot;decreasing&quot;)" office:value-type="string" office:string-value="decreasing" calcext:value-type="string">
            <text:p>decreasing</text:p>
          </table:table-cell>
          <table:table-cell table:formula="of:=SUM([.A1629:.A1631])" office:value-type="float" office:value="10768" calcext:value-type="float">
            <text:p>10768</text:p>
          </table:table-cell>
          <table:table-cell table:formula="of:=IF([.C1629]&gt;[.C16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IF([.A1630]&gt;[.A1629];&quot;increasing&quot;;&quot;decreasing&quot;)" office:value-type="string" office:string-value="increasing" calcext:value-type="string">
            <text:p>increasing</text:p>
          </table:table-cell>
          <table:table-cell table:formula="of:=SUM([.A1630:.A1632])" office:value-type="float" office:value="10774" calcext:value-type="float">
            <text:p>10774</text:p>
          </table:table-cell>
          <table:table-cell table:formula="of:=IF([.C1630]&gt;[.C16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IF([.A1631]&gt;[.A1630];&quot;increasing&quot;;&quot;decreasing&quot;)" office:value-type="string" office:string-value="increasing" calcext:value-type="string">
            <text:p>increasing</text:p>
          </table:table-cell>
          <table:table-cell table:formula="of:=SUM([.A1631:.A1633])" office:value-type="float" office:value="10789" calcext:value-type="float">
            <text:p>10789</text:p>
          </table:table-cell>
          <table:table-cell table:formula="of:=IF([.C1631]&gt;[.C16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IF([.A1632]&gt;[.A1631];&quot;increasing&quot;;&quot;decreasing&quot;)" office:value-type="string" office:string-value="increasing" calcext:value-type="string">
            <text:p>increasing</text:p>
          </table:table-cell>
          <table:table-cell table:formula="of:=SUM([.A1632:.A1634])" office:value-type="float" office:value="10802" calcext:value-type="float">
            <text:p>10802</text:p>
          </table:table-cell>
          <table:table-cell table:formula="of:=IF([.C1632]&gt;[.C16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IF([.A1633]&gt;[.A1632];&quot;increasing&quot;;&quot;decreasing&quot;)" office:value-type="string" office:string-value="increasing" calcext:value-type="string">
            <text:p>increasing</text:p>
          </table:table-cell>
          <table:table-cell table:formula="of:=SUM([.A1633:.A1635])" office:value-type="float" office:value="10791" calcext:value-type="float">
            <text:p>10791</text:p>
          </table:table-cell>
          <table:table-cell table:formula="of:=IF([.C1633]&gt;[.C16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IF([.A1634]&gt;[.A1633];&quot;increasing&quot;;&quot;decreasing&quot;)" office:value-type="string" office:string-value="increasing" calcext:value-type="string">
            <text:p>increasing</text:p>
          </table:table-cell>
          <table:table-cell table:formula="of:=SUM([.A1634:.A1636])" office:value-type="float" office:value="10780" calcext:value-type="float">
            <text:p>10780</text:p>
          </table:table-cell>
          <table:table-cell table:formula="of:=IF([.C1634]&gt;[.C16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IF([.A1635]&gt;[.A1634];&quot;increasing&quot;;&quot;decreasing&quot;)" office:value-type="string" office:string-value="decreasing" calcext:value-type="string">
            <text:p>decreasing</text:p>
          </table:table-cell>
          <table:table-cell table:formula="of:=SUM([.A1635:.A1637])" office:value-type="float" office:value="10779" calcext:value-type="float">
            <text:p>10779</text:p>
          </table:table-cell>
          <table:table-cell table:formula="of:=IF([.C1635]&gt;[.C16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IF([.A1636]&gt;[.A1635];&quot;increasing&quot;;&quot;decreasing&quot;)" office:value-type="string" office:string-value="increasing" calcext:value-type="string">
            <text:p>increasing</text:p>
          </table:table-cell>
          <table:table-cell table:formula="of:=SUM([.A1636:.A1638])" office:value-type="float" office:value="10805" calcext:value-type="float">
            <text:p>10805</text:p>
          </table:table-cell>
          <table:table-cell table:formula="of:=IF([.C1636]&gt;[.C16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IF([.A1637]&gt;[.A1636];&quot;increasing&quot;;&quot;decreasing&quot;)" office:value-type="string" office:string-value="increasing" calcext:value-type="string">
            <text:p>increasing</text:p>
          </table:table-cell>
          <table:table-cell table:formula="of:=SUM([.A1637:.A1639])" office:value-type="float" office:value="10819" calcext:value-type="float">
            <text:p>10819</text:p>
          </table:table-cell>
          <table:table-cell table:formula="of:=IF([.C1637]&gt;[.C16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IF([.A1638]&gt;[.A1637];&quot;increasing&quot;;&quot;decreasing&quot;)" office:value-type="string" office:string-value="increasing" calcext:value-type="string">
            <text:p>increasing</text:p>
          </table:table-cell>
          <table:table-cell table:formula="of:=SUM([.A1638:.A1640])" office:value-type="float" office:value="10819" calcext:value-type="float">
            <text:p>10819</text:p>
          </table:table-cell>
          <table:table-cell table:formula="of:=IF([.C1638]&gt;[.C16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IF([.A1639]&gt;[.A1638];&quot;increasing&quot;;&quot;decreasing&quot;)" office:value-type="string" office:string-value="decreasing" calcext:value-type="string">
            <text:p>decreasing</text:p>
          </table:table-cell>
          <table:table-cell table:formula="of:=SUM([.A1639:.A1641])" office:value-type="float" office:value="10814" calcext:value-type="float">
            <text:p>10814</text:p>
          </table:table-cell>
          <table:table-cell table:formula="of:=IF([.C1639]&gt;[.C16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IF([.A1640]&gt;[.A1639];&quot;increasing&quot;;&quot;decreasing&quot;)" office:value-type="string" office:string-value="decreasing" calcext:value-type="string">
            <text:p>decreasing</text:p>
          </table:table-cell>
          <table:table-cell table:formula="of:=SUM([.A1640:.A1642])" office:value-type="float" office:value="10820" calcext:value-type="float">
            <text:p>10820</text:p>
          </table:table-cell>
          <table:table-cell table:formula="of:=IF([.C1640]&gt;[.C16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IF([.A1641]&gt;[.A1640];&quot;increasing&quot;;&quot;decreasing&quot;)" office:value-type="string" office:string-value="decreasing" calcext:value-type="string">
            <text:p>decreasing</text:p>
          </table:table-cell>
          <table:table-cell table:formula="of:=SUM([.A1641:.A1643])" office:value-type="float" office:value="10822" calcext:value-type="float">
            <text:p>10822</text:p>
          </table:table-cell>
          <table:table-cell table:formula="of:=IF([.C1641]&gt;[.C16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IF([.A1642]&gt;[.A1641];&quot;increasing&quot;;&quot;decreasing&quot;)" office:value-type="string" office:string-value="increasing" calcext:value-type="string">
            <text:p>increasing</text:p>
          </table:table-cell>
          <table:table-cell table:formula="of:=SUM([.A1642:.A1644])" office:value-type="float" office:value="10824" calcext:value-type="float">
            <text:p>10824</text:p>
          </table:table-cell>
          <table:table-cell table:formula="of:=IF([.C1642]&gt;[.C16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IF([.A1643]&gt;[.A1642];&quot;increasing&quot;;&quot;decreasing&quot;)" office:value-type="string" office:string-value="decreasing" calcext:value-type="string">
            <text:p>decreasing</text:p>
          </table:table-cell>
          <table:table-cell table:formula="of:=SUM([.A1643:.A1645])" office:value-type="float" office:value="10823" calcext:value-type="float">
            <text:p>10823</text:p>
          </table:table-cell>
          <table:table-cell table:formula="of:=IF([.C1643]&gt;[.C16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IF([.A1644]&gt;[.A1643];&quot;increasing&quot;;&quot;decreasing&quot;)" office:value-type="string" office:string-value="decreasing" calcext:value-type="string">
            <text:p>decreasing</text:p>
          </table:table-cell>
          <table:table-cell table:formula="of:=SUM([.A1644:.A1646])" office:value-type="float" office:value="10834" calcext:value-type="float">
            <text:p>10834</text:p>
          </table:table-cell>
          <table:table-cell table:formula="of:=IF([.C1644]&gt;[.C16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IF([.A1645]&gt;[.A1644];&quot;increasing&quot;;&quot;decreasing&quot;)" office:value-type="string" office:string-value="increasing" calcext:value-type="string">
            <text:p>increasing</text:p>
          </table:table-cell>
          <table:table-cell table:formula="of:=SUM([.A1645:.A1647])" office:value-type="float" office:value="10847" calcext:value-type="float">
            <text:p>10847</text:p>
          </table:table-cell>
          <table:table-cell table:formula="of:=IF([.C1645]&gt;[.C16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IF([.A1646]&gt;[.A1645];&quot;increasing&quot;;&quot;decreasing&quot;)" office:value-type="string" office:string-value="increasing" calcext:value-type="string">
            <text:p>increasing</text:p>
          </table:table-cell>
          <table:table-cell table:formula="of:=SUM([.A1646:.A1648])" office:value-type="float" office:value="10857" calcext:value-type="float">
            <text:p>10857</text:p>
          </table:table-cell>
          <table:table-cell table:formula="of:=IF([.C1646]&gt;[.C16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IF([.A1647]&gt;[.A1646];&quot;increasing&quot;;&quot;decreasing&quot;)" office:value-type="string" office:string-value="increasing" calcext:value-type="string">
            <text:p>increasing</text:p>
          </table:table-cell>
          <table:table-cell table:formula="of:=SUM([.A1647:.A1649])" office:value-type="float" office:value="10860" calcext:value-type="float">
            <text:p>10860</text:p>
          </table:table-cell>
          <table:table-cell table:formula="of:=IF([.C1647]&gt;[.C16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formula="of:=IF([.A1648]&gt;[.A1647];&quot;increasing&quot;;&quot;decreasing&quot;)" office:value-type="string" office:string-value="increasing" calcext:value-type="string">
            <text:p>increasing</text:p>
          </table:table-cell>
          <table:table-cell table:formula="of:=SUM([.A1648:.A1650])" office:value-type="float" office:value="10851" calcext:value-type="float">
            <text:p>10851</text:p>
          </table:table-cell>
          <table:table-cell table:formula="of:=IF([.C1648]&gt;[.C164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IF([.A1649]&gt;[.A1648];&quot;increasing&quot;;&quot;decreasing&quot;)" office:value-type="string" office:string-value="decreasing" calcext:value-type="string">
            <text:p>decreasing</text:p>
          </table:table-cell>
          <table:table-cell table:formula="of:=SUM([.A1649:.A1651])" office:value-type="float" office:value="10825" calcext:value-type="float">
            <text:p>10825</text:p>
          </table:table-cell>
          <table:table-cell table:formula="of:=IF([.C1649]&gt;[.C16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650]&gt;[.A1649];&quot;increasing&quot;;&quot;decreasing&quot;)" office:value-type="string" office:string-value="decreasing" calcext:value-type="string">
            <text:p>decreasing</text:p>
          </table:table-cell>
          <table:table-cell table:formula="of:=SUM([.A1650:.A1652])" office:value-type="float" office:value="10802" calcext:value-type="float">
            <text:p>10802</text:p>
          </table:table-cell>
          <table:table-cell table:formula="of:=IF([.C1650]&gt;[.C164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IF([.A1651]&gt;[.A1650];&quot;increasing&quot;;&quot;decreasing&quot;)" office:value-type="string" office:string-value="decreasing" calcext:value-type="string">
            <text:p>decreasing</text:p>
          </table:table-cell>
          <table:table-cell table:formula="of:=SUM([.A1651:.A1653])" office:value-type="float" office:value="10781" calcext:value-type="float">
            <text:p>10781</text:p>
          </table:table-cell>
          <table:table-cell table:formula="of:=IF([.C1651]&gt;[.C16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IF([.A1652]&gt;[.A1651];&quot;increasing&quot;;&quot;decreasing&quot;)" office:value-type="string" office:string-value="increasing" calcext:value-type="string">
            <text:p>increasing</text:p>
          </table:table-cell>
          <table:table-cell table:formula="of:=SUM([.A1652:.A1654])" office:value-type="float" office:value="10791" calcext:value-type="float">
            <text:p>10791</text:p>
          </table:table-cell>
          <table:table-cell table:formula="of:=IF([.C1652]&gt;[.C16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IF([.A1653]&gt;[.A1652];&quot;increasing&quot;;&quot;decreasing&quot;)" office:value-type="string" office:string-value="decreasing" calcext:value-type="string">
            <text:p>decreasing</text:p>
          </table:table-cell>
          <table:table-cell table:formula="of:=SUM([.A1653:.A1655])" office:value-type="float" office:value="10801" calcext:value-type="float">
            <text:p>10801</text:p>
          </table:table-cell>
          <table:table-cell table:formula="of:=IF([.C1653]&gt;[.C16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IF([.A1654]&gt;[.A1653];&quot;increasing&quot;;&quot;decreasing&quot;)" office:value-type="string" office:string-value="increasing" calcext:value-type="string">
            <text:p>increasing</text:p>
          </table:table-cell>
          <table:table-cell table:formula="of:=SUM([.A1654:.A1656])" office:value-type="float" office:value="10841" calcext:value-type="float">
            <text:p>10841</text:p>
          </table:table-cell>
          <table:table-cell table:formula="of:=IF([.C1654]&gt;[.C16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IF([.A1655]&gt;[.A1654];&quot;increasing&quot;;&quot;decreasing&quot;)" office:value-type="string" office:string-value="increasing" calcext:value-type="string">
            <text:p>increasing</text:p>
          </table:table-cell>
          <table:table-cell table:formula="of:=SUM([.A1655:.A1657])" office:value-type="float" office:value="10859" calcext:value-type="float">
            <text:p>10859</text:p>
          </table:table-cell>
          <table:table-cell table:formula="of:=IF([.C1655]&gt;[.C16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IF([.A1656]&gt;[.A1655];&quot;increasing&quot;;&quot;decreasing&quot;)" office:value-type="string" office:string-value="increasing" calcext:value-type="string">
            <text:p>increasing</text:p>
          </table:table-cell>
          <table:table-cell table:formula="of:=SUM([.A1656:.A1658])" office:value-type="float" office:value="10878" calcext:value-type="float">
            <text:p>10878</text:p>
          </table:table-cell>
          <table:table-cell table:formula="of:=IF([.C1656]&gt;[.C16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IF([.A1657]&gt;[.A1656];&quot;increasing&quot;;&quot;decreasing&quot;)" office:value-type="string" office:string-value="decreasing" calcext:value-type="string">
            <text:p>decreasing</text:p>
          </table:table-cell>
          <table:table-cell table:formula="of:=SUM([.A1657:.A1659])" office:value-type="float" office:value="10874" calcext:value-type="float">
            <text:p>10874</text:p>
          </table:table-cell>
          <table:table-cell table:formula="of:=IF([.C1657]&gt;[.C165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IF([.A1658]&gt;[.A1657];&quot;increasing&quot;;&quot;decreasing&quot;)" office:value-type="string" office:string-value="increasing" calcext:value-type="string">
            <text:p>increasing</text:p>
          </table:table-cell>
          <table:table-cell table:formula="of:=SUM([.A1658:.A1660])" office:value-type="float" office:value="10873" calcext:value-type="float">
            <text:p>10873</text:p>
          </table:table-cell>
          <table:table-cell table:formula="of:=IF([.C1658]&gt;[.C165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IF([.A1659]&gt;[.A1658];&quot;increasing&quot;;&quot;decreasing&quot;)" office:value-type="string" office:string-value="decreasing" calcext:value-type="string">
            <text:p>decreasing</text:p>
          </table:table-cell>
          <table:table-cell table:formula="of:=SUM([.A1659:.A1661])" office:value-type="float" office:value="10877" calcext:value-type="float">
            <text:p>10877</text:p>
          </table:table-cell>
          <table:table-cell table:formula="of:=IF([.C1659]&gt;[.C16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IF([.A1660]&gt;[.A1659];&quot;increasing&quot;;&quot;decreasing&quot;)" office:value-type="string" office:string-value="decreasing" calcext:value-type="string">
            <text:p>decreasing</text:p>
          </table:table-cell>
          <table:table-cell table:formula="of:=SUM([.A1660:.A1662])" office:value-type="float" office:value="10888" calcext:value-type="float">
            <text:p>10888</text:p>
          </table:table-cell>
          <table:table-cell table:formula="of:=IF([.C1660]&gt;[.C16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IF([.A1661]&gt;[.A1660];&quot;increasing&quot;;&quot;decreasing&quot;)" office:value-type="string" office:string-value="increasing" calcext:value-type="string">
            <text:p>increasing</text:p>
          </table:table-cell>
          <table:table-cell table:formula="of:=SUM([.A1661:.A1663])" office:value-type="float" office:value="10901" calcext:value-type="float">
            <text:p>10901</text:p>
          </table:table-cell>
          <table:table-cell table:formula="of:=IF([.C1661]&gt;[.C16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IF([.A1662]&gt;[.A1661];&quot;increasing&quot;;&quot;decreasing&quot;)" office:value-type="string" office:string-value="increasing" calcext:value-type="string">
            <text:p>increasing</text:p>
          </table:table-cell>
          <table:table-cell table:formula="of:=SUM([.A1662:.A1664])" office:value-type="float" office:value="10902" calcext:value-type="float">
            <text:p>10902</text:p>
          </table:table-cell>
          <table:table-cell table:formula="of:=IF([.C1662]&gt;[.C16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IF([.A1663]&gt;[.A1662];&quot;increasing&quot;;&quot;decreasing&quot;)" office:value-type="string" office:string-value="increasing" calcext:value-type="string">
            <text:p>increasing</text:p>
          </table:table-cell>
          <table:table-cell table:formula="of:=SUM([.A1663:.A1665])" office:value-type="float" office:value="10899" calcext:value-type="float">
            <text:p>10899</text:p>
          </table:table-cell>
          <table:table-cell table:formula="of:=IF([.C1663]&gt;[.C166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IF([.A1664]&gt;[.A1663];&quot;increasing&quot;;&quot;decreasing&quot;)" office:value-type="string" office:string-value="decreasing" calcext:value-type="string">
            <text:p>decreasing</text:p>
          </table:table-cell>
          <table:table-cell table:formula="of:=SUM([.A1664:.A1666])" office:value-type="float" office:value="10897" calcext:value-type="float">
            <text:p>10897</text:p>
          </table:table-cell>
          <table:table-cell table:formula="of:=IF([.C1664]&gt;[.C166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1665]&gt;[.A1664];&quot;increasing&quot;;&quot;decreasing&quot;)" office:value-type="string" office:string-value="increasing" calcext:value-type="string">
            <text:p>increasing</text:p>
          </table:table-cell>
          <table:table-cell table:formula="of:=SUM([.A1665:.A1667])" office:value-type="float" office:value="10901" calcext:value-type="float">
            <text:p>10901</text:p>
          </table:table-cell>
          <table:table-cell table:formula="of:=IF([.C1665]&gt;[.C16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IF([.A1666]&gt;[.A1665];&quot;increasing&quot;;&quot;decreasing&quot;)" office:value-type="string" office:string-value="increasing" calcext:value-type="string">
            <text:p>increasing</text:p>
          </table:table-cell>
          <table:table-cell table:formula="of:=SUM([.A1666:.A1668])" office:value-type="float" office:value="10938" calcext:value-type="float">
            <text:p>10938</text:p>
          </table:table-cell>
          <table:table-cell table:formula="of:=IF([.C1666]&gt;[.C16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IF([.A1667]&gt;[.A1666];&quot;increasing&quot;;&quot;decreasing&quot;)" office:value-type="string" office:string-value="increasing" calcext:value-type="string">
            <text:p>increasing</text:p>
          </table:table-cell>
          <table:table-cell table:formula="of:=SUM([.A1667:.A1669])" office:value-type="float" office:value="10971" calcext:value-type="float">
            <text:p>10971</text:p>
          </table:table-cell>
          <table:table-cell table:formula="of:=IF([.C1667]&gt;[.C16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IF([.A1668]&gt;[.A1667];&quot;increasing&quot;;&quot;decreasing&quot;)" office:value-type="string" office:string-value="increasing" calcext:value-type="string">
            <text:p>increasing</text:p>
          </table:table-cell>
          <table:table-cell table:formula="of:=SUM([.A1668:.A1670])" office:value-type="float" office:value="10996" calcext:value-type="float">
            <text:p>10996</text:p>
          </table:table-cell>
          <table:table-cell table:formula="of:=IF([.C1668]&gt;[.C16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IF([.A1669]&gt;[.A1668];&quot;increasing&quot;;&quot;decreasing&quot;)" office:value-type="string" office:string-value="decreasing" calcext:value-type="string">
            <text:p>decreasing</text:p>
          </table:table-cell>
          <table:table-cell table:formula="of:=SUM([.A1669:.A1671])" office:value-type="float" office:value="10986" calcext:value-type="float">
            <text:p>10986</text:p>
          </table:table-cell>
          <table:table-cell table:formula="of:=IF([.C1669]&gt;[.C16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IF([.A1670]&gt;[.A1669];&quot;increasing&quot;;&quot;decreasing&quot;)" office:value-type="string" office:string-value="decreasing" calcext:value-type="string">
            <text:p>decreasing</text:p>
          </table:table-cell>
          <table:table-cell table:formula="of:=SUM([.A1670:.A1672])" office:value-type="float" office:value="11004" calcext:value-type="float">
            <text:p>11004</text:p>
          </table:table-cell>
          <table:table-cell table:formula="of:=IF([.C1670]&gt;[.C16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IF([.A1671]&gt;[.A1670];&quot;increasing&quot;;&quot;decreasing&quot;)" office:value-type="string" office:string-value="decreasing" calcext:value-type="string">
            <text:p>decreasing</text:p>
          </table:table-cell>
          <table:table-cell table:formula="of:=SUM([.A1671:.A1673])" office:value-type="float" office:value="11025" calcext:value-type="float">
            <text:p>11025</text:p>
          </table:table-cell>
          <table:table-cell table:formula="of:=IF([.C1671]&gt;[.C16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IF([.A1672]&gt;[.A1671];&quot;increasing&quot;;&quot;decreasing&quot;)" office:value-type="string" office:string-value="increasing" calcext:value-type="string">
            <text:p>increasing</text:p>
          </table:table-cell>
          <table:table-cell table:formula="of:=SUM([.A1672:.A1674])" office:value-type="float" office:value="11062" calcext:value-type="float">
            <text:p>11062</text:p>
          </table:table-cell>
          <table:table-cell table:formula="of:=IF([.C1672]&gt;[.C16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IF([.A1673]&gt;[.A1672];&quot;increasing&quot;;&quot;decreasing&quot;)" office:value-type="string" office:string-value="decreasing" calcext:value-type="string">
            <text:p>decreasing</text:p>
          </table:table-cell>
          <table:table-cell table:formula="of:=SUM([.A1673:.A1675])" office:value-type="float" office:value="11074" calcext:value-type="float">
            <text:p>11074</text:p>
          </table:table-cell>
          <table:table-cell table:formula="of:=IF([.C1673]&gt;[.C16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IF([.A1674]&gt;[.A1673];&quot;increasing&quot;;&quot;decreasing&quot;)" office:value-type="string" office:string-value="increasing" calcext:value-type="string">
            <text:p>increasing</text:p>
          </table:table-cell>
          <table:table-cell table:formula="of:=SUM([.A1674:.A1676])" office:value-type="float" office:value="11119" calcext:value-type="float">
            <text:p>11119</text:p>
          </table:table-cell>
          <table:table-cell table:formula="of:=IF([.C1674]&gt;[.C16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1675]&gt;[.A1674];&quot;increasing&quot;;&quot;decreasing&quot;)" office:value-type="string" office:string-value="increasing" calcext:value-type="string">
            <text:p>increasing</text:p>
          </table:table-cell>
          <table:table-cell table:formula="of:=SUM([.A1675:.A1677])" office:value-type="float" office:value="11155" calcext:value-type="float">
            <text:p>11155</text:p>
          </table:table-cell>
          <table:table-cell table:formula="of:=IF([.C1675]&gt;[.C16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IF([.A1676]&gt;[.A1675];&quot;increasing&quot;;&quot;decreasing&quot;)" office:value-type="string" office:string-value="increasing" calcext:value-type="string">
            <text:p>increasing</text:p>
          </table:table-cell>
          <table:table-cell table:formula="of:=SUM([.A1676:.A1678])" office:value-type="float" office:value="11191" calcext:value-type="float">
            <text:p>11191</text:p>
          </table:table-cell>
          <table:table-cell table:formula="of:=IF([.C1676]&gt;[.C16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IF([.A1677]&gt;[.A1676];&quot;increasing&quot;;&quot;decreasing&quot;)" office:value-type="string" office:string-value="increasing" calcext:value-type="string">
            <text:p>increasing</text:p>
          </table:table-cell>
          <table:table-cell table:formula="of:=SUM([.A1677:.A1679])" office:value-type="float" office:value="11184" calcext:value-type="float">
            <text:p>11184</text:p>
          </table:table-cell>
          <table:table-cell table:formula="of:=IF([.C1677]&gt;[.C167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IF([.A1678]&gt;[.A1677];&quot;increasing&quot;;&quot;decreasing&quot;)" office:value-type="string" office:string-value="increasing" calcext:value-type="string">
            <text:p>increasing</text:p>
          </table:table-cell>
          <table:table-cell table:formula="of:=SUM([.A1678:.A1680])" office:value-type="float" office:value="11161" calcext:value-type="float">
            <text:p>11161</text:p>
          </table:table-cell>
          <table:table-cell table:formula="of:=IF([.C1678]&gt;[.C167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IF([.A1679]&gt;[.A1678];&quot;increasing&quot;;&quot;decreasing&quot;)" office:value-type="string" office:string-value="decreasing" calcext:value-type="string">
            <text:p>decreasing</text:p>
          </table:table-cell>
          <table:table-cell table:formula="of:=SUM([.A1679:.A1681])" office:value-type="float" office:value="11136" calcext:value-type="float">
            <text:p>11136</text:p>
          </table:table-cell>
          <table:table-cell table:formula="of:=IF([.C1679]&gt;[.C16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IF([.A1680]&gt;[.A1679];&quot;increasing&quot;;&quot;decreasing&quot;)" office:value-type="string" office:string-value="decreasing" calcext:value-type="string">
            <text:p>decreasing</text:p>
          </table:table-cell>
          <table:table-cell table:formula="of:=SUM([.A1680:.A1682])" office:value-type="float" office:value="11126" calcext:value-type="float">
            <text:p>11126</text:p>
          </table:table-cell>
          <table:table-cell table:formula="of:=IF([.C1680]&gt;[.C16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IF([.A1681]&gt;[.A1680];&quot;increasing&quot;;&quot;decreasing&quot;)" office:value-type="string" office:string-value="decreasing" calcext:value-type="string">
            <text:p>decreasing</text:p>
          </table:table-cell>
          <table:table-cell table:formula="of:=SUM([.A1681:.A1683])" office:value-type="float" office:value="11132" calcext:value-type="float">
            <text:p>11132</text:p>
          </table:table-cell>
          <table:table-cell table:formula="of:=IF([.C1681]&gt;[.C16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IF([.A1682]&gt;[.A1681];&quot;increasing&quot;;&quot;decreasing&quot;)" office:value-type="string" office:string-value="increasing" calcext:value-type="string">
            <text:p>increasing</text:p>
          </table:table-cell>
          <table:table-cell table:formula="of:=SUM([.A1682:.A1684])" office:value-type="float" office:value="11140" calcext:value-type="float">
            <text:p>11140</text:p>
          </table:table-cell>
          <table:table-cell table:formula="of:=IF([.C1682]&gt;[.C16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IF([.A1683]&gt;[.A1682];&quot;increasing&quot;;&quot;decreasing&quot;)" office:value-type="string" office:string-value="increasing" calcext:value-type="string">
            <text:p>increasing</text:p>
          </table:table-cell>
          <table:table-cell table:formula="of:=SUM([.A1683:.A1685])" office:value-type="float" office:value="11148" calcext:value-type="float">
            <text:p>11148</text:p>
          </table:table-cell>
          <table:table-cell table:formula="of:=IF([.C1683]&gt;[.C16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IF([.A1684]&gt;[.A1683];&quot;increasing&quot;;&quot;decreasing&quot;)" office:value-type="string" office:string-value="increasing" calcext:value-type="string">
            <text:p>increasing</text:p>
          </table:table-cell>
          <table:table-cell table:formula="of:=SUM([.A1684:.A1686])" office:value-type="float" office:value="11144" calcext:value-type="float">
            <text:p>11144</text:p>
          </table:table-cell>
          <table:table-cell table:formula="of:=IF([.C1684]&gt;[.C16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IF([.A1685]&gt;[.A1684];&quot;increasing&quot;;&quot;decreasing&quot;)" office:value-type="string" office:string-value="increasing" calcext:value-type="string">
            <text:p>increasing</text:p>
          </table:table-cell>
          <table:table-cell table:formula="of:=SUM([.A1685:.A1687])" office:value-type="float" office:value="11144" calcext:value-type="float">
            <text:p>11144</text:p>
          </table:table-cell>
          <table:table-cell table:formula="of:=IF([.C1685]&gt;[.C16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IF([.A1686]&gt;[.A1685];&quot;increasing&quot;;&quot;decreasing&quot;)" office:value-type="string" office:string-value="decreasing" calcext:value-type="string">
            <text:p>decreasing</text:p>
          </table:table-cell>
          <table:table-cell table:formula="of:=SUM([.A1686:.A1688])" office:value-type="float" office:value="11142" calcext:value-type="float">
            <text:p>11142</text:p>
          </table:table-cell>
          <table:table-cell table:formula="of:=IF([.C1686]&gt;[.C16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IF([.A1687]&gt;[.A1686];&quot;increasing&quot;;&quot;decreasing&quot;)" office:value-type="string" office:string-value="increasing" calcext:value-type="string">
            <text:p>increasing</text:p>
          </table:table-cell>
          <table:table-cell table:formula="of:=SUM([.A1687:.A1689])" office:value-type="float" office:value="11176" calcext:value-type="float">
            <text:p>11176</text:p>
          </table:table-cell>
          <table:table-cell table:formula="of:=IF([.C1687]&gt;[.C16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IF([.A1688]&gt;[.A1687];&quot;increasing&quot;;&quot;decreasing&quot;)" office:value-type="string" office:string-value="decreasing" calcext:value-type="string">
            <text:p>decreasing</text:p>
          </table:table-cell>
          <table:table-cell table:formula="of:=SUM([.A1688:.A1690])" office:value-type="float" office:value="11208" calcext:value-type="float">
            <text:p>11208</text:p>
          </table:table-cell>
          <table:table-cell table:formula="of:=IF([.C1688]&gt;[.C16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IF([.A1689]&gt;[.A1688];&quot;increasing&quot;;&quot;decreasing&quot;)" office:value-type="string" office:string-value="increasing" calcext:value-type="string">
            <text:p>increasing</text:p>
          </table:table-cell>
          <table:table-cell table:formula="of:=SUM([.A1689:.A1691])" office:value-type="float" office:value="11250" calcext:value-type="float">
            <text:p>11250</text:p>
          </table:table-cell>
          <table:table-cell table:formula="of:=IF([.C1689]&gt;[.C16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IF([.A1690]&gt;[.A1689];&quot;increasing&quot;;&quot;decreasing&quot;)" office:value-type="string" office:string-value="increasing" calcext:value-type="string">
            <text:p>increasing</text:p>
          </table:table-cell>
          <table:table-cell table:formula="of:=SUM([.A1690:.A1692])" office:value-type="float" office:value="11264" calcext:value-type="float">
            <text:p>11264</text:p>
          </table:table-cell>
          <table:table-cell table:formula="of:=IF([.C1690]&gt;[.C16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IF([.A1691]&gt;[.A1690];&quot;increasing&quot;;&quot;decreasing&quot;)" office:value-type="string" office:string-value="increasing" calcext:value-type="string">
            <text:p>increasing</text:p>
          </table:table-cell>
          <table:table-cell table:formula="of:=SUM([.A1691:.A1693])" office:value-type="float" office:value="11277" calcext:value-type="float">
            <text:p>11277</text:p>
          </table:table-cell>
          <table:table-cell table:formula="of:=IF([.C1691]&gt;[.C16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IF([.A1692]&gt;[.A1691];&quot;increasing&quot;;&quot;decreasing&quot;)" office:value-type="string" office:string-value="increasing" calcext:value-type="string">
            <text:p>increasing</text:p>
          </table:table-cell>
          <table:table-cell table:formula="of:=SUM([.A1692:.A1694])" office:value-type="float" office:value="11279" calcext:value-type="float">
            <text:p>11279</text:p>
          </table:table-cell>
          <table:table-cell table:formula="of:=IF([.C1692]&gt;[.C16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IF([.A1693]&gt;[.A1692];&quot;increasing&quot;;&quot;decreasing&quot;)" office:value-type="string" office:string-value="increasing" calcext:value-type="string">
            <text:p>increasing</text:p>
          </table:table-cell>
          <table:table-cell table:formula="of:=SUM([.A1693:.A1695])" office:value-type="float" office:value="11280" calcext:value-type="float">
            <text:p>11280</text:p>
          </table:table-cell>
          <table:table-cell table:formula="of:=IF([.C1693]&gt;[.C16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IF([.A1694]&gt;[.A1693];&quot;increasing&quot;;&quot;decreasing&quot;)" office:value-type="string" office:string-value="decreasing" calcext:value-type="string">
            <text:p>decreasing</text:p>
          </table:table-cell>
          <table:table-cell table:formula="of:=SUM([.A1694:.A1696])" office:value-type="float" office:value="11285" calcext:value-type="float">
            <text:p>11285</text:p>
          </table:table-cell>
          <table:table-cell table:formula="of:=IF([.C1694]&gt;[.C16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IF([.A1695]&gt;[.A1694];&quot;increasing&quot;;&quot;decreasing&quot;)" office:value-type="string" office:string-value="increasing" calcext:value-type="string">
            <text:p>increasing</text:p>
          </table:table-cell>
          <table:table-cell table:formula="of:=SUM([.A1695:.A1697])" office:value-type="float" office:value="11293" calcext:value-type="float">
            <text:p>11293</text:p>
          </table:table-cell>
          <table:table-cell table:formula="of:=IF([.C1695]&gt;[.C16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IF([.A1696]&gt;[.A1695];&quot;increasing&quot;;&quot;decreasing&quot;)" office:value-type="string" office:string-value="increasing" calcext:value-type="string">
            <text:p>increasing</text:p>
          </table:table-cell>
          <table:table-cell table:formula="of:=SUM([.A1696:.A1698])" office:value-type="float" office:value="11304" calcext:value-type="float">
            <text:p>11304</text:p>
          </table:table-cell>
          <table:table-cell table:formula="of:=IF([.C1696]&gt;[.C16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IF([.A1697]&gt;[.A1696];&quot;increasing&quot;;&quot;decreasing&quot;)" office:value-type="string" office:string-value="increasing" calcext:value-type="string">
            <text:p>increasing</text:p>
          </table:table-cell>
          <table:table-cell table:formula="of:=SUM([.A1697:.A1699])" office:value-type="float" office:value="11313" calcext:value-type="float">
            <text:p>11313</text:p>
          </table:table-cell>
          <table:table-cell table:formula="of:=IF([.C1697]&gt;[.C16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IF([.A1698]&gt;[.A1697];&quot;increasing&quot;;&quot;decreasing&quot;)" office:value-type="string" office:string-value="increasing" calcext:value-type="string">
            <text:p>increasing</text:p>
          </table:table-cell>
          <table:table-cell table:formula="of:=SUM([.A1698:.A1700])" office:value-type="float" office:value="11313" calcext:value-type="float">
            <text:p>11313</text:p>
          </table:table-cell>
          <table:table-cell table:formula="of:=IF([.C1698]&gt;[.C16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IF([.A1699]&gt;[.A1698];&quot;increasing&quot;;&quot;decreasing&quot;)" office:value-type="string" office:string-value="increasing" calcext:value-type="string">
            <text:p>increasing</text:p>
          </table:table-cell>
          <table:table-cell table:formula="of:=SUM([.A1699:.A1701])" office:value-type="float" office:value="11316" calcext:value-type="float">
            <text:p>11316</text:p>
          </table:table-cell>
          <table:table-cell table:formula="of:=IF([.C1699]&gt;[.C16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IF([.A1700]&gt;[.A1699];&quot;increasing&quot;;&quot;decreasing&quot;)" office:value-type="string" office:string-value="decreasing" calcext:value-type="string">
            <text:p>decreasing</text:p>
          </table:table-cell>
          <table:table-cell table:formula="of:=SUM([.A1700:.A1702])" office:value-type="float" office:value="11297" calcext:value-type="float">
            <text:p>11297</text:p>
          </table:table-cell>
          <table:table-cell table:formula="of:=IF([.C1700]&gt;[.C169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IF([.A1701]&gt;[.A1700];&quot;increasing&quot;;&quot;decreasing&quot;)" office:value-type="string" office:string-value="increasing" calcext:value-type="string">
            <text:p>increasing</text:p>
          </table:table-cell>
          <table:table-cell table:formula="of:=SUM([.A1701:.A1703])" office:value-type="float" office:value="11287" calcext:value-type="float">
            <text:p>11287</text:p>
          </table:table-cell>
          <table:table-cell table:formula="of:=IF([.C1701]&gt;[.C170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IF([.A1702]&gt;[.A1701];&quot;increasing&quot;;&quot;decreasing&quot;)" office:value-type="string" office:string-value="decreasing" calcext:value-type="string">
            <text:p>decreasing</text:p>
          </table:table-cell>
          <table:table-cell table:formula="of:=SUM([.A1702:.A1704])" office:value-type="float" office:value="11272" calcext:value-type="float">
            <text:p>11272</text:p>
          </table:table-cell>
          <table:table-cell table:formula="of:=IF([.C1702]&gt;[.C170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IF([.A1703]&gt;[.A1702];&quot;increasing&quot;;&quot;decreasing&quot;)" office:value-type="string" office:string-value="increasing" calcext:value-type="string">
            <text:p>increasing</text:p>
          </table:table-cell>
          <table:table-cell table:formula="of:=SUM([.A1703:.A1705])" office:value-type="float" office:value="11276" calcext:value-type="float">
            <text:p>11276</text:p>
          </table:table-cell>
          <table:table-cell table:formula="of:=IF([.C1703]&gt;[.C17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IF([.A1704]&gt;[.A1703];&quot;increasing&quot;;&quot;decreasing&quot;)" office:value-type="string" office:string-value="increasing" calcext:value-type="string">
            <text:p>increasing</text:p>
          </table:table-cell>
          <table:table-cell table:formula="of:=SUM([.A1704:.A1706])" office:value-type="float" office:value="11281" calcext:value-type="float">
            <text:p>11281</text:p>
          </table:table-cell>
          <table:table-cell table:formula="of:=IF([.C1704]&gt;[.C17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IF([.A1705]&gt;[.A1704];&quot;increasing&quot;;&quot;decreasing&quot;)" office:value-type="string" office:string-value="increasing" calcext:value-type="string">
            <text:p>increasing</text:p>
          </table:table-cell>
          <table:table-cell table:formula="of:=SUM([.A1705:.A1707])" office:value-type="float" office:value="11301" calcext:value-type="float">
            <text:p>11301</text:p>
          </table:table-cell>
          <table:table-cell table:formula="of:=IF([.C1705]&gt;[.C17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IF([.A1706]&gt;[.A1705];&quot;increasing&quot;;&quot;decreasing&quot;)" office:value-type="string" office:string-value="increasing" calcext:value-type="string">
            <text:p>increasing</text:p>
          </table:table-cell>
          <table:table-cell table:formula="of:=SUM([.A1706:.A1708])" office:value-type="float" office:value="11284" calcext:value-type="float">
            <text:p>11284</text:p>
          </table:table-cell>
          <table:table-cell table:formula="of:=IF([.C1706]&gt;[.C17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IF([.A1707]&gt;[.A1706];&quot;increasing&quot;;&quot;decreasing&quot;)" office:value-type="string" office:string-value="increasing" calcext:value-type="string">
            <text:p>increasing</text:p>
          </table:table-cell>
          <table:table-cell table:formula="of:=SUM([.A1707:.A1709])" office:value-type="float" office:value="11267" calcext:value-type="float">
            <text:p>11267</text:p>
          </table:table-cell>
          <table:table-cell table:formula="of:=IF([.C1707]&gt;[.C170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IF([.A1708]&gt;[.A1707];&quot;increasing&quot;;&quot;decreasing&quot;)" office:value-type="string" office:string-value="decreasing" calcext:value-type="string">
            <text:p>decreasing</text:p>
          </table:table-cell>
          <table:table-cell table:formula="of:=SUM([.A1708:.A1710])" office:value-type="float" office:value="11227" calcext:value-type="float">
            <text:p>11227</text:p>
          </table:table-cell>
          <table:table-cell table:formula="of:=IF([.C1708]&gt;[.C17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IF([.A1709]&gt;[.A1708];&quot;increasing&quot;;&quot;decreasing&quot;)" office:value-type="string" office:string-value="increasing" calcext:value-type="string">
            <text:p>increasing</text:p>
          </table:table-cell>
          <table:table-cell table:formula="of:=SUM([.A1709:.A1711])" office:value-type="float" office:value="11220" calcext:value-type="float">
            <text:p>11220</text:p>
          </table:table-cell>
          <table:table-cell table:formula="of:=IF([.C1709]&gt;[.C170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IF([.A1710]&gt;[.A1709];&quot;increasing&quot;;&quot;decreasing&quot;)" office:value-type="string" office:string-value="decreasing" calcext:value-type="string">
            <text:p>decreasing</text:p>
          </table:table-cell>
          <table:table-cell table:formula="of:=SUM([.A1710:.A1712])" office:value-type="float" office:value="11224" calcext:value-type="float">
            <text:p>11224</text:p>
          </table:table-cell>
          <table:table-cell table:formula="of:=IF([.C1710]&gt;[.C17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IF([.A1711]&gt;[.A1710];&quot;increasing&quot;;&quot;decreasing&quot;)" office:value-type="string" office:string-value="decreasing" calcext:value-type="string">
            <text:p>decreasing</text:p>
          </table:table-cell>
          <table:table-cell table:formula="of:=SUM([.A1711:.A1713])" office:value-type="float" office:value="11226" calcext:value-type="float">
            <text:p>11226</text:p>
          </table:table-cell>
          <table:table-cell table:formula="of:=IF([.C1711]&gt;[.C17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IF([.A1712]&gt;[.A1711];&quot;increasing&quot;;&quot;decreasing&quot;)" office:value-type="string" office:string-value="increasing" calcext:value-type="string">
            <text:p>increasing</text:p>
          </table:table-cell>
          <table:table-cell table:formula="of:=SUM([.A1712:.A1714])" office:value-type="float" office:value="11232" calcext:value-type="float">
            <text:p>11232</text:p>
          </table:table-cell>
          <table:table-cell table:formula="of:=IF([.C1712]&gt;[.C17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IF([.A1713]&gt;[.A1712];&quot;increasing&quot;;&quot;decreasing&quot;)" office:value-type="string" office:string-value="decreasing" calcext:value-type="string">
            <text:p>decreasing</text:p>
          </table:table-cell>
          <table:table-cell table:formula="of:=SUM([.A1713:.A1715])" office:value-type="float" office:value="11238" calcext:value-type="float">
            <text:p>11238</text:p>
          </table:table-cell>
          <table:table-cell table:formula="of:=IF([.C1713]&gt;[.C17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IF([.A1714]&gt;[.A1713];&quot;increasing&quot;;&quot;decreasing&quot;)" office:value-type="string" office:string-value="increasing" calcext:value-type="string">
            <text:p>increasing</text:p>
          </table:table-cell>
          <table:table-cell table:formula="of:=SUM([.A1714:.A1716])" office:value-type="float" office:value="11253" calcext:value-type="float">
            <text:p>11253</text:p>
          </table:table-cell>
          <table:table-cell table:formula="of:=IF([.C1714]&gt;[.C17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IF([.A1715]&gt;[.A1714];&quot;increasing&quot;;&quot;decreasing&quot;)" office:value-type="string" office:string-value="increasing" calcext:value-type="string">
            <text:p>increasing</text:p>
          </table:table-cell>
          <table:table-cell table:formula="of:=SUM([.A1715:.A1717])" office:value-type="float" office:value="11271" calcext:value-type="float">
            <text:p>11271</text:p>
          </table:table-cell>
          <table:table-cell table:formula="of:=IF([.C1715]&gt;[.C171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IF([.A1716]&gt;[.A1715];&quot;increasing&quot;;&quot;decreasing&quot;)" office:value-type="string" office:string-value="increasing" calcext:value-type="string">
            <text:p>increasing</text:p>
          </table:table-cell>
          <table:table-cell table:formula="of:=SUM([.A1716:.A1718])" office:value-type="float" office:value="11279" calcext:value-type="float">
            <text:p>11279</text:p>
          </table:table-cell>
          <table:table-cell table:formula="of:=IF([.C1716]&gt;[.C171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IF([.A1717]&gt;[.A1716];&quot;increasing&quot;;&quot;decreasing&quot;)" office:value-type="string" office:string-value="increasing" calcext:value-type="string">
            <text:p>increasing</text:p>
          </table:table-cell>
          <table:table-cell table:formula="of:=SUM([.A1717:.A1719])" office:value-type="float" office:value="11288" calcext:value-type="float">
            <text:p>11288</text:p>
          </table:table-cell>
          <table:table-cell table:formula="of:=IF([.C1717]&gt;[.C171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IF([.A1718]&gt;[.A1717];&quot;increasing&quot;;&quot;decreasing&quot;)" office:value-type="string" office:string-value="increasing" calcext:value-type="string">
            <text:p>increasing</text:p>
          </table:table-cell>
          <table:table-cell table:formula="of:=SUM([.A1718:.A1720])" office:value-type="float" office:value="11307" calcext:value-type="float">
            <text:p>11307</text:p>
          </table:table-cell>
          <table:table-cell table:formula="of:=IF([.C1718]&gt;[.C17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IF([.A1719]&gt;[.A1718];&quot;increasing&quot;;&quot;decreasing&quot;)" office:value-type="string" office:string-value="increasing" calcext:value-type="string">
            <text:p>increasing</text:p>
          </table:table-cell>
          <table:table-cell table:formula="of:=SUM([.A1719:.A1721])" office:value-type="float" office:value="11328" calcext:value-type="float">
            <text:p>11328</text:p>
          </table:table-cell>
          <table:table-cell table:formula="of:=IF([.C1719]&gt;[.C17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IF([.A1720]&gt;[.A1719];&quot;increasing&quot;;&quot;decreasing&quot;)" office:value-type="string" office:string-value="increasing" calcext:value-type="string">
            <text:p>increasing</text:p>
          </table:table-cell>
          <table:table-cell table:formula="of:=SUM([.A1720:.A1722])" office:value-type="float" office:value="11345" calcext:value-type="float">
            <text:p>11345</text:p>
          </table:table-cell>
          <table:table-cell table:formula="of:=IF([.C1720]&gt;[.C17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IF([.A1721]&gt;[.A1720];&quot;increasing&quot;;&quot;decreasing&quot;)" office:value-type="string" office:string-value="increasing" calcext:value-type="string">
            <text:p>increasing</text:p>
          </table:table-cell>
          <table:table-cell table:formula="of:=SUM([.A1721:.A1723])" office:value-type="float" office:value="11351" calcext:value-type="float">
            <text:p>11351</text:p>
          </table:table-cell>
          <table:table-cell table:formula="of:=IF([.C1721]&gt;[.C172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IF([.A1722]&gt;[.A1721];&quot;increasing&quot;;&quot;decreasing&quot;)" office:value-type="string" office:string-value="decreasing" calcext:value-type="string">
            <text:p>decreasing</text:p>
          </table:table-cell>
          <table:table-cell table:formula="of:=SUM([.A1722:.A1724])" office:value-type="float" office:value="11350" calcext:value-type="float">
            <text:p>11350</text:p>
          </table:table-cell>
          <table:table-cell table:formula="of:=IF([.C1722]&gt;[.C17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IF([.A1723]&gt;[.A1722];&quot;increasing&quot;;&quot;decreasing&quot;)" office:value-type="string" office:string-value="increasing" calcext:value-type="string">
            <text:p>increasing</text:p>
          </table:table-cell>
          <table:table-cell table:formula="of:=SUM([.A1723:.A1725])" office:value-type="float" office:value="11350" calcext:value-type="float">
            <text:p>11350</text:p>
          </table:table-cell>
          <table:table-cell table:formula="of:=IF([.C1723]&gt;[.C17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IF([.A1724]&gt;[.A1723];&quot;increasing&quot;;&quot;decreasing&quot;)" office:value-type="string" office:string-value="decreasing" calcext:value-type="string">
            <text:p>decreasing</text:p>
          </table:table-cell>
          <table:table-cell table:formula="of:=SUM([.A1724:.A1726])" office:value-type="float" office:value="11350" calcext:value-type="float">
            <text:p>11350</text:p>
          </table:table-cell>
          <table:table-cell table:formula="of:=IF([.C1724]&gt;[.C17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IF([.A1725]&gt;[.A1724];&quot;increasing&quot;;&quot;decreasing&quot;)" office:value-type="string" office:string-value="decreasing" calcext:value-type="string">
            <text:p>decreasing</text:p>
          </table:table-cell>
          <table:table-cell table:formula="of:=SUM([.A1725:.A1727])" office:value-type="float" office:value="11355" calcext:value-type="float">
            <text:p>11355</text:p>
          </table:table-cell>
          <table:table-cell table:formula="of:=IF([.C1725]&gt;[.C172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IF([.A1726]&gt;[.A1725];&quot;increasing&quot;;&quot;decreasing&quot;)" office:value-type="string" office:string-value="increasing" calcext:value-type="string">
            <text:p>increasing</text:p>
          </table:table-cell>
          <table:table-cell table:formula="of:=SUM([.A1726:.A1728])" office:value-type="float" office:value="11363" calcext:value-type="float">
            <text:p>11363</text:p>
          </table:table-cell>
          <table:table-cell table:formula="of:=IF([.C1726]&gt;[.C17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IF([.A1727]&gt;[.A1726];&quot;increasing&quot;;&quot;decreasing&quot;)" office:value-type="string" office:string-value="increasing" calcext:value-type="string">
            <text:p>increasing</text:p>
          </table:table-cell>
          <table:table-cell table:formula="of:=SUM([.A1727:.A1729])" office:value-type="float" office:value="11348" calcext:value-type="float">
            <text:p>11348</text:p>
          </table:table-cell>
          <table:table-cell table:formula="of:=IF([.C1727]&gt;[.C17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IF([.A1728]&gt;[.A1727];&quot;increasing&quot;;&quot;decreasing&quot;)" office:value-type="string" office:string-value="increasing" calcext:value-type="string">
            <text:p>increasing</text:p>
          </table:table-cell>
          <table:table-cell table:formula="of:=SUM([.A1728:.A1730])" office:value-type="float" office:value="11331" calcext:value-type="float">
            <text:p>11331</text:p>
          </table:table-cell>
          <table:table-cell table:formula="of:=IF([.C1728]&gt;[.C17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IF([.A1729]&gt;[.A1728];&quot;increasing&quot;;&quot;decreasing&quot;)" office:value-type="string" office:string-value="decreasing" calcext:value-type="string">
            <text:p>decreasing</text:p>
          </table:table-cell>
          <table:table-cell table:formula="of:=SUM([.A1729:.A1731])" office:value-type="float" office:value="11315" calcext:value-type="float">
            <text:p>11315</text:p>
          </table:table-cell>
          <table:table-cell table:formula="of:=IF([.C1729]&gt;[.C172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IF([.A1730]&gt;[.A1729];&quot;increasing&quot;;&quot;decreasing&quot;)" office:value-type="string" office:string-value="increasing" calcext:value-type="string">
            <text:p>increasing</text:p>
          </table:table-cell>
          <table:table-cell table:formula="of:=SUM([.A1730:.A1732])" office:value-type="float" office:value="11344" calcext:value-type="float">
            <text:p>11344</text:p>
          </table:table-cell>
          <table:table-cell table:formula="of:=IF([.C1730]&gt;[.C172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IF([.A1731]&gt;[.A1730];&quot;increasing&quot;;&quot;decreasing&quot;)" office:value-type="string" office:string-value="increasing" calcext:value-type="string">
            <text:p>increasing</text:p>
          </table:table-cell>
          <table:table-cell table:formula="of:=SUM([.A1731:.A1733])" office:value-type="float" office:value="11368" calcext:value-type="float">
            <text:p>11368</text:p>
          </table:table-cell>
          <table:table-cell table:formula="of:=IF([.C1731]&gt;[.C17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IF([.A1732]&gt;[.A1731];&quot;increasing&quot;;&quot;decreasing&quot;)" office:value-type="string" office:string-value="increasing" calcext:value-type="string">
            <text:p>increasing</text:p>
          </table:table-cell>
          <table:table-cell table:formula="of:=SUM([.A1732:.A1734])" office:value-type="float" office:value="11390" calcext:value-type="float">
            <text:p>11390</text:p>
          </table:table-cell>
          <table:table-cell table:formula="of:=IF([.C1732]&gt;[.C173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IF([.A1733]&gt;[.A1732];&quot;increasing&quot;;&quot;decreasing&quot;)" office:value-type="string" office:string-value="decreasing" calcext:value-type="string">
            <text:p>decreasing</text:p>
          </table:table-cell>
          <table:table-cell table:formula="of:=SUM([.A1733:.A1735])" office:value-type="float" office:value="11395" calcext:value-type="float">
            <text:p>11395</text:p>
          </table:table-cell>
          <table:table-cell table:formula="of:=IF([.C1733]&gt;[.C17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IF([.A1734]&gt;[.A1733];&quot;increasing&quot;;&quot;decreasing&quot;)" office:value-type="string" office:string-value="increasing" calcext:value-type="string">
            <text:p>increasing</text:p>
          </table:table-cell>
          <table:table-cell table:formula="of:=SUM([.A1734:.A1736])" office:value-type="float" office:value="11416" calcext:value-type="float">
            <text:p>11416</text:p>
          </table:table-cell>
          <table:table-cell table:formula="of:=IF([.C1734]&gt;[.C17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IF([.A1735]&gt;[.A1734];&quot;increasing&quot;;&quot;decreasing&quot;)" office:value-type="string" office:string-value="increasing" calcext:value-type="string">
            <text:p>increasing</text:p>
          </table:table-cell>
          <table:table-cell table:formula="of:=SUM([.A1735:.A1737])" office:value-type="float" office:value="11484" calcext:value-type="float">
            <text:p>11484</text:p>
          </table:table-cell>
          <table:table-cell table:formula="of:=IF([.C1735]&gt;[.C17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IF([.A1736]&gt;[.A1735];&quot;increasing&quot;;&quot;decreasing&quot;)" office:value-type="string" office:string-value="increasing" calcext:value-type="string">
            <text:p>increasing</text:p>
          </table:table-cell>
          <table:table-cell table:formula="of:=SUM([.A1736:.A1738])" office:value-type="float" office:value="11548" calcext:value-type="float">
            <text:p>11548</text:p>
          </table:table-cell>
          <table:table-cell table:formula="of:=IF([.C1736]&gt;[.C17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1737]&gt;[.A1736];&quot;increasing&quot;;&quot;decreasing&quot;)" office:value-type="string" office:string-value="increasing" calcext:value-type="string">
            <text:p>increasing</text:p>
          </table:table-cell>
          <table:table-cell table:formula="of:=SUM([.A1737:.A1739])" office:value-type="float" office:value="11585" calcext:value-type="float">
            <text:p>11585</text:p>
          </table:table-cell>
          <table:table-cell table:formula="of:=IF([.C1737]&gt;[.C17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IF([.A1738]&gt;[.A1737];&quot;increasing&quot;;&quot;decreasing&quot;)" office:value-type="string" office:string-value="increasing" calcext:value-type="string">
            <text:p>increasing</text:p>
          </table:table-cell>
          <table:table-cell table:formula="of:=SUM([.A1738:.A1740])" office:value-type="float" office:value="11575" calcext:value-type="float">
            <text:p>11575</text:p>
          </table:table-cell>
          <table:table-cell table:formula="of:=IF([.C1738]&gt;[.C17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739]&gt;[.A1738];&quot;increasing&quot;;&quot;decreasing&quot;)" office:value-type="string" office:string-value="decreasing" calcext:value-type="string">
            <text:p>decreasing</text:p>
          </table:table-cell>
          <table:table-cell table:formula="of:=SUM([.A1739:.A1741])" office:value-type="float" office:value="11562" calcext:value-type="float">
            <text:p>11562</text:p>
          </table:table-cell>
          <table:table-cell table:formula="of:=IF([.C1739]&gt;[.C173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IF([.A1740]&gt;[.A1739];&quot;increasing&quot;;&quot;decreasing&quot;)" office:value-type="string" office:string-value="increasing" calcext:value-type="string">
            <text:p>increasing</text:p>
          </table:table-cell>
          <table:table-cell table:formula="of:=SUM([.A1740:.A1742])" office:value-type="float" office:value="11565" calcext:value-type="float">
            <text:p>11565</text:p>
          </table:table-cell>
          <table:table-cell table:formula="of:=IF([.C1740]&gt;[.C17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IF([.A1741]&gt;[.A1740];&quot;increasing&quot;;&quot;decreasing&quot;)" office:value-type="string" office:string-value="increasing" calcext:value-type="string">
            <text:p>increasing</text:p>
          </table:table-cell>
          <table:table-cell table:formula="of:=SUM([.A1741:.A1743])" office:value-type="float" office:value="11562" calcext:value-type="float">
            <text:p>11562</text:p>
          </table:table-cell>
          <table:table-cell table:formula="of:=IF([.C1741]&gt;[.C17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IF([.A1742]&gt;[.A1741];&quot;increasing&quot;;&quot;decreasing&quot;)" office:value-type="string" office:string-value="increasing" calcext:value-type="string">
            <text:p>increasing</text:p>
          </table:table-cell>
          <table:table-cell table:formula="of:=SUM([.A1742:.A1744])" office:value-type="float" office:value="11543" calcext:value-type="float">
            <text:p>11543</text:p>
          </table:table-cell>
          <table:table-cell table:formula="of:=IF([.C1742]&gt;[.C174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1743]&gt;[.A1742];&quot;increasing&quot;;&quot;decreasing&quot;)" office:value-type="string" office:string-value="decreasing" calcext:value-type="string">
            <text:p>decreasing</text:p>
          </table:table-cell>
          <table:table-cell table:formula="of:=SUM([.A1743:.A1745])" office:value-type="float" office:value="11520" calcext:value-type="float">
            <text:p>11520</text:p>
          </table:table-cell>
          <table:table-cell table:formula="of:=IF([.C1743]&gt;[.C174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IF([.A1744]&gt;[.A1743];&quot;increasing&quot;;&quot;decreasing&quot;)" office:value-type="string" office:string-value="decreasing" calcext:value-type="string">
            <text:p>decreasing</text:p>
          </table:table-cell>
          <table:table-cell table:formula="of:=SUM([.A1744:.A1746])" office:value-type="float" office:value="11509" calcext:value-type="float">
            <text:p>11509</text:p>
          </table:table-cell>
          <table:table-cell table:formula="of:=IF([.C1744]&gt;[.C174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IF([.A1745]&gt;[.A1744];&quot;increasing&quot;;&quot;decreasing&quot;)" office:value-type="string" office:string-value="decreasing" calcext:value-type="string">
            <text:p>decreasing</text:p>
          </table:table-cell>
          <table:table-cell table:formula="of:=SUM([.A1745:.A1747])" office:value-type="float" office:value="11508" calcext:value-type="float">
            <text:p>11508</text:p>
          </table:table-cell>
          <table:table-cell table:formula="of:=IF([.C1745]&gt;[.C174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1746]&gt;[.A1745];&quot;increasing&quot;;&quot;decreasing&quot;)" office:value-type="string" office:string-value="increasing" calcext:value-type="string">
            <text:p>increasing</text:p>
          </table:table-cell>
          <table:table-cell table:formula="of:=SUM([.A1746:.A1748])" office:value-type="float" office:value="11512" calcext:value-type="float">
            <text:p>11512</text:p>
          </table:table-cell>
          <table:table-cell table:formula="of:=IF([.C1746]&gt;[.C17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IF([.A1747]&gt;[.A1746];&quot;increasing&quot;;&quot;decreasing&quot;)" office:value-type="string" office:string-value="decreasing" calcext:value-type="string">
            <text:p>decreasing</text:p>
          </table:table-cell>
          <table:table-cell table:formula="of:=SUM([.A1747:.A1749])" office:value-type="float" office:value="11530" calcext:value-type="float">
            <text:p>11530</text:p>
          </table:table-cell>
          <table:table-cell table:formula="of:=IF([.C1747]&gt;[.C17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IF([.A1748]&gt;[.A1747];&quot;increasing&quot;;&quot;decreasing&quot;)" office:value-type="string" office:string-value="increasing" calcext:value-type="string">
            <text:p>increasing</text:p>
          </table:table-cell>
          <table:table-cell table:formula="of:=SUM([.A1748:.A1750])" office:value-type="float" office:value="11573" calcext:value-type="float">
            <text:p>11573</text:p>
          </table:table-cell>
          <table:table-cell table:formula="of:=IF([.C1748]&gt;[.C17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IF([.A1749]&gt;[.A1748];&quot;increasing&quot;;&quot;decreasing&quot;)" office:value-type="string" office:string-value="increasing" calcext:value-type="string">
            <text:p>increasing</text:p>
          </table:table-cell>
          <table:table-cell table:formula="of:=SUM([.A1749:.A1751])" office:value-type="float" office:value="11615" calcext:value-type="float">
            <text:p>11615</text:p>
          </table:table-cell>
          <table:table-cell table:formula="of:=IF([.C1749]&gt;[.C17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[.A1750]&gt;[.A1749];&quot;increasing&quot;;&quot;decreasing&quot;)" office:value-type="string" office:string-value="increasing" calcext:value-type="string">
            <text:p>increasing</text:p>
          </table:table-cell>
          <table:table-cell table:formula="of:=SUM([.A1750:.A1752])" office:value-type="float" office:value="11664" calcext:value-type="float">
            <text:p>11664</text:p>
          </table:table-cell>
          <table:table-cell table:formula="of:=IF([.C1750]&gt;[.C17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[.A1751]&gt;[.A1750];&quot;increasing&quot;;&quot;decreasing&quot;)" office:value-type="string" office:string-value="increasing" calcext:value-type="string">
            <text:p>increasing</text:p>
          </table:table-cell>
          <table:table-cell table:formula="of:=SUM([.A1751:.A1753])" office:value-type="float" office:value="11698" calcext:value-type="float">
            <text:p>11698</text:p>
          </table:table-cell>
          <table:table-cell table:formula="of:=IF([.C1751]&gt;[.C17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IF([.A1752]&gt;[.A1751];&quot;increasing&quot;;&quot;decreasing&quot;)" office:value-type="string" office:string-value="increasing" calcext:value-type="string">
            <text:p>increasing</text:p>
          </table:table-cell>
          <table:table-cell table:formula="of:=SUM([.A1752:.A1754])" office:value-type="float" office:value="11730" calcext:value-type="float">
            <text:p>11730</text:p>
          </table:table-cell>
          <table:table-cell table:formula="of:=IF([.C1752]&gt;[.C17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A1753]&gt;[.A1752];&quot;increasing&quot;;&quot;decreasing&quot;)" office:value-type="string" office:string-value="increasing" calcext:value-type="string">
            <text:p>increasing</text:p>
          </table:table-cell>
          <table:table-cell table:formula="of:=SUM([.A1753:.A1755])" office:value-type="float" office:value="11737" calcext:value-type="float">
            <text:p>11737</text:p>
          </table:table-cell>
          <table:table-cell table:formula="of:=IF([.C1753]&gt;[.C17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IF([.A1754]&gt;[.A1753];&quot;increasing&quot;;&quot;decreasing&quot;)" office:value-type="string" office:string-value="decreasing" calcext:value-type="string">
            <text:p>decreasing</text:p>
          </table:table-cell>
          <table:table-cell table:formula="of:=SUM([.A1754:.A1756])" office:value-type="float" office:value="11738" calcext:value-type="float">
            <text:p>11738</text:p>
          </table:table-cell>
          <table:table-cell table:formula="of:=IF([.C1754]&gt;[.C17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IF([.A1755]&gt;[.A1754];&quot;increasing&quot;;&quot;decreasing&quot;)" office:value-type="string" office:string-value="increasing" calcext:value-type="string">
            <text:p>increasing</text:p>
          </table:table-cell>
          <table:table-cell table:formula="of:=SUM([.A1755:.A1757])" office:value-type="float" office:value="11761" calcext:value-type="float">
            <text:p>11761</text:p>
          </table:table-cell>
          <table:table-cell table:formula="of:=IF([.C1755]&gt;[.C17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IF([.A1756]&gt;[.A1755];&quot;increasing&quot;;&quot;decreasing&quot;)" office:value-type="string" office:string-value="decreasing" calcext:value-type="string">
            <text:p>decreasing</text:p>
          </table:table-cell>
          <table:table-cell table:formula="of:=SUM([.A1756:.A1758])" office:value-type="float" office:value="11782" calcext:value-type="float">
            <text:p>11782</text:p>
          </table:table-cell>
          <table:table-cell table:formula="of:=IF([.C1756]&gt;[.C17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IF([.A1757]&gt;[.A1756];&quot;increasing&quot;;&quot;decreasing&quot;)" office:value-type="string" office:string-value="increasing" calcext:value-type="string">
            <text:p>increasing</text:p>
          </table:table-cell>
          <table:table-cell table:formula="of:=SUM([.A1757:.A1759])" office:value-type="float" office:value="11821" calcext:value-type="float">
            <text:p>11821</text:p>
          </table:table-cell>
          <table:table-cell table:formula="of:=IF([.C1757]&gt;[.C17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IF([.A1758]&gt;[.A1757];&quot;increasing&quot;;&quot;decreasing&quot;)" office:value-type="string" office:string-value="increasing" calcext:value-type="string">
            <text:p>increasing</text:p>
          </table:table-cell>
          <table:table-cell table:formula="of:=SUM([.A1758:.A1760])" office:value-type="float" office:value="11851" calcext:value-type="float">
            <text:p>11851</text:p>
          </table:table-cell>
          <table:table-cell table:formula="of:=IF([.C1758]&gt;[.C17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IF([.A1759]&gt;[.A1758];&quot;increasing&quot;;&quot;decreasing&quot;)" office:value-type="string" office:string-value="increasing" calcext:value-type="string">
            <text:p>increasing</text:p>
          </table:table-cell>
          <table:table-cell table:formula="of:=SUM([.A1759:.A1761])" office:value-type="float" office:value="11895" calcext:value-type="float">
            <text:p>11895</text:p>
          </table:table-cell>
          <table:table-cell table:formula="of:=IF([.C1759]&gt;[.C17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IF([.A1760]&gt;[.A1759];&quot;increasing&quot;;&quot;decreasing&quot;)" office:value-type="string" office:string-value="increasing" calcext:value-type="string">
            <text:p>increasing</text:p>
          </table:table-cell>
          <table:table-cell table:formula="of:=SUM([.A1760:.A1762])" office:value-type="float" office:value="11944" calcext:value-type="float">
            <text:p>11944</text:p>
          </table:table-cell>
          <table:table-cell table:formula="of:=IF([.C1760]&gt;[.C17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IF([.A1761]&gt;[.A1760];&quot;increasing&quot;;&quot;decreasing&quot;)" office:value-type="string" office:string-value="increasing" calcext:value-type="string">
            <text:p>increasing</text:p>
          </table:table-cell>
          <table:table-cell table:formula="of:=SUM([.A1761:.A1763])" office:value-type="float" office:value="11978" calcext:value-type="float">
            <text:p>11978</text:p>
          </table:table-cell>
          <table:table-cell table:formula="of:=IF([.C1761]&gt;[.C17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IF([.A1762]&gt;[.A1761];&quot;increasing&quot;;&quot;decreasing&quot;)" office:value-type="string" office:string-value="increasing" calcext:value-type="string">
            <text:p>increasing</text:p>
          </table:table-cell>
          <table:table-cell table:formula="of:=SUM([.A1762:.A1764])" office:value-type="float" office:value="11998" calcext:value-type="float">
            <text:p>11998</text:p>
          </table:table-cell>
          <table:table-cell table:formula="of:=IF([.C1762]&gt;[.C17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IF([.A1763]&gt;[.A1762];&quot;increasing&quot;;&quot;decreasing&quot;)" office:value-type="string" office:string-value="decreasing" calcext:value-type="string">
            <text:p>decreasing</text:p>
          </table:table-cell>
          <table:table-cell table:formula="of:=SUM([.A1763:.A1765])" office:value-type="float" office:value="11998" calcext:value-type="float">
            <text:p>11998</text:p>
          </table:table-cell>
          <table:table-cell table:formula="of:=IF([.C1763]&gt;[.C176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IF([.A1764]&gt;[.A1763];&quot;increasing&quot;;&quot;decreasing&quot;)" office:value-type="string" office:string-value="increasing" calcext:value-type="string">
            <text:p>increasing</text:p>
          </table:table-cell>
          <table:table-cell table:formula="of:=SUM([.A1764:.A1766])" office:value-type="float" office:value="12004" calcext:value-type="float">
            <text:p>12004</text:p>
          </table:table-cell>
          <table:table-cell table:formula="of:=IF([.C1764]&gt;[.C17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IF([.A1765]&gt;[.A1764];&quot;increasing&quot;;&quot;decreasing&quot;)" office:value-type="string" office:string-value="increasing" calcext:value-type="string">
            <text:p>increasing</text:p>
          </table:table-cell>
          <table:table-cell table:formula="of:=SUM([.A1765:.A1767])" office:value-type="float" office:value="11999" calcext:value-type="float">
            <text:p>11999</text:p>
          </table:table-cell>
          <table:table-cell table:formula="of:=IF([.C1765]&gt;[.C176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IF([.A1766]&gt;[.A1765];&quot;increasing&quot;;&quot;decreasing&quot;)" office:value-type="string" office:string-value="increasing" calcext:value-type="string">
            <text:p>increasing</text:p>
          </table:table-cell>
          <table:table-cell table:formula="of:=SUM([.A1766:.A1768])" office:value-type="float" office:value="11990" calcext:value-type="float">
            <text:p>11990</text:p>
          </table:table-cell>
          <table:table-cell table:formula="of:=IF([.C1766]&gt;[.C176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IF([.A1767]&gt;[.A1766];&quot;increasing&quot;;&quot;decreasing&quot;)" office:value-type="string" office:string-value="decreasing" calcext:value-type="string">
            <text:p>decreasing</text:p>
          </table:table-cell>
          <table:table-cell table:formula="of:=SUM([.A1767:.A1769])" office:value-type="float" office:value="11976" calcext:value-type="float">
            <text:p>11976</text:p>
          </table:table-cell>
          <table:table-cell table:formula="of:=IF([.C1767]&gt;[.C176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IF([.A1768]&gt;[.A1767];&quot;increasing&quot;;&quot;decreasing&quot;)" office:value-type="string" office:string-value="decreasing" calcext:value-type="string">
            <text:p>decreasing</text:p>
          </table:table-cell>
          <table:table-cell table:formula="of:=SUM([.A1768:.A1770])" office:value-type="float" office:value="11960" calcext:value-type="float">
            <text:p>11960</text:p>
          </table:table-cell>
          <table:table-cell table:formula="of:=IF([.C1768]&gt;[.C176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IF([.A1769]&gt;[.A1768];&quot;increasing&quot;;&quot;decreasing&quot;)" office:value-type="string" office:string-value="decreasing" calcext:value-type="string">
            <text:p>decreasing</text:p>
          </table:table-cell>
          <table:table-cell table:formula="of:=SUM([.A1769:.A1771])" office:value-type="float" office:value="11945" calcext:value-type="float">
            <text:p>11945</text:p>
          </table:table-cell>
          <table:table-cell table:formula="of:=IF([.C1769]&gt;[.C176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IF([.A1770]&gt;[.A1769];&quot;increasing&quot;;&quot;decreasing&quot;)" office:value-type="string" office:string-value="decreasing" calcext:value-type="string">
            <text:p>decreasing</text:p>
          </table:table-cell>
          <table:table-cell table:formula="of:=SUM([.A1770:.A1772])" office:value-type="float" office:value="11915" calcext:value-type="float">
            <text:p>11915</text:p>
          </table:table-cell>
          <table:table-cell table:formula="of:=IF([.C1770]&gt;[.C176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IF([.A1771]&gt;[.A1770];&quot;increasing&quot;;&quot;decreasing&quot;)" office:value-type="string" office:string-value="decreasing" calcext:value-type="string">
            <text:p>decreasing</text:p>
          </table:table-cell>
          <table:table-cell table:formula="of:=SUM([.A1771:.A1773])" office:value-type="float" office:value="11903" calcext:value-type="float">
            <text:p>11903</text:p>
          </table:table-cell>
          <table:table-cell table:formula="of:=IF([.C1771]&gt;[.C17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IF([.A1772]&gt;[.A1771];&quot;increasing&quot;;&quot;decreasing&quot;)" office:value-type="string" office:string-value="decreasing" calcext:value-type="string">
            <text:p>decreasing</text:p>
          </table:table-cell>
          <table:table-cell table:formula="of:=SUM([.A1772:.A1774])" office:value-type="float" office:value="11891" calcext:value-type="float">
            <text:p>11891</text:p>
          </table:table-cell>
          <table:table-cell table:formula="of:=IF([.C1772]&gt;[.C177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IF([.A1773]&gt;[.A1772];&quot;increasing&quot;;&quot;decreasing&quot;)" office:value-type="string" office:string-value="increasing" calcext:value-type="string">
            <text:p>increasing</text:p>
          </table:table-cell>
          <table:table-cell table:formula="of:=SUM([.A1773:.A1775])" office:value-type="float" office:value="11891" calcext:value-type="float">
            <text:p>11891</text:p>
          </table:table-cell>
          <table:table-cell table:formula="of:=IF([.C1773]&gt;[.C17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IF([.A1774]&gt;[.A1773];&quot;increasing&quot;;&quot;decreasing&quot;)" office:value-type="string" office:string-value="decreasing" calcext:value-type="string">
            <text:p>decreasing</text:p>
          </table:table-cell>
          <table:table-cell table:formula="of:=SUM([.A1774:.A1776])" office:value-type="float" office:value="11894" calcext:value-type="float">
            <text:p>11894</text:p>
          </table:table-cell>
          <table:table-cell table:formula="of:=IF([.C1774]&gt;[.C17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IF([.A1775]&gt;[.A1774];&quot;increasing&quot;;&quot;decreasing&quot;)" office:value-type="string" office:string-value="decreasing" calcext:value-type="string">
            <text:p>decreasing</text:p>
          </table:table-cell>
          <table:table-cell table:formula="of:=SUM([.A1775:.A1777])" office:value-type="float" office:value="11899" calcext:value-type="float">
            <text:p>11899</text:p>
          </table:table-cell>
          <table:table-cell table:formula="of:=IF([.C1775]&gt;[.C17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IF([.A1776]&gt;[.A1775];&quot;increasing&quot;;&quot;decreasing&quot;)" office:value-type="string" office:string-value="increasing" calcext:value-type="string">
            <text:p>increasing</text:p>
          </table:table-cell>
          <table:table-cell table:formula="of:=SUM([.A1776:.A1778])" office:value-type="float" office:value="11917" calcext:value-type="float">
            <text:p>11917</text:p>
          </table:table-cell>
          <table:table-cell table:formula="of:=IF([.C1776]&gt;[.C17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IF([.A1777]&gt;[.A1776];&quot;increasing&quot;;&quot;decreasing&quot;)" office:value-type="string" office:string-value="increasing" calcext:value-type="string">
            <text:p>increasing</text:p>
          </table:table-cell>
          <table:table-cell table:formula="of:=SUM([.A1777:.A1779])" office:value-type="float" office:value="11924" calcext:value-type="float">
            <text:p>11924</text:p>
          </table:table-cell>
          <table:table-cell table:formula="of:=IF([.C1777]&gt;[.C17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IF([.A1778]&gt;[.A1777];&quot;increasing&quot;;&quot;decreasing&quot;)" office:value-type="string" office:string-value="increasing" calcext:value-type="string">
            <text:p>increasing</text:p>
          </table:table-cell>
          <table:table-cell table:formula="of:=SUM([.A1778:.A1780])" office:value-type="float" office:value="11931" calcext:value-type="float">
            <text:p>11931</text:p>
          </table:table-cell>
          <table:table-cell table:formula="of:=IF([.C1778]&gt;[.C17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IF([.A1779]&gt;[.A1778];&quot;increasing&quot;;&quot;decreasing&quot;)" office:value-type="string" office:string-value="decreasing" calcext:value-type="string">
            <text:p>decreasing</text:p>
          </table:table-cell>
          <table:table-cell table:formula="of:=SUM([.A1779:.A1781])" office:value-type="float" office:value="11929" calcext:value-type="float">
            <text:p>11929</text:p>
          </table:table-cell>
          <table:table-cell table:formula="of:=IF([.C1779]&gt;[.C177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IF([.A1780]&gt;[.A1779];&quot;increasing&quot;;&quot;decreasing&quot;)" office:value-type="string" office:string-value="increasing" calcext:value-type="string">
            <text:p>increasing</text:p>
          </table:table-cell>
          <table:table-cell table:formula="of:=SUM([.A1780:.A1782])" office:value-type="float" office:value="11926" calcext:value-type="float">
            <text:p>11926</text:p>
          </table:table-cell>
          <table:table-cell table:formula="of:=IF([.C1780]&gt;[.C177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IF([.A1781]&gt;[.A1780];&quot;increasing&quot;;&quot;decreasing&quot;)" office:value-type="string" office:string-value="decreasing" calcext:value-type="string">
            <text:p>decreasing</text:p>
          </table:table-cell>
          <table:table-cell table:formula="of:=SUM([.A1781:.A1783])" office:value-type="float" office:value="11934" calcext:value-type="float">
            <text:p>11934</text:p>
          </table:table-cell>
          <table:table-cell table:formula="of:=IF([.C1781]&gt;[.C17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IF([.A1782]&gt;[.A1781];&quot;increasing&quot;;&quot;decreasing&quot;)" office:value-type="string" office:string-value="decreasing" calcext:value-type="string">
            <text:p>decreasing</text:p>
          </table:table-cell>
          <table:table-cell table:formula="of:=SUM([.A1782:.A1784])" office:value-type="float" office:value="11949" calcext:value-type="float">
            <text:p>11949</text:p>
          </table:table-cell>
          <table:table-cell table:formula="of:=IF([.C1782]&gt;[.C17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IF([.A1783]&gt;[.A1782];&quot;increasing&quot;;&quot;decreasing&quot;)" office:value-type="string" office:string-value="increasing" calcext:value-type="string">
            <text:p>increasing</text:p>
          </table:table-cell>
          <table:table-cell table:formula="of:=SUM([.A1783:.A1785])" office:value-type="float" office:value="12003" calcext:value-type="float">
            <text:p>12003</text:p>
          </table:table-cell>
          <table:table-cell table:formula="of:=IF([.C1783]&gt;[.C17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table:formula="of:=IF([.A1784]&gt;[.A1783];&quot;increasing&quot;;&quot;decreasing&quot;)" office:value-type="string" office:string-value="increasing" calcext:value-type="string">
            <text:p>increasing</text:p>
          </table:table-cell>
          <table:table-cell table:formula="of:=SUM([.A1784:.A1786])" office:value-type="float" office:value="12042" calcext:value-type="float">
            <text:p>12042</text:p>
          </table:table-cell>
          <table:table-cell table:formula="of:=IF([.C1784]&gt;[.C178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IF([.A1785]&gt;[.A1784];&quot;increasing&quot;;&quot;decreasing&quot;)" office:value-type="string" office:string-value="increasing" calcext:value-type="string">
            <text:p>increasing</text:p>
          </table:table-cell>
          <table:table-cell table:formula="of:=SUM([.A1785:.A1787])" office:value-type="float" office:value="12083" calcext:value-type="float">
            <text:p>12083</text:p>
          </table:table-cell>
          <table:table-cell table:formula="of:=IF([.C1785]&gt;[.C17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IF([.A1786]&gt;[.A1785];&quot;increasing&quot;;&quot;decreasing&quot;)" office:value-type="string" office:string-value="decreasing" calcext:value-type="string">
            <text:p>decreasing</text:p>
          </table:table-cell>
          <table:table-cell table:formula="of:=SUM([.A1786:.A1788])" office:value-type="float" office:value="12093" calcext:value-type="float">
            <text:p>12093</text:p>
          </table:table-cell>
          <table:table-cell table:formula="of:=IF([.C1786]&gt;[.C17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IF([.A1787]&gt;[.A1786];&quot;increasing&quot;;&quot;decreasing&quot;)" office:value-type="string" office:string-value="increasing" calcext:value-type="string">
            <text:p>increasing</text:p>
          </table:table-cell>
          <table:table-cell table:formula="of:=SUM([.A1787:.A1789])" office:value-type="float" office:value="12111" calcext:value-type="float">
            <text:p>12111</text:p>
          </table:table-cell>
          <table:table-cell table:formula="of:=IF([.C1787]&gt;[.C178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788]&gt;[.A1787];&quot;increasing&quot;;&quot;decreasing&quot;)" office:value-type="string" office:string-value="increasing" calcext:value-type="string">
            <text:p>increasing</text:p>
          </table:table-cell>
          <table:table-cell table:formula="of:=SUM([.A1788:.A1790])" office:value-type="float" office:value="12130" calcext:value-type="float">
            <text:p>12130</text:p>
          </table:table-cell>
          <table:table-cell table:formula="of:=IF([.C1788]&gt;[.C178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IF([.A1789]&gt;[.A1788];&quot;increasing&quot;;&quot;decreasing&quot;)" office:value-type="string" office:string-value="increasing" calcext:value-type="string">
            <text:p>increasing</text:p>
          </table:table-cell>
          <table:table-cell table:formula="of:=SUM([.A1789:.A1791])" office:value-type="float" office:value="12135" calcext:value-type="float">
            <text:p>12135</text:p>
          </table:table-cell>
          <table:table-cell table:formula="of:=IF([.C1789]&gt;[.C17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IF([.A1790]&gt;[.A1789];&quot;increasing&quot;;&quot;decreasing&quot;)" office:value-type="string" office:string-value="increasing" calcext:value-type="string">
            <text:p>increasing</text:p>
          </table:table-cell>
          <table:table-cell table:formula="of:=SUM([.A1790:.A1792])" office:value-type="float" office:value="12136" calcext:value-type="float">
            <text:p>12136</text:p>
          </table:table-cell>
          <table:table-cell table:formula="of:=IF([.C1790]&gt;[.C17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IF([.A1791]&gt;[.A1790];&quot;increasing&quot;;&quot;decreasing&quot;)" office:value-type="string" office:string-value="decreasing" calcext:value-type="string">
            <text:p>decreasing</text:p>
          </table:table-cell>
          <table:table-cell table:formula="of:=SUM([.A1791:.A1793])" office:value-type="float" office:value="12120" calcext:value-type="float">
            <text:p>12120</text:p>
          </table:table-cell>
          <table:table-cell table:formula="of:=IF([.C1791]&gt;[.C179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IF([.A1792]&gt;[.A1791];&quot;increasing&quot;;&quot;decreasing&quot;)" office:value-type="string" office:string-value="increasing" calcext:value-type="string">
            <text:p>increasing</text:p>
          </table:table-cell>
          <table:table-cell table:formula="of:=SUM([.A1792:.A1794])" office:value-type="float" office:value="12106" calcext:value-type="float">
            <text:p>12106</text:p>
          </table:table-cell>
          <table:table-cell table:formula="of:=IF([.C1792]&gt;[.C17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IF([.A1793]&gt;[.A1792];&quot;increasing&quot;;&quot;decreasing&quot;)" office:value-type="string" office:string-value="decreasing" calcext:value-type="string">
            <text:p>decreasing</text:p>
          </table:table-cell>
          <table:table-cell table:formula="of:=SUM([.A1793:.A1795])" office:value-type="float" office:value="12085" calcext:value-type="float">
            <text:p>12085</text:p>
          </table:table-cell>
          <table:table-cell table:formula="of:=IF([.C1793]&gt;[.C179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IF([.A1794]&gt;[.A1793];&quot;increasing&quot;;&quot;decreasing&quot;)" office:value-type="string" office:string-value="decreasing" calcext:value-type="string">
            <text:p>decreasing</text:p>
          </table:table-cell>
          <table:table-cell table:formula="of:=SUM([.A1794:.A1796])" office:value-type="float" office:value="12074" calcext:value-type="float">
            <text:p>12074</text:p>
          </table:table-cell>
          <table:table-cell table:formula="of:=IF([.C1794]&gt;[.C17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table:formula="of:=IF([.A1795]&gt;[.A1794];&quot;increasing&quot;;&quot;decreasing&quot;)" office:value-type="string" office:string-value="decreasing" calcext:value-type="string">
            <text:p>decreasing</text:p>
          </table:table-cell>
          <table:table-cell table:formula="of:=SUM([.A1795:.A1797])" office:value-type="float" office:value="12071" calcext:value-type="float">
            <text:p>12071</text:p>
          </table:table-cell>
          <table:table-cell table:formula="of:=IF([.C1795]&gt;[.C17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IF([.A1796]&gt;[.A1795];&quot;increasing&quot;;&quot;decreasing&quot;)" office:value-type="string" office:string-value="increasing" calcext:value-type="string">
            <text:p>increasing</text:p>
          </table:table-cell>
          <table:table-cell table:formula="of:=SUM([.A1796:.A1798])" office:value-type="float" office:value="12073" calcext:value-type="float">
            <text:p>12073</text:p>
          </table:table-cell>
          <table:table-cell table:formula="of:=IF([.C1796]&gt;[.C17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IF([.A1797]&gt;[.A1796];&quot;increasing&quot;;&quot;decreasing&quot;)" office:value-type="string" office:string-value="increasing" calcext:value-type="string">
            <text:p>increasing</text:p>
          </table:table-cell>
          <table:table-cell table:formula="of:=SUM([.A1797:.A1799])" office:value-type="float" office:value="12088" calcext:value-type="float">
            <text:p>12088</text:p>
          </table:table-cell>
          <table:table-cell table:formula="of:=IF([.C1797]&gt;[.C17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IF([.A1798]&gt;[.A1797];&quot;increasing&quot;;&quot;decreasing&quot;)" office:value-type="string" office:string-value="decreasing" calcext:value-type="string">
            <text:p>decreasing</text:p>
          </table:table-cell>
          <table:table-cell table:formula="of:=SUM([.A1798:.A1800])" office:value-type="float" office:value="12100" calcext:value-type="float">
            <text:p>12100</text:p>
          </table:table-cell>
          <table:table-cell table:formula="of:=IF([.C1798]&gt;[.C17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[.A1799]&gt;[.A1798];&quot;increasing&quot;;&quot;decreasing&quot;)" office:value-type="string" office:string-value="increasing" calcext:value-type="string">
            <text:p>increasing</text:p>
          </table:table-cell>
          <table:table-cell table:formula="of:=SUM([.A1799:.A1801])" office:value-type="float" office:value="12133" calcext:value-type="float">
            <text:p>12133</text:p>
          </table:table-cell>
          <table:table-cell table:formula="of:=IF([.C1799]&gt;[.C17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800]&gt;[.A1799];&quot;increasing&quot;;&quot;decreasing&quot;)" office:value-type="string" office:string-value="decreasing" calcext:value-type="string">
            <text:p>decreasing</text:p>
          </table:table-cell>
          <table:table-cell table:formula="of:=SUM([.A1800:.A1802])" office:value-type="float" office:value="12150" calcext:value-type="float">
            <text:p>12150</text:p>
          </table:table-cell>
          <table:table-cell table:formula="of:=IF([.C1800]&gt;[.C17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IF([.A1801]&gt;[.A1800];&quot;increasing&quot;;&quot;decreasing&quot;)" office:value-type="string" office:string-value="increasing" calcext:value-type="string">
            <text:p>increasing</text:p>
          </table:table-cell>
          <table:table-cell table:formula="of:=SUM([.A1801:.A1803])" office:value-type="float" office:value="12171" calcext:value-type="float">
            <text:p>12171</text:p>
          </table:table-cell>
          <table:table-cell table:formula="of:=IF([.C1801]&gt;[.C18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802]&gt;[.A1801];&quot;increasing&quot;;&quot;decreasing&quot;)" office:value-type="string" office:string-value="decreasing" calcext:value-type="string">
            <text:p>decreasing</text:p>
          </table:table-cell>
          <table:table-cell table:formula="of:=SUM([.A1802:.A1804])" office:value-type="float" office:value="12175" calcext:value-type="float">
            <text:p>12175</text:p>
          </table:table-cell>
          <table:table-cell table:formula="of:=IF([.C1802]&gt;[.C18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IF([.A1803]&gt;[.A1802];&quot;increasing&quot;;&quot;decreasing&quot;)" office:value-type="string" office:string-value="increasing" calcext:value-type="string">
            <text:p>increasing</text:p>
          </table:table-cell>
          <table:table-cell table:formula="of:=SUM([.A1803:.A1805])" office:value-type="float" office:value="12185" calcext:value-type="float">
            <text:p>12185</text:p>
          </table:table-cell>
          <table:table-cell table:formula="of:=IF([.C1803]&gt;[.C18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IF([.A1804]&gt;[.A1803];&quot;increasing&quot;;&quot;decreasing&quot;)" office:value-type="string" office:string-value="increasing" calcext:value-type="string">
            <text:p>increasing</text:p>
          </table:table-cell>
          <table:table-cell table:formula="of:=SUM([.A1804:.A1806])" office:value-type="float" office:value="12191" calcext:value-type="float">
            <text:p>12191</text:p>
          </table:table-cell>
          <table:table-cell table:formula="of:=IF([.C1804]&gt;[.C18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IF([.A1805]&gt;[.A1804];&quot;increasing&quot;;&quot;decreasing&quot;)" office:value-type="string" office:string-value="increasing" calcext:value-type="string">
            <text:p>increasing</text:p>
          </table:table-cell>
          <table:table-cell table:formula="of:=SUM([.A1805:.A1807])" office:value-type="float" office:value="12193" calcext:value-type="float">
            <text:p>12193</text:p>
          </table:table-cell>
          <table:table-cell table:formula="of:=IF([.C1805]&gt;[.C18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IF([.A1806]&gt;[.A1805];&quot;increasing&quot;;&quot;decreasing&quot;)" office:value-type="string" office:string-value="decreasing" calcext:value-type="string">
            <text:p>decreasing</text:p>
          </table:table-cell>
          <table:table-cell table:formula="of:=SUM([.A1806:.A1808])" office:value-type="float" office:value="12193" calcext:value-type="float">
            <text:p>12193</text:p>
          </table:table-cell>
          <table:table-cell table:formula="of:=IF([.C1806]&gt;[.C180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IF([.A1807]&gt;[.A1806];&quot;increasing&quot;;&quot;decreasing&quot;)" office:value-type="string" office:string-value="decreasing" calcext:value-type="string">
            <text:p>decreasing</text:p>
          </table:table-cell>
          <table:table-cell table:formula="of:=SUM([.A1807:.A1809])" office:value-type="float" office:value="12194" calcext:value-type="float">
            <text:p>12194</text:p>
          </table:table-cell>
          <table:table-cell table:formula="of:=IF([.C1807]&gt;[.C18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IF([.A1808]&gt;[.A1807];&quot;increasing&quot;;&quot;decreasing&quot;)" office:value-type="string" office:string-value="increasing" calcext:value-type="string">
            <text:p>increasing</text:p>
          </table:table-cell>
          <table:table-cell table:formula="of:=SUM([.A1808:.A1810])" office:value-type="float" office:value="12197" calcext:value-type="float">
            <text:p>12197</text:p>
          </table:table-cell>
          <table:table-cell table:formula="of:=IF([.C1808]&gt;[.C180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table:formula="of:=IF([.A1809]&gt;[.A1808];&quot;increasing&quot;;&quot;decreasing&quot;)" office:value-type="string" office:string-value="decreasing" calcext:value-type="string">
            <text:p>decreasing</text:p>
          </table:table-cell>
          <table:table-cell table:formula="of:=SUM([.A1809:.A1811])" office:value-type="float" office:value="12200" calcext:value-type="float">
            <text:p>12200</text:p>
          </table:table-cell>
          <table:table-cell table:formula="of:=IF([.C1809]&gt;[.C18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IF([.A1810]&gt;[.A1809];&quot;increasing&quot;;&quot;decreasing&quot;)" office:value-type="string" office:string-value="increasing" calcext:value-type="string">
            <text:p>increasing</text:p>
          </table:table-cell>
          <table:table-cell table:formula="of:=SUM([.A1810:.A1812])" office:value-type="float" office:value="12207" calcext:value-type="float">
            <text:p>12207</text:p>
          </table:table-cell>
          <table:table-cell table:formula="of:=IF([.C1810]&gt;[.C18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811]&gt;[.A1810];&quot;increasing&quot;;&quot;decreasing&quot;)" office:value-type="string" office:string-value="increasing" calcext:value-type="string">
            <text:p>increasing</text:p>
          </table:table-cell>
          <table:table-cell table:formula="of:=SUM([.A1811:.A1813])" office:value-type="float" office:value="12211" calcext:value-type="float">
            <text:p>12211</text:p>
          </table:table-cell>
          <table:table-cell table:formula="of:=IF([.C1811]&gt;[.C18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IF([.A1812]&gt;[.A1811];&quot;increasing&quot;;&quot;decreasing&quot;)" office:value-type="string" office:string-value="increasing" calcext:value-type="string">
            <text:p>increasing</text:p>
          </table:table-cell>
          <table:table-cell table:formula="of:=SUM([.A1812:.A1814])" office:value-type="float" office:value="12214" calcext:value-type="float">
            <text:p>12214</text:p>
          </table:table-cell>
          <table:table-cell table:formula="of:=IF([.C1812]&gt;[.C18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IF([.A1813]&gt;[.A1812];&quot;increasing&quot;;&quot;decreasing&quot;)" office:value-type="string" office:string-value="decreasing" calcext:value-type="string">
            <text:p>decreasing</text:p>
          </table:table-cell>
          <table:table-cell table:formula="of:=SUM([.A1813:.A1815])" office:value-type="float" office:value="12213" calcext:value-type="float">
            <text:p>12213</text:p>
          </table:table-cell>
          <table:table-cell table:formula="of:=IF([.C1813]&gt;[.C181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IF([.A1814]&gt;[.A1813];&quot;increasing&quot;;&quot;decreasing&quot;)" office:value-type="string" office:string-value="increasing" calcext:value-type="string">
            <text:p>increasing</text:p>
          </table:table-cell>
          <table:table-cell table:formula="of:=SUM([.A1814:.A1816])" office:value-type="float" office:value="12212" calcext:value-type="float">
            <text:p>12212</text:p>
          </table:table-cell>
          <table:table-cell table:formula="of:=IF([.C1814]&gt;[.C181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IF([.A1815]&gt;[.A1814];&quot;increasing&quot;;&quot;decreasing&quot;)" office:value-type="string" office:string-value="decreasing" calcext:value-type="string">
            <text:p>decreasing</text:p>
          </table:table-cell>
          <table:table-cell table:formula="of:=SUM([.A1815:.A1817])" office:value-type="float" office:value="12211" calcext:value-type="float">
            <text:p>12211</text:p>
          </table:table-cell>
          <table:table-cell table:formula="of:=IF([.C1815]&gt;[.C18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816]&gt;[.A1815];&quot;increasing&quot;;&quot;decreasing&quot;)" office:value-type="string" office:string-value="decreasing" calcext:value-type="string">
            <text:p>decreasing</text:p>
          </table:table-cell>
          <table:table-cell table:formula="of:=SUM([.A1816:.A1818])" office:value-type="float" office:value="12178" calcext:value-type="float">
            <text:p>12178</text:p>
          </table:table-cell>
          <table:table-cell table:formula="of:=IF([.C1816]&gt;[.C18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IF([.A1817]&gt;[.A1816];&quot;increasing&quot;;&quot;decreasing&quot;)" office:value-type="string" office:string-value="increasing" calcext:value-type="string">
            <text:p>increasing</text:p>
          </table:table-cell>
          <table:table-cell table:formula="of:=SUM([.A1817:.A1819])" office:value-type="float" office:value="12148" calcext:value-type="float">
            <text:p>12148</text:p>
          </table:table-cell>
          <table:table-cell table:formula="of:=IF([.C1817]&gt;[.C18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IF([.A1818]&gt;[.A1817];&quot;increasing&quot;;&quot;decreasing&quot;)" office:value-type="string" office:string-value="decreasing" calcext:value-type="string">
            <text:p>decreasing</text:p>
          </table:table-cell>
          <table:table-cell table:formula="of:=SUM([.A1818:.A1820])" office:value-type="float" office:value="12115" calcext:value-type="float">
            <text:p>12115</text:p>
          </table:table-cell>
          <table:table-cell table:formula="of:=IF([.C1818]&gt;[.C181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[.A1819]&gt;[.A1818];&quot;increasing&quot;;&quot;decreasing&quot;)" office:value-type="string" office:string-value="increasing" calcext:value-type="string">
            <text:p>increasing</text:p>
          </table:table-cell>
          <table:table-cell table:formula="of:=SUM([.A1819:.A1821])" office:value-type="float" office:value="12114" calcext:value-type="float">
            <text:p>12114</text:p>
          </table:table-cell>
          <table:table-cell table:formula="of:=IF([.C1819]&gt;[.C181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IF([.A1820]&gt;[.A1819];&quot;increasing&quot;;&quot;decreasing&quot;)" office:value-type="string" office:string-value="decreasing" calcext:value-type="string">
            <text:p>decreasing</text:p>
          </table:table-cell>
          <table:table-cell table:formula="of:=SUM([.A1820:.A1822])" office:value-type="float" office:value="12108" calcext:value-type="float">
            <text:p>12108</text:p>
          </table:table-cell>
          <table:table-cell table:formula="of:=IF([.C1820]&gt;[.C181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821]&gt;[.A1820];&quot;increasing&quot;;&quot;decreasing&quot;)" office:value-type="string" office:string-value="decreasing" calcext:value-type="string">
            <text:p>decreasing</text:p>
          </table:table-cell>
          <table:table-cell table:formula="of:=SUM([.A1821:.A1823])" office:value-type="float" office:value="12104" calcext:value-type="float">
            <text:p>12104</text:p>
          </table:table-cell>
          <table:table-cell table:formula="of:=IF([.C1821]&gt;[.C18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IF([.A1822]&gt;[.A1821];&quot;increasing&quot;;&quot;decreasing&quot;)" office:value-type="string" office:string-value="decreasing" calcext:value-type="string">
            <text:p>decreasing</text:p>
          </table:table-cell>
          <table:table-cell table:formula="of:=SUM([.A1822:.A1824])" office:value-type="float" office:value="12097" calcext:value-type="float">
            <text:p>12097</text:p>
          </table:table-cell>
          <table:table-cell table:formula="of:=IF([.C1822]&gt;[.C182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IF([.A1823]&gt;[.A1822];&quot;increasing&quot;;&quot;decreasing&quot;)" office:value-type="string" office:string-value="increasing" calcext:value-type="string">
            <text:p>increasing</text:p>
          </table:table-cell>
          <table:table-cell table:formula="of:=SUM([.A1823:.A1825])" office:value-type="float" office:value="12090" calcext:value-type="float">
            <text:p>12090</text:p>
          </table:table-cell>
          <table:table-cell table:formula="of:=IF([.C1823]&gt;[.C18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IF([.A1824]&gt;[.A1823];&quot;increasing&quot;;&quot;decreasing&quot;)" office:value-type="string" office:string-value="decreasing" calcext:value-type="string">
            <text:p>decreasing</text:p>
          </table:table-cell>
          <table:table-cell table:formula="of:=SUM([.A1824:.A1826])" office:value-type="float" office:value="12081" calcext:value-type="float">
            <text:p>12081</text:p>
          </table:table-cell>
          <table:table-cell table:formula="of:=IF([.C1824]&gt;[.C18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IF([.A1825]&gt;[.A1824];&quot;increasing&quot;;&quot;decreasing&quot;)" office:value-type="string" office:string-value="decreasing" calcext:value-type="string">
            <text:p>decreasing</text:p>
          </table:table-cell>
          <table:table-cell table:formula="of:=SUM([.A1825:.A1827])" office:value-type="float" office:value="12079" calcext:value-type="float">
            <text:p>12079</text:p>
          </table:table-cell>
          <table:table-cell table:formula="of:=IF([.C1825]&gt;[.C18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IF([.A1826]&gt;[.A1825];&quot;increasing&quot;;&quot;decreasing&quot;)" office:value-type="string" office:string-value="decreasing" calcext:value-type="string">
            <text:p>decreasing</text:p>
          </table:table-cell>
          <table:table-cell table:formula="of:=SUM([.A1826:.A1828])" office:value-type="float" office:value="12095" calcext:value-type="float">
            <text:p>12095</text:p>
          </table:table-cell>
          <table:table-cell table:formula="of:=IF([.C1826]&gt;[.C182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IF([.A1827]&gt;[.A1826];&quot;increasing&quot;;&quot;decreasing&quot;)" office:value-type="string" office:string-value="increasing" calcext:value-type="string">
            <text:p>increasing</text:p>
          </table:table-cell>
          <table:table-cell table:formula="of:=SUM([.A1827:.A1829])" office:value-type="float" office:value="12127" calcext:value-type="float">
            <text:p>12127</text:p>
          </table:table-cell>
          <table:table-cell table:formula="of:=IF([.C1827]&gt;[.C182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IF([.A1828]&gt;[.A1827];&quot;increasing&quot;;&quot;decreasing&quot;)" office:value-type="string" office:string-value="increasing" calcext:value-type="string">
            <text:p>increasing</text:p>
          </table:table-cell>
          <table:table-cell table:formula="of:=SUM([.A1828:.A1830])" office:value-type="float" office:value="12154" calcext:value-type="float">
            <text:p>12154</text:p>
          </table:table-cell>
          <table:table-cell table:formula="of:=IF([.C1828]&gt;[.C182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IF([.A1829]&gt;[.A1828];&quot;increasing&quot;;&quot;decreasing&quot;)" office:value-type="string" office:string-value="increasing" calcext:value-type="string">
            <text:p>increasing</text:p>
          </table:table-cell>
          <table:table-cell table:formula="of:=SUM([.A1829:.A1831])" office:value-type="float" office:value="12168" calcext:value-type="float">
            <text:p>12168</text:p>
          </table:table-cell>
          <table:table-cell table:formula="of:=IF([.C1829]&gt;[.C182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830]&gt;[.A1829];&quot;increasing&quot;;&quot;decreasing&quot;)" office:value-type="string" office:string-value="decreasing" calcext:value-type="string">
            <text:p>decreasing</text:p>
          </table:table-cell>
          <table:table-cell table:formula="of:=SUM([.A1830:.A1832])" office:value-type="float" office:value="12166" calcext:value-type="float">
            <text:p>12166</text:p>
          </table:table-cell>
          <table:table-cell table:formula="of:=IF([.C1830]&gt;[.C182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831]&gt;[.A1830];&quot;increasing&quot;;&quot;decreasing&quot;)" office:value-type="string" office:string-value="increasing" calcext:value-type="string">
            <text:p>increasing</text:p>
          </table:table-cell>
          <table:table-cell table:formula="of:=SUM([.A1831:.A1833])" office:value-type="float" office:value="12167" calcext:value-type="float">
            <text:p>12167</text:p>
          </table:table-cell>
          <table:table-cell table:formula="of:=IF([.C1831]&gt;[.C183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832]&gt;[.A1831];&quot;increasing&quot;;&quot;decreasing&quot;)" office:value-type="string" office:string-value="decreasing" calcext:value-type="string">
            <text:p>decreasing</text:p>
          </table:table-cell>
          <table:table-cell table:formula="of:=SUM([.A1832:.A1834])" office:value-type="float" office:value="12140" calcext:value-type="float">
            <text:p>12140</text:p>
          </table:table-cell>
          <table:table-cell table:formula="of:=IF([.C1832]&gt;[.C18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833]&gt;[.A1832];&quot;increasing&quot;;&quot;decreasing&quot;)" office:value-type="string" office:string-value="increasing" calcext:value-type="string">
            <text:p>increasing</text:p>
          </table:table-cell>
          <table:table-cell table:formula="of:=SUM([.A1833:.A1835])" office:value-type="float" office:value="12145" calcext:value-type="float">
            <text:p>12145</text:p>
          </table:table-cell>
          <table:table-cell table:formula="of:=IF([.C1833]&gt;[.C183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IF([.A1834]&gt;[.A1833];&quot;increasing&quot;;&quot;decreasing&quot;)" office:value-type="string" office:string-value="decreasing" calcext:value-type="string">
            <text:p>decreasing</text:p>
          </table:table-cell>
          <table:table-cell table:formula="of:=SUM([.A1834:.A1836])" office:value-type="float" office:value="12148" calcext:value-type="float">
            <text:p>12148</text:p>
          </table:table-cell>
          <table:table-cell table:formula="of:=IF([.C1834]&gt;[.C183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IF([.A1835]&gt;[.A1834];&quot;increasing&quot;;&quot;decreasing&quot;)" office:value-type="string" office:string-value="increasing" calcext:value-type="string">
            <text:p>increasing</text:p>
          </table:table-cell>
          <table:table-cell table:formula="of:=SUM([.A1835:.A1837])" office:value-type="float" office:value="12181" calcext:value-type="float">
            <text:p>12181</text:p>
          </table:table-cell>
          <table:table-cell table:formula="of:=IF([.C1835]&gt;[.C183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IF([.A1836]&gt;[.A1835];&quot;increasing&quot;;&quot;decreasing&quot;)" office:value-type="string" office:string-value="decreasing" calcext:value-type="string">
            <text:p>decreasing</text:p>
          </table:table-cell>
          <table:table-cell table:formula="of:=SUM([.A1836:.A1838])" office:value-type="float" office:value="12175" calcext:value-type="float">
            <text:p>12175</text:p>
          </table:table-cell>
          <table:table-cell table:formula="of:=IF([.C1836]&gt;[.C183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1837]&gt;[.A1836];&quot;increasing&quot;;&quot;decreasing&quot;)" office:value-type="string" office:string-value="increasing" calcext:value-type="string">
            <text:p>increasing</text:p>
          </table:table-cell>
          <table:table-cell table:formula="of:=SUM([.A1837:.A1839])" office:value-type="float" office:value="12175" calcext:value-type="float">
            <text:p>12175</text:p>
          </table:table-cell>
          <table:table-cell table:formula="of:=IF([.C1837]&gt;[.C183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IF([.A1838]&gt;[.A1837];&quot;increasing&quot;;&quot;decreasing&quot;)" office:value-type="string" office:string-value="decreasing" calcext:value-type="string">
            <text:p>decreasing</text:p>
          </table:table-cell>
          <table:table-cell table:formula="of:=SUM([.A1838:.A1840])" office:value-type="float" office:value="12173" calcext:value-type="float">
            <text:p>12173</text:p>
          </table:table-cell>
          <table:table-cell table:formula="of:=IF([.C1838]&gt;[.C183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IF([.A1839]&gt;[.A1838];&quot;increasing&quot;;&quot;decreasing&quot;)" office:value-type="string" office:string-value="increasing" calcext:value-type="string">
            <text:p>increasing</text:p>
          </table:table-cell>
          <table:table-cell table:formula="of:=SUM([.A1839:.A1841])" office:value-type="float" office:value="12180" calcext:value-type="float">
            <text:p>12180</text:p>
          </table:table-cell>
          <table:table-cell table:formula="of:=IF([.C1839]&gt;[.C18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IF([.A1840]&gt;[.A1839];&quot;increasing&quot;;&quot;decreasing&quot;)" office:value-type="string" office:string-value="increasing" calcext:value-type="string">
            <text:p>increasing</text:p>
          </table:table-cell>
          <table:table-cell table:formula="of:=SUM([.A1840:.A1842])" office:value-type="float" office:value="12189" calcext:value-type="float">
            <text:p>12189</text:p>
          </table:table-cell>
          <table:table-cell table:formula="of:=IF([.C1840]&gt;[.C183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IF([.A1841]&gt;[.A1840];&quot;increasing&quot;;&quot;decreasing&quot;)" office:value-type="string" office:string-value="increasing" calcext:value-type="string">
            <text:p>increasing</text:p>
          </table:table-cell>
          <table:table-cell table:formula="of:=SUM([.A1841:.A1843])" office:value-type="float" office:value="12207" calcext:value-type="float">
            <text:p>12207</text:p>
          </table:table-cell>
          <table:table-cell table:formula="of:=IF([.C1841]&gt;[.C184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IF([.A1842]&gt;[.A1841];&quot;increasing&quot;;&quot;decreasing&quot;)" office:value-type="string" office:string-value="increasing" calcext:value-type="string">
            <text:p>increasing</text:p>
          </table:table-cell>
          <table:table-cell table:formula="of:=SUM([.A1842:.A1844])" office:value-type="float" office:value="12225" calcext:value-type="float">
            <text:p>12225</text:p>
          </table:table-cell>
          <table:table-cell table:formula="of:=IF([.C1842]&gt;[.C18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table:formula="of:=IF([.A1843]&gt;[.A1842];&quot;increasing&quot;;&quot;decreasing&quot;)" office:value-type="string" office:string-value="increasing" calcext:value-type="string">
            <text:p>increasing</text:p>
          </table:table-cell>
          <table:table-cell table:formula="of:=SUM([.A1843:.A1845])" office:value-type="float" office:value="12247" calcext:value-type="float">
            <text:p>12247</text:p>
          </table:table-cell>
          <table:table-cell table:formula="of:=IF([.C1843]&gt;[.C18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IF([.A1844]&gt;[.A1843];&quot;increasing&quot;;&quot;decreasing&quot;)" office:value-type="string" office:string-value="increasing" calcext:value-type="string">
            <text:p>increasing</text:p>
          </table:table-cell>
          <table:table-cell table:formula="of:=SUM([.A1844:.A1846])" office:value-type="float" office:value="12257" calcext:value-type="float">
            <text:p>12257</text:p>
          </table:table-cell>
          <table:table-cell table:formula="of:=IF([.C1844]&gt;[.C18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IF([.A1845]&gt;[.A1844];&quot;increasing&quot;;&quot;decreasing&quot;)" office:value-type="string" office:string-value="increasing" calcext:value-type="string">
            <text:p>increasing</text:p>
          </table:table-cell>
          <table:table-cell table:formula="of:=SUM([.A1845:.A1847])" office:value-type="float" office:value="12267" calcext:value-type="float">
            <text:p>12267</text:p>
          </table:table-cell>
          <table:table-cell table:formula="of:=IF([.C1845]&gt;[.C18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IF([.A1846]&gt;[.A1845];&quot;increasing&quot;;&quot;decreasing&quot;)" office:value-type="string" office:string-value="decreasing" calcext:value-type="string">
            <text:p>decreasing</text:p>
          </table:table-cell>
          <table:table-cell table:formula="of:=SUM([.A1846:.A1848])" office:value-type="float" office:value="12273" calcext:value-type="float">
            <text:p>12273</text:p>
          </table:table-cell>
          <table:table-cell table:formula="of:=IF([.C1846]&gt;[.C18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IF([.A1847]&gt;[.A1846];&quot;increasing&quot;;&quot;decreasing&quot;)" office:value-type="string" office:string-value="increasing" calcext:value-type="string">
            <text:p>increasing</text:p>
          </table:table-cell>
          <table:table-cell table:formula="of:=SUM([.A1847:.A1849])" office:value-type="float" office:value="12279" calcext:value-type="float">
            <text:p>12279</text:p>
          </table:table-cell>
          <table:table-cell table:formula="of:=IF([.C1847]&gt;[.C18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IF([.A1848]&gt;[.A1847];&quot;increasing&quot;;&quot;decreasing&quot;)" office:value-type="string" office:string-value="increasing" calcext:value-type="string">
            <text:p>increasing</text:p>
          </table:table-cell>
          <table:table-cell table:formula="of:=SUM([.A1848:.A1850])" office:value-type="float" office:value="12281" calcext:value-type="float">
            <text:p>12281</text:p>
          </table:table-cell>
          <table:table-cell table:formula="of:=IF([.C1848]&gt;[.C18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IF([.A1849]&gt;[.A1848];&quot;increasing&quot;;&quot;decreasing&quot;)" office:value-type="string" office:string-value="decreasing" calcext:value-type="string">
            <text:p>decreasing</text:p>
          </table:table-cell>
          <table:table-cell table:formula="of:=SUM([.A1849:.A1851])" office:value-type="float" office:value="12253" calcext:value-type="float">
            <text:p>12253</text:p>
          </table:table-cell>
          <table:table-cell table:formula="of:=IF([.C1849]&gt;[.C184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IF([.A1850]&gt;[.A1849];&quot;increasing&quot;;&quot;decreasing&quot;)" office:value-type="string" office:string-value="decreasing" calcext:value-type="string">
            <text:p>decreasing</text:p>
          </table:table-cell>
          <table:table-cell table:formula="of:=SUM([.A1850:.A1852])" office:value-type="float" office:value="12214" calcext:value-type="float">
            <text:p>12214</text:p>
          </table:table-cell>
          <table:table-cell table:formula="of:=IF([.C1850]&gt;[.C184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IF([.A1851]&gt;[.A1850];&quot;increasing&quot;;&quot;decreasing&quot;)" office:value-type="string" office:string-value="decreasing" calcext:value-type="string">
            <text:p>decreasing</text:p>
          </table:table-cell>
          <table:table-cell table:formula="of:=SUM([.A1851:.A1853])" office:value-type="float" office:value="12179" calcext:value-type="float">
            <text:p>12179</text:p>
          </table:table-cell>
          <table:table-cell table:formula="of:=IF([.C1851]&gt;[.C185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852]&gt;[.A1851];&quot;increasing&quot;;&quot;decreasing&quot;)" office:value-type="string" office:string-value="decreasing" calcext:value-type="string">
            <text:p>decreasing</text:p>
          </table:table-cell>
          <table:table-cell table:formula="of:=SUM([.A1852:.A1854])" office:value-type="float" office:value="12164" calcext:value-type="float">
            <text:p>12164</text:p>
          </table:table-cell>
          <table:table-cell table:formula="of:=IF([.C1852]&gt;[.C185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853]&gt;[.A1852];&quot;increasing&quot;;&quot;decreasing&quot;)" office:value-type="string" office:string-value="increasing" calcext:value-type="string">
            <text:p>increasing</text:p>
          </table:table-cell>
          <table:table-cell table:formula="of:=SUM([.A1853:.A1855])" office:value-type="float" office:value="12146" calcext:value-type="float">
            <text:p>12146</text:p>
          </table:table-cell>
          <table:table-cell table:formula="of:=IF([.C1853]&gt;[.C185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IF([.A1854]&gt;[.A1853];&quot;increasing&quot;;&quot;decreasing&quot;)" office:value-type="string" office:string-value="decreasing" calcext:value-type="string">
            <text:p>decreasing</text:p>
          </table:table-cell>
          <table:table-cell table:formula="of:=SUM([.A1854:.A1856])" office:value-type="float" office:value="12124" calcext:value-type="float">
            <text:p>12124</text:p>
          </table:table-cell>
          <table:table-cell table:formula="of:=IF([.C1854]&gt;[.C185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855]&gt;[.A1854];&quot;increasing&quot;;&quot;decreasing&quot;)" office:value-type="string" office:string-value="decreasing" calcext:value-type="string">
            <text:p>decreasing</text:p>
          </table:table-cell>
          <table:table-cell table:formula="of:=SUM([.A1855:.A1857])" office:value-type="float" office:value="12106" calcext:value-type="float">
            <text:p>12106</text:p>
          </table:table-cell>
          <table:table-cell table:formula="of:=IF([.C1855]&gt;[.C185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IF([.A1856]&gt;[.A1855];&quot;increasing&quot;;&quot;decreasing&quot;)" office:value-type="string" office:string-value="decreasing" calcext:value-type="string">
            <text:p>decreasing</text:p>
          </table:table-cell>
          <table:table-cell table:formula="of:=SUM([.A1856:.A1858])" office:value-type="float" office:value="12139" calcext:value-type="float">
            <text:p>12139</text:p>
          </table:table-cell>
          <table:table-cell table:formula="of:=IF([.C1856]&gt;[.C18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IF([.A1857]&gt;[.A1856];&quot;increasing&quot;;&quot;decreasing&quot;)" office:value-type="string" office:string-value="increasing" calcext:value-type="string">
            <text:p>increasing</text:p>
          </table:table-cell>
          <table:table-cell table:formula="of:=SUM([.A1857:.A1859])" office:value-type="float" office:value="12176" calcext:value-type="float">
            <text:p>12176</text:p>
          </table:table-cell>
          <table:table-cell table:formula="of:=IF([.C1857]&gt;[.C18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IF([.A1858]&gt;[.A1857];&quot;increasing&quot;;&quot;decreasing&quot;)" office:value-type="string" office:string-value="increasing" calcext:value-type="string">
            <text:p>increasing</text:p>
          </table:table-cell>
          <table:table-cell table:formula="of:=SUM([.A1858:.A1860])" office:value-type="float" office:value="12193" calcext:value-type="float">
            <text:p>12193</text:p>
          </table:table-cell>
          <table:table-cell table:formula="of:=IF([.C1858]&gt;[.C18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IF([.A1859]&gt;[.A1858];&quot;increasing&quot;;&quot;decreasing&quot;)" office:value-type="string" office:string-value="increasing" calcext:value-type="string">
            <text:p>increasing</text:p>
          </table:table-cell>
          <table:table-cell table:formula="of:=SUM([.A1859:.A1861])" office:value-type="float" office:value="12170" calcext:value-type="float">
            <text:p>12170</text:p>
          </table:table-cell>
          <table:table-cell table:formula="of:=IF([.C1859]&gt;[.C185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IF([.A1860]&gt;[.A1859];&quot;increasing&quot;;&quot;decreasing&quot;)" office:value-type="string" office:string-value="decreasing" calcext:value-type="string">
            <text:p>decreasing</text:p>
          </table:table-cell>
          <table:table-cell table:formula="of:=SUM([.A1860:.A1862])" office:value-type="float" office:value="12141" calcext:value-type="float">
            <text:p>12141</text:p>
          </table:table-cell>
          <table:table-cell table:formula="of:=IF([.C1860]&gt;[.C185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IF([.A1861]&gt;[.A1860];&quot;increasing&quot;;&quot;decreasing&quot;)" office:value-type="string" office:string-value="decreasing" calcext:value-type="string">
            <text:p>decreasing</text:p>
          </table:table-cell>
          <table:table-cell table:formula="of:=SUM([.A1861:.A1863])" office:value-type="float" office:value="12149" calcext:value-type="float">
            <text:p>12149</text:p>
          </table:table-cell>
          <table:table-cell table:formula="of:=IF([.C1861]&gt;[.C18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IF([.A1862]&gt;[.A1861];&quot;increasing&quot;;&quot;decreasing&quot;)" office:value-type="string" office:string-value="decreasing" calcext:value-type="string">
            <text:p>decreasing</text:p>
          </table:table-cell>
          <table:table-cell table:formula="of:=SUM([.A1862:.A1864])" office:value-type="float" office:value="12149" calcext:value-type="float">
            <text:p>12149</text:p>
          </table:table-cell>
          <table:table-cell table:formula="of:=IF([.C1862]&gt;[.C186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IF([.A1863]&gt;[.A1862];&quot;increasing&quot;;&quot;decreasing&quot;)" office:value-type="string" office:string-value="increasing" calcext:value-type="string">
            <text:p>increasing</text:p>
          </table:table-cell>
          <table:table-cell table:formula="of:=SUM([.A1863:.A1865])" office:value-type="float" office:value="12170" calcext:value-type="float">
            <text:p>12170</text:p>
          </table:table-cell>
          <table:table-cell table:formula="of:=IF([.C1863]&gt;[.C18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IF([.A1864]&gt;[.A1863];&quot;increasing&quot;;&quot;decreasing&quot;)" office:value-type="string" office:string-value="decreasing" calcext:value-type="string">
            <text:p>decreasing</text:p>
          </table:table-cell>
          <table:table-cell table:formula="of:=SUM([.A1864:.A1866])" office:value-type="float" office:value="12175" calcext:value-type="float">
            <text:p>12175</text:p>
          </table:table-cell>
          <table:table-cell table:formula="of:=IF([.C1864]&gt;[.C18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IF([.A1865]&gt;[.A1864];&quot;increasing&quot;;&quot;decreasing&quot;)" office:value-type="string" office:string-value="increasing" calcext:value-type="string">
            <text:p>increasing</text:p>
          </table:table-cell>
          <table:table-cell table:formula="of:=SUM([.A1865:.A1867])" office:value-type="float" office:value="12194" calcext:value-type="float">
            <text:p>12194</text:p>
          </table:table-cell>
          <table:table-cell table:formula="of:=IF([.C1865]&gt;[.C18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table:formula="of:=IF([.A1866]&gt;[.A1865];&quot;increasing&quot;;&quot;decreasing&quot;)" office:value-type="string" office:string-value="increasing" calcext:value-type="string">
            <text:p>increasing</text:p>
          </table:table-cell>
          <table:table-cell table:formula="of:=SUM([.A1866:.A1868])" office:value-type="float" office:value="12200" calcext:value-type="float">
            <text:p>12200</text:p>
          </table:table-cell>
          <table:table-cell table:formula="of:=IF([.C1866]&gt;[.C18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IF([.A1867]&gt;[.A1866];&quot;increasing&quot;;&quot;decreasing&quot;)" office:value-type="string" office:string-value="increasing" calcext:value-type="string">
            <text:p>increasing</text:p>
          </table:table-cell>
          <table:table-cell table:formula="of:=SUM([.A1867:.A1869])" office:value-type="float" office:value="12210" calcext:value-type="float">
            <text:p>12210</text:p>
          </table:table-cell>
          <table:table-cell table:formula="of:=IF([.C1867]&gt;[.C18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868]&gt;[.A1867];&quot;increasing&quot;;&quot;decreasing&quot;)" office:value-type="string" office:string-value="increasing" calcext:value-type="string">
            <text:p>increasing</text:p>
          </table:table-cell>
          <table:table-cell table:formula="of:=SUM([.A1868:.A1870])" office:value-type="float" office:value="12233" calcext:value-type="float">
            <text:p>12233</text:p>
          </table:table-cell>
          <table:table-cell table:formula="of:=IF([.C1868]&gt;[.C18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IF([.A1869]&gt;[.A1868];&quot;increasing&quot;;&quot;decreasing&quot;)" office:value-type="string" office:string-value="increasing" calcext:value-type="string">
            <text:p>increasing</text:p>
          </table:table-cell>
          <table:table-cell table:formula="of:=SUM([.A1869:.A1871])" office:value-type="float" office:value="12250" calcext:value-type="float">
            <text:p>12250</text:p>
          </table:table-cell>
          <table:table-cell table:formula="of:=IF([.C1869]&gt;[.C18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IF([.A1870]&gt;[.A1869];&quot;increasing&quot;;&quot;decreasing&quot;)" office:value-type="string" office:string-value="increasing" calcext:value-type="string">
            <text:p>increasing</text:p>
          </table:table-cell>
          <table:table-cell table:formula="of:=SUM([.A1870:.A1872])" office:value-type="float" office:value="12266" calcext:value-type="float">
            <text:p>12266</text:p>
          </table:table-cell>
          <table:table-cell table:formula="of:=IF([.C1870]&gt;[.C18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IF([.A1871]&gt;[.A1870];&quot;increasing&quot;;&quot;decreasing&quot;)" office:value-type="string" office:string-value="decreasing" calcext:value-type="string">
            <text:p>decreasing</text:p>
          </table:table-cell>
          <table:table-cell table:formula="of:=SUM([.A1871:.A1873])" office:value-type="float" office:value="12270" calcext:value-type="float">
            <text:p>12270</text:p>
          </table:table-cell>
          <table:table-cell table:formula="of:=IF([.C1871]&gt;[.C187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IF([.A1872]&gt;[.A1871];&quot;increasing&quot;;&quot;decreasing&quot;)" office:value-type="string" office:string-value="increasing" calcext:value-type="string">
            <text:p>increasing</text:p>
          </table:table-cell>
          <table:table-cell table:formula="of:=SUM([.A1872:.A1874])" office:value-type="float" office:value="12280" calcext:value-type="float">
            <text:p>12280</text:p>
          </table:table-cell>
          <table:table-cell table:formula="of:=IF([.C1872]&gt;[.C18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IF([.A1873]&gt;[.A1872];&quot;increasing&quot;;&quot;decreasing&quot;)" office:value-type="string" office:string-value="increasing" calcext:value-type="string">
            <text:p>increasing</text:p>
          </table:table-cell>
          <table:table-cell table:formula="of:=SUM([.A1873:.A1875])" office:value-type="float" office:value="12293" calcext:value-type="float">
            <text:p>12293</text:p>
          </table:table-cell>
          <table:table-cell table:formula="of:=IF([.C1873]&gt;[.C187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IF([.A1874]&gt;[.A1873];&quot;increasing&quot;;&quot;decreasing&quot;)" office:value-type="string" office:string-value="increasing" calcext:value-type="string">
            <text:p>increasing</text:p>
          </table:table-cell>
          <table:table-cell table:formula="of:=SUM([.A1874:.A1876])" office:value-type="float" office:value="12307" calcext:value-type="float">
            <text:p>12307</text:p>
          </table:table-cell>
          <table:table-cell table:formula="of:=IF([.C1874]&gt;[.C18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table:formula="of:=IF([.A1875]&gt;[.A1874];&quot;increasing&quot;;&quot;decreasing&quot;)" office:value-type="string" office:string-value="increasing" calcext:value-type="string">
            <text:p>increasing</text:p>
          </table:table-cell>
          <table:table-cell table:formula="of:=SUM([.A1875:.A1877])" office:value-type="float" office:value="12316" calcext:value-type="float">
            <text:p>12316</text:p>
          </table:table-cell>
          <table:table-cell table:formula="of:=IF([.C1875]&gt;[.C18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IF([.A1876]&gt;[.A1875];&quot;increasing&quot;;&quot;decreasing&quot;)" office:value-type="string" office:string-value="increasing" calcext:value-type="string">
            <text:p>increasing</text:p>
          </table:table-cell>
          <table:table-cell table:formula="of:=SUM([.A1876:.A1878])" office:value-type="float" office:value="12335" calcext:value-type="float">
            <text:p>12335</text:p>
          </table:table-cell>
          <table:table-cell table:formula="of:=IF([.C1876]&gt;[.C18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table:formula="of:=IF([.A1877]&gt;[.A1876];&quot;increasing&quot;;&quot;decreasing&quot;)" office:value-type="string" office:string-value="decreasing" calcext:value-type="string">
            <text:p>decreasing</text:p>
          </table:table-cell>
          <table:table-cell table:formula="of:=SUM([.A1877:.A1879])" office:value-type="float" office:value="12361" calcext:value-type="float">
            <text:p>12361</text:p>
          </table:table-cell>
          <table:table-cell table:formula="of:=IF([.C1877]&gt;[.C18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IF([.A1878]&gt;[.A1877];&quot;increasing&quot;;&quot;decreasing&quot;)" office:value-type="string" office:string-value="increasing" calcext:value-type="string">
            <text:p>increasing</text:p>
          </table:table-cell>
          <table:table-cell table:formula="of:=SUM([.A1878:.A1880])" office:value-type="float" office:value="12391" calcext:value-type="float">
            <text:p>12391</text:p>
          </table:table-cell>
          <table:table-cell table:formula="of:=IF([.C1878]&gt;[.C18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table:formula="of:=IF([.A1879]&gt;[.A1878];&quot;increasing&quot;;&quot;decreasing&quot;)" office:value-type="string" office:string-value="increasing" calcext:value-type="string">
            <text:p>increasing</text:p>
          </table:table-cell>
          <table:table-cell table:formula="of:=SUM([.A1879:.A1881])" office:value-type="float" office:value="12412" calcext:value-type="float">
            <text:p>12412</text:p>
          </table:table-cell>
          <table:table-cell table:formula="of:=IF([.C1879]&gt;[.C18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IF([.A1880]&gt;[.A1879];&quot;increasing&quot;;&quot;decreasing&quot;)" office:value-type="string" office:string-value="increasing" calcext:value-type="string">
            <text:p>increasing</text:p>
          </table:table-cell>
          <table:table-cell table:formula="of:=SUM([.A1880:.A1882])" office:value-type="float" office:value="12437" calcext:value-type="float">
            <text:p>12437</text:p>
          </table:table-cell>
          <table:table-cell table:formula="of:=IF([.C1880]&gt;[.C18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table:formula="of:=IF([.A1881]&gt;[.A1880];&quot;increasing&quot;;&quot;decreasing&quot;)" office:value-type="string" office:string-value="increasing" calcext:value-type="string">
            <text:p>increasing</text:p>
          </table:table-cell>
          <table:table-cell table:formula="of:=SUM([.A1881:.A1883])" office:value-type="float" office:value="12484" calcext:value-type="float">
            <text:p>12484</text:p>
          </table:table-cell>
          <table:table-cell table:formula="of:=IF([.C1881]&gt;[.C18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[.A1882]&gt;[.A1881];&quot;increasing&quot;;&quot;decreasing&quot;)" office:value-type="string" office:string-value="increasing" calcext:value-type="string">
            <text:p>increasing</text:p>
          </table:table-cell>
          <table:table-cell table:formula="of:=SUM([.A1882:.A1884])" office:value-type="float" office:value="12513" calcext:value-type="float">
            <text:p>12513</text:p>
          </table:table-cell>
          <table:table-cell table:formula="of:=IF([.C1882]&gt;[.C18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883]&gt;[.A1882];&quot;increasing&quot;;&quot;decreasing&quot;)" office:value-type="string" office:string-value="increasing" calcext:value-type="string">
            <text:p>increasing</text:p>
          </table:table-cell>
          <table:table-cell table:formula="of:=SUM([.A1883:.A1885])" office:value-type="float" office:value="12527" calcext:value-type="float">
            <text:p>12527</text:p>
          </table:table-cell>
          <table:table-cell table:formula="of:=IF([.C1883]&gt;[.C18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table:formula="of:=IF([.A1884]&gt;[.A1883];&quot;increasing&quot;;&quot;decreasing&quot;)" office:value-type="string" office:string-value="decreasing" calcext:value-type="string">
            <text:p>decreasing</text:p>
          </table:table-cell>
          <table:table-cell table:formula="of:=SUM([.A1884:.A1886])" office:value-type="float" office:value="12521" calcext:value-type="float">
            <text:p>12521</text:p>
          </table:table-cell>
          <table:table-cell table:formula="of:=IF([.C1884]&gt;[.C18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IF([.A1885]&gt;[.A1884];&quot;increasing&quot;;&quot;decreasing&quot;)" office:value-type="string" office:string-value="decreasing" calcext:value-type="string">
            <text:p>decreasing</text:p>
          </table:table-cell>
          <table:table-cell table:formula="of:=SUM([.A1885:.A1887])" office:value-type="float" office:value="12523" calcext:value-type="float">
            <text:p>12523</text:p>
          </table:table-cell>
          <table:table-cell table:formula="of:=IF([.C1885]&gt;[.C188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IF([.A1886]&gt;[.A1885];&quot;increasing&quot;;&quot;decreasing&quot;)" office:value-type="string" office:string-value="increasing" calcext:value-type="string">
            <text:p>increasing</text:p>
          </table:table-cell>
          <table:table-cell table:formula="of:=SUM([.A1886:.A1888])" office:value-type="float" office:value="12527" calcext:value-type="float">
            <text:p>12527</text:p>
          </table:table-cell>
          <table:table-cell table:formula="of:=IF([.C1886]&gt;[.C188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IF([.A1887]&gt;[.A1886];&quot;increasing&quot;;&quot;decreasing&quot;)" office:value-type="string" office:string-value="decreasing" calcext:value-type="string">
            <text:p>decreasing</text:p>
          </table:table-cell>
          <table:table-cell table:formula="of:=SUM([.A1887:.A1889])" office:value-type="float" office:value="12525" calcext:value-type="float">
            <text:p>12525</text:p>
          </table:table-cell>
          <table:table-cell table:formula="of:=IF([.C1887]&gt;[.C188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IF([.A1888]&gt;[.A1887];&quot;increasing&quot;;&quot;decreasing&quot;)" office:value-type="string" office:string-value="increasing" calcext:value-type="string">
            <text:p>increasing</text:p>
          </table:table-cell>
          <table:table-cell table:formula="of:=SUM([.A1888:.A1890])" office:value-type="float" office:value="12525" calcext:value-type="float">
            <text:p>12525</text:p>
          </table:table-cell>
          <table:table-cell table:formula="of:=IF([.C1888]&gt;[.C18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table:formula="of:=IF([.A1889]&gt;[.A1888];&quot;increasing&quot;;&quot;decreasing&quot;)" office:value-type="string" office:string-value="decreasing" calcext:value-type="string">
            <text:p>decreasing</text:p>
          </table:table-cell>
          <table:table-cell table:formula="of:=SUM([.A1889:.A1891])" office:value-type="float" office:value="12532" calcext:value-type="float">
            <text:p>12532</text:p>
          </table:table-cell>
          <table:table-cell table:formula="of:=IF([.C1889]&gt;[.C18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IF([.A1890]&gt;[.A1889];&quot;increasing&quot;;&quot;decreasing&quot;)" office:value-type="string" office:string-value="increasing" calcext:value-type="string">
            <text:p>increasing</text:p>
          </table:table-cell>
          <table:table-cell table:formula="of:=SUM([.A1890:.A1892])" office:value-type="float" office:value="12542" calcext:value-type="float">
            <text:p>12542</text:p>
          </table:table-cell>
          <table:table-cell table:formula="of:=IF([.C1890]&gt;[.C18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IF([.A1891]&gt;[.A1890];&quot;increasing&quot;;&quot;decreasing&quot;)" office:value-type="string" office:string-value="increasing" calcext:value-type="string">
            <text:p>increasing</text:p>
          </table:table-cell>
          <table:table-cell table:formula="of:=SUM([.A1891:.A1893])" office:value-type="float" office:value="12550" calcext:value-type="float">
            <text:p>12550</text:p>
          </table:table-cell>
          <table:table-cell table:formula="of:=IF([.C1891]&gt;[.C18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IF([.A1892]&gt;[.A1891];&quot;increasing&quot;;&quot;decreasing&quot;)" office:value-type="string" office:string-value="increasing" calcext:value-type="string">
            <text:p>increasing</text:p>
          </table:table-cell>
          <table:table-cell table:formula="of:=SUM([.A1892:.A1894])" office:value-type="float" office:value="12549" calcext:value-type="float">
            <text:p>12549</text:p>
          </table:table-cell>
          <table:table-cell table:formula="of:=IF([.C1892]&gt;[.C189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IF([.A1893]&gt;[.A1892];&quot;increasing&quot;;&quot;decreasing&quot;)" office:value-type="string" office:string-value="decreasing" calcext:value-type="string">
            <text:p>decreasing</text:p>
          </table:table-cell>
          <table:table-cell table:formula="of:=SUM([.A1893:.A1895])" office:value-type="float" office:value="12542" calcext:value-type="float">
            <text:p>12542</text:p>
          </table:table-cell>
          <table:table-cell table:formula="of:=IF([.C1893]&gt;[.C189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894]&gt;[.A1893];&quot;increasing&quot;;&quot;decreasing&quot;)" office:value-type="string" office:string-value="decreasing" calcext:value-type="string">
            <text:p>decreasing</text:p>
          </table:table-cell>
          <table:table-cell table:formula="of:=SUM([.A1894:.A1896])" office:value-type="float" office:value="12542" calcext:value-type="float">
            <text:p>12542</text:p>
          </table:table-cell>
          <table:table-cell table:formula="of:=IF([.C1894]&gt;[.C189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table:formula="of:=IF([.A1895]&gt;[.A1894];&quot;increasing&quot;;&quot;decreasing&quot;)" office:value-type="string" office:string-value="decreasing" calcext:value-type="string">
            <text:p>decreasing</text:p>
          </table:table-cell>
          <table:table-cell table:formula="of:=SUM([.A1895:.A1897])" office:value-type="float" office:value="12542" calcext:value-type="float">
            <text:p>12542</text:p>
          </table:table-cell>
          <table:table-cell table:formula="of:=IF([.C1895]&gt;[.C189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IF([.A1896]&gt;[.A1895];&quot;increasing&quot;;&quot;decreasing&quot;)" office:value-type="string" office:string-value="increasing" calcext:value-type="string">
            <text:p>increasing</text:p>
          </table:table-cell>
          <table:table-cell table:formula="of:=SUM([.A1896:.A1898])" office:value-type="float" office:value="12549" calcext:value-type="float">
            <text:p>12549</text:p>
          </table:table-cell>
          <table:table-cell table:formula="of:=IF([.C1896]&gt;[.C18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897]&gt;[.A1896];&quot;increasing&quot;;&quot;decreasing&quot;)" office:value-type="string" office:string-value="decreasing" calcext:value-type="string">
            <text:p>decreasing</text:p>
          </table:table-cell>
          <table:table-cell table:formula="of:=SUM([.A1897:.A1899])" office:value-type="float" office:value="12547" calcext:value-type="float">
            <text:p>12547</text:p>
          </table:table-cell>
          <table:table-cell table:formula="of:=IF([.C1897]&gt;[.C189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IF([.A1898]&gt;[.A1897];&quot;increasing&quot;;&quot;decreasing&quot;)" office:value-type="string" office:string-value="increasing" calcext:value-type="string">
            <text:p>increasing</text:p>
          </table:table-cell>
          <table:table-cell table:formula="of:=SUM([.A1898:.A1900])" office:value-type="float" office:value="12547" calcext:value-type="float">
            <text:p>12547</text:p>
          </table:table-cell>
          <table:table-cell table:formula="of:=IF([.C1898]&gt;[.C189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IF([.A1899]&gt;[.A1898];&quot;increasing&quot;;&quot;decreasing&quot;)" office:value-type="string" office:string-value="decreasing" calcext:value-type="string">
            <text:p>decreasing</text:p>
          </table:table-cell>
          <table:table-cell table:formula="of:=SUM([.A1899:.A1901])" office:value-type="float" office:value="12554" calcext:value-type="float">
            <text:p>12554</text:p>
          </table:table-cell>
          <table:table-cell table:formula="of:=IF([.C1899]&gt;[.C189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900]&gt;[.A1899];&quot;increasing&quot;;&quot;decreasing&quot;)" office:value-type="string" office:string-value="increasing" calcext:value-type="string">
            <text:p>increasing</text:p>
          </table:table-cell>
          <table:table-cell table:formula="of:=SUM([.A1900:.A1902])" office:value-type="float" office:value="12595" calcext:value-type="float">
            <text:p>12595</text:p>
          </table:table-cell>
          <table:table-cell table:formula="of:=IF([.C1900]&gt;[.C189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IF([.A1901]&gt;[.A1900];&quot;increasing&quot;;&quot;decreasing&quot;)" office:value-type="string" office:string-value="increasing" calcext:value-type="string">
            <text:p>increasing</text:p>
          </table:table-cell>
          <table:table-cell table:formula="of:=SUM([.A1901:.A1903])" office:value-type="float" office:value="12667" calcext:value-type="float">
            <text:p>12667</text:p>
          </table:table-cell>
          <table:table-cell table:formula="of:=IF([.C1901]&gt;[.C190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table:formula="of:=IF([.A1902]&gt;[.A1901];&quot;increasing&quot;;&quot;decreasing&quot;)" office:value-type="string" office:string-value="increasing" calcext:value-type="string">
            <text:p>increasing</text:p>
          </table:table-cell>
          <table:table-cell table:formula="of:=SUM([.A1902:.A1904])" office:value-type="float" office:value="12729" calcext:value-type="float">
            <text:p>12729</text:p>
          </table:table-cell>
          <table:table-cell table:formula="of:=IF([.C1902]&gt;[.C190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table:formula="of:=IF([.A1903]&gt;[.A1902];&quot;increasing&quot;;&quot;decreasing&quot;)" office:value-type="string" office:string-value="increasing" calcext:value-type="string">
            <text:p>increasing</text:p>
          </table:table-cell>
          <table:table-cell table:formula="of:=SUM([.A1903:.A1905])" office:value-type="float" office:value="12761" calcext:value-type="float">
            <text:p>12761</text:p>
          </table:table-cell>
          <table:table-cell table:formula="of:=IF([.C1903]&gt;[.C190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[.A1904]&gt;[.A1903];&quot;increasing&quot;;&quot;decreasing&quot;)" office:value-type="string" office:string-value="decreasing" calcext:value-type="string">
            <text:p>decreasing</text:p>
          </table:table-cell>
          <table:table-cell table:formula="of:=SUM([.A1904:.A1906])" office:value-type="float" office:value="12764" calcext:value-type="float">
            <text:p>12764</text:p>
          </table:table-cell>
          <table:table-cell table:formula="of:=IF([.C1904]&gt;[.C190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table:formula="of:=IF([.A1905]&gt;[.A1904];&quot;increasing&quot;;&quot;decreasing&quot;)" office:value-type="string" office:string-value="increasing" calcext:value-type="string">
            <text:p>increasing</text:p>
          </table:table-cell>
          <table:table-cell table:formula="of:=SUM([.A1905:.A1907])" office:value-type="float" office:value="12782" calcext:value-type="float">
            <text:p>12782</text:p>
          </table:table-cell>
          <table:table-cell table:formula="of:=IF([.C1905]&gt;[.C190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906]&gt;[.A1905];&quot;increasing&quot;;&quot;decreasing&quot;)" office:value-type="string" office:string-value="increasing" calcext:value-type="string">
            <text:p>increasing</text:p>
          </table:table-cell>
          <table:table-cell table:formula="of:=SUM([.A1906:.A1908])" office:value-type="float" office:value="12790" calcext:value-type="float">
            <text:p>12790</text:p>
          </table:table-cell>
          <table:table-cell table:formula="of:=IF([.C1906]&gt;[.C190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[.A1907]&gt;[.A1906];&quot;increasing&quot;;&quot;decreasing&quot;)" office:value-type="string" office:string-value="increasing" calcext:value-type="string">
            <text:p>increasing</text:p>
          </table:table-cell>
          <table:table-cell table:formula="of:=SUM([.A1907:.A1909])" office:value-type="float" office:value="12798" calcext:value-type="float">
            <text:p>12798</text:p>
          </table:table-cell>
          <table:table-cell table:formula="of:=IF([.C1907]&gt;[.C190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IF([.A1908]&gt;[.A1907];&quot;increasing&quot;;&quot;decreasing&quot;)" office:value-type="string" office:string-value="decreasing" calcext:value-type="string">
            <text:p>decreasing</text:p>
          </table:table-cell>
          <table:table-cell table:formula="of:=SUM([.A1908:.A1910])" office:value-type="float" office:value="12794" calcext:value-type="float">
            <text:p>12794</text:p>
          </table:table-cell>
          <table:table-cell table:formula="of:=IF([.C1908]&gt;[.C190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table:formula="of:=IF([.A1909]&gt;[.A1908];&quot;increasing&quot;;&quot;decreasing&quot;)" office:value-type="string" office:string-value="increasing" calcext:value-type="string">
            <text:p>increasing</text:p>
          </table:table-cell>
          <table:table-cell table:formula="of:=SUM([.A1909:.A1911])" office:value-type="float" office:value="12803" calcext:value-type="float">
            <text:p>12803</text:p>
          </table:table-cell>
          <table:table-cell table:formula="of:=IF([.C1909]&gt;[.C190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[.A1910]&gt;[.A1909];&quot;increasing&quot;;&quot;decreasing&quot;)" office:value-type="string" office:string-value="increasing" calcext:value-type="string">
            <text:p>increasing</text:p>
          </table:table-cell>
          <table:table-cell table:formula="of:=SUM([.A1910:.A1912])" office:value-type="float" office:value="12806" calcext:value-type="float">
            <text:p>12806</text:p>
          </table:table-cell>
          <table:table-cell table:formula="of:=IF([.C1910]&gt;[.C190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[.A1911]&gt;[.A1910];&quot;increasing&quot;;&quot;decreasing&quot;)" office:value-type="string" office:string-value="increasing" calcext:value-type="string">
            <text:p>increasing</text:p>
          </table:table-cell>
          <table:table-cell table:formula="of:=SUM([.A1911:.A1913])" office:value-type="float" office:value="12817" calcext:value-type="float">
            <text:p>12817</text:p>
          </table:table-cell>
          <table:table-cell table:formula="of:=IF([.C1911]&gt;[.C191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IF([.A1912]&gt;[.A1911];&quot;increasing&quot;;&quot;decreasing&quot;)" office:value-type="string" office:string-value="decreasing" calcext:value-type="string">
            <text:p>decreasing</text:p>
          </table:table-cell>
          <table:table-cell table:formula="of:=SUM([.A1912:.A1914])" office:value-type="float" office:value="12836" calcext:value-type="float">
            <text:p>12836</text:p>
          </table:table-cell>
          <table:table-cell table:formula="of:=IF([.C1912]&gt;[.C191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table:formula="of:=IF([.A1913]&gt;[.A1912];&quot;increasing&quot;;&quot;decreasing&quot;)" office:value-type="string" office:string-value="increasing" calcext:value-type="string">
            <text:p>increasing</text:p>
          </table:table-cell>
          <table:table-cell table:formula="of:=SUM([.A1913:.A1915])" office:value-type="float" office:value="12862" calcext:value-type="float">
            <text:p>12862</text:p>
          </table:table-cell>
          <table:table-cell table:formula="of:=IF([.C1913]&gt;[.C191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[.A1914]&gt;[.A1913];&quot;increasing&quot;;&quot;decreasing&quot;)" office:value-type="string" office:string-value="increasing" calcext:value-type="string">
            <text:p>increasing</text:p>
          </table:table-cell>
          <table:table-cell table:formula="of:=SUM([.A1914:.A1916])" office:value-type="float" office:value="12870" calcext:value-type="float">
            <text:p>12870</text:p>
          </table:table-cell>
          <table:table-cell table:formula="of:=IF([.C1914]&gt;[.C191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IF([.A1915]&gt;[.A1914];&quot;increasing&quot;;&quot;decreasing&quot;)" office:value-type="string" office:string-value="increasing" calcext:value-type="string">
            <text:p>increasing</text:p>
          </table:table-cell>
          <table:table-cell table:formula="of:=SUM([.A1915:.A1917])" office:value-type="float" office:value="12868" calcext:value-type="float">
            <text:p>12868</text:p>
          </table:table-cell>
          <table:table-cell table:formula="of:=IF([.C1915]&gt;[.C191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table:formula="of:=IF([.A1916]&gt;[.A1915];&quot;increasing&quot;;&quot;decreasing&quot;)" office:value-type="string" office:string-value="decreasing" calcext:value-type="string">
            <text:p>decreasing</text:p>
          </table:table-cell>
          <table:table-cell table:formula="of:=SUM([.A1916:.A1918])" office:value-type="float" office:value="12866" calcext:value-type="float">
            <text:p>12866</text:p>
          </table:table-cell>
          <table:table-cell table:formula="of:=IF([.C1916]&gt;[.C191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table:formula="of:=IF([.A1917]&gt;[.A1916];&quot;increasing&quot;;&quot;decreasing&quot;)" office:value-type="string" office:string-value="increasing" calcext:value-type="string">
            <text:p>increasing</text:p>
          </table:table-cell>
          <table:table-cell table:formula="of:=SUM([.A1917:.A1919])" office:value-type="float" office:value="12866" calcext:value-type="float">
            <text:p>12866</text:p>
          </table:table-cell>
          <table:table-cell table:formula="of:=IF([.C1917]&gt;[.C191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table:formula="of:=IF([.A1918]&gt;[.A1917];&quot;increasing&quot;;&quot;decreasing&quot;)" office:value-type="string" office:string-value="increasing" calcext:value-type="string">
            <text:p>increasing</text:p>
          </table:table-cell>
          <table:table-cell table:formula="of:=SUM([.A1918:.A1920])" office:value-type="float" office:value="12899" calcext:value-type="float">
            <text:p>12899</text:p>
          </table:table-cell>
          <table:table-cell table:formula="of:=IF([.C1918]&gt;[.C191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table:formula="of:=IF([.A1919]&gt;[.A1918];&quot;increasing&quot;;&quot;decreasing&quot;)" office:value-type="string" office:string-value="decreasing" calcext:value-type="string">
            <text:p>decreasing</text:p>
          </table:table-cell>
          <table:table-cell table:formula="of:=SUM([.A1919:.A1921])" office:value-type="float" office:value="12927" calcext:value-type="float">
            <text:p>12927</text:p>
          </table:table-cell>
          <table:table-cell table:formula="of:=IF([.C1919]&gt;[.C191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table:formula="of:=IF([.A1920]&gt;[.A1919];&quot;increasing&quot;;&quot;decreasing&quot;)" office:value-type="string" office:string-value="increasing" calcext:value-type="string">
            <text:p>increasing</text:p>
          </table:table-cell>
          <table:table-cell table:formula="of:=SUM([.A1920:.A1922])" office:value-type="float" office:value="12962" calcext:value-type="float">
            <text:p>12962</text:p>
          </table:table-cell>
          <table:table-cell table:formula="of:=IF([.C1920]&gt;[.C191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IF([.A1921]&gt;[.A1920];&quot;increasing&quot;;&quot;decreasing&quot;)" office:value-type="string" office:string-value="decreasing" calcext:value-type="string">
            <text:p>decreasing</text:p>
          </table:table-cell>
          <table:table-cell table:formula="of:=SUM([.A1921:.A1923])" office:value-type="float" office:value="12959" calcext:value-type="float">
            <text:p>12959</text:p>
          </table:table-cell>
          <table:table-cell table:formula="of:=IF([.C1921]&gt;[.C192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table:formula="of:=IF([.A1922]&gt;[.A1921];&quot;increasing&quot;;&quot;decreasing&quot;)" office:value-type="string" office:string-value="increasing" calcext:value-type="string">
            <text:p>increasing</text:p>
          </table:table-cell>
          <table:table-cell table:formula="of:=SUM([.A1922:.A1924])" office:value-type="float" office:value="12960" calcext:value-type="float">
            <text:p>12960</text:p>
          </table:table-cell>
          <table:table-cell table:formula="of:=IF([.C1922]&gt;[.C192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table:formula="of:=IF([.A1923]&gt;[.A1922];&quot;increasing&quot;;&quot;decreasing&quot;)" office:value-type="string" office:string-value="decreasing" calcext:value-type="string">
            <text:p>decreasing</text:p>
          </table:table-cell>
          <table:table-cell table:formula="of:=SUM([.A1923:.A1925])" office:value-type="float" office:value="12959" calcext:value-type="float">
            <text:p>12959</text:p>
          </table:table-cell>
          <table:table-cell table:formula="of:=IF([.C1923]&gt;[.C192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table:formula="of:=IF([.A1924]&gt;[.A1923];&quot;increasing&quot;;&quot;decreasing&quot;)" office:value-type="string" office:string-value="increasing" calcext:value-type="string">
            <text:p>increasing</text:p>
          </table:table-cell>
          <table:table-cell table:formula="of:=SUM([.A1924:.A1926])" office:value-type="float" office:value="12955" calcext:value-type="float">
            <text:p>12955</text:p>
          </table:table-cell>
          <table:table-cell table:formula="of:=IF([.C1924]&gt;[.C192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IF([.A1925]&gt;[.A1924];&quot;increasing&quot;;&quot;decreasing&quot;)" office:value-type="string" office:string-value="decreasing" calcext:value-type="string">
            <text:p>decreasing</text:p>
          </table:table-cell>
          <table:table-cell table:formula="of:=SUM([.A1925:.A1927])" office:value-type="float" office:value="12946" calcext:value-type="float">
            <text:p>12946</text:p>
          </table:table-cell>
          <table:table-cell table:formula="of:=IF([.C1925]&gt;[.C192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table:formula="of:=IF([.A1926]&gt;[.A1925];&quot;increasing&quot;;&quot;decreasing&quot;)" office:value-type="string" office:string-value="decreasing" calcext:value-type="string">
            <text:p>decreasing</text:p>
          </table:table-cell>
          <table:table-cell table:formula="of:=SUM([.A1926:.A1928])" office:value-type="float" office:value="12929" calcext:value-type="float">
            <text:p>12929</text:p>
          </table:table-cell>
          <table:table-cell table:formula="of:=IF([.C1926]&gt;[.C192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table:formula="of:=IF([.A1927]&gt;[.A1926];&quot;increasing&quot;;&quot;decreasing&quot;)" office:value-type="string" office:string-value="decreasing" calcext:value-type="string">
            <text:p>decreasing</text:p>
          </table:table-cell>
          <table:table-cell table:formula="of:=SUM([.A1927:.A1929])" office:value-type="float" office:value="12912" calcext:value-type="float">
            <text:p>12912</text:p>
          </table:table-cell>
          <table:table-cell table:formula="of:=IF([.C1927]&gt;[.C192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table:formula="of:=IF([.A1928]&gt;[.A1927];&quot;increasing&quot;;&quot;decreasing&quot;)" office:value-type="string" office:string-value="decreasing" calcext:value-type="string">
            <text:p>decreasing</text:p>
          </table:table-cell>
          <table:table-cell table:formula="of:=SUM([.A1928:.A1930])" office:value-type="float" office:value="12896" calcext:value-type="float">
            <text:p>12896</text:p>
          </table:table-cell>
          <table:table-cell table:formula="of:=IF([.C1928]&gt;[.C192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table:formula="of:=IF([.A1929]&gt;[.A1928];&quot;increasing&quot;;&quot;decreasing&quot;)" office:value-type="string" office:string-value="decreasing" calcext:value-type="string">
            <text:p>decreasing</text:p>
          </table:table-cell>
          <table:table-cell table:formula="of:=SUM([.A1929:.A1931])" office:value-type="float" office:value="12862" calcext:value-type="float">
            <text:p>12862</text:p>
          </table:table-cell>
          <table:table-cell table:formula="of:=IF([.C1929]&gt;[.C1928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table:formula="of:=IF([.A1930]&gt;[.A1929];&quot;increasing&quot;;&quot;decreasing&quot;)" office:value-type="string" office:string-value="decreasing" calcext:value-type="string">
            <text:p>decreasing</text:p>
          </table:table-cell>
          <table:table-cell table:formula="of:=SUM([.A1930:.A1932])" office:value-type="float" office:value="12835" calcext:value-type="float">
            <text:p>12835</text:p>
          </table:table-cell>
          <table:table-cell table:formula="of:=IF([.C1930]&gt;[.C192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IF([.A1931]&gt;[.A1930];&quot;increasing&quot;;&quot;decreasing&quot;)" office:value-type="string" office:string-value="decreasing" calcext:value-type="string">
            <text:p>decreasing</text:p>
          </table:table-cell>
          <table:table-cell table:formula="of:=SUM([.A1931:.A1933])" office:value-type="float" office:value="12793" calcext:value-type="float">
            <text:p>12793</text:p>
          </table:table-cell>
          <table:table-cell table:formula="of:=IF([.C1931]&gt;[.C193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table:formula="of:=IF([.A1932]&gt;[.A1931];&quot;increasing&quot;;&quot;decreasing&quot;)" office:value-type="string" office:string-value="increasing" calcext:value-type="string">
            <text:p>increasing</text:p>
          </table:table-cell>
          <table:table-cell table:formula="of:=SUM([.A1932:.A1934])" office:value-type="float" office:value="12779" calcext:value-type="float">
            <text:p>12779</text:p>
          </table:table-cell>
          <table:table-cell table:formula="of:=IF([.C1932]&gt;[.C1931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table:formula="of:=IF([.A1933]&gt;[.A1932];&quot;increasing&quot;;&quot;decreasing&quot;)" office:value-type="string" office:string-value="decreasing" calcext:value-type="string">
            <text:p>decreasing</text:p>
          </table:table-cell>
          <table:table-cell table:formula="of:=SUM([.A1933:.A1935])" office:value-type="float" office:value="12763" calcext:value-type="float">
            <text:p>12763</text:p>
          </table:table-cell>
          <table:table-cell table:formula="of:=IF([.C1933]&gt;[.C193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IF([.A1934]&gt;[.A1933];&quot;increasing&quot;;&quot;decreasing&quot;)" office:value-type="string" office:string-value="increasing" calcext:value-type="string">
            <text:p>increasing</text:p>
          </table:table-cell>
          <table:table-cell table:formula="of:=SUM([.A1934:.A1936])" office:value-type="float" office:value="12748" calcext:value-type="float">
            <text:p>12748</text:p>
          </table:table-cell>
          <table:table-cell table:formula="of:=IF([.C1934]&gt;[.C193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table:formula="of:=IF([.A1935]&gt;[.A1934];&quot;increasing&quot;;&quot;decreasing&quot;)" office:value-type="string" office:string-value="decreasing" calcext:value-type="string">
            <text:p>decreasing</text:p>
          </table:table-cell>
          <table:table-cell table:formula="of:=SUM([.A1935:.A1937])" office:value-type="float" office:value="12744" calcext:value-type="float">
            <text:p>12744</text:p>
          </table:table-cell>
          <table:table-cell table:formula="of:=IF([.C1935]&gt;[.C193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IF([.A1936]&gt;[.A1935];&quot;increasing&quot;;&quot;decreasing&quot;)" office:value-type="string" office:string-value="decreasing" calcext:value-type="string">
            <text:p>decreasing</text:p>
          </table:table-cell>
          <table:table-cell table:formula="of:=SUM([.A1936:.A1938])" office:value-type="float" office:value="12749" calcext:value-type="float">
            <text:p>12749</text:p>
          </table:table-cell>
          <table:table-cell table:formula="of:=IF([.C1936]&gt;[.C193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formula="of:=IF([.A1937]&gt;[.A1936];&quot;increasing&quot;;&quot;decreasing&quot;)" office:value-type="string" office:string-value="increasing" calcext:value-type="string">
            <text:p>increasing</text:p>
          </table:table-cell>
          <table:table-cell table:formula="of:=SUM([.A1937:.A1939])" office:value-type="float" office:value="12786" calcext:value-type="float">
            <text:p>12786</text:p>
          </table:table-cell>
          <table:table-cell table:formula="of:=IF([.C1937]&gt;[.C193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[.A1938]&gt;[.A1937];&quot;increasing&quot;;&quot;decreasing&quot;)" office:value-type="string" office:string-value="increasing" calcext:value-type="string">
            <text:p>increasing</text:p>
          </table:table-cell>
          <table:table-cell table:formula="of:=SUM([.A1938:.A1940])" office:value-type="float" office:value="12823" calcext:value-type="float">
            <text:p>12823</text:p>
          </table:table-cell>
          <table:table-cell table:formula="of:=IF([.C1938]&gt;[.C193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IF([.A1939]&gt;[.A1938];&quot;increasing&quot;;&quot;decreasing&quot;)" office:value-type="string" office:string-value="increasing" calcext:value-type="string">
            <text:p>increasing</text:p>
          </table:table-cell>
          <table:table-cell table:formula="of:=SUM([.A1939:.A1941])" office:value-type="float" office:value="12833" calcext:value-type="float">
            <text:p>12833</text:p>
          </table:table-cell>
          <table:table-cell table:formula="of:=IF([.C1939]&gt;[.C193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table:formula="of:=IF([.A1940]&gt;[.A1939];&quot;increasing&quot;;&quot;decreasing&quot;)" office:value-type="string" office:string-value="increasing" calcext:value-type="string">
            <text:p>increasing</text:p>
          </table:table-cell>
          <table:table-cell table:formula="of:=SUM([.A1940:.A1942])" office:value-type="float" office:value="12827" calcext:value-type="float">
            <text:p>12827</text:p>
          </table:table-cell>
          <table:table-cell table:formula="of:=IF([.C1940]&gt;[.C1939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IF([.A1941]&gt;[.A1940];&quot;increasing&quot;;&quot;decreasing&quot;)" office:value-type="string" office:string-value="decreasing" calcext:value-type="string">
            <text:p>decreasing</text:p>
          </table:table-cell>
          <table:table-cell table:formula="of:=SUM([.A1941:.A1943])" office:value-type="float" office:value="12810" calcext:value-type="float">
            <text:p>12810</text:p>
          </table:table-cell>
          <table:table-cell table:formula="of:=IF([.C1941]&gt;[.C194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table:formula="of:=IF([.A1942]&gt;[.A1941];&quot;increasing&quot;;&quot;decreasing&quot;)" office:value-type="string" office:string-value="increasing" calcext:value-type="string">
            <text:p>increasing</text:p>
          </table:table-cell>
          <table:table-cell table:formula="of:=SUM([.A1942:.A1944])" office:value-type="float" office:value="12813" calcext:value-type="float">
            <text:p>12813</text:p>
          </table:table-cell>
          <table:table-cell table:formula="of:=IF([.C1942]&gt;[.C194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[.A1943]&gt;[.A1942];&quot;increasing&quot;;&quot;decreasing&quot;)" office:value-type="string" office:string-value="increasing" calcext:value-type="string">
            <text:p>increasing</text:p>
          </table:table-cell>
          <table:table-cell table:formula="of:=SUM([.A1943:.A1945])" office:value-type="float" office:value="12823" calcext:value-type="float">
            <text:p>12823</text:p>
          </table:table-cell>
          <table:table-cell table:formula="of:=IF([.C1943]&gt;[.C194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table:formula="of:=IF([.A1944]&gt;[.A1943];&quot;increasing&quot;;&quot;decreasing&quot;)" office:value-type="string" office:string-value="increasing" calcext:value-type="string">
            <text:p>increasing</text:p>
          </table:table-cell>
          <table:table-cell table:formula="of:=SUM([.A1944:.A1946])" office:value-type="float" office:value="12842" calcext:value-type="float">
            <text:p>12842</text:p>
          </table:table-cell>
          <table:table-cell table:formula="of:=IF([.C1944]&gt;[.C194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table:formula="of:=IF([.A1945]&gt;[.A1944];&quot;increasing&quot;;&quot;decreasing&quot;)" office:value-type="string" office:string-value="increasing" calcext:value-type="string">
            <text:p>increasing</text:p>
          </table:table-cell>
          <table:table-cell table:formula="of:=SUM([.A1945:.A1947])" office:value-type="float" office:value="12861" calcext:value-type="float">
            <text:p>12861</text:p>
          </table:table-cell>
          <table:table-cell table:formula="of:=IF([.C1945]&gt;[.C194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[.A1946]&gt;[.A1945];&quot;increasing&quot;;&quot;decreasing&quot;)" office:value-type="string" office:string-value="increasing" calcext:value-type="string">
            <text:p>increasing</text:p>
          </table:table-cell>
          <table:table-cell table:formula="of:=SUM([.A1946:.A1948])" office:value-type="float" office:value="12874" calcext:value-type="float">
            <text:p>12874</text:p>
          </table:table-cell>
          <table:table-cell table:formula="of:=IF([.C1946]&gt;[.C194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table:formula="of:=IF([.A1947]&gt;[.A1946];&quot;increasing&quot;;&quot;decreasing&quot;)" office:value-type="string" office:string-value="increasing" calcext:value-type="string">
            <text:p>increasing</text:p>
          </table:table-cell>
          <table:table-cell table:formula="of:=SUM([.A1947:.A1949])" office:value-type="float" office:value="12881" calcext:value-type="float">
            <text:p>12881</text:p>
          </table:table-cell>
          <table:table-cell table:formula="of:=IF([.C1947]&gt;[.C194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table:formula="of:=IF([.A1948]&gt;[.A1947];&quot;increasing&quot;;&quot;decreasing&quot;)" office:value-type="string" office:string-value="increasing" calcext:value-type="string">
            <text:p>increasing</text:p>
          </table:table-cell>
          <table:table-cell table:formula="of:=SUM([.A1948:.A1950])" office:value-type="float" office:value="12886" calcext:value-type="float">
            <text:p>12886</text:p>
          </table:table-cell>
          <table:table-cell table:formula="of:=IF([.C1948]&gt;[.C194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table:formula="of:=IF([.A1949]&gt;[.A1948];&quot;increasing&quot;;&quot;decreasing&quot;)" office:value-type="string" office:string-value="increasing" calcext:value-type="string">
            <text:p>increasing</text:p>
          </table:table-cell>
          <table:table-cell table:formula="of:=SUM([.A1949:.A1951])" office:value-type="float" office:value="12905" calcext:value-type="float">
            <text:p>12905</text:p>
          </table:table-cell>
          <table:table-cell table:formula="of:=IF([.C1949]&gt;[.C194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table:formula="of:=IF([.A1950]&gt;[.A1949];&quot;increasing&quot;;&quot;decreasing&quot;)" office:value-type="string" office:string-value="decreasing" calcext:value-type="string">
            <text:p>decreasing</text:p>
          </table:table-cell>
          <table:table-cell table:formula="of:=SUM([.A1950:.A1952])" office:value-type="float" office:value="12933" calcext:value-type="float">
            <text:p>12933</text:p>
          </table:table-cell>
          <table:table-cell table:formula="of:=IF([.C1950]&gt;[.C194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table:formula="of:=IF([.A1951]&gt;[.A1950];&quot;increasing&quot;;&quot;decreasing&quot;)" office:value-type="string" office:string-value="increasing" calcext:value-type="string">
            <text:p>increasing</text:p>
          </table:table-cell>
          <table:table-cell table:formula="of:=SUM([.A1951:.A1953])" office:value-type="float" office:value="12964" calcext:value-type="float">
            <text:p>12964</text:p>
          </table:table-cell>
          <table:table-cell table:formula="of:=IF([.C1951]&gt;[.C195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IF([.A1952]&gt;[.A1951];&quot;increasing&quot;;&quot;decreasing&quot;)" office:value-type="string" office:string-value="increasing" calcext:value-type="string">
            <text:p>increasing</text:p>
          </table:table-cell>
          <table:table-cell table:formula="of:=SUM([.A1952:.A1954])" office:value-type="float" office:value="12978" calcext:value-type="float">
            <text:p>12978</text:p>
          </table:table-cell>
          <table:table-cell table:formula="of:=IF([.C1952]&gt;[.C195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IF([.A1953]&gt;[.A1952];&quot;increasing&quot;;&quot;decreasing&quot;)" office:value-type="string" office:string-value="increasing" calcext:value-type="string">
            <text:p>increasing</text:p>
          </table:table-cell>
          <table:table-cell table:formula="of:=SUM([.A1953:.A1955])" office:value-type="float" office:value="12980" calcext:value-type="float">
            <text:p>12980</text:p>
          </table:table-cell>
          <table:table-cell table:formula="of:=IF([.C1953]&gt;[.C195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IF([.A1954]&gt;[.A1953];&quot;increasing&quot;;&quot;decreasing&quot;)" office:value-type="string" office:string-value="decreasing" calcext:value-type="string">
            <text:p>decreasing</text:p>
          </table:table-cell>
          <table:table-cell table:formula="of:=SUM([.A1954:.A1956])" office:value-type="float" office:value="12983" calcext:value-type="float">
            <text:p>12983</text:p>
          </table:table-cell>
          <table:table-cell table:formula="of:=IF([.C1954]&gt;[.C195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IF([.A1955]&gt;[.A1954];&quot;increasing&quot;;&quot;decreasing&quot;)" office:value-type="string" office:string-value="increasing" calcext:value-type="string">
            <text:p>increasing</text:p>
          </table:table-cell>
          <table:table-cell table:formula="of:=SUM([.A1955:.A1957])" office:value-type="float" office:value="12998" calcext:value-type="float">
            <text:p>12998</text:p>
          </table:table-cell>
          <table:table-cell table:formula="of:=IF([.C1955]&gt;[.C195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table:formula="of:=IF([.A1956]&gt;[.A1955];&quot;increasing&quot;;&quot;decreasing&quot;)" office:value-type="string" office:string-value="increasing" calcext:value-type="string">
            <text:p>increasing</text:p>
          </table:table-cell>
          <table:table-cell table:formula="of:=SUM([.A1956:.A1958])" office:value-type="float" office:value="13007" calcext:value-type="float">
            <text:p>13007</text:p>
          </table:table-cell>
          <table:table-cell table:formula="of:=IF([.C1956]&gt;[.C195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table:formula="of:=IF([.A1957]&gt;[.A1956];&quot;increasing&quot;;&quot;decreasing&quot;)" office:value-type="string" office:string-value="increasing" calcext:value-type="string">
            <text:p>increasing</text:p>
          </table:table-cell>
          <table:table-cell table:formula="of:=SUM([.A1957:.A1959])" office:value-type="float" office:value="13019" calcext:value-type="float">
            <text:p>13019</text:p>
          </table:table-cell>
          <table:table-cell table:formula="of:=IF([.C1957]&gt;[.C195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IF([.A1958]&gt;[.A1957];&quot;increasing&quot;;&quot;decreasing&quot;)" office:value-type="string" office:string-value="decreasing" calcext:value-type="string">
            <text:p>decreasing</text:p>
          </table:table-cell>
          <table:table-cell table:formula="of:=SUM([.A1958:.A1960])" office:value-type="float" office:value="13035" calcext:value-type="float">
            <text:p>13035</text:p>
          </table:table-cell>
          <table:table-cell table:formula="of:=IF([.C1958]&gt;[.C195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table:formula="of:=IF([.A1959]&gt;[.A1958];&quot;increasing&quot;;&quot;decreasing&quot;)" office:value-type="string" office:string-value="increasing" calcext:value-type="string">
            <text:p>increasing</text:p>
          </table:table-cell>
          <table:table-cell table:formula="of:=SUM([.A1959:.A1961])" office:value-type="float" office:value="13065" calcext:value-type="float">
            <text:p>13065</text:p>
          </table:table-cell>
          <table:table-cell table:formula="of:=IF([.C1959]&gt;[.C195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table:formula="of:=IF([.A1960]&gt;[.A1959];&quot;increasing&quot;;&quot;decreasing&quot;)" office:value-type="string" office:string-value="increasing" calcext:value-type="string">
            <text:p>increasing</text:p>
          </table:table-cell>
          <table:table-cell table:formula="of:=SUM([.A1960:.A1962])" office:value-type="float" office:value="13090" calcext:value-type="float">
            <text:p>13090</text:p>
          </table:table-cell>
          <table:table-cell table:formula="of:=IF([.C1960]&gt;[.C195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IF([.A1961]&gt;[.A1960];&quot;increasing&quot;;&quot;decreasing&quot;)" office:value-type="string" office:string-value="increasing" calcext:value-type="string">
            <text:p>increasing</text:p>
          </table:table-cell>
          <table:table-cell table:formula="of:=SUM([.A1961:.A1963])" office:value-type="float" office:value="13107" calcext:value-type="float">
            <text:p>13107</text:p>
          </table:table-cell>
          <table:table-cell table:formula="of:=IF([.C1961]&gt;[.C196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table:formula="of:=IF([.A1962]&gt;[.A1961];&quot;increasing&quot;;&quot;decreasing&quot;)" office:value-type="string" office:string-value="increasing" calcext:value-type="string">
            <text:p>increasing</text:p>
          </table:table-cell>
          <table:table-cell table:formula="of:=SUM([.A1962:.A1964])" office:value-type="float" office:value="13127" calcext:value-type="float">
            <text:p>13127</text:p>
          </table:table-cell>
          <table:table-cell table:formula="of:=IF([.C1962]&gt;[.C196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IF([.A1963]&gt;[.A1962];&quot;increasing&quot;;&quot;decreasing&quot;)" office:value-type="string" office:string-value="increasing" calcext:value-type="string">
            <text:p>increasing</text:p>
          </table:table-cell>
          <table:table-cell table:formula="of:=SUM([.A1963:.A1965])" office:value-type="float" office:value="13149" calcext:value-type="float">
            <text:p>13149</text:p>
          </table:table-cell>
          <table:table-cell table:formula="of:=IF([.C1963]&gt;[.C196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table:formula="of:=IF([.A1964]&gt;[.A1963];&quot;increasing&quot;;&quot;decreasing&quot;)" office:value-type="string" office:string-value="increasing" calcext:value-type="string">
            <text:p>increasing</text:p>
          </table:table-cell>
          <table:table-cell table:formula="of:=SUM([.A1964:.A1966])" office:value-type="float" office:value="13173" calcext:value-type="float">
            <text:p>13173</text:p>
          </table:table-cell>
          <table:table-cell table:formula="of:=IF([.C1964]&gt;[.C196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IF([.A1965]&gt;[.A1964];&quot;increasing&quot;;&quot;decreasing&quot;)" office:value-type="string" office:string-value="increasing" calcext:value-type="string">
            <text:p>increasing</text:p>
          </table:table-cell>
          <table:table-cell table:formula="of:=SUM([.A1965:.A1967])" office:value-type="float" office:value="13184" calcext:value-type="float">
            <text:p>13184</text:p>
          </table:table-cell>
          <table:table-cell table:formula="of:=IF([.C1965]&gt;[.C196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table:formula="of:=IF([.A1966]&gt;[.A1965];&quot;increasing&quot;;&quot;decreasing&quot;)" office:value-type="string" office:string-value="increasing" calcext:value-type="string">
            <text:p>increasing</text:p>
          </table:table-cell>
          <table:table-cell table:formula="of:=SUM([.A1966:.A1968])" office:value-type="float" office:value="13203" calcext:value-type="float">
            <text:p>13203</text:p>
          </table:table-cell>
          <table:table-cell table:formula="of:=IF([.C1966]&gt;[.C196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IF([.A1967]&gt;[.A1966];&quot;increasing&quot;;&quot;decreasing&quot;)" office:value-type="string" office:string-value="decreasing" calcext:value-type="string">
            <text:p>decreasing</text:p>
          </table:table-cell>
          <table:table-cell table:formula="of:=SUM([.A1967:.A1969])" office:value-type="float" office:value="13228" calcext:value-type="float">
            <text:p>13228</text:p>
          </table:table-cell>
          <table:table-cell table:formula="of:=IF([.C1967]&gt;[.C196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table:formula="of:=IF([.A1968]&gt;[.A1967];&quot;increasing&quot;;&quot;decreasing&quot;)" office:value-type="string" office:string-value="increasing" calcext:value-type="string">
            <text:p>increasing</text:p>
          </table:table-cell>
          <table:table-cell table:formula="of:=SUM([.A1968:.A1970])" office:value-type="float" office:value="13278" calcext:value-type="float">
            <text:p>13278</text:p>
          </table:table-cell>
          <table:table-cell table:formula="of:=IF([.C1968]&gt;[.C196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IF([.A1969]&gt;[.A1968];&quot;increasing&quot;;&quot;decreasing&quot;)" office:value-type="string" office:string-value="increasing" calcext:value-type="string">
            <text:p>increasing</text:p>
          </table:table-cell>
          <table:table-cell table:formula="of:=SUM([.A1969:.A1971])" office:value-type="float" office:value="13313" calcext:value-type="float">
            <text:p>13313</text:p>
          </table:table-cell>
          <table:table-cell table:formula="of:=IF([.C1969]&gt;[.C196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table:formula="of:=IF([.A1970]&gt;[.A1969];&quot;increasing&quot;;&quot;decreasing&quot;)" office:value-type="string" office:string-value="increasing" calcext:value-type="string">
            <text:p>increasing</text:p>
          </table:table-cell>
          <table:table-cell table:formula="of:=SUM([.A1970:.A1972])" office:value-type="float" office:value="13338" calcext:value-type="float">
            <text:p>13338</text:p>
          </table:table-cell>
          <table:table-cell table:formula="of:=IF([.C1970]&gt;[.C196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table:formula="of:=IF([.A1971]&gt;[.A1970];&quot;increasing&quot;;&quot;decreasing&quot;)" office:value-type="string" office:string-value="decreasing" calcext:value-type="string">
            <text:p>decreasing</text:p>
          </table:table-cell>
          <table:table-cell table:formula="of:=SUM([.A1971:.A1973])" office:value-type="float" office:value="13338" calcext:value-type="float">
            <text:p>13338</text:p>
          </table:table-cell>
          <table:table-cell table:formula="of:=IF([.C1971]&gt;[.C1970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972]&gt;[.A1971];&quot;increasing&quot;;&quot;decreasing&quot;)" office:value-type="string" office:string-value="increasing" calcext:value-type="string">
            <text:p>increasing</text:p>
          </table:table-cell>
          <table:table-cell table:formula="of:=SUM([.A1972:.A1974])" office:value-type="float" office:value="13343" calcext:value-type="float">
            <text:p>13343</text:p>
          </table:table-cell>
          <table:table-cell table:formula="of:=IF([.C1972]&gt;[.C197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table:formula="of:=IF([.A1973]&gt;[.A1972];&quot;increasing&quot;;&quot;decreasing&quot;)" office:value-type="string" office:string-value="decreasing" calcext:value-type="string">
            <text:p>decreasing</text:p>
          </table:table-cell>
          <table:table-cell table:formula="of:=SUM([.A1973:.A1975])" office:value-type="float" office:value="13342" calcext:value-type="float">
            <text:p>13342</text:p>
          </table:table-cell>
          <table:table-cell table:formula="of:=IF([.C1973]&gt;[.C1972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974]&gt;[.A1973];&quot;increasing&quot;;&quot;decreasing&quot;)" office:value-type="string" office:string-value="increasing" calcext:value-type="string">
            <text:p>increasing</text:p>
          </table:table-cell>
          <table:table-cell table:formula="of:=SUM([.A1974:.A1976])" office:value-type="float" office:value="13343" calcext:value-type="float">
            <text:p>13343</text:p>
          </table:table-cell>
          <table:table-cell table:formula="of:=IF([.C1974]&gt;[.C197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table:formula="of:=IF([.A1975]&gt;[.A1974];&quot;increasing&quot;;&quot;decreasing&quot;)" office:value-type="string" office:string-value="decreasing" calcext:value-type="string">
            <text:p>decreasing</text:p>
          </table:table-cell>
          <table:table-cell table:formula="of:=SUM([.A1975:.A1977])" office:value-type="float" office:value="13353" calcext:value-type="float">
            <text:p>13353</text:p>
          </table:table-cell>
          <table:table-cell table:formula="of:=IF([.C1975]&gt;[.C197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976]&gt;[.A1975];&quot;increasing&quot;;&quot;decreasing&quot;)" office:value-type="string" office:string-value="increasing" calcext:value-type="string">
            <text:p>increasing</text:p>
          </table:table-cell>
          <table:table-cell table:formula="of:=SUM([.A1976:.A1978])" office:value-type="float" office:value="13370" calcext:value-type="float">
            <text:p>13370</text:p>
          </table:table-cell>
          <table:table-cell table:formula="of:=IF([.C1976]&gt;[.C197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1977]&gt;[.A1976];&quot;increasing&quot;;&quot;decreasing&quot;)" office:value-type="string" office:string-value="increasing" calcext:value-type="string">
            <text:p>increasing</text:p>
          </table:table-cell>
          <table:table-cell table:formula="of:=SUM([.A1977:.A1979])" office:value-type="float" office:value="13385" calcext:value-type="float">
            <text:p>13385</text:p>
          </table:table-cell>
          <table:table-cell table:formula="of:=IF([.C1977]&gt;[.C197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table:formula="of:=IF([.A1978]&gt;[.A1977];&quot;increasing&quot;;&quot;decreasing&quot;)" office:value-type="string" office:string-value="increasing" calcext:value-type="string">
            <text:p>increasing</text:p>
          </table:table-cell>
          <table:table-cell table:formula="of:=SUM([.A1978:.A1980])" office:value-type="float" office:value="13396" calcext:value-type="float">
            <text:p>13396</text:p>
          </table:table-cell>
          <table:table-cell table:formula="of:=IF([.C1978]&gt;[.C197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table:formula="of:=IF([.A1979]&gt;[.A1978];&quot;increasing&quot;;&quot;decreasing&quot;)" office:value-type="string" office:string-value="decreasing" calcext:value-type="string">
            <text:p>decreasing</text:p>
          </table:table-cell>
          <table:table-cell table:formula="of:=SUM([.A1979:.A1981])" office:value-type="float" office:value="13400" calcext:value-type="float">
            <text:p>13400</text:p>
          </table:table-cell>
          <table:table-cell table:formula="of:=IF([.C1979]&gt;[.C197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1980]&gt;[.A1979];&quot;increasing&quot;;&quot;decreasing&quot;)" office:value-type="string" office:string-value="increasing" calcext:value-type="string">
            <text:p>increasing</text:p>
          </table:table-cell>
          <table:table-cell table:formula="of:=SUM([.A1980:.A1982])" office:value-type="float" office:value="13408" calcext:value-type="float">
            <text:p>13408</text:p>
          </table:table-cell>
          <table:table-cell table:formula="of:=IF([.C1980]&gt;[.C197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formula="of:=IF([.A1981]&gt;[.A1980];&quot;increasing&quot;;&quot;decreasing&quot;)" office:value-type="string" office:string-value="decreasing" calcext:value-type="string">
            <text:p>decreasing</text:p>
          </table:table-cell>
          <table:table-cell table:formula="of:=SUM([.A1981:.A1983])" office:value-type="float" office:value="13411" calcext:value-type="float">
            <text:p>13411</text:p>
          </table:table-cell>
          <table:table-cell table:formula="of:=IF([.C1981]&gt;[.C198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table:formula="of:=IF([.A1982]&gt;[.A1981];&quot;increasing&quot;;&quot;decreasing&quot;)" office:value-type="string" office:string-value="increasing" calcext:value-type="string">
            <text:p>increasing</text:p>
          </table:table-cell>
          <table:table-cell table:formula="of:=SUM([.A1982:.A1984])" office:value-type="float" office:value="13416" calcext:value-type="float">
            <text:p>13416</text:p>
          </table:table-cell>
          <table:table-cell table:formula="of:=IF([.C1982]&gt;[.C198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table:formula="of:=IF([.A1983]&gt;[.A1982];&quot;increasing&quot;;&quot;decreasing&quot;)" office:value-type="string" office:string-value="increasing" calcext:value-type="string">
            <text:p>increasing</text:p>
          </table:table-cell>
          <table:table-cell table:formula="of:=SUM([.A1983:.A1985])" office:value-type="float" office:value="13422" calcext:value-type="float">
            <text:p>13422</text:p>
          </table:table-cell>
          <table:table-cell table:formula="of:=IF([.C1983]&gt;[.C198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IF([.A1984]&gt;[.A1983];&quot;increasing&quot;;&quot;decreasing&quot;)" office:value-type="string" office:string-value="increasing" calcext:value-type="string">
            <text:p>increasing</text:p>
          </table:table-cell>
          <table:table-cell table:formula="of:=SUM([.A1984:.A1986])" office:value-type="float" office:value="13399" calcext:value-type="float">
            <text:p>13399</text:p>
          </table:table-cell>
          <table:table-cell table:formula="of:=IF([.C1984]&gt;[.C1983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table:formula="of:=IF([.A1985]&gt;[.A1984];&quot;increasing&quot;;&quot;decreasing&quot;)" office:value-type="string" office:string-value="increasing" calcext:value-type="string">
            <text:p>increasing</text:p>
          </table:table-cell>
          <table:table-cell table:formula="of:=SUM([.A1985:.A1987])" office:value-type="float" office:value="13371" calcext:value-type="float">
            <text:p>13371</text:p>
          </table:table-cell>
          <table:table-cell table:formula="of:=IF([.C1985]&gt;[.C1984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IF([.A1986]&gt;[.A1985];&quot;increasing&quot;;&quot;decreasing&quot;)" office:value-type="string" office:string-value="decreasing" calcext:value-type="string">
            <text:p>decreasing</text:p>
          </table:table-cell>
          <table:table-cell table:formula="of:=SUM([.A1986:.A1988])" office:value-type="float" office:value="13330" calcext:value-type="float">
            <text:p>13330</text:p>
          </table:table-cell>
          <table:table-cell table:formula="of:=IF([.C1986]&gt;[.C1985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table:formula="of:=IF([.A1987]&gt;[.A1986];&quot;increasing&quot;;&quot;decreasing&quot;)" office:value-type="string" office:string-value="decreasing" calcext:value-type="string">
            <text:p>decreasing</text:p>
          </table:table-cell>
          <table:table-cell table:formula="of:=SUM([.A1987:.A1989])" office:value-type="float" office:value="13318" calcext:value-type="float">
            <text:p>13318</text:p>
          </table:table-cell>
          <table:table-cell table:formula="of:=IF([.C1987]&gt;[.C1986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table:formula="of:=IF([.A1988]&gt;[.A1987];&quot;increasing&quot;;&quot;decreasing&quot;)" office:value-type="string" office:string-value="decreasing" calcext:value-type="string">
            <text:p>decreasing</text:p>
          </table:table-cell>
          <table:table-cell table:formula="of:=SUM([.A1988:.A1990])" office:value-type="float" office:value="13315" calcext:value-type="float">
            <text:p>13315</text:p>
          </table:table-cell>
          <table:table-cell table:formula="of:=IF([.C1988]&gt;[.C1987];&quot;increasing&quot;;&quot;decreasing&quot;)" office:value-type="string" office:string-value="decreasing" calcext:value-type="string">
            <text:p>decreasing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table:formula="of:=IF([.A1989]&gt;[.A1988];&quot;increasing&quot;;&quot;decreasing&quot;)" office:value-type="string" office:string-value="increasing" calcext:value-type="string">
            <text:p>increasing</text:p>
          </table:table-cell>
          <table:table-cell table:formula="of:=SUM([.A1989:.A1991])" office:value-type="float" office:value="13325" calcext:value-type="float">
            <text:p>13325</text:p>
          </table:table-cell>
          <table:table-cell table:formula="of:=IF([.C1989]&gt;[.C1988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IF([.A1990]&gt;[.A1989];&quot;increasing&quot;;&quot;decreasing&quot;)" office:value-type="string" office:string-value="increasing" calcext:value-type="string">
            <text:p>increasing</text:p>
          </table:table-cell>
          <table:table-cell table:formula="of:=SUM([.A1990:.A1992])" office:value-type="float" office:value="13338" calcext:value-type="float">
            <text:p>13338</text:p>
          </table:table-cell>
          <table:table-cell table:formula="of:=IF([.C1990]&gt;[.C1989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IF([.A1991]&gt;[.A1990];&quot;increasing&quot;;&quot;decreasing&quot;)" office:value-type="string" office:string-value="increasing" calcext:value-type="string">
            <text:p>increasing</text:p>
          </table:table-cell>
          <table:table-cell table:formula="of:=SUM([.A1991:.A1993])" office:value-type="float" office:value="13349" calcext:value-type="float">
            <text:p>13349</text:p>
          </table:table-cell>
          <table:table-cell table:formula="of:=IF([.C1991]&gt;[.C1990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992]&gt;[.A1991];&quot;increasing&quot;;&quot;decreasing&quot;)" office:value-type="string" office:string-value="increasing" calcext:value-type="string">
            <text:p>increasing</text:p>
          </table:table-cell>
          <table:table-cell table:formula="of:=SUM([.A1992:.A1994])" office:value-type="float" office:value="13355" calcext:value-type="float">
            <text:p>13355</text:p>
          </table:table-cell>
          <table:table-cell table:formula="of:=IF([.C1992]&gt;[.C1991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IF([.A1993]&gt;[.A1992];&quot;increasing&quot;;&quot;decreasing&quot;)" office:value-type="string" office:string-value="increasing" calcext:value-type="string">
            <text:p>increasing</text:p>
          </table:table-cell>
          <table:table-cell table:formula="of:=SUM([.A1993:.A1995])" office:value-type="float" office:value="13361" calcext:value-type="float">
            <text:p>13361</text:p>
          </table:table-cell>
          <table:table-cell table:formula="of:=IF([.C1993]&gt;[.C1992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IF([.A1994]&gt;[.A1993];&quot;increasing&quot;;&quot;decreasing&quot;)" office:value-type="string" office:string-value="decreasing" calcext:value-type="string">
            <text:p>decreasing</text:p>
          </table:table-cell>
          <table:table-cell table:formula="of:=SUM([.A1994:.A1996])" office:value-type="float" office:value="13370" calcext:value-type="float">
            <text:p>13370</text:p>
          </table:table-cell>
          <table:table-cell table:formula="of:=IF([.C1994]&gt;[.C1993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IF([.A1995]&gt;[.A1994];&quot;increasing&quot;;&quot;decreasing&quot;)" office:value-type="string" office:string-value="increasing" calcext:value-type="string">
            <text:p>increasing</text:p>
          </table:table-cell>
          <table:table-cell table:formula="of:=SUM([.A1995:.A1997])" office:value-type="float" office:value="13378" calcext:value-type="float">
            <text:p>13378</text:p>
          </table:table-cell>
          <table:table-cell table:formula="of:=IF([.C1995]&gt;[.C1994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table:formula="of:=IF([.A1996]&gt;[.A1995];&quot;increasing&quot;;&quot;decreasing&quot;)" office:value-type="string" office:string-value="increasing" calcext:value-type="string">
            <text:p>increasing</text:p>
          </table:table-cell>
          <table:table-cell table:formula="of:=SUM([.A1996:.A1998])" office:value-type="float" office:value="13387" calcext:value-type="float">
            <text:p>13387</text:p>
          </table:table-cell>
          <table:table-cell table:formula="of:=IF([.C1996]&gt;[.C1995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1997]&gt;[.A1996];&quot;increasing&quot;;&quot;decreasing&quot;)" office:value-type="string" office:string-value="decreasing" calcext:value-type="string">
            <text:p>decreasing</text:p>
          </table:table-cell>
          <table:table-cell table:formula="of:=SUM([.A1997:.A1999])" office:value-type="float" office:value="13398" calcext:value-type="float">
            <text:p>13398</text:p>
          </table:table-cell>
          <table:table-cell table:formula="of:=IF([.C1997]&gt;[.C1996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table:formula="of:=IF([.A1998]&gt;[.A1997];&quot;increasing&quot;;&quot;decreasing&quot;)" office:value-type="string" office:string-value="increasing" calcext:value-type="string">
            <text:p>increasing</text:p>
          </table:table-cell>
          <table:table-cell table:formula="of:=SUM([.A1998:.A2000])" office:value-type="float" office:value="13412" calcext:value-type="float">
            <text:p>13412</text:p>
          </table:table-cell>
          <table:table-cell table:formula="of:=IF([.C1998]&gt;[.C1997];&quot;increasing&quot;;&quot;decreasing&quot;)" office:value-type="string" office:string-value="increasing" calcext:value-type="string">
            <text:p>increasing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IF([.A1999]&gt;[.A1998];&quot;increasing&quot;;&quot;decreasing&quot;)" office:value-type="string" office:string-value="increasing" calcext:value-type="string">
            <text:p>increasing</text:p>
          </table:table-cell>
          <table:table-cell table:number-columns-repeated="2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2000]&gt;[.A1999];&quot;increasing&quot;;&quot;decreasing&quot;)" office:value-type="string" office:string-value="increasing" calcext:value-type="string">
            <text:p>increasing</text:p>
          </table:table-cell>
          <table:table-cell table:number-columns-repeated="2"/>
        </table:table-row>
      </table:table>
      <table:table table:name="Pivot Table_day1_input_2" table:style-name="ta1"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Column D</text:p>
          </table:table-cell>
          <table:table-cell office:value-type="string" calcext:value-type="string">
            <text:p>Count - Column D</text:p>
          </table:table-cell>
        </table:table-row>
        <table:table-row table:style-name="ro1">
          <table:table-cell table:style-name="ce2" office:value-type="string" calcext:value-type="string">
            <text:p>decreasing</text:p>
          </table:table-cell>
          <table:table-cell table:style-name="ce6"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increasing</text:p>
          </table:table-cell>
          <table:table-cell table:style-name="ce7"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997" calcext:value-type="float">
            <text:p>1997</text:p>
          </table:table-cell>
        </table:table-row>
      </table:table>
      <table:table table:name="Pivot Table_day1_input_1" table:style-name="ta1">
        <table:table-column table:style-name="co2" table:default-cell-style-name="ce1"/>
        <table:table-column table:style-name="co2" table:default-cell-style-name="ce5"/>
        <table:table-row table:style-name="ro1">
          <table:table-cell office:value-type="string" calcext:value-type="string">
            <text:p>Column B</text:p>
          </table:table-cell>
          <table:table-cell office:value-type="string" calcext:value-type="string">
            <text:p>Count - Column B</text:p>
          </table:table-cell>
        </table:table-row>
        <table:table-row table:style-name="ro1">
          <table:table-cell table:style-name="ce2" office:value-type="string" calcext:value-type="string">
            <text:p>decreasing</text:p>
          </table:table-cell>
          <table:table-cell table:style-name="ce6" office:value-type="float" office:value="711" calcext:value-type="float">
            <text:p>711</text:p>
          </table:table-cell>
        </table:table-row>
        <table:table-row table:style-name="ro1">
          <table:table-cell table:style-name="ce3" office:value-type="string" calcext:value-type="string">
            <text:p>increasing</text:p>
          </table:table-cell>
          <table:table-cell table:style-name="ce10" office:value-type="float" office:value="1288" calcext:value-type="float">
            <text:p>1288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999" calcext:value-type="float">
            <text:p>1999</text:p>
          </table:table-cell>
        </table:table-row>
      </table:table>
      <table:named-expressions/>
      <table:data-pilot-tables>
        <table:data-pilot-table table:name="DataPilot1" table:application-data="" table:target-range-address="'Pivot Table_day1_input_1'.A1:'Pivot Table_day1_input_1'.B4" table:buttons="'Pivot Table_day1_input_1'.A1" table:show-filter-button="false" table:drill-down-on-double-click="false">
          <table:source-cell-range table:cell-range-address="day1_input.B1:day1_input.B2000"/>
          <table:data-pilot-field table:source-field-name="Column B" table:orientation="row" table:used-hierarchy="0" table:function="auto">
            <table:data-pilot-level table:show-empty="false" calcext:repeat-item-labels="false">
              <table:data-pilot-members>
                <table:data-pilot-member table:name="decreasing" table:display="true" table:show-details="true"/>
                <table:data-pilot-member table:name="increas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B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day1_input_2'.A1:'Pivot Table_day1_input_2'.B5" table:buttons="'Pivot Table_day1_input_2'.A1" table:show-filter-button="false" table:drill-down-on-double-click="false">
          <table:source-cell-range table:cell-range-address="day1_input.D1:day1_input.D2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D" table:orientation="row" table:used-hierarchy="0" table:function="auto">
            <table:data-pilot-level table:show-empty="false" calcext:repeat-item-labels="false">
              <table:data-pilot-members>
                <table:data-pilot-member table:name="decreasing" table:display="true" table:show-details="true"/>
                <table:data-pilot-member table:name="increasin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D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07:17:49.620976049</dc:date>
    <meta:editing-duration>PT8M22S</meta:editing-duration>
    <meta:editing-cycles>1</meta:editing-cycles>
    <meta:document-statistic meta:table-count="3" meta:cell-count="8011" meta:object-count="0"/>
    <meta:generator>LibreOffice/6.4.7.2$Linux_X86_64 LibreOffice_project/40$Build-2</meta:generator>
  </office:meta>
</office:document-meta>
</file>